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18mm" svg:height="90.86mm" svg:x="166.24mm" svg:y="2745.67mm">
            <loext:p draw:notify-on-update-of-ranges="Sheet1.A1:Sheet1.A629 Sheet1.B1:Sheet1.B629 Sheet1.C1:Sheet1.C629 Sheet1.D1:Sheet1.D629 Sheet1.E1:Sheet1.E6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mm" svg:height="89.8mm" svg:x="154.68mm" svg:y="2870.27mm">
            <loext:p draw:notify-on-update-of-ranges="Sheet1.A636:Sheet1.A1264 Sheet1.B636:Sheet1.B1264 Sheet1.C636:Sheet1.C1264 Sheet1.D636:Sheet1.D1264 Sheet1.E636:Sheet1.E12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99" calcext:value-type="float">
            <text:p>499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1283" calcext:value-type="float">
            <text:p>1283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float" office:value="2161" calcext:value-type="float">
            <text:p>2161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23" calcext:value-type="float">
            <text:p>323</text:p>
          </table:table-cell>
          <table:table-cell office:value-type="float" office:value="190" calcext:value-type="float">
            <text:p>190</text:p>
          </table:table-cell>
          <table:table-cell office:value-type="float" office:value="3071" calcext:value-type="float">
            <text:p>3071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21" calcext:value-type="float">
            <text:p>421</text:p>
          </table:table-cell>
          <table:table-cell office:value-type="float" office:value="238" calcext:value-type="float">
            <text:p>238</text:p>
          </table:table-cell>
          <table:table-cell office:value-type="float" office:value="4061" calcext:value-type="float">
            <text:p>4061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30" calcext:value-type="float">
            <text:p>530</text:p>
          </table:table-cell>
          <table:table-cell office:value-type="float" office:value="307" calcext:value-type="float">
            <text:p>307</text:p>
          </table:table-cell>
          <table:table-cell office:value-type="float" office:value="5100" calcext:value-type="float">
            <text:p>5100</text:p>
          </table:table-cell>
          <table:table-cell office:value-type="float" office:value="2792" calcext:value-type="float">
            <text:p>279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office:value-type="float" office:value="342" calcext:value-type="float">
            <text:p>342</text:p>
          </table:table-cell>
          <table:table-cell office:value-type="float" office:value="6102" calcext:value-type="float">
            <text:p>6102</text:p>
          </table:table-cell>
          <table:table-cell office:value-type="float" office:value="3376" calcext:value-type="float">
            <text:p>337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708" calcext:value-type="float">
            <text:p>708</text:p>
          </table:table-cell>
          <table:table-cell office:value-type="float" office:value="391" calcext:value-type="float">
            <text:p>391</text:p>
          </table:table-cell>
          <table:table-cell office:value-type="float" office:value="7201" calcext:value-type="float">
            <text:p>7201</text:p>
          </table:table-cell>
          <table:table-cell office:value-type="float" office:value="3953" calcext:value-type="float">
            <text:p>395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802" calcext:value-type="float">
            <text:p>802</text:p>
          </table:table-cell>
          <table:table-cell office:value-type="float" office:value="443" calcext:value-type="float">
            <text:p>443</text:p>
          </table:table-cell>
          <table:table-cell office:value-type="float" office:value="8423" calcext:value-type="float">
            <text:p>8423</text:p>
          </table:table-cell>
          <table:table-cell office:value-type="float" office:value="4600" calcext:value-type="float">
            <text:p>460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34" calcext:value-type="float">
            <text:p>934</text:p>
          </table:table-cell>
          <table:table-cell office:value-type="float" office:value="522" calcext:value-type="float">
            <text:p>522</text:p>
          </table:table-cell>
          <table:table-cell office:value-type="float" office:value="9621" calcext:value-type="float">
            <text:p>9621</text:p>
          </table:table-cell>
          <table:table-cell office:value-type="float" office:value="5274" calcext:value-type="float">
            <text:p>5274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074" calcext:value-type="float">
            <text:p>1074</text:p>
          </table:table-cell>
          <table:table-cell office:value-type="float" office:value="567" calcext:value-type="float">
            <text:p>567</text:p>
          </table:table-cell>
          <table:table-cell office:value-type="float" office:value="10829" calcext:value-type="float">
            <text:p>10829</text:p>
          </table:table-cell>
          <table:table-cell office:value-type="float" office:value="6002" calcext:value-type="float">
            <text:p>60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619" calcext:value-type="float">
            <text:p>619</text:p>
          </table:table-cell>
          <table:table-cell office:value-type="float" office:value="11775" calcext:value-type="float">
            <text:p>11775</text:p>
          </table:table-cell>
          <table:table-cell office:value-type="float" office:value="6417" calcext:value-type="float">
            <text:p>6417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694" calcext:value-type="float">
            <text:p>694</text:p>
          </table:table-cell>
          <table:table-cell office:value-type="float" office:value="12953" calcext:value-type="float">
            <text:p>12953</text:p>
          </table:table-cell>
          <table:table-cell office:value-type="float" office:value="7021" calcext:value-type="float">
            <text:p>7021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462" calcext:value-type="float">
            <text:p>1462</text:p>
          </table:table-cell>
          <table:table-cell office:value-type="float" office:value="805" calcext:value-type="float">
            <text:p>805</text:p>
          </table:table-cell>
          <table:table-cell office:value-type="float" office:value="13994" calcext:value-type="float">
            <text:p>13994</text:p>
          </table:table-cell>
          <table:table-cell office:value-type="float" office:value="7535" calcext:value-type="float">
            <text:p>753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491" calcext:value-type="float">
            <text:p>1491</text:p>
          </table:table-cell>
          <table:table-cell office:value-type="float" office:value="781" calcext:value-type="float">
            <text:p>781</text:p>
          </table:table-cell>
          <table:table-cell office:value-type="float" office:value="15301" calcext:value-type="float">
            <text:p>15301</text:p>
          </table:table-cell>
          <table:table-cell office:value-type="float" office:value="8247" calcext:value-type="float">
            <text:p>8247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661" calcext:value-type="float">
            <text:p>1661</text:p>
          </table:table-cell>
          <table:table-cell office:value-type="float" office:value="915" calcext:value-type="float">
            <text:p>915</text:p>
          </table:table-cell>
          <table:table-cell office:value-type="float" office:value="16690" calcext:value-type="float">
            <text:p>16690</text:p>
          </table:table-cell>
          <table:table-cell office:value-type="float" office:value="8946" calcext:value-type="float">
            <text:p>8946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1746" calcext:value-type="float">
            <text:p>1746</text:p>
          </table:table-cell>
          <table:table-cell office:value-type="float" office:value="943" calcext:value-type="float">
            <text:p>943</text:p>
          </table:table-cell>
          <table:table-cell office:value-type="float" office:value="17792" calcext:value-type="float">
            <text:p>17792</text:p>
          </table:table-cell>
          <table:table-cell office:value-type="float" office:value="9572" calcext:value-type="float">
            <text:p>9572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894" calcext:value-type="float">
            <text:p>1894</text:p>
          </table:table-cell>
          <table:table-cell office:value-type="float" office:value="1057" calcext:value-type="float">
            <text:p>1057</text:p>
          </table:table-cell>
          <table:table-cell office:value-type="float" office:value="19083" calcext:value-type="float">
            <text:p>19083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987" calcext:value-type="float">
            <text:p>1987</text:p>
          </table:table-cell>
          <table:table-cell office:value-type="float" office:value="1029" calcext:value-type="float">
            <text:p>1029</text:p>
          </table:table-cell>
          <table:table-cell office:value-type="float" office:value="20642" calcext:value-type="float">
            <text:p>20642</text:p>
          </table:table-cell>
          <table:table-cell office:value-type="float" office:value="11073" calcext:value-type="float">
            <text:p>11073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162" calcext:value-type="float">
            <text:p>2162</text:p>
          </table:table-cell>
          <table:table-cell office:value-type="float" office:value="1175" calcext:value-type="float">
            <text:p>1175</text:p>
          </table:table-cell>
          <table:table-cell office:value-type="float" office:value="21388" calcext:value-type="float">
            <text:p>21388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2311" calcext:value-type="float">
            <text:p>2311</text:p>
          </table:table-cell>
          <table:table-cell office:value-type="float" office:value="1285" calcext:value-type="float">
            <text:p>1285</text:p>
          </table:table-cell>
          <table:table-cell office:value-type="float" office:value="23056" calcext:value-type="float">
            <text:p>23056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2421" calcext:value-type="float">
            <text:p>2421</text:p>
          </table:table-cell>
          <table:table-cell office:value-type="float" office:value="1308" calcext:value-type="float">
            <text:p>1308</text:p>
          </table:table-cell>
          <table:table-cell office:value-type="float" office:value="24374" calcext:value-type="float">
            <text:p>24374</text:p>
          </table:table-cell>
          <table:table-cell office:value-type="float" office:value="13051" calcext:value-type="float">
            <text:p>13051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2522" calcext:value-type="float">
            <text:p>2522</text:p>
          </table:table-cell>
          <table:table-cell office:value-type="float" office:value="1368" calcext:value-type="float">
            <text:p>1368</text:p>
          </table:table-cell>
          <table:table-cell office:value-type="float" office:value="25160" calcext:value-type="float">
            <text:p>25160</text:p>
          </table:table-cell>
          <table:table-cell office:value-type="float" office:value="13393" calcext:value-type="float">
            <text:p>13393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2647" calcext:value-type="float">
            <text:p>2647</text:p>
          </table:table-cell>
          <table:table-cell office:value-type="float" office:value="1394" calcext:value-type="float">
            <text:p>1394</text:p>
          </table:table-cell>
          <table:table-cell office:value-type="float" office:value="27245" calcext:value-type="float">
            <text:p>27245</text:p>
          </table:table-cell>
          <table:table-cell office:value-type="float" office:value="14629" calcext:value-type="float">
            <text:p>14629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866" calcext:value-type="float">
            <text:p>2866</text:p>
          </table:table-cell>
          <table:table-cell office:value-type="float" office:value="1600" calcext:value-type="float">
            <text:p>1600</text:p>
          </table:table-cell>
          <table:table-cell office:value-type="float" office:value="28448" calcext:value-type="float">
            <text:p>28448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2936" calcext:value-type="float">
            <text:p>2936</text:p>
          </table:table-cell>
          <table:table-cell office:value-type="float" office:value="1562" calcext:value-type="float">
            <text:p>1562</text:p>
          </table:table-cell>
          <table:table-cell office:value-type="float" office:value="29544" calcext:value-type="float">
            <text:p>29544</text:p>
          </table:table-cell>
          <table:table-cell office:value-type="float" office:value="15859" calcext:value-type="float">
            <text:p>15859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3074" calcext:value-type="float">
            <text:p>3074</text:p>
          </table:table-cell>
          <table:table-cell office:value-type="float" office:value="1643" calcext:value-type="float">
            <text:p>1643</text:p>
          </table:table-cell>
          <table:table-cell office:value-type="float" office:value="30915" calcext:value-type="float">
            <text:p>30915</text:p>
          </table:table-cell>
          <table:table-cell office:value-type="float" office:value="16564" calcext:value-type="float">
            <text:p>16564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3226" calcext:value-type="float">
            <text:p>3226</text:p>
          </table:table-cell>
          <table:table-cell office:value-type="float" office:value="1757" calcext:value-type="float">
            <text:p>1757</text:p>
          </table:table-cell>
          <table:table-cell office:value-type="float" office:value="32236" calcext:value-type="float">
            <text:p>32236</text:p>
          </table:table-cell>
          <table:table-cell office:value-type="float" office:value="17544" calcext:value-type="float">
            <text:p>17544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3436" calcext:value-type="float">
            <text:p>3436</text:p>
          </table:table-cell>
          <table:table-cell office:value-type="float" office:value="1824" calcext:value-type="float">
            <text:p>1824</text:p>
          </table:table-cell>
          <table:table-cell office:value-type="float" office:value="33856" calcext:value-type="float">
            <text:p>33856</text:p>
          </table:table-cell>
          <table:table-cell office:value-type="float" office:value="18270" calcext:value-type="float">
            <text:p>1827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3570" calcext:value-type="float">
            <text:p>3570</text:p>
          </table:table-cell>
          <table:table-cell office:value-type="float" office:value="1978" calcext:value-type="float">
            <text:p>1978</text:p>
          </table:table-cell>
          <table:table-cell office:value-type="float" office:value="35327" calcext:value-type="float">
            <text:p>35327</text:p>
          </table:table-cell>
          <table:table-cell office:value-type="float" office:value="19035" calcext:value-type="float">
            <text:p>19035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3641" calcext:value-type="float">
            <text:p>3641</text:p>
          </table:table-cell>
          <table:table-cell office:value-type="float" office:value="1940" calcext:value-type="float">
            <text:p>1940</text:p>
          </table:table-cell>
          <table:table-cell office:value-type="float" office:value="36517" calcext:value-type="float">
            <text:p>36517</text:p>
          </table:table-cell>
          <table:table-cell office:value-type="float" office:value="19581" calcext:value-type="float">
            <text:p>19581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3720" calcext:value-type="float">
            <text:p>3720</text:p>
          </table:table-cell>
          <table:table-cell office:value-type="float" office:value="1958" calcext:value-type="float">
            <text:p>1958</text:p>
          </table:table-cell>
          <table:table-cell office:value-type="float" office:value="37843" calcext:value-type="float">
            <text:p>37843</text:p>
          </table:table-cell>
          <table:table-cell office:value-type="float" office:value="20094" calcext:value-type="float">
            <text:p>20094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3861" calcext:value-type="float">
            <text:p>3861</text:p>
          </table:table-cell>
          <table:table-cell office:value-type="float" office:value="2126" calcext:value-type="float">
            <text:p>2126</text:p>
          </table:table-cell>
          <table:table-cell office:value-type="float" office:value="39035" calcext:value-type="float">
            <text:p>39035</text:p>
          </table:table-cell>
          <table:table-cell office:value-type="float" office:value="21061" calcext:value-type="float">
            <text:p>21061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4063" calcext:value-type="float">
            <text:p>4063</text:p>
          </table:table-cell>
          <table:table-cell office:value-type="float" office:value="2093" calcext:value-type="float">
            <text:p>2093</text:p>
          </table:table-cell>
          <table:table-cell office:value-type="float" office:value="40918" calcext:value-type="float">
            <text:p>40918</text:p>
          </table:table-cell>
          <table:table-cell office:value-type="float" office:value="21986" calcext:value-type="float">
            <text:p>21986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4213" calcext:value-type="float">
            <text:p>4213</text:p>
          </table:table-cell>
          <table:table-cell office:value-type="float" office:value="2307" calcext:value-type="float">
            <text:p>2307</text:p>
          </table:table-cell>
          <table:table-cell office:value-type="float" office:value="42003" calcext:value-type="float">
            <text:p>42003</text:p>
          </table:table-cell>
          <table:table-cell office:value-type="float" office:value="22554" calcext:value-type="float">
            <text:p>22554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4377" calcext:value-type="float">
            <text:p>4377</text:p>
          </table:table-cell>
          <table:table-cell office:value-type="float" office:value="2362" calcext:value-type="float">
            <text:p>2362</text:p>
          </table:table-cell>
          <table:table-cell office:value-type="float" office:value="42959" calcext:value-type="float">
            <text:p>42959</text:p>
          </table:table-cell>
          <table:table-cell office:value-type="float" office:value="23068" calcext:value-type="float">
            <text:p>23068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4549" calcext:value-type="float">
            <text:p>4549</text:p>
          </table:table-cell>
          <table:table-cell office:value-type="float" office:value="2417" calcext:value-type="float">
            <text:p>2417</text:p>
          </table:table-cell>
          <table:table-cell office:value-type="float" office:value="44924" calcext:value-type="float">
            <text:p>44924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4659" calcext:value-type="float">
            <text:p>4659</text:p>
          </table:table-cell>
          <table:table-cell office:value-type="float" office:value="2425" calcext:value-type="float">
            <text:p>2425</text:p>
          </table:table-cell>
          <table:table-cell office:value-type="float" office:value="46081" calcext:value-type="float">
            <text:p>46081</text:p>
          </table:table-cell>
          <table:table-cell office:value-type="float" office:value="24652" calcext:value-type="float">
            <text:p>2465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4783" calcext:value-type="float">
            <text:p>4783</text:p>
          </table:table-cell>
          <table:table-cell office:value-type="float" office:value="2561" calcext:value-type="float">
            <text:p>2561</text:p>
          </table:table-cell>
          <table:table-cell office:value-type="float" office:value="47478" calcext:value-type="float">
            <text:p>47478</text:p>
          </table:table-cell>
          <table:table-cell office:value-type="float" office:value="25532" calcext:value-type="float">
            <text:p>25532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861" calcext:value-type="float">
            <text:p>4861</text:p>
          </table:table-cell>
          <table:table-cell office:value-type="float" office:value="2525" calcext:value-type="float">
            <text:p>2525</text:p>
          </table:table-cell>
          <table:table-cell office:value-type="float" office:value="49307" calcext:value-type="float">
            <text:p>49307</text:p>
          </table:table-cell>
          <table:table-cell office:value-type="float" office:value="26651" calcext:value-type="float">
            <text:p>26651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4874" calcext:value-type="float">
            <text:p>4874</text:p>
          </table:table-cell>
          <table:table-cell office:value-type="float" office:value="2551" calcext:value-type="float">
            <text:p>2551</text:p>
          </table:table-cell>
          <table:table-cell office:value-type="float" office:value="50246" calcext:value-type="float">
            <text:p>50246</text:p>
          </table:table-cell>
          <table:table-cell office:value-type="float" office:value="26858" calcext:value-type="float">
            <text:p>26858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5063" calcext:value-type="float">
            <text:p>5063</text:p>
          </table:table-cell>
          <table:table-cell office:value-type="float" office:value="2656" calcext:value-type="float">
            <text:p>2656</text:p>
          </table:table-cell>
          <table:table-cell office:value-type="float" office:value="51254" calcext:value-type="float">
            <text:p>51254</text:p>
          </table:table-cell>
          <table:table-cell office:value-type="float" office:value="27437" calcext:value-type="float">
            <text:p>27437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5258" calcext:value-type="float">
            <text:p>5258</text:p>
          </table:table-cell>
          <table:table-cell office:value-type="float" office:value="2810" calcext:value-type="float">
            <text:p>2810</text:p>
          </table:table-cell>
          <table:table-cell office:value-type="float" office:value="53320" calcext:value-type="float">
            <text:p>53320</text:p>
          </table:table-cell>
          <table:table-cell office:value-type="float" office:value="28257" calcext:value-type="float">
            <text:p>28257</text:p>
          </table:table-cell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5498" calcext:value-type="float">
            <text:p>5498</text:p>
          </table:table-cell>
          <table:table-cell office:value-type="float" office:value="2892" calcext:value-type="float">
            <text:p>2892</text:p>
          </table:table-cell>
          <table:table-cell office:value-type="float" office:value="54561" calcext:value-type="float">
            <text:p>54561</text:p>
          </table:table-cell>
          <table:table-cell office:value-type="float" office:value="29493" calcext:value-type="float">
            <text:p>29493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5544" calcext:value-type="float">
            <text:p>5544</text:p>
          </table:table-cell>
          <table:table-cell office:value-type="float" office:value="2932" calcext:value-type="float">
            <text:p>2932</text:p>
          </table:table-cell>
          <table:table-cell office:value-type="float" office:value="55692" calcext:value-type="float">
            <text:p>55692</text:p>
          </table:table-cell>
          <table:table-cell office:value-type="float" office:value="29902" calcext:value-type="float">
            <text:p>29902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5597" calcext:value-type="float">
            <text:p>5597</text:p>
          </table:table-cell>
          <table:table-cell office:value-type="float" office:value="3066" calcext:value-type="float">
            <text:p>3066</text:p>
          </table:table-cell>
          <table:table-cell office:value-type="float" office:value="57886" calcext:value-type="float">
            <text:p>57886</text:p>
          </table:table-cell>
          <table:table-cell office:value-type="float" office:value="30914" calcext:value-type="float">
            <text:p>30914</text:p>
          </table:table-cell>
        </table:table-row>
        <table:table-row table:style-name="ro2">
          <table:table-cell office:value-type="float" office:value="4700" calcext:value-type="float">
            <text:p>4700</text:p>
          </table:table-cell>
          <table:table-cell office:value-type="float" office:value="5839" calcext:value-type="float">
            <text:p>5839</text:p>
          </table:table-cell>
          <table:table-cell office:value-type="float" office:value="3140" calcext:value-type="float">
            <text:p>3140</text:p>
          </table:table-cell>
          <table:table-cell office:value-type="float" office:value="59045" calcext:value-type="float">
            <text:p>59045</text:p>
          </table:table-cell>
          <table:table-cell office:value-type="float" office:value="31791" calcext:value-type="float">
            <text:p>31791</text:p>
          </table:table-cell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6200" calcext:value-type="float">
            <text:p>6200</text:p>
          </table:table-cell>
          <table:table-cell office:value-type="float" office:value="3369" calcext:value-type="float">
            <text:p>3369</text:p>
          </table:table-cell>
          <table:table-cell office:value-type="float" office:value="60146" calcext:value-type="float">
            <text:p>60146</text:p>
          </table:table-cell>
          <table:table-cell office:value-type="float" office:value="31934" calcext:value-type="float">
            <text:p>31934</text:p>
          </table:table-cell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float" office:value="6210" calcext:value-type="float">
            <text:p>6210</text:p>
          </table:table-cell>
          <table:table-cell office:value-type="float" office:value="3338" calcext:value-type="float">
            <text:p>3338</text:p>
          </table:table-cell>
          <table:table-cell office:value-type="float" office:value="61938" calcext:value-type="float">
            <text:p>61938</text:p>
          </table:table-cell>
          <table:table-cell office:value-type="float" office:value="33262" calcext:value-type="float">
            <text:p>3326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552" calcext:value-type="float">
            <text:p>6552</text:p>
          </table:table-cell>
          <table:table-cell office:value-type="float" office:value="3364" calcext:value-type="float">
            <text:p>3364</text:p>
          </table:table-cell>
          <table:table-cell office:value-type="float" office:value="64109" calcext:value-type="float">
            <text:p>64109</text:p>
          </table:table-cell>
          <table:table-cell office:value-type="float" office:value="34354" calcext:value-type="float">
            <text:p>34354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  <table:table-cell office:value-type="float" office:value="6575" calcext:value-type="float">
            <text:p>6575</text:p>
          </table:table-cell>
          <table:table-cell office:value-type="float" office:value="3427" calcext:value-type="float">
            <text:p>3427</text:p>
          </table:table-cell>
          <table:table-cell office:value-type="float" office:value="64595" calcext:value-type="float">
            <text:p>64595</text:p>
          </table:table-cell>
          <table:table-cell office:value-type="float" office:value="34679" calcext:value-type="float">
            <text:p>34679</text:p>
          </table:table-cell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6570" calcext:value-type="float">
            <text:p>6570</text:p>
          </table:table-cell>
          <table:table-cell office:value-type="float" office:value="3489" calcext:value-type="float">
            <text:p>3489</text:p>
          </table:table-cell>
          <table:table-cell office:value-type="float" office:value="66878" calcext:value-type="float">
            <text:p>66878</text:p>
          </table:table-cell>
          <table:table-cell office:value-type="float" office:value="35580" calcext:value-type="float">
            <text:p>35580</text:p>
          </table:table-cell>
        </table:table-row>
        <table:table-row table:style-name="ro2">
          <table:table-cell office:value-type="float" office:value="5300" calcext:value-type="float">
            <text:p>5300</text:p>
          </table:table-cell>
          <table:table-cell office:value-type="float" office:value="6748" calcext:value-type="float">
            <text:p>6748</text:p>
          </table:table-cell>
          <table:table-cell office:value-type="float" office:value="3683" calcext:value-type="float">
            <text:p>3683</text:p>
          </table:table-cell>
          <table:table-cell office:value-type="float" office:value="68115" calcext:value-type="float">
            <text:p>68115</text:p>
          </table:table-cell>
          <table:table-cell office:value-type="float" office:value="36601" calcext:value-type="float">
            <text:p>36601</text:p>
          </table:table-cell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6902" calcext:value-type="float">
            <text:p>6902</text:p>
          </table:table-cell>
          <table:table-cell office:value-type="float" office:value="3656" calcext:value-type="float">
            <text:p>3656</text:p>
          </table:table-cell>
          <table:table-cell office:value-type="float" office:value="69571" calcext:value-type="float">
            <text:p>69571</text:p>
          </table:table-cell>
          <table:table-cell office:value-type="float" office:value="36771" calcext:value-type="float">
            <text:p>36771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6908" calcext:value-type="float">
            <text:p>6908</text:p>
          </table:table-cell>
          <table:table-cell office:value-type="float" office:value="3710" calcext:value-type="float">
            <text:p>3710</text:p>
          </table:table-cell>
          <table:table-cell office:value-type="float" office:value="70794" calcext:value-type="float">
            <text:p>70794</text:p>
          </table:table-cell>
          <table:table-cell office:value-type="float" office:value="37652" calcext:value-type="float">
            <text:p>37652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7311" calcext:value-type="float">
            <text:p>7311</text:p>
          </table:table-cell>
          <table:table-cell office:value-type="float" office:value="3903" calcext:value-type="float">
            <text:p>3903</text:p>
          </table:table-cell>
          <table:table-cell office:value-type="float" office:value="72259" calcext:value-type="float">
            <text:p>72259</text:p>
          </table:table-cell>
          <table:table-cell office:value-type="float" office:value="38618" calcext:value-type="float">
            <text:p>38618</text:p>
          </table:table-cell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7290" calcext:value-type="float">
            <text:p>7290</text:p>
          </table:table-cell>
          <table:table-cell office:value-type="float" office:value="3977" calcext:value-type="float">
            <text:p>3977</text:p>
          </table:table-cell>
          <table:table-cell office:value-type="float" office:value="73827" calcext:value-type="float">
            <text:p>73827</text:p>
          </table:table-cell>
          <table:table-cell office:value-type="float" office:value="39124" calcext:value-type="float">
            <text:p>39124</text:p>
          </table:table-cell>
        </table:table-row>
        <table:table-row table:style-name="ro2">
          <table:table-cell office:value-type="float" office:value="5800" calcext:value-type="float">
            <text:p>5800</text:p>
          </table:table-cell>
          <table:table-cell office:value-type="float" office:value="7466" calcext:value-type="float">
            <text:p>7466</text:p>
          </table:table-cell>
          <table:table-cell office:value-type="float" office:value="3932" calcext:value-type="float">
            <text:p>3932</text:p>
          </table:table-cell>
          <table:table-cell office:value-type="float" office:value="76006" calcext:value-type="float">
            <text:p>76006</text:p>
          </table:table-cell>
          <table:table-cell office:value-type="float" office:value="40550" calcext:value-type="float">
            <text:p>40550</text:p>
          </table:table-cell>
        </table:table-row>
        <table:table-row table:style-name="ro2">
          <table:table-cell office:value-type="float" office:value="5900" calcext:value-type="float">
            <text:p>5900</text:p>
          </table:table-cell>
          <table:table-cell office:value-type="float" office:value="7669" calcext:value-type="float">
            <text:p>7669</text:p>
          </table:table-cell>
          <table:table-cell office:value-type="float" office:value="3976" calcext:value-type="float">
            <text:p>3976</text:p>
          </table:table-cell>
          <table:table-cell office:value-type="float" office:value="76040" calcext:value-type="float">
            <text:p>76040</text:p>
          </table:table-cell>
          <table:table-cell office:value-type="float" office:value="40756" calcext:value-type="float">
            <text:p>40756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7685" calcext:value-type="float">
            <text:p>7685</text:p>
          </table:table-cell>
          <table:table-cell office:value-type="float" office:value="4074" calcext:value-type="float">
            <text:p>4074</text:p>
          </table:table-cell>
          <table:table-cell office:value-type="float" office:value="77705" calcext:value-type="float">
            <text:p>77705</text:p>
          </table:table-cell>
          <table:table-cell office:value-type="float" office:value="42364" calcext:value-type="float">
            <text:p>42364</text:p>
          </table:table-cell>
        </table:table-row>
        <table:table-row table:style-name="ro2">
          <table:table-cell office:value-type="float" office:value="6100" calcext:value-type="float">
            <text:p>6100</text:p>
          </table:table-cell>
          <table:table-cell office:value-type="float" office:value="8169" calcext:value-type="float">
            <text:p>8169</text:p>
          </table:table-cell>
          <table:table-cell office:value-type="float" office:value="4433" calcext:value-type="float">
            <text:p>4433</text:p>
          </table:table-cell>
          <table:table-cell office:value-type="float" office:value="80263" calcext:value-type="float">
            <text:p>80263</text:p>
          </table:table-cell>
          <table:table-cell office:value-type="float" office:value="42515" calcext:value-type="float">
            <text:p>42515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8175" calcext:value-type="float">
            <text:p>8175</text:p>
          </table:table-cell>
          <table:table-cell office:value-type="float" office:value="4288" calcext:value-type="float">
            <text:p>4288</text:p>
          </table:table-cell>
          <table:table-cell office:value-type="float" office:value="80598" calcext:value-type="float">
            <text:p>80598</text:p>
          </table:table-cell>
          <table:table-cell office:value-type="float" office:value="43150" calcext:value-type="float">
            <text:p>43150</text:p>
          </table:table-cell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8260" calcext:value-type="float">
            <text:p>8260</text:p>
          </table:table-cell>
          <table:table-cell office:value-type="float" office:value="4313" calcext:value-type="float">
            <text:p>4313</text:p>
          </table:table-cell>
          <table:table-cell office:value-type="float" office:value="83524" calcext:value-type="float">
            <text:p>83524</text:p>
          </table:table-cell>
          <table:table-cell office:value-type="float" office:value="44579" calcext:value-type="float">
            <text:p>44579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8376" calcext:value-type="float">
            <text:p>8376</text:p>
          </table:table-cell>
          <table:table-cell office:value-type="float" office:value="4382" calcext:value-type="float">
            <text:p>4382</text:p>
          </table:table-cell>
          <table:table-cell office:value-type="float" office:value="85136" calcext:value-type="float">
            <text:p>85136</text:p>
          </table:table-cell>
          <table:table-cell office:value-type="float" office:value="45451" calcext:value-type="float">
            <text:p>45451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8224" calcext:value-type="float">
            <text:p>8224</text:p>
          </table:table-cell>
          <table:table-cell office:value-type="float" office:value="4330" calcext:value-type="float">
            <text:p>4330</text:p>
          </table:table-cell>
          <table:table-cell office:value-type="float" office:value="86062" calcext:value-type="float">
            <text:p>86062</text:p>
          </table:table-cell>
          <table:table-cell office:value-type="float" office:value="45897" calcext:value-type="float">
            <text:p>45897</text:p>
          </table:table-cell>
        </table:table-row>
        <table:table-row table:style-name="ro2">
          <table:table-cell office:value-type="float" office:value="6600" calcext:value-type="float">
            <text:p>6600</text:p>
          </table:table-cell>
          <table:table-cell office:value-type="float" office:value="8672" calcext:value-type="float">
            <text:p>8672</text:p>
          </table:table-cell>
          <table:table-cell office:value-type="float" office:value="4665" calcext:value-type="float">
            <text:p>4665</text:p>
          </table:table-cell>
          <table:table-cell office:value-type="float" office:value="87538" calcext:value-type="float">
            <text:p>87538</text:p>
          </table:table-cell>
          <table:table-cell office:value-type="float" office:value="46118" calcext:value-type="float">
            <text:p>46118</text:p>
          </table:table-cell>
        </table:table-row>
        <table:table-row table:style-name="ro2">
          <table:table-cell office:value-type="float" office:value="6700" calcext:value-type="float">
            <text:p>6700</text:p>
          </table:table-cell>
          <table:table-cell office:value-type="float" office:value="8751" calcext:value-type="float">
            <text:p>8751</text:p>
          </table:table-cell>
          <table:table-cell office:value-type="float" office:value="4626" calcext:value-type="float">
            <text:p>4626</text:p>
          </table:table-cell>
          <table:table-cell office:value-type="float" office:value="88970" calcext:value-type="float">
            <text:p>88970</text:p>
          </table:table-cell>
          <table:table-cell office:value-type="float" office:value="47415" calcext:value-type="float">
            <text:p>47415</text:p>
          </table:table-cell>
        </table:table-row>
        <table:table-row table:style-name="ro2">
          <table:table-cell office:value-type="float" office:value="6800" calcext:value-type="float">
            <text:p>6800</text:p>
          </table:table-cell>
          <table:table-cell office:value-type="float" office:value="8970" calcext:value-type="float">
            <text:p>8970</text:p>
          </table:table-cell>
          <table:table-cell office:value-type="float" office:value="4715" calcext:value-type="float">
            <text:p>4715</text:p>
          </table:table-cell>
          <table:table-cell office:value-type="float" office:value="90004" calcext:value-type="float">
            <text:p>90004</text:p>
          </table:table-cell>
          <table:table-cell office:value-type="float" office:value="48137" calcext:value-type="float">
            <text:p>48137</text:p>
          </table:table-cell>
        </table:table-row>
        <table:table-row table:style-name="ro2">
          <table:table-cell office:value-type="float" office:value="6900" calcext:value-type="float">
            <text:p>6900</text:p>
          </table:table-cell>
          <table:table-cell office:value-type="float" office:value="9320" calcext:value-type="float">
            <text:p>9320</text:p>
          </table:table-cell>
          <table:table-cell office:value-type="float" office:value="5068" calcext:value-type="float">
            <text:p>5068</text:p>
          </table:table-cell>
          <table:table-cell office:value-type="float" office:value="92136" calcext:value-type="float">
            <text:p>92136</text:p>
          </table:table-cell>
          <table:table-cell office:value-type="float" office:value="48631" calcext:value-type="float">
            <text:p>48631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9230" calcext:value-type="float">
            <text:p>9230</text:p>
          </table:table-cell>
          <table:table-cell office:value-type="float" office:value="4971" calcext:value-type="float">
            <text:p>4971</text:p>
          </table:table-cell>
          <table:table-cell office:value-type="float" office:value="94907" calcext:value-type="float">
            <text:p>94907</text:p>
          </table:table-cell>
          <table:table-cell office:value-type="float" office:value="50046" calcext:value-type="float">
            <text:p>50046</text:p>
          </table:table-cell>
        </table:table-row>
        <table:table-row table:style-name="ro2">
          <table:table-cell office:value-type="float" office:value="7100" calcext:value-type="float">
            <text:p>7100</text:p>
          </table:table-cell>
          <table:table-cell office:value-type="float" office:value="9870" calcext:value-type="float">
            <text:p>9870</text:p>
          </table:table-cell>
          <table:table-cell office:value-type="float" office:value="5195" calcext:value-type="float">
            <text:p>5195</text:p>
          </table:table-cell>
          <table:table-cell office:value-type="float" office:value="95130" calcext:value-type="float">
            <text:p>95130</text:p>
          </table:table-cell>
          <table:table-cell office:value-type="float" office:value="50813" calcext:value-type="float">
            <text:p>50813</text:p>
          </table:table-cell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9726" calcext:value-type="float">
            <text:p>9726</text:p>
          </table:table-cell>
          <table:table-cell office:value-type="float" office:value="5156" calcext:value-type="float">
            <text:p>5156</text:p>
          </table:table-cell>
          <table:table-cell office:value-type="float" office:value="96020" calcext:value-type="float">
            <text:p>96020</text:p>
          </table:table-cell>
          <table:table-cell office:value-type="float" office:value="51266" calcext:value-type="float">
            <text:p>51266</text:p>
          </table:table-cell>
        </table:table-row>
        <table:table-row table:style-name="ro2">
          <table:table-cell office:value-type="float" office:value="7300" calcext:value-type="float">
            <text:p>7300</text:p>
          </table:table-cell>
          <table:table-cell office:value-type="float" office:value="9817" calcext:value-type="float">
            <text:p>9817</text:p>
          </table:table-cell>
          <table:table-cell office:value-type="float" office:value="5261" calcext:value-type="float">
            <text:p>5261</text:p>
          </table:table-cell>
          <table:table-cell office:value-type="float" office:value="98361" calcext:value-type="float">
            <text:p>98361</text:p>
          </table:table-cell>
          <table:table-cell office:value-type="float" office:value="51829" calcext:value-type="float">
            <text:p>51829</text:p>
          </table:table-cell>
        </table:table-row>
        <table:table-row table:style-name="ro2">
          <table:table-cell office:value-type="float" office:value="7400" calcext:value-type="float">
            <text:p>7400</text:p>
          </table:table-cell>
          <table:table-cell office:value-type="float" office:value="10067" calcext:value-type="float">
            <text:p>10067</text:p>
          </table:table-cell>
          <table:table-cell office:value-type="float" office:value="5259" calcext:value-type="float">
            <text:p>5259</text:p>
          </table:table-cell>
          <table:table-cell office:value-type="float" office:value="99587" calcext:value-type="float">
            <text:p>99587</text:p>
          </table:table-cell>
          <table:table-cell office:value-type="float" office:value="52928" calcext:value-type="float">
            <text:p>52928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10075" calcext:value-type="float">
            <text:p>10075</text:p>
          </table:table-cell>
          <table:table-cell office:value-type="float" office:value="5563" calcext:value-type="float">
            <text:p>5563</text:p>
          </table:table-cell>
          <table:table-cell office:value-type="float" office:value="101103" calcext:value-type="float">
            <text:p>101103</text:p>
          </table:table-cell>
          <table:table-cell office:value-type="float" office:value="53402" calcext:value-type="float">
            <text:p>53402</text:p>
          </table:table-cell>
        </table:table-row>
        <table:table-row table:style-name="ro2">
          <table:table-cell office:value-type="float" office:value="7600" calcext:value-type="float">
            <text:p>7600</text:p>
          </table:table-cell>
          <table:table-cell office:value-type="float" office:value="10274" calcext:value-type="float">
            <text:p>10274</text:p>
          </table:table-cell>
          <table:table-cell office:value-type="float" office:value="5557" calcext:value-type="float">
            <text:p>5557</text:p>
          </table:table-cell>
          <table:table-cell office:value-type="float" office:value="102388" calcext:value-type="float">
            <text:p>102388</text:p>
          </table:table-cell>
          <table:table-cell office:value-type="float" office:value="54586" calcext:value-type="float">
            <text:p>54586</text:p>
          </table:table-cell>
        </table:table-row>
        <table:table-row table:style-name="ro2">
          <table:table-cell office:value-type="float" office:value="7700" calcext:value-type="float">
            <text:p>7700</text:p>
          </table:table-cell>
          <table:table-cell office:value-type="float" office:value="10323" calcext:value-type="float">
            <text:p>10323</text:p>
          </table:table-cell>
          <table:table-cell office:value-type="float" office:value="5340" calcext:value-type="float">
            <text:p>5340</text:p>
          </table:table-cell>
          <table:table-cell office:value-type="float" office:value="104945" calcext:value-type="float">
            <text:p>104945</text:p>
          </table:table-cell>
          <table:table-cell office:value-type="float" office:value="55534" calcext:value-type="float">
            <text:p>55534</text:p>
          </table:table-cell>
        </table:table-row>
        <table:table-row table:style-name="ro2">
          <table:table-cell office:value-type="float" office:value="7800" calcext:value-type="float">
            <text:p>7800</text:p>
          </table:table-cell>
          <table:table-cell office:value-type="float" office:value="10600" calcext:value-type="float">
            <text:p>10600</text:p>
          </table:table-cell>
          <table:table-cell office:value-type="float" office:value="5620" calcext:value-type="float">
            <text:p>5620</text:p>
          </table:table-cell>
          <table:table-cell office:value-type="float" office:value="106656" calcext:value-type="float">
            <text:p>106656</text:p>
          </table:table-cell>
          <table:table-cell office:value-type="float" office:value="56403" calcext:value-type="float">
            <text:p>56403</text:p>
          </table:table-cell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10810" calcext:value-type="float">
            <text:p>10810</text:p>
          </table:table-cell>
          <table:table-cell office:value-type="float" office:value="5524" calcext:value-type="float">
            <text:p>5524</text:p>
          </table:table-cell>
          <table:table-cell office:value-type="float" office:value="107697" calcext:value-type="float">
            <text:p>107697</text:p>
          </table:table-cell>
          <table:table-cell office:value-type="float" office:value="57758" calcext:value-type="float">
            <text:p>57758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0911" calcext:value-type="float">
            <text:p>10911</text:p>
          </table:table-cell>
          <table:table-cell office:value-type="float" office:value="5971" calcext:value-type="float">
            <text:p>5971</text:p>
          </table:table-cell>
          <table:table-cell office:value-type="float" office:value="109127" calcext:value-type="float">
            <text:p>109127</text:p>
          </table:table-cell>
          <table:table-cell office:value-type="float" office:value="57413" calcext:value-type="float">
            <text:p>57413</text:p>
          </table:table-cell>
        </table:table-row>
        <table:table-row table:style-name="ro2">
          <table:table-cell office:value-type="float" office:value="8100" calcext:value-type="float">
            <text:p>8100</text:p>
          </table:table-cell>
          <table:table-cell office:value-type="float" office:value="11032" calcext:value-type="float">
            <text:p>11032</text:p>
          </table:table-cell>
          <table:table-cell office:value-type="float" office:value="6029" calcext:value-type="float">
            <text:p>6029</text:p>
          </table:table-cell>
          <table:table-cell office:value-type="float" office:value="109610" calcext:value-type="float">
            <text:p>109610</text:p>
          </table:table-cell>
          <table:table-cell office:value-type="float" office:value="58448" calcext:value-type="float">
            <text:p>58448</text:p>
          </table:table-cell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11124" calcext:value-type="float">
            <text:p>11124</text:p>
          </table:table-cell>
          <table:table-cell office:value-type="float" office:value="5903" calcext:value-type="float">
            <text:p>5903</text:p>
          </table:table-cell>
          <table:table-cell office:value-type="float" office:value="111448" calcext:value-type="float">
            <text:p>111448</text:p>
          </table:table-cell>
          <table:table-cell office:value-type="float" office:value="58824" calcext:value-type="float">
            <text:p>58824</text:p>
          </table:table-cell>
        </table:table-row>
        <table:table-row table:style-name="ro2">
          <table:table-cell office:value-type="float" office:value="8300" calcext:value-type="float">
            <text:p>8300</text:p>
          </table:table-cell>
          <table:table-cell office:value-type="float" office:value="11406" calcext:value-type="float">
            <text:p>11406</text:p>
          </table:table-cell>
          <table:table-cell office:value-type="float" office:value="6031" calcext:value-type="float">
            <text:p>6031</text:p>
          </table:table-cell>
          <table:table-cell office:value-type="float" office:value="112706" calcext:value-type="float">
            <text:p>112706</text:p>
          </table:table-cell>
          <table:table-cell office:value-type="float" office:value="60085" calcext:value-type="float">
            <text:p>60085</text:p>
          </table:table-cell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11734" calcext:value-type="float">
            <text:p>11734</text:p>
          </table:table-cell>
          <table:table-cell office:value-type="float" office:value="6272" calcext:value-type="float">
            <text:p>6272</text:p>
          </table:table-cell>
          <table:table-cell office:value-type="float" office:value="115026" calcext:value-type="float">
            <text:p>115026</text:p>
          </table:table-cell>
          <table:table-cell office:value-type="float" office:value="61318" calcext:value-type="float">
            <text:p>61318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1845" calcext:value-type="float">
            <text:p>11845</text:p>
          </table:table-cell>
          <table:table-cell office:value-type="float" office:value="6290" calcext:value-type="float">
            <text:p>6290</text:p>
          </table:table-cell>
          <table:table-cell office:value-type="float" office:value="116856" calcext:value-type="float">
            <text:p>116856</text:p>
          </table:table-cell>
          <table:table-cell office:value-type="float" office:value="62363" calcext:value-type="float">
            <text:p>62363</text:p>
          </table:table-cell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11891" calcext:value-type="float">
            <text:p>11891</text:p>
          </table:table-cell>
          <table:table-cell office:value-type="float" office:value="6316" calcext:value-type="float">
            <text:p>6316</text:p>
          </table:table-cell>
          <table:table-cell office:value-type="float" office:value="118842" calcext:value-type="float">
            <text:p>118842</text:p>
          </table:table-cell>
          <table:table-cell office:value-type="float" office:value="63446" calcext:value-type="float">
            <text:p>63446</text:p>
          </table:table-cell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11793" calcext:value-type="float">
            <text:p>11793</text:p>
          </table:table-cell>
          <table:table-cell office:value-type="float" office:value="6225" calcext:value-type="float">
            <text:p>6225</text:p>
          </table:table-cell>
          <table:table-cell office:value-type="float" office:value="119826" calcext:value-type="float">
            <text:p>119826</text:p>
          </table:table-cell>
          <table:table-cell office:value-type="float" office:value="63899" calcext:value-type="float">
            <text:p>63899</text:p>
          </table:table-cell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12654" calcext:value-type="float">
            <text:p>12654</text:p>
          </table:table-cell>
          <table:table-cell office:value-type="float" office:value="6498" calcext:value-type="float">
            <text:p>6498</text:p>
          </table:table-cell>
          <table:table-cell office:value-type="float" office:value="121595" calcext:value-type="float">
            <text:p>121595</text:p>
          </table:table-cell>
          <table:table-cell office:value-type="float" office:value="63927" calcext:value-type="float">
            <text:p>63927</text:p>
          </table:table-cell>
        </table:table-row>
        <table:table-row table:style-name="ro2">
          <table:table-cell office:value-type="float" office:value="8900" calcext:value-type="float">
            <text:p>8900</text:p>
          </table:table-cell>
          <table:table-cell office:value-type="float" office:value="12278" calcext:value-type="float">
            <text:p>12278</text:p>
          </table:table-cell>
          <table:table-cell office:value-type="float" office:value="6460" calcext:value-type="float">
            <text:p>6460</text:p>
          </table:table-cell>
          <table:table-cell office:value-type="float" office:value="123191" calcext:value-type="float">
            <text:p>123191</text:p>
          </table:table-cell>
          <table:table-cell office:value-type="float" office:value="65186" calcext:value-type="float">
            <text:p>65186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2379" calcext:value-type="float">
            <text:p>12379</text:p>
          </table:table-cell>
          <table:table-cell office:value-type="float" office:value="6294" calcext:value-type="float">
            <text:p>6294</text:p>
          </table:table-cell>
          <table:table-cell office:value-type="float" office:value="125595" calcext:value-type="float">
            <text:p>125595</text:p>
          </table:table-cell>
          <table:table-cell office:value-type="float" office:value="66884" calcext:value-type="float">
            <text:p>66884</text:p>
          </table:table-cell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12758" calcext:value-type="float">
            <text:p>12758</text:p>
          </table:table-cell>
          <table:table-cell office:value-type="float" office:value="6681" calcext:value-type="float">
            <text:p>6681</text:p>
          </table:table-cell>
          <table:table-cell office:value-type="float" office:value="125183" calcext:value-type="float">
            <text:p>125183</text:p>
          </table:table-cell>
          <table:table-cell office:value-type="float" office:value="66552" calcext:value-type="float">
            <text:p>66552</text:p>
          </table:table-cell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13495" calcext:value-type="float">
            <text:p>13495</text:p>
          </table:table-cell>
          <table:table-cell office:value-type="float" office:value="7266" calcext:value-type="float">
            <text:p>7266</text:p>
          </table:table-cell>
          <table:table-cell office:value-type="float" office:value="128222" calcext:value-type="float">
            <text:p>128222</text:p>
          </table:table-cell>
          <table:table-cell office:value-type="float" office:value="68850" calcext:value-type="float">
            <text:p>68850</text:p>
          </table:table-cell>
        </table:table-row>
        <table:table-row table:style-name="ro2">
          <table:table-cell office:value-type="float" office:value="9300" calcext:value-type="float">
            <text:p>9300</text:p>
          </table:table-cell>
          <table:table-cell office:value-type="float" office:value="12816" calcext:value-type="float">
            <text:p>12816</text:p>
          </table:table-cell>
          <table:table-cell office:value-type="float" office:value="6783" calcext:value-type="float">
            <text:p>6783</text:p>
          </table:table-cell>
          <table:table-cell office:value-type="float" office:value="129640" calcext:value-type="float">
            <text:p>129640</text:p>
          </table:table-cell>
          <table:table-cell office:value-type="float" office:value="68955" calcext:value-type="float">
            <text:p>68955</text:p>
          </table:table-cell>
        </table:table-row>
        <table:table-row table:style-name="ro2">
          <table:table-cell office:value-type="float" office:value="9400" calcext:value-type="float">
            <text:p>9400</text:p>
          </table:table-cell>
          <table:table-cell office:value-type="float" office:value="13269" calcext:value-type="float">
            <text:p>13269</text:p>
          </table:table-cell>
          <table:table-cell office:value-type="float" office:value="7225" calcext:value-type="float">
            <text:p>7225</text:p>
          </table:table-cell>
          <table:table-cell office:value-type="float" office:value="130904" calcext:value-type="float">
            <text:p>130904</text:p>
          </table:table-cell>
          <table:table-cell office:value-type="float" office:value="69564" calcext:value-type="float">
            <text:p>69564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13234" calcext:value-type="float">
            <text:p>13234</text:p>
          </table:table-cell>
          <table:table-cell office:value-type="float" office:value="7103" calcext:value-type="float">
            <text:p>7103</text:p>
          </table:table-cell>
          <table:table-cell office:value-type="float" office:value="132612" calcext:value-type="float">
            <text:p>132612</text:p>
          </table:table-cell>
          <table:table-cell office:value-type="float" office:value="70447" calcext:value-type="float">
            <text:p>70447</text:p>
          </table:table-cell>
        </table:table-row>
        <table:table-row table:style-name="ro2">
          <table:table-cell office:value-type="float" office:value="9600" calcext:value-type="float">
            <text:p>9600</text:p>
          </table:table-cell>
          <table:table-cell office:value-type="float" office:value="13523" calcext:value-type="float">
            <text:p>13523</text:p>
          </table:table-cell>
          <table:table-cell office:value-type="float" office:value="7326" calcext:value-type="float">
            <text:p>7326</text:p>
          </table:table-cell>
          <table:table-cell office:value-type="float" office:value="133850" calcext:value-type="float">
            <text:p>133850</text:p>
          </table:table-cell>
          <table:table-cell office:value-type="float" office:value="71204" calcext:value-type="float">
            <text:p>71204</text:p>
          </table:table-cell>
        </table:table-row>
        <table:table-row table:style-name="ro2">
          <table:table-cell office:value-type="float" office:value="9700" calcext:value-type="float">
            <text:p>9700</text:p>
          </table:table-cell>
          <table:table-cell office:value-type="float" office:value="13703" calcext:value-type="float">
            <text:p>13703</text:p>
          </table:table-cell>
          <table:table-cell office:value-type="float" office:value="7044" calcext:value-type="float">
            <text:p>7044</text:p>
          </table:table-cell>
          <table:table-cell office:value-type="float" office:value="136238" calcext:value-type="float">
            <text:p>136238</text:p>
          </table:table-cell>
          <table:table-cell office:value-type="float" office:value="71902" calcext:value-type="float">
            <text:p>71902</text:p>
          </table:table-cell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13817" calcext:value-type="float">
            <text:p>13817</text:p>
          </table:table-cell>
          <table:table-cell office:value-type="float" office:value="7615" calcext:value-type="float">
            <text:p>7615</text:p>
          </table:table-cell>
          <table:table-cell office:value-type="float" office:value="137662" calcext:value-type="float">
            <text:p>137662</text:p>
          </table:table-cell>
          <table:table-cell office:value-type="float" office:value="72781" calcext:value-type="float">
            <text:p>72781</text:p>
          </table:table-cell>
        </table:table-row>
        <table:table-row table:style-name="ro2">
          <table:table-cell office:value-type="float" office:value="9900" calcext:value-type="float">
            <text:p>9900</text:p>
          </table:table-cell>
          <table:table-cell office:value-type="float" office:value="13576" calcext:value-type="float">
            <text:p>13576</text:p>
          </table:table-cell>
          <table:table-cell office:value-type="float" office:value="7145" calcext:value-type="float">
            <text:p>7145</text:p>
          </table:table-cell>
          <table:table-cell office:value-type="float" office:value="138618" calcext:value-type="float">
            <text:p>138618</text:p>
          </table:table-cell>
          <table:table-cell office:value-type="float" office:value="73426" calcext:value-type="float">
            <text:p>7342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4063" calcext:value-type="float">
            <text:p>14063</text:p>
          </table:table-cell>
          <table:table-cell office:value-type="float" office:value="7331" calcext:value-type="float">
            <text:p>7331</text:p>
          </table:table-cell>
          <table:table-cell office:value-type="float" office:value="141116" calcext:value-type="float">
            <text:p>141116</text:p>
          </table:table-cell>
          <table:table-cell office:value-type="float" office:value="75552" calcext:value-type="float">
            <text:p>75552</text:p>
          </table:table-cell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float" office:value="14223" calcext:value-type="float">
            <text:p>14223</text:p>
          </table:table-cell>
          <table:table-cell office:value-type="float" office:value="7689" calcext:value-type="float">
            <text:p>7689</text:p>
          </table:table-cell>
          <table:table-cell office:value-type="float" office:value="143266" calcext:value-type="float">
            <text:p>143266</text:p>
          </table:table-cell>
          <table:table-cell office:value-type="float" office:value="76019" calcext:value-type="float">
            <text:p>76019</text:p>
          </table:table-cell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float" office:value="14441" calcext:value-type="float">
            <text:p>14441</text:p>
          </table:table-cell>
          <table:table-cell office:value-type="float" office:value="7556" calcext:value-type="float">
            <text:p>7556</text:p>
          </table:table-cell>
          <table:table-cell office:value-type="float" office:value="143287" calcext:value-type="float">
            <text:p>143287</text:p>
          </table:table-cell>
          <table:table-cell office:value-type="float" office:value="75390" calcext:value-type="float">
            <text:p>75390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14236" calcext:value-type="float">
            <text:p>14236</text:p>
          </table:table-cell>
          <table:table-cell office:value-type="float" office:value="7695" calcext:value-type="float">
            <text:p>7695</text:p>
          </table:table-cell>
          <table:table-cell office:value-type="float" office:value="144711" calcext:value-type="float">
            <text:p>144711</text:p>
          </table:table-cell>
          <table:table-cell office:value-type="float" office:value="77259" calcext:value-type="float">
            <text:p>77259</text:p>
          </table:table-cell>
        </table:table-row>
        <table:table-row table:style-name="ro2">
          <table:table-cell office:value-type="float" office:value="10400" calcext:value-type="float">
            <text:p>10400</text:p>
          </table:table-cell>
          <table:table-cell office:value-type="float" office:value="14770" calcext:value-type="float">
            <text:p>14770</text:p>
          </table:table-cell>
          <table:table-cell office:value-type="float" office:value="8074" calcext:value-type="float">
            <text:p>8074</text:p>
          </table:table-cell>
          <table:table-cell office:value-type="float" office:value="146985" calcext:value-type="float">
            <text:p>146985</text:p>
          </table:table-cell>
          <table:table-cell office:value-type="float" office:value="77702" calcext:value-type="float">
            <text:p>77702</text:p>
          </table:table-cell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14716" calcext:value-type="float">
            <text:p>14716</text:p>
          </table:table-cell>
          <table:table-cell office:value-type="float" office:value="7996" calcext:value-type="float">
            <text:p>7996</text:p>
          </table:table-cell>
          <table:table-cell office:value-type="float" office:value="149722" calcext:value-type="float">
            <text:p>149722</text:p>
          </table:table-cell>
          <table:table-cell office:value-type="float" office:value="80066" calcext:value-type="float">
            <text:p>80066</text:p>
          </table:table-cell>
        </table:table-row>
        <table:table-row table:style-name="ro2">
          <table:table-cell office:value-type="float" office:value="10600" calcext:value-type="float">
            <text:p>10600</text:p>
          </table:table-cell>
          <table:table-cell office:value-type="float" office:value="14951" calcext:value-type="float">
            <text:p>14951</text:p>
          </table:table-cell>
          <table:table-cell office:value-type="float" office:value="7946" calcext:value-type="float">
            <text:p>7946</text:p>
          </table:table-cell>
          <table:table-cell office:value-type="float" office:value="150880" calcext:value-type="float">
            <text:p>150880</text:p>
          </table:table-cell>
          <table:table-cell office:value-type="float" office:value="80143" calcext:value-type="float">
            <text:p>80143</text:p>
          </table:table-cell>
        </table:table-row>
        <table:table-row table:style-name="ro2">
          <table:table-cell office:value-type="float" office:value="10700" calcext:value-type="float">
            <text:p>10700</text:p>
          </table:table-cell>
          <table:table-cell office:value-type="float" office:value="14824" calcext:value-type="float">
            <text:p>14824</text:p>
          </table:table-cell>
          <table:table-cell office:value-type="float" office:value="7718" calcext:value-type="float">
            <text:p>7718</text:p>
          </table:table-cell>
          <table:table-cell office:value-type="float" office:value="152113" calcext:value-type="float">
            <text:p>152113</text:p>
          </table:table-cell>
          <table:table-cell office:value-type="float" office:value="82085" calcext:value-type="float">
            <text:p>82085</text:p>
          </table:table-cell>
        </table:table-row>
        <table:table-row table:style-name="ro2">
          <table:table-cell office:value-type="float" office:value="10800" calcext:value-type="float">
            <text:p>10800</text:p>
          </table:table-cell>
          <table:table-cell office:value-type="float" office:value="15470" calcext:value-type="float">
            <text:p>15470</text:p>
          </table:table-cell>
          <table:table-cell office:value-type="float" office:value="8407" calcext:value-type="float">
            <text:p>8407</text:p>
          </table:table-cell>
          <table:table-cell office:value-type="float" office:value="154648" calcext:value-type="float">
            <text:p>154648</text:p>
          </table:table-cell>
          <table:table-cell office:value-type="float" office:value="81737" calcext:value-type="float">
            <text:p>81737</text:p>
          </table:table-cell>
        </table:table-row>
        <table:table-row table:style-name="ro2">
          <table:table-cell office:value-type="float" office:value="10900" calcext:value-type="float">
            <text:p>10900</text:p>
          </table:table-cell>
          <table:table-cell office:value-type="float" office:value="15656" calcext:value-type="float">
            <text:p>15656</text:p>
          </table:table-cell>
          <table:table-cell office:value-type="float" office:value="8004" calcext:value-type="float">
            <text:p>8004</text:p>
          </table:table-cell>
          <table:table-cell office:value-type="float" office:value="155785" calcext:value-type="float">
            <text:p>155785</text:p>
          </table:table-cell>
          <table:table-cell office:value-type="float" office:value="82320" calcext:value-type="float">
            <text:p>82320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5727" calcext:value-type="float">
            <text:p>15727</text:p>
          </table:table-cell>
          <table:table-cell office:value-type="float" office:value="8632" calcext:value-type="float">
            <text:p>8632</text:p>
          </table:table-cell>
          <table:table-cell office:value-type="float" office:value="156730" calcext:value-type="float">
            <text:p>156730</text:p>
          </table:table-cell>
          <table:table-cell office:value-type="float" office:value="82651" calcext:value-type="float">
            <text:p>82651</text:p>
          </table:table-cell>
        </table:table-row>
        <table:table-row table:style-name="ro2">
          <table:table-cell office:value-type="float" office:value="11100" calcext:value-type="float">
            <text:p>11100</text:p>
          </table:table-cell>
          <table:table-cell office:value-type="float" office:value="16219" calcext:value-type="float">
            <text:p>16219</text:p>
          </table:table-cell>
          <table:table-cell office:value-type="float" office:value="8605" calcext:value-type="float">
            <text:p>8605</text:p>
          </table:table-cell>
          <table:table-cell office:value-type="float" office:value="158178" calcext:value-type="float">
            <text:p>158178</text:p>
          </table:table-cell>
          <table:table-cell office:value-type="float" office:value="83306" calcext:value-type="float">
            <text:p>83306</text:p>
          </table:table-cell>
        </table:table-row>
        <table:table-row table:style-name="ro2">
          <table:table-cell office:value-type="float" office:value="11200" calcext:value-type="float">
            <text:p>11200</text:p>
          </table:table-cell>
          <table:table-cell office:value-type="float" office:value="15830" calcext:value-type="float">
            <text:p>15830</text:p>
          </table:table-cell>
          <table:table-cell office:value-type="float" office:value="8361" calcext:value-type="float">
            <text:p>8361</text:p>
          </table:table-cell>
          <table:table-cell office:value-type="float" office:value="160159" calcext:value-type="float">
            <text:p>160159</text:p>
          </table:table-cell>
          <table:table-cell office:value-type="float" office:value="84710" calcext:value-type="float">
            <text:p>84710</text:p>
          </table:table-cell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6200" calcext:value-type="float">
            <text:p>16200</text:p>
          </table:table-cell>
          <table:table-cell office:value-type="float" office:value="8788" calcext:value-type="float">
            <text:p>8788</text:p>
          </table:table-cell>
          <table:table-cell office:value-type="float" office:value="162434" calcext:value-type="float">
            <text:p>162434</text:p>
          </table:table-cell>
          <table:table-cell office:value-type="float" office:value="85387" calcext:value-type="float">
            <text:p>85387</text:p>
          </table:table-cell>
        </table:table-row>
        <table:table-row table:style-name="ro2">
          <table:table-cell office:value-type="float" office:value="11400" calcext:value-type="float">
            <text:p>11400</text:p>
          </table:table-cell>
          <table:table-cell office:value-type="float" office:value="16127" calcext:value-type="float">
            <text:p>16127</text:p>
          </table:table-cell>
          <table:table-cell office:value-type="float" office:value="8582" calcext:value-type="float">
            <text:p>8582</text:p>
          </table:table-cell>
          <table:table-cell office:value-type="float" office:value="163051" calcext:value-type="float">
            <text:p>163051</text:p>
          </table:table-cell>
          <table:table-cell office:value-type="float" office:value="86797" calcext:value-type="float">
            <text:p>86797</text:p>
          </table:table-cell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float" office:value="16488" calcext:value-type="float">
            <text:p>16488</text:p>
          </table:table-cell>
          <table:table-cell office:value-type="float" office:value="8489" calcext:value-type="float">
            <text:p>8489</text:p>
          </table:table-cell>
          <table:table-cell office:value-type="float" office:value="166182" calcext:value-type="float">
            <text:p>166182</text:p>
          </table:table-cell>
          <table:table-cell office:value-type="float" office:value="88679" calcext:value-type="float">
            <text:p>88679</text:p>
          </table:table-cell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float" office:value="16690" calcext:value-type="float">
            <text:p>16690</text:p>
          </table:table-cell>
          <table:table-cell office:value-type="float" office:value="8770" calcext:value-type="float">
            <text:p>8770</text:p>
          </table:table-cell>
          <table:table-cell office:value-type="float" office:value="167729" calcext:value-type="float">
            <text:p>167729</text:p>
          </table:table-cell>
          <table:table-cell office:value-type="float" office:value="89831" calcext:value-type="float">
            <text:p>89831</text:p>
          </table:table-cell>
        </table:table-row>
        <table:table-row table:style-name="ro2">
          <table:table-cell office:value-type="float" office:value="11700" calcext:value-type="float">
            <text:p>11700</text:p>
          </table:table-cell>
          <table:table-cell office:value-type="float" office:value="16841" calcext:value-type="float">
            <text:p>16841</text:p>
          </table:table-cell>
          <table:table-cell office:value-type="float" office:value="8822" calcext:value-type="float">
            <text:p>8822</text:p>
          </table:table-cell>
          <table:table-cell office:value-type="float" office:value="167564" calcext:value-type="float">
            <text:p>167564</text:p>
          </table:table-cell>
          <table:table-cell office:value-type="float" office:value="89183" calcext:value-type="float">
            <text:p>89183</text:p>
          </table:table-cell>
        </table:table-row>
        <table:table-row table:style-name="ro2">
          <table:table-cell office:value-type="float" office:value="11800" calcext:value-type="float">
            <text:p>11800</text:p>
          </table:table-cell>
          <table:table-cell office:value-type="float" office:value="17252" calcext:value-type="float">
            <text:p>17252</text:p>
          </table:table-cell>
          <table:table-cell office:value-type="float" office:value="9096" calcext:value-type="float">
            <text:p>9096</text:p>
          </table:table-cell>
          <table:table-cell office:value-type="float" office:value="170651" calcext:value-type="float">
            <text:p>170651</text:p>
          </table:table-cell>
          <table:table-cell office:value-type="float" office:value="90846" calcext:value-type="float">
            <text:p>90846</text:p>
          </table:table-cell>
        </table:table-row>
        <table:table-row table:style-name="ro2">
          <table:table-cell office:value-type="float" office:value="11900" calcext:value-type="float">
            <text:p>11900</text:p>
          </table:table-cell>
          <table:table-cell office:value-type="float" office:value="17391" calcext:value-type="float">
            <text:p>17391</text:p>
          </table:table-cell>
          <table:table-cell office:value-type="float" office:value="8965" calcext:value-type="float">
            <text:p>8965</text:p>
          </table:table-cell>
          <table:table-cell office:value-type="float" office:value="170789" calcext:value-type="float">
            <text:p>170789</text:p>
          </table:table-cell>
          <table:table-cell office:value-type="float" office:value="90304" calcext:value-type="float">
            <text:p>90304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7515" calcext:value-type="float">
            <text:p>17515</text:p>
          </table:table-cell>
          <table:table-cell office:value-type="float" office:value="8823" calcext:value-type="float">
            <text:p>8823</text:p>
          </table:table-cell>
          <table:table-cell office:value-type="float" office:value="174621" calcext:value-type="float">
            <text:p>174621</text:p>
          </table:table-cell>
          <table:table-cell office:value-type="float" office:value="92152" calcext:value-type="float">
            <text:p>92152</text:p>
          </table:table-cell>
        </table:table-row>
        <table:table-row table:style-name="ro2">
          <table:table-cell office:value-type="float" office:value="12100" calcext:value-type="float">
            <text:p>12100</text:p>
          </table:table-cell>
          <table:table-cell office:value-type="float" office:value="17130" calcext:value-type="float">
            <text:p>17130</text:p>
          </table:table-cell>
          <table:table-cell office:value-type="float" office:value="9056" calcext:value-type="float">
            <text:p>9056</text:p>
          </table:table-cell>
          <table:table-cell office:value-type="float" office:value="174798" calcext:value-type="float">
            <text:p>174798</text:p>
          </table:table-cell>
          <table:table-cell office:value-type="float" office:value="92311" calcext:value-type="float">
            <text:p>92311</text:p>
          </table:table-cell>
        </table:table-row>
        <table:table-row table:style-name="ro2">
          <table:table-cell office:value-type="float" office:value="12200" calcext:value-type="float">
            <text:p>12200</text:p>
          </table:table-cell>
          <table:table-cell office:value-type="float" office:value="17418" calcext:value-type="float">
            <text:p>17418</text:p>
          </table:table-cell>
          <table:table-cell office:value-type="float" office:value="9240" calcext:value-type="float">
            <text:p>9240</text:p>
          </table:table-cell>
          <table:table-cell office:value-type="float" office:value="175371" calcext:value-type="float">
            <text:p>175371</text:p>
          </table:table-cell>
          <table:table-cell office:value-type="float" office:value="92281" calcext:value-type="float">
            <text:p>92281</text:p>
          </table:table-cell>
        </table:table-row>
        <table:table-row table:style-name="ro2">
          <table:table-cell office:value-type="float" office:value="12300" calcext:value-type="float">
            <text:p>12300</text:p>
          </table:table-cell>
          <table:table-cell office:value-type="float" office:value="17854" calcext:value-type="float">
            <text:p>17854</text:p>
          </table:table-cell>
          <table:table-cell office:value-type="float" office:value="9307" calcext:value-type="float">
            <text:p>9307</text:p>
          </table:table-cell>
          <table:table-cell office:value-type="float" office:value="177686" calcext:value-type="float">
            <text:p>177686</text:p>
          </table:table-cell>
          <table:table-cell office:value-type="float" office:value="93397" calcext:value-type="float">
            <text:p>93397</text:p>
          </table:table-cell>
        </table:table-row>
        <table:table-row table:style-name="ro2">
          <table:table-cell office:value-type="float" office:value="12400" calcext:value-type="float">
            <text:p>12400</text:p>
          </table:table-cell>
          <table:table-cell office:value-type="float" office:value="17787" calcext:value-type="float">
            <text:p>17787</text:p>
          </table:table-cell>
          <table:table-cell office:value-type="float" office:value="9446" calcext:value-type="float">
            <text:p>9446</text:p>
          </table:table-cell>
          <table:table-cell office:value-type="float" office:value="180921" calcext:value-type="float">
            <text:p>180921</text:p>
          </table:table-cell>
          <table:table-cell office:value-type="float" office:value="96382" calcext:value-type="float">
            <text:p>96382</text:p>
          </table:table-cell>
        </table:table-row>
        <table:table-row table:style-name="ro2">
          <table:table-cell office:value-type="float" office:value="12500" calcext:value-type="float">
            <text:p>12500</text:p>
          </table:table-cell>
          <table:table-cell office:value-type="float" office:value="18056" calcext:value-type="float">
            <text:p>18056</text:p>
          </table:table-cell>
          <table:table-cell office:value-type="float" office:value="9483" calcext:value-type="float">
            <text:p>9483</text:p>
          </table:table-cell>
          <table:table-cell office:value-type="float" office:value="181959" calcext:value-type="float">
            <text:p>181959</text:p>
          </table:table-cell>
          <table:table-cell office:value-type="float" office:value="95851" calcext:value-type="float">
            <text:p>95851</text:p>
          </table:table-cell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float" office:value="18846" calcext:value-type="float">
            <text:p>18846</text:p>
          </table:table-cell>
          <table:table-cell office:value-type="float" office:value="10284" calcext:value-type="float">
            <text:p>10284</text:p>
          </table:table-cell>
          <table:table-cell office:value-type="float" office:value="182361" calcext:value-type="float">
            <text:p>182361</text:p>
          </table:table-cell>
          <table:table-cell office:value-type="float" office:value="97305" calcext:value-type="float">
            <text:p>97305</text:p>
          </table:table-cell>
        </table:table-row>
        <table:table-row table:style-name="ro2">
          <table:table-cell office:value-type="float" office:value="12700" calcext:value-type="float">
            <text:p>12700</text:p>
          </table:table-cell>
          <table:table-cell office:value-type="float" office:value="18186" calcext:value-type="float">
            <text:p>18186</text:p>
          </table:table-cell>
          <table:table-cell office:value-type="float" office:value="9566" calcext:value-type="float">
            <text:p>9566</text:p>
          </table:table-cell>
          <table:table-cell office:value-type="float" office:value="184535" calcext:value-type="float">
            <text:p>184535</text:p>
          </table:table-cell>
          <table:table-cell office:value-type="float" office:value="97560" calcext:value-type="float">
            <text:p>97560</text:p>
          </table:table-cell>
        </table:table-row>
        <table:table-row table:style-name="ro2">
          <table:table-cell office:value-type="float" office:value="12800" calcext:value-type="float">
            <text:p>12800</text:p>
          </table:table-cell>
          <table:table-cell office:value-type="float" office:value="18866" calcext:value-type="float">
            <text:p>18866</text:p>
          </table:table-cell>
          <table:table-cell office:value-type="float" office:value="10186" calcext:value-type="float">
            <text:p>10186</text:p>
          </table:table-cell>
          <table:table-cell office:value-type="float" office:value="185917" calcext:value-type="float">
            <text:p>185917</text:p>
          </table:table-cell>
          <table:table-cell office:value-type="float" office:value="97271" calcext:value-type="float">
            <text:p>97271</text:p>
          </table:table-cell>
        </table:table-row>
        <table:table-row table:style-name="ro2">
          <table:table-cell office:value-type="float" office:value="12900" calcext:value-type="float">
            <text:p>12900</text:p>
          </table:table-cell>
          <table:table-cell office:value-type="float" office:value="18518" calcext:value-type="float">
            <text:p>18518</text:p>
          </table:table-cell>
          <table:table-cell office:value-type="float" office:value="9456" calcext:value-type="float">
            <text:p>9456</text:p>
          </table:table-cell>
          <table:table-cell office:value-type="float" office:value="188204" calcext:value-type="float">
            <text:p>188204</text:p>
          </table:table-cell>
          <table:table-cell office:value-type="float" office:value="98966" calcext:value-type="float">
            <text:p>98966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9142" calcext:value-type="float">
            <text:p>19142</text:p>
          </table:table-cell>
          <table:table-cell office:value-type="float" office:value="10589" calcext:value-type="float">
            <text:p>10589</text:p>
          </table:table-cell>
          <table:table-cell office:value-type="float" office:value="190170" calcext:value-type="float">
            <text:p>190170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2">
          <table:table-cell office:value-type="float" office:value="13100" calcext:value-type="float">
            <text:p>13100</text:p>
          </table:table-cell>
          <table:table-cell office:value-type="float" office:value="19169" calcext:value-type="float">
            <text:p>19169</text:p>
          </table:table-cell>
          <table:table-cell office:value-type="float" office:value="10130" calcext:value-type="float">
            <text:p>10130</text:p>
          </table:table-cell>
          <table:table-cell office:value-type="float" office:value="192144" calcext:value-type="float">
            <text:p>192144</text:p>
          </table:table-cell>
          <table:table-cell office:value-type="float" office:value="101613" calcext:value-type="float">
            <text:p>101613</text:p>
          </table:table-cell>
        </table:table-row>
        <table:table-row table:style-name="ro2">
          <table:table-cell office:value-type="float" office:value="13200" calcext:value-type="float">
            <text:p>13200</text:p>
          </table:table-cell>
          <table:table-cell office:value-type="float" office:value="19346" calcext:value-type="float">
            <text:p>19346</text:p>
          </table:table-cell>
          <table:table-cell office:value-type="float" office:value="10597" calcext:value-type="float">
            <text:p>10597</text:p>
          </table:table-cell>
          <table:table-cell office:value-type="float" office:value="193947" calcext:value-type="float">
            <text:p>193947</text:p>
          </table:table-cell>
          <table:table-cell office:value-type="float" office:value="101566" calcext:value-type="float">
            <text:p>101566</text:p>
          </table:table-cell>
        </table:table-row>
        <table:table-row table:style-name="ro2">
          <table:table-cell office:value-type="float" office:value="13300" calcext:value-type="float">
            <text:p>13300</text:p>
          </table:table-cell>
          <table:table-cell office:value-type="float" office:value="19468" calcext:value-type="float">
            <text:p>19468</text:p>
          </table:table-cell>
          <table:table-cell office:value-type="float" office:value="10423" calcext:value-type="float">
            <text:p>10423</text:p>
          </table:table-cell>
          <table:table-cell office:value-type="float" office:value="194013" calcext:value-type="float">
            <text:p>194013</text:p>
          </table:table-cell>
          <table:table-cell office:value-type="float" office:value="102592" calcext:value-type="float">
            <text:p>102592</text:p>
          </table:table-cell>
        </table:table-row>
        <table:table-row table:style-name="ro2">
          <table:table-cell office:value-type="float" office:value="13400" calcext:value-type="float">
            <text:p>13400</text:p>
          </table:table-cell>
          <table:table-cell office:value-type="float" office:value="19545" calcext:value-type="float">
            <text:p>19545</text:p>
          </table:table-cell>
          <table:table-cell office:value-type="float" office:value="10323" calcext:value-type="float">
            <text:p>10323</text:p>
          </table:table-cell>
          <table:table-cell office:value-type="float" office:value="196349" calcext:value-type="float">
            <text:p>196349</text:p>
          </table:table-cell>
          <table:table-cell office:value-type="float" office:value="103743" calcext:value-type="float">
            <text:p>103743</text:p>
          </table:table-cell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19417" calcext:value-type="float">
            <text:p>19417</text:p>
          </table:table-cell>
          <table:table-cell office:value-type="float" office:value="10325" calcext:value-type="float">
            <text:p>10325</text:p>
          </table:table-cell>
          <table:table-cell office:value-type="float" office:value="198099" calcext:value-type="float">
            <text:p>198099</text:p>
          </table:table-cell>
          <table:table-cell office:value-type="float" office:value="104942" calcext:value-type="float">
            <text:p>104942</text:p>
          </table:table-cell>
        </table:table-row>
        <table:table-row table:style-name="ro2">
          <table:table-cell office:value-type="float" office:value="13600" calcext:value-type="float">
            <text:p>13600</text:p>
          </table:table-cell>
          <table:table-cell office:value-type="float" office:value="19950" calcext:value-type="float">
            <text:p>19950</text:p>
          </table:table-cell>
          <table:table-cell office:value-type="float" office:value="10502" calcext:value-type="float">
            <text:p>10502</text:p>
          </table:table-cell>
          <table:table-cell office:value-type="float" office:value="200591" calcext:value-type="float">
            <text:p>200591</text:p>
          </table:table-cell>
          <table:table-cell office:value-type="float" office:value="107193" calcext:value-type="float">
            <text:p>107193</text:p>
          </table:table-cell>
        </table:table-row>
        <table:table-row table:style-name="ro2">
          <table:table-cell office:value-type="float" office:value="13700" calcext:value-type="float">
            <text:p>13700</text:p>
          </table:table-cell>
          <table:table-cell office:value-type="float" office:value="20208" calcext:value-type="float">
            <text:p>20208</text:p>
          </table:table-cell>
          <table:table-cell office:value-type="float" office:value="10516" calcext:value-type="float">
            <text:p>10516</text:p>
          </table:table-cell>
          <table:table-cell office:value-type="float" office:value="203202" calcext:value-type="float">
            <text:p>203202</text:p>
          </table:table-cell>
          <table:table-cell office:value-type="float" office:value="108426" calcext:value-type="float">
            <text:p>108426</text:p>
          </table:table-cell>
        </table:table-row>
        <table:table-row table:style-name="ro2">
          <table:table-cell office:value-type="float" office:value="13800" calcext:value-type="float">
            <text:p>13800</text:p>
          </table:table-cell>
          <table:table-cell office:value-type="float" office:value="20385" calcext:value-type="float">
            <text:p>20385</text:p>
          </table:table-cell>
          <table:table-cell office:value-type="float" office:value="10584" calcext:value-type="float">
            <text:p>10584</text:p>
          </table:table-cell>
          <table:table-cell office:value-type="float" office:value="202588" calcext:value-type="float">
            <text:p>202588</text:p>
          </table:table-cell>
          <table:table-cell office:value-type="float" office:value="106557" calcext:value-type="float">
            <text:p>106557</text:p>
          </table:table-cell>
        </table:table-row>
        <table:table-row table:style-name="ro2">
          <table:table-cell office:value-type="float" office:value="13900" calcext:value-type="float">
            <text:p>13900</text:p>
          </table:table-cell>
          <table:table-cell office:value-type="float" office:value="20884" calcext:value-type="float">
            <text:p>20884</text:p>
          </table:table-cell>
          <table:table-cell office:value-type="float" office:value="10885" calcext:value-type="float">
            <text:p>10885</text:p>
          </table:table-cell>
          <table:table-cell office:value-type="float" office:value="205734" calcext:value-type="float">
            <text:p>205734</text:p>
          </table:table-cell>
          <table:table-cell office:value-type="float" office:value="109364" calcext:value-type="float">
            <text:p>109364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1119" calcext:value-type="float">
            <text:p>21119</text:p>
          </table:table-cell>
          <table:table-cell office:value-type="float" office:value="11196" calcext:value-type="float">
            <text:p>11196</text:p>
          </table:table-cell>
          <table:table-cell office:value-type="float" office:value="207825" calcext:value-type="float">
            <text:p>207825</text:p>
          </table:table-cell>
          <table:table-cell office:value-type="float" office:value="108978" calcext:value-type="float">
            <text:p>108978</text:p>
          </table:table-cell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20976" calcext:value-type="float">
            <text:p>20976</text:p>
          </table:table-cell>
          <table:table-cell office:value-type="float" office:value="11293" calcext:value-type="float">
            <text:p>11293</text:p>
          </table:table-cell>
          <table:table-cell office:value-type="float" office:value="208597" calcext:value-type="float">
            <text:p>208597</text:p>
          </table:table-cell>
          <table:table-cell office:value-type="float" office:value="111183" calcext:value-type="float">
            <text:p>111183</text:p>
          </table:table-cell>
        </table:table-row>
        <table:table-row table:style-name="ro2">
          <table:table-cell office:value-type="float" office:value="14200" calcext:value-type="float">
            <text:p>14200</text:p>
          </table:table-cell>
          <table:table-cell office:value-type="float" office:value="21222" calcext:value-type="float">
            <text:p>21222</text:p>
          </table:table-cell>
          <table:table-cell office:value-type="float" office:value="11072" calcext:value-type="float">
            <text:p>11072</text:p>
          </table:table-cell>
          <table:table-cell office:value-type="float" office:value="209484" calcext:value-type="float">
            <text:p>209484</text:p>
          </table:table-cell>
          <table:table-cell office:value-type="float" office:value="110034" calcext:value-type="float">
            <text:p>110034</text:p>
          </table:table-cell>
        </table:table-row>
        <table:table-row table:style-name="ro2">
          <table:table-cell office:value-type="float" office:value="14300" calcext:value-type="float">
            <text:p>14300</text:p>
          </table:table-cell>
          <table:table-cell office:value-type="float" office:value="21332" calcext:value-type="float">
            <text:p>21332</text:p>
          </table:table-cell>
          <table:table-cell office:value-type="float" office:value="11343" calcext:value-type="float">
            <text:p>11343</text:p>
          </table:table-cell>
          <table:table-cell office:value-type="float" office:value="212607" calcext:value-type="float">
            <text:p>212607</text:p>
          </table:table-cell>
          <table:table-cell office:value-type="float" office:value="112570" calcext:value-type="float">
            <text:p>112570</text:p>
          </table:table-cell>
        </table:table-row>
        <table:table-row table:style-name="ro2">
          <table:table-cell office:value-type="float" office:value="14400" calcext:value-type="float">
            <text:p>14400</text:p>
          </table:table-cell>
          <table:table-cell office:value-type="float" office:value="21477" calcext:value-type="float">
            <text:p>21477</text:p>
          </table:table-cell>
          <table:table-cell office:value-type="float" office:value="11364" calcext:value-type="float">
            <text:p>11364</text:p>
          </table:table-cell>
          <table:table-cell office:value-type="float" office:value="214760" calcext:value-type="float">
            <text:p>214760</text:p>
          </table:table-cell>
          <table:table-cell office:value-type="float" office:value="114606" calcext:value-type="float">
            <text:p>114606</text:p>
          </table:table-cell>
        </table:table-row>
        <table:table-row table:style-name="ro2">
          <table:table-cell office:value-type="float" office:value="14500" calcext:value-type="float">
            <text:p>14500</text:p>
          </table:table-cell>
          <table:table-cell office:value-type="float" office:value="21460" calcext:value-type="float">
            <text:p>21460</text:p>
          </table:table-cell>
          <table:table-cell office:value-type="float" office:value="11833" calcext:value-type="float">
            <text:p>11833</text:p>
          </table:table-cell>
          <table:table-cell office:value-type="float" office:value="214992" calcext:value-type="float">
            <text:p>214992</text:p>
          </table:table-cell>
          <table:table-cell office:value-type="float" office:value="113787" calcext:value-type="float">
            <text:p>113787</text:p>
          </table:table-cell>
        </table:table-row>
        <table:table-row table:style-name="ro2">
          <table:table-cell office:value-type="float" office:value="14600" calcext:value-type="float">
            <text:p>14600</text:p>
          </table:table-cell>
          <table:table-cell office:value-type="float" office:value="21644" calcext:value-type="float">
            <text:p>21644</text:p>
          </table:table-cell>
          <table:table-cell office:value-type="float" office:value="11718" calcext:value-type="float">
            <text:p>11718</text:p>
          </table:table-cell>
          <table:table-cell office:value-type="float" office:value="215914" calcext:value-type="float">
            <text:p>215914</text:p>
          </table:table-cell>
          <table:table-cell office:value-type="float" office:value="114176" calcext:value-type="float">
            <text:p>114176</text:p>
          </table:table-cell>
        </table:table-row>
        <table:table-row table:style-name="ro2">
          <table:table-cell office:value-type="float" office:value="14700" calcext:value-type="float">
            <text:p>14700</text:p>
          </table:table-cell>
          <table:table-cell office:value-type="float" office:value="22567" calcext:value-type="float">
            <text:p>22567</text:p>
          </table:table-cell>
          <table:table-cell office:value-type="float" office:value="11657" calcext:value-type="float">
            <text:p>11657</text:p>
          </table:table-cell>
          <table:table-cell office:value-type="float" office:value="217707" calcext:value-type="float">
            <text:p>217707</text:p>
          </table:table-cell>
          <table:table-cell office:value-type="float" office:value="114212" calcext:value-type="float">
            <text:p>114212</text:p>
          </table:table-cell>
        </table:table-row>
        <table:table-row table:style-name="ro2">
          <table:table-cell office:value-type="float" office:value="14800" calcext:value-type="float">
            <text:p>14800</text:p>
          </table:table-cell>
          <table:table-cell office:value-type="float" office:value="21661" calcext:value-type="float">
            <text:p>21661</text:p>
          </table:table-cell>
          <table:table-cell office:value-type="float" office:value="11718" calcext:value-type="float">
            <text:p>11718</text:p>
          </table:table-cell>
          <table:table-cell office:value-type="float" office:value="219746" calcext:value-type="float">
            <text:p>219746</text:p>
          </table:table-cell>
          <table:table-cell office:value-type="float" office:value="116802" calcext:value-type="float">
            <text:p>116802</text:p>
          </table:table-cell>
        </table:table-row>
        <table:table-row table:style-name="ro2">
          <table:table-cell office:value-type="float" office:value="14900" calcext:value-type="float">
            <text:p>14900</text:p>
          </table:table-cell>
          <table:table-cell office:value-type="float" office:value="21971" calcext:value-type="float">
            <text:p>21971</text:p>
          </table:table-cell>
          <table:table-cell office:value-type="float" office:value="11518" calcext:value-type="float">
            <text:p>11518</text:p>
          </table:table-cell>
          <table:table-cell office:value-type="float" office:value="222128" calcext:value-type="float">
            <text:p>222128</text:p>
          </table:table-cell>
          <table:table-cell office:value-type="float" office:value="117104" calcext:value-type="float">
            <text:p>117104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2052" calcext:value-type="float">
            <text:p>22052</text:p>
          </table:table-cell>
          <table:table-cell office:value-type="float" office:value="11290" calcext:value-type="float">
            <text:p>11290</text:p>
          </table:table-cell>
          <table:table-cell office:value-type="float" office:value="222985" calcext:value-type="float">
            <text:p>222985</text:p>
          </table:table-cell>
          <table:table-cell office:value-type="float" office:value="117680" calcext:value-type="float">
            <text:p>117680</text:p>
          </table:table-cell>
        </table:table-row>
        <table:table-row table:style-name="ro2">
          <table:table-cell office:value-type="float" office:value="15100" calcext:value-type="float">
            <text:p>15100</text:p>
          </table:table-cell>
          <table:table-cell office:value-type="float" office:value="22825" calcext:value-type="float">
            <text:p>22825</text:p>
          </table:table-cell>
          <table:table-cell office:value-type="float" office:value="12176" calcext:value-type="float">
            <text:p>12176</text:p>
          </table:table-cell>
          <table:table-cell office:value-type="float" office:value="224857" calcext:value-type="float">
            <text:p>224857</text:p>
          </table:table-cell>
          <table:table-cell office:value-type="float" office:value="118538" calcext:value-type="float">
            <text:p>118538</text:p>
          </table:table-cell>
        </table:table-row>
        <table:table-row table:style-name="ro2">
          <table:table-cell office:value-type="float" office:value="15200" calcext:value-type="float">
            <text:p>15200</text:p>
          </table:table-cell>
          <table:table-cell office:value-type="float" office:value="22756" calcext:value-type="float">
            <text:p>22756</text:p>
          </table:table-cell>
          <table:table-cell office:value-type="float" office:value="12002" calcext:value-type="float">
            <text:p>12002</text:p>
          </table:table-cell>
          <table:table-cell office:value-type="float" office:value="229364" calcext:value-type="float">
            <text:p>229364</text:p>
          </table:table-cell>
          <table:table-cell office:value-type="float" office:value="122354" calcext:value-type="float">
            <text:p>122354</text:p>
          </table:table-cell>
        </table:table-row>
        <table:table-row table:style-name="ro2">
          <table:table-cell office:value-type="float" office:value="15300" calcext:value-type="float">
            <text:p>15300</text:p>
          </table:table-cell>
          <table:table-cell office:value-type="float" office:value="22631" calcext:value-type="float">
            <text:p>22631</text:p>
          </table:table-cell>
          <table:table-cell office:value-type="float" office:value="11709" calcext:value-type="float">
            <text:p>11709</text:p>
          </table:table-cell>
          <table:table-cell office:value-type="float" office:value="229088" calcext:value-type="float">
            <text:p>229088</text:p>
          </table:table-cell>
          <table:table-cell office:value-type="float" office:value="122136" calcext:value-type="float">
            <text:p>122136</text:p>
          </table:table-cell>
        </table:table-row>
        <table:table-row table:style-name="ro2">
          <table:table-cell office:value-type="float" office:value="15400" calcext:value-type="float">
            <text:p>15400</text:p>
          </table:table-cell>
          <table:table-cell office:value-type="float" office:value="23084" calcext:value-type="float">
            <text:p>23084</text:p>
          </table:table-cell>
          <table:table-cell office:value-type="float" office:value="12322" calcext:value-type="float">
            <text:p>12322</text:p>
          </table:table-cell>
          <table:table-cell office:value-type="float" office:value="230067" calcext:value-type="float">
            <text:p>230067</text:p>
          </table:table-cell>
          <table:table-cell office:value-type="float" office:value="121266" calcext:value-type="float">
            <text:p>121266</text:p>
          </table:table-cell>
        </table:table-row>
        <table:table-row table:style-name="ro2">
          <table:table-cell office:value-type="float" office:value="15500" calcext:value-type="float">
            <text:p>15500</text:p>
          </table:table-cell>
          <table:table-cell office:value-type="float" office:value="23259" calcext:value-type="float">
            <text:p>23259</text:p>
          </table:table-cell>
          <table:table-cell office:value-type="float" office:value="12284" calcext:value-type="float">
            <text:p>12284</text:p>
          </table:table-cell>
          <table:table-cell office:value-type="float" office:value="230975" calcext:value-type="float">
            <text:p>230975</text:p>
          </table:table-cell>
          <table:table-cell office:value-type="float" office:value="121560" calcext:value-type="float">
            <text:p>121560</text:p>
          </table:table-cell>
        </table:table-row>
        <table:table-row table:style-name="ro2">
          <table:table-cell office:value-type="float" office:value="15600" calcext:value-type="float">
            <text:p>15600</text:p>
          </table:table-cell>
          <table:table-cell office:value-type="float" office:value="23423" calcext:value-type="float">
            <text:p>23423</text:p>
          </table:table-cell>
          <table:table-cell office:value-type="float" office:value="12097" calcext:value-type="float">
            <text:p>12097</text:p>
          </table:table-cell>
          <table:table-cell office:value-type="float" office:value="233435" calcext:value-type="float">
            <text:p>233435</text:p>
          </table:table-cell>
          <table:table-cell office:value-type="float" office:value="123616" calcext:value-type="float">
            <text:p>123616</text:p>
          </table:table-cell>
        </table:table-row>
        <table:table-row table:style-name="ro2">
          <table:table-cell office:value-type="float" office:value="15700" calcext:value-type="float">
            <text:p>15700</text:p>
          </table:table-cell>
          <table:table-cell office:value-type="float" office:value="22834" calcext:value-type="float">
            <text:p>22834</text:p>
          </table:table-cell>
          <table:table-cell office:value-type="float" office:value="12137" calcext:value-type="float">
            <text:p>12137</text:p>
          </table:table-cell>
          <table:table-cell office:value-type="float" office:value="234537" calcext:value-type="float">
            <text:p>234537</text:p>
          </table:table-cell>
          <table:table-cell office:value-type="float" office:value="124593" calcext:value-type="float">
            <text:p>124593</text:p>
          </table:table-cell>
        </table:table-row>
        <table:table-row table:style-name="ro2">
          <table:table-cell office:value-type="float" office:value="15800" calcext:value-type="float">
            <text:p>15800</text:p>
          </table:table-cell>
          <table:table-cell office:value-type="float" office:value="23777" calcext:value-type="float">
            <text:p>23777</text:p>
          </table:table-cell>
          <table:table-cell office:value-type="float" office:value="12590" calcext:value-type="float">
            <text:p>12590</text:p>
          </table:table-cell>
          <table:table-cell office:value-type="float" office:value="239134" calcext:value-type="float">
            <text:p>239134</text:p>
          </table:table-cell>
          <table:table-cell office:value-type="float" office:value="126299" calcext:value-type="float">
            <text:p>126299</text:p>
          </table:table-cell>
        </table:table-row>
        <table:table-row table:style-name="ro2">
          <table:table-cell office:value-type="float" office:value="15900" calcext:value-type="float">
            <text:p>15900</text:p>
          </table:table-cell>
          <table:table-cell office:value-type="float" office:value="24438" calcext:value-type="float">
            <text:p>24438</text:p>
          </table:table-cell>
          <table:table-cell office:value-type="float" office:value="13115" calcext:value-type="float">
            <text:p>13115</text:p>
          </table:table-cell>
          <table:table-cell office:value-type="float" office:value="238277" calcext:value-type="float">
            <text:p>238277</text:p>
          </table:table-cell>
          <table:table-cell office:value-type="float" office:value="126294" calcext:value-type="float">
            <text:p>126294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4173" calcext:value-type="float">
            <text:p>24173</text:p>
          </table:table-cell>
          <table:table-cell office:value-type="float" office:value="13120" calcext:value-type="float">
            <text:p>13120</text:p>
          </table:table-cell>
          <table:table-cell office:value-type="float" office:value="240019" calcext:value-type="float">
            <text:p>240019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2">
          <table:table-cell office:value-type="float" office:value="16100" calcext:value-type="float">
            <text:p>16100</text:p>
          </table:table-cell>
          <table:table-cell office:value-type="float" office:value="24683" calcext:value-type="float">
            <text:p>24683</text:p>
          </table:table-cell>
          <table:table-cell office:value-type="float" office:value="12799" calcext:value-type="float">
            <text:p>12799</text:p>
          </table:table-cell>
          <table:table-cell office:value-type="float" office:value="241622" calcext:value-type="float">
            <text:p>241622</text:p>
          </table:table-cell>
          <table:table-cell office:value-type="float" office:value="128335" calcext:value-type="float">
            <text:p>128335</text:p>
          </table:table-cell>
        </table:table-row>
        <table:table-row table:style-name="ro2">
          <table:table-cell office:value-type="float" office:value="16200" calcext:value-type="float">
            <text:p>16200</text:p>
          </table:table-cell>
          <table:table-cell office:value-type="float" office:value="23918" calcext:value-type="float">
            <text:p>23918</text:p>
          </table:table-cell>
          <table:table-cell office:value-type="float" office:value="12716" calcext:value-type="float">
            <text:p>12716</text:p>
          </table:table-cell>
          <table:table-cell office:value-type="float" office:value="243993" calcext:value-type="float">
            <text:p>243993</text:p>
          </table:table-cell>
          <table:table-cell office:value-type="float" office:value="127929" calcext:value-type="float">
            <text:p>127929</text:p>
          </table:table-cell>
        </table:table-row>
        <table:table-row table:style-name="ro2">
          <table:table-cell office:value-type="float" office:value="16300" calcext:value-type="float">
            <text:p>16300</text:p>
          </table:table-cell>
          <table:table-cell office:value-type="float" office:value="24442" calcext:value-type="float">
            <text:p>24442</text:p>
          </table:table-cell>
          <table:table-cell office:value-type="float" office:value="12778" calcext:value-type="float">
            <text:p>12778</text:p>
          </table:table-cell>
          <table:table-cell office:value-type="float" office:value="244583" calcext:value-type="float">
            <text:p>244583</text:p>
          </table:table-cell>
          <table:table-cell office:value-type="float" office:value="129317" calcext:value-type="float">
            <text:p>129317</text:p>
          </table:table-cell>
        </table:table-row>
        <table:table-row table:style-name="ro2">
          <table:table-cell office:value-type="float" office:value="16400" calcext:value-type="float">
            <text:p>16400</text:p>
          </table:table-cell>
          <table:table-cell office:value-type="float" office:value="24646" calcext:value-type="float">
            <text:p>24646</text:p>
          </table:table-cell>
          <table:table-cell office:value-type="float" office:value="12972" calcext:value-type="float">
            <text:p>12972</text:p>
          </table:table-cell>
          <table:table-cell office:value-type="float" office:value="247469" calcext:value-type="float">
            <text:p>247469</text:p>
          </table:table-cell>
          <table:table-cell office:value-type="float" office:value="129557" calcext:value-type="float">
            <text:p>129557</text:p>
          </table:table-cell>
        </table:table-row>
        <table:table-row table:style-name="ro2">
          <table:table-cell office:value-type="float" office:value="16500" calcext:value-type="float">
            <text:p>16500</text:p>
          </table:table-cell>
          <table:table-cell office:value-type="float" office:value="24346" calcext:value-type="float">
            <text:p>24346</text:p>
          </table:table-cell>
          <table:table-cell office:value-type="float" office:value="12529" calcext:value-type="float">
            <text:p>12529</text:p>
          </table:table-cell>
          <table:table-cell office:value-type="float" office:value="249308" calcext:value-type="float">
            <text:p>249308</text:p>
          </table:table-cell>
          <table:table-cell office:value-type="float" office:value="132252" calcext:value-type="float">
            <text:p>132252</text:p>
          </table:table-cell>
        </table:table-row>
        <table:table-row table:style-name="ro2">
          <table:table-cell office:value-type="float" office:value="16600" calcext:value-type="float">
            <text:p>16600</text:p>
          </table:table-cell>
          <table:table-cell office:value-type="float" office:value="25082" calcext:value-type="float">
            <text:p>25082</text:p>
          </table:table-cell>
          <table:table-cell office:value-type="float" office:value="12915" calcext:value-type="float">
            <text:p>12915</text:p>
          </table:table-cell>
          <table:table-cell office:value-type="float" office:value="250086" calcext:value-type="float">
            <text:p>250086</text:p>
          </table:table-cell>
          <table:table-cell office:value-type="float" office:value="133236" calcext:value-type="float">
            <text:p>133236</text:p>
          </table:table-cell>
        </table:table-row>
        <table:table-row table:style-name="ro2">
          <table:table-cell office:value-type="float" office:value="16700" calcext:value-type="float">
            <text:p>16700</text:p>
          </table:table-cell>
          <table:table-cell office:value-type="float" office:value="25563" calcext:value-type="float">
            <text:p>25563</text:p>
          </table:table-cell>
          <table:table-cell office:value-type="float" office:value="13318" calcext:value-type="float">
            <text:p>13318</text:p>
          </table:table-cell>
          <table:table-cell office:value-type="float" office:value="250714" calcext:value-type="float">
            <text:p>250714</text:p>
          </table:table-cell>
          <table:table-cell office:value-type="float" office:value="132365" calcext:value-type="float">
            <text:p>132365</text:p>
          </table:table-cell>
        </table:table-row>
        <table:table-row table:style-name="ro2">
          <table:table-cell office:value-type="float" office:value="16800" calcext:value-type="float">
            <text:p>16800</text:p>
          </table:table-cell>
          <table:table-cell office:value-type="float" office:value="25123" calcext:value-type="float">
            <text:p>25123</text:p>
          </table:table-cell>
          <table:table-cell office:value-type="float" office:value="13438" calcext:value-type="float">
            <text:p>13438</text:p>
          </table:table-cell>
          <table:table-cell office:value-type="float" office:value="253381" calcext:value-type="float">
            <text:p>253381</text:p>
          </table:table-cell>
          <table:table-cell office:value-type="float" office:value="135726" calcext:value-type="float">
            <text:p>135726</text:p>
          </table:table-cell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5323" calcext:value-type="float">
            <text:p>25323</text:p>
          </table:table-cell>
          <table:table-cell office:value-type="float" office:value="13322" calcext:value-type="float">
            <text:p>13322</text:p>
          </table:table-cell>
          <table:table-cell office:value-type="float" office:value="256041" calcext:value-type="float">
            <text:p>256041</text:p>
          </table:table-cell>
          <table:table-cell office:value-type="float" office:value="134806" calcext:value-type="float">
            <text:p>134806</text:p>
          </table:table-cell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25394" calcext:value-type="float">
            <text:p>25394</text:p>
          </table:table-cell>
          <table:table-cell office:value-type="float" office:value="13400" calcext:value-type="float">
            <text:p>13400</text:p>
          </table:table-cell>
          <table:table-cell office:value-type="float" office:value="255594" calcext:value-type="float">
            <text:p>255594</text:p>
          </table:table-cell>
          <table:table-cell office:value-type="float" office:value="136247" calcext:value-type="float">
            <text:p>136247</text:p>
          </table:table-cell>
        </table:table-row>
        <table:table-row table:style-name="ro2">
          <table:table-cell office:value-type="float" office:value="17100" calcext:value-type="float">
            <text:p>17100</text:p>
          </table:table-cell>
          <table:table-cell office:value-type="float" office:value="25825" calcext:value-type="float">
            <text:p>25825</text:p>
          </table:table-cell>
          <table:table-cell office:value-type="float" office:value="13519" calcext:value-type="float">
            <text:p>13519</text:p>
          </table:table-cell>
          <table:table-cell office:value-type="float" office:value="259044" calcext:value-type="float">
            <text:p>259044</text:p>
          </table:table-cell>
          <table:table-cell office:value-type="float" office:value="136027" calcext:value-type="float">
            <text:p>136027</text:p>
          </table:table-cell>
        </table:table-row>
        <table:table-row table:style-name="ro2">
          <table:table-cell office:value-type="float" office:value="17200" calcext:value-type="float">
            <text:p>17200</text:p>
          </table:table-cell>
          <table:table-cell office:value-type="float" office:value="25896" calcext:value-type="float">
            <text:p>25896</text:p>
          </table:table-cell>
          <table:table-cell office:value-type="float" office:value="13960" calcext:value-type="float">
            <text:p>13960</text:p>
          </table:table-cell>
          <table:table-cell office:value-type="float" office:value="262005" calcext:value-type="float">
            <text:p>262005</text:p>
          </table:table-cell>
          <table:table-cell office:value-type="float" office:value="138717" calcext:value-type="float">
            <text:p>138717</text:p>
          </table:table-cell>
        </table:table-row>
        <table:table-row table:style-name="ro2">
          <table:table-cell office:value-type="float" office:value="17300" calcext:value-type="float">
            <text:p>17300</text:p>
          </table:table-cell>
          <table:table-cell office:value-type="float" office:value="26035" calcext:value-type="float">
            <text:p>26035</text:p>
          </table:table-cell>
          <table:table-cell office:value-type="float" office:value="13639" calcext:value-type="float">
            <text:p>13639</text:p>
          </table:table-cell>
          <table:table-cell office:value-type="float" office:value="263597" calcext:value-type="float">
            <text:p>263597</text:p>
          </table:table-cell>
          <table:table-cell office:value-type="float" office:value="138401" calcext:value-type="float">
            <text:p>138401</text:p>
          </table:table-cell>
        </table:table-row>
        <table:table-row table:style-name="ro2">
          <table:table-cell office:value-type="float" office:value="17400" calcext:value-type="float">
            <text:p>17400</text:p>
          </table:table-cell>
          <table:table-cell office:value-type="float" office:value="26572" calcext:value-type="float">
            <text:p>26572</text:p>
          </table:table-cell>
          <table:table-cell office:value-type="float" office:value="13950" calcext:value-type="float">
            <text:p>13950</text:p>
          </table:table-cell>
          <table:table-cell office:value-type="float" office:value="264232" calcext:value-type="float">
            <text:p>264232</text:p>
          </table:table-cell>
          <table:table-cell office:value-type="float" office:value="139123" calcext:value-type="float">
            <text:p>139123</text:p>
          </table:table-cell>
        </table:table-row>
        <table:table-row table:style-name="ro2">
          <table:table-cell office:value-type="float" office:value="17500" calcext:value-type="float">
            <text:p>17500</text:p>
          </table:table-cell>
          <table:table-cell office:value-type="float" office:value="26039" calcext:value-type="float">
            <text:p>26039</text:p>
          </table:table-cell>
          <table:table-cell office:value-type="float" office:value="14148" calcext:value-type="float">
            <text:p>14148</text:p>
          </table:table-cell>
          <table:table-cell office:value-type="float" office:value="263329" calcext:value-type="float">
            <text:p>263329</text:p>
          </table:table-cell>
          <table:table-cell office:value-type="float" office:value="140053" calcext:value-type="float">
            <text:p>140053</text:p>
          </table:table-cell>
        </table:table-row>
        <table:table-row table:style-name="ro2">
          <table:table-cell office:value-type="float" office:value="17600" calcext:value-type="float">
            <text:p>17600</text:p>
          </table:table-cell>
          <table:table-cell office:value-type="float" office:value="27501" calcext:value-type="float">
            <text:p>27501</text:p>
          </table:table-cell>
          <table:table-cell office:value-type="float" office:value="14612" calcext:value-type="float">
            <text:p>14612</text:p>
          </table:table-cell>
          <table:table-cell office:value-type="float" office:value="266222" calcext:value-type="float">
            <text:p>266222</text:p>
          </table:table-cell>
          <table:table-cell office:value-type="float" office:value="140420" calcext:value-type="float">
            <text:p>140420</text:p>
          </table:table-cell>
        </table:table-row>
        <table:table-row table:style-name="ro2">
          <table:table-cell office:value-type="float" office:value="17700" calcext:value-type="float">
            <text:p>17700</text:p>
          </table:table-cell>
          <table:table-cell office:value-type="float" office:value="26773" calcext:value-type="float">
            <text:p>26773</text:p>
          </table:table-cell>
          <table:table-cell office:value-type="float" office:value="13871" calcext:value-type="float">
            <text:p>13871</text:p>
          </table:table-cell>
          <table:table-cell office:value-type="float" office:value="271791" calcext:value-type="float">
            <text:p>271791</text:p>
          </table:table-cell>
          <table:table-cell office:value-type="float" office:value="142796" calcext:value-type="float">
            <text:p>142796</text:p>
          </table:table-cell>
        </table:table-row>
        <table:table-row table:style-name="ro2">
          <table:table-cell office:value-type="float" office:value="17800" calcext:value-type="float">
            <text:p>17800</text:p>
          </table:table-cell>
          <table:table-cell office:value-type="float" office:value="26756" calcext:value-type="float">
            <text:p>26756</text:p>
          </table:table-cell>
          <table:table-cell office:value-type="float" office:value="14480" calcext:value-type="float">
            <text:p>14480</text:p>
          </table:table-cell>
          <table:table-cell office:value-type="float" office:value="272053" calcext:value-type="float">
            <text:p>272053</text:p>
          </table:table-cell>
          <table:table-cell office:value-type="float" office:value="143300" calcext:value-type="float">
            <text:p>143300</text:p>
          </table:table-cell>
        </table:table-row>
        <table:table-row table:style-name="ro2">
          <table:table-cell office:value-type="float" office:value="17900" calcext:value-type="float">
            <text:p>17900</text:p>
          </table:table-cell>
          <table:table-cell office:value-type="float" office:value="27768" calcext:value-type="float">
            <text:p>27768</text:p>
          </table:table-cell>
          <table:table-cell office:value-type="float" office:value="14574" calcext:value-type="float">
            <text:p>14574</text:p>
          </table:table-cell>
          <table:table-cell office:value-type="float" office:value="272270" calcext:value-type="float">
            <text:p>272270</text:p>
          </table:table-cell>
          <table:table-cell office:value-type="float" office:value="143293" calcext:value-type="float">
            <text:p>143293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27548" calcext:value-type="float">
            <text:p>27548</text:p>
          </table:table-cell>
          <table:table-cell office:value-type="float" office:value="14580" calcext:value-type="float">
            <text:p>14580</text:p>
          </table:table-cell>
          <table:table-cell office:value-type="float" office:value="274766" calcext:value-type="float">
            <text:p>274766</text:p>
          </table:table-cell>
          <table:table-cell office:value-type="float" office:value="143703" calcext:value-type="float">
            <text:p>143703</text:p>
          </table:table-cell>
        </table:table-row>
        <table:table-row table:style-name="ro2">
          <table:table-cell office:value-type="float" office:value="18100" calcext:value-type="float">
            <text:p>18100</text:p>
          </table:table-cell>
          <table:table-cell office:value-type="float" office:value="27085" calcext:value-type="float">
            <text:p>27085</text:p>
          </table:table-cell>
          <table:table-cell office:value-type="float" office:value="14134" calcext:value-type="float">
            <text:p>14134</text:p>
          </table:table-cell>
          <table:table-cell office:value-type="float" office:value="275318" calcext:value-type="float">
            <text:p>275318</text:p>
          </table:table-cell>
          <table:table-cell office:value-type="float" office:value="146063" calcext:value-type="float">
            <text:p>146063</text:p>
          </table:table-cell>
        </table:table-row>
        <table:table-row table:style-name="ro2">
          <table:table-cell office:value-type="float" office:value="18200" calcext:value-type="float">
            <text:p>18200</text:p>
          </table:table-cell>
          <table:table-cell office:value-type="float" office:value="28037" calcext:value-type="float">
            <text:p>28037</text:p>
          </table:table-cell>
          <table:table-cell office:value-type="float" office:value="14880" calcext:value-type="float">
            <text:p>14880</text:p>
          </table:table-cell>
          <table:table-cell office:value-type="float" office:value="277685" calcext:value-type="float">
            <text:p>277685</text:p>
          </table:table-cell>
          <table:table-cell office:value-type="float" office:value="147651" calcext:value-type="float">
            <text:p>147651</text:p>
          </table:table-cell>
        </table:table-row>
        <table:table-row table:style-name="ro2">
          <table:table-cell office:value-type="float" office:value="18300" calcext:value-type="float">
            <text:p>18300</text:p>
          </table:table-cell>
          <table:table-cell office:value-type="float" office:value="28237" calcext:value-type="float">
            <text:p>28237</text:p>
          </table:table-cell>
          <table:table-cell office:value-type="float" office:value="14878" calcext:value-type="float">
            <text:p>14878</text:p>
          </table:table-cell>
          <table:table-cell office:value-type="float" office:value="280453" calcext:value-type="float">
            <text:p>280453</text:p>
          </table:table-cell>
          <table:table-cell office:value-type="float" office:value="147041" calcext:value-type="float">
            <text:p>147041</text:p>
          </table:table-cell>
        </table:table-row>
        <table:table-row table:style-name="ro2">
          <table:table-cell office:value-type="float" office:value="18400" calcext:value-type="float">
            <text:p>18400</text:p>
          </table:table-cell>
          <table:table-cell office:value-type="float" office:value="27419" calcext:value-type="float">
            <text:p>27419</text:p>
          </table:table-cell>
          <table:table-cell office:value-type="float" office:value="14495" calcext:value-type="float">
            <text:p>14495</text:p>
          </table:table-cell>
          <table:table-cell office:value-type="float" office:value="278844" calcext:value-type="float">
            <text:p>278844</text:p>
          </table:table-cell>
          <table:table-cell office:value-type="float" office:value="148749" calcext:value-type="float">
            <text:p>148749</text:p>
          </table:table-cell>
        </table:table-row>
        <table:table-row table:style-name="ro2">
          <table:table-cell office:value-type="float" office:value="18500" calcext:value-type="float">
            <text:p>18500</text:p>
          </table:table-cell>
          <table:table-cell office:value-type="float" office:value="27736" calcext:value-type="float">
            <text:p>27736</text:p>
          </table:table-cell>
          <table:table-cell office:value-type="float" office:value="14450" calcext:value-type="float">
            <text:p>14450</text:p>
          </table:table-cell>
          <table:table-cell office:value-type="float" office:value="283983" calcext:value-type="float">
            <text:p>283983</text:p>
          </table:table-cell>
          <table:table-cell office:value-type="float" office:value="149167" calcext:value-type="float">
            <text:p>149167</text:p>
          </table:table-cell>
        </table:table-row>
        <table:table-row table:style-name="ro2">
          <table:table-cell office:value-type="float" office:value="18600" calcext:value-type="float">
            <text:p>18600</text:p>
          </table:table-cell>
          <table:table-cell office:value-type="float" office:value="28744" calcext:value-type="float">
            <text:p>28744</text:p>
          </table:table-cell>
          <table:table-cell office:value-type="float" office:value="14918" calcext:value-type="float">
            <text:p>14918</text:p>
          </table:table-cell>
          <table:table-cell office:value-type="float" office:value="285365" calcext:value-type="float">
            <text:p>285365</text:p>
          </table:table-cell>
          <table:table-cell office:value-type="float" office:value="151112" calcext:value-type="float">
            <text:p>151112</text:p>
          </table:table-cell>
        </table:table-row>
        <table:table-row table:style-name="ro2">
          <table:table-cell office:value-type="float" office:value="18700" calcext:value-type="float">
            <text:p>18700</text:p>
          </table:table-cell>
          <table:table-cell office:value-type="float" office:value="29155" calcext:value-type="float">
            <text:p>29155</text:p>
          </table:table-cell>
          <table:table-cell office:value-type="float" office:value="15233" calcext:value-type="float">
            <text:p>15233</text:p>
          </table:table-cell>
          <table:table-cell office:value-type="float" office:value="286741" calcext:value-type="float">
            <text:p>286741</text:p>
          </table:table-cell>
          <table:table-cell office:value-type="float" office:value="150566" calcext:value-type="float">
            <text:p>150566</text:p>
          </table:table-cell>
        </table:table-row>
        <table:table-row table:style-name="ro2">
          <table:table-cell office:value-type="float" office:value="18800" calcext:value-type="float">
            <text:p>18800</text:p>
          </table:table-cell>
          <table:table-cell office:value-type="float" office:value="28330" calcext:value-type="float">
            <text:p>28330</text:p>
          </table:table-cell>
          <table:table-cell office:value-type="float" office:value="14910" calcext:value-type="float">
            <text:p>14910</text:p>
          </table:table-cell>
          <table:table-cell office:value-type="float" office:value="288616" calcext:value-type="float">
            <text:p>288616</text:p>
          </table:table-cell>
          <table:table-cell office:value-type="float" office:value="153097" calcext:value-type="float">
            <text:p>153097</text:p>
          </table:table-cell>
        </table:table-row>
        <table:table-row table:style-name="ro2">
          <table:table-cell office:value-type="float" office:value="18900" calcext:value-type="float">
            <text:p>18900</text:p>
          </table:table-cell>
          <table:table-cell office:value-type="float" office:value="29540" calcext:value-type="float">
            <text:p>29540</text:p>
          </table:table-cell>
          <table:table-cell office:value-type="float" office:value="15540" calcext:value-type="float">
            <text:p>15540</text:p>
          </table:table-cell>
          <table:table-cell office:value-type="float" office:value="290017" calcext:value-type="float">
            <text:p>290017</text:p>
          </table:table-cell>
          <table:table-cell office:value-type="float" office:value="153512" calcext:value-type="float">
            <text:p>153512</text:p>
          </table:table-cell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29006" calcext:value-type="float">
            <text:p>29006</text:p>
          </table:table-cell>
          <table:table-cell office:value-type="float" office:value="15306" calcext:value-type="float">
            <text:p>15306</text:p>
          </table:table-cell>
          <table:table-cell office:value-type="float" office:value="290128" calcext:value-type="float">
            <text:p>290128</text:p>
          </table:table-cell>
          <table:table-cell office:value-type="float" office:value="153054" calcext:value-type="float">
            <text:p>153054</text:p>
          </table:table-cell>
        </table:table-row>
        <table:table-row table:style-name="ro2">
          <table:table-cell office:value-type="float" office:value="19100" calcext:value-type="float">
            <text:p>19100</text:p>
          </table:table-cell>
          <table:table-cell office:value-type="float" office:value="28969" calcext:value-type="float">
            <text:p>28969</text:p>
          </table:table-cell>
          <table:table-cell office:value-type="float" office:value="14845" calcext:value-type="float">
            <text:p>14845</text:p>
          </table:table-cell>
          <table:table-cell office:value-type="float" office:value="293569" calcext:value-type="float">
            <text:p>293569</text:p>
          </table:table-cell>
          <table:table-cell office:value-type="float" office:value="154907" calcext:value-type="float">
            <text:p>154907</text:p>
          </table:table-cell>
        </table:table-row>
        <table:table-row table:style-name="ro2">
          <table:table-cell office:value-type="float" office:value="19200" calcext:value-type="float">
            <text:p>19200</text:p>
          </table:table-cell>
          <table:table-cell office:value-type="float" office:value="30016" calcext:value-type="float">
            <text:p>30016</text:p>
          </table:table-cell>
          <table:table-cell office:value-type="float" office:value="15759" calcext:value-type="float">
            <text:p>15759</text:p>
          </table:table-cell>
          <table:table-cell office:value-type="float" office:value="295067" calcext:value-type="float">
            <text:p>295067</text:p>
          </table:table-cell>
          <table:table-cell office:value-type="float" office:value="154453" calcext:value-type="float">
            <text:p>154453</text:p>
          </table:table-cell>
        </table:table-row>
        <table:table-row table:style-name="ro2">
          <table:table-cell office:value-type="float" office:value="19300" calcext:value-type="float">
            <text:p>19300</text:p>
          </table:table-cell>
          <table:table-cell office:value-type="float" office:value="29661" calcext:value-type="float">
            <text:p>29661</text:p>
          </table:table-cell>
          <table:table-cell office:value-type="float" office:value="15199" calcext:value-type="float">
            <text:p>15199</text:p>
          </table:table-cell>
          <table:table-cell office:value-type="float" office:value="297630" calcext:value-type="float">
            <text:p>297630</text:p>
          </table:table-cell>
          <table:table-cell office:value-type="float" office:value="155040" calcext:value-type="float">
            <text:p>155040</text:p>
          </table:table-cell>
        </table:table-row>
        <table:table-row table:style-name="ro2">
          <table:table-cell office:value-type="float" office:value="19400" calcext:value-type="float">
            <text:p>19400</text:p>
          </table:table-cell>
          <table:table-cell office:value-type="float" office:value="29501" calcext:value-type="float">
            <text:p>29501</text:p>
          </table:table-cell>
          <table:table-cell office:value-type="float" office:value="15583" calcext:value-type="float">
            <text:p>15583</text:p>
          </table:table-cell>
          <table:table-cell office:value-type="float" office:value="299054" calcext:value-type="float">
            <text:p>299054</text:p>
          </table:table-cell>
          <table:table-cell office:value-type="float" office:value="159599" calcext:value-type="float">
            <text:p>159599</text:p>
          </table:table-cell>
        </table:table-row>
        <table:table-row table:style-name="ro2">
          <table:table-cell office:value-type="float" office:value="19500" calcext:value-type="float">
            <text:p>19500</text:p>
          </table:table-cell>
          <table:table-cell office:value-type="float" office:value="30442" calcext:value-type="float">
            <text:p>30442</text:p>
          </table:table-cell>
          <table:table-cell office:value-type="float" office:value="15952" calcext:value-type="float">
            <text:p>15952</text:p>
          </table:table-cell>
          <table:table-cell office:value-type="float" office:value="300954" calcext:value-type="float">
            <text:p>300954</text:p>
          </table:table-cell>
          <table:table-cell office:value-type="float" office:value="159503" calcext:value-type="float">
            <text:p>159503</text:p>
          </table:table-cell>
        </table:table-row>
        <table:table-row table:style-name="ro2">
          <table:table-cell office:value-type="float" office:value="19600" calcext:value-type="float">
            <text:p>19600</text:p>
          </table:table-cell>
          <table:table-cell office:value-type="float" office:value="30219" calcext:value-type="float">
            <text:p>30219</text:p>
          </table:table-cell>
          <table:table-cell office:value-type="float" office:value="15368" calcext:value-type="float">
            <text:p>15368</text:p>
          </table:table-cell>
          <table:table-cell office:value-type="float" office:value="302388" calcext:value-type="float">
            <text:p>302388</text:p>
          </table:table-cell>
          <table:table-cell office:value-type="float" office:value="158912" calcext:value-type="float">
            <text:p>158912</text:p>
          </table:table-cell>
        </table:table-row>
        <table:table-row table:style-name="ro2">
          <table:table-cell office:value-type="float" office:value="19700" calcext:value-type="float">
            <text:p>19700</text:p>
          </table:table-cell>
          <table:table-cell office:value-type="float" office:value="30373" calcext:value-type="float">
            <text:p>30373</text:p>
          </table:table-cell>
          <table:table-cell office:value-type="float" office:value="15820" calcext:value-type="float">
            <text:p>15820</text:p>
          </table:table-cell>
          <table:table-cell office:value-type="float" office:value="303413" calcext:value-type="float">
            <text:p>303413</text:p>
          </table:table-cell>
          <table:table-cell office:value-type="float" office:value="160256" calcext:value-type="float">
            <text:p>160256</text:p>
          </table:table-cell>
        </table:table-row>
        <table:table-row table:style-name="ro2">
          <table:table-cell office:value-type="float" office:value="19800" calcext:value-type="float">
            <text:p>19800</text:p>
          </table:table-cell>
          <table:table-cell office:value-type="float" office:value="30423" calcext:value-type="float">
            <text:p>30423</text:p>
          </table:table-cell>
          <table:table-cell office:value-type="float" office:value="15904" calcext:value-type="float">
            <text:p>15904</text:p>
          </table:table-cell>
          <table:table-cell office:value-type="float" office:value="305969" calcext:value-type="float">
            <text:p>305969</text:p>
          </table:table-cell>
          <table:table-cell office:value-type="float" office:value="160991" calcext:value-type="float">
            <text:p>160991</text:p>
          </table:table-cell>
        </table:table-row>
        <table:table-row table:style-name="ro2">
          <table:table-cell office:value-type="float" office:value="19900" calcext:value-type="float">
            <text:p>19900</text:p>
          </table:table-cell>
          <table:table-cell office:value-type="float" office:value="30864" calcext:value-type="float">
            <text:p>30864</text:p>
          </table:table-cell>
          <table:table-cell office:value-type="float" office:value="15749" calcext:value-type="float">
            <text:p>15749</text:p>
          </table:table-cell>
          <table:table-cell office:value-type="float" office:value="307346" calcext:value-type="float">
            <text:p>307346</text:p>
          </table:table-cell>
          <table:table-cell office:value-type="float" office:value="162008" calcext:value-type="float">
            <text:p>162008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30235" calcext:value-type="float">
            <text:p>30235</text:p>
          </table:table-cell>
          <table:table-cell office:value-type="float" office:value="15702" calcext:value-type="float">
            <text:p>15702</text:p>
          </table:table-cell>
          <table:table-cell office:value-type="float" office:value="308958" calcext:value-type="float">
            <text:p>308958</text:p>
          </table:table-cell>
          <table:table-cell office:value-type="float" office:value="162877" calcext:value-type="float">
            <text:p>162877</text:p>
          </table:table-cell>
        </table:table-row>
        <table:table-row table:style-name="ro2">
          <table:table-cell office:value-type="float" office:value="20100" calcext:value-type="float">
            <text:p>20100</text:p>
          </table:table-cell>
          <table:table-cell office:value-type="float" office:value="30945" calcext:value-type="float">
            <text:p>30945</text:p>
          </table:table-cell>
          <table:table-cell office:value-type="float" office:value="16116" calcext:value-type="float">
            <text:p>16116</text:p>
          </table:table-cell>
          <table:table-cell office:value-type="float" office:value="311783" calcext:value-type="float">
            <text:p>311783</text:p>
          </table:table-cell>
          <table:table-cell office:value-type="float" office:value="164799" calcext:value-type="float">
            <text:p>164799</text:p>
          </table:table-cell>
        </table:table-row>
        <table:table-row table:style-name="ro2">
          <table:table-cell office:value-type="float" office:value="20200" calcext:value-type="float">
            <text:p>20200</text:p>
          </table:table-cell>
          <table:table-cell office:value-type="float" office:value="31695" calcext:value-type="float">
            <text:p>31695</text:p>
          </table:table-cell>
          <table:table-cell office:value-type="float" office:value="16978" calcext:value-type="float">
            <text:p>16978</text:p>
          </table:table-cell>
          <table:table-cell office:value-type="float" office:value="313354" calcext:value-type="float">
            <text:p>313354</text:p>
          </table:table-cell>
          <table:table-cell office:value-type="float" office:value="166139" calcext:value-type="float">
            <text:p>166139</text:p>
          </table:table-cell>
        </table:table-row>
        <table:table-row table:style-name="ro2">
          <table:table-cell office:value-type="float" office:value="20300" calcext:value-type="float">
            <text:p>20300</text:p>
          </table:table-cell>
          <table:table-cell office:value-type="float" office:value="31980" calcext:value-type="float">
            <text:p>31980</text:p>
          </table:table-cell>
          <table:table-cell office:value-type="float" office:value="16590" calcext:value-type="float">
            <text:p>16590</text:p>
          </table:table-cell>
          <table:table-cell office:value-type="float" office:value="313667" calcext:value-type="float">
            <text:p>313667</text:p>
          </table:table-cell>
          <table:table-cell office:value-type="float" office:value="164916" calcext:value-type="float">
            <text:p>164916</text:p>
          </table:table-cell>
        </table:table-row>
        <table:table-row table:style-name="ro2">
          <table:table-cell office:value-type="float" office:value="20400" calcext:value-type="float">
            <text:p>20400</text:p>
          </table:table-cell>
          <table:table-cell office:value-type="float" office:value="31352" calcext:value-type="float">
            <text:p>31352</text:p>
          </table:table-cell>
          <table:table-cell office:value-type="float" office:value="16573" calcext:value-type="float">
            <text:p>16573</text:p>
          </table:table-cell>
          <table:table-cell office:value-type="float" office:value="318033" calcext:value-type="float">
            <text:p>318033</text:p>
          </table:table-cell>
          <table:table-cell office:value-type="float" office:value="167446" calcext:value-type="float">
            <text:p>167446</text:p>
          </table:table-cell>
        </table:table-row>
        <table:table-row table:style-name="ro2">
          <table:table-cell office:value-type="float" office:value="20500" calcext:value-type="float">
            <text:p>20500</text:p>
          </table:table-cell>
          <table:table-cell office:value-type="float" office:value="32231" calcext:value-type="float">
            <text:p>32231</text:p>
          </table:table-cell>
          <table:table-cell office:value-type="float" office:value="17646" calcext:value-type="float">
            <text:p>17646</text:p>
          </table:table-cell>
          <table:table-cell office:value-type="float" office:value="318237" calcext:value-type="float">
            <text:p>318237</text:p>
          </table:table-cell>
          <table:table-cell office:value-type="float" office:value="169023" calcext:value-type="float">
            <text:p>169023</text:p>
          </table:table-cell>
        </table:table-row>
        <table:table-row table:style-name="ro2">
          <table:table-cell office:value-type="float" office:value="20600" calcext:value-type="float">
            <text:p>20600</text:p>
          </table:table-cell>
          <table:table-cell office:value-type="float" office:value="31662" calcext:value-type="float">
            <text:p>31662</text:p>
          </table:table-cell>
          <table:table-cell office:value-type="float" office:value="16657" calcext:value-type="float">
            <text:p>16657</text:p>
          </table:table-cell>
          <table:table-cell office:value-type="float" office:value="319926" calcext:value-type="float">
            <text:p>319926</text:p>
          </table:table-cell>
          <table:table-cell office:value-type="float" office:value="171542" calcext:value-type="float">
            <text:p>171542</text:p>
          </table:table-cell>
        </table:table-row>
        <table:table-row table:style-name="ro2">
          <table:table-cell office:value-type="float" office:value="20700" calcext:value-type="float">
            <text:p>20700</text:p>
          </table:table-cell>
          <table:table-cell office:value-type="float" office:value="32566" calcext:value-type="float">
            <text:p>32566</text:p>
          </table:table-cell>
          <table:table-cell office:value-type="float" office:value="17009" calcext:value-type="float">
            <text:p>17009</text:p>
          </table:table-cell>
          <table:table-cell office:value-type="float" office:value="324033" calcext:value-type="float">
            <text:p>324033</text:p>
          </table:table-cell>
          <table:table-cell office:value-type="float" office:value="170003" calcext:value-type="float">
            <text:p>170003</text:p>
          </table:table-cell>
        </table:table-row>
        <table:table-row table:style-name="ro2">
          <table:table-cell office:value-type="float" office:value="20800" calcext:value-type="float">
            <text:p>20800</text:p>
          </table:table-cell>
          <table:table-cell office:value-type="float" office:value="32576" calcext:value-type="float">
            <text:p>32576</text:p>
          </table:table-cell>
          <table:table-cell office:value-type="float" office:value="16943" calcext:value-type="float">
            <text:p>16943</text:p>
          </table:table-cell>
          <table:table-cell office:value-type="float" office:value="321754" calcext:value-type="float">
            <text:p>321754</text:p>
          </table:table-cell>
          <table:table-cell office:value-type="float" office:value="170951" calcext:value-type="float">
            <text:p>170951</text:p>
          </table:table-cell>
        </table:table-row>
        <table:table-row table:style-name="ro2">
          <table:table-cell office:value-type="float" office:value="20900" calcext:value-type="float">
            <text:p>20900</text:p>
          </table:table-cell>
          <table:table-cell office:value-type="float" office:value="32603" calcext:value-type="float">
            <text:p>32603</text:p>
          </table:table-cell>
          <table:table-cell office:value-type="float" office:value="17097" calcext:value-type="float">
            <text:p>17097</text:p>
          </table:table-cell>
          <table:table-cell office:value-type="float" office:value="324535" calcext:value-type="float">
            <text:p>324535</text:p>
          </table:table-cell>
          <table:table-cell office:value-type="float" office:value="170526" calcext:value-type="float">
            <text:p>170526</text:p>
          </table:table-cell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31991" calcext:value-type="float">
            <text:p>31991</text:p>
          </table:table-cell>
          <table:table-cell office:value-type="float" office:value="16754" calcext:value-type="float">
            <text:p>16754</text:p>
          </table:table-cell>
          <table:table-cell office:value-type="float" office:value="328482" calcext:value-type="float">
            <text:p>328482</text:p>
          </table:table-cell>
          <table:table-cell office:value-type="float" office:value="172674" calcext:value-type="float">
            <text:p>172674</text:p>
          </table:table-cell>
        </table:table-row>
        <table:table-row table:style-name="ro2">
          <table:table-cell office:value-type="float" office:value="21100" calcext:value-type="float">
            <text:p>21100</text:p>
          </table:table-cell>
          <table:table-cell office:value-type="float" office:value="33539" calcext:value-type="float">
            <text:p>33539</text:p>
          </table:table-cell>
          <table:table-cell office:value-type="float" office:value="17799" calcext:value-type="float">
            <text:p>17799</text:p>
          </table:table-cell>
          <table:table-cell office:value-type="float" office:value="331484" calcext:value-type="float">
            <text:p>331484</text:p>
          </table:table-cell>
          <table:table-cell office:value-type="float" office:value="174440" calcext:value-type="float">
            <text:p>174440</text:p>
          </table:table-cell>
        </table:table-row>
        <table:table-row table:style-name="ro2">
          <table:table-cell office:value-type="float" office:value="21200" calcext:value-type="float">
            <text:p>21200</text:p>
          </table:table-cell>
          <table:table-cell office:value-type="float" office:value="33535" calcext:value-type="float">
            <text:p>33535</text:p>
          </table:table-cell>
          <table:table-cell office:value-type="float" office:value="17224" calcext:value-type="float">
            <text:p>17224</text:p>
          </table:table-cell>
          <table:table-cell office:value-type="float" office:value="330817" calcext:value-type="float">
            <text:p>330817</text:p>
          </table:table-cell>
          <table:table-cell office:value-type="float" office:value="175083" calcext:value-type="float">
            <text:p>175083</text:p>
          </table:table-cell>
        </table:table-row>
        <table:table-row table:style-name="ro2">
          <table:table-cell office:value-type="float" office:value="21300" calcext:value-type="float">
            <text:p>21300</text:p>
          </table:table-cell>
          <table:table-cell office:value-type="float" office:value="32846" calcext:value-type="float">
            <text:p>32846</text:p>
          </table:table-cell>
          <table:table-cell office:value-type="float" office:value="17017" calcext:value-type="float">
            <text:p>17017</text:p>
          </table:table-cell>
          <table:table-cell office:value-type="float" office:value="331777" calcext:value-type="float">
            <text:p>331777</text:p>
          </table:table-cell>
          <table:table-cell office:value-type="float" office:value="175672" calcext:value-type="float">
            <text:p>175672</text:p>
          </table:table-cell>
        </table:table-row>
        <table:table-row table:style-name="ro2">
          <table:table-cell office:value-type="float" office:value="21400" calcext:value-type="float">
            <text:p>21400</text:p>
          </table:table-cell>
          <table:table-cell office:value-type="float" office:value="33187" calcext:value-type="float">
            <text:p>33187</text:p>
          </table:table-cell>
          <table:table-cell office:value-type="float" office:value="17809" calcext:value-type="float">
            <text:p>17809</text:p>
          </table:table-cell>
          <table:table-cell office:value-type="float" office:value="335849" calcext:value-type="float">
            <text:p>335849</text:p>
          </table:table-cell>
          <table:table-cell office:value-type="float" office:value="177577" calcext:value-type="float">
            <text:p>177577</text:p>
          </table:table-cell>
        </table:table-row>
        <table:table-row table:style-name="ro2">
          <table:table-cell office:value-type="float" office:value="21500" calcext:value-type="float">
            <text:p>21500</text:p>
          </table:table-cell>
          <table:table-cell office:value-type="float" office:value="33763" calcext:value-type="float">
            <text:p>33763</text:p>
          </table:table-cell>
          <table:table-cell office:value-type="float" office:value="17746" calcext:value-type="float">
            <text:p>17746</text:p>
          </table:table-cell>
          <table:table-cell office:value-type="float" office:value="333126" calcext:value-type="float">
            <text:p>333126</text:p>
          </table:table-cell>
          <table:table-cell office:value-type="float" office:value="177167" calcext:value-type="float">
            <text:p>177167</text:p>
          </table:table-cell>
        </table:table-row>
        <table:table-row table:style-name="ro2">
          <table:table-cell office:value-type="float" office:value="21600" calcext:value-type="float">
            <text:p>21600</text:p>
          </table:table-cell>
          <table:table-cell office:value-type="float" office:value="33541" calcext:value-type="float">
            <text:p>33541</text:p>
          </table:table-cell>
          <table:table-cell office:value-type="float" office:value="17840" calcext:value-type="float">
            <text:p>17840</text:p>
          </table:table-cell>
          <table:table-cell office:value-type="float" office:value="338451" calcext:value-type="float">
            <text:p>338451</text:p>
          </table:table-cell>
          <table:table-cell office:value-type="float" office:value="176452" calcext:value-type="float">
            <text:p>176452</text:p>
          </table:table-cell>
        </table:table-row>
        <table:table-row table:style-name="ro2">
          <table:table-cell office:value-type="float" office:value="21700" calcext:value-type="float">
            <text:p>21700</text:p>
          </table:table-cell>
          <table:table-cell office:value-type="float" office:value="33204" calcext:value-type="float">
            <text:p>33204</text:p>
          </table:table-cell>
          <table:table-cell office:value-type="float" office:value="17698" calcext:value-type="float">
            <text:p>17698</text:p>
          </table:table-cell>
          <table:table-cell office:value-type="float" office:value="340285" calcext:value-type="float">
            <text:p>340285</text:p>
          </table:table-cell>
          <table:table-cell office:value-type="float" office:value="178015" calcext:value-type="float">
            <text:p>178015</text:p>
          </table:table-cell>
        </table:table-row>
        <table:table-row table:style-name="ro2">
          <table:table-cell office:value-type="float" office:value="21800" calcext:value-type="float">
            <text:p>21800</text:p>
          </table:table-cell>
          <table:table-cell office:value-type="float" office:value="33861" calcext:value-type="float">
            <text:p>33861</text:p>
          </table:table-cell>
          <table:table-cell office:value-type="float" office:value="18005" calcext:value-type="float">
            <text:p>18005</text:p>
          </table:table-cell>
          <table:table-cell office:value-type="float" office:value="340509" calcext:value-type="float">
            <text:p>340509</text:p>
          </table:table-cell>
          <table:table-cell office:value-type="float" office:value="178002" calcext:value-type="float">
            <text:p>178002</text:p>
          </table:table-cell>
        </table:table-row>
        <table:table-row table:style-name="ro2">
          <table:table-cell office:value-type="float" office:value="21900" calcext:value-type="float">
            <text:p>21900</text:p>
          </table:table-cell>
          <table:table-cell office:value-type="float" office:value="34212" calcext:value-type="float">
            <text:p>34212</text:p>
          </table:table-cell>
          <table:table-cell office:value-type="float" office:value="17691" calcext:value-type="float">
            <text:p>17691</text:p>
          </table:table-cell>
          <table:table-cell office:value-type="float" office:value="343352" calcext:value-type="float">
            <text:p>343352</text:p>
          </table:table-cell>
          <table:table-cell office:value-type="float" office:value="182686" calcext:value-type="float">
            <text:p>182686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34897" calcext:value-type="float">
            <text:p>34897</text:p>
          </table:table-cell>
          <table:table-cell office:value-type="float" office:value="18360" calcext:value-type="float">
            <text:p>18360</text:p>
          </table:table-cell>
          <table:table-cell office:value-type="float" office:value="342777" calcext:value-type="float">
            <text:p>342777</text:p>
          </table:table-cell>
          <table:table-cell office:value-type="float" office:value="182424" calcext:value-type="float">
            <text:p>182424</text:p>
          </table:table-cell>
        </table:table-row>
        <table:table-row table:style-name="ro2">
          <table:table-cell office:value-type="float" office:value="22100" calcext:value-type="float">
            <text:p>22100</text:p>
          </table:table-cell>
          <table:table-cell office:value-type="float" office:value="34592" calcext:value-type="float">
            <text:p>34592</text:p>
          </table:table-cell>
          <table:table-cell office:value-type="float" office:value="18088" calcext:value-type="float">
            <text:p>18088</text:p>
          </table:table-cell>
          <table:table-cell office:value-type="float" office:value="345808" calcext:value-type="float">
            <text:p>345808</text:p>
          </table:table-cell>
          <table:table-cell office:value-type="float" office:value="180803" calcext:value-type="float">
            <text:p>180803</text:p>
          </table:table-cell>
        </table:table-row>
        <table:table-row table:style-name="ro2">
          <table:table-cell office:value-type="float" office:value="22200" calcext:value-type="float">
            <text:p>22200</text:p>
          </table:table-cell>
          <table:table-cell office:value-type="float" office:value="34762" calcext:value-type="float">
            <text:p>34762</text:p>
          </table:table-cell>
          <table:table-cell office:value-type="float" office:value="18301" calcext:value-type="float">
            <text:p>18301</text:p>
          </table:table-cell>
          <table:table-cell office:value-type="float" office:value="349303" calcext:value-type="float">
            <text:p>349303</text:p>
          </table:table-cell>
          <table:table-cell office:value-type="float" office:value="185428" calcext:value-type="float">
            <text:p>185428</text:p>
          </table:table-cell>
        </table:table-row>
        <table:table-row table:style-name="ro2">
          <table:table-cell office:value-type="float" office:value="22300" calcext:value-type="float">
            <text:p>22300</text:p>
          </table:table-cell>
          <table:table-cell office:value-type="float" office:value="35131" calcext:value-type="float">
            <text:p>35131</text:p>
          </table:table-cell>
          <table:table-cell office:value-type="float" office:value="18750" calcext:value-type="float">
            <text:p>18750</text:p>
          </table:table-cell>
          <table:table-cell office:value-type="float" office:value="347723" calcext:value-type="float">
            <text:p>347723</text:p>
          </table:table-cell>
          <table:table-cell office:value-type="float" office:value="182833" calcext:value-type="float">
            <text:p>182833</text:p>
          </table:table-cell>
        </table:table-row>
        <table:table-row table:style-name="ro2">
          <table:table-cell office:value-type="float" office:value="22400" calcext:value-type="float">
            <text:p>22400</text:p>
          </table:table-cell>
          <table:table-cell office:value-type="float" office:value="34344" calcext:value-type="float">
            <text:p>34344</text:p>
          </table:table-cell>
          <table:table-cell office:value-type="float" office:value="18781" calcext:value-type="float">
            <text:p>18781</text:p>
          </table:table-cell>
          <table:table-cell office:value-type="float" office:value="351002" calcext:value-type="float">
            <text:p>351002</text:p>
          </table:table-cell>
          <table:table-cell office:value-type="float" office:value="184941" calcext:value-type="float">
            <text:p>184941</text:p>
          </table:table-cell>
        </table:table-row>
        <table:table-row table:style-name="ro2">
          <table:table-cell office:value-type="float" office:value="22500" calcext:value-type="float">
            <text:p>22500</text:p>
          </table:table-cell>
          <table:table-cell office:value-type="float" office:value="35105" calcext:value-type="float">
            <text:p>35105</text:p>
          </table:table-cell>
          <table:table-cell office:value-type="float" office:value="18522" calcext:value-type="float">
            <text:p>18522</text:p>
          </table:table-cell>
          <table:table-cell office:value-type="float" office:value="353142" calcext:value-type="float">
            <text:p>353142</text:p>
          </table:table-cell>
          <table:table-cell office:value-type="float" office:value="187004" calcext:value-type="float">
            <text:p>187004</text:p>
          </table:table-cell>
        </table:table-row>
        <table:table-row table:style-name="ro2">
          <table:table-cell office:value-type="float" office:value="22600" calcext:value-type="float">
            <text:p>22600</text:p>
          </table:table-cell>
          <table:table-cell office:value-type="float" office:value="35548" calcext:value-type="float">
            <text:p>35548</text:p>
          </table:table-cell>
          <table:table-cell office:value-type="float" office:value="18711" calcext:value-type="float">
            <text:p>18711</text:p>
          </table:table-cell>
          <table:table-cell office:value-type="float" office:value="356117" calcext:value-type="float">
            <text:p>356117</text:p>
          </table:table-cell>
          <table:table-cell office:value-type="float" office:value="187357" calcext:value-type="float">
            <text:p>187357</text:p>
          </table:table-cell>
        </table:table-row>
        <table:table-row table:style-name="ro2">
          <table:table-cell office:value-type="float" office:value="22700" calcext:value-type="float">
            <text:p>22700</text:p>
          </table:table-cell>
          <table:table-cell office:value-type="float" office:value="35591" calcext:value-type="float">
            <text:p>35591</text:p>
          </table:table-cell>
          <table:table-cell office:value-type="float" office:value="18548" calcext:value-type="float">
            <text:p>18548</text:p>
          </table:table-cell>
          <table:table-cell office:value-type="float" office:value="355416" calcext:value-type="float">
            <text:p>355416</text:p>
          </table:table-cell>
          <table:table-cell office:value-type="float" office:value="185781" calcext:value-type="float">
            <text:p>185781</text:p>
          </table:table-cell>
        </table:table-row>
        <table:table-row table:style-name="ro2">
          <table:table-cell office:value-type="float" office:value="22800" calcext:value-type="float">
            <text:p>22800</text:p>
          </table:table-cell>
          <table:table-cell office:value-type="float" office:value="35691" calcext:value-type="float">
            <text:p>35691</text:p>
          </table:table-cell>
          <table:table-cell office:value-type="float" office:value="18652" calcext:value-type="float">
            <text:p>18652</text:p>
          </table:table-cell>
          <table:table-cell office:value-type="float" office:value="358269" calcext:value-type="float">
            <text:p>358269</text:p>
          </table:table-cell>
          <table:table-cell office:value-type="float" office:value="188327" calcext:value-type="float">
            <text:p>188327</text:p>
          </table:table-cell>
        </table:table-row>
        <table:table-row table:style-name="ro2">
          <table:table-cell office:value-type="float" office:value="22900" calcext:value-type="float">
            <text:p>22900</text:p>
          </table:table-cell>
          <table:table-cell office:value-type="float" office:value="36297" calcext:value-type="float">
            <text:p>36297</text:p>
          </table:table-cell>
          <table:table-cell office:value-type="float" office:value="19432" calcext:value-type="float">
            <text:p>19432</text:p>
          </table:table-cell>
          <table:table-cell office:value-type="float" office:value="359628" calcext:value-type="float">
            <text:p>359628</text:p>
          </table:table-cell>
          <table:table-cell office:value-type="float" office:value="189355" calcext:value-type="float">
            <text:p>189355</text:p>
          </table:table-cell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36305" calcext:value-type="float">
            <text:p>36305</text:p>
          </table:table-cell>
          <table:table-cell office:value-type="float" office:value="19025" calcext:value-type="float">
            <text:p>19025</text:p>
          </table:table-cell>
          <table:table-cell office:value-type="float" office:value="363226" calcext:value-type="float">
            <text:p>363226</text:p>
          </table:table-cell>
          <table:table-cell office:value-type="float" office:value="191509" calcext:value-type="float">
            <text:p>191509</text:p>
          </table:table-cell>
        </table:table-row>
        <table:table-row table:style-name="ro2">
          <table:table-cell office:value-type="float" office:value="23100" calcext:value-type="float">
            <text:p>23100</text:p>
          </table:table-cell>
          <table:table-cell office:value-type="float" office:value="36630" calcext:value-type="float">
            <text:p>36630</text:p>
          </table:table-cell>
          <table:table-cell office:value-type="float" office:value="20083" calcext:value-type="float">
            <text:p>20083</text:p>
          </table:table-cell>
          <table:table-cell office:value-type="float" office:value="362202" calcext:value-type="float">
            <text:p>362202</text:p>
          </table:table-cell>
          <table:table-cell office:value-type="float" office:value="190929" calcext:value-type="float">
            <text:p>190929</text:p>
          </table:table-cell>
        </table:table-row>
        <table:table-row table:style-name="ro2">
          <table:table-cell office:value-type="float" office:value="23200" calcext:value-type="float">
            <text:p>23200</text:p>
          </table:table-cell>
          <table:table-cell office:value-type="float" office:value="35983" calcext:value-type="float">
            <text:p>35983</text:p>
          </table:table-cell>
          <table:table-cell office:value-type="float" office:value="19199" calcext:value-type="float">
            <text:p>19199</text:p>
          </table:table-cell>
          <table:table-cell office:value-type="float" office:value="368145" calcext:value-type="float">
            <text:p>368145</text:p>
          </table:table-cell>
          <table:table-cell office:value-type="float" office:value="196626" calcext:value-type="float">
            <text:p>196626</text:p>
          </table:table-cell>
        </table:table-row>
        <table:table-row table:style-name="ro2">
          <table:table-cell office:value-type="float" office:value="23300" calcext:value-type="float">
            <text:p>23300</text:p>
          </table:table-cell>
          <table:table-cell office:value-type="float" office:value="38194" calcext:value-type="float">
            <text:p>38194</text:p>
          </table:table-cell>
          <table:table-cell office:value-type="float" office:value="19735" calcext:value-type="float">
            <text:p>19735</text:p>
          </table:table-cell>
          <table:table-cell office:value-type="float" office:value="365842" calcext:value-type="float">
            <text:p>365842</text:p>
          </table:table-cell>
          <table:table-cell office:value-type="float" office:value="193081" calcext:value-type="float">
            <text:p>193081</text:p>
          </table:table-cell>
        </table:table-row>
        <table:table-row table:style-name="ro2">
          <table:table-cell office:value-type="float" office:value="23400" calcext:value-type="float">
            <text:p>23400</text:p>
          </table:table-cell>
          <table:table-cell office:value-type="float" office:value="37046" calcext:value-type="float">
            <text:p>37046</text:p>
          </table:table-cell>
          <table:table-cell office:value-type="float" office:value="19779" calcext:value-type="float">
            <text:p>19779</text:p>
          </table:table-cell>
          <table:table-cell office:value-type="float" office:value="369654" calcext:value-type="float">
            <text:p>369654</text:p>
          </table:table-cell>
          <table:table-cell office:value-type="float" office:value="194137" calcext:value-type="float">
            <text:p>194137</text:p>
          </table:table-cell>
        </table:table-row>
        <table:table-row table:style-name="ro2">
          <table:table-cell office:value-type="float" office:value="23500" calcext:value-type="float">
            <text:p>23500</text:p>
          </table:table-cell>
          <table:table-cell office:value-type="float" office:value="37520" calcext:value-type="float">
            <text:p>37520</text:p>
          </table:table-cell>
          <table:table-cell office:value-type="float" office:value="19758" calcext:value-type="float">
            <text:p>19758</text:p>
          </table:table-cell>
          <table:table-cell office:value-type="float" office:value="370245" calcext:value-type="float">
            <text:p>370245</text:p>
          </table:table-cell>
          <table:table-cell office:value-type="float" office:value="194533" calcext:value-type="float">
            <text:p>194533</text:p>
          </table:table-cell>
        </table:table-row>
        <table:table-row table:style-name="ro2">
          <table:table-cell office:value-type="float" office:value="23600" calcext:value-type="float">
            <text:p>23600</text:p>
          </table:table-cell>
          <table:table-cell office:value-type="float" office:value="36131" calcext:value-type="float">
            <text:p>36131</text:p>
          </table:table-cell>
          <table:table-cell office:value-type="float" office:value="19116" calcext:value-type="float">
            <text:p>19116</text:p>
          </table:table-cell>
          <table:table-cell office:value-type="float" office:value="370096" calcext:value-type="float">
            <text:p>370096</text:p>
          </table:table-cell>
          <table:table-cell office:value-type="float" office:value="196012" calcext:value-type="float">
            <text:p>196012</text:p>
          </table:table-cell>
        </table:table-row>
        <table:table-row table:style-name="ro2">
          <table:table-cell office:value-type="float" office:value="23700" calcext:value-type="float">
            <text:p>23700</text:p>
          </table:table-cell>
          <table:table-cell office:value-type="float" office:value="37811" calcext:value-type="float">
            <text:p>37811</text:p>
          </table:table-cell>
          <table:table-cell office:value-type="float" office:value="19376" calcext:value-type="float">
            <text:p>19376</text:p>
          </table:table-cell>
          <table:table-cell office:value-type="float" office:value="376194" calcext:value-type="float">
            <text:p>376194</text:p>
          </table:table-cell>
          <table:table-cell office:value-type="float" office:value="199376" calcext:value-type="float">
            <text:p>199376</text:p>
          </table:table-cell>
        </table:table-row>
        <table:table-row table:style-name="ro2">
          <table:table-cell office:value-type="float" office:value="23800" calcext:value-type="float">
            <text:p>23800</text:p>
          </table:table-cell>
          <table:table-cell office:value-type="float" office:value="37304" calcext:value-type="float">
            <text:p>37304</text:p>
          </table:table-cell>
          <table:table-cell office:value-type="float" office:value="20016" calcext:value-type="float">
            <text:p>20016</text:p>
          </table:table-cell>
          <table:table-cell office:value-type="float" office:value="379069" calcext:value-type="float">
            <text:p>379069</text:p>
          </table:table-cell>
          <table:table-cell office:value-type="float" office:value="199628" calcext:value-type="float">
            <text:p>199628</text:p>
          </table:table-cell>
        </table:table-row>
        <table:table-row table:style-name="ro2">
          <table:table-cell office:value-type="float" office:value="23900" calcext:value-type="float">
            <text:p>23900</text:p>
          </table:table-cell>
          <table:table-cell office:value-type="float" office:value="37779" calcext:value-type="float">
            <text:p>37779</text:p>
          </table:table-cell>
          <table:table-cell office:value-type="float" office:value="19548" calcext:value-type="float">
            <text:p>19548</text:p>
          </table:table-cell>
          <table:table-cell office:value-type="float" office:value="375549" calcext:value-type="float">
            <text:p>375549</text:p>
          </table:table-cell>
          <table:table-cell office:value-type="float" office:value="199095" calcext:value-type="float">
            <text:p>199095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37233" calcext:value-type="float">
            <text:p>37233</text:p>
          </table:table-cell>
          <table:table-cell office:value-type="float" office:value="19220" calcext:value-type="float">
            <text:p>19220</text:p>
          </table:table-cell>
          <table:table-cell office:value-type="float" office:value="383764" calcext:value-type="float">
            <text:p>383764</text:p>
          </table:table-cell>
          <table:table-cell office:value-type="float" office:value="201432" calcext:value-type="float">
            <text:p>201432</text:p>
          </table:table-cell>
        </table:table-row>
        <table:table-row table:style-name="ro2">
          <table:table-cell office:value-type="float" office:value="24100" calcext:value-type="float">
            <text:p>24100</text:p>
          </table:table-cell>
          <table:table-cell office:value-type="float" office:value="38028" calcext:value-type="float">
            <text:p>38028</text:p>
          </table:table-cell>
          <table:table-cell office:value-type="float" office:value="20096" calcext:value-type="float">
            <text:p>20096</text:p>
          </table:table-cell>
          <table:table-cell office:value-type="float" office:value="381504" calcext:value-type="float">
            <text:p>381504</text:p>
          </table:table-cell>
          <table:table-cell office:value-type="float" office:value="199032" calcext:value-type="float">
            <text:p>199032</text:p>
          </table:table-cell>
        </table:table-row>
        <table:table-row table:style-name="ro2">
          <table:table-cell office:value-type="float" office:value="24200" calcext:value-type="float">
            <text:p>24200</text:p>
          </table:table-cell>
          <table:table-cell office:value-type="float" office:value="38844" calcext:value-type="float">
            <text:p>38844</text:p>
          </table:table-cell>
          <table:table-cell office:value-type="float" office:value="20549" calcext:value-type="float">
            <text:p>20549</text:p>
          </table:table-cell>
          <table:table-cell office:value-type="float" office:value="384382" calcext:value-type="float">
            <text:p>384382</text:p>
          </table:table-cell>
          <table:table-cell office:value-type="float" office:value="201874" calcext:value-type="float">
            <text:p>20187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38178" calcext:value-type="float">
            <text:p>38178</text:p>
          </table:table-cell>
          <table:table-cell office:value-type="float" office:value="20460" calcext:value-type="float">
            <text:p>20460</text:p>
          </table:table-cell>
          <table:table-cell office:value-type="float" office:value="385964" calcext:value-type="float">
            <text:p>385964</text:p>
          </table:table-cell>
          <table:table-cell office:value-type="float" office:value="204774" calcext:value-type="float">
            <text:p>204774</text:p>
          </table:table-cell>
        </table:table-row>
        <table:table-row table:style-name="ro2">
          <table:table-cell office:value-type="float" office:value="24400" calcext:value-type="float">
            <text:p>24400</text:p>
          </table:table-cell>
          <table:table-cell office:value-type="float" office:value="38104" calcext:value-type="float">
            <text:p>38104</text:p>
          </table:table-cell>
          <table:table-cell office:value-type="float" office:value="20697" calcext:value-type="float">
            <text:p>20697</text:p>
          </table:table-cell>
          <table:table-cell office:value-type="float" office:value="386691" calcext:value-type="float">
            <text:p>386691</text:p>
          </table:table-cell>
          <table:table-cell office:value-type="float" office:value="205661" calcext:value-type="float">
            <text:p>205661</text:p>
          </table:table-cell>
        </table:table-row>
        <table:table-row table:style-name="ro2">
          <table:table-cell office:value-type="float" office:value="24500" calcext:value-type="float">
            <text:p>24500</text:p>
          </table:table-cell>
          <table:table-cell office:value-type="float" office:value="39836" calcext:value-type="float">
            <text:p>39836</text:p>
          </table:table-cell>
          <table:table-cell office:value-type="float" office:value="20830" calcext:value-type="float">
            <text:p>20830</text:p>
          </table:table-cell>
          <table:table-cell office:value-type="float" office:value="389813" calcext:value-type="float">
            <text:p>389813</text:p>
          </table:table-cell>
          <table:table-cell office:value-type="float" office:value="206294" calcext:value-type="float">
            <text:p>206294</text:p>
          </table:table-cell>
        </table:table-row>
        <table:table-row table:style-name="ro2">
          <table:table-cell office:value-type="float" office:value="24600" calcext:value-type="float">
            <text:p>24600</text:p>
          </table:table-cell>
          <table:table-cell office:value-type="float" office:value="39503" calcext:value-type="float">
            <text:p>39503</text:p>
          </table:table-cell>
          <table:table-cell office:value-type="float" office:value="20523" calcext:value-type="float">
            <text:p>20523</text:p>
          </table:table-cell>
          <table:table-cell office:value-type="float" office:value="389913" calcext:value-type="float">
            <text:p>389913</text:p>
          </table:table-cell>
          <table:table-cell office:value-type="float" office:value="206002" calcext:value-type="float">
            <text:p>206002</text:p>
          </table:table-cell>
        </table:table-row>
        <table:table-row table:style-name="ro2">
          <table:table-cell office:value-type="float" office:value="24700" calcext:value-type="float">
            <text:p>24700</text:p>
          </table:table-cell>
          <table:table-cell office:value-type="float" office:value="40019" calcext:value-type="float">
            <text:p>40019</text:p>
          </table:table-cell>
          <table:table-cell office:value-type="float" office:value="20769" calcext:value-type="float">
            <text:p>20769</text:p>
          </table:table-cell>
          <table:table-cell office:value-type="float" office:value="389810" calcext:value-type="float">
            <text:p>389810</text:p>
          </table:table-cell>
          <table:table-cell office:value-type="float" office:value="204747" calcext:value-type="float">
            <text:p>204747</text:p>
          </table:table-cell>
        </table:table-row>
        <table:table-row table:style-name="ro2">
          <table:table-cell office:value-type="float" office:value="24800" calcext:value-type="float">
            <text:p>24800</text:p>
          </table:table-cell>
          <table:table-cell office:value-type="float" office:value="38612" calcext:value-type="float">
            <text:p>38612</text:p>
          </table:table-cell>
          <table:table-cell office:value-type="float" office:value="20829" calcext:value-type="float">
            <text:p>20829</text:p>
          </table:table-cell>
          <table:table-cell office:value-type="float" office:value="396432" calcext:value-type="float">
            <text:p>396432</text:p>
          </table:table-cell>
          <table:table-cell office:value-type="float" office:value="209559" calcext:value-type="float">
            <text:p>209559</text:p>
          </table:table-cell>
        </table:table-row>
        <table:table-row table:style-name="ro2">
          <table:table-cell office:value-type="float" office:value="24900" calcext:value-type="float">
            <text:p>24900</text:p>
          </table:table-cell>
          <table:table-cell office:value-type="float" office:value="39564" calcext:value-type="float">
            <text:p>39564</text:p>
          </table:table-cell>
          <table:table-cell office:value-type="float" office:value="20821" calcext:value-type="float">
            <text:p>20821</text:p>
          </table:table-cell>
          <table:table-cell office:value-type="float" office:value="399427" calcext:value-type="float">
            <text:p>399427</text:p>
          </table:table-cell>
          <table:table-cell office:value-type="float" office:value="209482" calcext:value-type="float">
            <text:p>209482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40422" calcext:value-type="float">
            <text:p>40422</text:p>
          </table:table-cell>
          <table:table-cell office:value-type="float" office:value="21541" calcext:value-type="float">
            <text:p>21541</text:p>
          </table:table-cell>
          <table:table-cell office:value-type="float" office:value="399081" calcext:value-type="float">
            <text:p>399081</text:p>
          </table:table-cell>
          <table:table-cell office:value-type="float" office:value="210563" calcext:value-type="float">
            <text:p>210563</text:p>
          </table:table-cell>
        </table:table-row>
        <table:table-row table:style-name="ro2">
          <table:table-cell office:value-type="float" office:value="25100" calcext:value-type="float">
            <text:p>25100</text:p>
          </table:table-cell>
          <table:table-cell office:value-type="float" office:value="40350" calcext:value-type="float">
            <text:p>40350</text:p>
          </table:table-cell>
          <table:table-cell office:value-type="float" office:value="20653" calcext:value-type="float">
            <text:p>20653</text:p>
          </table:table-cell>
          <table:table-cell office:value-type="float" office:value="400233" calcext:value-type="float">
            <text:p>400233</text:p>
          </table:table-cell>
          <table:table-cell office:value-type="float" office:value="208356" calcext:value-type="float">
            <text:p>208356</text:p>
          </table:table-cell>
        </table:table-row>
        <table:table-row table:style-name="ro2">
          <table:table-cell office:value-type="float" office:value="25200" calcext:value-type="float">
            <text:p>25200</text:p>
          </table:table-cell>
          <table:table-cell office:value-type="float" office:value="40263" calcext:value-type="float">
            <text:p>40263</text:p>
          </table:table-cell>
          <table:table-cell office:value-type="float" office:value="20924" calcext:value-type="float">
            <text:p>20924</text:p>
          </table:table-cell>
          <table:table-cell office:value-type="float" office:value="400925" calcext:value-type="float">
            <text:p>400925</text:p>
          </table:table-cell>
          <table:table-cell office:value-type="float" office:value="210697" calcext:value-type="float">
            <text:p>210697</text:p>
          </table:table-cell>
        </table:table-row>
        <table:table-row table:style-name="ro2">
          <table:table-cell office:value-type="float" office:value="25300" calcext:value-type="float">
            <text:p>25300</text:p>
          </table:table-cell>
          <table:table-cell office:value-type="float" office:value="40196" calcext:value-type="float">
            <text:p>40196</text:p>
          </table:table-cell>
          <table:table-cell office:value-type="float" office:value="21221" calcext:value-type="float">
            <text:p>21221</text:p>
          </table:table-cell>
          <table:table-cell office:value-type="float" office:value="402132" calcext:value-type="float">
            <text:p>402132</text:p>
          </table:table-cell>
          <table:table-cell office:value-type="float" office:value="214464" calcext:value-type="float">
            <text:p>214464</text:p>
          </table:table-cell>
        </table:table-row>
        <table:table-row table:style-name="ro2">
          <table:table-cell office:value-type="float" office:value="25400" calcext:value-type="float">
            <text:p>25400</text:p>
          </table:table-cell>
          <table:table-cell office:value-type="float" office:value="40129" calcext:value-type="float">
            <text:p>40129</text:p>
          </table:table-cell>
          <table:table-cell office:value-type="float" office:value="20564" calcext:value-type="float">
            <text:p>20564</text:p>
          </table:table-cell>
          <table:table-cell office:value-type="float" office:value="402657" calcext:value-type="float">
            <text:p>402657</text:p>
          </table:table-cell>
          <table:table-cell office:value-type="float" office:value="212949" calcext:value-type="float">
            <text:p>212949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39946" calcext:value-type="float">
            <text:p>39946</text:p>
          </table:table-cell>
          <table:table-cell office:value-type="float" office:value="20899" calcext:value-type="float">
            <text:p>20899</text:p>
          </table:table-cell>
          <table:table-cell office:value-type="float" office:value="407399" calcext:value-type="float">
            <text:p>407399</text:p>
          </table:table-cell>
          <table:table-cell office:value-type="float" office:value="213553" calcext:value-type="float">
            <text:p>213553</text:p>
          </table:table-cell>
        </table:table-row>
        <table:table-row table:style-name="ro2">
          <table:table-cell office:value-type="float" office:value="25600" calcext:value-type="float">
            <text:p>25600</text:p>
          </table:table-cell>
          <table:table-cell office:value-type="float" office:value="41128" calcext:value-type="float">
            <text:p>41128</text:p>
          </table:table-cell>
          <table:table-cell office:value-type="float" office:value="21468" calcext:value-type="float">
            <text:p>21468</text:p>
          </table:table-cell>
          <table:table-cell office:value-type="float" office:value="407352" calcext:value-type="float">
            <text:p>407352</text:p>
          </table:table-cell>
          <table:table-cell office:value-type="float" office:value="214921" calcext:value-type="float">
            <text:p>214921</text:p>
          </table:table-cell>
        </table:table-row>
        <table:table-row table:style-name="ro2">
          <table:table-cell office:value-type="float" office:value="25700" calcext:value-type="float">
            <text:p>25700</text:p>
          </table:table-cell>
          <table:table-cell office:value-type="float" office:value="41475" calcext:value-type="float">
            <text:p>41475</text:p>
          </table:table-cell>
          <table:table-cell office:value-type="float" office:value="22003" calcext:value-type="float">
            <text:p>22003</text:p>
          </table:table-cell>
          <table:table-cell office:value-type="float" office:value="407447" calcext:value-type="float">
            <text:p>407447</text:p>
          </table:table-cell>
          <table:table-cell office:value-type="float" office:value="214971" calcext:value-type="float">
            <text:p>214971</text:p>
          </table:table-cell>
        </table:table-row>
        <table:table-row table:style-name="ro2">
          <table:table-cell office:value-type="float" office:value="25800" calcext:value-type="float">
            <text:p>25800</text:p>
          </table:table-cell>
          <table:table-cell office:value-type="float" office:value="41642" calcext:value-type="float">
            <text:p>41642</text:p>
          </table:table-cell>
          <table:table-cell office:value-type="float" office:value="21537" calcext:value-type="float">
            <text:p>21537</text:p>
          </table:table-cell>
          <table:table-cell office:value-type="float" office:value="413480" calcext:value-type="float">
            <text:p>413480</text:p>
          </table:table-cell>
          <table:table-cell office:value-type="float" office:value="216159" calcext:value-type="float">
            <text:p>216159</text:p>
          </table:table-cell>
        </table:table-row>
        <table:table-row table:style-name="ro2">
          <table:table-cell office:value-type="float" office:value="25900" calcext:value-type="float">
            <text:p>25900</text:p>
          </table:table-cell>
          <table:table-cell office:value-type="float" office:value="41188" calcext:value-type="float">
            <text:p>41188</text:p>
          </table:table-cell>
          <table:table-cell office:value-type="float" office:value="21486" calcext:value-type="float">
            <text:p>21486</text:p>
          </table:table-cell>
          <table:table-cell office:value-type="float" office:value="414305" calcext:value-type="float">
            <text:p>414305</text:p>
          </table:table-cell>
          <table:table-cell office:value-type="float" office:value="217078" calcext:value-type="float">
            <text:p>217078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41129" calcext:value-type="float">
            <text:p>41129</text:p>
          </table:table-cell>
          <table:table-cell office:value-type="float" office:value="21420" calcext:value-type="float">
            <text:p>21420</text:p>
          </table:table-cell>
          <table:table-cell office:value-type="float" office:value="413962" calcext:value-type="float">
            <text:p>413962</text:p>
          </table:table-cell>
          <table:table-cell office:value-type="float" office:value="216680" calcext:value-type="float">
            <text:p>216680</text:p>
          </table:table-cell>
        </table:table-row>
        <table:table-row table:style-name="ro2">
          <table:table-cell office:value-type="float" office:value="26100" calcext:value-type="float">
            <text:p>26100</text:p>
          </table:table-cell>
          <table:table-cell office:value-type="float" office:value="41510" calcext:value-type="float">
            <text:p>41510</text:p>
          </table:table-cell>
          <table:table-cell office:value-type="float" office:value="21656" calcext:value-type="float">
            <text:p>21656</text:p>
          </table:table-cell>
          <table:table-cell office:value-type="float" office:value="419680" calcext:value-type="float">
            <text:p>419680</text:p>
          </table:table-cell>
          <table:table-cell office:value-type="float" office:value="221886" calcext:value-type="float">
            <text:p>221886</text:p>
          </table:table-cell>
        </table:table-row>
        <table:table-row table:style-name="ro2">
          <table:table-cell office:value-type="float" office:value="26200" calcext:value-type="float">
            <text:p>26200</text:p>
          </table:table-cell>
          <table:table-cell office:value-type="float" office:value="41300" calcext:value-type="float">
            <text:p>41300</text:p>
          </table:table-cell>
          <table:table-cell office:value-type="float" office:value="22044" calcext:value-type="float">
            <text:p>22044</text:p>
          </table:table-cell>
          <table:table-cell office:value-type="float" office:value="419953" calcext:value-type="float">
            <text:p>419953</text:p>
          </table:table-cell>
          <table:table-cell office:value-type="float" office:value="220057" calcext:value-type="float">
            <text:p>220057</text:p>
          </table:table-cell>
        </table:table-row>
        <table:table-row table:style-name="ro2">
          <table:table-cell office:value-type="float" office:value="26300" calcext:value-type="float">
            <text:p>26300</text:p>
          </table:table-cell>
          <table:table-cell office:value-type="float" office:value="41016" calcext:value-type="float">
            <text:p>41016</text:p>
          </table:table-cell>
          <table:table-cell office:value-type="float" office:value="20625" calcext:value-type="float">
            <text:p>20625</text:p>
          </table:table-cell>
          <table:table-cell office:value-type="float" office:value="422878" calcext:value-type="float">
            <text:p>422878</text:p>
          </table:table-cell>
          <table:table-cell office:value-type="float" office:value="222715" calcext:value-type="float">
            <text:p>222715</text:p>
          </table:table-cell>
        </table:table-row>
        <table:table-row table:style-name="ro2">
          <table:table-cell office:value-type="float" office:value="26400" calcext:value-type="float">
            <text:p>26400</text:p>
          </table:table-cell>
          <table:table-cell office:value-type="float" office:value="41752" calcext:value-type="float">
            <text:p>41752</text:p>
          </table:table-cell>
          <table:table-cell office:value-type="float" office:value="22004" calcext:value-type="float">
            <text:p>22004</text:p>
          </table:table-cell>
          <table:table-cell office:value-type="float" office:value="419785" calcext:value-type="float">
            <text:p>419785</text:p>
          </table:table-cell>
          <table:table-cell office:value-type="float" office:value="223324" calcext:value-type="float">
            <text:p>223324</text:p>
          </table:table-cell>
        </table:table-row>
        <table:table-row table:style-name="ro2">
          <table:table-cell office:value-type="float" office:value="26500" calcext:value-type="float">
            <text:p>26500</text:p>
          </table:table-cell>
          <table:table-cell office:value-type="float" office:value="42443" calcext:value-type="float">
            <text:p>42443</text:p>
          </table:table-cell>
          <table:table-cell office:value-type="float" office:value="22629" calcext:value-type="float">
            <text:p>22629</text:p>
          </table:table-cell>
          <table:table-cell office:value-type="float" office:value="425955" calcext:value-type="float">
            <text:p>425955</text:p>
          </table:table-cell>
          <table:table-cell office:value-type="float" office:value="224092" calcext:value-type="float">
            <text:p>224092</text:p>
          </table:table-cell>
        </table:table-row>
        <table:table-row table:style-name="ro2">
          <table:table-cell office:value-type="float" office:value="26600" calcext:value-type="float">
            <text:p>26600</text:p>
          </table:table-cell>
          <table:table-cell office:value-type="float" office:value="42475" calcext:value-type="float">
            <text:p>42475</text:p>
          </table:table-cell>
          <table:table-cell office:value-type="float" office:value="22281" calcext:value-type="float">
            <text:p>22281</text:p>
          </table:table-cell>
          <table:table-cell office:value-type="float" office:value="423978" calcext:value-type="float">
            <text:p>423978</text:p>
          </table:table-cell>
          <table:table-cell office:value-type="float" office:value="221515" calcext:value-type="float">
            <text:p>221515</text:p>
          </table:table-cell>
        </table:table-row>
        <table:table-row table:style-name="ro2">
          <table:table-cell office:value-type="float" office:value="26700" calcext:value-type="float">
            <text:p>26700</text:p>
          </table:table-cell>
          <table:table-cell office:value-type="float" office:value="42455" calcext:value-type="float">
            <text:p>42455</text:p>
          </table:table-cell>
          <table:table-cell office:value-type="float" office:value="22663" calcext:value-type="float">
            <text:p>22663</text:p>
          </table:table-cell>
          <table:table-cell office:value-type="float" office:value="426501" calcext:value-type="float">
            <text:p>426501</text:p>
          </table:table-cell>
          <table:table-cell office:value-type="float" office:value="226759" calcext:value-type="float">
            <text:p>226759</text:p>
          </table:table-cell>
        </table:table-row>
        <table:table-row table:style-name="ro2">
          <table:table-cell office:value-type="float" office:value="26800" calcext:value-type="float">
            <text:p>26800</text:p>
          </table:table-cell>
          <table:table-cell office:value-type="float" office:value="42677" calcext:value-type="float">
            <text:p>42677</text:p>
          </table:table-cell>
          <table:table-cell office:value-type="float" office:value="22645" calcext:value-type="float">
            <text:p>22645</text:p>
          </table:table-cell>
          <table:table-cell office:value-type="float" office:value="430602" calcext:value-type="float">
            <text:p>430602</text:p>
          </table:table-cell>
          <table:table-cell office:value-type="float" office:value="227599" calcext:value-type="float">
            <text:p>227599</text:p>
          </table:table-cell>
        </table:table-row>
        <table:table-row table:style-name="ro2">
          <table:table-cell office:value-type="float" office:value="26900" calcext:value-type="float">
            <text:p>26900</text:p>
          </table:table-cell>
          <table:table-cell office:value-type="float" office:value="43123" calcext:value-type="float">
            <text:p>43123</text:p>
          </table:table-cell>
          <table:table-cell office:value-type="float" office:value="23563" calcext:value-type="float">
            <text:p>23563</text:p>
          </table:table-cell>
          <table:table-cell office:value-type="float" office:value="434807" calcext:value-type="float">
            <text:p>434807</text:p>
          </table:table-cell>
          <table:table-cell office:value-type="float" office:value="228823" calcext:value-type="float">
            <text:p>228823</text:p>
          </table:table-cell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43437" calcext:value-type="float">
            <text:p>43437</text:p>
          </table:table-cell>
          <table:table-cell office:value-type="float" office:value="23429" calcext:value-type="float">
            <text:p>23429</text:p>
          </table:table-cell>
          <table:table-cell office:value-type="float" office:value="435268" calcext:value-type="float">
            <text:p>435268</text:p>
          </table:table-cell>
          <table:table-cell office:value-type="float" office:value="229004" calcext:value-type="float">
            <text:p>229004</text:p>
          </table:table-cell>
        </table:table-row>
        <table:table-row table:style-name="ro2">
          <table:table-cell office:value-type="float" office:value="27100" calcext:value-type="float">
            <text:p>27100</text:p>
          </table:table-cell>
          <table:table-cell office:value-type="float" office:value="43711" calcext:value-type="float">
            <text:p>43711</text:p>
          </table:table-cell>
          <table:table-cell office:value-type="float" office:value="22325" calcext:value-type="float">
            <text:p>22325</text:p>
          </table:table-cell>
          <table:table-cell office:value-type="float" office:value="431124" calcext:value-type="float">
            <text:p>431124</text:p>
          </table:table-cell>
          <table:table-cell office:value-type="float" office:value="228422" calcext:value-type="float">
            <text:p>228422</text:p>
          </table:table-cell>
        </table:table-row>
        <table:table-row table:style-name="ro2">
          <table:table-cell office:value-type="float" office:value="27200" calcext:value-type="float">
            <text:p>27200</text:p>
          </table:table-cell>
          <table:table-cell office:value-type="float" office:value="43574" calcext:value-type="float">
            <text:p>43574</text:p>
          </table:table-cell>
          <table:table-cell office:value-type="float" office:value="23412" calcext:value-type="float">
            <text:p>23412</text:p>
          </table:table-cell>
          <table:table-cell office:value-type="float" office:value="435924" calcext:value-type="float">
            <text:p>435924</text:p>
          </table:table-cell>
          <table:table-cell office:value-type="float" office:value="230411" calcext:value-type="float">
            <text:p>230411</text:p>
          </table:table-cell>
        </table:table-row>
        <table:table-row table:style-name="ro2">
          <table:table-cell office:value-type="float" office:value="27300" calcext:value-type="float">
            <text:p>27300</text:p>
          </table:table-cell>
          <table:table-cell office:value-type="float" office:value="44598" calcext:value-type="float">
            <text:p>44598</text:p>
          </table:table-cell>
          <table:table-cell office:value-type="float" office:value="22786" calcext:value-type="float">
            <text:p>22786</text:p>
          </table:table-cell>
          <table:table-cell office:value-type="float" office:value="437232" calcext:value-type="float">
            <text:p>437232</text:p>
          </table:table-cell>
          <table:table-cell office:value-type="float" office:value="230525" calcext:value-type="float">
            <text:p>230525</text:p>
          </table:table-cell>
        </table:table-row>
        <table:table-row table:style-name="ro2">
          <table:table-cell office:value-type="float" office:value="27400" calcext:value-type="float">
            <text:p>27400</text:p>
          </table:table-cell>
          <table:table-cell office:value-type="float" office:value="43349" calcext:value-type="float">
            <text:p>43349</text:p>
          </table:table-cell>
          <table:table-cell office:value-type="float" office:value="23311" calcext:value-type="float">
            <text:p>23311</text:p>
          </table:table-cell>
          <table:table-cell office:value-type="float" office:value="440229" calcext:value-type="float">
            <text:p>440229</text:p>
          </table:table-cell>
          <table:table-cell office:value-type="float" office:value="231767" calcext:value-type="float">
            <text:p>231767</text:p>
          </table:table-cell>
        </table:table-row>
        <table:table-row table:style-name="ro2">
          <table:table-cell office:value-type="float" office:value="27500" calcext:value-type="float">
            <text:p>27500</text:p>
          </table:table-cell>
          <table:table-cell office:value-type="float" office:value="44720" calcext:value-type="float">
            <text:p>44720</text:p>
          </table:table-cell>
          <table:table-cell office:value-type="float" office:value="23038" calcext:value-type="float">
            <text:p>23038</text:p>
          </table:table-cell>
          <table:table-cell office:value-type="float" office:value="440846" calcext:value-type="float">
            <text:p>440846</text:p>
          </table:table-cell>
          <table:table-cell office:value-type="float" office:value="232371" calcext:value-type="float">
            <text:p>232371</text:p>
          </table:table-cell>
        </table:table-row>
        <table:table-row table:style-name="ro2">
          <table:table-cell office:value-type="float" office:value="27600" calcext:value-type="float">
            <text:p>27600</text:p>
          </table:table-cell>
          <table:table-cell office:value-type="float" office:value="44967" calcext:value-type="float">
            <text:p>44967</text:p>
          </table:table-cell>
          <table:table-cell office:value-type="float" office:value="24012" calcext:value-type="float">
            <text:p>24012</text:p>
          </table:table-cell>
          <table:table-cell office:value-type="float" office:value="443554" calcext:value-type="float">
            <text:p>443554</text:p>
          </table:table-cell>
          <table:table-cell office:value-type="float" office:value="233704" calcext:value-type="float">
            <text:p>233704</text:p>
          </table:table-cell>
        </table:table-row>
        <table:table-row table:style-name="ro2">
          <table:table-cell office:value-type="float" office:value="27700" calcext:value-type="float">
            <text:p>27700</text:p>
          </table:table-cell>
          <table:table-cell office:value-type="float" office:value="43571" calcext:value-type="float">
            <text:p>43571</text:p>
          </table:table-cell>
          <table:table-cell office:value-type="float" office:value="22257" calcext:value-type="float">
            <text:p>22257</text:p>
          </table:table-cell>
          <table:table-cell office:value-type="float" office:value="444972" calcext:value-type="float">
            <text:p>444972</text:p>
          </table:table-cell>
          <table:table-cell office:value-type="float" office:value="234418" calcext:value-type="float">
            <text:p>234418</text:p>
          </table:table-cell>
        </table:table-row>
        <table:table-row table:style-name="ro2">
          <table:table-cell office:value-type="float" office:value="27800" calcext:value-type="float">
            <text:p>27800</text:p>
          </table:table-cell>
          <table:table-cell office:value-type="float" office:value="44149" calcext:value-type="float">
            <text:p>44149</text:p>
          </table:table-cell>
          <table:table-cell office:value-type="float" office:value="23730" calcext:value-type="float">
            <text:p>23730</text:p>
          </table:table-cell>
          <table:table-cell office:value-type="float" office:value="445292" calcext:value-type="float">
            <text:p>445292</text:p>
          </table:table-cell>
          <table:table-cell office:value-type="float" office:value="234015" calcext:value-type="float">
            <text:p>234015</text:p>
          </table:table-cell>
        </table:table-row>
        <table:table-row table:style-name="ro2">
          <table:table-cell office:value-type="float" office:value="27900" calcext:value-type="float">
            <text:p>27900</text:p>
          </table:table-cell>
          <table:table-cell office:value-type="float" office:value="44663" calcext:value-type="float">
            <text:p>44663</text:p>
          </table:table-cell>
          <table:table-cell office:value-type="float" office:value="23071" calcext:value-type="float">
            <text:p>23071</text:p>
          </table:table-cell>
          <table:table-cell office:value-type="float" office:value="445349" calcext:value-type="float">
            <text:p>445349</text:p>
          </table:table-cell>
          <table:table-cell office:value-type="float" office:value="236847" calcext:value-type="float">
            <text:p>236847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45366" calcext:value-type="float">
            <text:p>45366</text:p>
          </table:table-cell>
          <table:table-cell office:value-type="float" office:value="23938" calcext:value-type="float">
            <text:p>23938</text:p>
          </table:table-cell>
          <table:table-cell office:value-type="float" office:value="448552" calcext:value-type="float">
            <text:p>448552</text:p>
          </table:table-cell>
          <table:table-cell office:value-type="float" office:value="235787" calcext:value-type="float">
            <text:p>235787</text:p>
          </table:table-cell>
        </table:table-row>
        <table:table-row table:style-name="ro2">
          <table:table-cell office:value-type="float" office:value="28100" calcext:value-type="float">
            <text:p>28100</text:p>
          </table:table-cell>
          <table:table-cell office:value-type="float" office:value="44534" calcext:value-type="float">
            <text:p>44534</text:p>
          </table:table-cell>
          <table:table-cell office:value-type="float" office:value="23167" calcext:value-type="float">
            <text:p>23167</text:p>
          </table:table-cell>
          <table:table-cell office:value-type="float" office:value="453974" calcext:value-type="float">
            <text:p>453974</text:p>
          </table:table-cell>
          <table:table-cell office:value-type="float" office:value="238721" calcext:value-type="float">
            <text:p>238721</text:p>
          </table:table-cell>
        </table:table-row>
        <table:table-row table:style-name="ro2">
          <table:table-cell office:value-type="float" office:value="28200" calcext:value-type="float">
            <text:p>28200</text:p>
          </table:table-cell>
          <table:table-cell office:value-type="float" office:value="46314" calcext:value-type="float">
            <text:p>46314</text:p>
          </table:table-cell>
          <table:table-cell office:value-type="float" office:value="24785" calcext:value-type="float">
            <text:p>24785</text:p>
          </table:table-cell>
          <table:table-cell office:value-type="float" office:value="457148" calcext:value-type="float">
            <text:p>457148</text:p>
          </table:table-cell>
          <table:table-cell office:value-type="float" office:value="242595" calcext:value-type="float">
            <text:p>242595</text:p>
          </table:table-cell>
        </table:table-row>
        <table:table-row table:style-name="ro2">
          <table:table-cell office:value-type="float" office:value="28300" calcext:value-type="float">
            <text:p>28300</text:p>
          </table:table-cell>
          <table:table-cell office:value-type="float" office:value="44383" calcext:value-type="float">
            <text:p>44383</text:p>
          </table:table-cell>
          <table:table-cell office:value-type="float" office:value="23103" calcext:value-type="float">
            <text:p>23103</text:p>
          </table:table-cell>
          <table:table-cell office:value-type="float" office:value="456692" calcext:value-type="float">
            <text:p>456692</text:p>
          </table:table-cell>
          <table:table-cell office:value-type="float" office:value="239420" calcext:value-type="float">
            <text:p>239420</text:p>
          </table:table-cell>
        </table:table-row>
        <table:table-row table:style-name="ro2">
          <table:table-cell office:value-type="float" office:value="28400" calcext:value-type="float">
            <text:p>28400</text:p>
          </table:table-cell>
          <table:table-cell office:value-type="float" office:value="45893" calcext:value-type="float">
            <text:p>45893</text:p>
          </table:table-cell>
          <table:table-cell office:value-type="float" office:value="23556" calcext:value-type="float">
            <text:p>23556</text:p>
          </table:table-cell>
          <table:table-cell office:value-type="float" office:value="460137" calcext:value-type="float">
            <text:p>460137</text:p>
          </table:table-cell>
          <table:table-cell office:value-type="float" office:value="242183" calcext:value-type="float">
            <text:p>242183</text:p>
          </table:table-cell>
        </table:table-row>
        <table:table-row table:style-name="ro2">
          <table:table-cell office:value-type="float" office:value="28500" calcext:value-type="float">
            <text:p>28500</text:p>
          </table:table-cell>
          <table:table-cell office:value-type="float" office:value="45166" calcext:value-type="float">
            <text:p>45166</text:p>
          </table:table-cell>
          <table:table-cell office:value-type="float" office:value="23702" calcext:value-type="float">
            <text:p>23702</text:p>
          </table:table-cell>
          <table:table-cell office:value-type="float" office:value="459387" calcext:value-type="float">
            <text:p>459387</text:p>
          </table:table-cell>
          <table:table-cell office:value-type="float" office:value="243324" calcext:value-type="float">
            <text:p>243324</text:p>
          </table:table-cell>
        </table:table-row>
        <table:table-row table:style-name="ro2">
          <table:table-cell office:value-type="float" office:value="28600" calcext:value-type="float">
            <text:p>28600</text:p>
          </table:table-cell>
          <table:table-cell office:value-type="float" office:value="46103" calcext:value-type="float">
            <text:p>46103</text:p>
          </table:table-cell>
          <table:table-cell office:value-type="float" office:value="24595" calcext:value-type="float">
            <text:p>24595</text:p>
          </table:table-cell>
          <table:table-cell office:value-type="float" office:value="463024" calcext:value-type="float">
            <text:p>463024</text:p>
          </table:table-cell>
          <table:table-cell office:value-type="float" office:value="243445" calcext:value-type="float">
            <text:p>243445</text:p>
          </table:table-cell>
        </table:table-row>
        <table:table-row table:style-name="ro2">
          <table:table-cell office:value-type="float" office:value="28700" calcext:value-type="float">
            <text:p>28700</text:p>
          </table:table-cell>
          <table:table-cell office:value-type="float" office:value="46479" calcext:value-type="float">
            <text:p>46479</text:p>
          </table:table-cell>
          <table:table-cell office:value-type="float" office:value="25186" calcext:value-type="float">
            <text:p>25186</text:p>
          </table:table-cell>
          <table:table-cell office:value-type="float" office:value="460484" calcext:value-type="float">
            <text:p>460484</text:p>
          </table:table-cell>
          <table:table-cell office:value-type="float" office:value="240586" calcext:value-type="float">
            <text:p>240586</text:p>
          </table:table-cell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46679" calcext:value-type="float">
            <text:p>46679</text:p>
          </table:table-cell>
          <table:table-cell office:value-type="float" office:value="25678" calcext:value-type="float">
            <text:p>25678</text:p>
          </table:table-cell>
          <table:table-cell office:value-type="float" office:value="469216" calcext:value-type="float">
            <text:p>469216</text:p>
          </table:table-cell>
          <table:table-cell office:value-type="float" office:value="248337" calcext:value-type="float">
            <text:p>248337</text:p>
          </table:table-cell>
        </table:table-row>
        <table:table-row table:style-name="ro2">
          <table:table-cell office:value-type="float" office:value="28900" calcext:value-type="float">
            <text:p>28900</text:p>
          </table:table-cell>
          <table:table-cell office:value-type="float" office:value="45945" calcext:value-type="float">
            <text:p>45945</text:p>
          </table:table-cell>
          <table:table-cell office:value-type="float" office:value="23869" calcext:value-type="float">
            <text:p>23869</text:p>
          </table:table-cell>
          <table:table-cell office:value-type="float" office:value="465781" calcext:value-type="float">
            <text:p>465781</text:p>
          </table:table-cell>
          <table:table-cell office:value-type="float" office:value="243522" calcext:value-type="float">
            <text:p>243522</text:p>
          </table:table-cell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47482" calcext:value-type="float">
            <text:p>47482</text:p>
          </table:table-cell>
          <table:table-cell office:value-type="float" office:value="25443" calcext:value-type="float">
            <text:p>25443</text:p>
          </table:table-cell>
          <table:table-cell office:value-type="float" office:value="471526" calcext:value-type="float">
            <text:p>471526</text:p>
          </table:table-cell>
          <table:table-cell office:value-type="float" office:value="248412" calcext:value-type="float">
            <text:p>248412</text:p>
          </table:table-cell>
        </table:table-row>
        <table:table-row table:style-name="ro2">
          <table:table-cell office:value-type="float" office:value="29100" calcext:value-type="float">
            <text:p>29100</text:p>
          </table:table-cell>
          <table:table-cell office:value-type="float" office:value="47140" calcext:value-type="float">
            <text:p>47140</text:p>
          </table:table-cell>
          <table:table-cell office:value-type="float" office:value="24223" calcext:value-type="float">
            <text:p>24223</text:p>
          </table:table-cell>
          <table:table-cell office:value-type="float" office:value="470899" calcext:value-type="float">
            <text:p>470899</text:p>
          </table:table-cell>
          <table:table-cell office:value-type="float" office:value="248078" calcext:value-type="float">
            <text:p>248078</text:p>
          </table:table-cell>
        </table:table-row>
        <table:table-row table:style-name="ro2">
          <table:table-cell office:value-type="float" office:value="29200" calcext:value-type="float">
            <text:p>29200</text:p>
          </table:table-cell>
          <table:table-cell office:value-type="float" office:value="46912" calcext:value-type="float">
            <text:p>46912</text:p>
          </table:table-cell>
          <table:table-cell office:value-type="float" office:value="24330" calcext:value-type="float">
            <text:p>24330</text:p>
          </table:table-cell>
          <table:table-cell office:value-type="float" office:value="471976" calcext:value-type="float">
            <text:p>471976</text:p>
          </table:table-cell>
          <table:table-cell office:value-type="float" office:value="249598" calcext:value-type="float">
            <text:p>249598</text:p>
          </table:table-cell>
        </table:table-row>
        <table:table-row table:style-name="ro2">
          <table:table-cell office:value-type="float" office:value="29300" calcext:value-type="float">
            <text:p>29300</text:p>
          </table:table-cell>
          <table:table-cell office:value-type="float" office:value="47008" calcext:value-type="float">
            <text:p>47008</text:p>
          </table:table-cell>
          <table:table-cell office:value-type="float" office:value="24301" calcext:value-type="float">
            <text:p>24301</text:p>
          </table:table-cell>
          <table:table-cell office:value-type="float" office:value="476363" calcext:value-type="float">
            <text:p>476363</text:p>
          </table:table-cell>
          <table:table-cell office:value-type="float" office:value="252722" calcext:value-type="float">
            <text:p>252722</text:p>
          </table:table-cell>
        </table:table-row>
        <table:table-row table:style-name="ro2">
          <table:table-cell office:value-type="float" office:value="29400" calcext:value-type="float">
            <text:p>29400</text:p>
          </table:table-cell>
          <table:table-cell office:value-type="float" office:value="47511" calcext:value-type="float">
            <text:p>47511</text:p>
          </table:table-cell>
          <table:table-cell office:value-type="float" office:value="24837" calcext:value-type="float">
            <text:p>24837</text:p>
          </table:table-cell>
          <table:table-cell office:value-type="float" office:value="476061" calcext:value-type="float">
            <text:p>476061</text:p>
          </table:table-cell>
          <table:table-cell office:value-type="float" office:value="252761" calcext:value-type="float">
            <text:p>252761</text:p>
          </table:table-cell>
        </table:table-row>
        <table:table-row table:style-name="ro2">
          <table:table-cell office:value-type="float" office:value="29500" calcext:value-type="float">
            <text:p>29500</text:p>
          </table:table-cell>
          <table:table-cell office:value-type="float" office:value="47115" calcext:value-type="float">
            <text:p>47115</text:p>
          </table:table-cell>
          <table:table-cell office:value-type="float" office:value="24800" calcext:value-type="float">
            <text:p>24800</text:p>
          </table:table-cell>
          <table:table-cell office:value-type="float" office:value="479223" calcext:value-type="float">
            <text:p>479223</text:p>
          </table:table-cell>
          <table:table-cell office:value-type="float" office:value="250256" calcext:value-type="float">
            <text:p>250256</text:p>
          </table:table-cell>
        </table:table-row>
        <table:table-row table:style-name="ro2">
          <table:table-cell office:value-type="float" office:value="29600" calcext:value-type="float">
            <text:p>29600</text:p>
          </table:table-cell>
          <table:table-cell office:value-type="float" office:value="49802" calcext:value-type="float">
            <text:p>49802</text:p>
          </table:table-cell>
          <table:table-cell office:value-type="float" office:value="26306" calcext:value-type="float">
            <text:p>26306</text:p>
          </table:table-cell>
          <table:table-cell office:value-type="float" office:value="481386" calcext:value-type="float">
            <text:p>481386</text:p>
          </table:table-cell>
          <table:table-cell office:value-type="float" office:value="255799" calcext:value-type="float">
            <text:p>255799</text:p>
          </table:table-cell>
        </table:table-row>
        <table:table-row table:style-name="ro2">
          <table:table-cell office:value-type="float" office:value="29700" calcext:value-type="float">
            <text:p>29700</text:p>
          </table:table-cell>
          <table:table-cell office:value-type="float" office:value="48337" calcext:value-type="float">
            <text:p>48337</text:p>
          </table:table-cell>
          <table:table-cell office:value-type="float" office:value="25968" calcext:value-type="float">
            <text:p>25968</text:p>
          </table:table-cell>
          <table:table-cell office:value-type="float" office:value="483163" calcext:value-type="float">
            <text:p>483163</text:p>
          </table:table-cell>
          <table:table-cell office:value-type="float" office:value="252560" calcext:value-type="float">
            <text:p>252560</text:p>
          </table:table-cell>
        </table:table-row>
        <table:table-row table:style-name="ro2">
          <table:table-cell office:value-type="float" office:value="29800" calcext:value-type="float">
            <text:p>29800</text:p>
          </table:table-cell>
          <table:table-cell office:value-type="float" office:value="48500" calcext:value-type="float">
            <text:p>48500</text:p>
          </table:table-cell>
          <table:table-cell office:value-type="float" office:value="25391" calcext:value-type="float">
            <text:p>25391</text:p>
          </table:table-cell>
          <table:table-cell office:value-type="float" office:value="485862" calcext:value-type="float">
            <text:p>485862</text:p>
          </table:table-cell>
          <table:table-cell office:value-type="float" office:value="257961" calcext:value-type="float">
            <text:p>257961</text:p>
          </table:table-cell>
        </table:table-row>
        <table:table-row table:style-name="ro2">
          <table:table-cell office:value-type="float" office:value="29900" calcext:value-type="float">
            <text:p>29900</text:p>
          </table:table-cell>
          <table:table-cell office:value-type="float" office:value="48831" calcext:value-type="float">
            <text:p>48831</text:p>
          </table:table-cell>
          <table:table-cell office:value-type="float" office:value="25838" calcext:value-type="float">
            <text:p>25838</text:p>
          </table:table-cell>
          <table:table-cell office:value-type="float" office:value="489119" calcext:value-type="float">
            <text:p>489119</text:p>
          </table:table-cell>
          <table:table-cell office:value-type="float" office:value="258940" calcext:value-type="float">
            <text:p>258940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47953" calcext:value-type="float">
            <text:p>47953</text:p>
          </table:table-cell>
          <table:table-cell office:value-type="float" office:value="25450" calcext:value-type="float">
            <text:p>25450</text:p>
          </table:table-cell>
          <table:table-cell office:value-type="float" office:value="490700" calcext:value-type="float">
            <text:p>490700</text:p>
          </table:table-cell>
          <table:table-cell office:value-type="float" office:value="261316" calcext:value-type="float">
            <text:p>261316</text:p>
          </table:table-cell>
        </table:table-row>
        <table:table-row table:style-name="ro2">
          <table:table-cell office:value-type="float" office:value="30100" calcext:value-type="float">
            <text:p>30100</text:p>
          </table:table-cell>
          <table:table-cell office:value-type="float" office:value="49197" calcext:value-type="float">
            <text:p>49197</text:p>
          </table:table-cell>
          <table:table-cell office:value-type="float" office:value="26601" calcext:value-type="float">
            <text:p>26601</text:p>
          </table:table-cell>
          <table:table-cell office:value-type="float" office:value="489572" calcext:value-type="float">
            <text:p>489572</text:p>
          </table:table-cell>
          <table:table-cell office:value-type="float" office:value="260388" calcext:value-type="float">
            <text:p>260388</text:p>
          </table:table-cell>
        </table:table-row>
        <table:table-row table:style-name="ro2">
          <table:table-cell office:value-type="float" office:value="30200" calcext:value-type="float">
            <text:p>30200</text:p>
          </table:table-cell>
          <table:table-cell office:value-type="float" office:value="49105" calcext:value-type="float">
            <text:p>49105</text:p>
          </table:table-cell>
          <table:table-cell office:value-type="float" office:value="26083" calcext:value-type="float">
            <text:p>26083</text:p>
          </table:table-cell>
          <table:table-cell office:value-type="float" office:value="494108" calcext:value-type="float">
            <text:p>494108</text:p>
          </table:table-cell>
          <table:table-cell office:value-type="float" office:value="256919" calcext:value-type="float">
            <text:p>256919</text:p>
          </table:table-cell>
        </table:table-row>
        <table:table-row table:style-name="ro2">
          <table:table-cell office:value-type="float" office:value="30300" calcext:value-type="float">
            <text:p>30300</text:p>
          </table:table-cell>
          <table:table-cell office:value-type="float" office:value="49531" calcext:value-type="float">
            <text:p>49531</text:p>
          </table:table-cell>
          <table:table-cell office:value-type="float" office:value="26053" calcext:value-type="float">
            <text:p>26053</text:p>
          </table:table-cell>
          <table:table-cell office:value-type="float" office:value="491424" calcext:value-type="float">
            <text:p>491424</text:p>
          </table:table-cell>
          <table:table-cell office:value-type="float" office:value="259589" calcext:value-type="float">
            <text:p>259589</text:p>
          </table:table-cell>
        </table:table-row>
        <table:table-row table:style-name="ro2">
          <table:table-cell office:value-type="float" office:value="30400" calcext:value-type="float">
            <text:p>30400</text:p>
          </table:table-cell>
          <table:table-cell office:value-type="float" office:value="48665" calcext:value-type="float">
            <text:p>48665</text:p>
          </table:table-cell>
          <table:table-cell office:value-type="float" office:value="26227" calcext:value-type="float">
            <text:p>26227</text:p>
          </table:table-cell>
          <table:table-cell office:value-type="float" office:value="496060" calcext:value-type="float">
            <text:p>496060</text:p>
          </table:table-cell>
          <table:table-cell office:value-type="float" office:value="262584" calcext:value-type="float">
            <text:p>262584</text:p>
          </table:table-cell>
        </table:table-row>
        <table:table-row table:style-name="ro2">
          <table:table-cell office:value-type="float" office:value="30500" calcext:value-type="float">
            <text:p>30500</text:p>
          </table:table-cell>
          <table:table-cell office:value-type="float" office:value="49903" calcext:value-type="float">
            <text:p>49903</text:p>
          </table:table-cell>
          <table:table-cell office:value-type="float" office:value="26609" calcext:value-type="float">
            <text:p>26609</text:p>
          </table:table-cell>
          <table:table-cell office:value-type="float" office:value="497650" calcext:value-type="float">
            <text:p>497650</text:p>
          </table:table-cell>
          <table:table-cell office:value-type="float" office:value="265458" calcext:value-type="float">
            <text:p>265458</text:p>
          </table:table-cell>
        </table:table-row>
        <table:table-row table:style-name="ro2">
          <table:table-cell office:value-type="float" office:value="30600" calcext:value-type="float">
            <text:p>30600</text:p>
          </table:table-cell>
          <table:table-cell office:value-type="float" office:value="49744" calcext:value-type="float">
            <text:p>49744</text:p>
          </table:table-cell>
          <table:table-cell office:value-type="float" office:value="25797" calcext:value-type="float">
            <text:p>25797</text:p>
          </table:table-cell>
          <table:table-cell office:value-type="float" office:value="499787" calcext:value-type="float">
            <text:p>499787</text:p>
          </table:table-cell>
          <table:table-cell office:value-type="float" office:value="265642" calcext:value-type="float">
            <text:p>265642</text:p>
          </table:table-cell>
        </table:table-row>
        <table:table-row table:style-name="ro2">
          <table:table-cell office:value-type="float" office:value="30700" calcext:value-type="float">
            <text:p>30700</text:p>
          </table:table-cell>
          <table:table-cell office:value-type="float" office:value="50578" calcext:value-type="float">
            <text:p>50578</text:p>
          </table:table-cell>
          <table:table-cell office:value-type="float" office:value="25774" calcext:value-type="float">
            <text:p>25774</text:p>
          </table:table-cell>
          <table:table-cell office:value-type="float" office:value="502761" calcext:value-type="float">
            <text:p>502761</text:p>
          </table:table-cell>
          <table:table-cell office:value-type="float" office:value="264706" calcext:value-type="float">
            <text:p>264706</text:p>
          </table:table-cell>
        </table:table-row>
        <table:table-row table:style-name="ro2">
          <table:table-cell office:value-type="float" office:value="30800" calcext:value-type="float">
            <text:p>30800</text:p>
          </table:table-cell>
          <table:table-cell office:value-type="float" office:value="50228" calcext:value-type="float">
            <text:p>50228</text:p>
          </table:table-cell>
          <table:table-cell office:value-type="float" office:value="26488" calcext:value-type="float">
            <text:p>26488</text:p>
          </table:table-cell>
          <table:table-cell office:value-type="float" office:value="502768" calcext:value-type="float">
            <text:p>502768</text:p>
          </table:table-cell>
          <table:table-cell office:value-type="float" office:value="263772" calcext:value-type="float">
            <text:p>263772</text:p>
          </table:table-cell>
        </table:table-row>
        <table:table-row table:style-name="ro2">
          <table:table-cell office:value-type="float" office:value="30900" calcext:value-type="float">
            <text:p>30900</text:p>
          </table:table-cell>
          <table:table-cell office:value-type="float" office:value="50149" calcext:value-type="float">
            <text:p>50149</text:p>
          </table:table-cell>
          <table:table-cell office:value-type="float" office:value="25555" calcext:value-type="float">
            <text:p>25555</text:p>
          </table:table-cell>
          <table:table-cell office:value-type="float" office:value="504062" calcext:value-type="float">
            <text:p>504062</text:p>
          </table:table-cell>
          <table:table-cell office:value-type="float" office:value="266139" calcext:value-type="float">
            <text:p>266139</text:p>
          </table:table-cell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49811" calcext:value-type="float">
            <text:p>49811</text:p>
          </table:table-cell>
          <table:table-cell office:value-type="float" office:value="26923" calcext:value-type="float">
            <text:p>26923</text:p>
          </table:table-cell>
          <table:table-cell office:value-type="float" office:value="504912" calcext:value-type="float">
            <text:p>504912</text:p>
          </table:table-cell>
          <table:table-cell office:value-type="float" office:value="266626" calcext:value-type="float">
            <text:p>266626</text:p>
          </table:table-cell>
        </table:table-row>
        <table:table-row table:style-name="ro2">
          <table:table-cell office:value-type="float" office:value="31100" calcext:value-type="float">
            <text:p>31100</text:p>
          </table:table-cell>
          <table:table-cell office:value-type="float" office:value="50734" calcext:value-type="float">
            <text:p>50734</text:p>
          </table:table-cell>
          <table:table-cell office:value-type="float" office:value="26903" calcext:value-type="float">
            <text:p>26903</text:p>
          </table:table-cell>
          <table:table-cell office:value-type="float" office:value="505304" calcext:value-type="float">
            <text:p>505304</text:p>
          </table:table-cell>
          <table:table-cell office:value-type="float" office:value="266700" calcext:value-type="float">
            <text:p>266700</text:p>
          </table:table-cell>
        </table:table-row>
        <table:table-row table:style-name="ro2">
          <table:table-cell office:value-type="float" office:value="31200" calcext:value-type="float">
            <text:p>31200</text:p>
          </table:table-cell>
          <table:table-cell office:value-type="float" office:value="51079" calcext:value-type="float">
            <text:p>51079</text:p>
          </table:table-cell>
          <table:table-cell office:value-type="float" office:value="26357" calcext:value-type="float">
            <text:p>26357</text:p>
          </table:table-cell>
          <table:table-cell office:value-type="float" office:value="511614" calcext:value-type="float">
            <text:p>511614</text:p>
          </table:table-cell>
          <table:table-cell office:value-type="float" office:value="269206" calcext:value-type="float">
            <text:p>269206</text:p>
          </table:table-cell>
        </table:table-row>
        <table:table-row table:style-name="ro2">
          <table:table-cell office:value-type="float" office:value="31300" calcext:value-type="float">
            <text:p>31300</text:p>
          </table:table-cell>
          <table:table-cell office:value-type="float" office:value="51603" calcext:value-type="float">
            <text:p>51603</text:p>
          </table:table-cell>
          <table:table-cell office:value-type="float" office:value="27976" calcext:value-type="float">
            <text:p>27976</text:p>
          </table:table-cell>
          <table:table-cell office:value-type="float" office:value="515165" calcext:value-type="float">
            <text:p>515165</text:p>
          </table:table-cell>
          <table:table-cell office:value-type="float" office:value="269458" calcext:value-type="float">
            <text:p>269458</text:p>
          </table:table-cell>
        </table:table-row>
        <table:table-row table:style-name="ro2">
          <table:table-cell office:value-type="float" office:value="31400" calcext:value-type="float">
            <text:p>31400</text:p>
          </table:table-cell>
          <table:table-cell office:value-type="float" office:value="52398" calcext:value-type="float">
            <text:p>52398</text:p>
          </table:table-cell>
          <table:table-cell office:value-type="float" office:value="28086" calcext:value-type="float">
            <text:p>28086</text:p>
          </table:table-cell>
          <table:table-cell office:value-type="float" office:value="516421" calcext:value-type="float">
            <text:p>516421</text:p>
          </table:table-cell>
          <table:table-cell office:value-type="float" office:value="270043" calcext:value-type="float">
            <text:p>270043</text:p>
          </table:table-cell>
        </table:table-row>
        <table:table-row table:style-name="ro2">
          <table:table-cell office:value-type="float" office:value="31500" calcext:value-type="float">
            <text:p>31500</text:p>
          </table:table-cell>
          <table:table-cell office:value-type="float" office:value="51955" calcext:value-type="float">
            <text:p>51955</text:p>
          </table:table-cell>
          <table:table-cell office:value-type="float" office:value="27652" calcext:value-type="float">
            <text:p>27652</text:p>
          </table:table-cell>
          <table:table-cell office:value-type="float" office:value="515393" calcext:value-type="float">
            <text:p>515393</text:p>
          </table:table-cell>
          <table:table-cell office:value-type="float" office:value="272882" calcext:value-type="float">
            <text:p>272882</text:p>
          </table:table-cell>
        </table:table-row>
        <table:table-row table:style-name="ro2">
          <table:table-cell office:value-type="float" office:value="31600" calcext:value-type="float">
            <text:p>31600</text:p>
          </table:table-cell>
          <table:table-cell office:value-type="float" office:value="51460" calcext:value-type="float">
            <text:p>51460</text:p>
          </table:table-cell>
          <table:table-cell office:value-type="float" office:value="27727" calcext:value-type="float">
            <text:p>27727</text:p>
          </table:table-cell>
          <table:table-cell office:value-type="float" office:value="515977" calcext:value-type="float">
            <text:p>515977</text:p>
          </table:table-cell>
          <table:table-cell office:value-type="float" office:value="273479" calcext:value-type="float">
            <text:p>273479</text:p>
          </table:table-cell>
        </table:table-row>
        <table:table-row table:style-name="ro2">
          <table:table-cell office:value-type="float" office:value="31700" calcext:value-type="float">
            <text:p>31700</text:p>
          </table:table-cell>
          <table:table-cell office:value-type="float" office:value="52095" calcext:value-type="float">
            <text:p>52095</text:p>
          </table:table-cell>
          <table:table-cell office:value-type="float" office:value="27115" calcext:value-type="float">
            <text:p>27115</text:p>
          </table:table-cell>
          <table:table-cell office:value-type="float" office:value="517953" calcext:value-type="float">
            <text:p>517953</text:p>
          </table:table-cell>
          <table:table-cell office:value-type="float" office:value="272338" calcext:value-type="float">
            <text:p>272338</text:p>
          </table:table-cell>
        </table:table-row>
        <table:table-row table:style-name="ro2">
          <table:table-cell office:value-type="float" office:value="31800" calcext:value-type="float">
            <text:p>31800</text:p>
          </table:table-cell>
          <table:table-cell office:value-type="float" office:value="51241" calcext:value-type="float">
            <text:p>51241</text:p>
          </table:table-cell>
          <table:table-cell office:value-type="float" office:value="26675" calcext:value-type="float">
            <text:p>26675</text:p>
          </table:table-cell>
          <table:table-cell office:value-type="float" office:value="518406" calcext:value-type="float">
            <text:p>518406</text:p>
          </table:table-cell>
          <table:table-cell office:value-type="float" office:value="267943" calcext:value-type="float">
            <text:p>267943</text:p>
          </table:table-cell>
        </table:table-row>
        <table:table-row table:style-name="ro2">
          <table:table-cell office:value-type="float" office:value="31900" calcext:value-type="float">
            <text:p>31900</text:p>
          </table:table-cell>
          <table:table-cell office:value-type="float" office:value="51150" calcext:value-type="float">
            <text:p>51150</text:p>
          </table:table-cell>
          <table:table-cell office:value-type="float" office:value="27119" calcext:value-type="float">
            <text:p>27119</text:p>
          </table:table-cell>
          <table:table-cell office:value-type="float" office:value="521302" calcext:value-type="float">
            <text:p>521302</text:p>
          </table:table-cell>
          <table:table-cell office:value-type="float" office:value="274036" calcext:value-type="float">
            <text:p>274036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52617" calcext:value-type="float">
            <text:p>52617</text:p>
          </table:table-cell>
          <table:table-cell office:value-type="float" office:value="28242" calcext:value-type="float">
            <text:p>28242</text:p>
          </table:table-cell>
          <table:table-cell office:value-type="float" office:value="524869" calcext:value-type="float">
            <text:p>524869</text:p>
          </table:table-cell>
          <table:table-cell office:value-type="float" office:value="276055" calcext:value-type="float">
            <text:p>276055</text:p>
          </table:table-cell>
        </table:table-row>
        <table:table-row table:style-name="ro2">
          <table:table-cell office:value-type="float" office:value="32100" calcext:value-type="float">
            <text:p>32100</text:p>
          </table:table-cell>
          <table:table-cell office:value-type="float" office:value="52087" calcext:value-type="float">
            <text:p>52087</text:p>
          </table:table-cell>
          <table:table-cell office:value-type="float" office:value="27778" calcext:value-type="float">
            <text:p>27778</text:p>
          </table:table-cell>
          <table:table-cell office:value-type="float" office:value="527410" calcext:value-type="float">
            <text:p>527410</text:p>
          </table:table-cell>
          <table:table-cell office:value-type="float" office:value="274931" calcext:value-type="float">
            <text:p>274931</text:p>
          </table:table-cell>
        </table:table-row>
        <table:table-row table:style-name="ro2">
          <table:table-cell office:value-type="float" office:value="32200" calcext:value-type="float">
            <text:p>32200</text:p>
          </table:table-cell>
          <table:table-cell office:value-type="float" office:value="51566" calcext:value-type="float">
            <text:p>51566</text:p>
          </table:table-cell>
          <table:table-cell office:value-type="float" office:value="27255" calcext:value-type="float">
            <text:p>27255</text:p>
          </table:table-cell>
          <table:table-cell office:value-type="float" office:value="528534" calcext:value-type="float">
            <text:p>528534</text:p>
          </table:table-cell>
          <table:table-cell office:value-type="float" office:value="276096" calcext:value-type="float">
            <text:p>276096</text:p>
          </table:table-cell>
        </table:table-row>
        <table:table-row table:style-name="ro2">
          <table:table-cell office:value-type="float" office:value="32300" calcext:value-type="float">
            <text:p>32300</text:p>
          </table:table-cell>
          <table:table-cell office:value-type="float" office:value="53505" calcext:value-type="float">
            <text:p>53505</text:p>
          </table:table-cell>
          <table:table-cell office:value-type="float" office:value="28379" calcext:value-type="float">
            <text:p>28379</text:p>
          </table:table-cell>
          <table:table-cell office:value-type="float" office:value="532862" calcext:value-type="float">
            <text:p>532862</text:p>
          </table:table-cell>
          <table:table-cell office:value-type="float" office:value="280556" calcext:value-type="float">
            <text:p>280556</text:p>
          </table:table-cell>
        </table:table-row>
        <table:table-row table:style-name="ro2">
          <table:table-cell office:value-type="float" office:value="32400" calcext:value-type="float">
            <text:p>32400</text:p>
          </table:table-cell>
          <table:table-cell office:value-type="float" office:value="54272" calcext:value-type="float">
            <text:p>54272</text:p>
          </table:table-cell>
          <table:table-cell office:value-type="float" office:value="27454" calcext:value-type="float">
            <text:p>27454</text:p>
          </table:table-cell>
          <table:table-cell office:value-type="float" office:value="531991" calcext:value-type="float">
            <text:p>531991</text:p>
          </table:table-cell>
          <table:table-cell office:value-type="float" office:value="282353" calcext:value-type="float">
            <text:p>282353</text:p>
          </table:table-cell>
        </table:table-row>
        <table:table-row table:style-name="ro2">
          <table:table-cell office:value-type="float" office:value="32500" calcext:value-type="float">
            <text:p>32500</text:p>
          </table:table-cell>
          <table:table-cell office:value-type="float" office:value="52968" calcext:value-type="float">
            <text:p>52968</text:p>
          </table:table-cell>
          <table:table-cell office:value-type="float" office:value="27462" calcext:value-type="float">
            <text:p>27462</text:p>
          </table:table-cell>
          <table:table-cell office:value-type="float" office:value="531344" calcext:value-type="float">
            <text:p>531344</text:p>
          </table:table-cell>
          <table:table-cell office:value-type="float" office:value="278558" calcext:value-type="float">
            <text:p>278558</text:p>
          </table:table-cell>
        </table:table-row>
        <table:table-row table:style-name="ro2">
          <table:table-cell office:value-type="float" office:value="32600" calcext:value-type="float">
            <text:p>32600</text:p>
          </table:table-cell>
          <table:table-cell office:value-type="float" office:value="52345" calcext:value-type="float">
            <text:p>52345</text:p>
          </table:table-cell>
          <table:table-cell office:value-type="float" office:value="27969" calcext:value-type="float">
            <text:p>27969</text:p>
          </table:table-cell>
          <table:table-cell office:value-type="float" office:value="539080" calcext:value-type="float">
            <text:p>539080</text:p>
          </table:table-cell>
          <table:table-cell office:value-type="float" office:value="286023" calcext:value-type="float">
            <text:p>286023</text:p>
          </table:table-cell>
        </table:table-row>
        <table:table-row table:style-name="ro2">
          <table:table-cell office:value-type="float" office:value="32700" calcext:value-type="float">
            <text:p>32700</text:p>
          </table:table-cell>
          <table:table-cell office:value-type="float" office:value="53463" calcext:value-type="float">
            <text:p>53463</text:p>
          </table:table-cell>
          <table:table-cell office:value-type="float" office:value="28812" calcext:value-type="float">
            <text:p>28812</text:p>
          </table:table-cell>
          <table:table-cell office:value-type="float" office:value="537962" calcext:value-type="float">
            <text:p>537962</text:p>
          </table:table-cell>
          <table:table-cell office:value-type="float" office:value="282455" calcext:value-type="float">
            <text:p>282455</text:p>
          </table:table-cell>
        </table:table-row>
        <table:table-row table:style-name="ro2">
          <table:table-cell office:value-type="float" office:value="32800" calcext:value-type="float">
            <text:p>32800</text:p>
          </table:table-cell>
          <table:table-cell office:value-type="float" office:value="53832" calcext:value-type="float">
            <text:p>53832</text:p>
          </table:table-cell>
          <table:table-cell office:value-type="float" office:value="28137" calcext:value-type="float">
            <text:p>28137</text:p>
          </table:table-cell>
          <table:table-cell office:value-type="float" office:value="540239" calcext:value-type="float">
            <text:p>540239</text:p>
          </table:table-cell>
          <table:table-cell office:value-type="float" office:value="284454" calcext:value-type="float">
            <text:p>284454</text:p>
          </table:table-cell>
        </table:table-row>
        <table:table-row table:style-name="ro2">
          <table:table-cell office:value-type="float" office:value="32900" calcext:value-type="float">
            <text:p>32900</text:p>
          </table:table-cell>
          <table:table-cell office:value-type="float" office:value="54255" calcext:value-type="float">
            <text:p>54255</text:p>
          </table:table-cell>
          <table:table-cell office:value-type="float" office:value="29596" calcext:value-type="float">
            <text:p>29596</text:p>
          </table:table-cell>
          <table:table-cell office:value-type="float" office:value="538941" calcext:value-type="float">
            <text:p>538941</text:p>
          </table:table-cell>
          <table:table-cell office:value-type="float" office:value="283834" calcext:value-type="float">
            <text:p>283834</text:p>
          </table:table-cell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53600" calcext:value-type="float">
            <text:p>53600</text:p>
          </table:table-cell>
          <table:table-cell office:value-type="float" office:value="27757" calcext:value-type="float">
            <text:p>27757</text:p>
          </table:table-cell>
          <table:table-cell office:value-type="float" office:value="542493" calcext:value-type="float">
            <text:p>542493</text:p>
          </table:table-cell>
          <table:table-cell office:value-type="float" office:value="285786" calcext:value-type="float">
            <text:p>285786</text:p>
          </table:table-cell>
        </table:table-row>
        <table:table-row table:style-name="ro2">
          <table:table-cell office:value-type="float" office:value="33100" calcext:value-type="float">
            <text:p>33100</text:p>
          </table:table-cell>
          <table:table-cell office:value-type="float" office:value="54864" calcext:value-type="float">
            <text:p>54864</text:p>
          </table:table-cell>
          <table:table-cell office:value-type="float" office:value="28211" calcext:value-type="float">
            <text:p>28211</text:p>
          </table:table-cell>
          <table:table-cell office:value-type="float" office:value="546737" calcext:value-type="float">
            <text:p>546737</text:p>
          </table:table-cell>
          <table:table-cell office:value-type="float" office:value="287232" calcext:value-type="float">
            <text:p>287232</text:p>
          </table:table-cell>
        </table:table-row>
        <table:table-row table:style-name="ro2">
          <table:table-cell office:value-type="float" office:value="33200" calcext:value-type="float">
            <text:p>33200</text:p>
          </table:table-cell>
          <table:table-cell office:value-type="float" office:value="53382" calcext:value-type="float">
            <text:p>53382</text:p>
          </table:table-cell>
          <table:table-cell office:value-type="float" office:value="27855" calcext:value-type="float">
            <text:p>27855</text:p>
          </table:table-cell>
          <table:table-cell office:value-type="float" office:value="546167" calcext:value-type="float">
            <text:p>546167</text:p>
          </table:table-cell>
          <table:table-cell office:value-type="float" office:value="286993" calcext:value-type="float">
            <text:p>286993</text:p>
          </table:table-cell>
        </table:table-row>
        <table:table-row table:style-name="ro2">
          <table:table-cell office:value-type="float" office:value="33300" calcext:value-type="float">
            <text:p>33300</text:p>
          </table:table-cell>
          <table:table-cell office:value-type="float" office:value="54646" calcext:value-type="float">
            <text:p>54646</text:p>
          </table:table-cell>
          <table:table-cell office:value-type="float" office:value="28100" calcext:value-type="float">
            <text:p>28100</text:p>
          </table:table-cell>
          <table:table-cell office:value-type="float" office:value="545463" calcext:value-type="float">
            <text:p>545463</text:p>
          </table:table-cell>
          <table:table-cell office:value-type="float" office:value="284457" calcext:value-type="float">
            <text:p>284457</text:p>
          </table:table-cell>
        </table:table-row>
        <table:table-row table:style-name="ro2">
          <table:table-cell office:value-type="float" office:value="33400" calcext:value-type="float">
            <text:p>33400</text:p>
          </table:table-cell>
          <table:table-cell office:value-type="float" office:value="54220" calcext:value-type="float">
            <text:p>54220</text:p>
          </table:table-cell>
          <table:table-cell office:value-type="float" office:value="29753" calcext:value-type="float">
            <text:p>29753</text:p>
          </table:table-cell>
          <table:table-cell office:value-type="float" office:value="550816" calcext:value-type="float">
            <text:p>550816</text:p>
          </table:table-cell>
          <table:table-cell office:value-type="float" office:value="290551" calcext:value-type="float">
            <text:p>290551</text:p>
          </table:table-cell>
        </table:table-row>
        <table:table-row table:style-name="ro2">
          <table:table-cell office:value-type="float" office:value="33500" calcext:value-type="float">
            <text:p>33500</text:p>
          </table:table-cell>
          <table:table-cell office:value-type="float" office:value="55145" calcext:value-type="float">
            <text:p>55145</text:p>
          </table:table-cell>
          <table:table-cell office:value-type="float" office:value="28398" calcext:value-type="float">
            <text:p>28398</text:p>
          </table:table-cell>
          <table:table-cell office:value-type="float" office:value="552598" calcext:value-type="float">
            <text:p>552598</text:p>
          </table:table-cell>
          <table:table-cell office:value-type="float" office:value="288839" calcext:value-type="float">
            <text:p>288839</text:p>
          </table:table-cell>
        </table:table-row>
        <table:table-row table:style-name="ro2">
          <table:table-cell office:value-type="float" office:value="33600" calcext:value-type="float">
            <text:p>33600</text:p>
          </table:table-cell>
          <table:table-cell office:value-type="float" office:value="56868" calcext:value-type="float">
            <text:p>56868</text:p>
          </table:table-cell>
          <table:table-cell office:value-type="float" office:value="30211" calcext:value-type="float">
            <text:p>30211</text:p>
          </table:table-cell>
          <table:table-cell office:value-type="float" office:value="553108" calcext:value-type="float">
            <text:p>553108</text:p>
          </table:table-cell>
          <table:table-cell office:value-type="float" office:value="289777" calcext:value-type="float">
            <text:p>289777</text:p>
          </table:table-cell>
        </table:table-row>
        <table:table-row table:style-name="ro2">
          <table:table-cell office:value-type="float" office:value="33700" calcext:value-type="float">
            <text:p>33700</text:p>
          </table:table-cell>
          <table:table-cell office:value-type="float" office:value="55337" calcext:value-type="float">
            <text:p>55337</text:p>
          </table:table-cell>
          <table:table-cell office:value-type="float" office:value="28266" calcext:value-type="float">
            <text:p>28266</text:p>
          </table:table-cell>
          <table:table-cell office:value-type="float" office:value="554166" calcext:value-type="float">
            <text:p>554166</text:p>
          </table:table-cell>
          <table:table-cell office:value-type="float" office:value="291296" calcext:value-type="float">
            <text:p>291296</text:p>
          </table:table-cell>
        </table:table-row>
        <table:table-row table:style-name="ro2">
          <table:table-cell office:value-type="float" office:value="33800" calcext:value-type="float">
            <text:p>33800</text:p>
          </table:table-cell>
          <table:table-cell office:value-type="float" office:value="54642" calcext:value-type="float">
            <text:p>54642</text:p>
          </table:table-cell>
          <table:table-cell office:value-type="float" office:value="28485" calcext:value-type="float">
            <text:p>28485</text:p>
          </table:table-cell>
          <table:table-cell office:value-type="float" office:value="560302" calcext:value-type="float">
            <text:p>560302</text:p>
          </table:table-cell>
          <table:table-cell office:value-type="float" office:value="298023" calcext:value-type="float">
            <text:p>298023</text:p>
          </table:table-cell>
        </table:table-row>
        <table:table-row table:style-name="ro2">
          <table:table-cell office:value-type="float" office:value="33900" calcext:value-type="float">
            <text:p>33900</text:p>
          </table:table-cell>
          <table:table-cell office:value-type="float" office:value="57186" calcext:value-type="float">
            <text:p>57186</text:p>
          </table:table-cell>
          <table:table-cell office:value-type="float" office:value="29852" calcext:value-type="float">
            <text:p>29852</text:p>
          </table:table-cell>
          <table:table-cell office:value-type="float" office:value="561793" calcext:value-type="float">
            <text:p>561793</text:p>
          </table:table-cell>
          <table:table-cell office:value-type="float" office:value="295128" calcext:value-type="float">
            <text:p>295128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55688" calcext:value-type="float">
            <text:p>55688</text:p>
          </table:table-cell>
          <table:table-cell office:value-type="float" office:value="29679" calcext:value-type="float">
            <text:p>29679</text:p>
          </table:table-cell>
          <table:table-cell office:value-type="float" office:value="559811" calcext:value-type="float">
            <text:p>559811</text:p>
          </table:table-cell>
          <table:table-cell office:value-type="float" office:value="294033" calcext:value-type="float">
            <text:p>294033</text:p>
          </table:table-cell>
        </table:table-row>
        <table:table-row table:style-name="ro2">
          <table:table-cell office:value-type="float" office:value="34100" calcext:value-type="float">
            <text:p>34100</text:p>
          </table:table-cell>
          <table:table-cell office:value-type="float" office:value="56567" calcext:value-type="float">
            <text:p>56567</text:p>
          </table:table-cell>
          <table:table-cell office:value-type="float" office:value="29263" calcext:value-type="float">
            <text:p>29263</text:p>
          </table:table-cell>
          <table:table-cell office:value-type="float" office:value="564491" calcext:value-type="float">
            <text:p>564491</text:p>
          </table:table-cell>
          <table:table-cell office:value-type="float" office:value="295660" calcext:value-type="float">
            <text:p>295660</text:p>
          </table:table-cell>
        </table:table-row>
        <table:table-row table:style-name="ro2">
          <table:table-cell office:value-type="float" office:value="34200" calcext:value-type="float">
            <text:p>34200</text:p>
          </table:table-cell>
          <table:table-cell office:value-type="float" office:value="56420" calcext:value-type="float">
            <text:p>56420</text:p>
          </table:table-cell>
          <table:table-cell office:value-type="float" office:value="29394" calcext:value-type="float">
            <text:p>29394</text:p>
          </table:table-cell>
          <table:table-cell office:value-type="float" office:value="568014" calcext:value-type="float">
            <text:p>568014</text:p>
          </table:table-cell>
          <table:table-cell office:value-type="float" office:value="299133" calcext:value-type="float">
            <text:p>299133</text:p>
          </table:table-cell>
        </table:table-row>
        <table:table-row table:style-name="ro2">
          <table:table-cell office:value-type="float" office:value="34300" calcext:value-type="float">
            <text:p>34300</text:p>
          </table:table-cell>
          <table:table-cell office:value-type="float" office:value="56794" calcext:value-type="float">
            <text:p>56794</text:p>
          </table:table-cell>
          <table:table-cell office:value-type="float" office:value="28985" calcext:value-type="float">
            <text:p>28985</text:p>
          </table:table-cell>
          <table:table-cell office:value-type="float" office:value="571847" calcext:value-type="float">
            <text:p>571847</text:p>
          </table:table-cell>
          <table:table-cell office:value-type="float" office:value="302435" calcext:value-type="float">
            <text:p>302435</text:p>
          </table:table-cell>
        </table:table-row>
        <table:table-row table:style-name="ro2">
          <table:table-cell office:value-type="float" office:value="34400" calcext:value-type="float">
            <text:p>34400</text:p>
          </table:table-cell>
          <table:table-cell office:value-type="float" office:value="56160" calcext:value-type="float">
            <text:p>56160</text:p>
          </table:table-cell>
          <table:table-cell office:value-type="float" office:value="29488" calcext:value-type="float">
            <text:p>29488</text:p>
          </table:table-cell>
          <table:table-cell office:value-type="float" office:value="566077" calcext:value-type="float">
            <text:p>566077</text:p>
          </table:table-cell>
          <table:table-cell office:value-type="float" office:value="290942" calcext:value-type="float">
            <text:p>290942</text:p>
          </table:table-cell>
        </table:table-row>
        <table:table-row table:style-name="ro2">
          <table:table-cell office:value-type="float" office:value="34500" calcext:value-type="float">
            <text:p>34500</text:p>
          </table:table-cell>
          <table:table-cell office:value-type="float" office:value="56634" calcext:value-type="float">
            <text:p>56634</text:p>
          </table:table-cell>
          <table:table-cell office:value-type="float" office:value="29540" calcext:value-type="float">
            <text:p>29540</text:p>
          </table:table-cell>
          <table:table-cell office:value-type="float" office:value="572487" calcext:value-type="float">
            <text:p>572487</text:p>
          </table:table-cell>
          <table:table-cell office:value-type="float" office:value="302099" calcext:value-type="float">
            <text:p>302099</text:p>
          </table:table-cell>
        </table:table-row>
        <table:table-row table:style-name="ro2">
          <table:table-cell office:value-type="float" office:value="34600" calcext:value-type="float">
            <text:p>34600</text:p>
          </table:table-cell>
          <table:table-cell office:value-type="float" office:value="56999" calcext:value-type="float">
            <text:p>56999</text:p>
          </table:table-cell>
          <table:table-cell office:value-type="float" office:value="30436" calcext:value-type="float">
            <text:p>30436</text:p>
          </table:table-cell>
          <table:table-cell office:value-type="float" office:value="568523" calcext:value-type="float">
            <text:p>568523</text:p>
          </table:table-cell>
          <table:table-cell office:value-type="float" office:value="301358" calcext:value-type="float">
            <text:p>301358</text:p>
          </table:table-cell>
        </table:table-row>
        <table:table-row table:style-name="ro2">
          <table:table-cell office:value-type="float" office:value="34700" calcext:value-type="float">
            <text:p>34700</text:p>
          </table:table-cell>
          <table:table-cell office:value-type="float" office:value="57605" calcext:value-type="float">
            <text:p>57605</text:p>
          </table:table-cell>
          <table:table-cell office:value-type="float" office:value="30106" calcext:value-type="float">
            <text:p>30106</text:p>
          </table:table-cell>
          <table:table-cell office:value-type="float" office:value="578605" calcext:value-type="float">
            <text:p>578605</text:p>
          </table:table-cell>
          <table:table-cell office:value-type="float" office:value="304324" calcext:value-type="float">
            <text:p>304324</text:p>
          </table:table-cell>
        </table:table-row>
        <table:table-row table:style-name="ro2">
          <table:table-cell office:value-type="float" office:value="34800" calcext:value-type="float">
            <text:p>34800</text:p>
          </table:table-cell>
          <table:table-cell office:value-type="float" office:value="58191" calcext:value-type="float">
            <text:p>58191</text:p>
          </table:table-cell>
          <table:table-cell office:value-type="float" office:value="29523" calcext:value-type="float">
            <text:p>29523</text:p>
          </table:table-cell>
          <table:table-cell office:value-type="float" office:value="577862" calcext:value-type="float">
            <text:p>577862</text:p>
          </table:table-cell>
          <table:table-cell office:value-type="float" office:value="304846" calcext:value-type="float">
            <text:p>304846</text:p>
          </table:table-cell>
        </table:table-row>
        <table:table-row table:style-name="ro2">
          <table:table-cell office:value-type="float" office:value="34900" calcext:value-type="float">
            <text:p>34900</text:p>
          </table:table-cell>
          <table:table-cell office:value-type="float" office:value="56767" calcext:value-type="float">
            <text:p>56767</text:p>
          </table:table-cell>
          <table:table-cell office:value-type="float" office:value="30320" calcext:value-type="float">
            <text:p>30320</text:p>
          </table:table-cell>
          <table:table-cell office:value-type="float" office:value="579534" calcext:value-type="float">
            <text:p>579534</text:p>
          </table:table-cell>
          <table:table-cell office:value-type="float" office:value="307943" calcext:value-type="float">
            <text:p>307943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58313" calcext:value-type="float">
            <text:p>58313</text:p>
          </table:table-cell>
          <table:table-cell office:value-type="float" office:value="30522" calcext:value-type="float">
            <text:p>30522</text:p>
          </table:table-cell>
          <table:table-cell office:value-type="float" office:value="580335" calcext:value-type="float">
            <text:p>580335</text:p>
          </table:table-cell>
          <table:table-cell office:value-type="float" office:value="309394" calcext:value-type="float">
            <text:p>309394</text:p>
          </table:table-cell>
        </table:table-row>
        <table:table-row table:style-name="ro2">
          <table:table-cell office:value-type="float" office:value="35100" calcext:value-type="float">
            <text:p>35100</text:p>
          </table:table-cell>
          <table:table-cell office:value-type="float" office:value="58653" calcext:value-type="float">
            <text:p>58653</text:p>
          </table:table-cell>
          <table:table-cell office:value-type="float" office:value="31422" calcext:value-type="float">
            <text:p>31422</text:p>
          </table:table-cell>
          <table:table-cell office:value-type="float" office:value="582812" calcext:value-type="float">
            <text:p>582812</text:p>
          </table:table-cell>
          <table:table-cell office:value-type="float" office:value="306908" calcext:value-type="float">
            <text:p>306908</text:p>
          </table:table-cell>
        </table:table-row>
        <table:table-row table:style-name="ro2">
          <table:table-cell office:value-type="float" office:value="35200" calcext:value-type="float">
            <text:p>35200</text:p>
          </table:table-cell>
          <table:table-cell office:value-type="float" office:value="57600" calcext:value-type="float">
            <text:p>57600</text:p>
          </table:table-cell>
          <table:table-cell office:value-type="float" office:value="31072" calcext:value-type="float">
            <text:p>31072</text:p>
          </table:table-cell>
          <table:table-cell office:value-type="float" office:value="584641" calcext:value-type="float">
            <text:p>584641</text:p>
          </table:table-cell>
          <table:table-cell office:value-type="float" office:value="309375" calcext:value-type="float">
            <text:p>309375</text:p>
          </table:table-cell>
        </table:table-row>
        <table:table-row table:style-name="ro2">
          <table:table-cell office:value-type="float" office:value="35300" calcext:value-type="float">
            <text:p>35300</text:p>
          </table:table-cell>
          <table:table-cell office:value-type="float" office:value="58217" calcext:value-type="float">
            <text:p>58217</text:p>
          </table:table-cell>
          <table:table-cell office:value-type="float" office:value="30825" calcext:value-type="float">
            <text:p>30825</text:p>
          </table:table-cell>
          <table:table-cell office:value-type="float" office:value="583769" calcext:value-type="float">
            <text:p>583769</text:p>
          </table:table-cell>
          <table:table-cell office:value-type="float" office:value="308073" calcext:value-type="float">
            <text:p>308073</text:p>
          </table:table-cell>
        </table:table-row>
        <table:table-row table:style-name="ro2">
          <table:table-cell office:value-type="float" office:value="35400" calcext:value-type="float">
            <text:p>35400</text:p>
          </table:table-cell>
          <table:table-cell office:value-type="float" office:value="59048" calcext:value-type="float">
            <text:p>59048</text:p>
          </table:table-cell>
          <table:table-cell office:value-type="float" office:value="31452" calcext:value-type="float">
            <text:p>31452</text:p>
          </table:table-cell>
          <table:table-cell office:value-type="float" office:value="589462" calcext:value-type="float">
            <text:p>589462</text:p>
          </table:table-cell>
          <table:table-cell office:value-type="float" office:value="307822" calcext:value-type="float">
            <text:p>307822</text:p>
          </table:table-cell>
        </table:table-row>
        <table:table-row table:style-name="ro2">
          <table:table-cell office:value-type="float" office:value="35500" calcext:value-type="float">
            <text:p>35500</text:p>
          </table:table-cell>
          <table:table-cell office:value-type="float" office:value="59199" calcext:value-type="float">
            <text:p>59199</text:p>
          </table:table-cell>
          <table:table-cell office:value-type="float" office:value="31190" calcext:value-type="float">
            <text:p>31190</text:p>
          </table:table-cell>
          <table:table-cell office:value-type="float" office:value="589628" calcext:value-type="float">
            <text:p>589628</text:p>
          </table:table-cell>
          <table:table-cell office:value-type="float" office:value="313875" calcext:value-type="float">
            <text:p>313875</text:p>
          </table:table-cell>
        </table:table-row>
        <table:table-row table:style-name="ro2">
          <table:table-cell office:value-type="float" office:value="35600" calcext:value-type="float">
            <text:p>35600</text:p>
          </table:table-cell>
          <table:table-cell office:value-type="float" office:value="59974" calcext:value-type="float">
            <text:p>59974</text:p>
          </table:table-cell>
          <table:table-cell office:value-type="float" office:value="31658" calcext:value-type="float">
            <text:p>31658</text:p>
          </table:table-cell>
          <table:table-cell office:value-type="float" office:value="593223" calcext:value-type="float">
            <text:p>593223</text:p>
          </table:table-cell>
          <table:table-cell office:value-type="float" office:value="310596" calcext:value-type="float">
            <text:p>310596</text:p>
          </table:table-cell>
        </table:table-row>
        <table:table-row table:style-name="ro2">
          <table:table-cell office:value-type="float" office:value="35700" calcext:value-type="float">
            <text:p>35700</text:p>
          </table:table-cell>
          <table:table-cell office:value-type="float" office:value="59760" calcext:value-type="float">
            <text:p>59760</text:p>
          </table:table-cell>
          <table:table-cell office:value-type="float" office:value="32039" calcext:value-type="float">
            <text:p>32039</text:p>
          </table:table-cell>
          <table:table-cell office:value-type="float" office:value="590485" calcext:value-type="float">
            <text:p>590485</text:p>
          </table:table-cell>
          <table:table-cell office:value-type="float" office:value="309074" calcext:value-type="float">
            <text:p>309074</text:p>
          </table:table-cell>
        </table:table-row>
        <table:table-row table:style-name="ro2">
          <table:table-cell office:value-type="float" office:value="35800" calcext:value-type="float">
            <text:p>35800</text:p>
          </table:table-cell>
          <table:table-cell office:value-type="float" office:value="58676" calcext:value-type="float">
            <text:p>58676</text:p>
          </table:table-cell>
          <table:table-cell office:value-type="float" office:value="31125" calcext:value-type="float">
            <text:p>31125</text:p>
          </table:table-cell>
          <table:table-cell office:value-type="float" office:value="595482" calcext:value-type="float">
            <text:p>595482</text:p>
          </table:table-cell>
          <table:table-cell office:value-type="float" office:value="315518" calcext:value-type="float">
            <text:p>315518</text:p>
          </table:table-cell>
        </table:table-row>
        <table:table-row table:style-name="ro2">
          <table:table-cell office:value-type="float" office:value="35900" calcext:value-type="float">
            <text:p>35900</text:p>
          </table:table-cell>
          <table:table-cell office:value-type="float" office:value="59918" calcext:value-type="float">
            <text:p>59918</text:p>
          </table:table-cell>
          <table:table-cell office:value-type="float" office:value="32401" calcext:value-type="float">
            <text:p>32401</text:p>
          </table:table-cell>
          <table:table-cell office:value-type="float" office:value="590414" calcext:value-type="float">
            <text:p>590414</text:p>
          </table:table-cell>
          <table:table-cell office:value-type="float" office:value="310489" calcext:value-type="float">
            <text:p>310489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59695" calcext:value-type="float">
            <text:p>59695</text:p>
          </table:table-cell>
          <table:table-cell office:value-type="float" office:value="30893" calcext:value-type="float">
            <text:p>30893</text:p>
          </table:table-cell>
          <table:table-cell office:value-type="float" office:value="595962" calcext:value-type="float">
            <text:p>595962</text:p>
          </table:table-cell>
          <table:table-cell office:value-type="float" office:value="311619" calcext:value-type="float">
            <text:p>311619</text:p>
          </table:table-cell>
        </table:table-row>
        <table:table-row table:style-name="ro2">
          <table:table-cell office:value-type="float" office:value="36100" calcext:value-type="float">
            <text:p>36100</text:p>
          </table:table-cell>
          <table:table-cell office:value-type="float" office:value="60382" calcext:value-type="float">
            <text:p>60382</text:p>
          </table:table-cell>
          <table:table-cell office:value-type="float" office:value="32691" calcext:value-type="float">
            <text:p>32691</text:p>
          </table:table-cell>
          <table:table-cell office:value-type="float" office:value="598688" calcext:value-type="float">
            <text:p>598688</text:p>
          </table:table-cell>
          <table:table-cell office:value-type="float" office:value="316460" calcext:value-type="float">
            <text:p>316460</text:p>
          </table:table-cell>
        </table:table-row>
        <table:table-row table:style-name="ro2">
          <table:table-cell office:value-type="float" office:value="36200" calcext:value-type="float">
            <text:p>36200</text:p>
          </table:table-cell>
          <table:table-cell office:value-type="float" office:value="59559" calcext:value-type="float">
            <text:p>59559</text:p>
          </table:table-cell>
          <table:table-cell office:value-type="float" office:value="31216" calcext:value-type="float">
            <text:p>31216</text:p>
          </table:table-cell>
          <table:table-cell office:value-type="float" office:value="605383" calcext:value-type="float">
            <text:p>605383</text:p>
          </table:table-cell>
          <table:table-cell office:value-type="float" office:value="322143" calcext:value-type="float">
            <text:p>322143</text:p>
          </table:table-cell>
        </table:table-row>
        <table:table-row table:style-name="ro2">
          <table:table-cell office:value-type="float" office:value="36300" calcext:value-type="float">
            <text:p>36300</text:p>
          </table:table-cell>
          <table:table-cell office:value-type="float" office:value="59002" calcext:value-type="float">
            <text:p>59002</text:p>
          </table:table-cell>
          <table:table-cell office:value-type="float" office:value="30562" calcext:value-type="float">
            <text:p>30562</text:p>
          </table:table-cell>
          <table:table-cell office:value-type="float" office:value="603915" calcext:value-type="float">
            <text:p>603915</text:p>
          </table:table-cell>
          <table:table-cell office:value-type="float" office:value="317865" calcext:value-type="float">
            <text:p>317865</text:p>
          </table:table-cell>
        </table:table-row>
        <table:table-row table:style-name="ro2">
          <table:table-cell office:value-type="float" office:value="36400" calcext:value-type="float">
            <text:p>36400</text:p>
          </table:table-cell>
          <table:table-cell office:value-type="float" office:value="60494" calcext:value-type="float">
            <text:p>60494</text:p>
          </table:table-cell>
          <table:table-cell office:value-type="float" office:value="32612" calcext:value-type="float">
            <text:p>32612</text:p>
          </table:table-cell>
          <table:table-cell office:value-type="float" office:value="604793" calcext:value-type="float">
            <text:p>604793</text:p>
          </table:table-cell>
          <table:table-cell office:value-type="float" office:value="322361" calcext:value-type="float">
            <text:p>322361</text:p>
          </table:table-cell>
        </table:table-row>
        <table:table-row table:style-name="ro2">
          <table:table-cell office:value-type="float" office:value="36500" calcext:value-type="float">
            <text:p>36500</text:p>
          </table:table-cell>
          <table:table-cell office:value-type="float" office:value="60941" calcext:value-type="float">
            <text:p>60941</text:p>
          </table:table-cell>
          <table:table-cell office:value-type="float" office:value="32498" calcext:value-type="float">
            <text:p>32498</text:p>
          </table:table-cell>
          <table:table-cell office:value-type="float" office:value="607811" calcext:value-type="float">
            <text:p>607811</text:p>
          </table:table-cell>
          <table:table-cell office:value-type="float" office:value="315856" calcext:value-type="float">
            <text:p>315856</text:p>
          </table:table-cell>
        </table:table-row>
        <table:table-row table:style-name="ro2">
          <table:table-cell office:value-type="float" office:value="36600" calcext:value-type="float">
            <text:p>36600</text:p>
          </table:table-cell>
          <table:table-cell office:value-type="float" office:value="61820" calcext:value-type="float">
            <text:p>61820</text:p>
          </table:table-cell>
          <table:table-cell office:value-type="float" office:value="32286" calcext:value-type="float">
            <text:p>32286</text:p>
          </table:table-cell>
          <table:table-cell office:value-type="float" office:value="611408" calcext:value-type="float">
            <text:p>611408</text:p>
          </table:table-cell>
          <table:table-cell office:value-type="float" office:value="323283" calcext:value-type="float">
            <text:p>323283</text:p>
          </table:table-cell>
        </table:table-row>
        <table:table-row table:style-name="ro2">
          <table:table-cell office:value-type="float" office:value="36700" calcext:value-type="float">
            <text:p>36700</text:p>
          </table:table-cell>
          <table:table-cell office:value-type="float" office:value="60143" calcext:value-type="float">
            <text:p>60143</text:p>
          </table:table-cell>
          <table:table-cell office:value-type="float" office:value="31456" calcext:value-type="float">
            <text:p>31456</text:p>
          </table:table-cell>
          <table:table-cell office:value-type="float" office:value="613720" calcext:value-type="float">
            <text:p>613720</text:p>
          </table:table-cell>
          <table:table-cell office:value-type="float" office:value="320592" calcext:value-type="float">
            <text:p>320592</text:p>
          </table:table-cell>
        </table:table-row>
        <table:table-row table:style-name="ro2">
          <table:table-cell office:value-type="float" office:value="36800" calcext:value-type="float">
            <text:p>36800</text:p>
          </table:table-cell>
          <table:table-cell office:value-type="float" office:value="61586" calcext:value-type="float">
            <text:p>61586</text:p>
          </table:table-cell>
          <table:table-cell office:value-type="float" office:value="31850" calcext:value-type="float">
            <text:p>31850</text:p>
          </table:table-cell>
          <table:table-cell office:value-type="float" office:value="613963" calcext:value-type="float">
            <text:p>613963</text:p>
          </table:table-cell>
          <table:table-cell office:value-type="float" office:value="321454" calcext:value-type="float">
            <text:p>321454</text:p>
          </table:table-cell>
        </table:table-row>
        <table:table-row table:style-name="ro2">
          <table:table-cell office:value-type="float" office:value="36900" calcext:value-type="float">
            <text:p>36900</text:p>
          </table:table-cell>
          <table:table-cell office:value-type="float" office:value="61552" calcext:value-type="float">
            <text:p>61552</text:p>
          </table:table-cell>
          <table:table-cell office:value-type="float" office:value="32714" calcext:value-type="float">
            <text:p>32714</text:p>
          </table:table-cell>
          <table:table-cell office:value-type="float" office:value="616242" calcext:value-type="float">
            <text:p>616242</text:p>
          </table:table-cell>
          <table:table-cell office:value-type="float" office:value="324890" calcext:value-type="float">
            <text:p>324890</text:p>
          </table:table-cell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61224" calcext:value-type="float">
            <text:p>61224</text:p>
          </table:table-cell>
          <table:table-cell office:value-type="float" office:value="31915" calcext:value-type="float">
            <text:p>31915</text:p>
          </table:table-cell>
          <table:table-cell office:value-type="float" office:value="614596" calcext:value-type="float">
            <text:p>614596</text:p>
          </table:table-cell>
          <table:table-cell office:value-type="float" office:value="325438" calcext:value-type="float">
            <text:p>325438</text:p>
          </table:table-cell>
        </table:table-row>
        <table:table-row table:style-name="ro2">
          <table:table-cell office:value-type="float" office:value="37100" calcext:value-type="float">
            <text:p>37100</text:p>
          </table:table-cell>
          <table:table-cell office:value-type="float" office:value="62862" calcext:value-type="float">
            <text:p>62862</text:p>
          </table:table-cell>
          <table:table-cell office:value-type="float" office:value="32432" calcext:value-type="float">
            <text:p>32432</text:p>
          </table:table-cell>
          <table:table-cell office:value-type="float" office:value="624304" calcext:value-type="float">
            <text:p>624304</text:p>
          </table:table-cell>
          <table:table-cell office:value-type="float" office:value="331991" calcext:value-type="float">
            <text:p>331991</text:p>
          </table:table-cell>
        </table:table-row>
        <table:table-row table:style-name="ro2">
          <table:table-cell office:value-type="float" office:value="37200" calcext:value-type="float">
            <text:p>37200</text:p>
          </table:table-cell>
          <table:table-cell office:value-type="float" office:value="63251" calcext:value-type="float">
            <text:p>63251</text:p>
          </table:table-cell>
          <table:table-cell office:value-type="float" office:value="32882" calcext:value-type="float">
            <text:p>32882</text:p>
          </table:table-cell>
          <table:table-cell office:value-type="float" office:value="621937" calcext:value-type="float">
            <text:p>621937</text:p>
          </table:table-cell>
          <table:table-cell office:value-type="float" office:value="324713" calcext:value-type="float">
            <text:p>324713</text:p>
          </table:table-cell>
        </table:table-row>
        <table:table-row table:style-name="ro2">
          <table:table-cell office:value-type="float" office:value="37300" calcext:value-type="float">
            <text:p>37300</text:p>
          </table:table-cell>
          <table:table-cell office:value-type="float" office:value="62247" calcext:value-type="float">
            <text:p>62247</text:p>
          </table:table-cell>
          <table:table-cell office:value-type="float" office:value="32575" calcext:value-type="float">
            <text:p>32575</text:p>
          </table:table-cell>
          <table:table-cell office:value-type="float" office:value="624810" calcext:value-type="float">
            <text:p>624810</text:p>
          </table:table-cell>
          <table:table-cell office:value-type="float" office:value="326267" calcext:value-type="float">
            <text:p>326267</text:p>
          </table:table-cell>
        </table:table-row>
        <table:table-row table:style-name="ro2">
          <table:table-cell office:value-type="float" office:value="37400" calcext:value-type="float">
            <text:p>37400</text:p>
          </table:table-cell>
          <table:table-cell office:value-type="float" office:value="62100" calcext:value-type="float">
            <text:p>62100</text:p>
          </table:table-cell>
          <table:table-cell office:value-type="float" office:value="32653" calcext:value-type="float">
            <text:p>32653</text:p>
          </table:table-cell>
          <table:table-cell office:value-type="float" office:value="621182" calcext:value-type="float">
            <text:p>621182</text:p>
          </table:table-cell>
          <table:table-cell office:value-type="float" office:value="324718" calcext:value-type="float">
            <text:p>324718</text:p>
          </table:table-cell>
        </table:table-row>
        <table:table-row table:style-name="ro2">
          <table:table-cell office:value-type="float" office:value="37500" calcext:value-type="float">
            <text:p>37500</text:p>
          </table:table-cell>
          <table:table-cell office:value-type="float" office:value="61988" calcext:value-type="float">
            <text:p>61988</text:p>
          </table:table-cell>
          <table:table-cell office:value-type="float" office:value="32215" calcext:value-type="float">
            <text:p>32215</text:p>
          </table:table-cell>
          <table:table-cell office:value-type="float" office:value="628714" calcext:value-type="float">
            <text:p>628714</text:p>
          </table:table-cell>
          <table:table-cell office:value-type="float" office:value="332451" calcext:value-type="float">
            <text:p>332451</text:p>
          </table:table-cell>
        </table:table-row>
        <table:table-row table:style-name="ro2">
          <table:table-cell office:value-type="float" office:value="37600" calcext:value-type="float">
            <text:p>37600</text:p>
          </table:table-cell>
          <table:table-cell office:value-type="float" office:value="64466" calcext:value-type="float">
            <text:p>64466</text:p>
          </table:table-cell>
          <table:table-cell office:value-type="float" office:value="33984" calcext:value-type="float">
            <text:p>33984</text:p>
          </table:table-cell>
          <table:table-cell office:value-type="float" office:value="630839" calcext:value-type="float">
            <text:p>630839</text:p>
          </table:table-cell>
          <table:table-cell office:value-type="float" office:value="332620" calcext:value-type="float">
            <text:p>332620</text:p>
          </table:table-cell>
        </table:table-row>
        <table:table-row table:style-name="ro2">
          <table:table-cell office:value-type="float" office:value="37700" calcext:value-type="float">
            <text:p>37700</text:p>
          </table:table-cell>
          <table:table-cell office:value-type="float" office:value="62674" calcext:value-type="float">
            <text:p>62674</text:p>
          </table:table-cell>
          <table:table-cell office:value-type="float" office:value="33384" calcext:value-type="float">
            <text:p>33384</text:p>
          </table:table-cell>
          <table:table-cell office:value-type="float" office:value="630997" calcext:value-type="float">
            <text:p>630997</text:p>
          </table:table-cell>
          <table:table-cell office:value-type="float" office:value="329607" calcext:value-type="float">
            <text:p>329607</text:p>
          </table:table-cell>
        </table:table-row>
        <table:table-row table:style-name="ro2">
          <table:table-cell office:value-type="float" office:value="37800" calcext:value-type="float">
            <text:p>37800</text:p>
          </table:table-cell>
          <table:table-cell office:value-type="float" office:value="62991" calcext:value-type="float">
            <text:p>62991</text:p>
          </table:table-cell>
          <table:table-cell office:value-type="float" office:value="32261" calcext:value-type="float">
            <text:p>32261</text:p>
          </table:table-cell>
          <table:table-cell office:value-type="float" office:value="631566" calcext:value-type="float">
            <text:p>631566</text:p>
          </table:table-cell>
          <table:table-cell office:value-type="float" office:value="333050" calcext:value-type="float">
            <text:p>333050</text:p>
          </table:table-cell>
        </table:table-row>
        <table:table-row table:style-name="ro2">
          <table:table-cell office:value-type="float" office:value="37900" calcext:value-type="float">
            <text:p>37900</text:p>
          </table:table-cell>
          <table:table-cell office:value-type="float" office:value="63190" calcext:value-type="float">
            <text:p>63190</text:p>
          </table:table-cell>
          <table:table-cell office:value-type="float" office:value="33549" calcext:value-type="float">
            <text:p>33549</text:p>
          </table:table-cell>
          <table:table-cell office:value-type="float" office:value="637445" calcext:value-type="float">
            <text:p>637445</text:p>
          </table:table-cell>
          <table:table-cell office:value-type="float" office:value="333170" calcext:value-type="float">
            <text:p>333170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64555" calcext:value-type="float">
            <text:p>64555</text:p>
          </table:table-cell>
          <table:table-cell office:value-type="float" office:value="34958" calcext:value-type="float">
            <text:p>34958</text:p>
          </table:table-cell>
          <table:table-cell office:value-type="float" office:value="635675" calcext:value-type="float">
            <text:p>635675</text:p>
          </table:table-cell>
          <table:table-cell office:value-type="float" office:value="332940" calcext:value-type="float">
            <text:p>332940</text:p>
          </table:table-cell>
        </table:table-row>
        <table:table-row table:style-name="ro2">
          <table:table-cell office:value-type="float" office:value="38100" calcext:value-type="float">
            <text:p>38100</text:p>
          </table:table-cell>
          <table:table-cell office:value-type="float" office:value="63562" calcext:value-type="float">
            <text:p>63562</text:p>
          </table:table-cell>
          <table:table-cell office:value-type="float" office:value="33244" calcext:value-type="float">
            <text:p>33244</text:p>
          </table:table-cell>
          <table:table-cell office:value-type="float" office:value="637565" calcext:value-type="float">
            <text:p>637565</text:p>
          </table:table-cell>
          <table:table-cell office:value-type="float" office:value="339790" calcext:value-type="float">
            <text:p>339790</text:p>
          </table:table-cell>
        </table:table-row>
        <table:table-row table:style-name="ro2">
          <table:table-cell office:value-type="float" office:value="38200" calcext:value-type="float">
            <text:p>38200</text:p>
          </table:table-cell>
          <table:table-cell office:value-type="float" office:value="65552" calcext:value-type="float">
            <text:p>65552</text:p>
          </table:table-cell>
          <table:table-cell office:value-type="float" office:value="33909" calcext:value-type="float">
            <text:p>33909</text:p>
          </table:table-cell>
          <table:table-cell office:value-type="float" office:value="638271" calcext:value-type="float">
            <text:p>638271</text:p>
          </table:table-cell>
          <table:table-cell office:value-type="float" office:value="335970" calcext:value-type="float">
            <text:p>335970</text:p>
          </table:table-cell>
        </table:table-row>
        <table:table-row table:style-name="ro2">
          <table:table-cell office:value-type="float" office:value="38300" calcext:value-type="float">
            <text:p>38300</text:p>
          </table:table-cell>
          <table:table-cell office:value-type="float" office:value="63957" calcext:value-type="float">
            <text:p>63957</text:p>
          </table:table-cell>
          <table:table-cell office:value-type="float" office:value="33640" calcext:value-type="float">
            <text:p>33640</text:p>
          </table:table-cell>
          <table:table-cell office:value-type="float" office:value="641604" calcext:value-type="float">
            <text:p>641604</text:p>
          </table:table-cell>
          <table:table-cell office:value-type="float" office:value="338040" calcext:value-type="float">
            <text:p>338040</text:p>
          </table:table-cell>
        </table:table-row>
        <table:table-row table:style-name="ro2">
          <table:table-cell office:value-type="float" office:value="38400" calcext:value-type="float">
            <text:p>38400</text:p>
          </table:table-cell>
          <table:table-cell office:value-type="float" office:value="62888" calcext:value-type="float">
            <text:p>62888</text:p>
          </table:table-cell>
          <table:table-cell office:value-type="float" office:value="32755" calcext:value-type="float">
            <text:p>32755</text:p>
          </table:table-cell>
          <table:table-cell office:value-type="float" office:value="643282" calcext:value-type="float">
            <text:p>643282</text:p>
          </table:table-cell>
          <table:table-cell office:value-type="float" office:value="337092" calcext:value-type="float">
            <text:p>337092</text:p>
          </table:table-cell>
        </table:table-row>
        <table:table-row table:style-name="ro2">
          <table:table-cell office:value-type="float" office:value="38500" calcext:value-type="float">
            <text:p>38500</text:p>
          </table:table-cell>
          <table:table-cell office:value-type="float" office:value="65738" calcext:value-type="float">
            <text:p>65738</text:p>
          </table:table-cell>
          <table:table-cell office:value-type="float" office:value="34240" calcext:value-type="float">
            <text:p>34240</text:p>
          </table:table-cell>
          <table:table-cell office:value-type="float" office:value="648072" calcext:value-type="float">
            <text:p>648072</text:p>
          </table:table-cell>
          <table:table-cell office:value-type="float" office:value="344640" calcext:value-type="float">
            <text:p>344640</text:p>
          </table:table-cell>
        </table:table-row>
        <table:table-row table:style-name="ro2">
          <table:table-cell office:value-type="float" office:value="38600" calcext:value-type="float">
            <text:p>38600</text:p>
          </table:table-cell>
          <table:table-cell office:value-type="float" office:value="65588" calcext:value-type="float">
            <text:p>65588</text:p>
          </table:table-cell>
          <table:table-cell office:value-type="float" office:value="33755" calcext:value-type="float">
            <text:p>33755</text:p>
          </table:table-cell>
          <table:table-cell office:value-type="float" office:value="647366" calcext:value-type="float">
            <text:p>647366</text:p>
          </table:table-cell>
          <table:table-cell office:value-type="float" office:value="339520" calcext:value-type="float">
            <text:p>339520</text:p>
          </table:table-cell>
        </table:table-row>
        <table:table-row table:style-name="ro2">
          <table:table-cell office:value-type="float" office:value="38700" calcext:value-type="float">
            <text:p>38700</text:p>
          </table:table-cell>
          <table:table-cell office:value-type="float" office:value="64712" calcext:value-type="float">
            <text:p>64712</text:p>
          </table:table-cell>
          <table:table-cell office:value-type="float" office:value="33830" calcext:value-type="float">
            <text:p>33830</text:p>
          </table:table-cell>
          <table:table-cell office:value-type="float" office:value="648196" calcext:value-type="float">
            <text:p>648196</text:p>
          </table:table-cell>
          <table:table-cell office:value-type="float" office:value="342883" calcext:value-type="float">
            <text:p>342883</text:p>
          </table:table-cell>
        </table:table-row>
        <table:table-row table:style-name="ro2">
          <table:table-cell office:value-type="float" office:value="38800" calcext:value-type="float">
            <text:p>38800</text:p>
          </table:table-cell>
          <table:table-cell office:value-type="float" office:value="66101" calcext:value-type="float">
            <text:p>66101</text:p>
          </table:table-cell>
          <table:table-cell office:value-type="float" office:value="34326" calcext:value-type="float">
            <text:p>34326</text:p>
          </table:table-cell>
          <table:table-cell office:value-type="float" office:value="649630" calcext:value-type="float">
            <text:p>649630</text:p>
          </table:table-cell>
          <table:table-cell office:value-type="float" office:value="343517" calcext:value-type="float">
            <text:p>343517</text:p>
          </table:table-cell>
        </table:table-row>
        <table:table-row table:style-name="ro2">
          <table:table-cell office:value-type="float" office:value="38900" calcext:value-type="float">
            <text:p>38900</text:p>
          </table:table-cell>
          <table:table-cell office:value-type="float" office:value="64675" calcext:value-type="float">
            <text:p>64675</text:p>
          </table:table-cell>
          <table:table-cell office:value-type="float" office:value="33559" calcext:value-type="float">
            <text:p>33559</text:p>
          </table:table-cell>
          <table:table-cell office:value-type="float" office:value="656122" calcext:value-type="float">
            <text:p>656122</text:p>
          </table:table-cell>
          <table:table-cell office:value-type="float" office:value="344002" calcext:value-type="float">
            <text:p>344002</text:p>
          </table:table-cell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66205" calcext:value-type="float">
            <text:p>66205</text:p>
          </table:table-cell>
          <table:table-cell office:value-type="float" office:value="36208" calcext:value-type="float">
            <text:p>36208</text:p>
          </table:table-cell>
          <table:table-cell office:value-type="float" office:value="655433" calcext:value-type="float">
            <text:p>655433</text:p>
          </table:table-cell>
          <table:table-cell office:value-type="float" office:value="347004" calcext:value-type="float">
            <text:p>347004</text:p>
          </table:table-cell>
        </table:table-row>
        <table:table-row table:style-name="ro2">
          <table:table-cell office:value-type="float" office:value="39100" calcext:value-type="float">
            <text:p>39100</text:p>
          </table:table-cell>
          <table:table-cell office:value-type="float" office:value="64413" calcext:value-type="float">
            <text:p>64413</text:p>
          </table:table-cell>
          <table:table-cell office:value-type="float" office:value="34835" calcext:value-type="float">
            <text:p>34835</text:p>
          </table:table-cell>
          <table:table-cell office:value-type="float" office:value="655018" calcext:value-type="float">
            <text:p>655018</text:p>
          </table:table-cell>
          <table:table-cell office:value-type="float" office:value="348753" calcext:value-type="float">
            <text:p>348753</text:p>
          </table:table-cell>
        </table:table-row>
        <table:table-row table:style-name="ro2">
          <table:table-cell office:value-type="float" office:value="39200" calcext:value-type="float">
            <text:p>39200</text:p>
          </table:table-cell>
          <table:table-cell office:value-type="float" office:value="66733" calcext:value-type="float">
            <text:p>66733</text:p>
          </table:table-cell>
          <table:table-cell office:value-type="float" office:value="35759" calcext:value-type="float">
            <text:p>35759</text:p>
          </table:table-cell>
          <table:table-cell office:value-type="float" office:value="664452" calcext:value-type="float">
            <text:p>664452</text:p>
          </table:table-cell>
          <table:table-cell office:value-type="float" office:value="350938" calcext:value-type="float">
            <text:p>350938</text:p>
          </table:table-cell>
        </table:table-row>
        <table:table-row table:style-name="ro2">
          <table:table-cell office:value-type="float" office:value="39300" calcext:value-type="float">
            <text:p>39300</text:p>
          </table:table-cell>
          <table:table-cell office:value-type="float" office:value="66024" calcext:value-type="float">
            <text:p>66024</text:p>
          </table:table-cell>
          <table:table-cell office:value-type="float" office:value="33635" calcext:value-type="float">
            <text:p>33635</text:p>
          </table:table-cell>
          <table:table-cell office:value-type="float" office:value="660203" calcext:value-type="float">
            <text:p>660203</text:p>
          </table:table-cell>
          <table:table-cell office:value-type="float" office:value="350381" calcext:value-type="float">
            <text:p>350381</text:p>
          </table:table-cell>
        </table:table-row>
        <table:table-row table:style-name="ro2">
          <table:table-cell office:value-type="float" office:value="39400" calcext:value-type="float">
            <text:p>39400</text:p>
          </table:table-cell>
          <table:table-cell office:value-type="float" office:value="66789" calcext:value-type="float">
            <text:p>66789</text:p>
          </table:table-cell>
          <table:table-cell office:value-type="float" office:value="35472" calcext:value-type="float">
            <text:p>35472</text:p>
          </table:table-cell>
          <table:table-cell office:value-type="float" office:value="663419" calcext:value-type="float">
            <text:p>663419</text:p>
          </table:table-cell>
          <table:table-cell office:value-type="float" office:value="348149" calcext:value-type="float">
            <text:p>348149</text:p>
          </table:table-cell>
        </table:table-row>
        <table:table-row table:style-name="ro2">
          <table:table-cell office:value-type="float" office:value="39500" calcext:value-type="float">
            <text:p>39500</text:p>
          </table:table-cell>
          <table:table-cell office:value-type="float" office:value="65401" calcext:value-type="float">
            <text:p>65401</text:p>
          </table:table-cell>
          <table:table-cell office:value-type="float" office:value="34979" calcext:value-type="float">
            <text:p>34979</text:p>
          </table:table-cell>
          <table:table-cell office:value-type="float" office:value="661860" calcext:value-type="float">
            <text:p>661860</text:p>
          </table:table-cell>
          <table:table-cell office:value-type="float" office:value="348835" calcext:value-type="float">
            <text:p>348835</text:p>
          </table:table-cell>
        </table:table-row>
        <table:table-row table:style-name="ro2">
          <table:table-cell office:value-type="float" office:value="39600" calcext:value-type="float">
            <text:p>39600</text:p>
          </table:table-cell>
          <table:table-cell office:value-type="float" office:value="66226" calcext:value-type="float">
            <text:p>66226</text:p>
          </table:table-cell>
          <table:table-cell office:value-type="float" office:value="35087" calcext:value-type="float">
            <text:p>35087</text:p>
          </table:table-cell>
          <table:table-cell office:value-type="float" office:value="663914" calcext:value-type="float">
            <text:p>663914</text:p>
          </table:table-cell>
          <table:table-cell office:value-type="float" office:value="350403" calcext:value-type="float">
            <text:p>350403</text:p>
          </table:table-cell>
        </table:table-row>
        <table:table-row table:style-name="ro2">
          <table:table-cell office:value-type="float" office:value="39700" calcext:value-type="float">
            <text:p>39700</text:p>
          </table:table-cell>
          <table:table-cell office:value-type="float" office:value="67635" calcext:value-type="float">
            <text:p>67635</text:p>
          </table:table-cell>
          <table:table-cell office:value-type="float" office:value="36065" calcext:value-type="float">
            <text:p>36065</text:p>
          </table:table-cell>
          <table:table-cell office:value-type="float" office:value="669590" calcext:value-type="float">
            <text:p>669590</text:p>
          </table:table-cell>
          <table:table-cell office:value-type="float" office:value="352833" calcext:value-type="float">
            <text:p>352833</text:p>
          </table:table-cell>
        </table:table-row>
        <table:table-row table:style-name="ro2">
          <table:table-cell office:value-type="float" office:value="39800" calcext:value-type="float">
            <text:p>39800</text:p>
          </table:table-cell>
          <table:table-cell office:value-type="float" office:value="66351" calcext:value-type="float">
            <text:p>66351</text:p>
          </table:table-cell>
          <table:table-cell office:value-type="float" office:value="35250" calcext:value-type="float">
            <text:p>35250</text:p>
          </table:table-cell>
          <table:table-cell office:value-type="float" office:value="672240" calcext:value-type="float">
            <text:p>672240</text:p>
          </table:table-cell>
          <table:table-cell office:value-type="float" office:value="356401" calcext:value-type="float">
            <text:p>356401</text:p>
          </table:table-cell>
        </table:table-row>
        <table:table-row table:style-name="ro2">
          <table:table-cell office:value-type="float" office:value="39900" calcext:value-type="float">
            <text:p>39900</text:p>
          </table:table-cell>
          <table:table-cell office:value-type="float" office:value="66524" calcext:value-type="float">
            <text:p>66524</text:p>
          </table:table-cell>
          <table:table-cell office:value-type="float" office:value="33889" calcext:value-type="float">
            <text:p>33889</text:p>
          </table:table-cell>
          <table:table-cell office:value-type="float" office:value="671692" calcext:value-type="float">
            <text:p>671692</text:p>
          </table:table-cell>
          <table:table-cell office:value-type="float" office:value="351323" calcext:value-type="float">
            <text:p>35132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66880" calcext:value-type="float">
            <text:p>66880</text:p>
          </table:table-cell>
          <table:table-cell office:value-type="float" office:value="35624" calcext:value-type="float">
            <text:p>35624</text:p>
          </table:table-cell>
          <table:table-cell office:value-type="float" office:value="671577" calcext:value-type="float">
            <text:p>671577</text:p>
          </table:table-cell>
          <table:table-cell office:value-type="float" office:value="353175" calcext:value-type="float">
            <text:p>353175</text:p>
          </table:table-cell>
        </table:table-row>
        <table:table-row table:style-name="ro2">
          <table:table-cell office:value-type="float" office:value="40100" calcext:value-type="float">
            <text:p>40100</text:p>
          </table:table-cell>
          <table:table-cell office:value-type="float" office:value="68063" calcext:value-type="float">
            <text:p>68063</text:p>
          </table:table-cell>
          <table:table-cell office:value-type="float" office:value="35471" calcext:value-type="float">
            <text:p>35471</text:p>
          </table:table-cell>
          <table:table-cell office:value-type="float" office:value="674184" calcext:value-type="float">
            <text:p>674184</text:p>
          </table:table-cell>
          <table:table-cell office:value-type="float" office:value="357400" calcext:value-type="float">
            <text:p>357400</text:p>
          </table:table-cell>
        </table:table-row>
        <table:table-row table:style-name="ro2">
          <table:table-cell office:value-type="float" office:value="40200" calcext:value-type="float">
            <text:p>40200</text:p>
          </table:table-cell>
          <table:table-cell office:value-type="float" office:value="69676" calcext:value-type="float">
            <text:p>69676</text:p>
          </table:table-cell>
          <table:table-cell office:value-type="float" office:value="37436" calcext:value-type="float">
            <text:p>37436</text:p>
          </table:table-cell>
          <table:table-cell office:value-type="float" office:value="676156" calcext:value-type="float">
            <text:p>676156</text:p>
          </table:table-cell>
          <table:table-cell office:value-type="float" office:value="355494" calcext:value-type="float">
            <text:p>355494</text:p>
          </table:table-cell>
        </table:table-row>
        <table:table-row table:style-name="ro2">
          <table:table-cell office:value-type="float" office:value="40300" calcext:value-type="float">
            <text:p>40300</text:p>
          </table:table-cell>
          <table:table-cell office:value-type="float" office:value="67869" calcext:value-type="float">
            <text:p>67869</text:p>
          </table:table-cell>
          <table:table-cell office:value-type="float" office:value="34952" calcext:value-type="float">
            <text:p>34952</text:p>
          </table:table-cell>
          <table:table-cell office:value-type="float" office:value="675910" calcext:value-type="float">
            <text:p>675910</text:p>
          </table:table-cell>
          <table:table-cell office:value-type="float" office:value="357485" calcext:value-type="float">
            <text:p>357485</text:p>
          </table:table-cell>
        </table:table-row>
        <table:table-row table:style-name="ro2">
          <table:table-cell office:value-type="float" office:value="40400" calcext:value-type="float">
            <text:p>40400</text:p>
          </table:table-cell>
          <table:table-cell office:value-type="float" office:value="68678" calcext:value-type="float">
            <text:p>68678</text:p>
          </table:table-cell>
          <table:table-cell office:value-type="float" office:value="36535" calcext:value-type="float">
            <text:p>36535</text:p>
          </table:table-cell>
          <table:table-cell office:value-type="float" office:value="674822" calcext:value-type="float">
            <text:p>674822</text:p>
          </table:table-cell>
          <table:table-cell office:value-type="float" office:value="356009" calcext:value-type="float">
            <text:p>356009</text:p>
          </table:table-cell>
        </table:table-row>
        <table:table-row table:style-name="ro2">
          <table:table-cell office:value-type="float" office:value="40500" calcext:value-type="float">
            <text:p>40500</text:p>
          </table:table-cell>
          <table:table-cell office:value-type="float" office:value="68624" calcext:value-type="float">
            <text:p>68624</text:p>
          </table:table-cell>
          <table:table-cell office:value-type="float" office:value="36207" calcext:value-type="float">
            <text:p>36207</text:p>
          </table:table-cell>
          <table:table-cell office:value-type="float" office:value="684421" calcext:value-type="float">
            <text:p>684421</text:p>
          </table:table-cell>
          <table:table-cell office:value-type="float" office:value="363396" calcext:value-type="float">
            <text:p>363396</text:p>
          </table:table-cell>
        </table:table-row>
        <table:table-row table:style-name="ro2">
          <table:table-cell office:value-type="float" office:value="40600" calcext:value-type="float">
            <text:p>40600</text:p>
          </table:table-cell>
          <table:table-cell office:value-type="float" office:value="69454" calcext:value-type="float">
            <text:p>69454</text:p>
          </table:table-cell>
          <table:table-cell office:value-type="float" office:value="36005" calcext:value-type="float">
            <text:p>36005</text:p>
          </table:table-cell>
          <table:table-cell office:value-type="float" office:value="682623" calcext:value-type="float">
            <text:p>682623</text:p>
          </table:table-cell>
          <table:table-cell office:value-type="float" office:value="358388" calcext:value-type="float">
            <text:p>358388</text:p>
          </table:table-cell>
        </table:table-row>
        <table:table-row table:style-name="ro2">
          <table:table-cell office:value-type="float" office:value="40700" calcext:value-type="float">
            <text:p>40700</text:p>
          </table:table-cell>
          <table:table-cell office:value-type="float" office:value="67898" calcext:value-type="float">
            <text:p>67898</text:p>
          </table:table-cell>
          <table:table-cell office:value-type="float" office:value="36165" calcext:value-type="float">
            <text:p>36165</text:p>
          </table:table-cell>
          <table:table-cell office:value-type="float" office:value="689637" calcext:value-type="float">
            <text:p>689637</text:p>
          </table:table-cell>
          <table:table-cell office:value-type="float" office:value="360637" calcext:value-type="float">
            <text:p>360637</text:p>
          </table:table-cell>
        </table:table-row>
        <table:table-row table:style-name="ro2">
          <table:table-cell office:value-type="float" office:value="40800" calcext:value-type="float">
            <text:p>40800</text:p>
          </table:table-cell>
          <table:table-cell office:value-type="float" office:value="67736" calcext:value-type="float">
            <text:p>67736</text:p>
          </table:table-cell>
          <table:table-cell office:value-type="float" office:value="34960" calcext:value-type="float">
            <text:p>34960</text:p>
          </table:table-cell>
          <table:table-cell office:value-type="float" office:value="690613" calcext:value-type="float">
            <text:p>690613</text:p>
          </table:table-cell>
          <table:table-cell office:value-type="float" office:value="364262" calcext:value-type="float">
            <text:p>364262</text:p>
          </table:table-cell>
        </table:table-row>
        <table:table-row table:style-name="ro2">
          <table:table-cell office:value-type="float" office:value="40900" calcext:value-type="float">
            <text:p>40900</text:p>
          </table:table-cell>
          <table:table-cell office:value-type="float" office:value="68856" calcext:value-type="float">
            <text:p>68856</text:p>
          </table:table-cell>
          <table:table-cell office:value-type="float" office:value="35974" calcext:value-type="float">
            <text:p>35974</text:p>
          </table:table-cell>
          <table:table-cell office:value-type="float" office:value="697162" calcext:value-type="float">
            <text:p>697162</text:p>
          </table:table-cell>
          <table:table-cell office:value-type="float" office:value="366854" calcext:value-type="float">
            <text:p>366854</text:p>
          </table:table-cell>
        </table:table-row>
        <table:table-row table:style-name="ro2">
          <table:table-cell office:value-type="float" office:value="41000" calcext:value-type="float">
            <text:p>41000</text:p>
          </table:table-cell>
          <table:table-cell office:value-type="float" office:value="68904" calcext:value-type="float">
            <text:p>68904</text:p>
          </table:table-cell>
          <table:table-cell office:value-type="float" office:value="35558" calcext:value-type="float">
            <text:p>35558</text:p>
          </table:table-cell>
          <table:table-cell office:value-type="float" office:value="688881" calcext:value-type="float">
            <text:p>688881</text:p>
          </table:table-cell>
          <table:table-cell office:value-type="float" office:value="360042" calcext:value-type="float">
            <text:p>360042</text:p>
          </table:table-cell>
        </table:table-row>
        <table:table-row table:style-name="ro2">
          <table:table-cell office:value-type="float" office:value="41100" calcext:value-type="float">
            <text:p>41100</text:p>
          </table:table-cell>
          <table:table-cell office:value-type="float" office:value="70246" calcext:value-type="float">
            <text:p>70246</text:p>
          </table:table-cell>
          <table:table-cell office:value-type="float" office:value="36165" calcext:value-type="float">
            <text:p>36165</text:p>
          </table:table-cell>
          <table:table-cell office:value-type="float" office:value="697419" calcext:value-type="float">
            <text:p>697419</text:p>
          </table:table-cell>
          <table:table-cell office:value-type="float" office:value="370147" calcext:value-type="float">
            <text:p>370147</text:p>
          </table:table-cell>
        </table:table-row>
        <table:table-row table:style-name="ro2">
          <table:table-cell office:value-type="float" office:value="41200" calcext:value-type="float">
            <text:p>41200</text:p>
          </table:table-cell>
          <table:table-cell office:value-type="float" office:value="72029" calcext:value-type="float">
            <text:p>72029</text:p>
          </table:table-cell>
          <table:table-cell office:value-type="float" office:value="37499" calcext:value-type="float">
            <text:p>37499</text:p>
          </table:table-cell>
          <table:table-cell office:value-type="float" office:value="697271" calcext:value-type="float">
            <text:p>697271</text:p>
          </table:table-cell>
          <table:table-cell office:value-type="float" office:value="370866" calcext:value-type="float">
            <text:p>370866</text:p>
          </table:table-cell>
        </table:table-row>
        <table:table-row table:style-name="ro2">
          <table:table-cell office:value-type="float" office:value="41300" calcext:value-type="float">
            <text:p>41300</text:p>
          </table:table-cell>
          <table:table-cell office:value-type="float" office:value="71812" calcext:value-type="float">
            <text:p>71812</text:p>
          </table:table-cell>
          <table:table-cell office:value-type="float" office:value="38297" calcext:value-type="float">
            <text:p>38297</text:p>
          </table:table-cell>
          <table:table-cell office:value-type="float" office:value="696238" calcext:value-type="float">
            <text:p>696238</text:p>
          </table:table-cell>
          <table:table-cell office:value-type="float" office:value="368526" calcext:value-type="float">
            <text:p>368526</text:p>
          </table:table-cell>
        </table:table-row>
        <table:table-row table:style-name="ro2">
          <table:table-cell office:value-type="float" office:value="41400" calcext:value-type="float">
            <text:p>41400</text:p>
          </table:table-cell>
          <table:table-cell office:value-type="float" office:value="70227" calcext:value-type="float">
            <text:p>70227</text:p>
          </table:table-cell>
          <table:table-cell office:value-type="float" office:value="35890" calcext:value-type="float">
            <text:p>35890</text:p>
          </table:table-cell>
          <table:table-cell office:value-type="float" office:value="700889" calcext:value-type="float">
            <text:p>700889</text:p>
          </table:table-cell>
          <table:table-cell office:value-type="float" office:value="367903" calcext:value-type="float">
            <text:p>367903</text:p>
          </table:table-cell>
        </table:table-row>
        <table:table-row table:style-name="ro2">
          <table:table-cell office:value-type="float" office:value="41500" calcext:value-type="float">
            <text:p>41500</text:p>
          </table:table-cell>
          <table:table-cell office:value-type="float" office:value="70277" calcext:value-type="float">
            <text:p>70277</text:p>
          </table:table-cell>
          <table:table-cell office:value-type="float" office:value="37007" calcext:value-type="float">
            <text:p>37007</text:p>
          </table:table-cell>
          <table:table-cell office:value-type="float" office:value="703105" calcext:value-type="float">
            <text:p>703105</text:p>
          </table:table-cell>
          <table:table-cell office:value-type="float" office:value="367984" calcext:value-type="float">
            <text:p>367984</text:p>
          </table:table-cell>
        </table:table-row>
        <table:table-row table:style-name="ro2">
          <table:table-cell office:value-type="float" office:value="41600" calcext:value-type="float">
            <text:p>41600</text:p>
          </table:table-cell>
          <table:table-cell office:value-type="float" office:value="70691" calcext:value-type="float">
            <text:p>70691</text:p>
          </table:table-cell>
          <table:table-cell office:value-type="float" office:value="37464" calcext:value-type="float">
            <text:p>37464</text:p>
          </table:table-cell>
          <table:table-cell office:value-type="float" office:value="702775" calcext:value-type="float">
            <text:p>702775</text:p>
          </table:table-cell>
          <table:table-cell office:value-type="float" office:value="367218" calcext:value-type="float">
            <text:p>367218</text:p>
          </table:table-cell>
        </table:table-row>
        <table:table-row table:style-name="ro2">
          <table:table-cell office:value-type="float" office:value="41700" calcext:value-type="float">
            <text:p>41700</text:p>
          </table:table-cell>
          <table:table-cell office:value-type="float" office:value="69870" calcext:value-type="float">
            <text:p>69870</text:p>
          </table:table-cell>
          <table:table-cell office:value-type="float" office:value="36835" calcext:value-type="float">
            <text:p>36835</text:p>
          </table:table-cell>
          <table:table-cell office:value-type="float" office:value="703971" calcext:value-type="float">
            <text:p>703971</text:p>
          </table:table-cell>
          <table:table-cell office:value-type="float" office:value="370011" calcext:value-type="float">
            <text:p>370011</text:p>
          </table:table-cell>
        </table:table-row>
        <table:table-row table:style-name="ro2">
          <table:table-cell office:value-type="float" office:value="41800" calcext:value-type="float">
            <text:p>41800</text:p>
          </table:table-cell>
          <table:table-cell office:value-type="float" office:value="70392" calcext:value-type="float">
            <text:p>70392</text:p>
          </table:table-cell>
          <table:table-cell office:value-type="float" office:value="36813" calcext:value-type="float">
            <text:p>36813</text:p>
          </table:table-cell>
          <table:table-cell office:value-type="float" office:value="701727" calcext:value-type="float">
            <text:p>701727</text:p>
          </table:table-cell>
          <table:table-cell office:value-type="float" office:value="367281" calcext:value-type="float">
            <text:p>367281</text:p>
          </table:table-cell>
        </table:table-row>
        <table:table-row table:style-name="ro2">
          <table:table-cell office:value-type="float" office:value="41900" calcext:value-type="float">
            <text:p>41900</text:p>
          </table:table-cell>
          <table:table-cell office:value-type="float" office:value="71771" calcext:value-type="float">
            <text:p>71771</text:p>
          </table:table-cell>
          <table:table-cell office:value-type="float" office:value="37556" calcext:value-type="float">
            <text:p>37556</text:p>
          </table:table-cell>
          <table:table-cell office:value-type="float" office:value="706726" calcext:value-type="float">
            <text:p>706726</text:p>
          </table:table-cell>
          <table:table-cell office:value-type="float" office:value="373921" calcext:value-type="float">
            <text:p>373921</text:p>
          </table:table-cell>
        </table:table-row>
        <table:table-row table:style-name="ro2">
          <table:table-cell office:value-type="float" office:value="42000" calcext:value-type="float">
            <text:p>42000</text:p>
          </table:table-cell>
          <table:table-cell office:value-type="float" office:value="71146" calcext:value-type="float">
            <text:p>71146</text:p>
          </table:table-cell>
          <table:table-cell office:value-type="float" office:value="37259" calcext:value-type="float">
            <text:p>37259</text:p>
          </table:table-cell>
          <table:table-cell office:value-type="float" office:value="714536" calcext:value-type="float">
            <text:p>714536</text:p>
          </table:table-cell>
          <table:table-cell office:value-type="float" office:value="378115" calcext:value-type="float">
            <text:p>378115</text:p>
          </table:table-cell>
        </table:table-row>
        <table:table-row table:style-name="ro2">
          <table:table-cell office:value-type="float" office:value="42100" calcext:value-type="float">
            <text:p>42100</text:p>
          </table:table-cell>
          <table:table-cell office:value-type="float" office:value="72102" calcext:value-type="float">
            <text:p>72102</text:p>
          </table:table-cell>
          <table:table-cell office:value-type="float" office:value="37723" calcext:value-type="float">
            <text:p>37723</text:p>
          </table:table-cell>
          <table:table-cell office:value-type="float" office:value="717033" calcext:value-type="float">
            <text:p>717033</text:p>
          </table:table-cell>
          <table:table-cell office:value-type="float" office:value="375084" calcext:value-type="float">
            <text:p>375084</text:p>
          </table:table-cell>
        </table:table-row>
        <table:table-row table:style-name="ro2">
          <table:table-cell office:value-type="float" office:value="42200" calcext:value-type="float">
            <text:p>42200</text:p>
          </table:table-cell>
          <table:table-cell office:value-type="float" office:value="71319" calcext:value-type="float">
            <text:p>71319</text:p>
          </table:table-cell>
          <table:table-cell office:value-type="float" office:value="37217" calcext:value-type="float">
            <text:p>37217</text:p>
          </table:table-cell>
          <table:table-cell office:value-type="float" office:value="716500" calcext:value-type="float">
            <text:p>716500</text:p>
          </table:table-cell>
          <table:table-cell office:value-type="float" office:value="376238" calcext:value-type="float">
            <text:p>376238</text:p>
          </table:table-cell>
        </table:table-row>
        <table:table-row table:style-name="ro2">
          <table:table-cell office:value-type="float" office:value="42300" calcext:value-type="float">
            <text:p>42300</text:p>
          </table:table-cell>
          <table:table-cell office:value-type="float" office:value="72197" calcext:value-type="float">
            <text:p>72197</text:p>
          </table:table-cell>
          <table:table-cell office:value-type="float" office:value="37330" calcext:value-type="float">
            <text:p>37330</text:p>
          </table:table-cell>
          <table:table-cell office:value-type="float" office:value="712468" calcext:value-type="float">
            <text:p>712468</text:p>
          </table:table-cell>
          <table:table-cell office:value-type="float" office:value="374372" calcext:value-type="float">
            <text:p>374372</text:p>
          </table:table-cell>
        </table:table-row>
        <table:table-row table:style-name="ro2">
          <table:table-cell office:value-type="float" office:value="42400" calcext:value-type="float">
            <text:p>42400</text:p>
          </table:table-cell>
          <table:table-cell office:value-type="float" office:value="71529" calcext:value-type="float">
            <text:p>71529</text:p>
          </table:table-cell>
          <table:table-cell office:value-type="float" office:value="38452" calcext:value-type="float">
            <text:p>38452</text:p>
          </table:table-cell>
          <table:table-cell office:value-type="float" office:value="720857" calcext:value-type="float">
            <text:p>720857</text:p>
          </table:table-cell>
          <table:table-cell office:value-type="float" office:value="382339" calcext:value-type="float">
            <text:p>382339</text:p>
          </table:table-cell>
        </table:table-row>
        <table:table-row table:style-name="ro2">
          <table:table-cell office:value-type="float" office:value="42500" calcext:value-type="float">
            <text:p>42500</text:p>
          </table:table-cell>
          <table:table-cell office:value-type="float" office:value="71815" calcext:value-type="float">
            <text:p>71815</text:p>
          </table:table-cell>
          <table:table-cell office:value-type="float" office:value="38330" calcext:value-type="float">
            <text:p>38330</text:p>
          </table:table-cell>
          <table:table-cell office:value-type="float" office:value="714461" calcext:value-type="float">
            <text:p>714461</text:p>
          </table:table-cell>
          <table:table-cell office:value-type="float" office:value="374021" calcext:value-type="float">
            <text:p>374021</text:p>
          </table:table-cell>
        </table:table-row>
        <table:table-row table:style-name="ro2">
          <table:table-cell office:value-type="float" office:value="42600" calcext:value-type="float">
            <text:p>42600</text:p>
          </table:table-cell>
          <table:table-cell office:value-type="float" office:value="71499" calcext:value-type="float">
            <text:p>71499</text:p>
          </table:table-cell>
          <table:table-cell office:value-type="float" office:value="36442" calcext:value-type="float">
            <text:p>36442</text:p>
          </table:table-cell>
          <table:table-cell office:value-type="float" office:value="724611" calcext:value-type="float">
            <text:p>724611</text:p>
          </table:table-cell>
          <table:table-cell office:value-type="float" office:value="380874" calcext:value-type="float">
            <text:p>380874</text:p>
          </table:table-cell>
        </table:table-row>
        <table:table-row table:style-name="ro2">
          <table:table-cell office:value-type="float" office:value="42700" calcext:value-type="float">
            <text:p>42700</text:p>
          </table:table-cell>
          <table:table-cell office:value-type="float" office:value="71871" calcext:value-type="float">
            <text:p>71871</text:p>
          </table:table-cell>
          <table:table-cell office:value-type="float" office:value="38200" calcext:value-type="float">
            <text:p>38200</text:p>
          </table:table-cell>
          <table:table-cell office:value-type="float" office:value="720443" calcext:value-type="float">
            <text:p>720443</text:p>
          </table:table-cell>
          <table:table-cell office:value-type="float" office:value="376862" calcext:value-type="float">
            <text:p>376862</text:p>
          </table:table-cell>
        </table:table-row>
        <table:table-row table:style-name="ro2">
          <table:table-cell office:value-type="float" office:value="42800" calcext:value-type="float">
            <text:p>42800</text:p>
          </table:table-cell>
          <table:table-cell office:value-type="float" office:value="71495" calcext:value-type="float">
            <text:p>71495</text:p>
          </table:table-cell>
          <table:table-cell office:value-type="float" office:value="38222" calcext:value-type="float">
            <text:p>38222</text:p>
          </table:table-cell>
          <table:table-cell office:value-type="float" office:value="728186" calcext:value-type="float">
            <text:p>728186</text:p>
          </table:table-cell>
          <table:table-cell office:value-type="float" office:value="383814" calcext:value-type="float">
            <text:p>383814</text:p>
          </table:table-cell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71459" calcext:value-type="float">
            <text:p>71459</text:p>
          </table:table-cell>
          <table:table-cell office:value-type="float" office:value="37813" calcext:value-type="float">
            <text:p>37813</text:p>
          </table:table-cell>
          <table:table-cell office:value-type="float" office:value="728840" calcext:value-type="float">
            <text:p>728840</text:p>
          </table:table-cell>
          <table:table-cell office:value-type="float" office:value="382581" calcext:value-type="float">
            <text:p>382581</text:p>
          </table:table-cell>
        </table:table-row>
        <table:table-row table:style-name="ro2">
          <table:table-cell office:value-type="float" office:value="43000" calcext:value-type="float">
            <text:p>43000</text:p>
          </table:table-cell>
          <table:table-cell office:value-type="float" office:value="72421" calcext:value-type="float">
            <text:p>72421</text:p>
          </table:table-cell>
          <table:table-cell office:value-type="float" office:value="38573" calcext:value-type="float">
            <text:p>38573</text:p>
          </table:table-cell>
          <table:table-cell office:value-type="float" office:value="729735" calcext:value-type="float">
            <text:p>729735</text:p>
          </table:table-cell>
          <table:table-cell office:value-type="float" office:value="381345" calcext:value-type="float">
            <text:p>381345</text:p>
          </table:table-cell>
        </table:table-row>
        <table:table-row table:style-name="ro2">
          <table:table-cell office:value-type="float" office:value="43100" calcext:value-type="float">
            <text:p>43100</text:p>
          </table:table-cell>
          <table:table-cell office:value-type="float" office:value="72894" calcext:value-type="float">
            <text:p>72894</text:p>
          </table:table-cell>
          <table:table-cell office:value-type="float" office:value="39278" calcext:value-type="float">
            <text:p>39278</text:p>
          </table:table-cell>
          <table:table-cell office:value-type="float" office:value="733743" calcext:value-type="float">
            <text:p>733743</text:p>
          </table:table-cell>
          <table:table-cell office:value-type="float" office:value="385734" calcext:value-type="float">
            <text:p>385734</text:p>
          </table:table-cell>
        </table:table-row>
        <table:table-row table:style-name="ro2">
          <table:table-cell office:value-type="float" office:value="43200" calcext:value-type="float">
            <text:p>43200</text:p>
          </table:table-cell>
          <table:table-cell office:value-type="float" office:value="73234" calcext:value-type="float">
            <text:p>73234</text:p>
          </table:table-cell>
          <table:table-cell office:value-type="float" office:value="38911" calcext:value-type="float">
            <text:p>38911</text:p>
          </table:table-cell>
          <table:table-cell office:value-type="float" office:value="732410" calcext:value-type="float">
            <text:p>732410</text:p>
          </table:table-cell>
          <table:table-cell office:value-type="float" office:value="383094" calcext:value-type="float">
            <text:p>383094</text:p>
          </table:table-cell>
        </table:table-row>
        <table:table-row table:style-name="ro2">
          <table:table-cell office:value-type="float" office:value="43300" calcext:value-type="float">
            <text:p>43300</text:p>
          </table:table-cell>
          <table:table-cell office:value-type="float" office:value="73390" calcext:value-type="float">
            <text:p>73390</text:p>
          </table:table-cell>
          <table:table-cell office:value-type="float" office:value="39213" calcext:value-type="float">
            <text:p>39213</text:p>
          </table:table-cell>
          <table:table-cell office:value-type="float" office:value="732452" calcext:value-type="float">
            <text:p>732452</text:p>
          </table:table-cell>
          <table:table-cell office:value-type="float" office:value="384554" calcext:value-type="float">
            <text:p>384554</text:p>
          </table:table-cell>
        </table:table-row>
        <table:table-row table:style-name="ro2">
          <table:table-cell office:value-type="float" office:value="43400" calcext:value-type="float">
            <text:p>43400</text:p>
          </table:table-cell>
          <table:table-cell office:value-type="float" office:value="74166" calcext:value-type="float">
            <text:p>74166</text:p>
          </table:table-cell>
          <table:table-cell office:value-type="float" office:value="39138" calcext:value-type="float">
            <text:p>39138</text:p>
          </table:table-cell>
          <table:table-cell office:value-type="float" office:value="739503" calcext:value-type="float">
            <text:p>739503</text:p>
          </table:table-cell>
          <table:table-cell office:value-type="float" office:value="386453" calcext:value-type="float">
            <text:p>386453</text:p>
          </table:table-cell>
        </table:table-row>
        <table:table-row table:style-name="ro2">
          <table:table-cell office:value-type="float" office:value="43500" calcext:value-type="float">
            <text:p>43500</text:p>
          </table:table-cell>
          <table:table-cell office:value-type="float" office:value="74490" calcext:value-type="float">
            <text:p>74490</text:p>
          </table:table-cell>
          <table:table-cell office:value-type="float" office:value="39044" calcext:value-type="float">
            <text:p>39044</text:p>
          </table:table-cell>
          <table:table-cell office:value-type="float" office:value="744530" calcext:value-type="float">
            <text:p>744530</text:p>
          </table:table-cell>
          <table:table-cell office:value-type="float" office:value="393634" calcext:value-type="float">
            <text:p>393634</text:p>
          </table:table-cell>
        </table:table-row>
        <table:table-row table:style-name="ro2">
          <table:table-cell office:value-type="float" office:value="43600" calcext:value-type="float">
            <text:p>43600</text:p>
          </table:table-cell>
          <table:table-cell office:value-type="float" office:value="74487" calcext:value-type="float">
            <text:p>74487</text:p>
          </table:table-cell>
          <table:table-cell office:value-type="float" office:value="39354" calcext:value-type="float">
            <text:p>39354</text:p>
          </table:table-cell>
          <table:table-cell office:value-type="float" office:value="742616" calcext:value-type="float">
            <text:p>742616</text:p>
          </table:table-cell>
          <table:table-cell office:value-type="float" office:value="390931" calcext:value-type="float">
            <text:p>390931</text:p>
          </table:table-cell>
        </table:table-row>
        <table:table-row table:style-name="ro2">
          <table:table-cell office:value-type="float" office:value="43700" calcext:value-type="float">
            <text:p>43700</text:p>
          </table:table-cell>
          <table:table-cell office:value-type="float" office:value="74010" calcext:value-type="float">
            <text:p>74010</text:p>
          </table:table-cell>
          <table:table-cell office:value-type="float" office:value="40336" calcext:value-type="float">
            <text:p>40336</text:p>
          </table:table-cell>
          <table:table-cell office:value-type="float" office:value="744638" calcext:value-type="float">
            <text:p>744638</text:p>
          </table:table-cell>
          <table:table-cell office:value-type="float" office:value="390964" calcext:value-type="float">
            <text:p>390964</text:p>
          </table:table-cell>
        </table:table-row>
        <table:table-row table:style-name="ro2">
          <table:table-cell office:value-type="float" office:value="43800" calcext:value-type="float">
            <text:p>43800</text:p>
          </table:table-cell>
          <table:table-cell office:value-type="float" office:value="75262" calcext:value-type="float">
            <text:p>75262</text:p>
          </table:table-cell>
          <table:table-cell office:value-type="float" office:value="39918" calcext:value-type="float">
            <text:p>39918</text:p>
          </table:table-cell>
          <table:table-cell office:value-type="float" office:value="748714" calcext:value-type="float">
            <text:p>748714</text:p>
          </table:table-cell>
          <table:table-cell office:value-type="float" office:value="393112" calcext:value-type="float">
            <text:p>393112</text:p>
          </table:table-cell>
        </table:table-row>
        <table:table-row table:style-name="ro2">
          <table:table-cell office:value-type="float" office:value="43900" calcext:value-type="float">
            <text:p>43900</text:p>
          </table:table-cell>
          <table:table-cell office:value-type="float" office:value="74448" calcext:value-type="float">
            <text:p>74448</text:p>
          </table:table-cell>
          <table:table-cell office:value-type="float" office:value="38795" calcext:value-type="float">
            <text:p>38795</text:p>
          </table:table-cell>
          <table:table-cell office:value-type="float" office:value="752473" calcext:value-type="float">
            <text:p>752473</text:p>
          </table:table-cell>
          <table:table-cell office:value-type="float" office:value="395523" calcext:value-type="float">
            <text:p>395523</text:p>
          </table:table-cell>
        </table:table-row>
        <table:table-row table:style-name="ro2">
          <table:table-cell office:value-type="float" office:value="44000" calcext:value-type="float">
            <text:p>44000</text:p>
          </table:table-cell>
          <table:table-cell office:value-type="float" office:value="74287" calcext:value-type="float">
            <text:p>74287</text:p>
          </table:table-cell>
          <table:table-cell office:value-type="float" office:value="39679" calcext:value-type="float">
            <text:p>39679</text:p>
          </table:table-cell>
          <table:table-cell office:value-type="float" office:value="746401" calcext:value-type="float">
            <text:p>746401</text:p>
          </table:table-cell>
          <table:table-cell office:value-type="float" office:value="393113" calcext:value-type="float">
            <text:p>393113</text:p>
          </table:table-cell>
        </table:table-row>
        <table:table-row table:style-name="ro2">
          <table:table-cell office:value-type="float" office:value="44100" calcext:value-type="float">
            <text:p>44100</text:p>
          </table:table-cell>
          <table:table-cell office:value-type="float" office:value="74555" calcext:value-type="float">
            <text:p>74555</text:p>
          </table:table-cell>
          <table:table-cell office:value-type="float" office:value="39015" calcext:value-type="float">
            <text:p>39015</text:p>
          </table:table-cell>
          <table:table-cell office:value-type="float" office:value="749855" calcext:value-type="float">
            <text:p>749855</text:p>
          </table:table-cell>
          <table:table-cell office:value-type="float" office:value="393170" calcext:value-type="float">
            <text:p>393170</text:p>
          </table:table-cell>
        </table:table-row>
        <table:table-row table:style-name="ro2">
          <table:table-cell office:value-type="float" office:value="44200" calcext:value-type="float">
            <text:p>44200</text:p>
          </table:table-cell>
          <table:table-cell office:value-type="float" office:value="74594" calcext:value-type="float">
            <text:p>74594</text:p>
          </table:table-cell>
          <table:table-cell office:value-type="float" office:value="39466" calcext:value-type="float">
            <text:p>39466</text:p>
          </table:table-cell>
          <table:table-cell office:value-type="float" office:value="751961" calcext:value-type="float">
            <text:p>751961</text:p>
          </table:table-cell>
          <table:table-cell office:value-type="float" office:value="400354" calcext:value-type="float">
            <text:p>400354</text:p>
          </table:table-cell>
        </table:table-row>
        <table:table-row table:style-name="ro2">
          <table:table-cell office:value-type="float" office:value="44300" calcext:value-type="float">
            <text:p>44300</text:p>
          </table:table-cell>
          <table:table-cell office:value-type="float" office:value="76720" calcext:value-type="float">
            <text:p>76720</text:p>
          </table:table-cell>
          <table:table-cell office:value-type="float" office:value="41613" calcext:value-type="float">
            <text:p>41613</text:p>
          </table:table-cell>
          <table:table-cell office:value-type="float" office:value="754463" calcext:value-type="float">
            <text:p>754463</text:p>
          </table:table-cell>
          <table:table-cell office:value-type="float" office:value="394197" calcext:value-type="float">
            <text:p>394197</text:p>
          </table:table-cell>
        </table:table-row>
        <table:table-row table:style-name="ro2">
          <table:table-cell office:value-type="float" office:value="44400" calcext:value-type="float">
            <text:p>44400</text:p>
          </table:table-cell>
          <table:table-cell office:value-type="float" office:value="77224" calcext:value-type="float">
            <text:p>77224</text:p>
          </table:table-cell>
          <table:table-cell office:value-type="float" office:value="40292" calcext:value-type="float">
            <text:p>40292</text:p>
          </table:table-cell>
          <table:table-cell office:value-type="float" office:value="752634" calcext:value-type="float">
            <text:p>752634</text:p>
          </table:table-cell>
          <table:table-cell office:value-type="float" office:value="396284" calcext:value-type="float">
            <text:p>396284</text:p>
          </table:table-cell>
        </table:table-row>
        <table:table-row table:style-name="ro2">
          <table:table-cell office:value-type="float" office:value="44500" calcext:value-type="float">
            <text:p>44500</text:p>
          </table:table-cell>
          <table:table-cell office:value-type="float" office:value="76903" calcext:value-type="float">
            <text:p>76903</text:p>
          </table:table-cell>
          <table:table-cell office:value-type="float" office:value="39601" calcext:value-type="float">
            <text:p>39601</text:p>
          </table:table-cell>
          <table:table-cell office:value-type="float" office:value="764445" calcext:value-type="float">
            <text:p>764445</text:p>
          </table:table-cell>
          <table:table-cell office:value-type="float" office:value="404054" calcext:value-type="float">
            <text:p>404054</text:p>
          </table:table-cell>
        </table:table-row>
        <table:table-row table:style-name="ro2">
          <table:table-cell office:value-type="float" office:value="44600" calcext:value-type="float">
            <text:p>44600</text:p>
          </table:table-cell>
          <table:table-cell office:value-type="float" office:value="74873" calcext:value-type="float">
            <text:p>74873</text:p>
          </table:table-cell>
          <table:table-cell office:value-type="float" office:value="38119" calcext:value-type="float">
            <text:p>38119</text:p>
          </table:table-cell>
          <table:table-cell office:value-type="float" office:value="762060" calcext:value-type="float">
            <text:p>762060</text:p>
          </table:table-cell>
          <table:table-cell office:value-type="float" office:value="398403" calcext:value-type="float">
            <text:p>398403</text:p>
          </table:table-cell>
        </table:table-row>
        <table:table-row table:style-name="ro2">
          <table:table-cell office:value-type="float" office:value="44700" calcext:value-type="float">
            <text:p>44700</text:p>
          </table:table-cell>
          <table:table-cell office:value-type="float" office:value="75358" calcext:value-type="float">
            <text:p>75358</text:p>
          </table:table-cell>
          <table:table-cell office:value-type="float" office:value="39326" calcext:value-type="float">
            <text:p>39326</text:p>
          </table:table-cell>
          <table:table-cell office:value-type="float" office:value="766129" calcext:value-type="float">
            <text:p>766129</text:p>
          </table:table-cell>
          <table:table-cell office:value-type="float" office:value="402959" calcext:value-type="float">
            <text:p>402959</text:p>
          </table:table-cell>
        </table:table-row>
        <table:table-row table:style-name="ro2">
          <table:table-cell office:value-type="float" office:value="44800" calcext:value-type="float">
            <text:p>44800</text:p>
          </table:table-cell>
          <table:table-cell office:value-type="float" office:value="76843" calcext:value-type="float">
            <text:p>76843</text:p>
          </table:table-cell>
          <table:table-cell office:value-type="float" office:value="40314" calcext:value-type="float">
            <text:p>40314</text:p>
          </table:table-cell>
          <table:table-cell office:value-type="float" office:value="763685" calcext:value-type="float">
            <text:p>763685</text:p>
          </table:table-cell>
          <table:table-cell office:value-type="float" office:value="402094" calcext:value-type="float">
            <text:p>402094</text:p>
          </table:table-cell>
        </table:table-row>
        <table:table-row table:style-name="ro2">
          <table:table-cell office:value-type="float" office:value="44900" calcext:value-type="float">
            <text:p>44900</text:p>
          </table:table-cell>
          <table:table-cell office:value-type="float" office:value="76853" calcext:value-type="float">
            <text:p>76853</text:p>
          </table:table-cell>
          <table:table-cell office:value-type="float" office:value="39992" calcext:value-type="float">
            <text:p>39992</text:p>
          </table:table-cell>
          <table:table-cell office:value-type="float" office:value="764920" calcext:value-type="float">
            <text:p>764920</text:p>
          </table:table-cell>
          <table:table-cell office:value-type="float" office:value="400012" calcext:value-type="float">
            <text:p>400012</text:p>
          </table:table-cell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76869" calcext:value-type="float">
            <text:p>76869</text:p>
          </table:table-cell>
          <table:table-cell office:value-type="float" office:value="40334" calcext:value-type="float">
            <text:p>40334</text:p>
          </table:table-cell>
          <table:table-cell office:value-type="float" office:value="767503" calcext:value-type="float">
            <text:p>767503</text:p>
          </table:table-cell>
          <table:table-cell office:value-type="float" office:value="401061" calcext:value-type="float">
            <text:p>401061</text:p>
          </table:table-cell>
        </table:table-row>
        <table:table-row table:style-name="ro2">
          <table:table-cell office:value-type="float" office:value="45100" calcext:value-type="float">
            <text:p>45100</text:p>
          </table:table-cell>
          <table:table-cell office:value-type="float" office:value="77691" calcext:value-type="float">
            <text:p>77691</text:p>
          </table:table-cell>
          <table:table-cell office:value-type="float" office:value="41272" calcext:value-type="float">
            <text:p>41272</text:p>
          </table:table-cell>
          <table:table-cell office:value-type="float" office:value="765829" calcext:value-type="float">
            <text:p>765829</text:p>
          </table:table-cell>
          <table:table-cell office:value-type="float" office:value="401398" calcext:value-type="float">
            <text:p>401398</text:p>
          </table:table-cell>
        </table:table-row>
        <table:table-row table:style-name="ro2">
          <table:table-cell office:value-type="float" office:value="45200" calcext:value-type="float">
            <text:p>45200</text:p>
          </table:table-cell>
          <table:table-cell office:value-type="float" office:value="77418" calcext:value-type="float">
            <text:p>77418</text:p>
          </table:table-cell>
          <table:table-cell office:value-type="float" office:value="40585" calcext:value-type="float">
            <text:p>40585</text:p>
          </table:table-cell>
          <table:table-cell office:value-type="float" office:value="768182" calcext:value-type="float">
            <text:p>768182</text:p>
          </table:table-cell>
          <table:table-cell office:value-type="float" office:value="402882" calcext:value-type="float">
            <text:p>402882</text:p>
          </table:table-cell>
        </table:table-row>
        <table:table-row table:style-name="ro2">
          <table:table-cell office:value-type="float" office:value="45300" calcext:value-type="float">
            <text:p>45300</text:p>
          </table:table-cell>
          <table:table-cell office:value-type="float" office:value="78593" calcext:value-type="float">
            <text:p>78593</text:p>
          </table:table-cell>
          <table:table-cell office:value-type="float" office:value="41720" calcext:value-type="float">
            <text:p>41720</text:p>
          </table:table-cell>
          <table:table-cell office:value-type="float" office:value="768233" calcext:value-type="float">
            <text:p>768233</text:p>
          </table:table-cell>
          <table:table-cell office:value-type="float" office:value="402704" calcext:value-type="float">
            <text:p>402704</text:p>
          </table:table-cell>
        </table:table-row>
        <table:table-row table:style-name="ro2">
          <table:table-cell office:value-type="float" office:value="45400" calcext:value-type="float">
            <text:p>45400</text:p>
          </table:table-cell>
          <table:table-cell office:value-type="float" office:value="79720" calcext:value-type="float">
            <text:p>79720</text:p>
          </table:table-cell>
          <table:table-cell office:value-type="float" office:value="42201" calcext:value-type="float">
            <text:p>42201</text:p>
          </table:table-cell>
          <table:table-cell office:value-type="float" office:value="778099" calcext:value-type="float">
            <text:p>778099</text:p>
          </table:table-cell>
          <table:table-cell office:value-type="float" office:value="408230" calcext:value-type="float">
            <text:p>408230</text:p>
          </table:table-cell>
        </table:table-row>
        <table:table-row table:style-name="ro2">
          <table:table-cell office:value-type="float" office:value="45500" calcext:value-type="float">
            <text:p>45500</text:p>
          </table:table-cell>
          <table:table-cell office:value-type="float" office:value="77388" calcext:value-type="float">
            <text:p>77388</text:p>
          </table:table-cell>
          <table:table-cell office:value-type="float" office:value="40611" calcext:value-type="float">
            <text:p>40611</text:p>
          </table:table-cell>
          <table:table-cell office:value-type="float" office:value="777550" calcext:value-type="float">
            <text:p>777550</text:p>
          </table:table-cell>
          <table:table-cell office:value-type="float" office:value="417030" calcext:value-type="float">
            <text:p>417030</text:p>
          </table:table-cell>
        </table:table-row>
        <table:table-row table:style-name="ro2">
          <table:table-cell office:value-type="float" office:value="45600" calcext:value-type="float">
            <text:p>45600</text:p>
          </table:table-cell>
          <table:table-cell office:value-type="float" office:value="76773" calcext:value-type="float">
            <text:p>76773</text:p>
          </table:table-cell>
          <table:table-cell office:value-type="float" office:value="40533" calcext:value-type="float">
            <text:p>40533</text:p>
          </table:table-cell>
          <table:table-cell office:value-type="float" office:value="785832" calcext:value-type="float">
            <text:p>785832</text:p>
          </table:table-cell>
          <table:table-cell office:value-type="float" office:value="410316" calcext:value-type="float">
            <text:p>410316</text:p>
          </table:table-cell>
        </table:table-row>
        <table:table-row table:style-name="ro2">
          <table:table-cell office:value-type="float" office:value="45700" calcext:value-type="float">
            <text:p>45700</text:p>
          </table:table-cell>
          <table:table-cell office:value-type="float" office:value="77242" calcext:value-type="float">
            <text:p>77242</text:p>
          </table:table-cell>
          <table:table-cell office:value-type="float" office:value="41046" calcext:value-type="float">
            <text:p>41046</text:p>
          </table:table-cell>
          <table:table-cell office:value-type="float" office:value="781745" calcext:value-type="float">
            <text:p>781745</text:p>
          </table:table-cell>
          <table:table-cell office:value-type="float" office:value="410303" calcext:value-type="float">
            <text:p>410303</text:p>
          </table:table-cell>
        </table:table-row>
        <table:table-row table:style-name="ro2">
          <table:table-cell office:value-type="float" office:value="45800" calcext:value-type="float">
            <text:p>45800</text:p>
          </table:table-cell>
          <table:table-cell office:value-type="float" office:value="77313" calcext:value-type="float">
            <text:p>77313</text:p>
          </table:table-cell>
          <table:table-cell office:value-type="float" office:value="40497" calcext:value-type="float">
            <text:p>40497</text:p>
          </table:table-cell>
          <table:table-cell office:value-type="float" office:value="787630" calcext:value-type="float">
            <text:p>787630</text:p>
          </table:table-cell>
          <table:table-cell office:value-type="float" office:value="411525" calcext:value-type="float">
            <text:p>411525</text:p>
          </table:table-cell>
        </table:table-row>
        <table:table-row table:style-name="ro2">
          <table:table-cell office:value-type="float" office:value="45900" calcext:value-type="float">
            <text:p>45900</text:p>
          </table:table-cell>
          <table:table-cell office:value-type="float" office:value="79520" calcext:value-type="float">
            <text:p>79520</text:p>
          </table:table-cell>
          <table:table-cell office:value-type="float" office:value="41458" calcext:value-type="float">
            <text:p>41458</text:p>
          </table:table-cell>
          <table:table-cell office:value-type="float" office:value="784699" calcext:value-type="float">
            <text:p>784699</text:p>
          </table:table-cell>
          <table:table-cell office:value-type="float" office:value="412169" calcext:value-type="float">
            <text:p>412169</text:p>
          </table:table-cell>
        </table:table-row>
        <table:table-row table:style-name="ro2">
          <table:table-cell office:value-type="float" office:value="46000" calcext:value-type="float">
            <text:p>46000</text:p>
          </table:table-cell>
          <table:table-cell office:value-type="float" office:value="78803" calcext:value-type="float">
            <text:p>78803</text:p>
          </table:table-cell>
          <table:table-cell office:value-type="float" office:value="40155" calcext:value-type="float">
            <text:p>40155</text:p>
          </table:table-cell>
          <table:table-cell office:value-type="float" office:value="786683" calcext:value-type="float">
            <text:p>786683</text:p>
          </table:table-cell>
          <table:table-cell office:value-type="float" office:value="415632" calcext:value-type="float">
            <text:p>415632</text:p>
          </table:table-cell>
        </table:table-row>
        <table:table-row table:style-name="ro2">
          <table:table-cell office:value-type="float" office:value="46100" calcext:value-type="float">
            <text:p>46100</text:p>
          </table:table-cell>
          <table:table-cell office:value-type="float" office:value="80070" calcext:value-type="float">
            <text:p>80070</text:p>
          </table:table-cell>
          <table:table-cell office:value-type="float" office:value="41303" calcext:value-type="float">
            <text:p>41303</text:p>
          </table:table-cell>
          <table:table-cell office:value-type="float" office:value="789283" calcext:value-type="float">
            <text:p>789283</text:p>
          </table:table-cell>
          <table:table-cell office:value-type="float" office:value="413787" calcext:value-type="float">
            <text:p>413787</text:p>
          </table:table-cell>
        </table:table-row>
        <table:table-row table:style-name="ro2">
          <table:table-cell office:value-type="float" office:value="46200" calcext:value-type="float">
            <text:p>46200</text:p>
          </table:table-cell>
          <table:table-cell office:value-type="float" office:value="78902" calcext:value-type="float">
            <text:p>78902</text:p>
          </table:table-cell>
          <table:table-cell office:value-type="float" office:value="42271" calcext:value-type="float">
            <text:p>42271</text:p>
          </table:table-cell>
          <table:table-cell office:value-type="float" office:value="792329" calcext:value-type="float">
            <text:p>792329</text:p>
          </table:table-cell>
          <table:table-cell office:value-type="float" office:value="418656" calcext:value-type="float">
            <text:p>418656</text:p>
          </table:table-cell>
        </table:table-row>
        <table:table-row table:style-name="ro2">
          <table:table-cell office:value-type="float" office:value="46300" calcext:value-type="float">
            <text:p>46300</text:p>
          </table:table-cell>
          <table:table-cell office:value-type="float" office:value="78780" calcext:value-type="float">
            <text:p>78780</text:p>
          </table:table-cell>
          <table:table-cell office:value-type="float" office:value="40874" calcext:value-type="float">
            <text:p>40874</text:p>
          </table:table-cell>
          <table:table-cell office:value-type="float" office:value="787878" calcext:value-type="float">
            <text:p>787878</text:p>
          </table:table-cell>
          <table:table-cell office:value-type="float" office:value="415981" calcext:value-type="float">
            <text:p>415981</text:p>
          </table:table-cell>
        </table:table-row>
        <table:table-row table:style-name="ro2">
          <table:table-cell office:value-type="float" office:value="46400" calcext:value-type="float">
            <text:p>46400</text:p>
          </table:table-cell>
          <table:table-cell office:value-type="float" office:value="79024" calcext:value-type="float">
            <text:p>79024</text:p>
          </table:table-cell>
          <table:table-cell office:value-type="float" office:value="40926" calcext:value-type="float">
            <text:p>40926</text:p>
          </table:table-cell>
          <table:table-cell office:value-type="float" office:value="791570" calcext:value-type="float">
            <text:p>791570</text:p>
          </table:table-cell>
          <table:table-cell office:value-type="float" office:value="414624" calcext:value-type="float">
            <text:p>414624</text:p>
          </table:table-cell>
        </table:table-row>
        <table:table-row table:style-name="ro2">
          <table:table-cell office:value-type="float" office:value="46500" calcext:value-type="float">
            <text:p>46500</text:p>
          </table:table-cell>
          <table:table-cell office:value-type="float" office:value="79135" calcext:value-type="float">
            <text:p>79135</text:p>
          </table:table-cell>
          <table:table-cell office:value-type="float" office:value="41417" calcext:value-type="float">
            <text:p>41417</text:p>
          </table:table-cell>
          <table:table-cell office:value-type="float" office:value="792254" calcext:value-type="float">
            <text:p>792254</text:p>
          </table:table-cell>
          <table:table-cell office:value-type="float" office:value="414836" calcext:value-type="float">
            <text:p>414836</text:p>
          </table:table-cell>
        </table:table-row>
        <table:table-row table:style-name="ro2">
          <table:table-cell office:value-type="float" office:value="46600" calcext:value-type="float">
            <text:p>46600</text:p>
          </table:table-cell>
          <table:table-cell office:value-type="float" office:value="79482" calcext:value-type="float">
            <text:p>79482</text:p>
          </table:table-cell>
          <table:table-cell office:value-type="float" office:value="42787" calcext:value-type="float">
            <text:p>42787</text:p>
          </table:table-cell>
          <table:table-cell office:value-type="float" office:value="804348" calcext:value-type="float">
            <text:p>804348</text:p>
          </table:table-cell>
          <table:table-cell office:value-type="float" office:value="420833" calcext:value-type="float">
            <text:p>420833</text:p>
          </table:table-cell>
        </table:table-row>
        <table:table-row table:style-name="ro2">
          <table:table-cell office:value-type="float" office:value="46700" calcext:value-type="float">
            <text:p>46700</text:p>
          </table:table-cell>
          <table:table-cell office:value-type="float" office:value="79400" calcext:value-type="float">
            <text:p>79400</text:p>
          </table:table-cell>
          <table:table-cell office:value-type="float" office:value="41928" calcext:value-type="float">
            <text:p>41928</text:p>
          </table:table-cell>
          <table:table-cell office:value-type="float" office:value="804684" calcext:value-type="float">
            <text:p>804684</text:p>
          </table:table-cell>
          <table:table-cell office:value-type="float" office:value="421674" calcext:value-type="float">
            <text:p>421674</text:p>
          </table:table-cell>
        </table:table-row>
        <table:table-row table:style-name="ro2">
          <table:table-cell office:value-type="float" office:value="46800" calcext:value-type="float">
            <text:p>46800</text:p>
          </table:table-cell>
          <table:table-cell office:value-type="float" office:value="80270" calcext:value-type="float">
            <text:p>80270</text:p>
          </table:table-cell>
          <table:table-cell office:value-type="float" office:value="41694" calcext:value-type="float">
            <text:p>41694</text:p>
          </table:table-cell>
          <table:table-cell office:value-type="float" office:value="799436" calcext:value-type="float">
            <text:p>799436</text:p>
          </table:table-cell>
          <table:table-cell office:value-type="float" office:value="420797" calcext:value-type="float">
            <text:p>420797</text:p>
          </table:table-cell>
        </table:table-row>
        <table:table-row table:style-name="ro2">
          <table:table-cell office:value-type="float" office:value="46900" calcext:value-type="float">
            <text:p>46900</text:p>
          </table:table-cell>
          <table:table-cell office:value-type="float" office:value="78926" calcext:value-type="float">
            <text:p>78926</text:p>
          </table:table-cell>
          <table:table-cell office:value-type="float" office:value="42906" calcext:value-type="float">
            <text:p>42906</text:p>
          </table:table-cell>
          <table:table-cell office:value-type="float" office:value="809951" calcext:value-type="float">
            <text:p>809951</text:p>
          </table:table-cell>
          <table:table-cell office:value-type="float" office:value="424272" calcext:value-type="float">
            <text:p>424272</text:p>
          </table:table-cell>
        </table:table-row>
        <table:table-row table:style-name="ro2">
          <table:table-cell office:value-type="float" office:value="47000" calcext:value-type="float">
            <text:p>47000</text:p>
          </table:table-cell>
          <table:table-cell office:value-type="float" office:value="79337" calcext:value-type="float">
            <text:p>79337</text:p>
          </table:table-cell>
          <table:table-cell office:value-type="float" office:value="41118" calcext:value-type="float">
            <text:p>41118</text:p>
          </table:table-cell>
          <table:table-cell office:value-type="float" office:value="805165" calcext:value-type="float">
            <text:p>805165</text:p>
          </table:table-cell>
          <table:table-cell office:value-type="float" office:value="424532" calcext:value-type="float">
            <text:p>424532</text:p>
          </table:table-cell>
        </table:table-row>
        <table:table-row table:style-name="ro2">
          <table:table-cell office:value-type="float" office:value="47100" calcext:value-type="float">
            <text:p>47100</text:p>
          </table:table-cell>
          <table:table-cell office:value-type="float" office:value="80310" calcext:value-type="float">
            <text:p>80310</text:p>
          </table:table-cell>
          <table:table-cell office:value-type="float" office:value="42135" calcext:value-type="float">
            <text:p>42135</text:p>
          </table:table-cell>
          <table:table-cell office:value-type="float" office:value="810923" calcext:value-type="float">
            <text:p>810923</text:p>
          </table:table-cell>
          <table:table-cell office:value-type="float" office:value="425156" calcext:value-type="float">
            <text:p>425156</text:p>
          </table:table-cell>
        </table:table-row>
        <table:table-row table:style-name="ro2">
          <table:table-cell office:value-type="float" office:value="47200" calcext:value-type="float">
            <text:p>47200</text:p>
          </table:table-cell>
          <table:table-cell office:value-type="float" office:value="79160" calcext:value-type="float">
            <text:p>79160</text:p>
          </table:table-cell>
          <table:table-cell office:value-type="float" office:value="40871" calcext:value-type="float">
            <text:p>40871</text:p>
          </table:table-cell>
          <table:table-cell office:value-type="float" office:value="813857" calcext:value-type="float">
            <text:p>813857</text:p>
          </table:table-cell>
          <table:table-cell office:value-type="float" office:value="426564" calcext:value-type="float">
            <text:p>426564</text:p>
          </table:table-cell>
        </table:table-row>
        <table:table-row table:style-name="ro2">
          <table:table-cell office:value-type="float" office:value="47300" calcext:value-type="float">
            <text:p>47300</text:p>
          </table:table-cell>
          <table:table-cell office:value-type="float" office:value="81300" calcext:value-type="float">
            <text:p>81300</text:p>
          </table:table-cell>
          <table:table-cell office:value-type="float" office:value="42295" calcext:value-type="float">
            <text:p>42295</text:p>
          </table:table-cell>
          <table:table-cell office:value-type="float" office:value="814473" calcext:value-type="float">
            <text:p>814473</text:p>
          </table:table-cell>
          <table:table-cell office:value-type="float" office:value="424945" calcext:value-type="float">
            <text:p>424945</text:p>
          </table:table-cell>
        </table:table-row>
        <table:table-row table:style-name="ro2">
          <table:table-cell office:value-type="float" office:value="47400" calcext:value-type="float">
            <text:p>47400</text:p>
          </table:table-cell>
          <table:table-cell office:value-type="float" office:value="80490" calcext:value-type="float">
            <text:p>80490</text:p>
          </table:table-cell>
          <table:table-cell office:value-type="float" office:value="42465" calcext:value-type="float">
            <text:p>42465</text:p>
          </table:table-cell>
          <table:table-cell office:value-type="float" office:value="810574" calcext:value-type="float">
            <text:p>810574</text:p>
          </table:table-cell>
          <table:table-cell office:value-type="float" office:value="422875" calcext:value-type="float">
            <text:p>422875</text:p>
          </table:table-cell>
        </table:table-row>
        <table:table-row table:style-name="ro2">
          <table:table-cell office:value-type="float" office:value="47500" calcext:value-type="float">
            <text:p>47500</text:p>
          </table:table-cell>
          <table:table-cell office:value-type="float" office:value="81040" calcext:value-type="float">
            <text:p>81040</text:p>
          </table:table-cell>
          <table:table-cell office:value-type="float" office:value="42716" calcext:value-type="float">
            <text:p>42716</text:p>
          </table:table-cell>
          <table:table-cell office:value-type="float" office:value="819518" calcext:value-type="float">
            <text:p>819518</text:p>
          </table:table-cell>
          <table:table-cell office:value-type="float" office:value="432731" calcext:value-type="float">
            <text:p>432731</text:p>
          </table:table-cell>
        </table:table-row>
        <table:table-row table:style-name="ro2">
          <table:table-cell office:value-type="float" office:value="47600" calcext:value-type="float">
            <text:p>47600</text:p>
          </table:table-cell>
          <table:table-cell office:value-type="float" office:value="81353" calcext:value-type="float">
            <text:p>81353</text:p>
          </table:table-cell>
          <table:table-cell office:value-type="float" office:value="42451" calcext:value-type="float">
            <text:p>42451</text:p>
          </table:table-cell>
          <table:table-cell office:value-type="float" office:value="813668" calcext:value-type="float">
            <text:p>813668</text:p>
          </table:table-cell>
          <table:table-cell office:value-type="float" office:value="425914" calcext:value-type="float">
            <text:p>425914</text:p>
          </table:table-cell>
        </table:table-row>
        <table:table-row table:style-name="ro2">
          <table:table-cell office:value-type="float" office:value="47700" calcext:value-type="float">
            <text:p>47700</text:p>
          </table:table-cell>
          <table:table-cell office:value-type="float" office:value="83276" calcext:value-type="float">
            <text:p>83276</text:p>
          </table:table-cell>
          <table:table-cell office:value-type="float" office:value="42843" calcext:value-type="float">
            <text:p>42843</text:p>
          </table:table-cell>
          <table:table-cell office:value-type="float" office:value="823004" calcext:value-type="float">
            <text:p>823004</text:p>
          </table:table-cell>
          <table:table-cell office:value-type="float" office:value="431327" calcext:value-type="float">
            <text:p>431327</text:p>
          </table:table-cell>
        </table:table-row>
        <table:table-row table:style-name="ro2">
          <table:table-cell office:value-type="float" office:value="47800" calcext:value-type="float">
            <text:p>47800</text:p>
          </table:table-cell>
          <table:table-cell office:value-type="float" office:value="83283" calcext:value-type="float">
            <text:p>83283</text:p>
          </table:table-cell>
          <table:table-cell office:value-type="float" office:value="44180" calcext:value-type="float">
            <text:p>44180</text:p>
          </table:table-cell>
          <table:table-cell office:value-type="float" office:value="828035" calcext:value-type="float">
            <text:p>828035</text:p>
          </table:table-cell>
          <table:table-cell office:value-type="float" office:value="436209" calcext:value-type="float">
            <text:p>436209</text:p>
          </table:table-cell>
        </table:table-row>
        <table:table-row table:style-name="ro2">
          <table:table-cell office:value-type="float" office:value="47900" calcext:value-type="float">
            <text:p>47900</text:p>
          </table:table-cell>
          <table:table-cell office:value-type="float" office:value="82711" calcext:value-type="float">
            <text:p>82711</text:p>
          </table:table-cell>
          <table:table-cell office:value-type="float" office:value="43498" calcext:value-type="float">
            <text:p>43498</text:p>
          </table:table-cell>
          <table:table-cell office:value-type="float" office:value="825352" calcext:value-type="float">
            <text:p>825352</text:p>
          </table:table-cell>
          <table:table-cell office:value-type="float" office:value="431102" calcext:value-type="float">
            <text:p>431102</text:p>
          </table:table-cell>
        </table:table-row>
        <table:table-row table:style-name="ro2">
          <table:table-cell office:value-type="float" office:value="48000" calcext:value-type="float">
            <text:p>48000</text:p>
          </table:table-cell>
          <table:table-cell office:value-type="float" office:value="82803" calcext:value-type="float">
            <text:p>82803</text:p>
          </table:table-cell>
          <table:table-cell office:value-type="float" office:value="43145" calcext:value-type="float">
            <text:p>43145</text:p>
          </table:table-cell>
          <table:table-cell office:value-type="float" office:value="820007" calcext:value-type="float">
            <text:p>820007</text:p>
          </table:table-cell>
          <table:table-cell office:value-type="float" office:value="430522" calcext:value-type="float">
            <text:p>430522</text:p>
          </table:table-cell>
        </table:table-row>
        <table:table-row table:style-name="ro2">
          <table:table-cell office:value-type="float" office:value="48100" calcext:value-type="float">
            <text:p>48100</text:p>
          </table:table-cell>
          <table:table-cell office:value-type="float" office:value="83249" calcext:value-type="float">
            <text:p>83249</text:p>
          </table:table-cell>
          <table:table-cell office:value-type="float" office:value="43859" calcext:value-type="float">
            <text:p>43859</text:p>
          </table:table-cell>
          <table:table-cell office:value-type="float" office:value="825210" calcext:value-type="float">
            <text:p>825210</text:p>
          </table:table-cell>
          <table:table-cell office:value-type="float" office:value="435645" calcext:value-type="float">
            <text:p>435645</text:p>
          </table:table-cell>
        </table:table-row>
        <table:table-row table:style-name="ro2">
          <table:table-cell office:value-type="float" office:value="48200" calcext:value-type="float">
            <text:p>48200</text:p>
          </table:table-cell>
          <table:table-cell office:value-type="float" office:value="83490" calcext:value-type="float">
            <text:p>83490</text:p>
          </table:table-cell>
          <table:table-cell office:value-type="float" office:value="45286" calcext:value-type="float">
            <text:p>45286</text:p>
          </table:table-cell>
          <table:table-cell office:value-type="float" office:value="831691" calcext:value-type="float">
            <text:p>831691</text:p>
          </table:table-cell>
          <table:table-cell office:value-type="float" office:value="434286" calcext:value-type="float">
            <text:p>434286</text:p>
          </table:table-cell>
        </table:table-row>
        <table:table-row table:style-name="ro2">
          <table:table-cell office:value-type="float" office:value="48300" calcext:value-type="float">
            <text:p>48300</text:p>
          </table:table-cell>
          <table:table-cell office:value-type="float" office:value="83000" calcext:value-type="float">
            <text:p>83000</text:p>
          </table:table-cell>
          <table:table-cell office:value-type="float" office:value="45246" calcext:value-type="float">
            <text:p>45246</text:p>
          </table:table-cell>
          <table:table-cell office:value-type="float" office:value="834302" calcext:value-type="float">
            <text:p>834302</text:p>
          </table:table-cell>
          <table:table-cell office:value-type="float" office:value="440994" calcext:value-type="float">
            <text:p>440994</text:p>
          </table:table-cell>
        </table:table-row>
        <table:table-row table:style-name="ro2">
          <table:table-cell office:value-type="float" office:value="48400" calcext:value-type="float">
            <text:p>48400</text:p>
          </table:table-cell>
          <table:table-cell office:value-type="float" office:value="84869" calcext:value-type="float">
            <text:p>84869</text:p>
          </table:table-cell>
          <table:table-cell office:value-type="float" office:value="44923" calcext:value-type="float">
            <text:p>44923</text:p>
          </table:table-cell>
          <table:table-cell office:value-type="float" office:value="831010" calcext:value-type="float">
            <text:p>831010</text:p>
          </table:table-cell>
          <table:table-cell office:value-type="float" office:value="438147" calcext:value-type="float">
            <text:p>438147</text:p>
          </table:table-cell>
        </table:table-row>
        <table:table-row table:style-name="ro2">
          <table:table-cell office:value-type="float" office:value="48500" calcext:value-type="float">
            <text:p>48500</text:p>
          </table:table-cell>
          <table:table-cell office:value-type="float" office:value="83660" calcext:value-type="float">
            <text:p>83660</text:p>
          </table:table-cell>
          <table:table-cell office:value-type="float" office:value="43464" calcext:value-type="float">
            <text:p>43464</text:p>
          </table:table-cell>
          <table:table-cell office:value-type="float" office:value="836473" calcext:value-type="float">
            <text:p>836473</text:p>
          </table:table-cell>
          <table:table-cell office:value-type="float" office:value="440948" calcext:value-type="float">
            <text:p>440948</text:p>
          </table:table-cell>
        </table:table-row>
        <table:table-row table:style-name="ro2">
          <table:table-cell office:value-type="float" office:value="48600" calcext:value-type="float">
            <text:p>48600</text:p>
          </table:table-cell>
          <table:table-cell office:value-type="float" office:value="85226" calcext:value-type="float">
            <text:p>85226</text:p>
          </table:table-cell>
          <table:table-cell office:value-type="float" office:value="44611" calcext:value-type="float">
            <text:p>44611</text:p>
          </table:table-cell>
          <table:table-cell office:value-type="float" office:value="837941" calcext:value-type="float">
            <text:p>837941</text:p>
          </table:table-cell>
          <table:table-cell office:value-type="float" office:value="443522" calcext:value-type="float">
            <text:p>443522</text:p>
          </table:table-cell>
        </table:table-row>
        <table:table-row table:style-name="ro2">
          <table:table-cell office:value-type="float" office:value="48700" calcext:value-type="float">
            <text:p>48700</text:p>
          </table:table-cell>
          <table:table-cell office:value-type="float" office:value="83117" calcext:value-type="float">
            <text:p>83117</text:p>
          </table:table-cell>
          <table:table-cell office:value-type="float" office:value="44941" calcext:value-type="float">
            <text:p>44941</text:p>
          </table:table-cell>
          <table:table-cell office:value-type="float" office:value="832307" calcext:value-type="float">
            <text:p>832307</text:p>
          </table:table-cell>
          <table:table-cell office:value-type="float" office:value="442280" calcext:value-type="float">
            <text:p>442280</text:p>
          </table:table-cell>
        </table:table-row>
        <table:table-row table:style-name="ro2">
          <table:table-cell office:value-type="float" office:value="48800" calcext:value-type="float">
            <text:p>48800</text:p>
          </table:table-cell>
          <table:table-cell office:value-type="float" office:value="83193" calcext:value-type="float">
            <text:p>83193</text:p>
          </table:table-cell>
          <table:table-cell office:value-type="float" office:value="43869" calcext:value-type="float">
            <text:p>43869</text:p>
          </table:table-cell>
          <table:table-cell office:value-type="float" office:value="841541" calcext:value-type="float">
            <text:p>841541</text:p>
          </table:table-cell>
          <table:table-cell office:value-type="float" office:value="440759" calcext:value-type="float">
            <text:p>440759</text:p>
          </table:table-cell>
        </table:table-row>
        <table:table-row table:style-name="ro2">
          <table:table-cell office:value-type="float" office:value="48900" calcext:value-type="float">
            <text:p>48900</text:p>
          </table:table-cell>
          <table:table-cell office:value-type="float" office:value="84185" calcext:value-type="float">
            <text:p>84185</text:p>
          </table:table-cell>
          <table:table-cell office:value-type="float" office:value="43473" calcext:value-type="float">
            <text:p>43473</text:p>
          </table:table-cell>
          <table:table-cell office:value-type="float" office:value="847458" calcext:value-type="float">
            <text:p>847458</text:p>
          </table:table-cell>
          <table:table-cell office:value-type="float" office:value="439114" calcext:value-type="float">
            <text:p>439114</text:p>
          </table:table-cell>
        </table:table-row>
        <table:table-row table:style-name="ro2">
          <table:table-cell office:value-type="float" office:value="49000" calcext:value-type="float">
            <text:p>49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4814" calcext:value-type="float">
            <text:p>44814</text:p>
          </table:table-cell>
          <table:table-cell office:value-type="float" office:value="844506" calcext:value-type="float">
            <text:p>844506</text:p>
          </table:table-cell>
          <table:table-cell office:value-type="float" office:value="447677" calcext:value-type="float">
            <text:p>447677</text:p>
          </table:table-cell>
        </table:table-row>
        <table:table-row table:style-name="ro2">
          <table:table-cell office:value-type="float" office:value="49100" calcext:value-type="float">
            <text:p>49100</text:p>
          </table:table-cell>
          <table:table-cell office:value-type="float" office:value="83845" calcext:value-type="float">
            <text:p>83845</text:p>
          </table:table-cell>
          <table:table-cell office:value-type="float" office:value="43483" calcext:value-type="float">
            <text:p>43483</text:p>
          </table:table-cell>
          <table:table-cell office:value-type="float" office:value="851568" calcext:value-type="float">
            <text:p>851568</text:p>
          </table:table-cell>
          <table:table-cell office:value-type="float" office:value="444715" calcext:value-type="float">
            <text:p>444715</text:p>
          </table:table-cell>
        </table:table-row>
        <table:table-row table:style-name="ro2">
          <table:table-cell office:value-type="float" office:value="49200" calcext:value-type="float">
            <text:p>49200</text:p>
          </table:table-cell>
          <table:table-cell office:value-type="float" office:value="84079" calcext:value-type="float">
            <text:p>84079</text:p>
          </table:table-cell>
          <table:table-cell office:value-type="float" office:value="44256" calcext:value-type="float">
            <text:p>44256</text:p>
          </table:table-cell>
          <table:table-cell office:value-type="float" office:value="850632" calcext:value-type="float">
            <text:p>850632</text:p>
          </table:table-cell>
          <table:table-cell office:value-type="float" office:value="444940" calcext:value-type="float">
            <text:p>444940</text:p>
          </table:table-cell>
        </table:table-row>
        <table:table-row table:style-name="ro2">
          <table:table-cell office:value-type="float" office:value="49300" calcext:value-type="float">
            <text:p>49300</text:p>
          </table:table-cell>
          <table:table-cell office:value-type="float" office:value="85009" calcext:value-type="float">
            <text:p>85009</text:p>
          </table:table-cell>
          <table:table-cell office:value-type="float" office:value="43566" calcext:value-type="float">
            <text:p>43566</text:p>
          </table:table-cell>
          <table:table-cell office:value-type="float" office:value="856270" calcext:value-type="float">
            <text:p>856270</text:p>
          </table:table-cell>
          <table:table-cell office:value-type="float" office:value="449624" calcext:value-type="float">
            <text:p>449624</text:p>
          </table:table-cell>
        </table:table-row>
        <table:table-row table:style-name="ro2">
          <table:table-cell office:value-type="float" office:value="49400" calcext:value-type="float">
            <text:p>49400</text:p>
          </table:table-cell>
          <table:table-cell office:value-type="float" office:value="85293" calcext:value-type="float">
            <text:p>85293</text:p>
          </table:table-cell>
          <table:table-cell office:value-type="float" office:value="43668" calcext:value-type="float">
            <text:p>43668</text:p>
          </table:table-cell>
          <table:table-cell office:value-type="float" office:value="851094" calcext:value-type="float">
            <text:p>851094</text:p>
          </table:table-cell>
          <table:table-cell office:value-type="float" office:value="449691" calcext:value-type="float">
            <text:p>449691</text:p>
          </table:table-cell>
        </table:table-row>
        <table:table-row table:style-name="ro2">
          <table:table-cell office:value-type="float" office:value="49500" calcext:value-type="float">
            <text:p>49500</text:p>
          </table:table-cell>
          <table:table-cell office:value-type="float" office:value="85203" calcext:value-type="float">
            <text:p>85203</text:p>
          </table:table-cell>
          <table:table-cell office:value-type="float" office:value="45626" calcext:value-type="float">
            <text:p>45626</text:p>
          </table:table-cell>
          <table:table-cell office:value-type="float" office:value="857494" calcext:value-type="float">
            <text:p>857494</text:p>
          </table:table-cell>
          <table:table-cell office:value-type="float" office:value="449646" calcext:value-type="float">
            <text:p>449646</text:p>
          </table:table-cell>
        </table:table-row>
        <table:table-row table:style-name="ro2">
          <table:table-cell office:value-type="float" office:value="49600" calcext:value-type="float">
            <text:p>49600</text:p>
          </table:table-cell>
          <table:table-cell office:value-type="float" office:value="87268" calcext:value-type="float">
            <text:p>87268</text:p>
          </table:table-cell>
          <table:table-cell office:value-type="float" office:value="46144" calcext:value-type="float">
            <text:p>46144</text:p>
          </table:table-cell>
          <table:table-cell office:value-type="float" office:value="853896" calcext:value-type="float">
            <text:p>853896</text:p>
          </table:table-cell>
          <table:table-cell office:value-type="float" office:value="448240" calcext:value-type="float">
            <text:p>448240</text:p>
          </table:table-cell>
        </table:table-row>
        <table:table-row table:style-name="ro2">
          <table:table-cell office:value-type="float" office:value="49700" calcext:value-type="float">
            <text:p>49700</text:p>
          </table:table-cell>
          <table:table-cell office:value-type="float" office:value="84611" calcext:value-type="float">
            <text:p>84611</text:p>
          </table:table-cell>
          <table:table-cell office:value-type="float" office:value="44622" calcext:value-type="float">
            <text:p>44622</text:p>
          </table:table-cell>
          <table:table-cell office:value-type="float" office:value="855598" calcext:value-type="float">
            <text:p>855598</text:p>
          </table:table-cell>
          <table:table-cell office:value-type="float" office:value="449368" calcext:value-type="float">
            <text:p>449368</text:p>
          </table:table-cell>
        </table:table-row>
        <table:table-row table:style-name="ro2">
          <table:table-cell office:value-type="float" office:value="49800" calcext:value-type="float">
            <text:p>49800</text:p>
          </table:table-cell>
          <table:table-cell office:value-type="float" office:value="85612" calcext:value-type="float">
            <text:p>85612</text:p>
          </table:table-cell>
          <table:table-cell office:value-type="float" office:value="44447" calcext:value-type="float">
            <text:p>44447</text:p>
          </table:table-cell>
          <table:table-cell office:value-type="float" office:value="858617" calcext:value-type="float">
            <text:p>858617</text:p>
          </table:table-cell>
          <table:table-cell office:value-type="float" office:value="451026" calcext:value-type="float">
            <text:p>451026</text:p>
          </table:table-cell>
        </table:table-row>
        <table:table-row table:style-name="ro2">
          <table:table-cell office:value-type="float" office:value="49900" calcext:value-type="float">
            <text:p>49900</text:p>
          </table:table-cell>
          <table:table-cell office:value-type="float" office:value="85109" calcext:value-type="float">
            <text:p>85109</text:p>
          </table:table-cell>
          <table:table-cell office:value-type="float" office:value="43278" calcext:value-type="float">
            <text:p>43278</text:p>
          </table:table-cell>
          <table:table-cell office:value-type="float" office:value="858750" calcext:value-type="float">
            <text:p>858750</text:p>
          </table:table-cell>
          <table:table-cell office:value-type="float" office:value="451197" calcext:value-type="float">
            <text:p>451197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84325" calcext:value-type="float">
            <text:p>84325</text:p>
          </table:table-cell>
          <table:table-cell office:value-type="float" office:value="44605" calcext:value-type="float">
            <text:p>44605</text:p>
          </table:table-cell>
          <table:table-cell office:value-type="float" office:value="866171" calcext:value-type="float">
            <text:p>866171</text:p>
          </table:table-cell>
          <table:table-cell office:value-type="float" office:value="456667" calcext:value-type="float">
            <text:p>456667</text:p>
          </table:table-cell>
        </table:table-row>
        <table:table-row table:style-name="ro2">
          <table:table-cell office:value-type="float" office:value="50100" calcext:value-type="float">
            <text:p>50100</text:p>
          </table:table-cell>
          <table:table-cell office:value-type="float" office:value="87568" calcext:value-type="float">
            <text:p>87568</text:p>
          </table:table-cell>
          <table:table-cell office:value-type="float" office:value="45476" calcext:value-type="float">
            <text:p>45476</text:p>
          </table:table-cell>
          <table:table-cell office:value-type="float" office:value="868065" calcext:value-type="float">
            <text:p>868065</text:p>
          </table:table-cell>
          <table:table-cell office:value-type="float" office:value="458287" calcext:value-type="float">
            <text:p>458287</text:p>
          </table:table-cell>
        </table:table-row>
        <table:table-row table:style-name="ro2">
          <table:table-cell office:value-type="float" office:value="50200" calcext:value-type="float">
            <text:p>50200</text:p>
          </table:table-cell>
          <table:table-cell office:value-type="float" office:value="86636" calcext:value-type="float">
            <text:p>86636</text:p>
          </table:table-cell>
          <table:table-cell office:value-type="float" office:value="45359" calcext:value-type="float">
            <text:p>45359</text:p>
          </table:table-cell>
          <table:table-cell office:value-type="float" office:value="870720" calcext:value-type="float">
            <text:p>870720</text:p>
          </table:table-cell>
          <table:table-cell office:value-type="float" office:value="450658" calcext:value-type="float">
            <text:p>450658</text:p>
          </table:table-cell>
        </table:table-row>
        <table:table-row table:style-name="ro2">
          <table:table-cell office:value-type="float" office:value="50300" calcext:value-type="float">
            <text:p>50300</text:p>
          </table:table-cell>
          <table:table-cell office:value-type="float" office:value="86350" calcext:value-type="float">
            <text:p>86350</text:p>
          </table:table-cell>
          <table:table-cell office:value-type="float" office:value="45763" calcext:value-type="float">
            <text:p>45763</text:p>
          </table:table-cell>
          <table:table-cell office:value-type="float" office:value="867829" calcext:value-type="float">
            <text:p>867829</text:p>
          </table:table-cell>
          <table:table-cell office:value-type="float" office:value="455374" calcext:value-type="float">
            <text:p>455374</text:p>
          </table:table-cell>
        </table:table-row>
        <table:table-row table:style-name="ro2">
          <table:table-cell office:value-type="float" office:value="50400" calcext:value-type="float">
            <text:p>50400</text:p>
          </table:table-cell>
          <table:table-cell office:value-type="float" office:value="85576" calcext:value-type="float">
            <text:p>85576</text:p>
          </table:table-cell>
          <table:table-cell office:value-type="float" office:value="45892" calcext:value-type="float">
            <text:p>45892</text:p>
          </table:table-cell>
          <table:table-cell office:value-type="float" office:value="872442" calcext:value-type="float">
            <text:p>872442</text:p>
          </table:table-cell>
          <table:table-cell office:value-type="float" office:value="457672" calcext:value-type="float">
            <text:p>457672</text:p>
          </table:table-cell>
        </table:table-row>
        <table:table-row table:style-name="ro2">
          <table:table-cell office:value-type="float" office:value="50500" calcext:value-type="float">
            <text:p>50500</text:p>
          </table:table-cell>
          <table:table-cell office:value-type="float" office:value="86466" calcext:value-type="float">
            <text:p>86466</text:p>
          </table:table-cell>
          <table:table-cell office:value-type="float" office:value="45318" calcext:value-type="float">
            <text:p>45318</text:p>
          </table:table-cell>
          <table:table-cell office:value-type="float" office:value="881079" calcext:value-type="float">
            <text:p>881079</text:p>
          </table:table-cell>
          <table:table-cell office:value-type="float" office:value="461807" calcext:value-type="float">
            <text:p>461807</text:p>
          </table:table-cell>
        </table:table-row>
        <table:table-row table:style-name="ro2">
          <table:table-cell office:value-type="float" office:value="50600" calcext:value-type="float">
            <text:p>50600</text:p>
          </table:table-cell>
          <table:table-cell office:value-type="float" office:value="87458" calcext:value-type="float">
            <text:p>87458</text:p>
          </table:table-cell>
          <table:table-cell office:value-type="float" office:value="48463" calcext:value-type="float">
            <text:p>48463</text:p>
          </table:table-cell>
          <table:table-cell office:value-type="float" office:value="876733" calcext:value-type="float">
            <text:p>876733</text:p>
          </table:table-cell>
          <table:table-cell office:value-type="float" office:value="458111" calcext:value-type="float">
            <text:p>458111</text:p>
          </table:table-cell>
        </table:table-row>
        <table:table-row table:style-name="ro2">
          <table:table-cell office:value-type="float" office:value="50700" calcext:value-type="float">
            <text:p>50700</text:p>
          </table:table-cell>
          <table:table-cell office:value-type="float" office:value="86721" calcext:value-type="float">
            <text:p>86721</text:p>
          </table:table-cell>
          <table:table-cell office:value-type="float" office:value="46178" calcext:value-type="float">
            <text:p>46178</text:p>
          </table:table-cell>
          <table:table-cell office:value-type="float" office:value="877198" calcext:value-type="float">
            <text:p>877198</text:p>
          </table:table-cell>
          <table:table-cell office:value-type="float" office:value="459584" calcext:value-type="float">
            <text:p>459584</text:p>
          </table:table-cell>
        </table:table-row>
        <table:table-row table:style-name="ro2">
          <table:table-cell office:value-type="float" office:value="50800" calcext:value-type="float">
            <text:p>50800</text:p>
          </table:table-cell>
          <table:table-cell office:value-type="float" office:value="87108" calcext:value-type="float">
            <text:p>87108</text:p>
          </table:table-cell>
          <table:table-cell office:value-type="float" office:value="45745" calcext:value-type="float">
            <text:p>45745</text:p>
          </table:table-cell>
          <table:table-cell office:value-type="float" office:value="880190" calcext:value-type="float">
            <text:p>880190</text:p>
          </table:table-cell>
          <table:table-cell office:value-type="float" office:value="461151" calcext:value-type="float">
            <text:p>461151</text:p>
          </table:table-cell>
        </table:table-row>
        <table:table-row table:style-name="ro2">
          <table:table-cell office:value-type="float" office:value="50900" calcext:value-type="float">
            <text:p>50900</text:p>
          </table:table-cell>
          <table:table-cell office:value-type="float" office:value="87641" calcext:value-type="float">
            <text:p>87641</text:p>
          </table:table-cell>
          <table:table-cell office:value-type="float" office:value="44974" calcext:value-type="float">
            <text:p>44974</text:p>
          </table:table-cell>
          <table:table-cell office:value-type="float" office:value="882150" calcext:value-type="float">
            <text:p>882150</text:p>
          </table:table-cell>
          <table:table-cell office:value-type="float" office:value="461479" calcext:value-type="float">
            <text:p>461479</text:p>
          </table:table-cell>
        </table:table-row>
        <table:table-row table:style-name="ro2">
          <table:table-cell office:value-type="float" office:value="51000" calcext:value-type="float">
            <text:p>51000</text:p>
          </table:table-cell>
          <table:table-cell office:value-type="float" office:value="86489" calcext:value-type="float">
            <text:p>86489</text:p>
          </table:table-cell>
          <table:table-cell office:value-type="float" office:value="45409" calcext:value-type="float">
            <text:p>45409</text:p>
          </table:table-cell>
          <table:table-cell office:value-type="float" office:value="880715" calcext:value-type="float">
            <text:p>880715</text:p>
          </table:table-cell>
          <table:table-cell office:value-type="float" office:value="460816" calcext:value-type="float">
            <text:p>460816</text:p>
          </table:table-cell>
        </table:table-row>
        <table:table-row table:style-name="ro2">
          <table:table-cell office:value-type="float" office:value="51100" calcext:value-type="float">
            <text:p>51100</text:p>
          </table:table-cell>
          <table:table-cell office:value-type="float" office:value="88735" calcext:value-type="float">
            <text:p>88735</text:p>
          </table:table-cell>
          <table:table-cell office:value-type="float" office:value="46608" calcext:value-type="float">
            <text:p>46608</text:p>
          </table:table-cell>
          <table:table-cell office:value-type="float" office:value="891577" calcext:value-type="float">
            <text:p>891577</text:p>
          </table:table-cell>
          <table:table-cell office:value-type="float" office:value="470882" calcext:value-type="float">
            <text:p>470882</text:p>
          </table:table-cell>
        </table:table-row>
        <table:table-row table:style-name="ro2">
          <table:table-cell office:value-type="float" office:value="51200" calcext:value-type="float">
            <text:p>51200</text:p>
          </table:table-cell>
          <table:table-cell office:value-type="float" office:value="89990" calcext:value-type="float">
            <text:p>89990</text:p>
          </table:table-cell>
          <table:table-cell office:value-type="float" office:value="47109" calcext:value-type="float">
            <text:p>47109</text:p>
          </table:table-cell>
          <table:table-cell office:value-type="float" office:value="882933" calcext:value-type="float">
            <text:p>882933</text:p>
          </table:table-cell>
          <table:table-cell office:value-type="float" office:value="459805" calcext:value-type="float">
            <text:p>459805</text:p>
          </table:table-cell>
        </table:table-row>
        <table:table-row table:style-name="ro2">
          <table:table-cell office:value-type="float" office:value="51300" calcext:value-type="float">
            <text:p>51300</text:p>
          </table:table-cell>
          <table:table-cell office:value-type="float" office:value="88340" calcext:value-type="float">
            <text:p>88340</text:p>
          </table:table-cell>
          <table:table-cell office:value-type="float" office:value="47474" calcext:value-type="float">
            <text:p>47474</text:p>
          </table:table-cell>
          <table:table-cell office:value-type="float" office:value="891313" calcext:value-type="float">
            <text:p>891313</text:p>
          </table:table-cell>
          <table:table-cell office:value-type="float" office:value="472560" calcext:value-type="float">
            <text:p>472560</text:p>
          </table:table-cell>
        </table:table-row>
        <table:table-row table:style-name="ro2">
          <table:table-cell office:value-type="float" office:value="51400" calcext:value-type="float">
            <text:p>51400</text:p>
          </table:table-cell>
          <table:table-cell office:value-type="float" office:value="90032" calcext:value-type="float">
            <text:p>90032</text:p>
          </table:table-cell>
          <table:table-cell office:value-type="float" office:value="46083" calcext:value-type="float">
            <text:p>46083</text:p>
          </table:table-cell>
          <table:table-cell office:value-type="float" office:value="895283" calcext:value-type="float">
            <text:p>895283</text:p>
          </table:table-cell>
          <table:table-cell office:value-type="float" office:value="469205" calcext:value-type="float">
            <text:p>469205</text:p>
          </table:table-cell>
        </table:table-row>
        <table:table-row table:style-name="ro2">
          <table:table-cell office:value-type="float" office:value="51500" calcext:value-type="float">
            <text:p>51500</text:p>
          </table:table-cell>
          <table:table-cell office:value-type="float" office:value="90199" calcext:value-type="float">
            <text:p>90199</text:p>
          </table:table-cell>
          <table:table-cell office:value-type="float" office:value="46328" calcext:value-type="float">
            <text:p>46328</text:p>
          </table:table-cell>
          <table:table-cell office:value-type="float" office:value="891958" calcext:value-type="float">
            <text:p>891958</text:p>
          </table:table-cell>
          <table:table-cell office:value-type="float" office:value="468322" calcext:value-type="float">
            <text:p>468322</text:p>
          </table:table-cell>
        </table:table-row>
        <table:table-row table:style-name="ro2">
          <table:table-cell office:value-type="float" office:value="51600" calcext:value-type="float">
            <text:p>51600</text:p>
          </table:table-cell>
          <table:table-cell office:value-type="float" office:value="89424" calcext:value-type="float">
            <text:p>89424</text:p>
          </table:table-cell>
          <table:table-cell office:value-type="float" office:value="47871" calcext:value-type="float">
            <text:p>47871</text:p>
          </table:table-cell>
          <table:table-cell office:value-type="float" office:value="899913" calcext:value-type="float">
            <text:p>899913</text:p>
          </table:table-cell>
          <table:table-cell office:value-type="float" office:value="473021" calcext:value-type="float">
            <text:p>473021</text:p>
          </table:table-cell>
        </table:table-row>
        <table:table-row table:style-name="ro2">
          <table:table-cell office:value-type="float" office:value="51700" calcext:value-type="float">
            <text:p>51700</text:p>
          </table:table-cell>
          <table:table-cell office:value-type="float" office:value="89838" calcext:value-type="float">
            <text:p>89838</text:p>
          </table:table-cell>
          <table:table-cell office:value-type="float" office:value="47086" calcext:value-type="float">
            <text:p>47086</text:p>
          </table:table-cell>
          <table:table-cell office:value-type="float" office:value="898097" calcext:value-type="float">
            <text:p>898097</text:p>
          </table:table-cell>
          <table:table-cell office:value-type="float" office:value="469491" calcext:value-type="float">
            <text:p>469491</text:p>
          </table:table-cell>
        </table:table-row>
        <table:table-row table:style-name="ro2">
          <table:table-cell office:value-type="float" office:value="51800" calcext:value-type="float">
            <text:p>51800</text:p>
          </table:table-cell>
          <table:table-cell office:value-type="float" office:value="90060" calcext:value-type="float">
            <text:p>90060</text:p>
          </table:table-cell>
          <table:table-cell office:value-type="float" office:value="48009" calcext:value-type="float">
            <text:p>48009</text:p>
          </table:table-cell>
          <table:table-cell office:value-type="float" office:value="893612" calcext:value-type="float">
            <text:p>893612</text:p>
          </table:table-cell>
          <table:table-cell office:value-type="float" office:value="468967" calcext:value-type="float">
            <text:p>468967</text:p>
          </table:table-cell>
        </table:table-row>
        <table:table-row table:style-name="ro2">
          <table:table-cell office:value-type="float" office:value="51900" calcext:value-type="float">
            <text:p>51900</text:p>
          </table:table-cell>
          <table:table-cell office:value-type="float" office:value="88785" calcext:value-type="float">
            <text:p>88785</text:p>
          </table:table-cell>
          <table:table-cell office:value-type="float" office:value="46726" calcext:value-type="float">
            <text:p>46726</text:p>
          </table:table-cell>
          <table:table-cell office:value-type="float" office:value="894393" calcext:value-type="float">
            <text:p>894393</text:p>
          </table:table-cell>
          <table:table-cell office:value-type="float" office:value="474215" calcext:value-type="float">
            <text:p>474215</text:p>
          </table:table-cell>
        </table:table-row>
        <table:table-row table:style-name="ro2">
          <table:table-cell office:value-type="float" office:value="52000" calcext:value-type="float">
            <text:p>52000</text:p>
          </table:table-cell>
          <table:table-cell office:value-type="float" office:value="90172" calcext:value-type="float">
            <text:p>90172</text:p>
          </table:table-cell>
          <table:table-cell office:value-type="float" office:value="47947" calcext:value-type="float">
            <text:p>47947</text:p>
          </table:table-cell>
          <table:table-cell office:value-type="float" office:value="902235" calcext:value-type="float">
            <text:p>902235</text:p>
          </table:table-cell>
          <table:table-cell office:value-type="float" office:value="477463" calcext:value-type="float">
            <text:p>477463</text:p>
          </table:table-cell>
        </table:table-row>
        <table:table-row table:style-name="ro2">
          <table:table-cell office:value-type="float" office:value="52100" calcext:value-type="float">
            <text:p>52100</text:p>
          </table:table-cell>
          <table:table-cell office:value-type="float" office:value="91987" calcext:value-type="float">
            <text:p>91987</text:p>
          </table:table-cell>
          <table:table-cell office:value-type="float" office:value="49509" calcext:value-type="float">
            <text:p>49509</text:p>
          </table:table-cell>
          <table:table-cell office:value-type="float" office:value="906565" calcext:value-type="float">
            <text:p>906565</text:p>
          </table:table-cell>
          <table:table-cell office:value-type="float" office:value="472819" calcext:value-type="float">
            <text:p>472819</text:p>
          </table:table-cell>
        </table:table-row>
        <table:table-row table:style-name="ro2">
          <table:table-cell office:value-type="float" office:value="52200" calcext:value-type="float">
            <text:p>52200</text:p>
          </table:table-cell>
          <table:table-cell office:value-type="float" office:value="90082" calcext:value-type="float">
            <text:p>90082</text:p>
          </table:table-cell>
          <table:table-cell office:value-type="float" office:value="47795" calcext:value-type="float">
            <text:p>47795</text:p>
          </table:table-cell>
          <table:table-cell office:value-type="float" office:value="905217" calcext:value-type="float">
            <text:p>905217</text:p>
          </table:table-cell>
          <table:table-cell office:value-type="float" office:value="475025" calcext:value-type="float">
            <text:p>475025</text:p>
          </table:table-cell>
        </table:table-row>
        <table:table-row table:style-name="ro2">
          <table:table-cell office:value-type="float" office:value="52300" calcext:value-type="float">
            <text:p>52300</text:p>
          </table:table-cell>
          <table:table-cell office:value-type="float" office:value="93836" calcext:value-type="float">
            <text:p>93836</text:p>
          </table:table-cell>
          <table:table-cell office:value-type="float" office:value="49810" calcext:value-type="float">
            <text:p>49810</text:p>
          </table:table-cell>
          <table:table-cell office:value-type="float" office:value="911780" calcext:value-type="float">
            <text:p>911780</text:p>
          </table:table-cell>
          <table:table-cell office:value-type="float" office:value="478782" calcext:value-type="float">
            <text:p>478782</text:p>
          </table:table-cell>
        </table:table-row>
        <table:table-row table:style-name="ro2">
          <table:table-cell office:value-type="float" office:value="52400" calcext:value-type="float">
            <text:p>52400</text:p>
          </table:table-cell>
          <table:table-cell office:value-type="float" office:value="89973" calcext:value-type="float">
            <text:p>89973</text:p>
          </table:table-cell>
          <table:table-cell office:value-type="float" office:value="47314" calcext:value-type="float">
            <text:p>47314</text:p>
          </table:table-cell>
          <table:table-cell office:value-type="float" office:value="904723" calcext:value-type="float">
            <text:p>904723</text:p>
          </table:table-cell>
          <table:table-cell office:value-type="float" office:value="475928" calcext:value-type="float">
            <text:p>475928</text:p>
          </table:table-cell>
        </table:table-row>
        <table:table-row table:style-name="ro2">
          <table:table-cell office:value-type="float" office:value="52500" calcext:value-type="float">
            <text:p>52500</text:p>
          </table:table-cell>
          <table:table-cell office:value-type="float" office:value="91252" calcext:value-type="float">
            <text:p>91252</text:p>
          </table:table-cell>
          <table:table-cell office:value-type="float" office:value="47832" calcext:value-type="float">
            <text:p>47832</text:p>
          </table:table-cell>
          <table:table-cell office:value-type="float" office:value="917577" calcext:value-type="float">
            <text:p>917577</text:p>
          </table:table-cell>
          <table:table-cell office:value-type="float" office:value="482079" calcext:value-type="float">
            <text:p>482079</text:p>
          </table:table-cell>
        </table:table-row>
        <table:table-row table:style-name="ro2">
          <table:table-cell office:value-type="float" office:value="52600" calcext:value-type="float">
            <text:p>52600</text:p>
          </table:table-cell>
          <table:table-cell office:value-type="float" office:value="90937" calcext:value-type="float">
            <text:p>90937</text:p>
          </table:table-cell>
          <table:table-cell office:value-type="float" office:value="47819" calcext:value-type="float">
            <text:p>47819</text:p>
          </table:table-cell>
          <table:table-cell office:value-type="float" office:value="914444" calcext:value-type="float">
            <text:p>914444</text:p>
          </table:table-cell>
          <table:table-cell office:value-type="float" office:value="476544" calcext:value-type="float">
            <text:p>476544</text:p>
          </table:table-cell>
        </table:table-row>
        <table:table-row table:style-name="ro2">
          <table:table-cell office:value-type="float" office:value="52700" calcext:value-type="float">
            <text:p>52700</text:p>
          </table:table-cell>
          <table:table-cell office:value-type="float" office:value="92653" calcext:value-type="float">
            <text:p>92653</text:p>
          </table:table-cell>
          <table:table-cell office:value-type="float" office:value="49718" calcext:value-type="float">
            <text:p>49718</text:p>
          </table:table-cell>
          <table:table-cell office:value-type="float" office:value="920955" calcext:value-type="float">
            <text:p>920955</text:p>
          </table:table-cell>
          <table:table-cell office:value-type="float" office:value="482189" calcext:value-type="float">
            <text:p>482189</text:p>
          </table:table-cell>
        </table:table-row>
        <table:table-row table:style-name="ro2">
          <table:table-cell office:value-type="float" office:value="52800" calcext:value-type="float">
            <text:p>52800</text:p>
          </table:table-cell>
          <table:table-cell office:value-type="float" office:value="91349" calcext:value-type="float">
            <text:p>91349</text:p>
          </table:table-cell>
          <table:table-cell office:value-type="float" office:value="47200" calcext:value-type="float">
            <text:p>47200</text:p>
          </table:table-cell>
          <table:table-cell office:value-type="float" office:value="924885" calcext:value-type="float">
            <text:p>924885</text:p>
          </table:table-cell>
          <table:table-cell office:value-type="float" office:value="488684" calcext:value-type="float">
            <text:p>488684</text:p>
          </table:table-cell>
        </table:table-row>
        <table:table-row table:style-name="ro2">
          <table:table-cell office:value-type="float" office:value="52900" calcext:value-type="float">
            <text:p>52900</text:p>
          </table:table-cell>
          <table:table-cell office:value-type="float" office:value="93151" calcext:value-type="float">
            <text:p>93151</text:p>
          </table:table-cell>
          <table:table-cell office:value-type="float" office:value="49537" calcext:value-type="float">
            <text:p>49537</text:p>
          </table:table-cell>
          <table:table-cell office:value-type="float" office:value="920827" calcext:value-type="float">
            <text:p>920827</text:p>
          </table:table-cell>
          <table:table-cell office:value-type="float" office:value="483432" calcext:value-type="float">
            <text:p>483432</text:p>
          </table:table-cell>
        </table:table-row>
        <table:table-row table:style-name="ro2">
          <table:table-cell office:value-type="float" office:value="53000" calcext:value-type="float">
            <text:p>53000</text:p>
          </table:table-cell>
          <table:table-cell office:value-type="float" office:value="91574" calcext:value-type="float">
            <text:p>91574</text:p>
          </table:table-cell>
          <table:table-cell office:value-type="float" office:value="49121" calcext:value-type="float">
            <text:p>49121</text:p>
          </table:table-cell>
          <table:table-cell office:value-type="float" office:value="927413" calcext:value-type="float">
            <text:p>927413</text:p>
          </table:table-cell>
          <table:table-cell office:value-type="float" office:value="482976" calcext:value-type="float">
            <text:p>482976</text:p>
          </table:table-cell>
        </table:table-row>
        <table:table-row table:style-name="ro2">
          <table:table-cell office:value-type="float" office:value="53100" calcext:value-type="float">
            <text:p>53100</text:p>
          </table:table-cell>
          <table:table-cell office:value-type="float" office:value="93890" calcext:value-type="float">
            <text:p>93890</text:p>
          </table:table-cell>
          <table:table-cell office:value-type="float" office:value="48265" calcext:value-type="float">
            <text:p>48265</text:p>
          </table:table-cell>
          <table:table-cell office:value-type="float" office:value="924039" calcext:value-type="float">
            <text:p>924039</text:p>
          </table:table-cell>
          <table:table-cell office:value-type="float" office:value="486233" calcext:value-type="float">
            <text:p>486233</text:p>
          </table:table-cell>
        </table:table-row>
        <table:table-row table:style-name="ro2">
          <table:table-cell office:value-type="float" office:value="53200" calcext:value-type="float">
            <text:p>53200</text:p>
          </table:table-cell>
          <table:table-cell office:value-type="float" office:value="92581" calcext:value-type="float">
            <text:p>92581</text:p>
          </table:table-cell>
          <table:table-cell office:value-type="float" office:value="49267" calcext:value-type="float">
            <text:p>49267</text:p>
          </table:table-cell>
          <table:table-cell office:value-type="float" office:value="923767" calcext:value-type="float">
            <text:p>923767</text:p>
          </table:table-cell>
          <table:table-cell office:value-type="float" office:value="485186" calcext:value-type="float">
            <text:p>485186</text:p>
          </table:table-cell>
        </table:table-row>
        <table:table-row table:style-name="ro2">
          <table:table-cell office:value-type="float" office:value="53300" calcext:value-type="float">
            <text:p>53300</text:p>
          </table:table-cell>
          <table:table-cell office:value-type="float" office:value="90917" calcext:value-type="float">
            <text:p>90917</text:p>
          </table:table-cell>
          <table:table-cell office:value-type="float" office:value="48448" calcext:value-type="float">
            <text:p>48448</text:p>
          </table:table-cell>
          <table:table-cell office:value-type="float" office:value="928051" calcext:value-type="float">
            <text:p>928051</text:p>
          </table:table-cell>
          <table:table-cell office:value-type="float" office:value="487258" calcext:value-type="float">
            <text:p>487258</text:p>
          </table:table-cell>
        </table:table-row>
        <table:table-row table:style-name="ro2">
          <table:table-cell office:value-type="float" office:value="53400" calcext:value-type="float">
            <text:p>53400</text:p>
          </table:table-cell>
          <table:table-cell office:value-type="float" office:value="93601" calcext:value-type="float">
            <text:p>93601</text:p>
          </table:table-cell>
          <table:table-cell office:value-type="float" office:value="48119" calcext:value-type="float">
            <text:p>48119</text:p>
          </table:table-cell>
          <table:table-cell office:value-type="float" office:value="924956" calcext:value-type="float">
            <text:p>924956</text:p>
          </table:table-cell>
          <table:table-cell office:value-type="float" office:value="482748" calcext:value-type="float">
            <text:p>482748</text:p>
          </table:table-cell>
        </table:table-row>
        <table:table-row table:style-name="ro2">
          <table:table-cell office:value-type="float" office:value="53500" calcext:value-type="float">
            <text:p>53500</text:p>
          </table:table-cell>
          <table:table-cell office:value-type="float" office:value="95246" calcext:value-type="float">
            <text:p>95246</text:p>
          </table:table-cell>
          <table:table-cell office:value-type="float" office:value="48740" calcext:value-type="float">
            <text:p>48740</text:p>
          </table:table-cell>
          <table:table-cell office:value-type="float" office:value="933936" calcext:value-type="float">
            <text:p>933936</text:p>
          </table:table-cell>
          <table:table-cell office:value-type="float" office:value="493742" calcext:value-type="float">
            <text:p>493742</text:p>
          </table:table-cell>
        </table:table-row>
        <table:table-row table:style-name="ro2">
          <table:table-cell office:value-type="float" office:value="53600" calcext:value-type="float">
            <text:p>53600</text:p>
          </table:table-cell>
          <table:table-cell office:value-type="float" office:value="95061" calcext:value-type="float">
            <text:p>95061</text:p>
          </table:table-cell>
          <table:table-cell office:value-type="float" office:value="48185" calcext:value-type="float">
            <text:p>48185</text:p>
          </table:table-cell>
          <table:table-cell office:value-type="float" office:value="934541" calcext:value-type="float">
            <text:p>934541</text:p>
          </table:table-cell>
          <table:table-cell office:value-type="float" office:value="491807" calcext:value-type="float">
            <text:p>491807</text:p>
          </table:table-cell>
        </table:table-row>
        <table:table-row table:style-name="ro2">
          <table:table-cell office:value-type="float" office:value="53700" calcext:value-type="float">
            <text:p>53700</text:p>
          </table:table-cell>
          <table:table-cell office:value-type="float" office:value="92373" calcext:value-type="float">
            <text:p>92373</text:p>
          </table:table-cell>
          <table:table-cell office:value-type="float" office:value="49588" calcext:value-type="float">
            <text:p>49588</text:p>
          </table:table-cell>
          <table:table-cell office:value-type="float" office:value="938657" calcext:value-type="float">
            <text:p>938657</text:p>
          </table:table-cell>
          <table:table-cell office:value-type="float" office:value="495103" calcext:value-type="float">
            <text:p>495103</text:p>
          </table:table-cell>
        </table:table-row>
        <table:table-row table:style-name="ro2">
          <table:table-cell office:value-type="float" office:value="53800" calcext:value-type="float">
            <text:p>53800</text:p>
          </table:table-cell>
          <table:table-cell office:value-type="float" office:value="92744" calcext:value-type="float">
            <text:p>92744</text:p>
          </table:table-cell>
          <table:table-cell office:value-type="float" office:value="49730" calcext:value-type="float">
            <text:p>49730</text:p>
          </table:table-cell>
          <table:table-cell office:value-type="float" office:value="931355" calcext:value-type="float">
            <text:p>931355</text:p>
          </table:table-cell>
          <table:table-cell office:value-type="float" office:value="488905" calcext:value-type="float">
            <text:p>488905</text:p>
          </table:table-cell>
        </table:table-row>
        <table:table-row table:style-name="ro2">
          <table:table-cell office:value-type="float" office:value="53900" calcext:value-type="float">
            <text:p>53900</text:p>
          </table:table-cell>
          <table:table-cell office:value-type="float" office:value="93764" calcext:value-type="float">
            <text:p>93764</text:p>
          </table:table-cell>
          <table:table-cell office:value-type="float" office:value="49844" calcext:value-type="float">
            <text:p>49844</text:p>
          </table:table-cell>
          <table:table-cell office:value-type="float" office:value="941157" calcext:value-type="float">
            <text:p>941157</text:p>
          </table:table-cell>
          <table:table-cell office:value-type="float" office:value="492264" calcext:value-type="float">
            <text:p>492264</text:p>
          </table:table-cell>
        </table:table-row>
        <table:table-row table:style-name="ro2">
          <table:table-cell office:value-type="float" office:value="54000" calcext:value-type="float">
            <text:p>54000</text:p>
          </table:table-cell>
          <table:table-cell office:value-type="float" office:value="94468" calcext:value-type="float">
            <text:p>94468</text:p>
          </table:table-cell>
          <table:table-cell office:value-type="float" office:value="50564" calcext:value-type="float">
            <text:p>50564</text:p>
          </table:table-cell>
          <table:table-cell office:value-type="float" office:value="945918" calcext:value-type="float">
            <text:p>945918</text:p>
          </table:table-cell>
          <table:table-cell office:value-type="float" office:value="496444" calcext:value-type="float">
            <text:p>496444</text:p>
          </table:table-cell>
        </table:table-row>
        <table:table-row table:style-name="ro2">
          <table:table-cell office:value-type="float" office:value="54100" calcext:value-type="float">
            <text:p>54100</text:p>
          </table:table-cell>
          <table:table-cell office:value-type="float" office:value="97092" calcext:value-type="float">
            <text:p>97092</text:p>
          </table:table-cell>
          <table:table-cell office:value-type="float" office:value="50325" calcext:value-type="float">
            <text:p>50325</text:p>
          </table:table-cell>
          <table:table-cell office:value-type="float" office:value="951768" calcext:value-type="float">
            <text:p>951768</text:p>
          </table:table-cell>
          <table:table-cell office:value-type="float" office:value="502865" calcext:value-type="float">
            <text:p>502865</text:p>
          </table:table-cell>
        </table:table-row>
        <table:table-row table:style-name="ro2">
          <table:table-cell office:value-type="float" office:value="54200" calcext:value-type="float">
            <text:p>54200</text:p>
          </table:table-cell>
          <table:table-cell office:value-type="float" office:value="95142" calcext:value-type="float">
            <text:p>95142</text:p>
          </table:table-cell>
          <table:table-cell office:value-type="float" office:value="51433" calcext:value-type="float">
            <text:p>51433</text:p>
          </table:table-cell>
          <table:table-cell office:value-type="float" office:value="950385" calcext:value-type="float">
            <text:p>950385</text:p>
          </table:table-cell>
          <table:table-cell office:value-type="float" office:value="501171" calcext:value-type="float">
            <text:p>501171</text:p>
          </table:table-cell>
        </table:table-row>
        <table:table-row table:style-name="ro2">
          <table:table-cell office:value-type="float" office:value="54300" calcext:value-type="float">
            <text:p>54300</text:p>
          </table:table-cell>
          <table:table-cell office:value-type="float" office:value="92583" calcext:value-type="float">
            <text:p>92583</text:p>
          </table:table-cell>
          <table:table-cell office:value-type="float" office:value="48803" calcext:value-type="float">
            <text:p>48803</text:p>
          </table:table-cell>
          <table:table-cell office:value-type="float" office:value="946166" calcext:value-type="float">
            <text:p>946166</text:p>
          </table:table-cell>
          <table:table-cell office:value-type="float" office:value="496820" calcext:value-type="float">
            <text:p>496820</text:p>
          </table:table-cell>
        </table:table-row>
        <table:table-row table:style-name="ro2">
          <table:table-cell office:value-type="float" office:value="54400" calcext:value-type="float">
            <text:p>54400</text:p>
          </table:table-cell>
          <table:table-cell office:value-type="float" office:value="93793" calcext:value-type="float">
            <text:p>93793</text:p>
          </table:table-cell>
          <table:table-cell office:value-type="float" office:value="49922" calcext:value-type="float">
            <text:p>49922</text:p>
          </table:table-cell>
          <table:table-cell office:value-type="float" office:value="952397" calcext:value-type="float">
            <text:p>952397</text:p>
          </table:table-cell>
          <table:table-cell office:value-type="float" office:value="502268" calcext:value-type="float">
            <text:p>502268</text:p>
          </table:table-cell>
        </table:table-row>
        <table:table-row table:style-name="ro2">
          <table:table-cell office:value-type="float" office:value="54500" calcext:value-type="float">
            <text:p>54500</text:p>
          </table:table-cell>
          <table:table-cell office:value-type="float" office:value="94216" calcext:value-type="float">
            <text:p>94216</text:p>
          </table:table-cell>
          <table:table-cell office:value-type="float" office:value="49873" calcext:value-type="float">
            <text:p>49873</text:p>
          </table:table-cell>
          <table:table-cell office:value-type="float" office:value="949892" calcext:value-type="float">
            <text:p>949892</text:p>
          </table:table-cell>
          <table:table-cell office:value-type="float" office:value="499622" calcext:value-type="float">
            <text:p>499622</text:p>
          </table:table-cell>
        </table:table-row>
        <table:table-row table:style-name="ro2">
          <table:table-cell office:value-type="float" office:value="54600" calcext:value-type="float">
            <text:p>54600</text:p>
          </table:table-cell>
          <table:table-cell office:value-type="float" office:value="95896" calcext:value-type="float">
            <text:p>95896</text:p>
          </table:table-cell>
          <table:table-cell office:value-type="float" office:value="50758" calcext:value-type="float">
            <text:p>50758</text:p>
          </table:table-cell>
          <table:table-cell office:value-type="float" office:value="952464" calcext:value-type="float">
            <text:p>952464</text:p>
          </table:table-cell>
          <table:table-cell office:value-type="float" office:value="497911" calcext:value-type="float">
            <text:p>497911</text:p>
          </table:table-cell>
        </table:table-row>
        <table:table-row table:style-name="ro2">
          <table:table-cell office:value-type="float" office:value="54700" calcext:value-type="float">
            <text:p>54700</text:p>
          </table:table-cell>
          <table:table-cell office:value-type="float" office:value="95953" calcext:value-type="float">
            <text:p>95953</text:p>
          </table:table-cell>
          <table:table-cell office:value-type="float" office:value="49736" calcext:value-type="float">
            <text:p>49736</text:p>
          </table:table-cell>
          <table:table-cell office:value-type="float" office:value="950442" calcext:value-type="float">
            <text:p>950442</text:p>
          </table:table-cell>
          <table:table-cell office:value-type="float" office:value="498265" calcext:value-type="float">
            <text:p>498265</text:p>
          </table:table-cell>
        </table:table-row>
        <table:table-row table:style-name="ro2">
          <table:table-cell office:value-type="float" office:value="54800" calcext:value-type="float">
            <text:p>54800</text:p>
          </table:table-cell>
          <table:table-cell office:value-type="float" office:value="95221" calcext:value-type="float">
            <text:p>95221</text:p>
          </table:table-cell>
          <table:table-cell office:value-type="float" office:value="49435" calcext:value-type="float">
            <text:p>49435</text:p>
          </table:table-cell>
          <table:table-cell office:value-type="float" office:value="956408" calcext:value-type="float">
            <text:p>956408</text:p>
          </table:table-cell>
          <table:table-cell office:value-type="float" office:value="499712" calcext:value-type="float">
            <text:p>499712</text:p>
          </table:table-cell>
        </table:table-row>
        <table:table-row table:style-name="ro2">
          <table:table-cell office:value-type="float" office:value="54900" calcext:value-type="float">
            <text:p>54900</text:p>
          </table:table-cell>
          <table:table-cell office:value-type="float" office:value="95868" calcext:value-type="float">
            <text:p>95868</text:p>
          </table:table-cell>
          <table:table-cell office:value-type="float" office:value="50920" calcext:value-type="float">
            <text:p>50920</text:p>
          </table:table-cell>
          <table:table-cell office:value-type="float" office:value="958605" calcext:value-type="float">
            <text:p>958605</text:p>
          </table:table-cell>
          <table:table-cell office:value-type="float" office:value="500377" calcext:value-type="float">
            <text:p>500377</text:p>
          </table:table-cell>
        </table:table-row>
        <table:table-row table:style-name="ro2">
          <table:table-cell office:value-type="float" office:value="55000" calcext:value-type="float">
            <text:p>55000</text:p>
          </table:table-cell>
          <table:table-cell office:value-type="float" office:value="97170" calcext:value-type="float">
            <text:p>97170</text:p>
          </table:table-cell>
          <table:table-cell office:value-type="float" office:value="51574" calcext:value-type="float">
            <text:p>51574</text:p>
          </table:table-cell>
          <table:table-cell office:value-type="float" office:value="959331" calcext:value-type="float">
            <text:p>959331</text:p>
          </table:table-cell>
          <table:table-cell office:value-type="float" office:value="501614" calcext:value-type="float">
            <text:p>501614</text:p>
          </table:table-cell>
        </table:table-row>
        <table:table-row table:style-name="ro2">
          <table:table-cell office:value-type="float" office:value="55100" calcext:value-type="float">
            <text:p>55100</text:p>
          </table:table-cell>
          <table:table-cell office:value-type="float" office:value="97776" calcext:value-type="float">
            <text:p>97776</text:p>
          </table:table-cell>
          <table:table-cell office:value-type="float" office:value="50884" calcext:value-type="float">
            <text:p>50884</text:p>
          </table:table-cell>
          <table:table-cell office:value-type="float" office:value="971847" calcext:value-type="float">
            <text:p>971847</text:p>
          </table:table-cell>
          <table:table-cell office:value-type="float" office:value="509898" calcext:value-type="float">
            <text:p>509898</text:p>
          </table:table-cell>
        </table:table-row>
        <table:table-row table:style-name="ro2">
          <table:table-cell office:value-type="float" office:value="55200" calcext:value-type="float">
            <text:p>55200</text:p>
          </table:table-cell>
          <table:table-cell office:value-type="float" office:value="96404" calcext:value-type="float">
            <text:p>96404</text:p>
          </table:table-cell>
          <table:table-cell office:value-type="float" office:value="49686" calcext:value-type="float">
            <text:p>49686</text:p>
          </table:table-cell>
          <table:table-cell office:value-type="float" office:value="963514" calcext:value-type="float">
            <text:p>963514</text:p>
          </table:table-cell>
          <table:table-cell office:value-type="float" office:value="506577" calcext:value-type="float">
            <text:p>506577</text:p>
          </table:table-cell>
        </table:table-row>
        <table:table-row table:style-name="ro2">
          <table:table-cell office:value-type="float" office:value="55300" calcext:value-type="float">
            <text:p>55300</text:p>
          </table:table-cell>
          <table:table-cell office:value-type="float" office:value="95291" calcext:value-type="float">
            <text:p>95291</text:p>
          </table:table-cell>
          <table:table-cell office:value-type="float" office:value="48418" calcext:value-type="float">
            <text:p>48418</text:p>
          </table:table-cell>
          <table:table-cell office:value-type="float" office:value="967270" calcext:value-type="float">
            <text:p>967270</text:p>
          </table:table-cell>
          <table:table-cell office:value-type="float" office:value="506977" calcext:value-type="float">
            <text:p>506977</text:p>
          </table:table-cell>
        </table:table-row>
        <table:table-row table:style-name="ro2">
          <table:table-cell office:value-type="float" office:value="55400" calcext:value-type="float">
            <text:p>55400</text:p>
          </table:table-cell>
          <table:table-cell office:value-type="float" office:value="96553" calcext:value-type="float">
            <text:p>96553</text:p>
          </table:table-cell>
          <table:table-cell office:value-type="float" office:value="50567" calcext:value-type="float">
            <text:p>50567</text:p>
          </table:table-cell>
          <table:table-cell office:value-type="float" office:value="972863" calcext:value-type="float">
            <text:p>972863</text:p>
          </table:table-cell>
          <table:table-cell office:value-type="float" office:value="512670" calcext:value-type="float">
            <text:p>512670</text:p>
          </table:table-cell>
        </table:table-row>
        <table:table-row table:style-name="ro2">
          <table:table-cell office:value-type="float" office:value="55500" calcext:value-type="float">
            <text:p>55500</text:p>
          </table:table-cell>
          <table:table-cell office:value-type="float" office:value="97499" calcext:value-type="float">
            <text:p>97499</text:p>
          </table:table-cell>
          <table:table-cell office:value-type="float" office:value="52080" calcext:value-type="float">
            <text:p>52080</text:p>
          </table:table-cell>
          <table:table-cell office:value-type="float" office:value="969965" calcext:value-type="float">
            <text:p>969965</text:p>
          </table:table-cell>
          <table:table-cell office:value-type="float" office:value="504960" calcext:value-type="float">
            <text:p>504960</text:p>
          </table:table-cell>
        </table:table-row>
        <table:table-row table:style-name="ro2">
          <table:table-cell office:value-type="float" office:value="55600" calcext:value-type="float">
            <text:p>55600</text:p>
          </table:table-cell>
          <table:table-cell office:value-type="float" office:value="98265" calcext:value-type="float">
            <text:p>98265</text:p>
          </table:table-cell>
          <table:table-cell office:value-type="float" office:value="51603" calcext:value-type="float">
            <text:p>51603</text:p>
          </table:table-cell>
          <table:table-cell office:value-type="float" office:value="973288" calcext:value-type="float">
            <text:p>973288</text:p>
          </table:table-cell>
          <table:table-cell office:value-type="float" office:value="509477" calcext:value-type="float">
            <text:p>509477</text:p>
          </table:table-cell>
        </table:table-row>
        <table:table-row table:style-name="ro2">
          <table:table-cell office:value-type="float" office:value="55700" calcext:value-type="float">
            <text:p>55700</text:p>
          </table:table-cell>
          <table:table-cell office:value-type="float" office:value="100323" calcext:value-type="float">
            <text:p>100323</text:p>
          </table:table-cell>
          <table:table-cell office:value-type="float" office:value="52349" calcext:value-type="float">
            <text:p>52349</text:p>
          </table:table-cell>
          <table:table-cell office:value-type="float" office:value="977160" calcext:value-type="float">
            <text:p>977160</text:p>
          </table:table-cell>
          <table:table-cell office:value-type="float" office:value="513169" calcext:value-type="float">
            <text:p>513169</text:p>
          </table:table-cell>
        </table:table-row>
        <table:table-row table:style-name="ro2">
          <table:table-cell office:value-type="float" office:value="55800" calcext:value-type="float">
            <text:p>55800</text:p>
          </table:table-cell>
          <table:table-cell office:value-type="float" office:value="97372" calcext:value-type="float">
            <text:p>97372</text:p>
          </table:table-cell>
          <table:table-cell office:value-type="float" office:value="51163" calcext:value-type="float">
            <text:p>51163</text:p>
          </table:table-cell>
          <table:table-cell office:value-type="float" office:value="980489" calcext:value-type="float">
            <text:p>980489</text:p>
          </table:table-cell>
          <table:table-cell office:value-type="float" office:value="509165" calcext:value-type="float">
            <text:p>509165</text:p>
          </table:table-cell>
        </table:table-row>
        <table:table-row table:style-name="ro2">
          <table:table-cell office:value-type="float" office:value="55900" calcext:value-type="float">
            <text:p>55900</text:p>
          </table:table-cell>
          <table:table-cell office:value-type="float" office:value="97071" calcext:value-type="float">
            <text:p>97071</text:p>
          </table:table-cell>
          <table:table-cell office:value-type="float" office:value="50821" calcext:value-type="float">
            <text:p>50821</text:p>
          </table:table-cell>
          <table:table-cell office:value-type="float" office:value="979537" calcext:value-type="float">
            <text:p>979537</text:p>
          </table:table-cell>
          <table:table-cell office:value-type="float" office:value="507323" calcext:value-type="float">
            <text:p>507323</text:p>
          </table:table-cell>
        </table:table-row>
        <table:table-row table:style-name="ro2">
          <table:table-cell office:value-type="float" office:value="56000" calcext:value-type="float">
            <text:p>56000</text:p>
          </table:table-cell>
          <table:table-cell office:value-type="float" office:value="97399" calcext:value-type="float">
            <text:p>97399</text:p>
          </table:table-cell>
          <table:table-cell office:value-type="float" office:value="49927" calcext:value-type="float">
            <text:p>49927</text:p>
          </table:table-cell>
          <table:table-cell office:value-type="float" office:value="988950" calcext:value-type="float">
            <text:p>988950</text:p>
          </table:table-cell>
          <table:table-cell office:value-type="float" office:value="518338" calcext:value-type="float">
            <text:p>518338</text:p>
          </table:table-cell>
        </table:table-row>
        <table:table-row table:style-name="ro2">
          <table:table-cell office:value-type="float" office:value="56100" calcext:value-type="float">
            <text:p>56100</text:p>
          </table:table-cell>
          <table:table-cell office:value-type="float" office:value="98777" calcext:value-type="float">
            <text:p>98777</text:p>
          </table:table-cell>
          <table:table-cell office:value-type="float" office:value="53182" calcext:value-type="float">
            <text:p>53182</text:p>
          </table:table-cell>
          <table:table-cell office:value-type="float" office:value="990287" calcext:value-type="float">
            <text:p>990287</text:p>
          </table:table-cell>
          <table:table-cell office:value-type="float" office:value="517031" calcext:value-type="float">
            <text:p>517031</text:p>
          </table:table-cell>
        </table:table-row>
        <table:table-row table:style-name="ro2">
          <table:table-cell office:value-type="float" office:value="56200" calcext:value-type="float">
            <text:p>56200</text:p>
          </table:table-cell>
          <table:table-cell office:value-type="float" office:value="97588" calcext:value-type="float">
            <text:p>97588</text:p>
          </table:table-cell>
          <table:table-cell office:value-type="float" office:value="51157" calcext:value-type="float">
            <text:p>51157</text:p>
          </table:table-cell>
          <table:table-cell office:value-type="float" office:value="978160" calcext:value-type="float">
            <text:p>978160</text:p>
          </table:table-cell>
          <table:table-cell office:value-type="float" office:value="515000" calcext:value-type="float">
            <text:p>515000</text:p>
          </table:table-cell>
        </table:table-row>
        <table:table-row table:style-name="ro2">
          <table:table-cell office:value-type="float" office:value="56300" calcext:value-type="float">
            <text:p>56300</text:p>
          </table:table-cell>
          <table:table-cell office:value-type="float" office:value="97771" calcext:value-type="float">
            <text:p>97771</text:p>
          </table:table-cell>
          <table:table-cell office:value-type="float" office:value="51424" calcext:value-type="float">
            <text:p>51424</text:p>
          </table:table-cell>
          <table:table-cell office:value-type="float" office:value="987566" calcext:value-type="float">
            <text:p>987566</text:p>
          </table:table-cell>
          <table:table-cell office:value-type="float" office:value="515647" calcext:value-type="float">
            <text:p>515647</text:p>
          </table:table-cell>
        </table:table-row>
        <table:table-row table:style-name="ro2">
          <table:table-cell office:value-type="float" office:value="56400" calcext:value-type="float">
            <text:p>56400</text:p>
          </table:table-cell>
          <table:table-cell office:value-type="float" office:value="96176" calcext:value-type="float">
            <text:p>96176</text:p>
          </table:table-cell>
          <table:table-cell office:value-type="float" office:value="51122" calcext:value-type="float">
            <text:p>51122</text:p>
          </table:table-cell>
          <table:table-cell office:value-type="float" office:value="992100" calcext:value-type="float">
            <text:p>992100</text:p>
          </table:table-cell>
          <table:table-cell office:value-type="float" office:value="517811" calcext:value-type="float">
            <text:p>517811</text:p>
          </table:table-cell>
        </table:table-row>
        <table:table-row table:style-name="ro2">
          <table:table-cell office:value-type="float" office:value="56500" calcext:value-type="float">
            <text:p>56500</text:p>
          </table:table-cell>
          <table:table-cell office:value-type="float" office:value="98987" calcext:value-type="float">
            <text:p>98987</text:p>
          </table:table-cell>
          <table:table-cell office:value-type="float" office:value="51740" calcext:value-type="float">
            <text:p>51740</text:p>
          </table:table-cell>
          <table:table-cell office:value-type="float" office:value="999248" calcext:value-type="float">
            <text:p>999248</text:p>
          </table:table-cell>
          <table:table-cell office:value-type="float" office:value="522164" calcext:value-type="float">
            <text:p>522164</text:p>
          </table:table-cell>
        </table:table-row>
        <table:table-row table:style-name="ro2">
          <table:table-cell office:value-type="float" office:value="56600" calcext:value-type="float">
            <text:p>56600</text:p>
          </table:table-cell>
          <table:table-cell office:value-type="float" office:value="98440" calcext:value-type="float">
            <text:p>98440</text:p>
          </table:table-cell>
          <table:table-cell office:value-type="float" office:value="50639" calcext:value-type="float">
            <text:p>50639</text:p>
          </table:table-cell>
          <table:table-cell office:value-type="float" office:value="984605" calcext:value-type="float">
            <text:p>984605</text:p>
          </table:table-cell>
          <table:table-cell office:value-type="float" office:value="514451" calcext:value-type="float">
            <text:p>514451</text:p>
          </table:table-cell>
        </table:table-row>
        <table:table-row table:style-name="ro2">
          <table:table-cell office:value-type="float" office:value="56700" calcext:value-type="float">
            <text:p>56700</text:p>
          </table:table-cell>
          <table:table-cell office:value-type="float" office:value="99013" calcext:value-type="float">
            <text:p>99013</text:p>
          </table:table-cell>
          <table:table-cell office:value-type="float" office:value="53087" calcext:value-type="float">
            <text:p>53087</text:p>
          </table:table-cell>
          <table:table-cell office:value-type="float" office:value="1001258" calcext:value-type="float">
            <text:p>1001258</text:p>
          </table:table-cell>
          <table:table-cell office:value-type="float" office:value="522279" calcext:value-type="float">
            <text:p>522279</text:p>
          </table:table-cell>
        </table:table-row>
        <table:table-row table:style-name="ro2">
          <table:table-cell office:value-type="float" office:value="56800" calcext:value-type="float">
            <text:p>56800</text:p>
          </table:table-cell>
          <table:table-cell office:value-type="float" office:value="97969" calcext:value-type="float">
            <text:p>97969</text:p>
          </table:table-cell>
          <table:table-cell office:value-type="float" office:value="51422" calcext:value-type="float">
            <text:p>51422</text:p>
          </table:table-cell>
          <table:table-cell office:value-type="float" office:value="994474" calcext:value-type="float">
            <text:p>994474</text:p>
          </table:table-cell>
          <table:table-cell office:value-type="float" office:value="522068" calcext:value-type="float">
            <text:p>522068</text:p>
          </table:table-cell>
        </table:table-row>
        <table:table-row table:style-name="ro2">
          <table:table-cell office:value-type="float" office:value="56900" calcext:value-type="float">
            <text:p>56900</text:p>
          </table:table-cell>
          <table:table-cell office:value-type="float" office:value="99596" calcext:value-type="float">
            <text:p>99596</text:p>
          </table:table-cell>
          <table:table-cell office:value-type="float" office:value="50415" calcext:value-type="float">
            <text:p>50415</text:p>
          </table:table-cell>
          <table:table-cell office:value-type="float" office:value="993681" calcext:value-type="float">
            <text:p>993681</text:p>
          </table:table-cell>
          <table:table-cell office:value-type="float" office:value="515147" calcext:value-type="float">
            <text:p>515147</text:p>
          </table:table-cell>
        </table:table-row>
        <table:table-row table:style-name="ro2">
          <table:table-cell office:value-type="float" office:value="57000" calcext:value-type="float">
            <text:p>57000</text:p>
          </table:table-cell>
          <table:table-cell office:value-type="float" office:value="99707" calcext:value-type="float">
            <text:p>99707</text:p>
          </table:table-cell>
          <table:table-cell office:value-type="float" office:value="52232" calcext:value-type="float">
            <text:p>52232</text:p>
          </table:table-cell>
          <table:table-cell office:value-type="float" office:value="999822" calcext:value-type="float">
            <text:p>999822</text:p>
          </table:table-cell>
          <table:table-cell office:value-type="float" office:value="520514" calcext:value-type="float">
            <text:p>520514</text:p>
          </table:table-cell>
        </table:table-row>
        <table:table-row table:style-name="ro2">
          <table:table-cell office:value-type="float" office:value="57100" calcext:value-type="float">
            <text:p>57100</text:p>
          </table:table-cell>
          <table:table-cell office:value-type="float" office:value="100346" calcext:value-type="float">
            <text:p>100346</text:p>
          </table:table-cell>
          <table:table-cell office:value-type="float" office:value="52217" calcext:value-type="float">
            <text:p>52217</text:p>
          </table:table-cell>
          <table:table-cell office:value-type="float" office:value="1000621" calcext:value-type="float">
            <text:p>1000621</text:p>
          </table:table-cell>
          <table:table-cell office:value-type="float" office:value="524045" calcext:value-type="float">
            <text:p>524045</text:p>
          </table:table-cell>
        </table:table-row>
        <table:table-row table:style-name="ro2">
          <table:table-cell office:value-type="float" office:value="57200" calcext:value-type="float">
            <text:p>57200</text:p>
          </table:table-cell>
          <table:table-cell office:value-type="float" office:value="100097" calcext:value-type="float">
            <text:p>100097</text:p>
          </table:table-cell>
          <table:table-cell office:value-type="float" office:value="52868" calcext:value-type="float">
            <text:p>52868</text:p>
          </table:table-cell>
          <table:table-cell office:value-type="float" office:value="1001278" calcext:value-type="float">
            <text:p>1001278</text:p>
          </table:table-cell>
          <table:table-cell office:value-type="float" office:value="523965" calcext:value-type="float">
            <text:p>523965</text:p>
          </table:table-cell>
        </table:table-row>
        <table:table-row table:style-name="ro2">
          <table:table-cell office:value-type="float" office:value="57300" calcext:value-type="float">
            <text:p>57300</text:p>
          </table:table-cell>
          <table:table-cell office:value-type="float" office:value="100545" calcext:value-type="float">
            <text:p>100545</text:p>
          </table:table-cell>
          <table:table-cell office:value-type="float" office:value="51804" calcext:value-type="float">
            <text:p>51804</text:p>
          </table:table-cell>
          <table:table-cell office:value-type="float" office:value="1010104" calcext:value-type="float">
            <text:p>1010104</text:p>
          </table:table-cell>
          <table:table-cell office:value-type="float" office:value="533447" calcext:value-type="float">
            <text:p>533447</text:p>
          </table:table-cell>
        </table:table-row>
        <table:table-row table:style-name="ro2">
          <table:table-cell office:value-type="float" office:value="57400" calcext:value-type="float">
            <text:p>57400</text:p>
          </table:table-cell>
          <table:table-cell office:value-type="float" office:value="100173" calcext:value-type="float">
            <text:p>100173</text:p>
          </table:table-cell>
          <table:table-cell office:value-type="float" office:value="52516" calcext:value-type="float">
            <text:p>52516</text:p>
          </table:table-cell>
          <table:table-cell office:value-type="float" office:value="1004258" calcext:value-type="float">
            <text:p>1004258</text:p>
          </table:table-cell>
          <table:table-cell office:value-type="float" office:value="521022" calcext:value-type="float">
            <text:p>521022</text:p>
          </table:table-cell>
        </table:table-row>
        <table:table-row table:style-name="ro2">
          <table:table-cell office:value-type="float" office:value="57500" calcext:value-type="float">
            <text:p>57500</text:p>
          </table:table-cell>
          <table:table-cell office:value-type="float" office:value="98859" calcext:value-type="float">
            <text:p>98859</text:p>
          </table:table-cell>
          <table:table-cell office:value-type="float" office:value="53470" calcext:value-type="float">
            <text:p>53470</text:p>
          </table:table-cell>
          <table:table-cell office:value-type="float" office:value="1008034" calcext:value-type="float">
            <text:p>1008034</text:p>
          </table:table-cell>
          <table:table-cell office:value-type="float" office:value="524216" calcext:value-type="float">
            <text:p>524216</text:p>
          </table:table-cell>
        </table:table-row>
        <table:table-row table:style-name="ro2">
          <table:table-cell office:value-type="float" office:value="57600" calcext:value-type="float">
            <text:p>57600</text:p>
          </table:table-cell>
          <table:table-cell office:value-type="float" office:value="100405" calcext:value-type="float">
            <text:p>100405</text:p>
          </table:table-cell>
          <table:table-cell office:value-type="float" office:value="52971" calcext:value-type="float">
            <text:p>52971</text:p>
          </table:table-cell>
          <table:table-cell office:value-type="float" office:value="1009974" calcext:value-type="float">
            <text:p>1009974</text:p>
          </table:table-cell>
          <table:table-cell office:value-type="float" office:value="528772" calcext:value-type="float">
            <text:p>528772</text:p>
          </table:table-cell>
        </table:table-row>
        <table:table-row table:style-name="ro2">
          <table:table-cell office:value-type="float" office:value="57700" calcext:value-type="float">
            <text:p>57700</text:p>
          </table:table-cell>
          <table:table-cell office:value-type="float" office:value="99679" calcext:value-type="float">
            <text:p>99679</text:p>
          </table:table-cell>
          <table:table-cell office:value-type="float" office:value="50993" calcext:value-type="float">
            <text:p>50993</text:p>
          </table:table-cell>
          <table:table-cell office:value-type="float" office:value="1022387" calcext:value-type="float">
            <text:p>1022387</text:p>
          </table:table-cell>
          <table:table-cell office:value-type="float" office:value="541108" calcext:value-type="float">
            <text:p>541108</text:p>
          </table:table-cell>
        </table:table-row>
        <table:table-row table:style-name="ro2">
          <table:table-cell office:value-type="float" office:value="57800" calcext:value-type="float">
            <text:p>57800</text:p>
          </table:table-cell>
          <table:table-cell office:value-type="float" office:value="101671" calcext:value-type="float">
            <text:p>101671</text:p>
          </table:table-cell>
          <table:table-cell office:value-type="float" office:value="54050" calcext:value-type="float">
            <text:p>54050</text:p>
          </table:table-cell>
          <table:table-cell office:value-type="float" office:value="1018858" calcext:value-type="float">
            <text:p>1018858</text:p>
          </table:table-cell>
          <table:table-cell office:value-type="float" office:value="532627" calcext:value-type="float">
            <text:p>532627</text:p>
          </table:table-cell>
        </table:table-row>
        <table:table-row table:style-name="ro2">
          <table:table-cell office:value-type="float" office:value="57900" calcext:value-type="float">
            <text:p>57900</text:p>
          </table:table-cell>
          <table:table-cell office:value-type="float" office:value="101825" calcext:value-type="float">
            <text:p>101825</text:p>
          </table:table-cell>
          <table:table-cell office:value-type="float" office:value="53142" calcext:value-type="float">
            <text:p>53142</text:p>
          </table:table-cell>
          <table:table-cell office:value-type="float" office:value="1024290" calcext:value-type="float">
            <text:p>1024290</text:p>
          </table:table-cell>
          <table:table-cell office:value-type="float" office:value="535568" calcext:value-type="float">
            <text:p>535568</text:p>
          </table:table-cell>
        </table:table-row>
        <table:table-row table:style-name="ro2">
          <table:table-cell office:value-type="float" office:value="58000" calcext:value-type="float">
            <text:p>58000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702" calcext:value-type="float">
            <text:p>52702</text:p>
          </table:table-cell>
          <table:table-cell office:value-type="float" office:value="1014267" calcext:value-type="float">
            <text:p>1014267</text:p>
          </table:table-cell>
          <table:table-cell office:value-type="float" office:value="530552" calcext:value-type="float">
            <text:p>530552</text:p>
          </table:table-cell>
        </table:table-row>
        <table:table-row table:style-name="ro2">
          <table:table-cell office:value-type="float" office:value="58100" calcext:value-type="float">
            <text:p>58100</text:p>
          </table:table-cell>
          <table:table-cell office:value-type="float" office:value="99898" calcext:value-type="float">
            <text:p>99898</text:p>
          </table:table-cell>
          <table:table-cell office:value-type="float" office:value="51103" calcext:value-type="float">
            <text:p>51103</text:p>
          </table:table-cell>
          <table:table-cell office:value-type="float" office:value="1020580" calcext:value-type="float">
            <text:p>1020580</text:p>
          </table:table-cell>
          <table:table-cell office:value-type="float" office:value="532124" calcext:value-type="float">
            <text:p>532124</text:p>
          </table:table-cell>
        </table:table-row>
        <table:table-row table:style-name="ro2">
          <table:table-cell office:value-type="float" office:value="58200" calcext:value-type="float">
            <text:p>58200</text:p>
          </table:table-cell>
          <table:table-cell office:value-type="float" office:value="103313" calcext:value-type="float">
            <text:p>103313</text:p>
          </table:table-cell>
          <table:table-cell office:value-type="float" office:value="53789" calcext:value-type="float">
            <text:p>53789</text:p>
          </table:table-cell>
          <table:table-cell office:value-type="float" office:value="1024044" calcext:value-type="float">
            <text:p>1024044</text:p>
          </table:table-cell>
          <table:table-cell office:value-type="float" office:value="538826" calcext:value-type="float">
            <text:p>538826</text:p>
          </table:table-cell>
        </table:table-row>
        <table:table-row table:style-name="ro2">
          <table:table-cell office:value-type="float" office:value="58300" calcext:value-type="float">
            <text:p>58300</text:p>
          </table:table-cell>
          <table:table-cell office:value-type="float" office:value="101353" calcext:value-type="float">
            <text:p>101353</text:p>
          </table:table-cell>
          <table:table-cell office:value-type="float" office:value="53221" calcext:value-type="float">
            <text:p>53221</text:p>
          </table:table-cell>
          <table:table-cell office:value-type="float" office:value="1025755" calcext:value-type="float">
            <text:p>1025755</text:p>
          </table:table-cell>
          <table:table-cell office:value-type="float" office:value="540166" calcext:value-type="float">
            <text:p>540166</text:p>
          </table:table-cell>
        </table:table-row>
        <table:table-row table:style-name="ro2">
          <table:table-cell office:value-type="float" office:value="58400" calcext:value-type="float">
            <text:p>58400</text:p>
          </table:table-cell>
          <table:table-cell office:value-type="float" office:value="100916" calcext:value-type="float">
            <text:p>100916</text:p>
          </table:table-cell>
          <table:table-cell office:value-type="float" office:value="53000" calcext:value-type="float">
            <text:p>53000</text:p>
          </table:table-cell>
          <table:table-cell office:value-type="float" office:value="1028120" calcext:value-type="float">
            <text:p>1028120</text:p>
          </table:table-cell>
          <table:table-cell office:value-type="float" office:value="537685" calcext:value-type="float">
            <text:p>537685</text:p>
          </table:table-cell>
        </table:table-row>
        <table:table-row table:style-name="ro2">
          <table:table-cell office:value-type="float" office:value="58500" calcext:value-type="float">
            <text:p>58500</text:p>
          </table:table-cell>
          <table:table-cell office:value-type="float" office:value="104093" calcext:value-type="float">
            <text:p>104093</text:p>
          </table:table-cell>
          <table:table-cell office:value-type="float" office:value="54546" calcext:value-type="float">
            <text:p>54546</text:p>
          </table:table-cell>
          <table:table-cell office:value-type="float" office:value="1029041" calcext:value-type="float">
            <text:p>1029041</text:p>
          </table:table-cell>
          <table:table-cell office:value-type="float" office:value="538719" calcext:value-type="float">
            <text:p>538719</text:p>
          </table:table-cell>
        </table:table-row>
        <table:table-row table:style-name="ro2">
          <table:table-cell office:value-type="float" office:value="58600" calcext:value-type="float">
            <text:p>58600</text:p>
          </table:table-cell>
          <table:table-cell office:value-type="float" office:value="104649" calcext:value-type="float">
            <text:p>104649</text:p>
          </table:table-cell>
          <table:table-cell office:value-type="float" office:value="53044" calcext:value-type="float">
            <text:p>53044</text:p>
          </table:table-cell>
          <table:table-cell office:value-type="float" office:value="1030888" calcext:value-type="float">
            <text:p>1030888</text:p>
          </table:table-cell>
          <table:table-cell office:value-type="float" office:value="541551" calcext:value-type="float">
            <text:p>541551</text:p>
          </table:table-cell>
        </table:table-row>
        <table:table-row table:style-name="ro2">
          <table:table-cell office:value-type="float" office:value="58700" calcext:value-type="float">
            <text:p>58700</text:p>
          </table:table-cell>
          <table:table-cell office:value-type="float" office:value="104507" calcext:value-type="float">
            <text:p>104507</text:p>
          </table:table-cell>
          <table:table-cell office:value-type="float" office:value="54320" calcext:value-type="float">
            <text:p>54320</text:p>
          </table:table-cell>
          <table:table-cell office:value-type="float" office:value="1030824" calcext:value-type="float">
            <text:p>1030824</text:p>
          </table:table-cell>
          <table:table-cell office:value-type="float" office:value="542665" calcext:value-type="float">
            <text:p>542665</text:p>
          </table:table-cell>
        </table:table-row>
        <table:table-row table:style-name="ro2">
          <table:table-cell office:value-type="float" office:value="58800" calcext:value-type="float">
            <text:p>58800</text:p>
          </table:table-cell>
          <table:table-cell office:value-type="float" office:value="100881" calcext:value-type="float">
            <text:p>100881</text:p>
          </table:table-cell>
          <table:table-cell office:value-type="float" office:value="53591" calcext:value-type="float">
            <text:p>53591</text:p>
          </table:table-cell>
          <table:table-cell office:value-type="float" office:value="1033960" calcext:value-type="float">
            <text:p>1033960</text:p>
          </table:table-cell>
          <table:table-cell office:value-type="float" office:value="541866" calcext:value-type="float">
            <text:p>541866</text:p>
          </table:table-cell>
        </table:table-row>
        <table:table-row table:style-name="ro2">
          <table:table-cell office:value-type="float" office:value="58900" calcext:value-type="float">
            <text:p>58900</text:p>
          </table:table-cell>
          <table:table-cell office:value-type="float" office:value="104289" calcext:value-type="float">
            <text:p>104289</text:p>
          </table:table-cell>
          <table:table-cell office:value-type="float" office:value="54945" calcext:value-type="float">
            <text:p>54945</text:p>
          </table:table-cell>
          <table:table-cell office:value-type="float" office:value="1031690" calcext:value-type="float">
            <text:p>1031690</text:p>
          </table:table-cell>
          <table:table-cell office:value-type="float" office:value="546101" calcext:value-type="float">
            <text:p>546101</text:p>
          </table:table-cell>
        </table:table-row>
        <table:table-row table:style-name="ro2">
          <table:table-cell office:value-type="float" office:value="59000" calcext:value-type="float">
            <text:p>59000</text:p>
          </table:table-cell>
          <table:table-cell office:value-type="float" office:value="103007" calcext:value-type="float">
            <text:p>103007</text:p>
          </table:table-cell>
          <table:table-cell office:value-type="float" office:value="53512" calcext:value-type="float">
            <text:p>53512</text:p>
          </table:table-cell>
          <table:table-cell office:value-type="float" office:value="1043383" calcext:value-type="float">
            <text:p>1043383</text:p>
          </table:table-cell>
          <table:table-cell office:value-type="float" office:value="550323" calcext:value-type="float">
            <text:p>550323</text:p>
          </table:table-cell>
        </table:table-row>
        <table:table-row table:style-name="ro2">
          <table:table-cell office:value-type="float" office:value="59100" calcext:value-type="float">
            <text:p>59100</text:p>
          </table:table-cell>
          <table:table-cell office:value-type="float" office:value="106003" calcext:value-type="float">
            <text:p>106003</text:p>
          </table:table-cell>
          <table:table-cell office:value-type="float" office:value="55317" calcext:value-type="float">
            <text:p>55317</text:p>
          </table:table-cell>
          <table:table-cell office:value-type="float" office:value="1045029" calcext:value-type="float">
            <text:p>1045029</text:p>
          </table:table-cell>
          <table:table-cell office:value-type="float" office:value="551490" calcext:value-type="float">
            <text:p>551490</text:p>
          </table:table-cell>
        </table:table-row>
        <table:table-row table:style-name="ro2">
          <table:table-cell office:value-type="float" office:value="59200" calcext:value-type="float">
            <text:p>59200</text:p>
          </table:table-cell>
          <table:table-cell office:value-type="float" office:value="106072" calcext:value-type="float">
            <text:p>106072</text:p>
          </table:table-cell>
          <table:table-cell office:value-type="float" office:value="54490" calcext:value-type="float">
            <text:p>54490</text:p>
          </table:table-cell>
          <table:table-cell office:value-type="float" office:value="1045142" calcext:value-type="float">
            <text:p>1045142</text:p>
          </table:table-cell>
          <table:table-cell office:value-type="float" office:value="551629" calcext:value-type="float">
            <text:p>551629</text:p>
          </table:table-cell>
        </table:table-row>
        <table:table-row table:style-name="ro2">
          <table:table-cell office:value-type="float" office:value="59300" calcext:value-type="float">
            <text:p>59300</text:p>
          </table:table-cell>
          <table:table-cell office:value-type="float" office:value="106527" calcext:value-type="float">
            <text:p>106527</text:p>
          </table:table-cell>
          <table:table-cell office:value-type="float" office:value="56778" calcext:value-type="float">
            <text:p>56778</text:p>
          </table:table-cell>
          <table:table-cell office:value-type="float" office:value="1042684" calcext:value-type="float">
            <text:p>1042684</text:p>
          </table:table-cell>
          <table:table-cell office:value-type="float" office:value="547732" calcext:value-type="float">
            <text:p>547732</text:p>
          </table:table-cell>
        </table:table-row>
        <table:table-row table:style-name="ro2">
          <table:table-cell office:value-type="float" office:value="59400" calcext:value-type="float">
            <text:p>59400</text:p>
          </table:table-cell>
          <table:table-cell office:value-type="float" office:value="104862" calcext:value-type="float">
            <text:p>104862</text:p>
          </table:table-cell>
          <table:table-cell office:value-type="float" office:value="55862" calcext:value-type="float">
            <text:p>55862</text:p>
          </table:table-cell>
          <table:table-cell office:value-type="float" office:value="1046127" calcext:value-type="float">
            <text:p>1046127</text:p>
          </table:table-cell>
          <table:table-cell office:value-type="float" office:value="546120" calcext:value-type="float">
            <text:p>546120</text:p>
          </table:table-cell>
        </table:table-row>
        <table:table-row table:style-name="ro2">
          <table:table-cell office:value-type="float" office:value="59500" calcext:value-type="float">
            <text:p>59500</text:p>
          </table:table-cell>
          <table:table-cell office:value-type="float" office:value="104085" calcext:value-type="float">
            <text:p>104085</text:p>
          </table:table-cell>
          <table:table-cell office:value-type="float" office:value="54287" calcext:value-type="float">
            <text:p>54287</text:p>
          </table:table-cell>
          <table:table-cell office:value-type="float" office:value="1047161" calcext:value-type="float">
            <text:p>1047161</text:p>
          </table:table-cell>
          <table:table-cell office:value-type="float" office:value="555860" calcext:value-type="float">
            <text:p>555860</text:p>
          </table:table-cell>
        </table:table-row>
        <table:table-row table:style-name="ro2">
          <table:table-cell office:value-type="float" office:value="59600" calcext:value-type="float">
            <text:p>59600</text:p>
          </table:table-cell>
          <table:table-cell office:value-type="float" office:value="108376" calcext:value-type="float">
            <text:p>108376</text:p>
          </table:table-cell>
          <table:table-cell office:value-type="float" office:value="57706" calcext:value-type="float">
            <text:p>57706</text:p>
          </table:table-cell>
          <table:table-cell office:value-type="float" office:value="1049165" calcext:value-type="float">
            <text:p>1049165</text:p>
          </table:table-cell>
          <table:table-cell office:value-type="float" office:value="550222" calcext:value-type="float">
            <text:p>550222</text:p>
          </table:table-cell>
        </table:table-row>
        <table:table-row table:style-name="ro2">
          <table:table-cell office:value-type="float" office:value="59700" calcext:value-type="float">
            <text:p>59700</text:p>
          </table:table-cell>
          <table:table-cell office:value-type="float" office:value="105657" calcext:value-type="float">
            <text:p>105657</text:p>
          </table:table-cell>
          <table:table-cell office:value-type="float" office:value="55706" calcext:value-type="float">
            <text:p>55706</text:p>
          </table:table-cell>
          <table:table-cell office:value-type="float" office:value="1052193" calcext:value-type="float">
            <text:p>1052193</text:p>
          </table:table-cell>
          <table:table-cell office:value-type="float" office:value="548491" calcext:value-type="float">
            <text:p>548491</text:p>
          </table:table-cell>
        </table:table-row>
        <table:table-row table:style-name="ro2">
          <table:table-cell office:value-type="float" office:value="59800" calcext:value-type="float">
            <text:p>59800</text:p>
          </table:table-cell>
          <table:table-cell office:value-type="float" office:value="107040" calcext:value-type="float">
            <text:p>107040</text:p>
          </table:table-cell>
          <table:table-cell office:value-type="float" office:value="55276" calcext:value-type="float">
            <text:p>55276</text:p>
          </table:table-cell>
          <table:table-cell office:value-type="float" office:value="1062467" calcext:value-type="float">
            <text:p>1062467</text:p>
          </table:table-cell>
          <table:table-cell office:value-type="float" office:value="557303" calcext:value-type="float">
            <text:p>557303</text:p>
          </table:table-cell>
        </table:table-row>
        <table:table-row table:style-name="ro2">
          <table:table-cell office:value-type="float" office:value="59900" calcext:value-type="float">
            <text:p>59900</text:p>
          </table:table-cell>
          <table:table-cell office:value-type="float" office:value="106003" calcext:value-type="float">
            <text:p>106003</text:p>
          </table:table-cell>
          <table:table-cell office:value-type="float" office:value="53948" calcext:value-type="float">
            <text:p>53948</text:p>
          </table:table-cell>
          <table:table-cell office:value-type="float" office:value="1052430" calcext:value-type="float">
            <text:p>1052430</text:p>
          </table:table-cell>
          <table:table-cell office:value-type="float" office:value="553091" calcext:value-type="float">
            <text:p>553091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05058" calcext:value-type="float">
            <text:p>105058</text:p>
          </table:table-cell>
          <table:table-cell office:value-type="float" office:value="55472" calcext:value-type="float">
            <text:p>55472</text:p>
          </table:table-cell>
          <table:table-cell office:value-type="float" office:value="1054551" calcext:value-type="float">
            <text:p>1054551</text:p>
          </table:table-cell>
          <table:table-cell office:value-type="float" office:value="556442" calcext:value-type="float">
            <text:p>556442</text:p>
          </table:table-cell>
        </table:table-row>
        <table:table-row table:style-name="ro2">
          <table:table-cell office:value-type="float" office:value="60100" calcext:value-type="float">
            <text:p>60100</text:p>
          </table:table-cell>
          <table:table-cell office:value-type="float" office:value="107822" calcext:value-type="float">
            <text:p>107822</text:p>
          </table:table-cell>
          <table:table-cell office:value-type="float" office:value="57420" calcext:value-type="float">
            <text:p>57420</text:p>
          </table:table-cell>
          <table:table-cell office:value-type="float" office:value="1062760" calcext:value-type="float">
            <text:p>1062760</text:p>
          </table:table-cell>
          <table:table-cell office:value-type="float" office:value="558626" calcext:value-type="float">
            <text:p>558626</text:p>
          </table:table-cell>
        </table:table-row>
        <table:table-row table:style-name="ro2">
          <table:table-cell office:value-type="float" office:value="60200" calcext:value-type="float">
            <text:p>60200</text:p>
          </table:table-cell>
          <table:table-cell office:value-type="float" office:value="105430" calcext:value-type="float">
            <text:p>105430</text:p>
          </table:table-cell>
          <table:table-cell office:value-type="float" office:value="55519" calcext:value-type="float">
            <text:p>55519</text:p>
          </table:table-cell>
          <table:table-cell office:value-type="float" office:value="1063610" calcext:value-type="float">
            <text:p>1063610</text:p>
          </table:table-cell>
          <table:table-cell office:value-type="float" office:value="558209" calcext:value-type="float">
            <text:p>558209</text:p>
          </table:table-cell>
        </table:table-row>
        <table:table-row table:style-name="ro2">
          <table:table-cell office:value-type="float" office:value="60300" calcext:value-type="float">
            <text:p>60300</text:p>
          </table:table-cell>
          <table:table-cell office:value-type="float" office:value="106805" calcext:value-type="float">
            <text:p>106805</text:p>
          </table:table-cell>
          <table:table-cell office:value-type="float" office:value="56397" calcext:value-type="float">
            <text:p>56397</text:p>
          </table:table-cell>
          <table:table-cell office:value-type="float" office:value="1062967" calcext:value-type="float">
            <text:p>1062967</text:p>
          </table:table-cell>
          <table:table-cell office:value-type="float" office:value="556435" calcext:value-type="float">
            <text:p>556435</text:p>
          </table:table-cell>
        </table:table-row>
        <table:table-row table:style-name="ro2">
          <table:table-cell office:value-type="float" office:value="60400" calcext:value-type="float">
            <text:p>60400</text:p>
          </table:table-cell>
          <table:table-cell office:value-type="float" office:value="106046" calcext:value-type="float">
            <text:p>106046</text:p>
          </table:table-cell>
          <table:table-cell office:value-type="float" office:value="56730" calcext:value-type="float">
            <text:p>56730</text:p>
          </table:table-cell>
          <table:table-cell office:value-type="float" office:value="1073833" calcext:value-type="float">
            <text:p>1073833</text:p>
          </table:table-cell>
          <table:table-cell office:value-type="float" office:value="563652" calcext:value-type="float">
            <text:p>563652</text:p>
          </table:table-cell>
        </table:table-row>
        <table:table-row table:style-name="ro2">
          <table:table-cell office:value-type="float" office:value="60500" calcext:value-type="float">
            <text:p>60500</text:p>
          </table:table-cell>
          <table:table-cell office:value-type="float" office:value="109186" calcext:value-type="float">
            <text:p>109186</text:p>
          </table:table-cell>
          <table:table-cell office:value-type="float" office:value="56840" calcext:value-type="float">
            <text:p>56840</text:p>
          </table:table-cell>
          <table:table-cell office:value-type="float" office:value="1074085" calcext:value-type="float">
            <text:p>1074085</text:p>
          </table:table-cell>
          <table:table-cell office:value-type="float" office:value="561740" calcext:value-type="float">
            <text:p>561740</text:p>
          </table:table-cell>
        </table:table-row>
        <table:table-row table:style-name="ro2">
          <table:table-cell office:value-type="float" office:value="60600" calcext:value-type="float">
            <text:p>60600</text:p>
          </table:table-cell>
          <table:table-cell office:value-type="float" office:value="108107" calcext:value-type="float">
            <text:p>108107</text:p>
          </table:table-cell>
          <table:table-cell office:value-type="float" office:value="57026" calcext:value-type="float">
            <text:p>57026</text:p>
          </table:table-cell>
          <table:table-cell office:value-type="float" office:value="1065282" calcext:value-type="float">
            <text:p>1065282</text:p>
          </table:table-cell>
          <table:table-cell office:value-type="float" office:value="561696" calcext:value-type="float">
            <text:p>561696</text:p>
          </table:table-cell>
        </table:table-row>
        <table:table-row table:style-name="ro2">
          <table:table-cell office:value-type="float" office:value="60700" calcext:value-type="float">
            <text:p>60700</text:p>
          </table:table-cell>
          <table:table-cell office:value-type="float" office:value="107226" calcext:value-type="float">
            <text:p>107226</text:p>
          </table:table-cell>
          <table:table-cell office:value-type="float" office:value="57088" calcext:value-type="float">
            <text:p>57088</text:p>
          </table:table-cell>
          <table:table-cell office:value-type="float" office:value="1073560" calcext:value-type="float">
            <text:p>1073560</text:p>
          </table:table-cell>
          <table:table-cell office:value-type="float" office:value="563840" calcext:value-type="float">
            <text:p>563840</text:p>
          </table:table-cell>
        </table:table-row>
        <table:table-row table:style-name="ro2">
          <table:table-cell office:value-type="float" office:value="60800" calcext:value-type="float">
            <text:p>60800</text:p>
          </table:table-cell>
          <table:table-cell office:value-type="float" office:value="108489" calcext:value-type="float">
            <text:p>108489</text:p>
          </table:table-cell>
          <table:table-cell office:value-type="float" office:value="57223" calcext:value-type="float">
            <text:p>57223</text:p>
          </table:table-cell>
          <table:table-cell office:value-type="float" office:value="1079150" calcext:value-type="float">
            <text:p>1079150</text:p>
          </table:table-cell>
          <table:table-cell office:value-type="float" office:value="570904" calcext:value-type="float">
            <text:p>570904</text:p>
          </table:table-cell>
        </table:table-row>
        <table:table-row table:style-name="ro2">
          <table:table-cell office:value-type="float" office:value="60900" calcext:value-type="float">
            <text:p>60900</text:p>
          </table:table-cell>
          <table:table-cell office:value-type="float" office:value="106452" calcext:value-type="float">
            <text:p>106452</text:p>
          </table:table-cell>
          <table:table-cell office:value-type="float" office:value="55131" calcext:value-type="float">
            <text:p>55131</text:p>
          </table:table-cell>
          <table:table-cell office:value-type="float" office:value="1084224" calcext:value-type="float">
            <text:p>1084224</text:p>
          </table:table-cell>
          <table:table-cell office:value-type="float" office:value="564683" calcext:value-type="float">
            <text:p>564683</text:p>
          </table:table-cell>
        </table:table-row>
        <table:table-row table:style-name="ro2">
          <table:table-cell office:value-type="float" office:value="61000" calcext:value-type="float">
            <text:p>61000</text:p>
          </table:table-cell>
          <table:table-cell office:value-type="float" office:value="106716" calcext:value-type="float">
            <text:p>106716</text:p>
          </table:table-cell>
          <table:table-cell office:value-type="float" office:value="57136" calcext:value-type="float">
            <text:p>57136</text:p>
          </table:table-cell>
          <table:table-cell office:value-type="float" office:value="1074002" calcext:value-type="float">
            <text:p>1074002</text:p>
          </table:table-cell>
          <table:table-cell office:value-type="float" office:value="561382" calcext:value-type="float">
            <text:p>561382</text:p>
          </table:table-cell>
        </table:table-row>
        <table:table-row table:style-name="ro2">
          <table:table-cell office:value-type="float" office:value="61100" calcext:value-type="float">
            <text:p>61100</text:p>
          </table:table-cell>
          <table:table-cell office:value-type="float" office:value="106600" calcext:value-type="float">
            <text:p>106600</text:p>
          </table:table-cell>
          <table:table-cell office:value-type="float" office:value="56803" calcext:value-type="float">
            <text:p>56803</text:p>
          </table:table-cell>
          <table:table-cell office:value-type="float" office:value="1077140" calcext:value-type="float">
            <text:p>1077140</text:p>
          </table:table-cell>
          <table:table-cell office:value-type="float" office:value="562878" calcext:value-type="float">
            <text:p>562878</text:p>
          </table:table-cell>
        </table:table-row>
        <table:table-row table:style-name="ro2">
          <table:table-cell office:value-type="float" office:value="61200" calcext:value-type="float">
            <text:p>61200</text:p>
          </table:table-cell>
          <table:table-cell office:value-type="float" office:value="108709" calcext:value-type="float">
            <text:p>108709</text:p>
          </table:table-cell>
          <table:table-cell office:value-type="float" office:value="55211" calcext:value-type="float">
            <text:p>55211</text:p>
          </table:table-cell>
          <table:table-cell office:value-type="float" office:value="1080323" calcext:value-type="float">
            <text:p>1080323</text:p>
          </table:table-cell>
          <table:table-cell office:value-type="float" office:value="566939" calcext:value-type="float">
            <text:p>566939</text:p>
          </table:table-cell>
        </table:table-row>
        <table:table-row table:style-name="ro2">
          <table:table-cell office:value-type="float" office:value="61300" calcext:value-type="float">
            <text:p>61300</text:p>
          </table:table-cell>
          <table:table-cell office:value-type="float" office:value="108719" calcext:value-type="float">
            <text:p>108719</text:p>
          </table:table-cell>
          <table:table-cell office:value-type="float" office:value="56355" calcext:value-type="float">
            <text:p>56355</text:p>
          </table:table-cell>
          <table:table-cell office:value-type="float" office:value="1080433" calcext:value-type="float">
            <text:p>1080433</text:p>
          </table:table-cell>
          <table:table-cell office:value-type="float" office:value="569106" calcext:value-type="float">
            <text:p>569106</text:p>
          </table:table-cell>
        </table:table-row>
        <table:table-row table:style-name="ro2">
          <table:table-cell office:value-type="float" office:value="61400" calcext:value-type="float">
            <text:p>61400</text:p>
          </table:table-cell>
          <table:table-cell office:value-type="float" office:value="108851" calcext:value-type="float">
            <text:p>108851</text:p>
          </table:table-cell>
          <table:table-cell office:value-type="float" office:value="57074" calcext:value-type="float">
            <text:p>57074</text:p>
          </table:table-cell>
          <table:table-cell office:value-type="float" office:value="1084227" calcext:value-type="float">
            <text:p>1084227</text:p>
          </table:table-cell>
          <table:table-cell office:value-type="float" office:value="569873" calcext:value-type="float">
            <text:p>569873</text:p>
          </table:table-cell>
        </table:table-row>
        <table:table-row table:style-name="ro2">
          <table:table-cell office:value-type="float" office:value="61500" calcext:value-type="float">
            <text:p>61500</text:p>
          </table:table-cell>
          <table:table-cell office:value-type="float" office:value="109618" calcext:value-type="float">
            <text:p>109618</text:p>
          </table:table-cell>
          <table:table-cell office:value-type="float" office:value="56767" calcext:value-type="float">
            <text:p>56767</text:p>
          </table:table-cell>
          <table:table-cell office:value-type="float" office:value="1090083" calcext:value-type="float">
            <text:p>1090083</text:p>
          </table:table-cell>
          <table:table-cell office:value-type="float" office:value="572347" calcext:value-type="float">
            <text:p>572347</text:p>
          </table:table-cell>
        </table:table-row>
        <table:table-row table:style-name="ro2">
          <table:table-cell office:value-type="float" office:value="61600" calcext:value-type="float">
            <text:p>61600</text:p>
          </table:table-cell>
          <table:table-cell office:value-type="float" office:value="109064" calcext:value-type="float">
            <text:p>109064</text:p>
          </table:table-cell>
          <table:table-cell office:value-type="float" office:value="56881" calcext:value-type="float">
            <text:p>56881</text:p>
          </table:table-cell>
          <table:table-cell office:value-type="float" office:value="1082616" calcext:value-type="float">
            <text:p>1082616</text:p>
          </table:table-cell>
          <table:table-cell office:value-type="float" office:value="569294" calcext:value-type="float">
            <text:p>569294</text:p>
          </table:table-cell>
        </table:table-row>
        <table:table-row table:style-name="ro2">
          <table:table-cell office:value-type="float" office:value="61700" calcext:value-type="float">
            <text:p>61700</text:p>
          </table:table-cell>
          <table:table-cell office:value-type="float" office:value="112274" calcext:value-type="float">
            <text:p>112274</text:p>
          </table:table-cell>
          <table:table-cell office:value-type="float" office:value="57910" calcext:value-type="float">
            <text:p>57910</text:p>
          </table:table-cell>
          <table:table-cell office:value-type="float" office:value="1092694" calcext:value-type="float">
            <text:p>1092694</text:p>
          </table:table-cell>
          <table:table-cell office:value-type="float" office:value="580414" calcext:value-type="float">
            <text:p>580414</text:p>
          </table:table-cell>
        </table:table-row>
        <table:table-row table:style-name="ro2">
          <table:table-cell office:value-type="float" office:value="61800" calcext:value-type="float">
            <text:p>61800</text:p>
          </table:table-cell>
          <table:table-cell office:value-type="float" office:value="108767" calcext:value-type="float">
            <text:p>108767</text:p>
          </table:table-cell>
          <table:table-cell office:value-type="float" office:value="56488" calcext:value-type="float">
            <text:p>56488</text:p>
          </table:table-cell>
          <table:table-cell office:value-type="float" office:value="1098529" calcext:value-type="float">
            <text:p>1098529</text:p>
          </table:table-cell>
          <table:table-cell office:value-type="float" office:value="576576" calcext:value-type="float">
            <text:p>576576</text:p>
          </table:table-cell>
        </table:table-row>
        <table:table-row table:style-name="ro2">
          <table:table-cell office:value-type="float" office:value="61900" calcext:value-type="float">
            <text:p>61900</text:p>
          </table:table-cell>
          <table:table-cell office:value-type="float" office:value="109028" calcext:value-type="float">
            <text:p>109028</text:p>
          </table:table-cell>
          <table:table-cell office:value-type="float" office:value="57472" calcext:value-type="float">
            <text:p>57472</text:p>
          </table:table-cell>
          <table:table-cell office:value-type="float" office:value="1097122" calcext:value-type="float">
            <text:p>1097122</text:p>
          </table:table-cell>
          <table:table-cell office:value-type="float" office:value="576879" calcext:value-type="float">
            <text:p>576879</text:p>
          </table:table-cell>
        </table:table-row>
        <table:table-row table:style-name="ro2">
          <table:table-cell office:value-type="float" office:value="62000" calcext:value-type="float">
            <text:p>62000</text:p>
          </table:table-cell>
          <table:table-cell office:value-type="float" office:value="109775" calcext:value-type="float">
            <text:p>109775</text:p>
          </table:table-cell>
          <table:table-cell office:value-type="float" office:value="57785" calcext:value-type="float">
            <text:p>57785</text:p>
          </table:table-cell>
          <table:table-cell office:value-type="float" office:value="1088904" calcext:value-type="float">
            <text:p>1088904</text:p>
          </table:table-cell>
          <table:table-cell office:value-type="float" office:value="572171" calcext:value-type="float">
            <text:p>572171</text:p>
          </table:table-cell>
        </table:table-row>
        <table:table-row table:style-name="ro2">
          <table:table-cell office:value-type="float" office:value="62100" calcext:value-type="float">
            <text:p>62100</text:p>
          </table:table-cell>
          <table:table-cell office:value-type="float" office:value="110868" calcext:value-type="float">
            <text:p>110868</text:p>
          </table:table-cell>
          <table:table-cell office:value-type="float" office:value="57213" calcext:value-type="float">
            <text:p>57213</text:p>
          </table:table-cell>
          <table:table-cell office:value-type="float" office:value="1105925" calcext:value-type="float">
            <text:p>1105925</text:p>
          </table:table-cell>
          <table:table-cell office:value-type="float" office:value="582611" calcext:value-type="float">
            <text:p>582611</text:p>
          </table:table-cell>
        </table:table-row>
        <table:table-row table:style-name="ro2">
          <table:table-cell office:value-type="float" office:value="62200" calcext:value-type="float">
            <text:p>62200</text:p>
          </table:table-cell>
          <table:table-cell office:value-type="float" office:value="111292" calcext:value-type="float">
            <text:p>111292</text:p>
          </table:table-cell>
          <table:table-cell office:value-type="float" office:value="59112" calcext:value-type="float">
            <text:p>59112</text:p>
          </table:table-cell>
          <table:table-cell office:value-type="float" office:value="1102649" calcext:value-type="float">
            <text:p>1102649</text:p>
          </table:table-cell>
          <table:table-cell office:value-type="float" office:value="575255" calcext:value-type="float">
            <text:p>575255</text:p>
          </table:table-cell>
        </table:table-row>
        <table:table-row table:style-name="ro2">
          <table:table-cell office:value-type="float" office:value="62300" calcext:value-type="float">
            <text:p>62300</text:p>
          </table:table-cell>
          <table:table-cell office:value-type="float" office:value="108753" calcext:value-type="float">
            <text:p>108753</text:p>
          </table:table-cell>
          <table:table-cell office:value-type="float" office:value="55932" calcext:value-type="float">
            <text:p>55932</text:p>
          </table:table-cell>
          <table:table-cell office:value-type="float" office:value="1099140" calcext:value-type="float">
            <text:p>1099140</text:p>
          </table:table-cell>
          <table:table-cell office:value-type="float" office:value="578443" calcext:value-type="float">
            <text:p>578443</text:p>
          </table:table-cell>
        </table:table-row>
        <table:table-row table:style-name="ro2">
          <table:table-cell office:value-type="float" office:value="62400" calcext:value-type="float">
            <text:p>62400</text:p>
          </table:table-cell>
          <table:table-cell office:value-type="float" office:value="110818" calcext:value-type="float">
            <text:p>110818</text:p>
          </table:table-cell>
          <table:table-cell office:value-type="float" office:value="58847" calcext:value-type="float">
            <text:p>58847</text:p>
          </table:table-cell>
          <table:table-cell office:value-type="float" office:value="1102347" calcext:value-type="float">
            <text:p>1102347</text:p>
          </table:table-cell>
          <table:table-cell office:value-type="float" office:value="581311" calcext:value-type="float">
            <text:p>581311</text:p>
          </table:table-cell>
        </table:table-row>
        <table:table-row table:style-name="ro2">
          <table:table-cell office:value-type="float" office:value="62500" calcext:value-type="float">
            <text:p>62500</text:p>
          </table:table-cell>
          <table:table-cell office:value-type="float" office:value="111344" calcext:value-type="float">
            <text:p>111344</text:p>
          </table:table-cell>
          <table:table-cell office:value-type="float" office:value="58389" calcext:value-type="float">
            <text:p>58389</text:p>
          </table:table-cell>
          <table:table-cell office:value-type="float" office:value="1117293" calcext:value-type="float">
            <text:p>1117293</text:p>
          </table:table-cell>
          <table:table-cell office:value-type="float" office:value="583882" calcext:value-type="float">
            <text:p>583882</text:p>
          </table:table-cell>
        </table:table-row>
        <table:table-row table:style-name="ro2">
          <table:table-cell office:value-type="float" office:value="62600" calcext:value-type="float">
            <text:p>62600</text:p>
          </table:table-cell>
          <table:table-cell office:value-type="float" office:value="110961" calcext:value-type="float">
            <text:p>110961</text:p>
          </table:table-cell>
          <table:table-cell office:value-type="float" office:value="58345" calcext:value-type="float">
            <text:p>58345</text:p>
          </table:table-cell>
          <table:table-cell office:value-type="float" office:value="1117759" calcext:value-type="float">
            <text:p>1117759</text:p>
          </table:table-cell>
          <table:table-cell office:value-type="float" office:value="580307" calcext:value-type="float">
            <text:p>580307</text:p>
          </table:table-cell>
        </table:table-row>
        <table:table-row table:style-name="ro2">
          <table:table-cell office:value-type="float" office:value="62700" calcext:value-type="float">
            <text:p>62700</text:p>
          </table:table-cell>
          <table:table-cell office:value-type="float" office:value="110010" calcext:value-type="float">
            <text:p>110010</text:p>
          </table:table-cell>
          <table:table-cell office:value-type="float" office:value="57316" calcext:value-type="float">
            <text:p>57316</text:p>
          </table:table-cell>
          <table:table-cell office:value-type="float" office:value="1111513" calcext:value-type="float">
            <text:p>1111513</text:p>
          </table:table-cell>
          <table:table-cell office:value-type="float" office:value="584334" calcext:value-type="float">
            <text:p>584334</text:p>
          </table:table-cell>
        </table:table-row>
        <table:table-row table:style-name="ro2">
          <table:table-cell office:value-type="float" office:value="62800" calcext:value-type="float">
            <text:p>62800</text:p>
          </table:table-cell>
          <table:table-cell office:value-type="float" office:value="111774" calcext:value-type="float">
            <text:p>111774</text:p>
          </table:table-cell>
          <table:table-cell office:value-type="float" office:value="58836" calcext:value-type="float">
            <text:p>58836</text:p>
          </table:table-cell>
          <table:table-cell office:value-type="float" office:value="1113909" calcext:value-type="float">
            <text:p>1113909</text:p>
          </table:table-cell>
          <table:table-cell office:value-type="float" office:value="585533" calcext:value-type="float">
            <text:p>585533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672" calcext:value-type="float">
            <text:p>672</text:p>
          </table:table-cell>
          <table:table-cell office:value-type="float" office:value="5410" calcext:value-type="float">
            <text:p>5410</text:p>
          </table:table-cell>
          <table:table-cell office:value-type="float" office:value="6720" calcext:value-type="float">
            <text:p>672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284" calcext:value-type="float">
            <text:p>1284</text:p>
          </table:table-cell>
          <table:table-cell office:value-type="float" office:value="1544" calcext:value-type="float">
            <text:p>1544</text:p>
          </table:table-cell>
          <table:table-cell office:value-type="float" office:value="12821" calcext:value-type="float">
            <text:p>12821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096" calcext:value-type="float">
            <text:p>2096</text:p>
          </table:table-cell>
          <table:table-cell office:value-type="float" office:value="2488" calcext:value-type="float">
            <text:p>2488</text:p>
          </table:table-cell>
          <table:table-cell office:value-type="float" office:value="20992" calcext:value-type="float">
            <text:p>20992</text:p>
          </table:table-cell>
          <table:table-cell office:value-type="float" office:value="24880" calcext:value-type="float">
            <text:p>2488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961" calcext:value-type="float">
            <text:p>2961</text:p>
          </table:table-cell>
          <table:table-cell office:value-type="float" office:value="3488" calcext:value-type="float">
            <text:p>3488</text:p>
          </table:table-cell>
          <table:table-cell office:value-type="float" office:value="29623" calcext:value-type="float">
            <text:p>29623</text:p>
          </table:table-cell>
          <table:table-cell office:value-type="float" office:value="34880" calcext:value-type="float">
            <text:p>3488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850" calcext:value-type="float">
            <text:p>3850</text:p>
          </table:table-cell>
          <table:table-cell office:value-type="float" office:value="4488" calcext:value-type="float">
            <text:p>4488</text:p>
          </table:table-cell>
          <table:table-cell office:value-type="float" office:value="38535" calcext:value-type="float">
            <text:p>38535</text:p>
          </table:table-cell>
          <table:table-cell office:value-type="float" office:value="44880" calcext:value-type="float">
            <text:p>4488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785" calcext:value-type="float">
            <text:p>4785</text:p>
          </table:table-cell>
          <table:table-cell office:value-type="float" office:value="5576" calcext:value-type="float">
            <text:p>5576</text:p>
          </table:table-cell>
          <table:table-cell office:value-type="float" office:value="47932" calcext:value-type="float">
            <text:p>47932</text:p>
          </table:table-cell>
          <table:table-cell office:value-type="float" office:value="55760" calcext:value-type="float">
            <text:p>5576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5747" calcext:value-type="float">
            <text:p>5747</text:p>
          </table:table-cell>
          <table:table-cell office:value-type="float" office:value="6676" calcext:value-type="float">
            <text:p>6676</text:p>
          </table:table-cell>
          <table:table-cell office:value-type="float" office:value="57483" calcext:value-type="float">
            <text:p>57483</text:p>
          </table:table-cell>
          <table:table-cell office:value-type="float" office:value="66760" calcext:value-type="float">
            <text:p>6676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6726" calcext:value-type="float">
            <text:p>6726</text:p>
          </table:table-cell>
          <table:table-cell office:value-type="float" office:value="7776" calcext:value-type="float">
            <text:p>7776</text:p>
          </table:table-cell>
          <table:table-cell office:value-type="float" office:value="67224" calcext:value-type="float">
            <text:p>67224</text:p>
          </table:table-cell>
          <table:table-cell office:value-type="float" office:value="77760" calcext:value-type="float">
            <text:p>77760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7716" calcext:value-type="float">
            <text:p>7716</text:p>
          </table:table-cell>
          <table:table-cell office:value-type="float" office:value="8876" calcext:value-type="float">
            <text:p>8876</text:p>
          </table:table-cell>
          <table:table-cell office:value-type="float" office:value="77093" calcext:value-type="float">
            <text:p>77093</text:p>
          </table:table-cell>
          <table:table-cell office:value-type="float" office:value="88760" calcext:value-type="float">
            <text:p>8876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710" calcext:value-type="float">
            <text:p>8710</text:p>
          </table:table-cell>
          <table:table-cell office:value-type="float" office:value="9976" calcext:value-type="float">
            <text:p>9976</text:p>
          </table:table-cell>
          <table:table-cell office:value-type="float" office:value="87031" calcext:value-type="float">
            <text:p>87031</text:p>
          </table:table-cell>
          <table:table-cell office:value-type="float" office:value="99760" calcext:value-type="float">
            <text:p>9976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9746" calcext:value-type="float">
            <text:p>9746</text:p>
          </table:table-cell>
          <table:table-cell office:value-type="float" office:value="11152" calcext:value-type="float">
            <text:p>11152</text:p>
          </table:table-cell>
          <table:table-cell office:value-type="float" office:value="97385" calcext:value-type="float">
            <text:p>97385</text:p>
          </table:table-cell>
          <table:table-cell office:value-type="float" office:value="111520" calcext:value-type="float">
            <text:p>11152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0787" calcext:value-type="float">
            <text:p>10787</text:p>
          </table:table-cell>
          <table:table-cell office:value-type="float" office:value="12352" calcext:value-type="float">
            <text:p>12352</text:p>
          </table:table-cell>
          <table:table-cell office:value-type="float" office:value="107848" calcext:value-type="float">
            <text:p>107848</text:p>
          </table:table-cell>
          <table:table-cell office:value-type="float" office:value="123520" calcext:value-type="float">
            <text:p>12352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1846" calcext:value-type="float">
            <text:p>11846</text:p>
          </table:table-cell>
          <table:table-cell office:value-type="float" office:value="13552" calcext:value-type="float">
            <text:p>13552</text:p>
          </table:table-cell>
          <table:table-cell office:value-type="float" office:value="118345" calcext:value-type="float">
            <text:p>118345</text:p>
          </table:table-cell>
          <table:table-cell office:value-type="float" office:value="135520" calcext:value-type="float">
            <text:p>13552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2895" calcext:value-type="float">
            <text:p>12895</text:p>
          </table:table-cell>
          <table:table-cell office:value-type="float" office:value="14752" calcext:value-type="float">
            <text:p>14752</text:p>
          </table:table-cell>
          <table:table-cell office:value-type="float" office:value="128939" calcext:value-type="float">
            <text:p>128939</text:p>
          </table:table-cell>
          <table:table-cell office:value-type="float" office:value="147520" calcext:value-type="float">
            <text:p>14752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3969" calcext:value-type="float">
            <text:p>13969</text:p>
          </table:table-cell>
          <table:table-cell office:value-type="float" office:value="15952" calcext:value-type="float">
            <text:p>15952</text:p>
          </table:table-cell>
          <table:table-cell office:value-type="float" office:value="139639" calcext:value-type="float">
            <text:p>139639</text:p>
          </table:table-cell>
          <table:table-cell office:value-type="float" office:value="159520" calcext:value-type="float">
            <text:p>15952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5025" calcext:value-type="float">
            <text:p>15025</text:p>
          </table:table-cell>
          <table:table-cell office:value-type="float" office:value="17152" calcext:value-type="float">
            <text:p>17152</text:p>
          </table:table-cell>
          <table:table-cell office:value-type="float" office:value="150394" calcext:value-type="float">
            <text:p>150394</text:p>
          </table:table-cell>
          <table:table-cell office:value-type="float" office:value="171520" calcext:value-type="float">
            <text:p>17152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16134" calcext:value-type="float">
            <text:p>16134</text:p>
          </table:table-cell>
          <table:table-cell office:value-type="float" office:value="18352" calcext:value-type="float">
            <text:p>18352</text:p>
          </table:table-cell>
          <table:table-cell office:value-type="float" office:value="161224" calcext:value-type="float">
            <text:p>161224</text:p>
          </table:table-cell>
          <table:table-cell office:value-type="float" office:value="183520" calcext:value-type="float">
            <text:p>18352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7216" calcext:value-type="float">
            <text:p>17216</text:p>
          </table:table-cell>
          <table:table-cell office:value-type="float" office:value="19552" calcext:value-type="float">
            <text:p>19552</text:p>
          </table:table-cell>
          <table:table-cell office:value-type="float" office:value="172172" calcext:value-type="float">
            <text:p>172172</text:p>
          </table:table-cell>
          <table:table-cell office:value-type="float" office:value="195520" calcext:value-type="float">
            <text:p>19552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8311" calcext:value-type="float">
            <text:p>18311</text:p>
          </table:table-cell>
          <table:table-cell office:value-type="float" office:value="20752" calcext:value-type="float">
            <text:p>20752</text:p>
          </table:table-cell>
          <table:table-cell office:value-type="float" office:value="183150" calcext:value-type="float">
            <text:p>183150</text:p>
          </table:table-cell>
          <table:table-cell office:value-type="float" office:value="207520" calcext:value-type="float">
            <text:p>20752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9416" calcext:value-type="float">
            <text:p>19416</text:p>
          </table:table-cell>
          <table:table-cell office:value-type="float" office:value="21952" calcext:value-type="float">
            <text:p>21952</text:p>
          </table:table-cell>
          <table:table-cell office:value-type="float" office:value="194105" calcext:value-type="float">
            <text:p>194105</text:p>
          </table:table-cell>
          <table:table-cell office:value-type="float" office:value="219520" calcext:value-type="float">
            <text:p>21952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20530" calcext:value-type="float">
            <text:p>20530</text:p>
          </table:table-cell>
          <table:table-cell office:value-type="float" office:value="23204" calcext:value-type="float">
            <text:p>23204</text:p>
          </table:table-cell>
          <table:table-cell office:value-type="float" office:value="205336" calcext:value-type="float">
            <text:p>205336</text:p>
          </table:table-cell>
          <table:table-cell office:value-type="float" office:value="232040" calcext:value-type="float">
            <text:p>23204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21646" calcext:value-type="float">
            <text:p>21646</text:p>
          </table:table-cell>
          <table:table-cell office:value-type="float" office:value="24504" calcext:value-type="float">
            <text:p>24504</text:p>
          </table:table-cell>
          <table:table-cell office:value-type="float" office:value="216773" calcext:value-type="float">
            <text:p>216773</text:p>
          </table:table-cell>
          <table:table-cell office:value-type="float" office:value="245040" calcext:value-type="float">
            <text:p>245040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22817" calcext:value-type="float">
            <text:p>22817</text:p>
          </table:table-cell>
          <table:table-cell office:value-type="float" office:value="25804" calcext:value-type="float">
            <text:p>25804</text:p>
          </table:table-cell>
          <table:table-cell office:value-type="float" office:value="228148" calcext:value-type="float">
            <text:p>228148</text:p>
          </table:table-cell>
          <table:table-cell office:value-type="float" office:value="258040" calcext:value-type="float">
            <text:p>258040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23957" calcext:value-type="float">
            <text:p>23957</text:p>
          </table:table-cell>
          <table:table-cell office:value-type="float" office:value="27104" calcext:value-type="float">
            <text:p>27104</text:p>
          </table:table-cell>
          <table:table-cell office:value-type="float" office:value="239645" calcext:value-type="float">
            <text:p>239645</text:p>
          </table:table-cell>
          <table:table-cell office:value-type="float" office:value="271040" calcext:value-type="float">
            <text:p>271040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5127" calcext:value-type="float">
            <text:p>25127</text:p>
          </table:table-cell>
          <table:table-cell office:value-type="float" office:value="28404" calcext:value-type="float">
            <text:p>28404</text:p>
          </table:table-cell>
          <table:table-cell office:value-type="float" office:value="251148" calcext:value-type="float">
            <text:p>251148</text:p>
          </table:table-cell>
          <table:table-cell office:value-type="float" office:value="284040" calcext:value-type="float">
            <text:p>284040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26267" calcext:value-type="float">
            <text:p>26267</text:p>
          </table:table-cell>
          <table:table-cell office:value-type="float" office:value="29704" calcext:value-type="float">
            <text:p>29704</text:p>
          </table:table-cell>
          <table:table-cell office:value-type="float" office:value="262650" calcext:value-type="float">
            <text:p>262650</text:p>
          </table:table-cell>
          <table:table-cell office:value-type="float" office:value="297040" calcext:value-type="float">
            <text:p>297040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27447" calcext:value-type="float">
            <text:p>27447</text:p>
          </table:table-cell>
          <table:table-cell office:value-type="float" office:value="31004" calcext:value-type="float">
            <text:p>31004</text:p>
          </table:table-cell>
          <table:table-cell office:value-type="float" office:value="274284" calcext:value-type="float">
            <text:p>274284</text:p>
          </table:table-cell>
          <table:table-cell office:value-type="float" office:value="310040" calcext:value-type="float">
            <text:p>310040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28596" calcext:value-type="float">
            <text:p>28596</text:p>
          </table:table-cell>
          <table:table-cell office:value-type="float" office:value="32304" calcext:value-type="float">
            <text:p>32304</text:p>
          </table:table-cell>
          <table:table-cell office:value-type="float" office:value="285919" calcext:value-type="float">
            <text:p>285919</text:p>
          </table:table-cell>
          <table:table-cell office:value-type="float" office:value="323040" calcext:value-type="float">
            <text:p>323040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29750" calcext:value-type="float">
            <text:p>29750</text:p>
          </table:table-cell>
          <table:table-cell office:value-type="float" office:value="33604" calcext:value-type="float">
            <text:p>33604</text:p>
          </table:table-cell>
          <table:table-cell office:value-type="float" office:value="297547" calcext:value-type="float">
            <text:p>297547</text:p>
          </table:table-cell>
          <table:table-cell office:value-type="float" office:value="336040" calcext:value-type="float">
            <text:p>33604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30918" calcext:value-type="float">
            <text:p>30918</text:p>
          </table:table-cell>
          <table:table-cell office:value-type="float" office:value="34904" calcext:value-type="float">
            <text:p>34904</text:p>
          </table:table-cell>
          <table:table-cell office:value-type="float" office:value="309200" calcext:value-type="float">
            <text:p>309200</text:p>
          </table:table-cell>
          <table:table-cell office:value-type="float" office:value="349040" calcext:value-type="float">
            <text:p>349040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32082" calcext:value-type="float">
            <text:p>32082</text:p>
          </table:table-cell>
          <table:table-cell office:value-type="float" office:value="36204" calcext:value-type="float">
            <text:p>36204</text:p>
          </table:table-cell>
          <table:table-cell office:value-type="float" office:value="320926" calcext:value-type="float">
            <text:p>320926</text:p>
          </table:table-cell>
          <table:table-cell office:value-type="float" office:value="362040" calcext:value-type="float">
            <text:p>362040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33278" calcext:value-type="float">
            <text:p>33278</text:p>
          </table:table-cell>
          <table:table-cell office:value-type="float" office:value="37504" calcext:value-type="float">
            <text:p>37504</text:p>
          </table:table-cell>
          <table:table-cell office:value-type="float" office:value="332739" calcext:value-type="float">
            <text:p>332739</text:p>
          </table:table-cell>
          <table:table-cell office:value-type="float" office:value="375040" calcext:value-type="float">
            <text:p>375040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34456" calcext:value-type="float">
            <text:p>34456</text:p>
          </table:table-cell>
          <table:table-cell office:value-type="float" office:value="38804" calcext:value-type="float">
            <text:p>38804</text:p>
          </table:table-cell>
          <table:table-cell office:value-type="float" office:value="344668" calcext:value-type="float">
            <text:p>344668</text:p>
          </table:table-cell>
          <table:table-cell office:value-type="float" office:value="388040" calcext:value-type="float">
            <text:p>388040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35657" calcext:value-type="float">
            <text:p>35657</text:p>
          </table:table-cell>
          <table:table-cell office:value-type="float" office:value="40104" calcext:value-type="float">
            <text:p>40104</text:p>
          </table:table-cell>
          <table:table-cell office:value-type="float" office:value="356535" calcext:value-type="float">
            <text:p>356535</text:p>
          </table:table-cell>
          <table:table-cell office:value-type="float" office:value="401040" calcext:value-type="float">
            <text:p>401040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36846" calcext:value-type="float">
            <text:p>36846</text:p>
          </table:table-cell>
          <table:table-cell office:value-type="float" office:value="41404" calcext:value-type="float">
            <text:p>41404</text:p>
          </table:table-cell>
          <table:table-cell office:value-type="float" office:value="368410" calcext:value-type="float">
            <text:p>368410</text:p>
          </table:table-cell>
          <table:table-cell office:value-type="float" office:value="414040" calcext:value-type="float">
            <text:p>414040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38045" calcext:value-type="float">
            <text:p>38045</text:p>
          </table:table-cell>
          <table:table-cell office:value-type="float" office:value="42704" calcext:value-type="float">
            <text:p>42704</text:p>
          </table:table-cell>
          <table:table-cell office:value-type="float" office:value="380308" calcext:value-type="float">
            <text:p>380308</text:p>
          </table:table-cell>
          <table:table-cell office:value-type="float" office:value="427040" calcext:value-type="float">
            <text:p>427040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39232" calcext:value-type="float">
            <text:p>39232</text:p>
          </table:table-cell>
          <table:table-cell office:value-type="float" office:value="44004" calcext:value-type="float">
            <text:p>44004</text:p>
          </table:table-cell>
          <table:table-cell office:value-type="float" office:value="392342" calcext:value-type="float">
            <text:p>392342</text:p>
          </table:table-cell>
          <table:table-cell office:value-type="float" office:value="440040" calcext:value-type="float">
            <text:p>440040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40412" calcext:value-type="float">
            <text:p>40412</text:p>
          </table:table-cell>
          <table:table-cell office:value-type="float" office:value="45304" calcext:value-type="float">
            <text:p>45304</text:p>
          </table:table-cell>
          <table:table-cell office:value-type="float" office:value="404280" calcext:value-type="float">
            <text:p>404280</text:p>
          </table:table-cell>
          <table:table-cell office:value-type="float" office:value="453040" calcext:value-type="float">
            <text:p>453040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41625" calcext:value-type="float">
            <text:p>41625</text:p>
          </table:table-cell>
          <table:table-cell office:value-type="float" office:value="46604" calcext:value-type="float">
            <text:p>46604</text:p>
          </table:table-cell>
          <table:table-cell office:value-type="float" office:value="416178" calcext:value-type="float">
            <text:p>416178</text:p>
          </table:table-cell>
          <table:table-cell office:value-type="float" office:value="466040" calcext:value-type="float">
            <text:p>46604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2806" calcext:value-type="float">
            <text:p>42806</text:p>
          </table:table-cell>
          <table:table-cell office:value-type="float" office:value="47904" calcext:value-type="float">
            <text:p>47904</text:p>
          </table:table-cell>
          <table:table-cell office:value-type="float" office:value="428244" calcext:value-type="float">
            <text:p>428244</text:p>
          </table:table-cell>
          <table:table-cell office:value-type="float" office:value="479040" calcext:value-type="float">
            <text:p>479040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44023" calcext:value-type="float">
            <text:p>44023</text:p>
          </table:table-cell>
          <table:table-cell office:value-type="float" office:value="49208" calcext:value-type="float">
            <text:p>49208</text:p>
          </table:table-cell>
          <table:table-cell office:value-type="float" office:value="440280" calcext:value-type="float">
            <text:p>440280</text:p>
          </table:table-cell>
          <table:table-cell office:value-type="float" office:value="492080" calcext:value-type="float">
            <text:p>492080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45275" calcext:value-type="float">
            <text:p>45275</text:p>
          </table:table-cell>
          <table:table-cell office:value-type="float" office:value="50608" calcext:value-type="float">
            <text:p>50608</text:p>
          </table:table-cell>
          <table:table-cell office:value-type="float" office:value="452727" calcext:value-type="float">
            <text:p>452727</text:p>
          </table:table-cell>
          <table:table-cell office:value-type="float" office:value="506080" calcext:value-type="float">
            <text:p>506080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46497" calcext:value-type="float">
            <text:p>46497</text:p>
          </table:table-cell>
          <table:table-cell office:value-type="float" office:value="52008" calcext:value-type="float">
            <text:p>52008</text:p>
          </table:table-cell>
          <table:table-cell office:value-type="float" office:value="465098" calcext:value-type="float">
            <text:p>465098</text:p>
          </table:table-cell>
          <table:table-cell office:value-type="float" office:value="520080" calcext:value-type="float">
            <text:p>520080</text:p>
          </table:table-cell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47746" calcext:value-type="float">
            <text:p>47746</text:p>
          </table:table-cell>
          <table:table-cell office:value-type="float" office:value="53408" calcext:value-type="float">
            <text:p>53408</text:p>
          </table:table-cell>
          <table:table-cell office:value-type="float" office:value="477447" calcext:value-type="float">
            <text:p>477447</text:p>
          </table:table-cell>
          <table:table-cell office:value-type="float" office:value="534080" calcext:value-type="float">
            <text:p>534080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48985" calcext:value-type="float">
            <text:p>48985</text:p>
          </table:table-cell>
          <table:table-cell office:value-type="float" office:value="54808" calcext:value-type="float">
            <text:p>54808</text:p>
          </table:table-cell>
          <table:table-cell office:value-type="float" office:value="489901" calcext:value-type="float">
            <text:p>489901</text:p>
          </table:table-cell>
          <table:table-cell office:value-type="float" office:value="548080" calcext:value-type="float">
            <text:p>548080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50234" calcext:value-type="float">
            <text:p>50234</text:p>
          </table:table-cell>
          <table:table-cell office:value-type="float" office:value="56208" calcext:value-type="float">
            <text:p>56208</text:p>
          </table:table-cell>
          <table:table-cell office:value-type="float" office:value="502348" calcext:value-type="float">
            <text:p>502348</text:p>
          </table:table-cell>
          <table:table-cell office:value-type="float" office:value="562080" calcext:value-type="float">
            <text:p>562080</text:p>
          </table:table-cell>
        </table:table-row>
        <table:table-row table:style-name="ro2">
          <table:table-cell office:value-type="float" office:value="4700" calcext:value-type="float">
            <text:p>4700</text:p>
          </table:table-cell>
          <table:table-cell office:value-type="float" office:value="51477" calcext:value-type="float">
            <text:p>51477</text:p>
          </table:table-cell>
          <table:table-cell office:value-type="float" office:value="57608" calcext:value-type="float">
            <text:p>57608</text:p>
          </table:table-cell>
          <table:table-cell office:value-type="float" office:value="514827" calcext:value-type="float">
            <text:p>514827</text:p>
          </table:table-cell>
          <table:table-cell office:value-type="float" office:value="576080" calcext:value-type="float">
            <text:p>576080</text:p>
          </table:table-cell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52712" calcext:value-type="float">
            <text:p>52712</text:p>
          </table:table-cell>
          <table:table-cell office:value-type="float" office:value="59008" calcext:value-type="float">
            <text:p>59008</text:p>
          </table:table-cell>
          <table:table-cell office:value-type="float" office:value="527247" calcext:value-type="float">
            <text:p>527247</text:p>
          </table:table-cell>
          <table:table-cell office:value-type="float" office:value="590080" calcext:value-type="float">
            <text:p>590080</text:p>
          </table:table-cell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float" office:value="54003" calcext:value-type="float">
            <text:p>54003</text:p>
          </table:table-cell>
          <table:table-cell office:value-type="float" office:value="60408" calcext:value-type="float">
            <text:p>60408</text:p>
          </table:table-cell>
          <table:table-cell office:value-type="float" office:value="539800" calcext:value-type="float">
            <text:p>539800</text:p>
          </table:table-cell>
          <table:table-cell office:value-type="float" office:value="604080" calcext:value-type="float">
            <text:p>60408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5238" calcext:value-type="float">
            <text:p>55238</text:p>
          </table:table-cell>
          <table:table-cell office:value-type="float" office:value="61808" calcext:value-type="float">
            <text:p>61808</text:p>
          </table:table-cell>
          <table:table-cell office:value-type="float" office:value="552309" calcext:value-type="float">
            <text:p>552309</text:p>
          </table:table-cell>
          <table:table-cell office:value-type="float" office:value="618080" calcext:value-type="float">
            <text:p>618080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  <table:table-cell office:value-type="float" office:value="56477" calcext:value-type="float">
            <text:p>56477</text:p>
          </table:table-cell>
          <table:table-cell office:value-type="float" office:value="63208" calcext:value-type="float">
            <text:p>63208</text:p>
          </table:table-cell>
          <table:table-cell office:value-type="float" office:value="564776" calcext:value-type="float">
            <text:p>564776</text:p>
          </table:table-cell>
          <table:table-cell office:value-type="float" office:value="632080" calcext:value-type="float">
            <text:p>632080</text:p>
          </table:table-cell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57743" calcext:value-type="float">
            <text:p>57743</text:p>
          </table:table-cell>
          <table:table-cell office:value-type="float" office:value="64608" calcext:value-type="float">
            <text:p>64608</text:p>
          </table:table-cell>
          <table:table-cell office:value-type="float" office:value="577426" calcext:value-type="float">
            <text:p>577426</text:p>
          </table:table-cell>
          <table:table-cell office:value-type="float" office:value="646080" calcext:value-type="float">
            <text:p>646080</text:p>
          </table:table-cell>
        </table:table-row>
        <table:table-row table:style-name="ro2">
          <table:table-cell office:value-type="float" office:value="5300" calcext:value-type="float">
            <text:p>5300</text:p>
          </table:table-cell>
          <table:table-cell office:value-type="float" office:value="58994" calcext:value-type="float">
            <text:p>58994</text:p>
          </table:table-cell>
          <table:table-cell office:value-type="float" office:value="66008" calcext:value-type="float">
            <text:p>66008</text:p>
          </table:table-cell>
          <table:table-cell office:value-type="float" office:value="589843" calcext:value-type="float">
            <text:p>589843</text:p>
          </table:table-cell>
          <table:table-cell office:value-type="float" office:value="660080" calcext:value-type="float">
            <text:p>660080</text:p>
          </table:table-cell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60252" calcext:value-type="float">
            <text:p>60252</text:p>
          </table:table-cell>
          <table:table-cell office:value-type="float" office:value="67408" calcext:value-type="float">
            <text:p>67408</text:p>
          </table:table-cell>
          <table:table-cell office:value-type="float" office:value="602560" calcext:value-type="float">
            <text:p>602560</text:p>
          </table:table-cell>
          <table:table-cell office:value-type="float" office:value="674080" calcext:value-type="float">
            <text:p>674080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61531" calcext:value-type="float">
            <text:p>61531</text:p>
          </table:table-cell>
          <table:table-cell office:value-type="float" office:value="68808" calcext:value-type="float">
            <text:p>68808</text:p>
          </table:table-cell>
          <table:table-cell office:value-type="float" office:value="615120" calcext:value-type="float">
            <text:p>615120</text:p>
          </table:table-cell>
          <table:table-cell office:value-type="float" office:value="688080" calcext:value-type="float">
            <text:p>688080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62797" calcext:value-type="float">
            <text:p>62797</text:p>
          </table:table-cell>
          <table:table-cell office:value-type="float" office:value="70208" calcext:value-type="float">
            <text:p>70208</text:p>
          </table:table-cell>
          <table:table-cell office:value-type="float" office:value="627770" calcext:value-type="float">
            <text:p>627770</text:p>
          </table:table-cell>
          <table:table-cell office:value-type="float" office:value="702080" calcext:value-type="float">
            <text:p>702080</text:p>
          </table:table-cell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64027" calcext:value-type="float">
            <text:p>64027</text:p>
          </table:table-cell>
          <table:table-cell office:value-type="float" office:value="71608" calcext:value-type="float">
            <text:p>71608</text:p>
          </table:table-cell>
          <table:table-cell office:value-type="float" office:value="640469" calcext:value-type="float">
            <text:p>640469</text:p>
          </table:table-cell>
          <table:table-cell office:value-type="float" office:value="716080" calcext:value-type="float">
            <text:p>716080</text:p>
          </table:table-cell>
        </table:table-row>
        <table:table-row table:style-name="ro2">
          <table:table-cell office:value-type="float" office:value="5800" calcext:value-type="float">
            <text:p>5800</text:p>
          </table:table-cell>
          <table:table-cell office:value-type="float" office:value="65308" calcext:value-type="float">
            <text:p>65308</text:p>
          </table:table-cell>
          <table:table-cell office:value-type="float" office:value="73008" calcext:value-type="float">
            <text:p>73008</text:p>
          </table:table-cell>
          <table:table-cell office:value-type="float" office:value="653063" calcext:value-type="float">
            <text:p>653063</text:p>
          </table:table-cell>
          <table:table-cell office:value-type="float" office:value="730080" calcext:value-type="float">
            <text:p>730080</text:p>
          </table:table-cell>
        </table:table-row>
        <table:table-row table:style-name="ro2">
          <table:table-cell office:value-type="float" office:value="5900" calcext:value-type="float">
            <text:p>5900</text:p>
          </table:table-cell>
          <table:table-cell office:value-type="float" office:value="66605" calcext:value-type="float">
            <text:p>66605</text:p>
          </table:table-cell>
          <table:table-cell office:value-type="float" office:value="74408" calcext:value-type="float">
            <text:p>74408</text:p>
          </table:table-cell>
          <table:table-cell office:value-type="float" office:value="665659" calcext:value-type="float">
            <text:p>665659</text:p>
          </table:table-cell>
          <table:table-cell office:value-type="float" office:value="744080" calcext:value-type="float">
            <text:p>74408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67845" calcext:value-type="float">
            <text:p>67845</text:p>
          </table:table-cell>
          <table:table-cell office:value-type="float" office:value="75808" calcext:value-type="float">
            <text:p>75808</text:p>
          </table:table-cell>
          <table:table-cell office:value-type="float" office:value="678408" calcext:value-type="float">
            <text:p>678408</text:p>
          </table:table-cell>
          <table:table-cell office:value-type="float" office:value="758080" calcext:value-type="float">
            <text:p>758080</text:p>
          </table:table-cell>
        </table:table-row>
        <table:table-row table:style-name="ro2">
          <table:table-cell office:value-type="float" office:value="6100" calcext:value-type="float">
            <text:p>6100</text:p>
          </table:table-cell>
          <table:table-cell office:value-type="float" office:value="69087" calcext:value-type="float">
            <text:p>69087</text:p>
          </table:table-cell>
          <table:table-cell office:value-type="float" office:value="77208" calcext:value-type="float">
            <text:p>77208</text:p>
          </table:table-cell>
          <table:table-cell office:value-type="float" office:value="691049" calcext:value-type="float">
            <text:p>691049</text:p>
          </table:table-cell>
          <table:table-cell office:value-type="float" office:value="772080" calcext:value-type="float">
            <text:p>772080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70383" calcext:value-type="float">
            <text:p>70383</text:p>
          </table:table-cell>
          <table:table-cell office:value-type="float" office:value="78608" calcext:value-type="float">
            <text:p>78608</text:p>
          </table:table-cell>
          <table:table-cell office:value-type="float" office:value="703805" calcext:value-type="float">
            <text:p>703805</text:p>
          </table:table-cell>
          <table:table-cell office:value-type="float" office:value="786080" calcext:value-type="float">
            <text:p>786080</text:p>
          </table:table-cell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71681" calcext:value-type="float">
            <text:p>71681</text:p>
          </table:table-cell>
          <table:table-cell office:value-type="float" office:value="80008" calcext:value-type="float">
            <text:p>80008</text:p>
          </table:table-cell>
          <table:table-cell office:value-type="float" office:value="716698" calcext:value-type="float">
            <text:p>716698</text:p>
          </table:table-cell>
          <table:table-cell office:value-type="float" office:value="800080" calcext:value-type="float">
            <text:p>800080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72978" calcext:value-type="float">
            <text:p>72978</text:p>
          </table:table-cell>
          <table:table-cell office:value-type="float" office:value="81408" calcext:value-type="float">
            <text:p>81408</text:p>
          </table:table-cell>
          <table:table-cell office:value-type="float" office:value="729542" calcext:value-type="float">
            <text:p>729542</text:p>
          </table:table-cell>
          <table:table-cell office:value-type="float" office:value="814080" calcext:value-type="float">
            <text:p>814080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74228" calcext:value-type="float">
            <text:p>74228</text:p>
          </table:table-cell>
          <table:table-cell office:value-type="float" office:value="82808" calcext:value-type="float">
            <text:p>82808</text:p>
          </table:table-cell>
          <table:table-cell office:value-type="float" office:value="742350" calcext:value-type="float">
            <text:p>742350</text:p>
          </table:table-cell>
          <table:table-cell office:value-type="float" office:value="828080" calcext:value-type="float">
            <text:p>828080</text:p>
          </table:table-cell>
        </table:table-row>
        <table:table-row table:style-name="ro2">
          <table:table-cell office:value-type="float" office:value="6600" calcext:value-type="float">
            <text:p>6600</text:p>
          </table:table-cell>
          <table:table-cell office:value-type="float" office:value="75526" calcext:value-type="float">
            <text:p>75526</text:p>
          </table:table-cell>
          <table:table-cell office:value-type="float" office:value="84208" calcext:value-type="float">
            <text:p>84208</text:p>
          </table:table-cell>
          <table:table-cell office:value-type="float" office:value="755299" calcext:value-type="float">
            <text:p>755299</text:p>
          </table:table-cell>
          <table:table-cell office:value-type="float" office:value="842080" calcext:value-type="float">
            <text:p>842080</text:p>
          </table:table-cell>
        </table:table-row>
        <table:table-row table:style-name="ro2">
          <table:table-cell office:value-type="float" office:value="6700" calcext:value-type="float">
            <text:p>6700</text:p>
          </table:table-cell>
          <table:table-cell office:value-type="float" office:value="76826" calcext:value-type="float">
            <text:p>76826</text:p>
          </table:table-cell>
          <table:table-cell office:value-type="float" office:value="85608" calcext:value-type="float">
            <text:p>85608</text:p>
          </table:table-cell>
          <table:table-cell office:value-type="float" office:value="768130" calcext:value-type="float">
            <text:p>768130</text:p>
          </table:table-cell>
          <table:table-cell office:value-type="float" office:value="856080" calcext:value-type="float">
            <text:p>856080</text:p>
          </table:table-cell>
        </table:table-row>
        <table:table-row table:style-name="ro2">
          <table:table-cell office:value-type="float" office:value="6800" calcext:value-type="float">
            <text:p>6800</text:p>
          </table:table-cell>
          <table:table-cell office:value-type="float" office:value="78087" calcext:value-type="float">
            <text:p>78087</text:p>
          </table:table-cell>
          <table:table-cell office:value-type="float" office:value="87008" calcext:value-type="float">
            <text:p>87008</text:p>
          </table:table-cell>
          <table:table-cell office:value-type="float" office:value="781049" calcext:value-type="float">
            <text:p>781049</text:p>
          </table:table-cell>
          <table:table-cell office:value-type="float" office:value="870080" calcext:value-type="float">
            <text:p>870080</text:p>
          </table:table-cell>
        </table:table-row>
        <table:table-row table:style-name="ro2">
          <table:table-cell office:value-type="float" office:value="6900" calcext:value-type="float">
            <text:p>6900</text:p>
          </table:table-cell>
          <table:table-cell office:value-type="float" office:value="79395" calcext:value-type="float">
            <text:p>79395</text:p>
          </table:table-cell>
          <table:table-cell office:value-type="float" office:value="88408" calcext:value-type="float">
            <text:p>88408</text:p>
          </table:table-cell>
          <table:table-cell office:value-type="float" office:value="793813" calcext:value-type="float">
            <text:p>793813</text:p>
          </table:table-cell>
          <table:table-cell office:value-type="float" office:value="884080" calcext:value-type="float">
            <text:p>884080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80637" calcext:value-type="float">
            <text:p>80637</text:p>
          </table:table-cell>
          <table:table-cell office:value-type="float" office:value="89808" calcext:value-type="float">
            <text:p>89808</text:p>
          </table:table-cell>
          <table:table-cell office:value-type="float" office:value="806785" calcext:value-type="float">
            <text:p>806785</text:p>
          </table:table-cell>
          <table:table-cell office:value-type="float" office:value="898080" calcext:value-type="float">
            <text:p>898080</text:p>
          </table:table-cell>
        </table:table-row>
        <table:table-row table:style-name="ro2">
          <table:table-cell office:value-type="float" office:value="7100" calcext:value-type="float">
            <text:p>7100</text:p>
          </table:table-cell>
          <table:table-cell office:value-type="float" office:value="82005" calcext:value-type="float">
            <text:p>82005</text:p>
          </table:table-cell>
          <table:table-cell office:value-type="float" office:value="91208" calcext:value-type="float">
            <text:p>91208</text:p>
          </table:table-cell>
          <table:table-cell office:value-type="float" office:value="819802" calcext:value-type="float">
            <text:p>819802</text:p>
          </table:table-cell>
          <table:table-cell office:value-type="float" office:value="912080" calcext:value-type="float">
            <text:p>912080</text:p>
          </table:table-cell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83273" calcext:value-type="float">
            <text:p>83273</text:p>
          </table:table-cell>
          <table:table-cell office:value-type="float" office:value="92608" calcext:value-type="float">
            <text:p>92608</text:p>
          </table:table-cell>
          <table:table-cell office:value-type="float" office:value="832626" calcext:value-type="float">
            <text:p>832626</text:p>
          </table:table-cell>
          <table:table-cell office:value-type="float" office:value="926080" calcext:value-type="float">
            <text:p>926080</text:p>
          </table:table-cell>
        </table:table-row>
        <table:table-row table:style-name="ro2">
          <table:table-cell office:value-type="float" office:value="7300" calcext:value-type="float">
            <text:p>7300</text:p>
          </table:table-cell>
          <table:table-cell office:value-type="float" office:value="84544" calcext:value-type="float">
            <text:p>84544</text:p>
          </table:table-cell>
          <table:table-cell office:value-type="float" office:value="94008" calcext:value-type="float">
            <text:p>94008</text:p>
          </table:table-cell>
          <table:table-cell office:value-type="float" office:value="845584" calcext:value-type="float">
            <text:p>845584</text:p>
          </table:table-cell>
          <table:table-cell office:value-type="float" office:value="940080" calcext:value-type="float">
            <text:p>940080</text:p>
          </table:table-cell>
        </table:table-row>
        <table:table-row table:style-name="ro2">
          <table:table-cell office:value-type="float" office:value="7400" calcext:value-type="float">
            <text:p>7400</text:p>
          </table:table-cell>
          <table:table-cell office:value-type="float" office:value="85859" calcext:value-type="float">
            <text:p>85859</text:p>
          </table:table-cell>
          <table:table-cell office:value-type="float" office:value="95408" calcext:value-type="float">
            <text:p>95408</text:p>
          </table:table-cell>
          <table:table-cell office:value-type="float" office:value="858536" calcext:value-type="float">
            <text:p>858536</text:p>
          </table:table-cell>
          <table:table-cell office:value-type="float" office:value="954080" calcext:value-type="float">
            <text:p>954080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87159" calcext:value-type="float">
            <text:p>87159</text:p>
          </table:table-cell>
          <table:table-cell office:value-type="float" office:value="96808" calcext:value-type="float">
            <text:p>96808</text:p>
          </table:table-cell>
          <table:table-cell office:value-type="float" office:value="871490" calcext:value-type="float">
            <text:p>871490</text:p>
          </table:table-cell>
          <table:table-cell office:value-type="float" office:value="968080" calcext:value-type="float">
            <text:p>968080</text:p>
          </table:table-cell>
        </table:table-row>
        <table:table-row table:style-name="ro2">
          <table:table-cell office:value-type="float" office:value="7600" calcext:value-type="float">
            <text:p>7600</text:p>
          </table:table-cell>
          <table:table-cell office:value-type="float" office:value="88468" calcext:value-type="float">
            <text:p>88468</text:p>
          </table:table-cell>
          <table:table-cell office:value-type="float" office:value="98208" calcext:value-type="float">
            <text:p>98208</text:p>
          </table:table-cell>
          <table:table-cell office:value-type="float" office:value="884461" calcext:value-type="float">
            <text:p>884461</text:p>
          </table:table-cell>
          <table:table-cell office:value-type="float" office:value="982080" calcext:value-type="float">
            <text:p>982080</text:p>
          </table:table-cell>
        </table:table-row>
        <table:table-row table:style-name="ro2">
          <table:table-cell office:value-type="float" office:value="7700" calcext:value-type="float">
            <text:p>7700</text:p>
          </table:table-cell>
          <table:table-cell office:value-type="float" office:value="89732" calcext:value-type="float">
            <text:p>89732</text:p>
          </table:table-cell>
          <table:table-cell office:value-type="float" office:value="99608" calcext:value-type="float">
            <text:p>99608</text:p>
          </table:table-cell>
          <table:table-cell office:value-type="float" office:value="897368" calcext:value-type="float">
            <text:p>897368</text:p>
          </table:table-cell>
          <table:table-cell office:value-type="float" office:value="996080" calcext:value-type="float">
            <text:p>996080</text:p>
          </table:table-cell>
        </table:table-row>
        <table:table-row table:style-name="ro2">
          <table:table-cell office:value-type="float" office:value="7800" calcext:value-type="float">
            <text:p>7800</text:p>
          </table:table-cell>
          <table:table-cell office:value-type="float" office:value="91005" calcext:value-type="float">
            <text:p>91005</text:p>
          </table:table-cell>
          <table:table-cell office:value-type="float" office:value="101008" calcext:value-type="float">
            <text:p>101008</text:p>
          </table:table-cell>
          <table:table-cell office:value-type="float" office:value="910426" calcext:value-type="float">
            <text:p>910426</text:p>
          </table:table-cell>
          <table:table-cell office:value-type="float" office:value="1010080" calcext:value-type="float">
            <text:p>1010080</text:p>
          </table:table-cell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92331" calcext:value-type="float">
            <text:p>92331</text:p>
          </table:table-cell>
          <table:table-cell office:value-type="float" office:value="102408" calcext:value-type="float">
            <text:p>102408</text:p>
          </table:table-cell>
          <table:table-cell office:value-type="float" office:value="923317" calcext:value-type="float">
            <text:p>923317</text:p>
          </table:table-cell>
          <table:table-cell office:value-type="float" office:value="1024080" calcext:value-type="float">
            <text:p>1024080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93657" calcext:value-type="float">
            <text:p>93657</text:p>
          </table:table-cell>
          <table:table-cell office:value-type="float" office:value="103808" calcext:value-type="float">
            <text:p>103808</text:p>
          </table:table-cell>
          <table:table-cell office:value-type="float" office:value="936463" calcext:value-type="float">
            <text:p>936463</text:p>
          </table:table-cell>
          <table:table-cell office:value-type="float" office:value="1038080" calcext:value-type="float">
            <text:p>1038080</text:p>
          </table:table-cell>
        </table:table-row>
        <table:table-row table:style-name="ro2">
          <table:table-cell office:value-type="float" office:value="8100" calcext:value-type="float">
            <text:p>8100</text:p>
          </table:table-cell>
          <table:table-cell office:value-type="float" office:value="94945" calcext:value-type="float">
            <text:p>94945</text:p>
          </table:table-cell>
          <table:table-cell office:value-type="float" office:value="105208" calcext:value-type="float">
            <text:p>105208</text:p>
          </table:table-cell>
          <table:table-cell office:value-type="float" office:value="949414" calcext:value-type="float">
            <text:p>949414</text:p>
          </table:table-cell>
          <table:table-cell office:value-type="float" office:value="1052080" calcext:value-type="float">
            <text:p>1052080</text:p>
          </table:table-cell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96243" calcext:value-type="float">
            <text:p>96243</text:p>
          </table:table-cell>
          <table:table-cell office:value-type="float" office:value="106616" calcext:value-type="float">
            <text:p>106616</text:p>
          </table:table-cell>
          <table:table-cell office:value-type="float" office:value="962510" calcext:value-type="float">
            <text:p>962510</text:p>
          </table:table-cell>
          <table:table-cell office:value-type="float" office:value="1066160" calcext:value-type="float">
            <text:p>1066160</text:p>
          </table:table-cell>
        </table:table-row>
        <table:table-row table:style-name="ro2">
          <table:table-cell office:value-type="float" office:value="8300" calcext:value-type="float">
            <text:p>8300</text:p>
          </table:table-cell>
          <table:table-cell office:value-type="float" office:value="97592" calcext:value-type="float">
            <text:p>97592</text:p>
          </table:table-cell>
          <table:table-cell office:value-type="float" office:value="108116" calcext:value-type="float">
            <text:p>108116</text:p>
          </table:table-cell>
          <table:table-cell office:value-type="float" office:value="975877" calcext:value-type="float">
            <text:p>975877</text:p>
          </table:table-cell>
          <table:table-cell office:value-type="float" office:value="1081160" calcext:value-type="float">
            <text:p>1081160</text:p>
          </table:table-cell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98918" calcext:value-type="float">
            <text:p>98918</text:p>
          </table:table-cell>
          <table:table-cell office:value-type="float" office:value="109616" calcext:value-type="float">
            <text:p>109616</text:p>
          </table:table-cell>
          <table:table-cell office:value-type="float" office:value="989161" calcext:value-type="float">
            <text:p>989161</text:p>
          </table:table-cell>
          <table:table-cell office:value-type="float" office:value="1096160" calcext:value-type="float">
            <text:p>1096160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00273" calcext:value-type="float">
            <text:p>100273</text:p>
          </table:table-cell>
          <table:table-cell office:value-type="float" office:value="111116" calcext:value-type="float">
            <text:p>111116</text:p>
          </table:table-cell>
          <table:table-cell office:value-type="float" office:value="1002674" calcext:value-type="float">
            <text:p>1002674</text:p>
          </table:table-cell>
          <table:table-cell office:value-type="float" office:value="1111160" calcext:value-type="float">
            <text:p>1111160</text:p>
          </table:table-cell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101581" calcext:value-type="float">
            <text:p>101581</text:p>
          </table:table-cell>
          <table:table-cell office:value-type="float" office:value="112616" calcext:value-type="float">
            <text:p>112616</text:p>
          </table:table-cell>
          <table:table-cell office:value-type="float" office:value="1016089" calcext:value-type="float">
            <text:p>1016089</text:p>
          </table:table-cell>
          <table:table-cell office:value-type="float" office:value="1126160" calcext:value-type="float">
            <text:p>1126160</text:p>
          </table:table-cell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102910" calcext:value-type="float">
            <text:p>102910</text:p>
          </table:table-cell>
          <table:table-cell office:value-type="float" office:value="114116" calcext:value-type="float">
            <text:p>114116</text:p>
          </table:table-cell>
          <table:table-cell office:value-type="float" office:value="1029515" calcext:value-type="float">
            <text:p>1029515</text:p>
          </table:table-cell>
          <table:table-cell office:value-type="float" office:value="1141160" calcext:value-type="float">
            <text:p>1141160</text:p>
          </table:table-cell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104293" calcext:value-type="float">
            <text:p>104293</text:p>
          </table:table-cell>
          <table:table-cell office:value-type="float" office:value="115616" calcext:value-type="float">
            <text:p>115616</text:p>
          </table:table-cell>
          <table:table-cell office:value-type="float" office:value="1042887" calcext:value-type="float">
            <text:p>1042887</text:p>
          </table:table-cell>
          <table:table-cell office:value-type="float" office:value="1156160" calcext:value-type="float">
            <text:p>1156160</text:p>
          </table:table-cell>
        </table:table-row>
        <table:table-row table:style-name="ro2">
          <table:table-cell office:value-type="float" office:value="8900" calcext:value-type="float">
            <text:p>8900</text:p>
          </table:table-cell>
          <table:table-cell office:value-type="float" office:value="105633" calcext:value-type="float">
            <text:p>105633</text:p>
          </table:table-cell>
          <table:table-cell office:value-type="float" office:value="117116" calcext:value-type="float">
            <text:p>117116</text:p>
          </table:table-cell>
          <table:table-cell office:value-type="float" office:value="1056325" calcext:value-type="float">
            <text:p>1056325</text:p>
          </table:table-cell>
          <table:table-cell office:value-type="float" office:value="1171160" calcext:value-type="float">
            <text:p>1171160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06958" calcext:value-type="float">
            <text:p>106958</text:p>
          </table:table-cell>
          <table:table-cell office:value-type="float" office:value="118616" calcext:value-type="float">
            <text:p>118616</text:p>
          </table:table-cell>
          <table:table-cell office:value-type="float" office:value="1069624" calcext:value-type="float">
            <text:p>1069624</text:p>
          </table:table-cell>
          <table:table-cell office:value-type="float" office:value="1186160" calcext:value-type="float">
            <text:p>1186160</text:p>
          </table:table-cell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108315" calcext:value-type="float">
            <text:p>108315</text:p>
          </table:table-cell>
          <table:table-cell office:value-type="float" office:value="120116" calcext:value-type="float">
            <text:p>120116</text:p>
          </table:table-cell>
          <table:table-cell office:value-type="float" office:value="1083217" calcext:value-type="float">
            <text:p>1083217</text:p>
          </table:table-cell>
          <table:table-cell office:value-type="float" office:value="1201160" calcext:value-type="float">
            <text:p>1201160</text:p>
          </table:table-cell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109620" calcext:value-type="float">
            <text:p>109620</text:p>
          </table:table-cell>
          <table:table-cell office:value-type="float" office:value="121616" calcext:value-type="float">
            <text:p>121616</text:p>
          </table:table-cell>
          <table:table-cell office:value-type="float" office:value="1096602" calcext:value-type="float">
            <text:p>1096602</text:p>
          </table:table-cell>
          <table:table-cell office:value-type="float" office:value="1216160" calcext:value-type="float">
            <text:p>1216160</text:p>
          </table:table-cell>
        </table:table-row>
        <table:table-row table:style-name="ro2">
          <table:table-cell office:value-type="float" office:value="9300" calcext:value-type="float">
            <text:p>9300</text:p>
          </table:table-cell>
          <table:table-cell office:value-type="float" office:value="110992" calcext:value-type="float">
            <text:p>110992</text:p>
          </table:table-cell>
          <table:table-cell office:value-type="float" office:value="123116" calcext:value-type="float">
            <text:p>123116</text:p>
          </table:table-cell>
          <table:table-cell office:value-type="float" office:value="1110089" calcext:value-type="float">
            <text:p>1110089</text:p>
          </table:table-cell>
          <table:table-cell office:value-type="float" office:value="1231160" calcext:value-type="float">
            <text:p>1231160</text:p>
          </table:table-cell>
        </table:table-row>
        <table:table-row table:style-name="ro2">
          <table:table-cell office:value-type="float" office:value="9400" calcext:value-type="float">
            <text:p>9400</text:p>
          </table:table-cell>
          <table:table-cell office:value-type="float" office:value="112356" calcext:value-type="float">
            <text:p>112356</text:p>
          </table:table-cell>
          <table:table-cell office:value-type="float" office:value="124616" calcext:value-type="float">
            <text:p>124616</text:p>
          </table:table-cell>
          <table:table-cell office:value-type="float" office:value="1123662" calcext:value-type="float">
            <text:p>1123662</text:p>
          </table:table-cell>
          <table:table-cell office:value-type="float" office:value="1246160" calcext:value-type="float">
            <text:p>1246160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113668" calcext:value-type="float">
            <text:p>113668</text:p>
          </table:table-cell>
          <table:table-cell office:value-type="float" office:value="126116" calcext:value-type="float">
            <text:p>126116</text:p>
          </table:table-cell>
          <table:table-cell office:value-type="float" office:value="1137055" calcext:value-type="float">
            <text:p>1137055</text:p>
          </table:table-cell>
          <table:table-cell office:value-type="float" office:value="1261160" calcext:value-type="float">
            <text:p>1261160</text:p>
          </table:table-cell>
        </table:table-row>
        <table:table-row table:style-name="ro2">
          <table:table-cell office:value-type="float" office:value="9600" calcext:value-type="float">
            <text:p>9600</text:p>
          </table:table-cell>
          <table:table-cell office:value-type="float" office:value="115052" calcext:value-type="float">
            <text:p>115052</text:p>
          </table:table-cell>
          <table:table-cell office:value-type="float" office:value="127616" calcext:value-type="float">
            <text:p>127616</text:p>
          </table:table-cell>
          <table:table-cell office:value-type="float" office:value="1150525" calcext:value-type="float">
            <text:p>1150525</text:p>
          </table:table-cell>
          <table:table-cell office:value-type="float" office:value="1276160" calcext:value-type="float">
            <text:p>1276160</text:p>
          </table:table-cell>
        </table:table-row>
        <table:table-row table:style-name="ro2">
          <table:table-cell office:value-type="float" office:value="9700" calcext:value-type="float">
            <text:p>9700</text:p>
          </table:table-cell>
          <table:table-cell office:value-type="float" office:value="116429" calcext:value-type="float">
            <text:p>116429</text:p>
          </table:table-cell>
          <table:table-cell office:value-type="float" office:value="129116" calcext:value-type="float">
            <text:p>129116</text:p>
          </table:table-cell>
          <table:table-cell office:value-type="float" office:value="1164084" calcext:value-type="float">
            <text:p>1164084</text:p>
          </table:table-cell>
          <table:table-cell office:value-type="float" office:value="1291160" calcext:value-type="float">
            <text:p>1291160</text:p>
          </table:table-cell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117741" calcext:value-type="float">
            <text:p>117741</text:p>
          </table:table-cell>
          <table:table-cell office:value-type="float" office:value="130616" calcext:value-type="float">
            <text:p>130616</text:p>
          </table:table-cell>
          <table:table-cell office:value-type="float" office:value="1177472" calcext:value-type="float">
            <text:p>1177472</text:p>
          </table:table-cell>
          <table:table-cell office:value-type="float" office:value="1306160" calcext:value-type="float">
            <text:p>1306160</text:p>
          </table:table-cell>
        </table:table-row>
        <table:table-row table:style-name="ro2">
          <table:table-cell office:value-type="float" office:value="9900" calcext:value-type="float">
            <text:p>9900</text:p>
          </table:table-cell>
          <table:table-cell office:value-type="float" office:value="119079" calcext:value-type="float">
            <text:p>119079</text:p>
          </table:table-cell>
          <table:table-cell office:value-type="float" office:value="132116" calcext:value-type="float">
            <text:p>132116</text:p>
          </table:table-cell>
          <table:table-cell office:value-type="float" office:value="1190979" calcext:value-type="float">
            <text:p>1190979</text:p>
          </table:table-cell>
          <table:table-cell office:value-type="float" office:value="1321160" calcext:value-type="float">
            <text:p>132116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20464" calcext:value-type="float">
            <text:p>120464</text:p>
          </table:table-cell>
          <table:table-cell office:value-type="float" office:value="133616" calcext:value-type="float">
            <text:p>133616</text:p>
          </table:table-cell>
          <table:table-cell office:value-type="float" office:value="1204615" calcext:value-type="float">
            <text:p>1204615</text:p>
          </table:table-cell>
          <table:table-cell office:value-type="float" office:value="1336160" calcext:value-type="float">
            <text:p>1336160</text:p>
          </table:table-cell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float" office:value="121820" calcext:value-type="float">
            <text:p>121820</text:p>
          </table:table-cell>
          <table:table-cell office:value-type="float" office:value="135116" calcext:value-type="float">
            <text:p>135116</text:p>
          </table:table-cell>
          <table:table-cell office:value-type="float" office:value="1217930" calcext:value-type="float">
            <text:p>1217930</text:p>
          </table:table-cell>
          <table:table-cell office:value-type="float" office:value="1351160" calcext:value-type="float">
            <text:p>1351160</text:p>
          </table:table-cell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float" office:value="123140" calcext:value-type="float">
            <text:p>123140</text:p>
          </table:table-cell>
          <table:table-cell office:value-type="float" office:value="136616" calcext:value-type="float">
            <text:p>136616</text:p>
          </table:table-cell>
          <table:table-cell office:value-type="float" office:value="1231623" calcext:value-type="float">
            <text:p>1231623</text:p>
          </table:table-cell>
          <table:table-cell office:value-type="float" office:value="1366160" calcext:value-type="float">
            <text:p>1366160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124533" calcext:value-type="float">
            <text:p>124533</text:p>
          </table:table-cell>
          <table:table-cell office:value-type="float" office:value="138116" calcext:value-type="float">
            <text:p>138116</text:p>
          </table:table-cell>
          <table:table-cell office:value-type="float" office:value="1244994" calcext:value-type="float">
            <text:p>1244994</text:p>
          </table:table-cell>
          <table:table-cell office:value-type="float" office:value="1381160" calcext:value-type="float">
            <text:p>1381160</text:p>
          </table:table-cell>
        </table:table-row>
        <table:table-row table:style-name="ro2">
          <table:table-cell office:value-type="float" office:value="10400" calcext:value-type="float">
            <text:p>10400</text:p>
          </table:table-cell>
          <table:table-cell office:value-type="float" office:value="125893" calcext:value-type="float">
            <text:p>125893</text:p>
          </table:table-cell>
          <table:table-cell office:value-type="float" office:value="139616" calcext:value-type="float">
            <text:p>139616</text:p>
          </table:table-cell>
          <table:table-cell office:value-type="float" office:value="1258585" calcext:value-type="float">
            <text:p>1258585</text:p>
          </table:table-cell>
          <table:table-cell office:value-type="float" office:value="1396160" calcext:value-type="float">
            <text:p>1396160</text:p>
          </table:table-cell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127231" calcext:value-type="float">
            <text:p>127231</text:p>
          </table:table-cell>
          <table:table-cell office:value-type="float" office:value="141116" calcext:value-type="float">
            <text:p>141116</text:p>
          </table:table-cell>
          <table:table-cell office:value-type="float" office:value="1272308" calcext:value-type="float">
            <text:p>1272308</text:p>
          </table:table-cell>
          <table:table-cell office:value-type="float" office:value="1411160" calcext:value-type="float">
            <text:p>1411160</text:p>
          </table:table-cell>
        </table:table-row>
        <table:table-row table:style-name="ro2">
          <table:table-cell office:value-type="float" office:value="10600" calcext:value-type="float">
            <text:p>10600</text:p>
          </table:table-cell>
          <table:table-cell office:value-type="float" office:value="128571" calcext:value-type="float">
            <text:p>128571</text:p>
          </table:table-cell>
          <table:table-cell office:value-type="float" office:value="142616" calcext:value-type="float">
            <text:p>142616</text:p>
          </table:table-cell>
          <table:table-cell office:value-type="float" office:value="1285863" calcext:value-type="float">
            <text:p>1285863</text:p>
          </table:table-cell>
          <table:table-cell office:value-type="float" office:value="1426160" calcext:value-type="float">
            <text:p>1426160</text:p>
          </table:table-cell>
        </table:table-row>
        <table:table-row table:style-name="ro2">
          <table:table-cell office:value-type="float" office:value="10700" calcext:value-type="float">
            <text:p>10700</text:p>
          </table:table-cell>
          <table:table-cell office:value-type="float" office:value="129927" calcext:value-type="float">
            <text:p>129927</text:p>
          </table:table-cell>
          <table:table-cell office:value-type="float" office:value="144116" calcext:value-type="float">
            <text:p>144116</text:p>
          </table:table-cell>
          <table:table-cell office:value-type="float" office:value="1299335" calcext:value-type="float">
            <text:p>1299335</text:p>
          </table:table-cell>
          <table:table-cell office:value-type="float" office:value="1441160" calcext:value-type="float">
            <text:p>1441160</text:p>
          </table:table-cell>
        </table:table-row>
        <table:table-row table:style-name="ro2">
          <table:table-cell office:value-type="float" office:value="10800" calcext:value-type="float">
            <text:p>10800</text:p>
          </table:table-cell>
          <table:table-cell office:value-type="float" office:value="131285" calcext:value-type="float">
            <text:p>131285</text:p>
          </table:table-cell>
          <table:table-cell office:value-type="float" office:value="145616" calcext:value-type="float">
            <text:p>145616</text:p>
          </table:table-cell>
          <table:table-cell office:value-type="float" office:value="1313050" calcext:value-type="float">
            <text:p>1313050</text:p>
          </table:table-cell>
          <table:table-cell office:value-type="float" office:value="1456160" calcext:value-type="float">
            <text:p>1456160</text:p>
          </table:table-cell>
        </table:table-row>
        <table:table-row table:style-name="ro2">
          <table:table-cell office:value-type="float" office:value="10900" calcext:value-type="float">
            <text:p>10900</text:p>
          </table:table-cell>
          <table:table-cell office:value-type="float" office:value="132668" calcext:value-type="float">
            <text:p>132668</text:p>
          </table:table-cell>
          <table:table-cell office:value-type="float" office:value="147116" calcext:value-type="float">
            <text:p>147116</text:p>
          </table:table-cell>
          <table:table-cell office:value-type="float" office:value="1326868" calcext:value-type="float">
            <text:p>1326868</text:p>
          </table:table-cell>
          <table:table-cell office:value-type="float" office:value="1471160" calcext:value-type="float">
            <text:p>1471160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34025" calcext:value-type="float">
            <text:p>134025</text:p>
          </table:table-cell>
          <table:table-cell office:value-type="float" office:value="148616" calcext:value-type="float">
            <text:p>148616</text:p>
          </table:table-cell>
          <table:table-cell office:value-type="float" office:value="1340272" calcext:value-type="float">
            <text:p>1340272</text:p>
          </table:table-cell>
          <table:table-cell office:value-type="float" office:value="1486160" calcext:value-type="float">
            <text:p>1486160</text:p>
          </table:table-cell>
        </table:table-row>
        <table:table-row table:style-name="ro2">
          <table:table-cell office:value-type="float" office:value="11100" calcext:value-type="float">
            <text:p>11100</text:p>
          </table:table-cell>
          <table:table-cell office:value-type="float" office:value="135402" calcext:value-type="float">
            <text:p>135402</text:p>
          </table:table-cell>
          <table:table-cell office:value-type="float" office:value="150116" calcext:value-type="float">
            <text:p>150116</text:p>
          </table:table-cell>
          <table:table-cell office:value-type="float" office:value="1353955" calcext:value-type="float">
            <text:p>1353955</text:p>
          </table:table-cell>
          <table:table-cell office:value-type="float" office:value="1501160" calcext:value-type="float">
            <text:p>1501160</text:p>
          </table:table-cell>
        </table:table-row>
        <table:table-row table:style-name="ro2">
          <table:table-cell office:value-type="float" office:value="11200" calcext:value-type="float">
            <text:p>11200</text:p>
          </table:table-cell>
          <table:table-cell office:value-type="float" office:value="136770" calcext:value-type="float">
            <text:p>136770</text:p>
          </table:table-cell>
          <table:table-cell office:value-type="float" office:value="151616" calcext:value-type="float">
            <text:p>151616</text:p>
          </table:table-cell>
          <table:table-cell office:value-type="float" office:value="1367520" calcext:value-type="float">
            <text:p>1367520</text:p>
          </table:table-cell>
          <table:table-cell office:value-type="float" office:value="1516160" calcext:value-type="float">
            <text:p>1516160</text:p>
          </table:table-cell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138115" calcext:value-type="float">
            <text:p>138115</text:p>
          </table:table-cell>
          <table:table-cell office:value-type="float" office:value="153116" calcext:value-type="float">
            <text:p>153116</text:p>
          </table:table-cell>
          <table:table-cell office:value-type="float" office:value="1381107" calcext:value-type="float">
            <text:p>1381107</text:p>
          </table:table-cell>
          <table:table-cell office:value-type="float" office:value="1531160" calcext:value-type="float">
            <text:p>1531160</text:p>
          </table:table-cell>
        </table:table-row>
        <table:table-row table:style-name="ro2">
          <table:table-cell office:value-type="float" office:value="11400" calcext:value-type="float">
            <text:p>11400</text:p>
          </table:table-cell>
          <table:table-cell office:value-type="float" office:value="139496" calcext:value-type="float">
            <text:p>139496</text:p>
          </table:table-cell>
          <table:table-cell office:value-type="float" office:value="154616" calcext:value-type="float">
            <text:p>154616</text:p>
          </table:table-cell>
          <table:table-cell office:value-type="float" office:value="1394826" calcext:value-type="float">
            <text:p>1394826</text:p>
          </table:table-cell>
          <table:table-cell office:value-type="float" office:value="1546160" calcext:value-type="float">
            <text:p>1546160</text:p>
          </table:table-cell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float" office:value="140859" calcext:value-type="float">
            <text:p>140859</text:p>
          </table:table-cell>
          <table:table-cell office:value-type="float" office:value="156116" calcext:value-type="float">
            <text:p>156116</text:p>
          </table:table-cell>
          <table:table-cell office:value-type="float" office:value="1408475" calcext:value-type="float">
            <text:p>1408475</text:p>
          </table:table-cell>
          <table:table-cell office:value-type="float" office:value="1561160" calcext:value-type="float">
            <text:p>1561160</text:p>
          </table:table-cell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float" office:value="142208" calcext:value-type="float">
            <text:p>142208</text:p>
          </table:table-cell>
          <table:table-cell office:value-type="float" office:value="157616" calcext:value-type="float">
            <text:p>157616</text:p>
          </table:table-cell>
          <table:table-cell office:value-type="float" office:value="1422114" calcext:value-type="float">
            <text:p>1422114</text:p>
          </table:table-cell>
          <table:table-cell office:value-type="float" office:value="1576160" calcext:value-type="float">
            <text:p>1576160</text:p>
          </table:table-cell>
        </table:table-row>
        <table:table-row table:style-name="ro2">
          <table:table-cell office:value-type="float" office:value="11700" calcext:value-type="float">
            <text:p>11700</text:p>
          </table:table-cell>
          <table:table-cell office:value-type="float" office:value="143575" calcext:value-type="float">
            <text:p>143575</text:p>
          </table:table-cell>
          <table:table-cell office:value-type="float" office:value="159116" calcext:value-type="float">
            <text:p>159116</text:p>
          </table:table-cell>
          <table:table-cell office:value-type="float" office:value="1435830" calcext:value-type="float">
            <text:p>1435830</text:p>
          </table:table-cell>
          <table:table-cell office:value-type="float" office:value="1591160" calcext:value-type="float">
            <text:p>1591160</text:p>
          </table:table-cell>
        </table:table-row>
        <table:table-row table:style-name="ro2">
          <table:table-cell office:value-type="float" office:value="11800" calcext:value-type="float">
            <text:p>11800</text:p>
          </table:table-cell>
          <table:table-cell office:value-type="float" office:value="144966" calcext:value-type="float">
            <text:p>144966</text:p>
          </table:table-cell>
          <table:table-cell office:value-type="float" office:value="160616" calcext:value-type="float">
            <text:p>160616</text:p>
          </table:table-cell>
          <table:table-cell office:value-type="float" office:value="1449421" calcext:value-type="float">
            <text:p>1449421</text:p>
          </table:table-cell>
          <table:table-cell office:value-type="float" office:value="1606160" calcext:value-type="float">
            <text:p>1606160</text:p>
          </table:table-cell>
        </table:table-row>
        <table:table-row table:style-name="ro2">
          <table:table-cell office:value-type="float" office:value="11900" calcext:value-type="float">
            <text:p>1190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62116" calcext:value-type="float">
            <text:p>162116</text:p>
          </table:table-cell>
          <table:table-cell office:value-type="float" office:value="1463134" calcext:value-type="float">
            <text:p>1463134</text:p>
          </table:table-cell>
          <table:table-cell office:value-type="float" office:value="1621160" calcext:value-type="float">
            <text:p>1621160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47682" calcext:value-type="float">
            <text:p>147682</text:p>
          </table:table-cell>
          <table:table-cell office:value-type="float" office:value="163616" calcext:value-type="float">
            <text:p>163616</text:p>
          </table:table-cell>
          <table:table-cell office:value-type="float" office:value="1476753" calcext:value-type="float">
            <text:p>1476753</text:p>
          </table:table-cell>
          <table:table-cell office:value-type="float" office:value="1636160" calcext:value-type="float">
            <text:p>1636160</text:p>
          </table:table-cell>
        </table:table-row>
        <table:table-row table:style-name="ro2">
          <table:table-cell office:value-type="float" office:value="12100" calcext:value-type="float">
            <text:p>12100</text:p>
          </table:table-cell>
          <table:table-cell office:value-type="float" office:value="149026" calcext:value-type="float">
            <text:p>149026</text:p>
          </table:table-cell>
          <table:table-cell office:value-type="float" office:value="165116" calcext:value-type="float">
            <text:p>165116</text:p>
          </table:table-cell>
          <table:table-cell office:value-type="float" office:value="1490440" calcext:value-type="float">
            <text:p>1490440</text:p>
          </table:table-cell>
          <table:table-cell office:value-type="float" office:value="1651160" calcext:value-type="float">
            <text:p>1651160</text:p>
          </table:table-cell>
        </table:table-row>
        <table:table-row table:style-name="ro2">
          <table:table-cell office:value-type="float" office:value="12200" calcext:value-type="float">
            <text:p>12200</text:p>
          </table:table-cell>
          <table:table-cell office:value-type="float" office:value="150409" calcext:value-type="float">
            <text:p>150409</text:p>
          </table:table-cell>
          <table:table-cell office:value-type="float" office:value="166616" calcext:value-type="float">
            <text:p>166616</text:p>
          </table:table-cell>
          <table:table-cell office:value-type="float" office:value="1503967" calcext:value-type="float">
            <text:p>1503967</text:p>
          </table:table-cell>
          <table:table-cell office:value-type="float" office:value="1666160" calcext:value-type="float">
            <text:p>1666160</text:p>
          </table:table-cell>
        </table:table-row>
        <table:table-row table:style-name="ro2">
          <table:table-cell office:value-type="float" office:value="12300" calcext:value-type="float">
            <text:p>12300</text:p>
          </table:table-cell>
          <table:table-cell office:value-type="float" office:value="151766" calcext:value-type="float">
            <text:p>151766</text:p>
          </table:table-cell>
          <table:table-cell office:value-type="float" office:value="168116" calcext:value-type="float">
            <text:p>168116</text:p>
          </table:table-cell>
          <table:table-cell office:value-type="float" office:value="1517828" calcext:value-type="float">
            <text:p>1517828</text:p>
          </table:table-cell>
          <table:table-cell office:value-type="float" office:value="1681160" calcext:value-type="float">
            <text:p>1681160</text:p>
          </table:table-cell>
        </table:table-row>
        <table:table-row table:style-name="ro2">
          <table:table-cell office:value-type="float" office:value="12400" calcext:value-type="float">
            <text:p>12400</text:p>
          </table:table-cell>
          <table:table-cell office:value-type="float" office:value="153159" calcext:value-type="float">
            <text:p>153159</text:p>
          </table:table-cell>
          <table:table-cell office:value-type="float" office:value="169616" calcext:value-type="float">
            <text:p>169616</text:p>
          </table:table-cell>
          <table:table-cell office:value-type="float" office:value="1531740" calcext:value-type="float">
            <text:p>1531740</text:p>
          </table:table-cell>
          <table:table-cell office:value-type="float" office:value="1696160" calcext:value-type="float">
            <text:p>1696160</text:p>
          </table:table-cell>
        </table:table-row>
        <table:table-row table:style-name="ro2">
          <table:table-cell office:value-type="float" office:value="12500" calcext:value-type="float">
            <text:p>12500</text:p>
          </table:table-cell>
          <table:table-cell office:value-type="float" office:value="154589" calcext:value-type="float">
            <text:p>154589</text:p>
          </table:table-cell>
          <table:table-cell office:value-type="float" office:value="171116" calcext:value-type="float">
            <text:p>171116</text:p>
          </table:table-cell>
          <table:table-cell office:value-type="float" office:value="1545468" calcext:value-type="float">
            <text:p>1545468</text:p>
          </table:table-cell>
          <table:table-cell office:value-type="float" office:value="1711160" calcext:value-type="float">
            <text:p>1711160</text:p>
          </table:table-cell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float" office:value="156003" calcext:value-type="float">
            <text:p>156003</text:p>
          </table:table-cell>
          <table:table-cell office:value-type="float" office:value="172616" calcext:value-type="float">
            <text:p>172616</text:p>
          </table:table-cell>
          <table:table-cell office:value-type="float" office:value="1559306" calcext:value-type="float">
            <text:p>1559306</text:p>
          </table:table-cell>
          <table:table-cell office:value-type="float" office:value="1726160" calcext:value-type="float">
            <text:p>1726160</text:p>
          </table:table-cell>
        </table:table-row>
        <table:table-row table:style-name="ro2">
          <table:table-cell office:value-type="float" office:value="12700" calcext:value-type="float">
            <text:p>12700</text:p>
          </table:table-cell>
          <table:table-cell office:value-type="float" office:value="157308" calcext:value-type="float">
            <text:p>157308</text:p>
          </table:table-cell>
          <table:table-cell office:value-type="float" office:value="174116" calcext:value-type="float">
            <text:p>174116</text:p>
          </table:table-cell>
          <table:table-cell office:value-type="float" office:value="1573141" calcext:value-type="float">
            <text:p>1573141</text:p>
          </table:table-cell>
          <table:table-cell office:value-type="float" office:value="1741160" calcext:value-type="float">
            <text:p>1741160</text:p>
          </table:table-cell>
        </table:table-row>
        <table:table-row table:style-name="ro2">
          <table:table-cell office:value-type="float" office:value="12800" calcext:value-type="float">
            <text:p>12800</text:p>
          </table:table-cell>
          <table:table-cell office:value-type="float" office:value="158713" calcext:value-type="float">
            <text:p>158713</text:p>
          </table:table-cell>
          <table:table-cell office:value-type="float" office:value="175616" calcext:value-type="float">
            <text:p>175616</text:p>
          </table:table-cell>
          <table:table-cell office:value-type="float" office:value="1586955" calcext:value-type="float">
            <text:p>1586955</text:p>
          </table:table-cell>
          <table:table-cell office:value-type="float" office:value="1756160" calcext:value-type="float">
            <text:p>1756160</text:p>
          </table:table-cell>
        </table:table-row>
        <table:table-row table:style-name="ro2">
          <table:table-cell office:value-type="float" office:value="12900" calcext:value-type="float">
            <text:p>12900</text:p>
          </table:table-cell>
          <table:table-cell office:value-type="float" office:value="160064" calcext:value-type="float">
            <text:p>160064</text:p>
          </table:table-cell>
          <table:table-cell office:value-type="float" office:value="177116" calcext:value-type="float">
            <text:p>177116</text:p>
          </table:table-cell>
          <table:table-cell office:value-type="float" office:value="1600887" calcext:value-type="float">
            <text:p>1600887</text:p>
          </table:table-cell>
          <table:table-cell office:value-type="float" office:value="1771160" calcext:value-type="float">
            <text:p>1771160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61496" calcext:value-type="float">
            <text:p>161496</text:p>
          </table:table-cell>
          <table:table-cell office:value-type="float" office:value="178616" calcext:value-type="float">
            <text:p>178616</text:p>
          </table:table-cell>
          <table:table-cell office:value-type="float" office:value="1614655" calcext:value-type="float">
            <text:p>1614655</text:p>
          </table:table-cell>
          <table:table-cell office:value-type="float" office:value="1786160" calcext:value-type="float">
            <text:p>1786160</text:p>
          </table:table-cell>
        </table:table-row>
        <table:table-row table:style-name="ro2">
          <table:table-cell office:value-type="float" office:value="13100" calcext:value-type="float">
            <text:p>13100</text:p>
          </table:table-cell>
          <table:table-cell office:value-type="float" office:value="162825" calcext:value-type="float">
            <text:p>162825</text:p>
          </table:table-cell>
          <table:table-cell office:value-type="float" office:value="180116" calcext:value-type="float">
            <text:p>180116</text:p>
          </table:table-cell>
          <table:table-cell office:value-type="float" office:value="1628604" calcext:value-type="float">
            <text:p>1628604</text:p>
          </table:table-cell>
          <table:table-cell office:value-type="float" office:value="1801160" calcext:value-type="float">
            <text:p>1801160</text:p>
          </table:table-cell>
        </table:table-row>
        <table:table-row table:style-name="ro2">
          <table:table-cell office:value-type="float" office:value="13200" calcext:value-type="float">
            <text:p>13200</text:p>
          </table:table-cell>
          <table:table-cell office:value-type="float" office:value="164277" calcext:value-type="float">
            <text:p>164277</text:p>
          </table:table-cell>
          <table:table-cell office:value-type="float" office:value="181616" calcext:value-type="float">
            <text:p>181616</text:p>
          </table:table-cell>
          <table:table-cell office:value-type="float" office:value="1642424" calcext:value-type="float">
            <text:p>1642424</text:p>
          </table:table-cell>
          <table:table-cell office:value-type="float" office:value="1816160" calcext:value-type="float">
            <text:p>1816160</text:p>
          </table:table-cell>
        </table:table-row>
        <table:table-row table:style-name="ro2">
          <table:table-cell office:value-type="float" office:value="13300" calcext:value-type="float">
            <text:p>13300</text:p>
          </table:table-cell>
          <table:table-cell office:value-type="float" office:value="165635" calcext:value-type="float">
            <text:p>165635</text:p>
          </table:table-cell>
          <table:table-cell office:value-type="float" office:value="183116" calcext:value-type="float">
            <text:p>183116</text:p>
          </table:table-cell>
          <table:table-cell office:value-type="float" office:value="1656322" calcext:value-type="float">
            <text:p>1656322</text:p>
          </table:table-cell>
          <table:table-cell office:value-type="float" office:value="1831160" calcext:value-type="float">
            <text:p>1831160</text:p>
          </table:table-cell>
        </table:table-row>
        <table:table-row table:style-name="ro2">
          <table:table-cell office:value-type="float" office:value="13400" calcext:value-type="float">
            <text:p>13400</text:p>
          </table:table-cell>
          <table:table-cell office:value-type="float" office:value="167041" calcext:value-type="float">
            <text:p>167041</text:p>
          </table:table-cell>
          <table:table-cell office:value-type="float" office:value="184616" calcext:value-type="float">
            <text:p>184616</text:p>
          </table:table-cell>
          <table:table-cell office:value-type="float" office:value="1670293" calcext:value-type="float">
            <text:p>1670293</text:p>
          </table:table-cell>
          <table:table-cell office:value-type="float" office:value="1846160" calcext:value-type="float">
            <text:p>1846160</text:p>
          </table:table-cell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168433" calcext:value-type="float">
            <text:p>168433</text:p>
          </table:table-cell>
          <table:table-cell office:value-type="float" office:value="186116" calcext:value-type="float">
            <text:p>186116</text:p>
          </table:table-cell>
          <table:table-cell office:value-type="float" office:value="1684149" calcext:value-type="float">
            <text:p>1684149</text:p>
          </table:table-cell>
          <table:table-cell office:value-type="float" office:value="1861160" calcext:value-type="float">
            <text:p>1861160</text:p>
          </table:table-cell>
        </table:table-row>
        <table:table-row table:style-name="ro2">
          <table:table-cell office:value-type="float" office:value="13600" calcext:value-type="float">
            <text:p>13600</text:p>
          </table:table-cell>
          <table:table-cell office:value-type="float" office:value="169819" calcext:value-type="float">
            <text:p>169819</text:p>
          </table:table-cell>
          <table:table-cell office:value-type="float" office:value="187616" calcext:value-type="float">
            <text:p>187616</text:p>
          </table:table-cell>
          <table:table-cell office:value-type="float" office:value="1698007" calcext:value-type="float">
            <text:p>1698007</text:p>
          </table:table-cell>
          <table:table-cell office:value-type="float" office:value="1876160" calcext:value-type="float">
            <text:p>1876160</text:p>
          </table:table-cell>
        </table:table-row>
        <table:table-row table:style-name="ro2">
          <table:table-cell office:value-type="float" office:value="13700" calcext:value-type="float">
            <text:p>13700</text:p>
          </table:table-cell>
          <table:table-cell office:value-type="float" office:value="171213" calcext:value-type="float">
            <text:p>171213</text:p>
          </table:table-cell>
          <table:table-cell office:value-type="float" office:value="189116" calcext:value-type="float">
            <text:p>189116</text:p>
          </table:table-cell>
          <table:table-cell office:value-type="float" office:value="1711822" calcext:value-type="float">
            <text:p>1711822</text:p>
          </table:table-cell>
          <table:table-cell office:value-type="float" office:value="1891160" calcext:value-type="float">
            <text:p>1891160</text:p>
          </table:table-cell>
        </table:table-row>
        <table:table-row table:style-name="ro2">
          <table:table-cell office:value-type="float" office:value="13800" calcext:value-type="float">
            <text:p>13800</text:p>
          </table:table-cell>
          <table:table-cell office:value-type="float" office:value="172629" calcext:value-type="float">
            <text:p>172629</text:p>
          </table:table-cell>
          <table:table-cell office:value-type="float" office:value="190616" calcext:value-type="float">
            <text:p>190616</text:p>
          </table:table-cell>
          <table:table-cell office:value-type="float" office:value="1725817" calcext:value-type="float">
            <text:p>1725817</text:p>
          </table:table-cell>
          <table:table-cell office:value-type="float" office:value="1906160" calcext:value-type="float">
            <text:p>1906160</text:p>
          </table:table-cell>
        </table:table-row>
        <table:table-row table:style-name="ro2">
          <table:table-cell office:value-type="float" office:value="13900" calcext:value-type="float">
            <text:p>13900</text:p>
          </table:table-cell>
          <table:table-cell office:value-type="float" office:value="173999" calcext:value-type="float">
            <text:p>173999</text:p>
          </table:table-cell>
          <table:table-cell office:value-type="float" office:value="192116" calcext:value-type="float">
            <text:p>192116</text:p>
          </table:table-cell>
          <table:table-cell office:value-type="float" office:value="1739662" calcext:value-type="float">
            <text:p>1739662</text:p>
          </table:table-cell>
          <table:table-cell office:value-type="float" office:value="1921160" calcext:value-type="float">
            <text:p>1921160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75374" calcext:value-type="float">
            <text:p>175374</text:p>
          </table:table-cell>
          <table:table-cell office:value-type="float" office:value="193616" calcext:value-type="float">
            <text:p>193616</text:p>
          </table:table-cell>
          <table:table-cell office:value-type="float" office:value="1753613" calcext:value-type="float">
            <text:p>1753613</text:p>
          </table:table-cell>
          <table:table-cell office:value-type="float" office:value="1936160" calcext:value-type="float">
            <text:p>1936160</text:p>
          </table:table-cell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176760" calcext:value-type="float">
            <text:p>176760</text:p>
          </table:table-cell>
          <table:table-cell office:value-type="float" office:value="195116" calcext:value-type="float">
            <text:p>195116</text:p>
          </table:table-cell>
          <table:table-cell office:value-type="float" office:value="1767456" calcext:value-type="float">
            <text:p>1767456</text:p>
          </table:table-cell>
          <table:table-cell office:value-type="float" office:value="1951160" calcext:value-type="float">
            <text:p>1951160</text:p>
          </table:table-cell>
        </table:table-row>
        <table:table-row table:style-name="ro2">
          <table:table-cell office:value-type="float" office:value="14200" calcext:value-type="float">
            <text:p>14200</text:p>
          </table:table-cell>
          <table:table-cell office:value-type="float" office:value="178093" calcext:value-type="float">
            <text:p>178093</text:p>
          </table:table-cell>
          <table:table-cell office:value-type="float" office:value="196616" calcext:value-type="float">
            <text:p>196616</text:p>
          </table:table-cell>
          <table:table-cell office:value-type="float" office:value="1781427" calcext:value-type="float">
            <text:p>1781427</text:p>
          </table:table-cell>
          <table:table-cell office:value-type="float" office:value="1966160" calcext:value-type="float">
            <text:p>1966160</text:p>
          </table:table-cell>
        </table:table-row>
        <table:table-row table:style-name="ro2">
          <table:table-cell office:value-type="float" office:value="14300" calcext:value-type="float">
            <text:p>14300</text:p>
          </table:table-cell>
          <table:table-cell office:value-type="float" office:value="179513" calcext:value-type="float">
            <text:p>179513</text:p>
          </table:table-cell>
          <table:table-cell office:value-type="float" office:value="198116" calcext:value-type="float">
            <text:p>198116</text:p>
          </table:table-cell>
          <table:table-cell office:value-type="float" office:value="1795288" calcext:value-type="float">
            <text:p>1795288</text:p>
          </table:table-cell>
          <table:table-cell office:value-type="float" office:value="1981160" calcext:value-type="float">
            <text:p>1981160</text:p>
          </table:table-cell>
        </table:table-row>
        <table:table-row table:style-name="ro2">
          <table:table-cell office:value-type="float" office:value="14400" calcext:value-type="float">
            <text:p>14400</text:p>
          </table:table-cell>
          <table:table-cell office:value-type="float" office:value="180916" calcext:value-type="float">
            <text:p>180916</text:p>
          </table:table-cell>
          <table:table-cell office:value-type="float" office:value="199616" calcext:value-type="float">
            <text:p>199616</text:p>
          </table:table-cell>
          <table:table-cell office:value-type="float" office:value="1809244" calcext:value-type="float">
            <text:p>1809244</text:p>
          </table:table-cell>
          <table:table-cell office:value-type="float" office:value="1996160" calcext:value-type="float">
            <text:p>1996160</text:p>
          </table:table-cell>
        </table:table-row>
        <table:table-row table:style-name="ro2">
          <table:table-cell office:value-type="float" office:value="14500" calcext:value-type="float">
            <text:p>14500</text:p>
          </table:table-cell>
          <table:table-cell office:value-type="float" office:value="182325" calcext:value-type="float">
            <text:p>182325</text:p>
          </table:table-cell>
          <table:table-cell office:value-type="float" office:value="201116" calcext:value-type="float">
            <text:p>201116</text:p>
          </table:table-cell>
          <table:table-cell office:value-type="float" office:value="1823154" calcext:value-type="float">
            <text:p>1823154</text:p>
          </table:table-cell>
          <table:table-cell office:value-type="float" office:value="2011160" calcext:value-type="float">
            <text:p>2011160</text:p>
          </table:table-cell>
        </table:table-row>
        <table:table-row table:style-name="ro2">
          <table:table-cell office:value-type="float" office:value="14600" calcext:value-type="float">
            <text:p>14600</text:p>
          </table:table-cell>
          <table:table-cell office:value-type="float" office:value="183666" calcext:value-type="float">
            <text:p>183666</text:p>
          </table:table-cell>
          <table:table-cell office:value-type="float" office:value="202616" calcext:value-type="float">
            <text:p>202616</text:p>
          </table:table-cell>
          <table:table-cell office:value-type="float" office:value="1837164" calcext:value-type="float">
            <text:p>1837164</text:p>
          </table:table-cell>
          <table:table-cell office:value-type="float" office:value="2026160" calcext:value-type="float">
            <text:p>2026160</text:p>
          </table:table-cell>
        </table:table-row>
        <table:table-row table:style-name="ro2">
          <table:table-cell office:value-type="float" office:value="14700" calcext:value-type="float">
            <text:p>14700</text:p>
          </table:table-cell>
          <table:table-cell office:value-type="float" office:value="185097" calcext:value-type="float">
            <text:p>185097</text:p>
          </table:table-cell>
          <table:table-cell office:value-type="float" office:value="204116" calcext:value-type="float">
            <text:p>204116</text:p>
          </table:table-cell>
          <table:table-cell office:value-type="float" office:value="1851168" calcext:value-type="float">
            <text:p>1851168</text:p>
          </table:table-cell>
          <table:table-cell office:value-type="float" office:value="2041160" calcext:value-type="float">
            <text:p>2041160</text:p>
          </table:table-cell>
        </table:table-row>
        <table:table-row table:style-name="ro2">
          <table:table-cell office:value-type="float" office:value="14800" calcext:value-type="float">
            <text:p>14800</text:p>
          </table:table-cell>
          <table:table-cell office:value-type="float" office:value="186491" calcext:value-type="float">
            <text:p>186491</text:p>
          </table:table-cell>
          <table:table-cell office:value-type="float" office:value="205616" calcext:value-type="float">
            <text:p>205616</text:p>
          </table:table-cell>
          <table:table-cell office:value-type="float" office:value="1865036" calcext:value-type="float">
            <text:p>1865036</text:p>
          </table:table-cell>
          <table:table-cell office:value-type="float" office:value="2056160" calcext:value-type="float">
            <text:p>2056160</text:p>
          </table:table-cell>
        </table:table-row>
        <table:table-row table:style-name="ro2">
          <table:table-cell office:value-type="float" office:value="14900" calcext:value-type="float">
            <text:p>14900</text:p>
          </table:table-cell>
          <table:table-cell office:value-type="float" office:value="187908" calcext:value-type="float">
            <text:p>187908</text:p>
          </table:table-cell>
          <table:table-cell office:value-type="float" office:value="207116" calcext:value-type="float">
            <text:p>207116</text:p>
          </table:table-cell>
          <table:table-cell office:value-type="float" office:value="1878911" calcext:value-type="float">
            <text:p>1878911</text:p>
          </table:table-cell>
          <table:table-cell office:value-type="float" office:value="2071160" calcext:value-type="float">
            <text:p>2071160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89289" calcext:value-type="float">
            <text:p>189289</text:p>
          </table:table-cell>
          <table:table-cell office:value-type="float" office:value="208616" calcext:value-type="float">
            <text:p>208616</text:p>
          </table:table-cell>
          <table:table-cell office:value-type="float" office:value="1893032" calcext:value-type="float">
            <text:p>1893032</text:p>
          </table:table-cell>
          <table:table-cell office:value-type="float" office:value="2086160" calcext:value-type="float">
            <text:p>2086160</text:p>
          </table:table-cell>
        </table:table-row>
        <table:table-row table:style-name="ro2">
          <table:table-cell office:value-type="float" office:value="15100" calcext:value-type="float">
            <text:p>15100</text:p>
          </table:table-cell>
          <table:table-cell office:value-type="float" office:value="190711" calcext:value-type="float">
            <text:p>190711</text:p>
          </table:table-cell>
          <table:table-cell office:value-type="float" office:value="210116" calcext:value-type="float">
            <text:p>210116</text:p>
          </table:table-cell>
          <table:table-cell office:value-type="float" office:value="1906965" calcext:value-type="float">
            <text:p>1906965</text:p>
          </table:table-cell>
          <table:table-cell office:value-type="float" office:value="2101160" calcext:value-type="float">
            <text:p>2101160</text:p>
          </table:table-cell>
        </table:table-row>
        <table:table-row table:style-name="ro2">
          <table:table-cell office:value-type="float" office:value="15200" calcext:value-type="float">
            <text:p>15200</text:p>
          </table:table-cell>
          <table:table-cell office:value-type="float" office:value="192077" calcext:value-type="float">
            <text:p>192077</text:p>
          </table:table-cell>
          <table:table-cell office:value-type="float" office:value="211616" calcext:value-type="float">
            <text:p>211616</text:p>
          </table:table-cell>
          <table:table-cell office:value-type="float" office:value="1920995" calcext:value-type="float">
            <text:p>1920995</text:p>
          </table:table-cell>
          <table:table-cell office:value-type="float" office:value="2116160" calcext:value-type="float">
            <text:p>2116160</text:p>
          </table:table-cell>
        </table:table-row>
        <table:table-row table:style-name="ro2">
          <table:table-cell office:value-type="float" office:value="15300" calcext:value-type="float">
            <text:p>15300</text:p>
          </table:table-cell>
          <table:table-cell office:value-type="float" office:value="193512" calcext:value-type="float">
            <text:p>193512</text:p>
          </table:table-cell>
          <table:table-cell office:value-type="float" office:value="213116" calcext:value-type="float">
            <text:p>213116</text:p>
          </table:table-cell>
          <table:table-cell office:value-type="float" office:value="1934916" calcext:value-type="float">
            <text:p>1934916</text:p>
          </table:table-cell>
          <table:table-cell office:value-type="float" office:value="2131160" calcext:value-type="float">
            <text:p>2131160</text:p>
          </table:table-cell>
        </table:table-row>
        <table:table-row table:style-name="ro2">
          <table:table-cell office:value-type="float" office:value="15400" calcext:value-type="float">
            <text:p>15400</text:p>
          </table:table-cell>
          <table:table-cell office:value-type="float" office:value="194859" calcext:value-type="float">
            <text:p>194859</text:p>
          </table:table-cell>
          <table:table-cell office:value-type="float" office:value="214616" calcext:value-type="float">
            <text:p>214616</text:p>
          </table:table-cell>
          <table:table-cell office:value-type="float" office:value="1948876" calcext:value-type="float">
            <text:p>1948876</text:p>
          </table:table-cell>
          <table:table-cell office:value-type="float" office:value="2146160" calcext:value-type="float">
            <text:p>2146160</text:p>
          </table:table-cell>
        </table:table-row>
        <table:table-row table:style-name="ro2">
          <table:table-cell office:value-type="float" office:value="15500" calcext:value-type="float">
            <text:p>15500</text:p>
          </table:table-cell>
          <table:table-cell office:value-type="float" office:value="196301" calcext:value-type="float">
            <text:p>196301</text:p>
          </table:table-cell>
          <table:table-cell office:value-type="float" office:value="216116" calcext:value-type="float">
            <text:p>216116</text:p>
          </table:table-cell>
          <table:table-cell office:value-type="float" office:value="1962990" calcext:value-type="float">
            <text:p>1962990</text:p>
          </table:table-cell>
          <table:table-cell office:value-type="float" office:value="2161160" calcext:value-type="float">
            <text:p>2161160</text:p>
          </table:table-cell>
        </table:table-row>
        <table:table-row table:style-name="ro2">
          <table:table-cell office:value-type="float" office:value="15600" calcext:value-type="float">
            <text:p>15600</text:p>
          </table:table-cell>
          <table:table-cell office:value-type="float" office:value="197649" calcext:value-type="float">
            <text:p>197649</text:p>
          </table:table-cell>
          <table:table-cell office:value-type="float" office:value="217616" calcext:value-type="float">
            <text:p>217616</text:p>
          </table:table-cell>
          <table:table-cell office:value-type="float" office:value="1976875" calcext:value-type="float">
            <text:p>1976875</text:p>
          </table:table-cell>
          <table:table-cell office:value-type="float" office:value="2176160" calcext:value-type="float">
            <text:p>2176160</text:p>
          </table:table-cell>
        </table:table-row>
        <table:table-row table:style-name="ro2">
          <table:table-cell office:value-type="float" office:value="15700" calcext:value-type="float">
            <text:p>15700</text:p>
          </table:table-cell>
          <table:table-cell office:value-type="float" office:value="199060" calcext:value-type="float">
            <text:p>199060</text:p>
          </table:table-cell>
          <table:table-cell office:value-type="float" office:value="219116" calcext:value-type="float">
            <text:p>219116</text:p>
          </table:table-cell>
          <table:table-cell office:value-type="float" office:value="1990874" calcext:value-type="float">
            <text:p>1990874</text:p>
          </table:table-cell>
          <table:table-cell office:value-type="float" office:value="2191160" calcext:value-type="float">
            <text:p>2191160</text:p>
          </table:table-cell>
        </table:table-row>
        <table:table-row table:style-name="ro2">
          <table:table-cell office:value-type="float" office:value="15800" calcext:value-type="float">
            <text:p>15800</text:p>
          </table:table-cell>
          <table:table-cell office:value-type="float" office:value="200467" calcext:value-type="float">
            <text:p>200467</text:p>
          </table:table-cell>
          <table:table-cell office:value-type="float" office:value="220616" calcext:value-type="float">
            <text:p>220616</text:p>
          </table:table-cell>
          <table:table-cell office:value-type="float" office:value="2004908" calcext:value-type="float">
            <text:p>2004908</text:p>
          </table:table-cell>
          <table:table-cell office:value-type="float" office:value="2206160" calcext:value-type="float">
            <text:p>2206160</text:p>
          </table:table-cell>
        </table:table-row>
        <table:table-row table:style-name="ro2">
          <table:table-cell office:value-type="float" office:value="15900" calcext:value-type="float">
            <text:p>15900</text:p>
          </table:table-cell>
          <table:table-cell office:value-type="float" office:value="201912" calcext:value-type="float">
            <text:p>201912</text:p>
          </table:table-cell>
          <table:table-cell office:value-type="float" office:value="222116" calcext:value-type="float">
            <text:p>222116</text:p>
          </table:table-cell>
          <table:table-cell office:value-type="float" office:value="2019002" calcext:value-type="float">
            <text:p>2019002</text:p>
          </table:table-cell>
          <table:table-cell office:value-type="float" office:value="2221160" calcext:value-type="float">
            <text:p>2221160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03253" calcext:value-type="float">
            <text:p>203253</text:p>
          </table:table-cell>
          <table:table-cell office:value-type="float" office:value="223616" calcext:value-type="float">
            <text:p>223616</text:p>
          </table:table-cell>
          <table:table-cell office:value-type="float" office:value="2032834" calcext:value-type="float">
            <text:p>2032834</text:p>
          </table:table-cell>
          <table:table-cell office:value-type="float" office:value="2236160" calcext:value-type="float">
            <text:p>2236160</text:p>
          </table:table-cell>
        </table:table-row>
        <table:table-row table:style-name="ro2">
          <table:table-cell office:value-type="float" office:value="16100" calcext:value-type="float">
            <text:p>16100</text:p>
          </table:table-cell>
          <table:table-cell office:value-type="float" office:value="204669" calcext:value-type="float">
            <text:p>204669</text:p>
          </table:table-cell>
          <table:table-cell office:value-type="float" office:value="225116" calcext:value-type="float">
            <text:p>225116</text:p>
          </table:table-cell>
          <table:table-cell office:value-type="float" office:value="2046949" calcext:value-type="float">
            <text:p>2046949</text:p>
          </table:table-cell>
          <table:table-cell office:value-type="float" office:value="2251160" calcext:value-type="float">
            <text:p>2251160</text:p>
          </table:table-cell>
        </table:table-row>
        <table:table-row table:style-name="ro2">
          <table:table-cell office:value-type="float" office:value="16200" calcext:value-type="float">
            <text:p>16200</text:p>
          </table:table-cell>
          <table:table-cell office:value-type="float" office:value="206091" calcext:value-type="float">
            <text:p>206091</text:p>
          </table:table-cell>
          <table:table-cell office:value-type="float" office:value="226616" calcext:value-type="float">
            <text:p>226616</text:p>
          </table:table-cell>
          <table:table-cell office:value-type="float" office:value="2060875" calcext:value-type="float">
            <text:p>2060875</text:p>
          </table:table-cell>
          <table:table-cell office:value-type="float" office:value="2266160" calcext:value-type="float">
            <text:p>2266160</text:p>
          </table:table-cell>
        </table:table-row>
        <table:table-row table:style-name="ro2">
          <table:table-cell office:value-type="float" office:value="16300" calcext:value-type="float">
            <text:p>16300</text:p>
          </table:table-cell>
          <table:table-cell office:value-type="float" office:value="207470" calcext:value-type="float">
            <text:p>207470</text:p>
          </table:table-cell>
          <table:table-cell office:value-type="float" office:value="228116" calcext:value-type="float">
            <text:p>228116</text:p>
          </table:table-cell>
          <table:table-cell office:value-type="float" office:value="2074877" calcext:value-type="float">
            <text:p>2074877</text:p>
          </table:table-cell>
          <table:table-cell office:value-type="float" office:value="2281160" calcext:value-type="float">
            <text:p>2281160</text:p>
          </table:table-cell>
        </table:table-row>
        <table:table-row table:style-name="ro2">
          <table:table-cell office:value-type="float" office:value="16400" calcext:value-type="float">
            <text:p>16400</text:p>
          </table:table-cell>
          <table:table-cell office:value-type="float" office:value="208863" calcext:value-type="float">
            <text:p>208863</text:p>
          </table:table-cell>
          <table:table-cell office:value-type="float" office:value="229632" calcext:value-type="float">
            <text:p>229632</text:p>
          </table:table-cell>
          <table:table-cell office:value-type="float" office:value="2089027" calcext:value-type="float">
            <text:p>2089027</text:p>
          </table:table-cell>
          <table:table-cell office:value-type="float" office:value="2296320" calcext:value-type="float">
            <text:p>2296320</text:p>
          </table:table-cell>
        </table:table-row>
        <table:table-row table:style-name="ro2">
          <table:table-cell office:value-type="float" office:value="16500" calcext:value-type="float">
            <text:p>16500</text:p>
          </table:table-cell>
          <table:table-cell office:value-type="float" office:value="210312" calcext:value-type="float">
            <text:p>210312</text:p>
          </table:table-cell>
          <table:table-cell office:value-type="float" office:value="231232" calcext:value-type="float">
            <text:p>231232</text:p>
          </table:table-cell>
          <table:table-cell office:value-type="float" office:value="2103245" calcext:value-type="float">
            <text:p>2103245</text:p>
          </table:table-cell>
          <table:table-cell office:value-type="float" office:value="2312320" calcext:value-type="float">
            <text:p>2312320</text:p>
          </table:table-cell>
        </table:table-row>
        <table:table-row table:style-name="ro2">
          <table:table-cell office:value-type="float" office:value="16600" calcext:value-type="float">
            <text:p>16600</text:p>
          </table:table-cell>
          <table:table-cell office:value-type="float" office:value="211764" calcext:value-type="float">
            <text:p>211764</text:p>
          </table:table-cell>
          <table:table-cell office:value-type="float" office:value="232832" calcext:value-type="float">
            <text:p>232832</text:p>
          </table:table-cell>
          <table:table-cell office:value-type="float" office:value="2117687" calcext:value-type="float">
            <text:p>2117687</text:p>
          </table:table-cell>
          <table:table-cell office:value-type="float" office:value="2328320" calcext:value-type="float">
            <text:p>2328320</text:p>
          </table:table-cell>
        </table:table-row>
        <table:table-row table:style-name="ro2">
          <table:table-cell office:value-type="float" office:value="16700" calcext:value-type="float">
            <text:p>16700</text:p>
          </table:table-cell>
          <table:table-cell office:value-type="float" office:value="213241" calcext:value-type="float">
            <text:p>213241</text:p>
          </table:table-cell>
          <table:table-cell office:value-type="float" office:value="234432" calcext:value-type="float">
            <text:p>234432</text:p>
          </table:table-cell>
          <table:table-cell office:value-type="float" office:value="2132170" calcext:value-type="float">
            <text:p>2132170</text:p>
          </table:table-cell>
          <table:table-cell office:value-type="float" office:value="2344320" calcext:value-type="float">
            <text:p>2344320</text:p>
          </table:table-cell>
        </table:table-row>
        <table:table-row table:style-name="ro2">
          <table:table-cell office:value-type="float" office:value="16800" calcext:value-type="float">
            <text:p>16800</text:p>
          </table:table-cell>
          <table:table-cell office:value-type="float" office:value="214650" calcext:value-type="float">
            <text:p>214650</text:p>
          </table:table-cell>
          <table:table-cell office:value-type="float" office:value="236032" calcext:value-type="float">
            <text:p>236032</text:p>
          </table:table-cell>
          <table:table-cell office:value-type="float" office:value="2146479" calcext:value-type="float">
            <text:p>2146479</text:p>
          </table:table-cell>
          <table:table-cell office:value-type="float" office:value="2360320" calcext:value-type="float">
            <text:p>2360320</text:p>
          </table:table-cell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216053" calcext:value-type="float">
            <text:p>216053</text:p>
          </table:table-cell>
          <table:table-cell office:value-type="float" office:value="237632" calcext:value-type="float">
            <text:p>237632</text:p>
          </table:table-cell>
          <table:table-cell office:value-type="float" office:value="2161019" calcext:value-type="float">
            <text:p>2161019</text:p>
          </table:table-cell>
          <table:table-cell office:value-type="float" office:value="2376320" calcext:value-type="float">
            <text:p>2376320</text:p>
          </table:table-cell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217551" calcext:value-type="float">
            <text:p>217551</text:p>
          </table:table-cell>
          <table:table-cell office:value-type="float" office:value="239232" calcext:value-type="float">
            <text:p>239232</text:p>
          </table:table-cell>
          <table:table-cell office:value-type="float" office:value="2175250" calcext:value-type="float">
            <text:p>2175250</text:p>
          </table:table-cell>
          <table:table-cell office:value-type="float" office:value="2392320" calcext:value-type="float">
            <text:p>2392320</text:p>
          </table:table-cell>
        </table:table-row>
        <table:table-row table:style-name="ro2">
          <table:table-cell office:value-type="float" office:value="17100" calcext:value-type="float">
            <text:p>17100</text:p>
          </table:table-cell>
          <table:table-cell office:value-type="float" office:value="218949" calcext:value-type="float">
            <text:p>218949</text:p>
          </table:table-cell>
          <table:table-cell office:value-type="float" office:value="240832" calcext:value-type="float">
            <text:p>240832</text:p>
          </table:table-cell>
          <table:table-cell office:value-type="float" office:value="2189781" calcext:value-type="float">
            <text:p>2189781</text:p>
          </table:table-cell>
          <table:table-cell office:value-type="float" office:value="2408320" calcext:value-type="float">
            <text:p>2408320</text:p>
          </table:table-cell>
        </table:table-row>
        <table:table-row table:style-name="ro2">
          <table:table-cell office:value-type="float" office:value="17200" calcext:value-type="float">
            <text:p>17200</text:p>
          </table:table-cell>
          <table:table-cell office:value-type="float" office:value="220415" calcext:value-type="float">
            <text:p>220415</text:p>
          </table:table-cell>
          <table:table-cell office:value-type="float" office:value="242432" calcext:value-type="float">
            <text:p>242432</text:p>
          </table:table-cell>
          <table:table-cell office:value-type="float" office:value="2204169" calcext:value-type="float">
            <text:p>2204169</text:p>
          </table:table-cell>
          <table:table-cell office:value-type="float" office:value="2424320" calcext:value-type="float">
            <text:p>2424320</text:p>
          </table:table-cell>
        </table:table-row>
        <table:table-row table:style-name="ro2">
          <table:table-cell office:value-type="float" office:value="17300" calcext:value-type="float">
            <text:p>17300</text:p>
          </table:table-cell>
          <table:table-cell office:value-type="float" office:value="221876" calcext:value-type="float">
            <text:p>221876</text:p>
          </table:table-cell>
          <table:table-cell office:value-type="float" office:value="244032" calcext:value-type="float">
            <text:p>244032</text:p>
          </table:table-cell>
          <table:table-cell office:value-type="float" office:value="2218586" calcext:value-type="float">
            <text:p>2218586</text:p>
          </table:table-cell>
          <table:table-cell office:value-type="float" office:value="2440320" calcext:value-type="float">
            <text:p>2440320</text:p>
          </table:table-cell>
        </table:table-row>
        <table:table-row table:style-name="ro2">
          <table:table-cell office:value-type="float" office:value="17400" calcext:value-type="float">
            <text:p>17400</text:p>
          </table:table-cell>
          <table:table-cell office:value-type="float" office:value="223312" calcext:value-type="float">
            <text:p>223312</text:p>
          </table:table-cell>
          <table:table-cell office:value-type="float" office:value="245632" calcext:value-type="float">
            <text:p>245632</text:p>
          </table:table-cell>
          <table:table-cell office:value-type="float" office:value="2232956" calcext:value-type="float">
            <text:p>2232956</text:p>
          </table:table-cell>
          <table:table-cell office:value-type="float" office:value="2456320" calcext:value-type="float">
            <text:p>2456320</text:p>
          </table:table-cell>
        </table:table-row>
        <table:table-row table:style-name="ro2">
          <table:table-cell office:value-type="float" office:value="17500" calcext:value-type="float">
            <text:p>17500</text:p>
          </table:table-cell>
          <table:table-cell office:value-type="float" office:value="224721" calcext:value-type="float">
            <text:p>224721</text:p>
          </table:table-cell>
          <table:table-cell office:value-type="float" office:value="247232" calcext:value-type="float">
            <text:p>247232</text:p>
          </table:table-cell>
          <table:table-cell office:value-type="float" office:value="2247440" calcext:value-type="float">
            <text:p>2247440</text:p>
          </table:table-cell>
          <table:table-cell office:value-type="float" office:value="2472320" calcext:value-type="float">
            <text:p>2472320</text:p>
          </table:table-cell>
        </table:table-row>
        <table:table-row table:style-name="ro2">
          <table:table-cell office:value-type="float" office:value="17600" calcext:value-type="float">
            <text:p>17600</text:p>
          </table:table-cell>
          <table:table-cell office:value-type="float" office:value="226155" calcext:value-type="float">
            <text:p>226155</text:p>
          </table:table-cell>
          <table:table-cell office:value-type="float" office:value="248832" calcext:value-type="float">
            <text:p>248832</text:p>
          </table:table-cell>
          <table:table-cell office:value-type="float" office:value="2261670" calcext:value-type="float">
            <text:p>2261670</text:p>
          </table:table-cell>
          <table:table-cell office:value-type="float" office:value="2488320" calcext:value-type="float">
            <text:p>2488320</text:p>
          </table:table-cell>
        </table:table-row>
        <table:table-row table:style-name="ro2">
          <table:table-cell office:value-type="float" office:value="17700" calcext:value-type="float">
            <text:p>17700</text:p>
          </table:table-cell>
          <table:table-cell office:value-type="float" office:value="227587" calcext:value-type="float">
            <text:p>227587</text:p>
          </table:table-cell>
          <table:table-cell office:value-type="float" office:value="250432" calcext:value-type="float">
            <text:p>250432</text:p>
          </table:table-cell>
          <table:table-cell office:value-type="float" office:value="2276205" calcext:value-type="float">
            <text:p>2276205</text:p>
          </table:table-cell>
          <table:table-cell office:value-type="float" office:value="2504320" calcext:value-type="float">
            <text:p>2504320</text:p>
          </table:table-cell>
        </table:table-row>
        <table:table-row table:style-name="ro2">
          <table:table-cell office:value-type="float" office:value="17800" calcext:value-type="float">
            <text:p>17800</text:p>
          </table:table-cell>
          <table:table-cell office:value-type="float" office:value="229081" calcext:value-type="float">
            <text:p>229081</text:p>
          </table:table-cell>
          <table:table-cell office:value-type="float" office:value="252032" calcext:value-type="float">
            <text:p>252032</text:p>
          </table:table-cell>
          <table:table-cell office:value-type="float" office:value="2290600" calcext:value-type="float">
            <text:p>2290600</text:p>
          </table:table-cell>
          <table:table-cell office:value-type="float" office:value="2520320" calcext:value-type="float">
            <text:p>2520320</text:p>
          </table:table-cell>
        </table:table-row>
        <table:table-row table:style-name="ro2">
          <table:table-cell office:value-type="float" office:value="17900" calcext:value-type="float">
            <text:p>17900</text:p>
          </table:table-cell>
          <table:table-cell office:value-type="float" office:value="230491" calcext:value-type="float">
            <text:p>230491</text:p>
          </table:table-cell>
          <table:table-cell office:value-type="float" office:value="253632" calcext:value-type="float">
            <text:p>253632</text:p>
          </table:table-cell>
          <table:table-cell office:value-type="float" office:value="2305120" calcext:value-type="float">
            <text:p>2305120</text:p>
          </table:table-cell>
          <table:table-cell office:value-type="float" office:value="2536320" calcext:value-type="float">
            <text:p>2536320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231959" calcext:value-type="float">
            <text:p>231959</text:p>
          </table:table-cell>
          <table:table-cell office:value-type="float" office:value="255232" calcext:value-type="float">
            <text:p>255232</text:p>
          </table:table-cell>
          <table:table-cell office:value-type="float" office:value="2319509" calcext:value-type="float">
            <text:p>2319509</text:p>
          </table:table-cell>
          <table:table-cell office:value-type="float" office:value="2552320" calcext:value-type="float">
            <text:p>2552320</text:p>
          </table:table-cell>
        </table:table-row>
        <table:table-row table:style-name="ro2">
          <table:table-cell office:value-type="float" office:value="18100" calcext:value-type="float">
            <text:p>18100</text:p>
          </table:table-cell>
          <table:table-cell office:value-type="float" office:value="233337" calcext:value-type="float">
            <text:p>233337</text:p>
          </table:table-cell>
          <table:table-cell office:value-type="float" office:value="256832" calcext:value-type="float">
            <text:p>256832</text:p>
          </table:table-cell>
          <table:table-cell office:value-type="float" office:value="2334026" calcext:value-type="float">
            <text:p>2334026</text:p>
          </table:table-cell>
          <table:table-cell office:value-type="float" office:value="2568320" calcext:value-type="float">
            <text:p>2568320</text:p>
          </table:table-cell>
        </table:table-row>
        <table:table-row table:style-name="ro2">
          <table:table-cell office:value-type="float" office:value="18200" calcext:value-type="float">
            <text:p>18200</text:p>
          </table:table-cell>
          <table:table-cell office:value-type="float" office:value="234810" calcext:value-type="float">
            <text:p>234810</text:p>
          </table:table-cell>
          <table:table-cell office:value-type="float" office:value="258432" calcext:value-type="float">
            <text:p>258432</text:p>
          </table:table-cell>
          <table:table-cell office:value-type="float" office:value="2348415" calcext:value-type="float">
            <text:p>2348415</text:p>
          </table:table-cell>
          <table:table-cell office:value-type="float" office:value="2584320" calcext:value-type="float">
            <text:p>2584320</text:p>
          </table:table-cell>
        </table:table-row>
        <table:table-row table:style-name="ro2">
          <table:table-cell office:value-type="float" office:value="18300" calcext:value-type="float">
            <text:p>18300</text:p>
          </table:table-cell>
          <table:table-cell office:value-type="float" office:value="236280" calcext:value-type="float">
            <text:p>236280</text:p>
          </table:table-cell>
          <table:table-cell office:value-type="float" office:value="260032" calcext:value-type="float">
            <text:p>260032</text:p>
          </table:table-cell>
          <table:table-cell office:value-type="float" office:value="2362660" calcext:value-type="float">
            <text:p>2362660</text:p>
          </table:table-cell>
          <table:table-cell office:value-type="float" office:value="2600320" calcext:value-type="float">
            <text:p>2600320</text:p>
          </table:table-cell>
        </table:table-row>
        <table:table-row table:style-name="ro2">
          <table:table-cell office:value-type="float" office:value="18400" calcext:value-type="float">
            <text:p>18400</text:p>
          </table:table-cell>
          <table:table-cell office:value-type="float" office:value="237727" calcext:value-type="float">
            <text:p>237727</text:p>
          </table:table-cell>
          <table:table-cell office:value-type="float" office:value="261632" calcext:value-type="float">
            <text:p>261632</text:p>
          </table:table-cell>
          <table:table-cell office:value-type="float" office:value="2377278" calcext:value-type="float">
            <text:p>2377278</text:p>
          </table:table-cell>
          <table:table-cell office:value-type="float" office:value="2616320" calcext:value-type="float">
            <text:p>2616320</text:p>
          </table:table-cell>
        </table:table-row>
        <table:table-row table:style-name="ro2">
          <table:table-cell office:value-type="float" office:value="18500" calcext:value-type="float">
            <text:p>18500</text:p>
          </table:table-cell>
          <table:table-cell office:value-type="float" office:value="239222" calcext:value-type="float">
            <text:p>239222</text:p>
          </table:table-cell>
          <table:table-cell office:value-type="float" office:value="263232" calcext:value-type="float">
            <text:p>263232</text:p>
          </table:table-cell>
          <table:table-cell office:value-type="float" office:value="2391822" calcext:value-type="float">
            <text:p>2391822</text:p>
          </table:table-cell>
          <table:table-cell office:value-type="float" office:value="2632320" calcext:value-type="float">
            <text:p>2632320</text:p>
          </table:table-cell>
        </table:table-row>
        <table:table-row table:style-name="ro2">
          <table:table-cell office:value-type="float" office:value="18600" calcext:value-type="float">
            <text:p>18600</text:p>
          </table:table-cell>
          <table:table-cell office:value-type="float" office:value="240630" calcext:value-type="float">
            <text:p>240630</text:p>
          </table:table-cell>
          <table:table-cell office:value-type="float" office:value="264832" calcext:value-type="float">
            <text:p>264832</text:p>
          </table:table-cell>
          <table:table-cell office:value-type="float" office:value="2406207" calcext:value-type="float">
            <text:p>2406207</text:p>
          </table:table-cell>
          <table:table-cell office:value-type="float" office:value="2648320" calcext:value-type="float">
            <text:p>2648320</text:p>
          </table:table-cell>
        </table:table-row>
        <table:table-row table:style-name="ro2">
          <table:table-cell office:value-type="float" office:value="18700" calcext:value-type="float">
            <text:p>18700</text:p>
          </table:table-cell>
          <table:table-cell office:value-type="float" office:value="242023" calcext:value-type="float">
            <text:p>242023</text:p>
          </table:table-cell>
          <table:table-cell office:value-type="float" office:value="266432" calcext:value-type="float">
            <text:p>266432</text:p>
          </table:table-cell>
          <table:table-cell office:value-type="float" office:value="2420690" calcext:value-type="float">
            <text:p>2420690</text:p>
          </table:table-cell>
          <table:table-cell office:value-type="float" office:value="2664320" calcext:value-type="float">
            <text:p>2664320</text:p>
          </table:table-cell>
        </table:table-row>
        <table:table-row table:style-name="ro2">
          <table:table-cell office:value-type="float" office:value="18800" calcext:value-type="float">
            <text:p>18800</text:p>
          </table:table-cell>
          <table:table-cell office:value-type="float" office:value="243500" calcext:value-type="float">
            <text:p>243500</text:p>
          </table:table-cell>
          <table:table-cell office:value-type="float" office:value="268032" calcext:value-type="float">
            <text:p>268032</text:p>
          </table:table-cell>
          <table:table-cell office:value-type="float" office:value="2435174" calcext:value-type="float">
            <text:p>2435174</text:p>
          </table:table-cell>
          <table:table-cell office:value-type="float" office:value="2680320" calcext:value-type="float">
            <text:p>2680320</text:p>
          </table:table-cell>
        </table:table-row>
        <table:table-row table:style-name="ro2">
          <table:table-cell office:value-type="float" office:value="18900" calcext:value-type="float">
            <text:p>18900</text:p>
          </table:table-cell>
          <table:table-cell office:value-type="float" office:value="244985" calcext:value-type="float">
            <text:p>244985</text:p>
          </table:table-cell>
          <table:table-cell office:value-type="float" office:value="269632" calcext:value-type="float">
            <text:p>269632</text:p>
          </table:table-cell>
          <table:table-cell office:value-type="float" office:value="2449540" calcext:value-type="float">
            <text:p>2449540</text:p>
          </table:table-cell>
          <table:table-cell office:value-type="float" office:value="2696320" calcext:value-type="float">
            <text:p>2696320</text:p>
          </table:table-cell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246462" calcext:value-type="float">
            <text:p>246462</text:p>
          </table:table-cell>
          <table:table-cell office:value-type="float" office:value="271232" calcext:value-type="float">
            <text:p>271232</text:p>
          </table:table-cell>
          <table:table-cell office:value-type="float" office:value="2464105" calcext:value-type="float">
            <text:p>2464105</text:p>
          </table:table-cell>
          <table:table-cell office:value-type="float" office:value="2712320" calcext:value-type="float">
            <text:p>2712320</text:p>
          </table:table-cell>
        </table:table-row>
        <table:table-row table:style-name="ro2">
          <table:table-cell office:value-type="float" office:value="19100" calcext:value-type="float">
            <text:p>19100</text:p>
          </table:table-cell>
          <table:table-cell office:value-type="float" office:value="247884" calcext:value-type="float">
            <text:p>247884</text:p>
          </table:table-cell>
          <table:table-cell office:value-type="float" office:value="272832" calcext:value-type="float">
            <text:p>272832</text:p>
          </table:table-cell>
          <table:table-cell office:value-type="float" office:value="2478677" calcext:value-type="float">
            <text:p>2478677</text:p>
          </table:table-cell>
          <table:table-cell office:value-type="float" office:value="2728320" calcext:value-type="float">
            <text:p>2728320</text:p>
          </table:table-cell>
        </table:table-row>
        <table:table-row table:style-name="ro2">
          <table:table-cell office:value-type="float" office:value="19200" calcext:value-type="float">
            <text:p>19200</text:p>
          </table:table-cell>
          <table:table-cell office:value-type="float" office:value="249290" calcext:value-type="float">
            <text:p>249290</text:p>
          </table:table-cell>
          <table:table-cell office:value-type="float" office:value="274432" calcext:value-type="float">
            <text:p>274432</text:p>
          </table:table-cell>
          <table:table-cell office:value-type="float" office:value="2493002" calcext:value-type="float">
            <text:p>2493002</text:p>
          </table:table-cell>
          <table:table-cell office:value-type="float" office:value="2744320" calcext:value-type="float">
            <text:p>2744320</text:p>
          </table:table-cell>
        </table:table-row>
        <table:table-row table:style-name="ro2">
          <table:table-cell office:value-type="float" office:value="19300" calcext:value-type="float">
            <text:p>19300</text:p>
          </table:table-cell>
          <table:table-cell office:value-type="float" office:value="250730" calcext:value-type="float">
            <text:p>250730</text:p>
          </table:table-cell>
          <table:table-cell office:value-type="float" office:value="276032" calcext:value-type="float">
            <text:p>276032</text:p>
          </table:table-cell>
          <table:table-cell office:value-type="float" office:value="2507625" calcext:value-type="float">
            <text:p>2507625</text:p>
          </table:table-cell>
          <table:table-cell office:value-type="float" office:value="2760320" calcext:value-type="float">
            <text:p>2760320</text:p>
          </table:table-cell>
        </table:table-row>
        <table:table-row table:style-name="ro2">
          <table:table-cell office:value-type="float" office:value="19400" calcext:value-type="float">
            <text:p>19400</text:p>
          </table:table-cell>
          <table:table-cell office:value-type="float" office:value="252219" calcext:value-type="float">
            <text:p>252219</text:p>
          </table:table-cell>
          <table:table-cell office:value-type="float" office:value="277632" calcext:value-type="float">
            <text:p>277632</text:p>
          </table:table-cell>
          <table:table-cell office:value-type="float" office:value="2522034" calcext:value-type="float">
            <text:p>2522034</text:p>
          </table:table-cell>
          <table:table-cell office:value-type="float" office:value="2776320" calcext:value-type="float">
            <text:p>2776320</text:p>
          </table:table-cell>
        </table:table-row>
        <table:table-row table:style-name="ro2">
          <table:table-cell office:value-type="float" office:value="19500" calcext:value-type="float">
            <text:p>19500</text:p>
          </table:table-cell>
          <table:table-cell office:value-type="float" office:value="253700" calcext:value-type="float">
            <text:p>253700</text:p>
          </table:table-cell>
          <table:table-cell office:value-type="float" office:value="279232" calcext:value-type="float">
            <text:p>279232</text:p>
          </table:table-cell>
          <table:table-cell office:value-type="float" office:value="2536603" calcext:value-type="float">
            <text:p>2536603</text:p>
          </table:table-cell>
          <table:table-cell office:value-type="float" office:value="2792320" calcext:value-type="float">
            <text:p>2792320</text:p>
          </table:table-cell>
        </table:table-row>
        <table:table-row table:style-name="ro2">
          <table:table-cell office:value-type="float" office:value="19600" calcext:value-type="float">
            <text:p>19600</text:p>
          </table:table-cell>
          <table:table-cell office:value-type="float" office:value="255104" calcext:value-type="float">
            <text:p>255104</text:p>
          </table:table-cell>
          <table:table-cell office:value-type="float" office:value="280832" calcext:value-type="float">
            <text:p>280832</text:p>
          </table:table-cell>
          <table:table-cell office:value-type="float" office:value="2550840" calcext:value-type="float">
            <text:p>2550840</text:p>
          </table:table-cell>
          <table:table-cell office:value-type="float" office:value="2808320" calcext:value-type="float">
            <text:p>2808320</text:p>
          </table:table-cell>
        </table:table-row>
        <table:table-row table:style-name="ro2">
          <table:table-cell office:value-type="float" office:value="19700" calcext:value-type="float">
            <text:p>19700</text:p>
          </table:table-cell>
          <table:table-cell office:value-type="float" office:value="256523" calcext:value-type="float">
            <text:p>256523</text:p>
          </table:table-cell>
          <table:table-cell office:value-type="float" office:value="282432" calcext:value-type="float">
            <text:p>282432</text:p>
          </table:table-cell>
          <table:table-cell office:value-type="float" office:value="2565331" calcext:value-type="float">
            <text:p>2565331</text:p>
          </table:table-cell>
          <table:table-cell office:value-type="float" office:value="2824320" calcext:value-type="float">
            <text:p>2824320</text:p>
          </table:table-cell>
        </table:table-row>
        <table:table-row table:style-name="ro2">
          <table:table-cell office:value-type="float" office:value="19800" calcext:value-type="float">
            <text:p>19800</text:p>
          </table:table-cell>
          <table:table-cell office:value-type="float" office:value="258010" calcext:value-type="float">
            <text:p>258010</text:p>
          </table:table-cell>
          <table:table-cell office:value-type="float" office:value="284032" calcext:value-type="float">
            <text:p>284032</text:p>
          </table:table-cell>
          <table:table-cell office:value-type="float" office:value="2579978" calcext:value-type="float">
            <text:p>2579978</text:p>
          </table:table-cell>
          <table:table-cell office:value-type="float" office:value="2840320" calcext:value-type="float">
            <text:p>2840320</text:p>
          </table:table-cell>
        </table:table-row>
        <table:table-row table:style-name="ro2">
          <table:table-cell office:value-type="float" office:value="19900" calcext:value-type="float">
            <text:p>19900</text:p>
          </table:table-cell>
          <table:table-cell office:value-type="float" office:value="259457" calcext:value-type="float">
            <text:p>259457</text:p>
          </table:table-cell>
          <table:table-cell office:value-type="float" office:value="285632" calcext:value-type="float">
            <text:p>285632</text:p>
          </table:table-cell>
          <table:table-cell office:value-type="float" office:value="2594533" calcext:value-type="float">
            <text:p>2594533</text:p>
          </table:table-cell>
          <table:table-cell office:value-type="float" office:value="2856320" calcext:value-type="float">
            <text:p>2856320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260888" calcext:value-type="float">
            <text:p>260888</text:p>
          </table:table-cell>
          <table:table-cell office:value-type="float" office:value="287232" calcext:value-type="float">
            <text:p>287232</text:p>
          </table:table-cell>
          <table:table-cell office:value-type="float" office:value="2608866" calcext:value-type="float">
            <text:p>2608866</text:p>
          </table:table-cell>
          <table:table-cell office:value-type="float" office:value="2872320" calcext:value-type="float">
            <text:p>2872320</text:p>
          </table:table-cell>
        </table:table-row>
        <table:table-row table:style-name="ro2">
          <table:table-cell office:value-type="float" office:value="20100" calcext:value-type="float">
            <text:p>20100</text:p>
          </table:table-cell>
          <table:table-cell office:value-type="float" office:value="262321" calcext:value-type="float">
            <text:p>262321</text:p>
          </table:table-cell>
          <table:table-cell office:value-type="float" office:value="288832" calcext:value-type="float">
            <text:p>288832</text:p>
          </table:table-cell>
          <table:table-cell office:value-type="float" office:value="2623378" calcext:value-type="float">
            <text:p>2623378</text:p>
          </table:table-cell>
          <table:table-cell office:value-type="float" office:value="2888320" calcext:value-type="float">
            <text:p>2888320</text:p>
          </table:table-cell>
        </table:table-row>
        <table:table-row table:style-name="ro2">
          <table:table-cell office:value-type="float" office:value="20200" calcext:value-type="float">
            <text:p>20200</text:p>
          </table:table-cell>
          <table:table-cell office:value-type="float" office:value="263802" calcext:value-type="float">
            <text:p>263802</text:p>
          </table:table-cell>
          <table:table-cell office:value-type="float" office:value="290432" calcext:value-type="float">
            <text:p>290432</text:p>
          </table:table-cell>
          <table:table-cell office:value-type="float" office:value="2638026" calcext:value-type="float">
            <text:p>2638026</text:p>
          </table:table-cell>
          <table:table-cell office:value-type="float" office:value="2904320" calcext:value-type="float">
            <text:p>2904320</text:p>
          </table:table-cell>
        </table:table-row>
        <table:table-row table:style-name="ro2">
          <table:table-cell office:value-type="float" office:value="20300" calcext:value-type="float">
            <text:p>20300</text:p>
          </table:table-cell>
          <table:table-cell office:value-type="float" office:value="265212" calcext:value-type="float">
            <text:p>265212</text:p>
          </table:table-cell>
          <table:table-cell office:value-type="float" office:value="292032" calcext:value-type="float">
            <text:p>292032</text:p>
          </table:table-cell>
          <table:table-cell office:value-type="float" office:value="2652459" calcext:value-type="float">
            <text:p>2652459</text:p>
          </table:table-cell>
          <table:table-cell office:value-type="float" office:value="2920320" calcext:value-type="float">
            <text:p>2920320</text:p>
          </table:table-cell>
        </table:table-row>
        <table:table-row table:style-name="ro2">
          <table:table-cell office:value-type="float" office:value="20400" calcext:value-type="float">
            <text:p>20400</text:p>
          </table:table-cell>
          <table:table-cell office:value-type="float" office:value="266697" calcext:value-type="float">
            <text:p>266697</text:p>
          </table:table-cell>
          <table:table-cell office:value-type="float" office:value="293632" calcext:value-type="float">
            <text:p>293632</text:p>
          </table:table-cell>
          <table:table-cell office:value-type="float" office:value="2666980" calcext:value-type="float">
            <text:p>2666980</text:p>
          </table:table-cell>
          <table:table-cell office:value-type="float" office:value="2936320" calcext:value-type="float">
            <text:p>2936320</text:p>
          </table:table-cell>
        </table:table-row>
        <table:table-row table:style-name="ro2">
          <table:table-cell office:value-type="float" office:value="20500" calcext:value-type="float">
            <text:p>20500</text:p>
          </table:table-cell>
          <table:table-cell office:value-type="float" office:value="268141" calcext:value-type="float">
            <text:p>268141</text:p>
          </table:table-cell>
          <table:table-cell office:value-type="float" office:value="295232" calcext:value-type="float">
            <text:p>295232</text:p>
          </table:table-cell>
          <table:table-cell office:value-type="float" office:value="2681468" calcext:value-type="float">
            <text:p>2681468</text:p>
          </table:table-cell>
          <table:table-cell office:value-type="float" office:value="2952320" calcext:value-type="float">
            <text:p>2952320</text:p>
          </table:table-cell>
        </table:table-row>
        <table:table-row table:style-name="ro2">
          <table:table-cell office:value-type="float" office:value="20600" calcext:value-type="float">
            <text:p>20600</text:p>
          </table:table-cell>
          <table:table-cell office:value-type="float" office:value="269615" calcext:value-type="float">
            <text:p>269615</text:p>
          </table:table-cell>
          <table:table-cell office:value-type="float" office:value="296832" calcext:value-type="float">
            <text:p>296832</text:p>
          </table:table-cell>
          <table:table-cell office:value-type="float" office:value="2696220" calcext:value-type="float">
            <text:p>2696220</text:p>
          </table:table-cell>
          <table:table-cell office:value-type="float" office:value="2968320" calcext:value-type="float">
            <text:p>2968320</text:p>
          </table:table-cell>
        </table:table-row>
        <table:table-row table:style-name="ro2">
          <table:table-cell office:value-type="float" office:value="20700" calcext:value-type="float">
            <text:p>20700</text:p>
          </table:table-cell>
          <table:table-cell office:value-type="float" office:value="271042" calcext:value-type="float">
            <text:p>271042</text:p>
          </table:table-cell>
          <table:table-cell office:value-type="float" office:value="298432" calcext:value-type="float">
            <text:p>298432</text:p>
          </table:table-cell>
          <table:table-cell office:value-type="float" office:value="2710697" calcext:value-type="float">
            <text:p>2710697</text:p>
          </table:table-cell>
          <table:table-cell office:value-type="float" office:value="2984320" calcext:value-type="float">
            <text:p>2984320</text:p>
          </table:table-cell>
        </table:table-row>
        <table:table-row table:style-name="ro2">
          <table:table-cell office:value-type="float" office:value="20800" calcext:value-type="float">
            <text:p>20800</text:p>
          </table:table-cell>
          <table:table-cell office:value-type="float" office:value="272471" calcext:value-type="float">
            <text:p>272471</text:p>
          </table:table-cell>
          <table:table-cell office:value-type="float" office:value="300032" calcext:value-type="float">
            <text:p>300032</text:p>
          </table:table-cell>
          <table:table-cell office:value-type="float" office:value="2725249" calcext:value-type="float">
            <text:p>2725249</text:p>
          </table:table-cell>
          <table:table-cell office:value-type="float" office:value="3000320" calcext:value-type="float">
            <text:p>3000320</text:p>
          </table:table-cell>
        </table:table-row>
        <table:table-row table:style-name="ro2">
          <table:table-cell office:value-type="float" office:value="20900" calcext:value-type="float">
            <text:p>20900</text:p>
          </table:table-cell>
          <table:table-cell office:value-type="float" office:value="274028" calcext:value-type="float">
            <text:p>274028</text:p>
          </table:table-cell>
          <table:table-cell office:value-type="float" office:value="301632" calcext:value-type="float">
            <text:p>301632</text:p>
          </table:table-cell>
          <table:table-cell office:value-type="float" office:value="2739705" calcext:value-type="float">
            <text:p>2739705</text:p>
          </table:table-cell>
          <table:table-cell office:value-type="float" office:value="3016320" calcext:value-type="float">
            <text:p>3016320</text:p>
          </table:table-cell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275433" calcext:value-type="float">
            <text:p>275433</text:p>
          </table:table-cell>
          <table:table-cell office:value-type="float" office:value="303232" calcext:value-type="float">
            <text:p>303232</text:p>
          </table:table-cell>
          <table:table-cell office:value-type="float" office:value="2754732" calcext:value-type="float">
            <text:p>2754732</text:p>
          </table:table-cell>
          <table:table-cell office:value-type="float" office:value="3032320" calcext:value-type="float">
            <text:p>3032320</text:p>
          </table:table-cell>
        </table:table-row>
        <table:table-row table:style-name="ro2">
          <table:table-cell office:value-type="float" office:value="21100" calcext:value-type="float">
            <text:p>21100</text:p>
          </table:table-cell>
          <table:table-cell office:value-type="float" office:value="276869" calcext:value-type="float">
            <text:p>276869</text:p>
          </table:table-cell>
          <table:table-cell office:value-type="float" office:value="304832" calcext:value-type="float">
            <text:p>304832</text:p>
          </table:table-cell>
          <table:table-cell office:value-type="float" office:value="2768977" calcext:value-type="float">
            <text:p>2768977</text:p>
          </table:table-cell>
          <table:table-cell office:value-type="float" office:value="3048320" calcext:value-type="float">
            <text:p>3048320</text:p>
          </table:table-cell>
        </table:table-row>
        <table:table-row table:style-name="ro2">
          <table:table-cell office:value-type="float" office:value="21200" calcext:value-type="float">
            <text:p>21200</text:p>
          </table:table-cell>
          <table:table-cell office:value-type="float" office:value="278379" calcext:value-type="float">
            <text:p>278379</text:p>
          </table:table-cell>
          <table:table-cell office:value-type="float" office:value="306432" calcext:value-type="float">
            <text:p>306432</text:p>
          </table:table-cell>
          <table:table-cell office:value-type="float" office:value="2783711" calcext:value-type="float">
            <text:p>2783711</text:p>
          </table:table-cell>
          <table:table-cell office:value-type="float" office:value="3064320" calcext:value-type="float">
            <text:p>3064320</text:p>
          </table:table-cell>
        </table:table-row>
        <table:table-row table:style-name="ro2">
          <table:table-cell office:value-type="float" office:value="21300" calcext:value-type="float">
            <text:p>21300</text:p>
          </table:table-cell>
          <table:table-cell office:value-type="float" office:value="279793" calcext:value-type="float">
            <text:p>279793</text:p>
          </table:table-cell>
          <table:table-cell office:value-type="float" office:value="308032" calcext:value-type="float">
            <text:p>308032</text:p>
          </table:table-cell>
          <table:table-cell office:value-type="float" office:value="2798421" calcext:value-type="float">
            <text:p>2798421</text:p>
          </table:table-cell>
          <table:table-cell office:value-type="float" office:value="3080320" calcext:value-type="float">
            <text:p>3080320</text:p>
          </table:table-cell>
        </table:table-row>
        <table:table-row table:style-name="ro2">
          <table:table-cell office:value-type="float" office:value="21400" calcext:value-type="float">
            <text:p>21400</text:p>
          </table:table-cell>
          <table:table-cell office:value-type="float" office:value="281269" calcext:value-type="float">
            <text:p>281269</text:p>
          </table:table-cell>
          <table:table-cell office:value-type="float" office:value="309632" calcext:value-type="float">
            <text:p>309632</text:p>
          </table:table-cell>
          <table:table-cell office:value-type="float" office:value="2812725" calcext:value-type="float">
            <text:p>2812725</text:p>
          </table:table-cell>
          <table:table-cell office:value-type="float" office:value="3096320" calcext:value-type="float">
            <text:p>3096320</text:p>
          </table:table-cell>
        </table:table-row>
        <table:table-row table:style-name="ro2">
          <table:table-cell office:value-type="float" office:value="21500" calcext:value-type="float">
            <text:p>21500</text:p>
          </table:table-cell>
          <table:table-cell office:value-type="float" office:value="282788" calcext:value-type="float">
            <text:p>282788</text:p>
          </table:table-cell>
          <table:table-cell office:value-type="float" office:value="311232" calcext:value-type="float">
            <text:p>311232</text:p>
          </table:table-cell>
          <table:table-cell office:value-type="float" office:value="2827461" calcext:value-type="float">
            <text:p>2827461</text:p>
          </table:table-cell>
          <table:table-cell office:value-type="float" office:value="3112320" calcext:value-type="float">
            <text:p>3112320</text:p>
          </table:table-cell>
        </table:table-row>
        <table:table-row table:style-name="ro2">
          <table:table-cell office:value-type="float" office:value="21600" calcext:value-type="float">
            <text:p>21600</text:p>
          </table:table-cell>
          <table:table-cell office:value-type="float" office:value="284229" calcext:value-type="float">
            <text:p>284229</text:p>
          </table:table-cell>
          <table:table-cell office:value-type="float" office:value="312832" calcext:value-type="float">
            <text:p>312832</text:p>
          </table:table-cell>
          <table:table-cell office:value-type="float" office:value="2842121" calcext:value-type="float">
            <text:p>2842121</text:p>
          </table:table-cell>
          <table:table-cell office:value-type="float" office:value="3128320" calcext:value-type="float">
            <text:p>3128320</text:p>
          </table:table-cell>
        </table:table-row>
        <table:table-row table:style-name="ro2">
          <table:table-cell office:value-type="float" office:value="21700" calcext:value-type="float">
            <text:p>21700</text:p>
          </table:table-cell>
          <table:table-cell office:value-type="float" office:value="285688" calcext:value-type="float">
            <text:p>285688</text:p>
          </table:table-cell>
          <table:table-cell office:value-type="float" office:value="314432" calcext:value-type="float">
            <text:p>314432</text:p>
          </table:table-cell>
          <table:table-cell office:value-type="float" office:value="2856820" calcext:value-type="float">
            <text:p>2856820</text:p>
          </table:table-cell>
          <table:table-cell office:value-type="float" office:value="3144320" calcext:value-type="float">
            <text:p>3144320</text:p>
          </table:table-cell>
        </table:table-row>
        <table:table-row table:style-name="ro2">
          <table:table-cell office:value-type="float" office:value="21800" calcext:value-type="float">
            <text:p>21800</text:p>
          </table:table-cell>
          <table:table-cell office:value-type="float" office:value="287095" calcext:value-type="float">
            <text:p>287095</text:p>
          </table:table-cell>
          <table:table-cell office:value-type="float" office:value="316032" calcext:value-type="float">
            <text:p>316032</text:p>
          </table:table-cell>
          <table:table-cell office:value-type="float" office:value="2871462" calcext:value-type="float">
            <text:p>2871462</text:p>
          </table:table-cell>
          <table:table-cell office:value-type="float" office:value="3160320" calcext:value-type="float">
            <text:p>3160320</text:p>
          </table:table-cell>
        </table:table-row>
        <table:table-row table:style-name="ro2">
          <table:table-cell office:value-type="float" office:value="21900" calcext:value-type="float">
            <text:p>21900</text:p>
          </table:table-cell>
          <table:table-cell office:value-type="float" office:value="288642" calcext:value-type="float">
            <text:p>288642</text:p>
          </table:table-cell>
          <table:table-cell office:value-type="float" office:value="317632" calcext:value-type="float">
            <text:p>317632</text:p>
          </table:table-cell>
          <table:table-cell office:value-type="float" office:value="2885877" calcext:value-type="float">
            <text:p>2885877</text:p>
          </table:table-cell>
          <table:table-cell office:value-type="float" office:value="3176320" calcext:value-type="float">
            <text:p>3176320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290057" calcext:value-type="float">
            <text:p>290057</text:p>
          </table:table-cell>
          <table:table-cell office:value-type="float" office:value="319232" calcext:value-type="float">
            <text:p>319232</text:p>
          </table:table-cell>
          <table:table-cell office:value-type="float" office:value="2900562" calcext:value-type="float">
            <text:p>2900562</text:p>
          </table:table-cell>
          <table:table-cell office:value-type="float" office:value="3192320" calcext:value-type="float">
            <text:p>3192320</text:p>
          </table:table-cell>
        </table:table-row>
        <table:table-row table:style-name="ro2">
          <table:table-cell office:value-type="float" office:value="22100" calcext:value-type="float">
            <text:p>22100</text:p>
          </table:table-cell>
          <table:table-cell office:value-type="float" office:value="291498" calcext:value-type="float">
            <text:p>291498</text:p>
          </table:table-cell>
          <table:table-cell office:value-type="float" office:value="320832" calcext:value-type="float">
            <text:p>320832</text:p>
          </table:table-cell>
          <table:table-cell office:value-type="float" office:value="2915180" calcext:value-type="float">
            <text:p>2915180</text:p>
          </table:table-cell>
          <table:table-cell office:value-type="float" office:value="3208320" calcext:value-type="float">
            <text:p>3208320</text:p>
          </table:table-cell>
        </table:table-row>
        <table:table-row table:style-name="ro2">
          <table:table-cell office:value-type="float" office:value="22200" calcext:value-type="float">
            <text:p>22200</text:p>
          </table:table-cell>
          <table:table-cell office:value-type="float" office:value="293041" calcext:value-type="float">
            <text:p>293041</text:p>
          </table:table-cell>
          <table:table-cell office:value-type="float" office:value="322432" calcext:value-type="float">
            <text:p>322432</text:p>
          </table:table-cell>
          <table:table-cell office:value-type="float" office:value="2929729" calcext:value-type="float">
            <text:p>2929729</text:p>
          </table:table-cell>
          <table:table-cell office:value-type="float" office:value="3224320" calcext:value-type="float">
            <text:p>3224320</text:p>
          </table:table-cell>
        </table:table-row>
        <table:table-row table:style-name="ro2">
          <table:table-cell office:value-type="float" office:value="22300" calcext:value-type="float">
            <text:p>22300</text:p>
          </table:table-cell>
          <table:table-cell office:value-type="float" office:value="294453" calcext:value-type="float">
            <text:p>294453</text:p>
          </table:table-cell>
          <table:table-cell office:value-type="float" office:value="324032" calcext:value-type="float">
            <text:p>324032</text:p>
          </table:table-cell>
          <table:table-cell office:value-type="float" office:value="2944646" calcext:value-type="float">
            <text:p>2944646</text:p>
          </table:table-cell>
          <table:table-cell office:value-type="float" office:value="3240320" calcext:value-type="float">
            <text:p>3240320</text:p>
          </table:table-cell>
        </table:table-row>
        <table:table-row table:style-name="ro2">
          <table:table-cell office:value-type="float" office:value="22400" calcext:value-type="float">
            <text:p>22400</text:p>
          </table:table-cell>
          <table:table-cell office:value-type="float" office:value="295860" calcext:value-type="float">
            <text:p>295860</text:p>
          </table:table-cell>
          <table:table-cell office:value-type="float" office:value="325632" calcext:value-type="float">
            <text:p>325632</text:p>
          </table:table-cell>
          <table:table-cell office:value-type="float" office:value="2959018" calcext:value-type="float">
            <text:p>2959018</text:p>
          </table:table-cell>
          <table:table-cell office:value-type="float" office:value="3256320" calcext:value-type="float">
            <text:p>3256320</text:p>
          </table:table-cell>
        </table:table-row>
        <table:table-row table:style-name="ro2">
          <table:table-cell office:value-type="float" office:value="22500" calcext:value-type="float">
            <text:p>22500</text:p>
          </table:table-cell>
          <table:table-cell office:value-type="float" office:value="297332" calcext:value-type="float">
            <text:p>297332</text:p>
          </table:table-cell>
          <table:table-cell office:value-type="float" office:value="327232" calcext:value-type="float">
            <text:p>327232</text:p>
          </table:table-cell>
          <table:table-cell office:value-type="float" office:value="2973614" calcext:value-type="float">
            <text:p>2973614</text:p>
          </table:table-cell>
          <table:table-cell office:value-type="float" office:value="3272320" calcext:value-type="float">
            <text:p>3272320</text:p>
          </table:table-cell>
        </table:table-row>
        <table:table-row table:style-name="ro2">
          <table:table-cell office:value-type="float" office:value="22600" calcext:value-type="float">
            <text:p>22600</text:p>
          </table:table-cell>
          <table:table-cell office:value-type="float" office:value="298871" calcext:value-type="float">
            <text:p>298871</text:p>
          </table:table-cell>
          <table:table-cell office:value-type="float" office:value="328832" calcext:value-type="float">
            <text:p>328832</text:p>
          </table:table-cell>
          <table:table-cell office:value-type="float" office:value="2988414" calcext:value-type="float">
            <text:p>2988414</text:p>
          </table:table-cell>
          <table:table-cell office:value-type="float" office:value="3288320" calcext:value-type="float">
            <text:p>3288320</text:p>
          </table:table-cell>
        </table:table-row>
        <table:table-row table:style-name="ro2">
          <table:table-cell office:value-type="float" office:value="22700" calcext:value-type="float">
            <text:p>22700</text:p>
          </table:table-cell>
          <table:table-cell office:value-type="float" office:value="300276" calcext:value-type="float">
            <text:p>300276</text:p>
          </table:table-cell>
          <table:table-cell office:value-type="float" office:value="330432" calcext:value-type="float">
            <text:p>330432</text:p>
          </table:table-cell>
          <table:table-cell office:value-type="float" office:value="3002798" calcext:value-type="float">
            <text:p>3002798</text:p>
          </table:table-cell>
          <table:table-cell office:value-type="float" office:value="3304320" calcext:value-type="float">
            <text:p>3304320</text:p>
          </table:table-cell>
        </table:table-row>
        <table:table-row table:style-name="ro2">
          <table:table-cell office:value-type="float" office:value="22800" calcext:value-type="float">
            <text:p>22800</text:p>
          </table:table-cell>
          <table:table-cell office:value-type="float" office:value="301771" calcext:value-type="float">
            <text:p>301771</text:p>
          </table:table-cell>
          <table:table-cell office:value-type="float" office:value="332032" calcext:value-type="float">
            <text:p>332032</text:p>
          </table:table-cell>
          <table:table-cell office:value-type="float" office:value="3017664" calcext:value-type="float">
            <text:p>3017664</text:p>
          </table:table-cell>
          <table:table-cell office:value-type="float" office:value="3320320" calcext:value-type="float">
            <text:p>3320320</text:p>
          </table:table-cell>
        </table:table-row>
        <table:table-row table:style-name="ro2">
          <table:table-cell office:value-type="float" office:value="22900" calcext:value-type="float">
            <text:p>22900</text:p>
          </table:table-cell>
          <table:table-cell office:value-type="float" office:value="303206" calcext:value-type="float">
            <text:p>303206</text:p>
          </table:table-cell>
          <table:table-cell office:value-type="float" office:value="333632" calcext:value-type="float">
            <text:p>333632</text:p>
          </table:table-cell>
          <table:table-cell office:value-type="float" office:value="3032335" calcext:value-type="float">
            <text:p>3032335</text:p>
          </table:table-cell>
          <table:table-cell office:value-type="float" office:value="3336320" calcext:value-type="float">
            <text:p>3336320</text:p>
          </table:table-cell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304721" calcext:value-type="float">
            <text:p>304721</text:p>
          </table:table-cell>
          <table:table-cell office:value-type="float" office:value="335232" calcext:value-type="float">
            <text:p>335232</text:p>
          </table:table-cell>
          <table:table-cell office:value-type="float" office:value="3046828" calcext:value-type="float">
            <text:p>3046828</text:p>
          </table:table-cell>
          <table:table-cell office:value-type="float" office:value="3352320" calcext:value-type="float">
            <text:p>3352320</text:p>
          </table:table-cell>
        </table:table-row>
        <table:table-row table:style-name="ro2">
          <table:table-cell office:value-type="float" office:value="23100" calcext:value-type="float">
            <text:p>23100</text:p>
          </table:table-cell>
          <table:table-cell office:value-type="float" office:value="306114" calcext:value-type="float">
            <text:p>306114</text:p>
          </table:table-cell>
          <table:table-cell office:value-type="float" office:value="336832" calcext:value-type="float">
            <text:p>336832</text:p>
          </table:table-cell>
          <table:table-cell office:value-type="float" office:value="3061742" calcext:value-type="float">
            <text:p>3061742</text:p>
          </table:table-cell>
          <table:table-cell office:value-type="float" office:value="3368320" calcext:value-type="float">
            <text:p>3368320</text:p>
          </table:table-cell>
        </table:table-row>
        <table:table-row table:style-name="ro2">
          <table:table-cell office:value-type="float" office:value="23200" calcext:value-type="float">
            <text:p>23200</text:p>
          </table:table-cell>
          <table:table-cell office:value-type="float" office:value="307629" calcext:value-type="float">
            <text:p>307629</text:p>
          </table:table-cell>
          <table:table-cell office:value-type="float" office:value="338432" calcext:value-type="float">
            <text:p>338432</text:p>
          </table:table-cell>
          <table:table-cell office:value-type="float" office:value="3076286" calcext:value-type="float">
            <text:p>3076286</text:p>
          </table:table-cell>
          <table:table-cell office:value-type="float" office:value="3384320" calcext:value-type="float">
            <text:p>3384320</text:p>
          </table:table-cell>
        </table:table-row>
        <table:table-row table:style-name="ro2">
          <table:table-cell office:value-type="float" office:value="23300" calcext:value-type="float">
            <text:p>23300</text:p>
          </table:table-cell>
          <table:table-cell office:value-type="float" office:value="309059" calcext:value-type="float">
            <text:p>309059</text:p>
          </table:table-cell>
          <table:table-cell office:value-type="float" office:value="340032" calcext:value-type="float">
            <text:p>340032</text:p>
          </table:table-cell>
          <table:table-cell office:value-type="float" office:value="3090938" calcext:value-type="float">
            <text:p>3090938</text:p>
          </table:table-cell>
          <table:table-cell office:value-type="float" office:value="3400320" calcext:value-type="float">
            <text:p>3400320</text:p>
          </table:table-cell>
        </table:table-row>
        <table:table-row table:style-name="ro2">
          <table:table-cell office:value-type="float" office:value="23400" calcext:value-type="float">
            <text:p>23400</text:p>
          </table:table-cell>
          <table:table-cell office:value-type="float" office:value="310554" calcext:value-type="float">
            <text:p>310554</text:p>
          </table:table-cell>
          <table:table-cell office:value-type="float" office:value="341632" calcext:value-type="float">
            <text:p>341632</text:p>
          </table:table-cell>
          <table:table-cell office:value-type="float" office:value="3105632" calcext:value-type="float">
            <text:p>3105632</text:p>
          </table:table-cell>
          <table:table-cell office:value-type="float" office:value="3416320" calcext:value-type="float">
            <text:p>3416320</text:p>
          </table:table-cell>
        </table:table-row>
        <table:table-row table:style-name="ro2">
          <table:table-cell office:value-type="float" office:value="23500" calcext:value-type="float">
            <text:p>23500</text:p>
          </table:table-cell>
          <table:table-cell office:value-type="float" office:value="312017" calcext:value-type="float">
            <text:p>312017</text:p>
          </table:table-cell>
          <table:table-cell office:value-type="float" office:value="343232" calcext:value-type="float">
            <text:p>343232</text:p>
          </table:table-cell>
          <table:table-cell office:value-type="float" office:value="3120335" calcext:value-type="float">
            <text:p>3120335</text:p>
          </table:table-cell>
          <table:table-cell office:value-type="float" office:value="3432320" calcext:value-type="float">
            <text:p>3432320</text:p>
          </table:table-cell>
        </table:table-row>
        <table:table-row table:style-name="ro2">
          <table:table-cell office:value-type="float" office:value="23600" calcext:value-type="float">
            <text:p>23600</text:p>
          </table:table-cell>
          <table:table-cell office:value-type="float" office:value="313486" calcext:value-type="float">
            <text:p>313486</text:p>
          </table:table-cell>
          <table:table-cell office:value-type="float" office:value="344832" calcext:value-type="float">
            <text:p>344832</text:p>
          </table:table-cell>
          <table:table-cell office:value-type="float" office:value="3134691" calcext:value-type="float">
            <text:p>3134691</text:p>
          </table:table-cell>
          <table:table-cell office:value-type="float" office:value="3448320" calcext:value-type="float">
            <text:p>3448320</text:p>
          </table:table-cell>
        </table:table-row>
        <table:table-row table:style-name="ro2">
          <table:table-cell office:value-type="float" office:value="23700" calcext:value-type="float">
            <text:p>23700</text:p>
          </table:table-cell>
          <table:table-cell office:value-type="float" office:value="314931" calcext:value-type="float">
            <text:p>314931</text:p>
          </table:table-cell>
          <table:table-cell office:value-type="float" office:value="346432" calcext:value-type="float">
            <text:p>346432</text:p>
          </table:table-cell>
          <table:table-cell office:value-type="float" office:value="3149429" calcext:value-type="float">
            <text:p>3149429</text:p>
          </table:table-cell>
          <table:table-cell office:value-type="float" office:value="3464320" calcext:value-type="float">
            <text:p>3464320</text:p>
          </table:table-cell>
        </table:table-row>
        <table:table-row table:style-name="ro2">
          <table:table-cell office:value-type="float" office:value="23800" calcext:value-type="float">
            <text:p>23800</text:p>
          </table:table-cell>
          <table:table-cell office:value-type="float" office:value="316412" calcext:value-type="float">
            <text:p>316412</text:p>
          </table:table-cell>
          <table:table-cell office:value-type="float" office:value="348032" calcext:value-type="float">
            <text:p>348032</text:p>
          </table:table-cell>
          <table:table-cell office:value-type="float" office:value="3164050" calcext:value-type="float">
            <text:p>3164050</text:p>
          </table:table-cell>
          <table:table-cell office:value-type="float" office:value="3480320" calcext:value-type="float">
            <text:p>3480320</text:p>
          </table:table-cell>
        </table:table-row>
        <table:table-row table:style-name="ro2">
          <table:table-cell office:value-type="float" office:value="23900" calcext:value-type="float">
            <text:p>23900</text:p>
          </table:table-cell>
          <table:table-cell office:value-type="float" office:value="317879" calcext:value-type="float">
            <text:p>317879</text:p>
          </table:table-cell>
          <table:table-cell office:value-type="float" office:value="349632" calcext:value-type="float">
            <text:p>349632</text:p>
          </table:table-cell>
          <table:table-cell office:value-type="float" office:value="3178742" calcext:value-type="float">
            <text:p>3178742</text:p>
          </table:table-cell>
          <table:table-cell office:value-type="float" office:value="3496320" calcext:value-type="float">
            <text:p>3496320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319374" calcext:value-type="float">
            <text:p>319374</text:p>
          </table:table-cell>
          <table:table-cell office:value-type="float" office:value="351232" calcext:value-type="float">
            <text:p>351232</text:p>
          </table:table-cell>
          <table:table-cell office:value-type="float" office:value="3193473" calcext:value-type="float">
            <text:p>3193473</text:p>
          </table:table-cell>
          <table:table-cell office:value-type="float" office:value="3512320" calcext:value-type="float">
            <text:p>3512320</text:p>
          </table:table-cell>
        </table:table-row>
        <table:table-row table:style-name="ro2">
          <table:table-cell office:value-type="float" office:value="24100" calcext:value-type="float">
            <text:p>24100</text:p>
          </table:table-cell>
          <table:table-cell office:value-type="float" office:value="320833" calcext:value-type="float">
            <text:p>320833</text:p>
          </table:table-cell>
          <table:table-cell office:value-type="float" office:value="352832" calcext:value-type="float">
            <text:p>352832</text:p>
          </table:table-cell>
          <table:table-cell office:value-type="float" office:value="3208256" calcext:value-type="float">
            <text:p>3208256</text:p>
          </table:table-cell>
          <table:table-cell office:value-type="float" office:value="3528320" calcext:value-type="float">
            <text:p>3528320</text:p>
          </table:table-cell>
        </table:table-row>
        <table:table-row table:style-name="ro2">
          <table:table-cell office:value-type="float" office:value="24200" calcext:value-type="float">
            <text:p>24200</text:p>
          </table:table-cell>
          <table:table-cell office:value-type="float" office:value="322306" calcext:value-type="float">
            <text:p>322306</text:p>
          </table:table-cell>
          <table:table-cell office:value-type="float" office:value="354432" calcext:value-type="float">
            <text:p>354432</text:p>
          </table:table-cell>
          <table:table-cell office:value-type="float" office:value="3222907" calcext:value-type="float">
            <text:p>3222907</text:p>
          </table:table-cell>
          <table:table-cell office:value-type="float" office:value="3544320" calcext:value-type="float">
            <text:p>3544320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323731" calcext:value-type="float">
            <text:p>323731</text:p>
          </table:table-cell>
          <table:table-cell office:value-type="float" office:value="356032" calcext:value-type="float">
            <text:p>356032</text:p>
          </table:table-cell>
          <table:table-cell office:value-type="float" office:value="3237429" calcext:value-type="float">
            <text:p>3237429</text:p>
          </table:table-cell>
          <table:table-cell office:value-type="float" office:value="3560320" calcext:value-type="float">
            <text:p>3560320</text:p>
          </table:table-cell>
        </table:table-row>
        <table:table-row table:style-name="ro2">
          <table:table-cell office:value-type="float" office:value="24400" calcext:value-type="float">
            <text:p>24400</text:p>
          </table:table-cell>
          <table:table-cell office:value-type="float" office:value="325263" calcext:value-type="float">
            <text:p>325263</text:p>
          </table:table-cell>
          <table:table-cell office:value-type="float" office:value="357632" calcext:value-type="float">
            <text:p>357632</text:p>
          </table:table-cell>
          <table:table-cell office:value-type="float" office:value="3252236" calcext:value-type="float">
            <text:p>3252236</text:p>
          </table:table-cell>
          <table:table-cell office:value-type="float" office:value="3576320" calcext:value-type="float">
            <text:p>3576320</text:p>
          </table:table-cell>
        </table:table-row>
        <table:table-row table:style-name="ro2">
          <table:table-cell office:value-type="float" office:value="24500" calcext:value-type="float">
            <text:p>24500</text:p>
          </table:table-cell>
          <table:table-cell office:value-type="float" office:value="326659" calcext:value-type="float">
            <text:p>326659</text:p>
          </table:table-cell>
          <table:table-cell office:value-type="float" office:value="359232" calcext:value-type="float">
            <text:p>359232</text:p>
          </table:table-cell>
          <table:table-cell office:value-type="float" office:value="3266710" calcext:value-type="float">
            <text:p>3266710</text:p>
          </table:table-cell>
          <table:table-cell office:value-type="float" office:value="3592320" calcext:value-type="float">
            <text:p>3592320</text:p>
          </table:table-cell>
        </table:table-row>
        <table:table-row table:style-name="ro2">
          <table:table-cell office:value-type="float" office:value="24600" calcext:value-type="float">
            <text:p>24600</text:p>
          </table:table-cell>
          <table:table-cell office:value-type="float" office:value="328154" calcext:value-type="float">
            <text:p>328154</text:p>
          </table:table-cell>
          <table:table-cell office:value-type="float" office:value="360832" calcext:value-type="float">
            <text:p>360832</text:p>
          </table:table-cell>
          <table:table-cell office:value-type="float" office:value="3281459" calcext:value-type="float">
            <text:p>3281459</text:p>
          </table:table-cell>
          <table:table-cell office:value-type="float" office:value="3608320" calcext:value-type="float">
            <text:p>3608320</text:p>
          </table:table-cell>
        </table:table-row>
        <table:table-row table:style-name="ro2">
          <table:table-cell office:value-type="float" office:value="24700" calcext:value-type="float">
            <text:p>24700</text:p>
          </table:table-cell>
          <table:table-cell office:value-type="float" office:value="329679" calcext:value-type="float">
            <text:p>329679</text:p>
          </table:table-cell>
          <table:table-cell office:value-type="float" office:value="362432" calcext:value-type="float">
            <text:p>362432</text:p>
          </table:table-cell>
          <table:table-cell office:value-type="float" office:value="3296539" calcext:value-type="float">
            <text:p>3296539</text:p>
          </table:table-cell>
          <table:table-cell office:value-type="float" office:value="3624320" calcext:value-type="float">
            <text:p>3624320</text:p>
          </table:table-cell>
        </table:table-row>
        <table:table-row table:style-name="ro2">
          <table:table-cell office:value-type="float" office:value="24800" calcext:value-type="float">
            <text:p>24800</text:p>
          </table:table-cell>
          <table:table-cell office:value-type="float" office:value="331131" calcext:value-type="float">
            <text:p>331131</text:p>
          </table:table-cell>
          <table:table-cell office:value-type="float" office:value="364032" calcext:value-type="float">
            <text:p>364032</text:p>
          </table:table-cell>
          <table:table-cell office:value-type="float" office:value="3311181" calcext:value-type="float">
            <text:p>3311181</text:p>
          </table:table-cell>
          <table:table-cell office:value-type="float" office:value="3640320" calcext:value-type="float">
            <text:p>3640320</text:p>
          </table:table-cell>
        </table:table-row>
        <table:table-row table:style-name="ro2">
          <table:table-cell office:value-type="float" office:value="24900" calcext:value-type="float">
            <text:p>24900</text:p>
          </table:table-cell>
          <table:table-cell office:value-type="float" office:value="332565" calcext:value-type="float">
            <text:p>332565</text:p>
          </table:table-cell>
          <table:table-cell office:value-type="float" office:value="365632" calcext:value-type="float">
            <text:p>365632</text:p>
          </table:table-cell>
          <table:table-cell office:value-type="float" office:value="3326029" calcext:value-type="float">
            <text:p>3326029</text:p>
          </table:table-cell>
          <table:table-cell office:value-type="float" office:value="3656320" calcext:value-type="float">
            <text:p>3656320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334088" calcext:value-type="float">
            <text:p>334088</text:p>
          </table:table-cell>
          <table:table-cell office:value-type="float" office:value="367232" calcext:value-type="float">
            <text:p>367232</text:p>
          </table:table-cell>
          <table:table-cell office:value-type="float" office:value="3340953" calcext:value-type="float">
            <text:p>3340953</text:p>
          </table:table-cell>
          <table:table-cell office:value-type="float" office:value="3672320" calcext:value-type="float">
            <text:p>3672320</text:p>
          </table:table-cell>
        </table:table-row>
        <table:table-row table:style-name="ro2">
          <table:table-cell office:value-type="float" office:value="25100" calcext:value-type="float">
            <text:p>25100</text:p>
          </table:table-cell>
          <table:table-cell office:value-type="float" office:value="335602" calcext:value-type="float">
            <text:p>335602</text:p>
          </table:table-cell>
          <table:table-cell office:value-type="float" office:value="368832" calcext:value-type="float">
            <text:p>368832</text:p>
          </table:table-cell>
          <table:table-cell office:value-type="float" office:value="3355688" calcext:value-type="float">
            <text:p>3355688</text:p>
          </table:table-cell>
          <table:table-cell office:value-type="float" office:value="3688320" calcext:value-type="float">
            <text:p>3688320</text:p>
          </table:table-cell>
        </table:table-row>
        <table:table-row table:style-name="ro2">
          <table:table-cell office:value-type="float" office:value="25200" calcext:value-type="float">
            <text:p>25200</text:p>
          </table:table-cell>
          <table:table-cell office:value-type="float" office:value="337028" calcext:value-type="float">
            <text:p>337028</text:p>
          </table:table-cell>
          <table:table-cell office:value-type="float" office:value="370432" calcext:value-type="float">
            <text:p>370432</text:p>
          </table:table-cell>
          <table:table-cell office:value-type="float" office:value="3370632" calcext:value-type="float">
            <text:p>3370632</text:p>
          </table:table-cell>
          <table:table-cell office:value-type="float" office:value="3704320" calcext:value-type="float">
            <text:p>3704320</text:p>
          </table:table-cell>
        </table:table-row>
        <table:table-row table:style-name="ro2">
          <table:table-cell office:value-type="float" office:value="25300" calcext:value-type="float">
            <text:p>25300</text:p>
          </table:table-cell>
          <table:table-cell office:value-type="float" office:value="338532" calcext:value-type="float">
            <text:p>338532</text:p>
          </table:table-cell>
          <table:table-cell office:value-type="float" office:value="372032" calcext:value-type="float">
            <text:p>372032</text:p>
          </table:table-cell>
          <table:table-cell office:value-type="float" office:value="3385461" calcext:value-type="float">
            <text:p>3385461</text:p>
          </table:table-cell>
          <table:table-cell office:value-type="float" office:value="3720320" calcext:value-type="float">
            <text:p>3720320</text:p>
          </table:table-cell>
        </table:table-row>
        <table:table-row table:style-name="ro2">
          <table:table-cell office:value-type="float" office:value="25400" calcext:value-type="float">
            <text:p>25400</text:p>
          </table:table-cell>
          <table:table-cell office:value-type="float" office:value="340035" calcext:value-type="float">
            <text:p>340035</text:p>
          </table:table-cell>
          <table:table-cell office:value-type="float" office:value="373632" calcext:value-type="float">
            <text:p>373632</text:p>
          </table:table-cell>
          <table:table-cell office:value-type="float" office:value="3400322" calcext:value-type="float">
            <text:p>3400322</text:p>
          </table:table-cell>
          <table:table-cell office:value-type="float" office:value="3736320" calcext:value-type="float">
            <text:p>3736320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341528" calcext:value-type="float">
            <text:p>341528</text:p>
          </table:table-cell>
          <table:table-cell office:value-type="float" office:value="375232" calcext:value-type="float">
            <text:p>375232</text:p>
          </table:table-cell>
          <table:table-cell office:value-type="float" office:value="3415206" calcext:value-type="float">
            <text:p>3415206</text:p>
          </table:table-cell>
          <table:table-cell office:value-type="float" office:value="3752320" calcext:value-type="float">
            <text:p>3752320</text:p>
          </table:table-cell>
        </table:table-row>
        <table:table-row table:style-name="ro2">
          <table:table-cell office:value-type="float" office:value="25600" calcext:value-type="float">
            <text:p>25600</text:p>
          </table:table-cell>
          <table:table-cell office:value-type="float" office:value="342996" calcext:value-type="float">
            <text:p>342996</text:p>
          </table:table-cell>
          <table:table-cell office:value-type="float" office:value="376832" calcext:value-type="float">
            <text:p>376832</text:p>
          </table:table-cell>
          <table:table-cell office:value-type="float" office:value="3430110" calcext:value-type="float">
            <text:p>3430110</text:p>
          </table:table-cell>
          <table:table-cell office:value-type="float" office:value="3768320" calcext:value-type="float">
            <text:p>3768320</text:p>
          </table:table-cell>
        </table:table-row>
        <table:table-row table:style-name="ro2">
          <table:table-cell office:value-type="float" office:value="25700" calcext:value-type="float">
            <text:p>25700</text:p>
          </table:table-cell>
          <table:table-cell office:value-type="float" office:value="344478" calcext:value-type="float">
            <text:p>344478</text:p>
          </table:table-cell>
          <table:table-cell office:value-type="float" office:value="378432" calcext:value-type="float">
            <text:p>378432</text:p>
          </table:table-cell>
          <table:table-cell office:value-type="float" office:value="3444935" calcext:value-type="float">
            <text:p>3444935</text:p>
          </table:table-cell>
          <table:table-cell office:value-type="float" office:value="3784320" calcext:value-type="float">
            <text:p>3784320</text:p>
          </table:table-cell>
        </table:table-row>
        <table:table-row table:style-name="ro2">
          <table:table-cell office:value-type="float" office:value="25800" calcext:value-type="float">
            <text:p>25800</text:p>
          </table:table-cell>
          <table:table-cell office:value-type="float" office:value="345929" calcext:value-type="float">
            <text:p>345929</text:p>
          </table:table-cell>
          <table:table-cell office:value-type="float" office:value="380032" calcext:value-type="float">
            <text:p>380032</text:p>
          </table:table-cell>
          <table:table-cell office:value-type="float" office:value="3459492" calcext:value-type="float">
            <text:p>3459492</text:p>
          </table:table-cell>
          <table:table-cell office:value-type="float" office:value="3800320" calcext:value-type="float">
            <text:p>3800320</text:p>
          </table:table-cell>
        </table:table-row>
        <table:table-row table:style-name="ro2">
          <table:table-cell office:value-type="float" office:value="25900" calcext:value-type="float">
            <text:p>25900</text:p>
          </table:table-cell>
          <table:table-cell office:value-type="float" office:value="347413" calcext:value-type="float">
            <text:p>347413</text:p>
          </table:table-cell>
          <table:table-cell office:value-type="float" office:value="381632" calcext:value-type="float">
            <text:p>381632</text:p>
          </table:table-cell>
          <table:table-cell office:value-type="float" office:value="3474536" calcext:value-type="float">
            <text:p>3474536</text:p>
          </table:table-cell>
          <table:table-cell office:value-type="float" office:value="3816320" calcext:value-type="float">
            <text:p>3816320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348934" calcext:value-type="float">
            <text:p>348934</text:p>
          </table:table-cell>
          <table:table-cell office:value-type="float" office:value="383232" calcext:value-type="float">
            <text:p>383232</text:p>
          </table:table-cell>
          <table:table-cell office:value-type="float" office:value="3489309" calcext:value-type="float">
            <text:p>3489309</text:p>
          </table:table-cell>
          <table:table-cell office:value-type="float" office:value="3832320" calcext:value-type="float">
            <text:p>3832320</text:p>
          </table:table-cell>
        </table:table-row>
        <table:table-row table:style-name="ro2">
          <table:table-cell office:value-type="float" office:value="26100" calcext:value-type="float">
            <text:p>26100</text:p>
          </table:table-cell>
          <table:table-cell office:value-type="float" office:value="350432" calcext:value-type="float">
            <text:p>350432</text:p>
          </table:table-cell>
          <table:table-cell office:value-type="float" office:value="384832" calcext:value-type="float">
            <text:p>384832</text:p>
          </table:table-cell>
          <table:table-cell office:value-type="float" office:value="3504353" calcext:value-type="float">
            <text:p>3504353</text:p>
          </table:table-cell>
          <table:table-cell office:value-type="float" office:value="3848320" calcext:value-type="float">
            <text:p>3848320</text:p>
          </table:table-cell>
        </table:table-row>
        <table:table-row table:style-name="ro2">
          <table:table-cell office:value-type="float" office:value="26200" calcext:value-type="float">
            <text:p>26200</text:p>
          </table:table-cell>
          <table:table-cell office:value-type="float" office:value="351941" calcext:value-type="float">
            <text:p>351941</text:p>
          </table:table-cell>
          <table:table-cell office:value-type="float" office:value="386432" calcext:value-type="float">
            <text:p>386432</text:p>
          </table:table-cell>
          <table:table-cell office:value-type="float" office:value="3519227" calcext:value-type="float">
            <text:p>3519227</text:p>
          </table:table-cell>
          <table:table-cell office:value-type="float" office:value="3864320" calcext:value-type="float">
            <text:p>3864320</text:p>
          </table:table-cell>
        </table:table-row>
        <table:table-row table:style-name="ro2">
          <table:table-cell office:value-type="float" office:value="26300" calcext:value-type="float">
            <text:p>26300</text:p>
          </table:table-cell>
          <table:table-cell office:value-type="float" office:value="353452" calcext:value-type="float">
            <text:p>353452</text:p>
          </table:table-cell>
          <table:table-cell office:value-type="float" office:value="388032" calcext:value-type="float">
            <text:p>388032</text:p>
          </table:table-cell>
          <table:table-cell office:value-type="float" office:value="3533993" calcext:value-type="float">
            <text:p>3533993</text:p>
          </table:table-cell>
          <table:table-cell office:value-type="float" office:value="3880320" calcext:value-type="float">
            <text:p>3880320</text:p>
          </table:table-cell>
        </table:table-row>
        <table:table-row table:style-name="ro2">
          <table:table-cell office:value-type="float" office:value="26400" calcext:value-type="float">
            <text:p>26400</text:p>
          </table:table-cell>
          <table:table-cell office:value-type="float" office:value="354984" calcext:value-type="float">
            <text:p>354984</text:p>
          </table:table-cell>
          <table:table-cell office:value-type="float" office:value="389632" calcext:value-type="float">
            <text:p>389632</text:p>
          </table:table-cell>
          <table:table-cell office:value-type="float" office:value="3548929" calcext:value-type="float">
            <text:p>3548929</text:p>
          </table:table-cell>
          <table:table-cell office:value-type="float" office:value="3896320" calcext:value-type="float">
            <text:p>3896320</text:p>
          </table:table-cell>
        </table:table-row>
        <table:table-row table:style-name="ro2">
          <table:table-cell office:value-type="float" office:value="26500" calcext:value-type="float">
            <text:p>26500</text:p>
          </table:table-cell>
          <table:table-cell office:value-type="float" office:value="356415" calcext:value-type="float">
            <text:p>356415</text:p>
          </table:table-cell>
          <table:table-cell office:value-type="float" office:value="391232" calcext:value-type="float">
            <text:p>391232</text:p>
          </table:table-cell>
          <table:table-cell office:value-type="float" office:value="3563872" calcext:value-type="float">
            <text:p>3563872</text:p>
          </table:table-cell>
          <table:table-cell office:value-type="float" office:value="3912320" calcext:value-type="float">
            <text:p>3912320</text:p>
          </table:table-cell>
        </table:table-row>
        <table:table-row table:style-name="ro2">
          <table:table-cell office:value-type="float" office:value="26600" calcext:value-type="float">
            <text:p>26600</text:p>
          </table:table-cell>
          <table:table-cell office:value-type="float" office:value="357878" calcext:value-type="float">
            <text:p>357878</text:p>
          </table:table-cell>
          <table:table-cell office:value-type="float" office:value="392832" calcext:value-type="float">
            <text:p>392832</text:p>
          </table:table-cell>
          <table:table-cell office:value-type="float" office:value="3578740" calcext:value-type="float">
            <text:p>3578740</text:p>
          </table:table-cell>
          <table:table-cell office:value-type="float" office:value="3928320" calcext:value-type="float">
            <text:p>3928320</text:p>
          </table:table-cell>
        </table:table-row>
        <table:table-row table:style-name="ro2">
          <table:table-cell office:value-type="float" office:value="26700" calcext:value-type="float">
            <text:p>26700</text:p>
          </table:table-cell>
          <table:table-cell office:value-type="float" office:value="359396" calcext:value-type="float">
            <text:p>359396</text:p>
          </table:table-cell>
          <table:table-cell office:value-type="float" office:value="394432" calcext:value-type="float">
            <text:p>394432</text:p>
          </table:table-cell>
          <table:table-cell office:value-type="float" office:value="3593575" calcext:value-type="float">
            <text:p>3593575</text:p>
          </table:table-cell>
          <table:table-cell office:value-type="float" office:value="3944320" calcext:value-type="float">
            <text:p>3944320</text:p>
          </table:table-cell>
        </table:table-row>
        <table:table-row table:style-name="ro2">
          <table:table-cell office:value-type="float" office:value="26800" calcext:value-type="float">
            <text:p>26800</text:p>
          </table:table-cell>
          <table:table-cell office:value-type="float" office:value="360852" calcext:value-type="float">
            <text:p>360852</text:p>
          </table:table-cell>
          <table:table-cell office:value-type="float" office:value="396032" calcext:value-type="float">
            <text:p>396032</text:p>
          </table:table-cell>
          <table:table-cell office:value-type="float" office:value="3608406" calcext:value-type="float">
            <text:p>3608406</text:p>
          </table:table-cell>
          <table:table-cell office:value-type="float" office:value="3960320" calcext:value-type="float">
            <text:p>3960320</text:p>
          </table:table-cell>
        </table:table-row>
        <table:table-row table:style-name="ro2">
          <table:table-cell office:value-type="float" office:value="26900" calcext:value-type="float">
            <text:p>26900</text:p>
          </table:table-cell>
          <table:table-cell office:value-type="float" office:value="362388" calcext:value-type="float">
            <text:p>362388</text:p>
          </table:table-cell>
          <table:table-cell office:value-type="float" office:value="397632" calcext:value-type="float">
            <text:p>397632</text:p>
          </table:table-cell>
          <table:table-cell office:value-type="float" office:value="3623494" calcext:value-type="float">
            <text:p>3623494</text:p>
          </table:table-cell>
          <table:table-cell office:value-type="float" office:value="3976320" calcext:value-type="float">
            <text:p>3976320</text:p>
          </table:table-cell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363784" calcext:value-type="float">
            <text:p>363784</text:p>
          </table:table-cell>
          <table:table-cell office:value-type="float" office:value="399232" calcext:value-type="float">
            <text:p>399232</text:p>
          </table:table-cell>
          <table:table-cell office:value-type="float" office:value="3638072" calcext:value-type="float">
            <text:p>3638072</text:p>
          </table:table-cell>
          <table:table-cell office:value-type="float" office:value="3992320" calcext:value-type="float">
            <text:p>3992320</text:p>
          </table:table-cell>
        </table:table-row>
        <table:table-row table:style-name="ro2">
          <table:table-cell office:value-type="float" office:value="27100" calcext:value-type="float">
            <text:p>27100</text:p>
          </table:table-cell>
          <table:table-cell office:value-type="float" office:value="365342" calcext:value-type="float">
            <text:p>365342</text:p>
          </table:table-cell>
          <table:table-cell office:value-type="float" office:value="400832" calcext:value-type="float">
            <text:p>400832</text:p>
          </table:table-cell>
          <table:table-cell office:value-type="float" office:value="3653230" calcext:value-type="float">
            <text:p>3653230</text:p>
          </table:table-cell>
          <table:table-cell office:value-type="float" office:value="4008320" calcext:value-type="float">
            <text:p>4008320</text:p>
          </table:table-cell>
        </table:table-row>
        <table:table-row table:style-name="ro2">
          <table:table-cell office:value-type="float" office:value="27200" calcext:value-type="float">
            <text:p>27200</text:p>
          </table:table-cell>
          <table:table-cell office:value-type="float" office:value="366784" calcext:value-type="float">
            <text:p>366784</text:p>
          </table:table-cell>
          <table:table-cell office:value-type="float" office:value="402432" calcext:value-type="float">
            <text:p>402432</text:p>
          </table:table-cell>
          <table:table-cell office:value-type="float" office:value="3667886" calcext:value-type="float">
            <text:p>3667886</text:p>
          </table:table-cell>
          <table:table-cell office:value-type="float" office:value="4024320" calcext:value-type="float">
            <text:p>4024320</text:p>
          </table:table-cell>
        </table:table-row>
        <table:table-row table:style-name="ro2">
          <table:table-cell office:value-type="float" office:value="27300" calcext:value-type="float">
            <text:p>27300</text:p>
          </table:table-cell>
          <table:table-cell office:value-type="float" office:value="368300" calcext:value-type="float">
            <text:p>368300</text:p>
          </table:table-cell>
          <table:table-cell office:value-type="float" office:value="404032" calcext:value-type="float">
            <text:p>404032</text:p>
          </table:table-cell>
          <table:table-cell office:value-type="float" office:value="3682819" calcext:value-type="float">
            <text:p>3682819</text:p>
          </table:table-cell>
          <table:table-cell office:value-type="float" office:value="4040320" calcext:value-type="float">
            <text:p>4040320</text:p>
          </table:table-cell>
        </table:table-row>
        <table:table-row table:style-name="ro2">
          <table:table-cell office:value-type="float" office:value="27400" calcext:value-type="float">
            <text:p>27400</text:p>
          </table:table-cell>
          <table:table-cell office:value-type="float" office:value="369770" calcext:value-type="float">
            <text:p>369770</text:p>
          </table:table-cell>
          <table:table-cell office:value-type="float" office:value="405632" calcext:value-type="float">
            <text:p>405632</text:p>
          </table:table-cell>
          <table:table-cell office:value-type="float" office:value="3697878" calcext:value-type="float">
            <text:p>3697878</text:p>
          </table:table-cell>
          <table:table-cell office:value-type="float" office:value="4056320" calcext:value-type="float">
            <text:p>4056320</text:p>
          </table:table-cell>
        </table:table-row>
        <table:table-row table:style-name="ro2">
          <table:table-cell office:value-type="float" office:value="27500" calcext:value-type="float">
            <text:p>27500</text:p>
          </table:table-cell>
          <table:table-cell office:value-type="float" office:value="371286" calcext:value-type="float">
            <text:p>371286</text:p>
          </table:table-cell>
          <table:table-cell office:value-type="float" office:value="407232" calcext:value-type="float">
            <text:p>407232</text:p>
          </table:table-cell>
          <table:table-cell office:value-type="float" office:value="3712530" calcext:value-type="float">
            <text:p>3712530</text:p>
          </table:table-cell>
          <table:table-cell office:value-type="float" office:value="4072320" calcext:value-type="float">
            <text:p>4072320</text:p>
          </table:table-cell>
        </table:table-row>
        <table:table-row table:style-name="ro2">
          <table:table-cell office:value-type="float" office:value="27600" calcext:value-type="float">
            <text:p>27600</text:p>
          </table:table-cell>
          <table:table-cell office:value-type="float" office:value="372771" calcext:value-type="float">
            <text:p>372771</text:p>
          </table:table-cell>
          <table:table-cell office:value-type="float" office:value="408832" calcext:value-type="float">
            <text:p>408832</text:p>
          </table:table-cell>
          <table:table-cell office:value-type="float" office:value="3727452" calcext:value-type="float">
            <text:p>3727452</text:p>
          </table:table-cell>
          <table:table-cell office:value-type="float" office:value="4088320" calcext:value-type="float">
            <text:p>4088320</text:p>
          </table:table-cell>
        </table:table-row>
        <table:table-row table:style-name="ro2">
          <table:table-cell office:value-type="float" office:value="27700" calcext:value-type="float">
            <text:p>27700</text:p>
          </table:table-cell>
          <table:table-cell office:value-type="float" office:value="374250" calcext:value-type="float">
            <text:p>374250</text:p>
          </table:table-cell>
          <table:table-cell office:value-type="float" office:value="410432" calcext:value-type="float">
            <text:p>410432</text:p>
          </table:table-cell>
          <table:table-cell office:value-type="float" office:value="3742592" calcext:value-type="float">
            <text:p>3742592</text:p>
          </table:table-cell>
          <table:table-cell office:value-type="float" office:value="4104320" calcext:value-type="float">
            <text:p>4104320</text:p>
          </table:table-cell>
        </table:table-row>
        <table:table-row table:style-name="ro2">
          <table:table-cell office:value-type="float" office:value="27800" calcext:value-type="float">
            <text:p>27800</text:p>
          </table:table-cell>
          <table:table-cell office:value-type="float" office:value="375743" calcext:value-type="float">
            <text:p>375743</text:p>
          </table:table-cell>
          <table:table-cell office:value-type="float" office:value="412032" calcext:value-type="float">
            <text:p>412032</text:p>
          </table:table-cell>
          <table:table-cell office:value-type="float" office:value="3757419" calcext:value-type="float">
            <text:p>3757419</text:p>
          </table:table-cell>
          <table:table-cell office:value-type="float" office:value="4120320" calcext:value-type="float">
            <text:p>4120320</text:p>
          </table:table-cell>
        </table:table-row>
        <table:table-row table:style-name="ro2">
          <table:table-cell office:value-type="float" office:value="27900" calcext:value-type="float">
            <text:p>27900</text:p>
          </table:table-cell>
          <table:table-cell office:value-type="float" office:value="377181" calcext:value-type="float">
            <text:p>377181</text:p>
          </table:table-cell>
          <table:table-cell office:value-type="float" office:value="413632" calcext:value-type="float">
            <text:p>413632</text:p>
          </table:table-cell>
          <table:table-cell office:value-type="float" office:value="3772185" calcext:value-type="float">
            <text:p>3772185</text:p>
          </table:table-cell>
          <table:table-cell office:value-type="float" office:value="4136320" calcext:value-type="float">
            <text:p>4136320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378654" calcext:value-type="float">
            <text:p>378654</text:p>
          </table:table-cell>
          <table:table-cell office:value-type="float" office:value="415232" calcext:value-type="float">
            <text:p>415232</text:p>
          </table:table-cell>
          <table:table-cell office:value-type="float" office:value="3787060" calcext:value-type="float">
            <text:p>3787060</text:p>
          </table:table-cell>
          <table:table-cell office:value-type="float" office:value="4152320" calcext:value-type="float">
            <text:p>4152320</text:p>
          </table:table-cell>
        </table:table-row>
        <table:table-row table:style-name="ro2">
          <table:table-cell office:value-type="float" office:value="28100" calcext:value-type="float">
            <text:p>28100</text:p>
          </table:table-cell>
          <table:table-cell office:value-type="float" office:value="380195" calcext:value-type="float">
            <text:p>380195</text:p>
          </table:table-cell>
          <table:table-cell office:value-type="float" office:value="416832" calcext:value-type="float">
            <text:p>416832</text:p>
          </table:table-cell>
          <table:table-cell office:value-type="float" office:value="3802037" calcext:value-type="float">
            <text:p>3802037</text:p>
          </table:table-cell>
          <table:table-cell office:value-type="float" office:value="4168320" calcext:value-type="float">
            <text:p>4168320</text:p>
          </table:table-cell>
        </table:table-row>
        <table:table-row table:style-name="ro2">
          <table:table-cell office:value-type="float" office:value="28200" calcext:value-type="float">
            <text:p>28200</text:p>
          </table:table-cell>
          <table:table-cell office:value-type="float" office:value="381681" calcext:value-type="float">
            <text:p>381681</text:p>
          </table:table-cell>
          <table:table-cell office:value-type="float" office:value="418432" calcext:value-type="float">
            <text:p>418432</text:p>
          </table:table-cell>
          <table:table-cell office:value-type="float" office:value="3817038" calcext:value-type="float">
            <text:p>3817038</text:p>
          </table:table-cell>
          <table:table-cell office:value-type="float" office:value="4184320" calcext:value-type="float">
            <text:p>4184320</text:p>
          </table:table-cell>
        </table:table-row>
        <table:table-row table:style-name="ro2">
          <table:table-cell office:value-type="float" office:value="28300" calcext:value-type="float">
            <text:p>28300</text:p>
          </table:table-cell>
          <table:table-cell office:value-type="float" office:value="383194" calcext:value-type="float">
            <text:p>383194</text:p>
          </table:table-cell>
          <table:table-cell office:value-type="float" office:value="420032" calcext:value-type="float">
            <text:p>420032</text:p>
          </table:table-cell>
          <table:table-cell office:value-type="float" office:value="3831716" calcext:value-type="float">
            <text:p>3831716</text:p>
          </table:table-cell>
          <table:table-cell office:value-type="float" office:value="4200320" calcext:value-type="float">
            <text:p>4200320</text:p>
          </table:table-cell>
        </table:table-row>
        <table:table-row table:style-name="ro2">
          <table:table-cell office:value-type="float" office:value="28400" calcext:value-type="float">
            <text:p>28400</text:p>
          </table:table-cell>
          <table:table-cell office:value-type="float" office:value="384667" calcext:value-type="float">
            <text:p>384667</text:p>
          </table:table-cell>
          <table:table-cell office:value-type="float" office:value="421632" calcext:value-type="float">
            <text:p>421632</text:p>
          </table:table-cell>
          <table:table-cell office:value-type="float" office:value="3846733" calcext:value-type="float">
            <text:p>3846733</text:p>
          </table:table-cell>
          <table:table-cell office:value-type="float" office:value="4216320" calcext:value-type="float">
            <text:p>4216320</text:p>
          </table:table-cell>
        </table:table-row>
        <table:table-row table:style-name="ro2">
          <table:table-cell office:value-type="float" office:value="28500" calcext:value-type="float">
            <text:p>28500</text:p>
          </table:table-cell>
          <table:table-cell office:value-type="float" office:value="386150" calcext:value-type="float">
            <text:p>386150</text:p>
          </table:table-cell>
          <table:table-cell office:value-type="float" office:value="423232" calcext:value-type="float">
            <text:p>423232</text:p>
          </table:table-cell>
          <table:table-cell office:value-type="float" office:value="3861632" calcext:value-type="float">
            <text:p>3861632</text:p>
          </table:table-cell>
          <table:table-cell office:value-type="float" office:value="4232320" calcext:value-type="float">
            <text:p>4232320</text:p>
          </table:table-cell>
        </table:table-row>
        <table:table-row table:style-name="ro2">
          <table:table-cell office:value-type="float" office:value="28600" calcext:value-type="float">
            <text:p>28600</text:p>
          </table:table-cell>
          <table:table-cell office:value-type="float" office:value="387624" calcext:value-type="float">
            <text:p>387624</text:p>
          </table:table-cell>
          <table:table-cell office:value-type="float" office:value="424832" calcext:value-type="float">
            <text:p>424832</text:p>
          </table:table-cell>
          <table:table-cell office:value-type="float" office:value="3876487" calcext:value-type="float">
            <text:p>3876487</text:p>
          </table:table-cell>
          <table:table-cell office:value-type="float" office:value="4248320" calcext:value-type="float">
            <text:p>4248320</text:p>
          </table:table-cell>
        </table:table-row>
        <table:table-row table:style-name="ro2">
          <table:table-cell office:value-type="float" office:value="28700" calcext:value-type="float">
            <text:p>28700</text:p>
          </table:table-cell>
          <table:table-cell office:value-type="float" office:value="389128" calcext:value-type="float">
            <text:p>389128</text:p>
          </table:table-cell>
          <table:table-cell office:value-type="float" office:value="426432" calcext:value-type="float">
            <text:p>426432</text:p>
          </table:table-cell>
          <table:table-cell office:value-type="float" office:value="3891324" calcext:value-type="float">
            <text:p>3891324</text:p>
          </table:table-cell>
          <table:table-cell office:value-type="float" office:value="4264320" calcext:value-type="float">
            <text:p>4264320</text:p>
          </table:table-cell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390652" calcext:value-type="float">
            <text:p>390652</text:p>
          </table:table-cell>
          <table:table-cell office:value-type="float" office:value="428032" calcext:value-type="float">
            <text:p>428032</text:p>
          </table:table-cell>
          <table:table-cell office:value-type="float" office:value="3906331" calcext:value-type="float">
            <text:p>3906331</text:p>
          </table:table-cell>
          <table:table-cell office:value-type="float" office:value="4280320" calcext:value-type="float">
            <text:p>4280320</text:p>
          </table:table-cell>
        </table:table-row>
        <table:table-row table:style-name="ro2">
          <table:table-cell office:value-type="float" office:value="28900" calcext:value-type="float">
            <text:p>28900</text:p>
          </table:table-cell>
          <table:table-cell office:value-type="float" office:value="392156" calcext:value-type="float">
            <text:p>392156</text:p>
          </table:table-cell>
          <table:table-cell office:value-type="float" office:value="429632" calcext:value-type="float">
            <text:p>429632</text:p>
          </table:table-cell>
          <table:table-cell office:value-type="float" office:value="3921193" calcext:value-type="float">
            <text:p>3921193</text:p>
          </table:table-cell>
          <table:table-cell office:value-type="float" office:value="4296320" calcext:value-type="float">
            <text:p>4296320</text:p>
          </table:table-cell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393645" calcext:value-type="float">
            <text:p>393645</text:p>
          </table:table-cell>
          <table:table-cell office:value-type="float" office:value="431232" calcext:value-type="float">
            <text:p>431232</text:p>
          </table:table-cell>
          <table:table-cell office:value-type="float" office:value="3936286" calcext:value-type="float">
            <text:p>3936286</text:p>
          </table:table-cell>
          <table:table-cell office:value-type="float" office:value="4312320" calcext:value-type="float">
            <text:p>4312320</text:p>
          </table:table-cell>
        </table:table-row>
        <table:table-row table:style-name="ro2">
          <table:table-cell office:value-type="float" office:value="29100" calcext:value-type="float">
            <text:p>29100</text:p>
          </table:table-cell>
          <table:table-cell office:value-type="float" office:value="395175" calcext:value-type="float">
            <text:p>395175</text:p>
          </table:table-cell>
          <table:table-cell office:value-type="float" office:value="432832" calcext:value-type="float">
            <text:p>432832</text:p>
          </table:table-cell>
          <table:table-cell office:value-type="float" office:value="3951168" calcext:value-type="float">
            <text:p>3951168</text:p>
          </table:table-cell>
          <table:table-cell office:value-type="float" office:value="4328320" calcext:value-type="float">
            <text:p>4328320</text:p>
          </table:table-cell>
        </table:table-row>
        <table:table-row table:style-name="ro2">
          <table:table-cell office:value-type="float" office:value="29200" calcext:value-type="float">
            <text:p>29200</text:p>
          </table:table-cell>
          <table:table-cell office:value-type="float" office:value="396634" calcext:value-type="float">
            <text:p>396634</text:p>
          </table:table-cell>
          <table:table-cell office:value-type="float" office:value="434432" calcext:value-type="float">
            <text:p>434432</text:p>
          </table:table-cell>
          <table:table-cell office:value-type="float" office:value="3966327" calcext:value-type="float">
            <text:p>3966327</text:p>
          </table:table-cell>
          <table:table-cell office:value-type="float" office:value="4344320" calcext:value-type="float">
            <text:p>4344320</text:p>
          </table:table-cell>
        </table:table-row>
        <table:table-row table:style-name="ro2">
          <table:table-cell office:value-type="float" office:value="29300" calcext:value-type="float">
            <text:p>29300</text:p>
          </table:table-cell>
          <table:table-cell office:value-type="float" office:value="398124" calcext:value-type="float">
            <text:p>398124</text:p>
          </table:table-cell>
          <table:table-cell office:value-type="float" office:value="436032" calcext:value-type="float">
            <text:p>436032</text:p>
          </table:table-cell>
          <table:table-cell office:value-type="float" office:value="3981286" calcext:value-type="float">
            <text:p>3981286</text:p>
          </table:table-cell>
          <table:table-cell office:value-type="float" office:value="4360320" calcext:value-type="float">
            <text:p>4360320</text:p>
          </table:table-cell>
        </table:table-row>
        <table:table-row table:style-name="ro2">
          <table:table-cell office:value-type="float" office:value="29400" calcext:value-type="float">
            <text:p>29400</text:p>
          </table:table-cell>
          <table:table-cell office:value-type="float" office:value="399650" calcext:value-type="float">
            <text:p>399650</text:p>
          </table:table-cell>
          <table:table-cell office:value-type="float" office:value="437632" calcext:value-type="float">
            <text:p>437632</text:p>
          </table:table-cell>
          <table:table-cell office:value-type="float" office:value="3996366" calcext:value-type="float">
            <text:p>3996366</text:p>
          </table:table-cell>
          <table:table-cell office:value-type="float" office:value="4376320" calcext:value-type="float">
            <text:p>4376320</text:p>
          </table:table-cell>
        </table:table-row>
        <table:table-row table:style-name="ro2">
          <table:table-cell office:value-type="float" office:value="29500" calcext:value-type="float">
            <text:p>29500</text:p>
          </table:table-cell>
          <table:table-cell office:value-type="float" office:value="401141" calcext:value-type="float">
            <text:p>401141</text:p>
          </table:table-cell>
          <table:table-cell office:value-type="float" office:value="439232" calcext:value-type="float">
            <text:p>439232</text:p>
          </table:table-cell>
          <table:table-cell office:value-type="float" office:value="4011230" calcext:value-type="float">
            <text:p>4011230</text:p>
          </table:table-cell>
          <table:table-cell office:value-type="float" office:value="4392320" calcext:value-type="float">
            <text:p>4392320</text:p>
          </table:table-cell>
        </table:table-row>
        <table:table-row table:style-name="ro2">
          <table:table-cell office:value-type="float" office:value="29600" calcext:value-type="float">
            <text:p>29600</text:p>
          </table:table-cell>
          <table:table-cell office:value-type="float" office:value="402606" calcext:value-type="float">
            <text:p>402606</text:p>
          </table:table-cell>
          <table:table-cell office:value-type="float" office:value="440832" calcext:value-type="float">
            <text:p>440832</text:p>
          </table:table-cell>
          <table:table-cell office:value-type="float" office:value="4026150" calcext:value-type="float">
            <text:p>4026150</text:p>
          </table:table-cell>
          <table:table-cell office:value-type="float" office:value="4408320" calcext:value-type="float">
            <text:p>4408320</text:p>
          </table:table-cell>
        </table:table-row>
        <table:table-row table:style-name="ro2">
          <table:table-cell office:value-type="float" office:value="29700" calcext:value-type="float">
            <text:p>29700</text:p>
          </table:table-cell>
          <table:table-cell office:value-type="float" office:value="404095" calcext:value-type="float">
            <text:p>404095</text:p>
          </table:table-cell>
          <table:table-cell office:value-type="float" office:value="442432" calcext:value-type="float">
            <text:p>442432</text:p>
          </table:table-cell>
          <table:table-cell office:value-type="float" office:value="4041103" calcext:value-type="float">
            <text:p>4041103</text:p>
          </table:table-cell>
          <table:table-cell office:value-type="float" office:value="4424320" calcext:value-type="float">
            <text:p>4424320</text:p>
          </table:table-cell>
        </table:table-row>
        <table:table-row table:style-name="ro2">
          <table:table-cell office:value-type="float" office:value="29800" calcext:value-type="float">
            <text:p>29800</text:p>
          </table:table-cell>
          <table:table-cell office:value-type="float" office:value="405578" calcext:value-type="float">
            <text:p>405578</text:p>
          </table:table-cell>
          <table:table-cell office:value-type="float" office:value="444032" calcext:value-type="float">
            <text:p>444032</text:p>
          </table:table-cell>
          <table:table-cell office:value-type="float" office:value="4056084" calcext:value-type="float">
            <text:p>4056084</text:p>
          </table:table-cell>
          <table:table-cell office:value-type="float" office:value="4440320" calcext:value-type="float">
            <text:p>4440320</text:p>
          </table:table-cell>
        </table:table-row>
        <table:table-row table:style-name="ro2">
          <table:table-cell office:value-type="float" office:value="29900" calcext:value-type="float">
            <text:p>29900</text:p>
          </table:table-cell>
          <table:table-cell office:value-type="float" office:value="407113" calcext:value-type="float">
            <text:p>407113</text:p>
          </table:table-cell>
          <table:table-cell office:value-type="float" office:value="445632" calcext:value-type="float">
            <text:p>445632</text:p>
          </table:table-cell>
          <table:table-cell office:value-type="float" office:value="4070938" calcext:value-type="float">
            <text:p>4070938</text:p>
          </table:table-cell>
          <table:table-cell office:value-type="float" office:value="4456320" calcext:value-type="float">
            <text:p>4456320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408633" calcext:value-type="float">
            <text:p>408633</text:p>
          </table:table-cell>
          <table:table-cell office:value-type="float" office:value="447232" calcext:value-type="float">
            <text:p>447232</text:p>
          </table:table-cell>
          <table:table-cell office:value-type="float" office:value="4085913" calcext:value-type="float">
            <text:p>4085913</text:p>
          </table:table-cell>
          <table:table-cell office:value-type="float" office:value="4472320" calcext:value-type="float">
            <text:p>4472320</text:p>
          </table:table-cell>
        </table:table-row>
        <table:table-row table:style-name="ro2">
          <table:table-cell office:value-type="float" office:value="30100" calcext:value-type="float">
            <text:p>30100</text:p>
          </table:table-cell>
          <table:table-cell office:value-type="float" office:value="410107" calcext:value-type="float">
            <text:p>410107</text:p>
          </table:table-cell>
          <table:table-cell office:value-type="float" office:value="448832" calcext:value-type="float">
            <text:p>448832</text:p>
          </table:table-cell>
          <table:table-cell office:value-type="float" office:value="4101048" calcext:value-type="float">
            <text:p>4101048</text:p>
          </table:table-cell>
          <table:table-cell office:value-type="float" office:value="4488320" calcext:value-type="float">
            <text:p>4488320</text:p>
          </table:table-cell>
        </table:table-row>
        <table:table-row table:style-name="ro2">
          <table:table-cell office:value-type="float" office:value="30200" calcext:value-type="float">
            <text:p>30200</text:p>
          </table:table-cell>
          <table:table-cell office:value-type="float" office:value="411622" calcext:value-type="float">
            <text:p>411622</text:p>
          </table:table-cell>
          <table:table-cell office:value-type="float" office:value="450432" calcext:value-type="float">
            <text:p>450432</text:p>
          </table:table-cell>
          <table:table-cell office:value-type="float" office:value="4115864" calcext:value-type="float">
            <text:p>4115864</text:p>
          </table:table-cell>
          <table:table-cell office:value-type="float" office:value="4504320" calcext:value-type="float">
            <text:p>4504320</text:p>
          </table:table-cell>
        </table:table-row>
        <table:table-row table:style-name="ro2">
          <table:table-cell office:value-type="float" office:value="30300" calcext:value-type="float">
            <text:p>30300</text:p>
          </table:table-cell>
          <table:table-cell office:value-type="float" office:value="413087" calcext:value-type="float">
            <text:p>413087</text:p>
          </table:table-cell>
          <table:table-cell office:value-type="float" office:value="452032" calcext:value-type="float">
            <text:p>452032</text:p>
          </table:table-cell>
          <table:table-cell office:value-type="float" office:value="4130774" calcext:value-type="float">
            <text:p>4130774</text:p>
          </table:table-cell>
          <table:table-cell office:value-type="float" office:value="4520320" calcext:value-type="float">
            <text:p>4520320</text:p>
          </table:table-cell>
        </table:table-row>
        <table:table-row table:style-name="ro2">
          <table:table-cell office:value-type="float" office:value="30400" calcext:value-type="float">
            <text:p>30400</text:p>
          </table:table-cell>
          <table:table-cell office:value-type="float" office:value="414621" calcext:value-type="float">
            <text:p>414621</text:p>
          </table:table-cell>
          <table:table-cell office:value-type="float" office:value="453632" calcext:value-type="float">
            <text:p>453632</text:p>
          </table:table-cell>
          <table:table-cell office:value-type="float" office:value="4145711" calcext:value-type="float">
            <text:p>4145711</text:p>
          </table:table-cell>
          <table:table-cell office:value-type="float" office:value="4536320" calcext:value-type="float">
            <text:p>4536320</text:p>
          </table:table-cell>
        </table:table-row>
        <table:table-row table:style-name="ro2">
          <table:table-cell office:value-type="float" office:value="30500" calcext:value-type="float">
            <text:p>30500</text:p>
          </table:table-cell>
          <table:table-cell office:value-type="float" office:value="416133" calcext:value-type="float">
            <text:p>416133</text:p>
          </table:table-cell>
          <table:table-cell office:value-type="float" office:value="455232" calcext:value-type="float">
            <text:p>455232</text:p>
          </table:table-cell>
          <table:table-cell office:value-type="float" office:value="4160601" calcext:value-type="float">
            <text:p>4160601</text:p>
          </table:table-cell>
          <table:table-cell office:value-type="float" office:value="4552320" calcext:value-type="float">
            <text:p>4552320</text:p>
          </table:table-cell>
        </table:table-row>
        <table:table-row table:style-name="ro2">
          <table:table-cell office:value-type="float" office:value="30600" calcext:value-type="float">
            <text:p>30600</text:p>
          </table:table-cell>
          <table:table-cell office:value-type="float" office:value="417538" calcext:value-type="float">
            <text:p>417538</text:p>
          </table:table-cell>
          <table:table-cell office:value-type="float" office:value="456832" calcext:value-type="float">
            <text:p>456832</text:p>
          </table:table-cell>
          <table:table-cell office:value-type="float" office:value="4175794" calcext:value-type="float">
            <text:p>4175794</text:p>
          </table:table-cell>
          <table:table-cell office:value-type="float" office:value="4568320" calcext:value-type="float">
            <text:p>4568320</text:p>
          </table:table-cell>
        </table:table-row>
        <table:table-row table:style-name="ro2">
          <table:table-cell office:value-type="float" office:value="30700" calcext:value-type="float">
            <text:p>30700</text:p>
          </table:table-cell>
          <table:table-cell office:value-type="float" office:value="419083" calcext:value-type="float">
            <text:p>419083</text:p>
          </table:table-cell>
          <table:table-cell office:value-type="float" office:value="458432" calcext:value-type="float">
            <text:p>458432</text:p>
          </table:table-cell>
          <table:table-cell office:value-type="float" office:value="4190922" calcext:value-type="float">
            <text:p>4190922</text:p>
          </table:table-cell>
          <table:table-cell office:value-type="float" office:value="4584320" calcext:value-type="float">
            <text:p>4584320</text:p>
          </table:table-cell>
        </table:table-row>
        <table:table-row table:style-name="ro2">
          <table:table-cell office:value-type="float" office:value="30800" calcext:value-type="float">
            <text:p>30800</text:p>
          </table:table-cell>
          <table:table-cell office:value-type="float" office:value="420566" calcext:value-type="float">
            <text:p>420566</text:p>
          </table:table-cell>
          <table:table-cell office:value-type="float" office:value="460032" calcext:value-type="float">
            <text:p>460032</text:p>
          </table:table-cell>
          <table:table-cell office:value-type="float" office:value="4205779" calcext:value-type="float">
            <text:p>4205779</text:p>
          </table:table-cell>
          <table:table-cell office:value-type="float" office:value="4600320" calcext:value-type="float">
            <text:p>4600320</text:p>
          </table:table-cell>
        </table:table-row>
        <table:table-row table:style-name="ro2">
          <table:table-cell office:value-type="float" office:value="30900" calcext:value-type="float">
            <text:p>30900</text:p>
          </table:table-cell>
          <table:table-cell office:value-type="float" office:value="422062" calcext:value-type="float">
            <text:p>422062</text:p>
          </table:table-cell>
          <table:table-cell office:value-type="float" office:value="461632" calcext:value-type="float">
            <text:p>461632</text:p>
          </table:table-cell>
          <table:table-cell office:value-type="float" office:value="4220827" calcext:value-type="float">
            <text:p>4220827</text:p>
          </table:table-cell>
          <table:table-cell office:value-type="float" office:value="4616320" calcext:value-type="float">
            <text:p>4616320</text:p>
          </table:table-cell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423540" calcext:value-type="float">
            <text:p>423540</text:p>
          </table:table-cell>
          <table:table-cell office:value-type="float" office:value="463232" calcext:value-type="float">
            <text:p>463232</text:p>
          </table:table-cell>
          <table:table-cell office:value-type="float" office:value="4235735" calcext:value-type="float">
            <text:p>4235735</text:p>
          </table:table-cell>
          <table:table-cell office:value-type="float" office:value="4632320" calcext:value-type="float">
            <text:p>4632320</text:p>
          </table:table-cell>
        </table:table-row>
        <table:table-row table:style-name="ro2">
          <table:table-cell office:value-type="float" office:value="31100" calcext:value-type="float">
            <text:p>31100</text:p>
          </table:table-cell>
          <table:table-cell office:value-type="float" office:value="425040" calcext:value-type="float">
            <text:p>425040</text:p>
          </table:table-cell>
          <table:table-cell office:value-type="float" office:value="464832" calcext:value-type="float">
            <text:p>464832</text:p>
          </table:table-cell>
          <table:table-cell office:value-type="float" office:value="4250805" calcext:value-type="float">
            <text:p>4250805</text:p>
          </table:table-cell>
          <table:table-cell office:value-type="float" office:value="4648320" calcext:value-type="float">
            <text:p>4648320</text:p>
          </table:table-cell>
        </table:table-row>
        <table:table-row table:style-name="ro2">
          <table:table-cell office:value-type="float" office:value="31200" calcext:value-type="float">
            <text:p>31200</text:p>
          </table:table-cell>
          <table:table-cell office:value-type="float" office:value="426566" calcext:value-type="float">
            <text:p>426566</text:p>
          </table:table-cell>
          <table:table-cell office:value-type="float" office:value="466432" calcext:value-type="float">
            <text:p>466432</text:p>
          </table:table-cell>
          <table:table-cell office:value-type="float" office:value="4265720" calcext:value-type="float">
            <text:p>4265720</text:p>
          </table:table-cell>
          <table:table-cell office:value-type="float" office:value="4664320" calcext:value-type="float">
            <text:p>4664320</text:p>
          </table:table-cell>
        </table:table-row>
        <table:table-row table:style-name="ro2">
          <table:table-cell office:value-type="float" office:value="31300" calcext:value-type="float">
            <text:p>31300</text:p>
          </table:table-cell>
          <table:table-cell office:value-type="float" office:value="428070" calcext:value-type="float">
            <text:p>428070</text:p>
          </table:table-cell>
          <table:table-cell office:value-type="float" office:value="468032" calcext:value-type="float">
            <text:p>468032</text:p>
          </table:table-cell>
          <table:table-cell office:value-type="float" office:value="4280755" calcext:value-type="float">
            <text:p>4280755</text:p>
          </table:table-cell>
          <table:table-cell office:value-type="float" office:value="4680320" calcext:value-type="float">
            <text:p>4680320</text:p>
          </table:table-cell>
        </table:table-row>
        <table:table-row table:style-name="ro2">
          <table:table-cell office:value-type="float" office:value="31400" calcext:value-type="float">
            <text:p>31400</text:p>
          </table:table-cell>
          <table:table-cell office:value-type="float" office:value="429518" calcext:value-type="float">
            <text:p>429518</text:p>
          </table:table-cell>
          <table:table-cell office:value-type="float" office:value="469632" calcext:value-type="float">
            <text:p>469632</text:p>
          </table:table-cell>
          <table:table-cell office:value-type="float" office:value="4295796" calcext:value-type="float">
            <text:p>4295796</text:p>
          </table:table-cell>
          <table:table-cell office:value-type="float" office:value="4696320" calcext:value-type="float">
            <text:p>4696320</text:p>
          </table:table-cell>
        </table:table-row>
        <table:table-row table:style-name="ro2">
          <table:table-cell office:value-type="float" office:value="31500" calcext:value-type="float">
            <text:p>31500</text:p>
          </table:table-cell>
          <table:table-cell office:value-type="float" office:value="431124" calcext:value-type="float">
            <text:p>431124</text:p>
          </table:table-cell>
          <table:table-cell office:value-type="float" office:value="471232" calcext:value-type="float">
            <text:p>471232</text:p>
          </table:table-cell>
          <table:table-cell office:value-type="float" office:value="4310802" calcext:value-type="float">
            <text:p>4310802</text:p>
          </table:table-cell>
          <table:table-cell office:value-type="float" office:value="4712320" calcext:value-type="float">
            <text:p>4712320</text:p>
          </table:table-cell>
        </table:table-row>
        <table:table-row table:style-name="ro2">
          <table:table-cell office:value-type="float" office:value="31600" calcext:value-type="float">
            <text:p>31600</text:p>
          </table:table-cell>
          <table:table-cell office:value-type="float" office:value="432577" calcext:value-type="float">
            <text:p>432577</text:p>
          </table:table-cell>
          <table:table-cell office:value-type="float" office:value="472832" calcext:value-type="float">
            <text:p>472832</text:p>
          </table:table-cell>
          <table:table-cell office:value-type="float" office:value="4325901" calcext:value-type="float">
            <text:p>4325901</text:p>
          </table:table-cell>
          <table:table-cell office:value-type="float" office:value="4728320" calcext:value-type="float">
            <text:p>4728320</text:p>
          </table:table-cell>
        </table:table-row>
        <table:table-row table:style-name="ro2">
          <table:table-cell office:value-type="float" office:value="31700" calcext:value-type="float">
            <text:p>31700</text:p>
          </table:table-cell>
          <table:table-cell office:value-type="float" office:value="434039" calcext:value-type="float">
            <text:p>434039</text:p>
          </table:table-cell>
          <table:table-cell office:value-type="float" office:value="474432" calcext:value-type="float">
            <text:p>474432</text:p>
          </table:table-cell>
          <table:table-cell office:value-type="float" office:value="4340725" calcext:value-type="float">
            <text:p>4340725</text:p>
          </table:table-cell>
          <table:table-cell office:value-type="float" office:value="4744320" calcext:value-type="float">
            <text:p>4744320</text:p>
          </table:table-cell>
        </table:table-row>
        <table:table-row table:style-name="ro2">
          <table:table-cell office:value-type="float" office:value="31800" calcext:value-type="float">
            <text:p>31800</text:p>
          </table:table-cell>
          <table:table-cell office:value-type="float" office:value="435556" calcext:value-type="float">
            <text:p>435556</text:p>
          </table:table-cell>
          <table:table-cell office:value-type="float" office:value="476032" calcext:value-type="float">
            <text:p>476032</text:p>
          </table:table-cell>
          <table:table-cell office:value-type="float" office:value="4355645" calcext:value-type="float">
            <text:p>4355645</text:p>
          </table:table-cell>
          <table:table-cell office:value-type="float" office:value="4760320" calcext:value-type="float">
            <text:p>4760320</text:p>
          </table:table-cell>
        </table:table-row>
        <table:table-row table:style-name="ro2">
          <table:table-cell office:value-type="float" office:value="31900" calcext:value-type="float">
            <text:p>31900</text:p>
          </table:table-cell>
          <table:table-cell office:value-type="float" office:value="437040" calcext:value-type="float">
            <text:p>437040</text:p>
          </table:table-cell>
          <table:table-cell office:value-type="float" office:value="477632" calcext:value-type="float">
            <text:p>477632</text:p>
          </table:table-cell>
          <table:table-cell office:value-type="float" office:value="4370753" calcext:value-type="float">
            <text:p>4370753</text:p>
          </table:table-cell>
          <table:table-cell office:value-type="float" office:value="4776320" calcext:value-type="float">
            <text:p>4776320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438562" calcext:value-type="float">
            <text:p>438562</text:p>
          </table:table-cell>
          <table:table-cell office:value-type="float" office:value="479232" calcext:value-type="float">
            <text:p>479232</text:p>
          </table:table-cell>
          <table:table-cell office:value-type="float" office:value="4385778" calcext:value-type="float">
            <text:p>4385778</text:p>
          </table:table-cell>
          <table:table-cell office:value-type="float" office:value="4792320" calcext:value-type="float">
            <text:p>4792320</text:p>
          </table:table-cell>
        </table:table-row>
        <table:table-row table:style-name="ro2">
          <table:table-cell office:value-type="float" office:value="32100" calcext:value-type="float">
            <text:p>32100</text:p>
          </table:table-cell>
          <table:table-cell office:value-type="float" office:value="440068" calcext:value-type="float">
            <text:p>440068</text:p>
          </table:table-cell>
          <table:table-cell office:value-type="float" office:value="480832" calcext:value-type="float">
            <text:p>480832</text:p>
          </table:table-cell>
          <table:table-cell office:value-type="float" office:value="4400645" calcext:value-type="float">
            <text:p>4400645</text:p>
          </table:table-cell>
          <table:table-cell office:value-type="float" office:value="4808320" calcext:value-type="float">
            <text:p>4808320</text:p>
          </table:table-cell>
        </table:table-row>
        <table:table-row table:style-name="ro2">
          <table:table-cell office:value-type="float" office:value="32200" calcext:value-type="float">
            <text:p>32200</text:p>
          </table:table-cell>
          <table:table-cell office:value-type="float" office:value="441600" calcext:value-type="float">
            <text:p>441600</text:p>
          </table:table-cell>
          <table:table-cell office:value-type="float" office:value="482432" calcext:value-type="float">
            <text:p>482432</text:p>
          </table:table-cell>
          <table:table-cell office:value-type="float" office:value="4415837" calcext:value-type="float">
            <text:p>4415837</text:p>
          </table:table-cell>
          <table:table-cell office:value-type="float" office:value="4824320" calcext:value-type="float">
            <text:p>4824320</text:p>
          </table:table-cell>
        </table:table-row>
        <table:table-row table:style-name="ro2">
          <table:table-cell office:value-type="float" office:value="32300" calcext:value-type="float">
            <text:p>32300</text:p>
          </table:table-cell>
          <table:table-cell office:value-type="float" office:value="443055" calcext:value-type="float">
            <text:p>443055</text:p>
          </table:table-cell>
          <table:table-cell office:value-type="float" office:value="484032" calcext:value-type="float">
            <text:p>484032</text:p>
          </table:table-cell>
          <table:table-cell office:value-type="float" office:value="4430532" calcext:value-type="float">
            <text:p>4430532</text:p>
          </table:table-cell>
          <table:table-cell office:value-type="float" office:value="4840320" calcext:value-type="float">
            <text:p>4840320</text:p>
          </table:table-cell>
        </table:table-row>
        <table:table-row table:style-name="ro2">
          <table:table-cell office:value-type="float" office:value="32400" calcext:value-type="float">
            <text:p>32400</text:p>
          </table:table-cell>
          <table:table-cell office:value-type="float" office:value="444591" calcext:value-type="float">
            <text:p>444591</text:p>
          </table:table-cell>
          <table:table-cell office:value-type="float" office:value="485632" calcext:value-type="float">
            <text:p>485632</text:p>
          </table:table-cell>
          <table:table-cell office:value-type="float" office:value="4445487" calcext:value-type="float">
            <text:p>4445487</text:p>
          </table:table-cell>
          <table:table-cell office:value-type="float" office:value="4856320" calcext:value-type="float">
            <text:p>4856320</text:p>
          </table:table-cell>
        </table:table-row>
        <table:table-row table:style-name="ro2">
          <table:table-cell office:value-type="float" office:value="32500" calcext:value-type="float">
            <text:p>32500</text:p>
          </table:table-cell>
          <table:table-cell office:value-type="float" office:value="446076" calcext:value-type="float">
            <text:p>446076</text:p>
          </table:table-cell>
          <table:table-cell office:value-type="float" office:value="487232" calcext:value-type="float">
            <text:p>487232</text:p>
          </table:table-cell>
          <table:table-cell office:value-type="float" office:value="4460708" calcext:value-type="float">
            <text:p>4460708</text:p>
          </table:table-cell>
          <table:table-cell office:value-type="float" office:value="4872320" calcext:value-type="float">
            <text:p>4872320</text:p>
          </table:table-cell>
        </table:table-row>
        <table:table-row table:style-name="ro2">
          <table:table-cell office:value-type="float" office:value="32600" calcext:value-type="float">
            <text:p>32600</text:p>
          </table:table-cell>
          <table:table-cell office:value-type="float" office:value="447569" calcext:value-type="float">
            <text:p>447569</text:p>
          </table:table-cell>
          <table:table-cell office:value-type="float" office:value="488832" calcext:value-type="float">
            <text:p>488832</text:p>
          </table:table-cell>
          <table:table-cell office:value-type="float" office:value="4475807" calcext:value-type="float">
            <text:p>4475807</text:p>
          </table:table-cell>
          <table:table-cell office:value-type="float" office:value="4888320" calcext:value-type="float">
            <text:p>4888320</text:p>
          </table:table-cell>
        </table:table-row>
        <table:table-row table:style-name="ro2">
          <table:table-cell office:value-type="float" office:value="32700" calcext:value-type="float">
            <text:p>32700</text:p>
          </table:table-cell>
          <table:table-cell office:value-type="float" office:value="449053" calcext:value-type="float">
            <text:p>449053</text:p>
          </table:table-cell>
          <table:table-cell office:value-type="float" office:value="490432" calcext:value-type="float">
            <text:p>490432</text:p>
          </table:table-cell>
          <table:table-cell office:value-type="float" office:value="4490624" calcext:value-type="float">
            <text:p>4490624</text:p>
          </table:table-cell>
          <table:table-cell office:value-type="float" office:value="4904320" calcext:value-type="float">
            <text:p>4904320</text:p>
          </table:table-cell>
        </table:table-row>
        <table:table-row table:style-name="ro2">
          <table:table-cell office:value-type="float" office:value="32800" calcext:value-type="float">
            <text:p>32800</text:p>
          </table:table-cell>
          <table:table-cell office:value-type="float" office:value="450559" calcext:value-type="float">
            <text:p>450559</text:p>
          </table:table-cell>
          <table:table-cell office:value-type="float" office:value="492064" calcext:value-type="float">
            <text:p>492064</text:p>
          </table:table-cell>
          <table:table-cell office:value-type="float" office:value="4505768" calcext:value-type="float">
            <text:p>4505768</text:p>
          </table:table-cell>
          <table:table-cell office:value-type="float" office:value="4920640" calcext:value-type="float">
            <text:p>4920640</text:p>
          </table:table-cell>
        </table:table-row>
        <table:table-row table:style-name="ro2">
          <table:table-cell office:value-type="float" office:value="32900" calcext:value-type="float">
            <text:p>32900</text:p>
          </table:table-cell>
          <table:table-cell office:value-type="float" office:value="452172" calcext:value-type="float">
            <text:p>452172</text:p>
          </table:table-cell>
          <table:table-cell office:value-type="float" office:value="493764" calcext:value-type="float">
            <text:p>493764</text:p>
          </table:table-cell>
          <table:table-cell office:value-type="float" office:value="4521341" calcext:value-type="float">
            <text:p>4521341</text:p>
          </table:table-cell>
          <table:table-cell office:value-type="float" office:value="4937640" calcext:value-type="float">
            <text:p>4937640</text:p>
          </table:table-cell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453632" calcext:value-type="float">
            <text:p>453632</text:p>
          </table:table-cell>
          <table:table-cell office:value-type="float" office:value="495464" calcext:value-type="float">
            <text:p>495464</text:p>
          </table:table-cell>
          <table:table-cell office:value-type="float" office:value="4536610" calcext:value-type="float">
            <text:p>4536610</text:p>
          </table:table-cell>
          <table:table-cell office:value-type="float" office:value="4954640" calcext:value-type="float">
            <text:p>4954640</text:p>
          </table:table-cell>
        </table:table-row>
        <table:table-row table:style-name="ro2">
          <table:table-cell office:value-type="float" office:value="33100" calcext:value-type="float">
            <text:p>33100</text:p>
          </table:table-cell>
          <table:table-cell office:value-type="float" office:value="455266" calcext:value-type="float">
            <text:p>455266</text:p>
          </table:table-cell>
          <table:table-cell office:value-type="float" office:value="497164" calcext:value-type="float">
            <text:p>497164</text:p>
          </table:table-cell>
          <table:table-cell office:value-type="float" office:value="4552110" calcext:value-type="float">
            <text:p>4552110</text:p>
          </table:table-cell>
          <table:table-cell office:value-type="float" office:value="4971640" calcext:value-type="float">
            <text:p>4971640</text:p>
          </table:table-cell>
        </table:table-row>
        <table:table-row table:style-name="ro2">
          <table:table-cell office:value-type="float" office:value="33200" calcext:value-type="float">
            <text:p>33200</text:p>
          </table:table-cell>
          <table:table-cell office:value-type="float" office:value="456751" calcext:value-type="float">
            <text:p>456751</text:p>
          </table:table-cell>
          <table:table-cell office:value-type="float" office:value="498864" calcext:value-type="float">
            <text:p>498864</text:p>
          </table:table-cell>
          <table:table-cell office:value-type="float" office:value="4567110" calcext:value-type="float">
            <text:p>4567110</text:p>
          </table:table-cell>
          <table:table-cell office:value-type="float" office:value="4988640" calcext:value-type="float">
            <text:p>4988640</text:p>
          </table:table-cell>
        </table:table-row>
        <table:table-row table:style-name="ro2">
          <table:table-cell office:value-type="float" office:value="33300" calcext:value-type="float">
            <text:p>33300</text:p>
          </table:table-cell>
          <table:table-cell office:value-type="float" office:value="458299" calcext:value-type="float">
            <text:p>458299</text:p>
          </table:table-cell>
          <table:table-cell office:value-type="float" office:value="500564" calcext:value-type="float">
            <text:p>500564</text:p>
          </table:table-cell>
          <table:table-cell office:value-type="float" office:value="4582865" calcext:value-type="float">
            <text:p>4582865</text:p>
          </table:table-cell>
          <table:table-cell office:value-type="float" office:value="5005640" calcext:value-type="float">
            <text:p>5005640</text:p>
          </table:table-cell>
        </table:table-row>
        <table:table-row table:style-name="ro2">
          <table:table-cell office:value-type="float" office:value="33400" calcext:value-type="float">
            <text:p>33400</text:p>
          </table:table-cell>
          <table:table-cell office:value-type="float" office:value="459805" calcext:value-type="float">
            <text:p>459805</text:p>
          </table:table-cell>
          <table:table-cell office:value-type="float" office:value="502264" calcext:value-type="float">
            <text:p>502264</text:p>
          </table:table-cell>
          <table:table-cell office:value-type="float" office:value="4598218" calcext:value-type="float">
            <text:p>4598218</text:p>
          </table:table-cell>
          <table:table-cell office:value-type="float" office:value="5022640" calcext:value-type="float">
            <text:p>5022640</text:p>
          </table:table-cell>
        </table:table-row>
        <table:table-row table:style-name="ro2">
          <table:table-cell office:value-type="float" office:value="33500" calcext:value-type="float">
            <text:p>33500</text:p>
          </table:table-cell>
          <table:table-cell office:value-type="float" office:value="461388" calcext:value-type="float">
            <text:p>461388</text:p>
          </table:table-cell>
          <table:table-cell office:value-type="float" office:value="503964" calcext:value-type="float">
            <text:p>503964</text:p>
          </table:table-cell>
          <table:table-cell office:value-type="float" office:value="4613647" calcext:value-type="float">
            <text:p>4613647</text:p>
          </table:table-cell>
          <table:table-cell office:value-type="float" office:value="5039640" calcext:value-type="float">
            <text:p>5039640</text:p>
          </table:table-cell>
        </table:table-row>
        <table:table-row table:style-name="ro2">
          <table:table-cell office:value-type="float" office:value="33600" calcext:value-type="float">
            <text:p>33600</text:p>
          </table:table-cell>
          <table:table-cell office:value-type="float" office:value="462919" calcext:value-type="float">
            <text:p>462919</text:p>
          </table:table-cell>
          <table:table-cell office:value-type="float" office:value="505664" calcext:value-type="float">
            <text:p>505664</text:p>
          </table:table-cell>
          <table:table-cell office:value-type="float" office:value="4628861" calcext:value-type="float">
            <text:p>4628861</text:p>
          </table:table-cell>
          <table:table-cell office:value-type="float" office:value="5056640" calcext:value-type="float">
            <text:p>5056640</text:p>
          </table:table-cell>
        </table:table-row>
        <table:table-row table:style-name="ro2">
          <table:table-cell office:value-type="float" office:value="33700" calcext:value-type="float">
            <text:p>33700</text:p>
          </table:table-cell>
          <table:table-cell office:value-type="float" office:value="464465" calcext:value-type="float">
            <text:p>464465</text:p>
          </table:table-cell>
          <table:table-cell office:value-type="float" office:value="507364" calcext:value-type="float">
            <text:p>507364</text:p>
          </table:table-cell>
          <table:table-cell office:value-type="float" office:value="4644516" calcext:value-type="float">
            <text:p>4644516</text:p>
          </table:table-cell>
          <table:table-cell office:value-type="float" office:value="5073640" calcext:value-type="float">
            <text:p>5073640</text:p>
          </table:table-cell>
        </table:table-row>
        <table:table-row table:style-name="ro2">
          <table:table-cell office:value-type="float" office:value="33800" calcext:value-type="float">
            <text:p>33800</text:p>
          </table:table-cell>
          <table:table-cell office:value-type="float" office:value="465982" calcext:value-type="float">
            <text:p>465982</text:p>
          </table:table-cell>
          <table:table-cell office:value-type="float" office:value="509064" calcext:value-type="float">
            <text:p>509064</text:p>
          </table:table-cell>
          <table:table-cell office:value-type="float" office:value="4659750" calcext:value-type="float">
            <text:p>4659750</text:p>
          </table:table-cell>
          <table:table-cell office:value-type="float" office:value="5090640" calcext:value-type="float">
            <text:p>5090640</text:p>
          </table:table-cell>
        </table:table-row>
        <table:table-row table:style-name="ro2">
          <table:table-cell office:value-type="float" office:value="33900" calcext:value-type="float">
            <text:p>33900</text:p>
          </table:table-cell>
          <table:table-cell office:value-type="float" office:value="467464" calcext:value-type="float">
            <text:p>467464</text:p>
          </table:table-cell>
          <table:table-cell office:value-type="float" office:value="510764" calcext:value-type="float">
            <text:p>510764</text:p>
          </table:table-cell>
          <table:table-cell office:value-type="float" office:value="4675320" calcext:value-type="float">
            <text:p>4675320</text:p>
          </table:table-cell>
          <table:table-cell office:value-type="float" office:value="5107640" calcext:value-type="float">
            <text:p>5107640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469143" calcext:value-type="float">
            <text:p>469143</text:p>
          </table:table-cell>
          <table:table-cell office:value-type="float" office:value="512464" calcext:value-type="float">
            <text:p>512464</text:p>
          </table:table-cell>
          <table:table-cell office:value-type="float" office:value="4690636" calcext:value-type="float">
            <text:p>4690636</text:p>
          </table:table-cell>
          <table:table-cell office:value-type="float" office:value="5124640" calcext:value-type="float">
            <text:p>5124640</text:p>
          </table:table-cell>
        </table:table-row>
        <table:table-row table:style-name="ro2">
          <table:table-cell office:value-type="float" office:value="34100" calcext:value-type="float">
            <text:p>34100</text:p>
          </table:table-cell>
          <table:table-cell office:value-type="float" office:value="470591" calcext:value-type="float">
            <text:p>470591</text:p>
          </table:table-cell>
          <table:table-cell office:value-type="float" office:value="514164" calcext:value-type="float">
            <text:p>514164</text:p>
          </table:table-cell>
          <table:table-cell office:value-type="float" office:value="4706131" calcext:value-type="float">
            <text:p>4706131</text:p>
          </table:table-cell>
          <table:table-cell office:value-type="float" office:value="5141640" calcext:value-type="float">
            <text:p>5141640</text:p>
          </table:table-cell>
        </table:table-row>
        <table:table-row table:style-name="ro2">
          <table:table-cell office:value-type="float" office:value="34200" calcext:value-type="float">
            <text:p>34200</text:p>
          </table:table-cell>
          <table:table-cell office:value-type="float" office:value="472138" calcext:value-type="float">
            <text:p>472138</text:p>
          </table:table-cell>
          <table:table-cell office:value-type="float" office:value="515864" calcext:value-type="float">
            <text:p>515864</text:p>
          </table:table-cell>
          <table:table-cell office:value-type="float" office:value="4721627" calcext:value-type="float">
            <text:p>4721627</text:p>
          </table:table-cell>
          <table:table-cell office:value-type="float" office:value="5158640" calcext:value-type="float">
            <text:p>5158640</text:p>
          </table:table-cell>
        </table:table-row>
        <table:table-row table:style-name="ro2">
          <table:table-cell office:value-type="float" office:value="34300" calcext:value-type="float">
            <text:p>34300</text:p>
          </table:table-cell>
          <table:table-cell office:value-type="float" office:value="473697" calcext:value-type="float">
            <text:p>473697</text:p>
          </table:table-cell>
          <table:table-cell office:value-type="float" office:value="517564" calcext:value-type="float">
            <text:p>517564</text:p>
          </table:table-cell>
          <table:table-cell office:value-type="float" office:value="4736910" calcext:value-type="float">
            <text:p>4736910</text:p>
          </table:table-cell>
          <table:table-cell office:value-type="float" office:value="5175640" calcext:value-type="float">
            <text:p>5175640</text:p>
          </table:table-cell>
        </table:table-row>
        <table:table-row table:style-name="ro2">
          <table:table-cell office:value-type="float" office:value="34400" calcext:value-type="float">
            <text:p>34400</text:p>
          </table:table-cell>
          <table:table-cell office:value-type="float" office:value="475262" calcext:value-type="float">
            <text:p>475262</text:p>
          </table:table-cell>
          <table:table-cell office:value-type="float" office:value="519264" calcext:value-type="float">
            <text:p>519264</text:p>
          </table:table-cell>
          <table:table-cell office:value-type="float" office:value="4752278" calcext:value-type="float">
            <text:p>4752278</text:p>
          </table:table-cell>
          <table:table-cell office:value-type="float" office:value="5192640" calcext:value-type="float">
            <text:p>5192640</text:p>
          </table:table-cell>
        </table:table-row>
        <table:table-row table:style-name="ro2">
          <table:table-cell office:value-type="float" office:value="34500" calcext:value-type="float">
            <text:p>34500</text:p>
          </table:table-cell>
          <table:table-cell office:value-type="float" office:value="476723" calcext:value-type="float">
            <text:p>476723</text:p>
          </table:table-cell>
          <table:table-cell office:value-type="float" office:value="520964" calcext:value-type="float">
            <text:p>520964</text:p>
          </table:table-cell>
          <table:table-cell office:value-type="float" office:value="4767658" calcext:value-type="float">
            <text:p>4767658</text:p>
          </table:table-cell>
          <table:table-cell office:value-type="float" office:value="5209640" calcext:value-type="float">
            <text:p>5209640</text:p>
          </table:table-cell>
        </table:table-row>
        <table:table-row table:style-name="ro2">
          <table:table-cell office:value-type="float" office:value="34600" calcext:value-type="float">
            <text:p>34600</text:p>
          </table:table-cell>
          <table:table-cell office:value-type="float" office:value="478271" calcext:value-type="float">
            <text:p>478271</text:p>
          </table:table-cell>
          <table:table-cell office:value-type="float" office:value="522664" calcext:value-type="float">
            <text:p>522664</text:p>
          </table:table-cell>
          <table:table-cell office:value-type="float" office:value="4783095" calcext:value-type="float">
            <text:p>4783095</text:p>
          </table:table-cell>
          <table:table-cell office:value-type="float" office:value="5226640" calcext:value-type="float">
            <text:p>5226640</text:p>
          </table:table-cell>
        </table:table-row>
        <table:table-row table:style-name="ro2">
          <table:table-cell office:value-type="float" office:value="34700" calcext:value-type="float">
            <text:p>34700</text:p>
          </table:table-cell>
          <table:table-cell office:value-type="float" office:value="479837" calcext:value-type="float">
            <text:p>479837</text:p>
          </table:table-cell>
          <table:table-cell office:value-type="float" office:value="524364" calcext:value-type="float">
            <text:p>524364</text:p>
          </table:table-cell>
          <table:table-cell office:value-type="float" office:value="4798610" calcext:value-type="float">
            <text:p>4798610</text:p>
          </table:table-cell>
          <table:table-cell office:value-type="float" office:value="5243640" calcext:value-type="float">
            <text:p>5243640</text:p>
          </table:table-cell>
        </table:table-row>
        <table:table-row table:style-name="ro2">
          <table:table-cell office:value-type="float" office:value="34800" calcext:value-type="float">
            <text:p>34800</text:p>
          </table:table-cell>
          <table:table-cell office:value-type="float" office:value="481328" calcext:value-type="float">
            <text:p>481328</text:p>
          </table:table-cell>
          <table:table-cell office:value-type="float" office:value="526064" calcext:value-type="float">
            <text:p>526064</text:p>
          </table:table-cell>
          <table:table-cell office:value-type="float" office:value="4814100" calcext:value-type="float">
            <text:p>4814100</text:p>
          </table:table-cell>
          <table:table-cell office:value-type="float" office:value="5260640" calcext:value-type="float">
            <text:p>5260640</text:p>
          </table:table-cell>
        </table:table-row>
        <table:table-row table:style-name="ro2">
          <table:table-cell office:value-type="float" office:value="34900" calcext:value-type="float">
            <text:p>34900</text:p>
          </table:table-cell>
          <table:table-cell office:value-type="float" office:value="483047" calcext:value-type="float">
            <text:p>483047</text:p>
          </table:table-cell>
          <table:table-cell office:value-type="float" office:value="527764" calcext:value-type="float">
            <text:p>527764</text:p>
          </table:table-cell>
          <table:table-cell office:value-type="float" office:value="4829572" calcext:value-type="float">
            <text:p>4829572</text:p>
          </table:table-cell>
          <table:table-cell office:value-type="float" office:value="5277640" calcext:value-type="float">
            <text:p>5277640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484525" calcext:value-type="float">
            <text:p>484525</text:p>
          </table:table-cell>
          <table:table-cell office:value-type="float" office:value="529464" calcext:value-type="float">
            <text:p>529464</text:p>
          </table:table-cell>
          <table:table-cell office:value-type="float" office:value="4844776" calcext:value-type="float">
            <text:p>4844776</text:p>
          </table:table-cell>
          <table:table-cell office:value-type="float" office:value="5294640" calcext:value-type="float">
            <text:p>5294640</text:p>
          </table:table-cell>
        </table:table-row>
        <table:table-row table:style-name="ro2">
          <table:table-cell office:value-type="float" office:value="35100" calcext:value-type="float">
            <text:p>35100</text:p>
          </table:table-cell>
          <table:table-cell office:value-type="float" office:value="486004" calcext:value-type="float">
            <text:p>486004</text:p>
          </table:table-cell>
          <table:table-cell office:value-type="float" office:value="531164" calcext:value-type="float">
            <text:p>531164</text:p>
          </table:table-cell>
          <table:table-cell office:value-type="float" office:value="4860186" calcext:value-type="float">
            <text:p>4860186</text:p>
          </table:table-cell>
          <table:table-cell office:value-type="float" office:value="5311640" calcext:value-type="float">
            <text:p>5311640</text:p>
          </table:table-cell>
        </table:table-row>
        <table:table-row table:style-name="ro2">
          <table:table-cell office:value-type="float" office:value="35200" calcext:value-type="float">
            <text:p>35200</text:p>
          </table:table-cell>
          <table:table-cell office:value-type="float" office:value="487574" calcext:value-type="float">
            <text:p>487574</text:p>
          </table:table-cell>
          <table:table-cell office:value-type="float" office:value="532864" calcext:value-type="float">
            <text:p>532864</text:p>
          </table:table-cell>
          <table:table-cell office:value-type="float" office:value="4875710" calcext:value-type="float">
            <text:p>4875710</text:p>
          </table:table-cell>
          <table:table-cell office:value-type="float" office:value="5328640" calcext:value-type="float">
            <text:p>5328640</text:p>
          </table:table-cell>
        </table:table-row>
        <table:table-row table:style-name="ro2">
          <table:table-cell office:value-type="float" office:value="35300" calcext:value-type="float">
            <text:p>35300</text:p>
          </table:table-cell>
          <table:table-cell office:value-type="float" office:value="489122" calcext:value-type="float">
            <text:p>489122</text:p>
          </table:table-cell>
          <table:table-cell office:value-type="float" office:value="534564" calcext:value-type="float">
            <text:p>534564</text:p>
          </table:table-cell>
          <table:table-cell office:value-type="float" office:value="4891076" calcext:value-type="float">
            <text:p>4891076</text:p>
          </table:table-cell>
          <table:table-cell office:value-type="float" office:value="5345640" calcext:value-type="float">
            <text:p>5345640</text:p>
          </table:table-cell>
        </table:table-row>
        <table:table-row table:style-name="ro2">
          <table:table-cell office:value-type="float" office:value="35400" calcext:value-type="float">
            <text:p>35400</text:p>
          </table:table-cell>
          <table:table-cell office:value-type="float" office:value="490649" calcext:value-type="float">
            <text:p>490649</text:p>
          </table:table-cell>
          <table:table-cell office:value-type="float" office:value="536264" calcext:value-type="float">
            <text:p>536264</text:p>
          </table:table-cell>
          <table:table-cell office:value-type="float" office:value="4906546" calcext:value-type="float">
            <text:p>4906546</text:p>
          </table:table-cell>
          <table:table-cell office:value-type="float" office:value="5362640" calcext:value-type="float">
            <text:p>5362640</text:p>
          </table:table-cell>
        </table:table-row>
        <table:table-row table:style-name="ro2">
          <table:table-cell office:value-type="float" office:value="35500" calcext:value-type="float">
            <text:p>35500</text:p>
          </table:table-cell>
          <table:table-cell office:value-type="float" office:value="492191" calcext:value-type="float">
            <text:p>492191</text:p>
          </table:table-cell>
          <table:table-cell office:value-type="float" office:value="537964" calcext:value-type="float">
            <text:p>537964</text:p>
          </table:table-cell>
          <table:table-cell office:value-type="float" office:value="4921781" calcext:value-type="float">
            <text:p>4921781</text:p>
          </table:table-cell>
          <table:table-cell office:value-type="float" office:value="5379640" calcext:value-type="float">
            <text:p>5379640</text:p>
          </table:table-cell>
        </table:table-row>
        <table:table-row table:style-name="ro2">
          <table:table-cell office:value-type="float" office:value="35600" calcext:value-type="float">
            <text:p>35600</text:p>
          </table:table-cell>
          <table:table-cell office:value-type="float" office:value="493741" calcext:value-type="float">
            <text:p>493741</text:p>
          </table:table-cell>
          <table:table-cell office:value-type="float" office:value="539664" calcext:value-type="float">
            <text:p>539664</text:p>
          </table:table-cell>
          <table:table-cell office:value-type="float" office:value="4937220" calcext:value-type="float">
            <text:p>4937220</text:p>
          </table:table-cell>
          <table:table-cell office:value-type="float" office:value="5396640" calcext:value-type="float">
            <text:p>5396640</text:p>
          </table:table-cell>
        </table:table-row>
        <table:table-row table:style-name="ro2">
          <table:table-cell office:value-type="float" office:value="35700" calcext:value-type="float">
            <text:p>35700</text:p>
          </table:table-cell>
          <table:table-cell office:value-type="float" office:value="495275" calcext:value-type="float">
            <text:p>495275</text:p>
          </table:table-cell>
          <table:table-cell office:value-type="float" office:value="541364" calcext:value-type="float">
            <text:p>541364</text:p>
          </table:table-cell>
          <table:table-cell office:value-type="float" office:value="4952820" calcext:value-type="float">
            <text:p>4952820</text:p>
          </table:table-cell>
          <table:table-cell office:value-type="float" office:value="5413640" calcext:value-type="float">
            <text:p>5413640</text:p>
          </table:table-cell>
        </table:table-row>
        <table:table-row table:style-name="ro2">
          <table:table-cell office:value-type="float" office:value="35800" calcext:value-type="float">
            <text:p>35800</text:p>
          </table:table-cell>
          <table:table-cell office:value-type="float" office:value="496819" calcext:value-type="float">
            <text:p>496819</text:p>
          </table:table-cell>
          <table:table-cell office:value-type="float" office:value="543064" calcext:value-type="float">
            <text:p>543064</text:p>
          </table:table-cell>
          <table:table-cell office:value-type="float" office:value="4968227" calcext:value-type="float">
            <text:p>4968227</text:p>
          </table:table-cell>
          <table:table-cell office:value-type="float" office:value="5430640" calcext:value-type="float">
            <text:p>5430640</text:p>
          </table:table-cell>
        </table:table-row>
        <table:table-row table:style-name="ro2">
          <table:table-cell office:value-type="float" office:value="35900" calcext:value-type="float">
            <text:p>35900</text:p>
          </table:table-cell>
          <table:table-cell office:value-type="float" office:value="498356" calcext:value-type="float">
            <text:p>498356</text:p>
          </table:table-cell>
          <table:table-cell office:value-type="float" office:value="544764" calcext:value-type="float">
            <text:p>544764</text:p>
          </table:table-cell>
          <table:table-cell office:value-type="float" office:value="4983646" calcext:value-type="float">
            <text:p>4983646</text:p>
          </table:table-cell>
          <table:table-cell office:value-type="float" office:value="5447640" calcext:value-type="float">
            <text:p>5447640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499914" calcext:value-type="float">
            <text:p>499914</text:p>
          </table:table-cell>
          <table:table-cell office:value-type="float" office:value="546464" calcext:value-type="float">
            <text:p>546464</text:p>
          </table:table-cell>
          <table:table-cell office:value-type="float" office:value="4999075" calcext:value-type="float">
            <text:p>4999075</text:p>
          </table:table-cell>
          <table:table-cell office:value-type="float" office:value="5464640" calcext:value-type="float">
            <text:p>5464640</text:p>
          </table:table-cell>
        </table:table-row>
        <table:table-row table:style-name="ro2">
          <table:table-cell office:value-type="float" office:value="36100" calcext:value-type="float">
            <text:p>36100</text:p>
          </table:table-cell>
          <table:table-cell office:value-type="float" office:value="501428" calcext:value-type="float">
            <text:p>501428</text:p>
          </table:table-cell>
          <table:table-cell office:value-type="float" office:value="548164" calcext:value-type="float">
            <text:p>548164</text:p>
          </table:table-cell>
          <table:table-cell office:value-type="float" office:value="5014478" calcext:value-type="float">
            <text:p>5014478</text:p>
          </table:table-cell>
          <table:table-cell office:value-type="float" office:value="5481640" calcext:value-type="float">
            <text:p>5481640</text:p>
          </table:table-cell>
        </table:table-row>
        <table:table-row table:style-name="ro2">
          <table:table-cell office:value-type="float" office:value="36200" calcext:value-type="float">
            <text:p>36200</text:p>
          </table:table-cell>
          <table:table-cell office:value-type="float" office:value="502959" calcext:value-type="float">
            <text:p>502959</text:p>
          </table:table-cell>
          <table:table-cell office:value-type="float" office:value="549864" calcext:value-type="float">
            <text:p>549864</text:p>
          </table:table-cell>
          <table:table-cell office:value-type="float" office:value="5029886" calcext:value-type="float">
            <text:p>5029886</text:p>
          </table:table-cell>
          <table:table-cell office:value-type="float" office:value="5498640" calcext:value-type="float">
            <text:p>5498640</text:p>
          </table:table-cell>
        </table:table-row>
        <table:table-row table:style-name="ro2">
          <table:table-cell office:value-type="float" office:value="36300" calcext:value-type="float">
            <text:p>36300</text:p>
          </table:table-cell>
          <table:table-cell office:value-type="float" office:value="504547" calcext:value-type="float">
            <text:p>504547</text:p>
          </table:table-cell>
          <table:table-cell office:value-type="float" office:value="551564" calcext:value-type="float">
            <text:p>551564</text:p>
          </table:table-cell>
          <table:table-cell office:value-type="float" office:value="5045270" calcext:value-type="float">
            <text:p>5045270</text:p>
          </table:table-cell>
          <table:table-cell office:value-type="float" office:value="5515640" calcext:value-type="float">
            <text:p>5515640</text:p>
          </table:table-cell>
        </table:table-row>
        <table:table-row table:style-name="ro2">
          <table:table-cell office:value-type="float" office:value="36400" calcext:value-type="float">
            <text:p>36400</text:p>
          </table:table-cell>
          <table:table-cell office:value-type="float" office:value="506055" calcext:value-type="float">
            <text:p>506055</text:p>
          </table:table-cell>
          <table:table-cell office:value-type="float" office:value="553264" calcext:value-type="float">
            <text:p>553264</text:p>
          </table:table-cell>
          <table:table-cell office:value-type="float" office:value="5060579" calcext:value-type="float">
            <text:p>5060579</text:p>
          </table:table-cell>
          <table:table-cell office:value-type="float" office:value="5532640" calcext:value-type="float">
            <text:p>5532640</text:p>
          </table:table-cell>
        </table:table-row>
        <table:table-row table:style-name="ro2">
          <table:table-cell office:value-type="float" office:value="36500" calcext:value-type="float">
            <text:p>36500</text:p>
          </table:table-cell>
          <table:table-cell office:value-type="float" office:value="507651" calcext:value-type="float">
            <text:p>507651</text:p>
          </table:table-cell>
          <table:table-cell office:value-type="float" office:value="554964" calcext:value-type="float">
            <text:p>554964</text:p>
          </table:table-cell>
          <table:table-cell office:value-type="float" office:value="5076188" calcext:value-type="float">
            <text:p>5076188</text:p>
          </table:table-cell>
          <table:table-cell office:value-type="float" office:value="5549640" calcext:value-type="float">
            <text:p>5549640</text:p>
          </table:table-cell>
        </table:table-row>
        <table:table-row table:style-name="ro2">
          <table:table-cell office:value-type="float" office:value="36600" calcext:value-type="float">
            <text:p>36600</text:p>
          </table:table-cell>
          <table:table-cell office:value-type="float" office:value="509182" calcext:value-type="float">
            <text:p>509182</text:p>
          </table:table-cell>
          <table:table-cell office:value-type="float" office:value="556664" calcext:value-type="float">
            <text:p>556664</text:p>
          </table:table-cell>
          <table:table-cell office:value-type="float" office:value="5091778" calcext:value-type="float">
            <text:p>5091778</text:p>
          </table:table-cell>
          <table:table-cell office:value-type="float" office:value="5566640" calcext:value-type="float">
            <text:p>5566640</text:p>
          </table:table-cell>
        </table:table-row>
        <table:table-row table:style-name="ro2">
          <table:table-cell office:value-type="float" office:value="36700" calcext:value-type="float">
            <text:p>36700</text:p>
          </table:table-cell>
          <table:table-cell office:value-type="float" office:value="510672" calcext:value-type="float">
            <text:p>510672</text:p>
          </table:table-cell>
          <table:table-cell office:value-type="float" office:value="558364" calcext:value-type="float">
            <text:p>558364</text:p>
          </table:table-cell>
          <table:table-cell office:value-type="float" office:value="5106955" calcext:value-type="float">
            <text:p>5106955</text:p>
          </table:table-cell>
          <table:table-cell office:value-type="float" office:value="5583640" calcext:value-type="float">
            <text:p>5583640</text:p>
          </table:table-cell>
        </table:table-row>
        <table:table-row table:style-name="ro2">
          <table:table-cell office:value-type="float" office:value="36800" calcext:value-type="float">
            <text:p>36800</text:p>
          </table:table-cell>
          <table:table-cell office:value-type="float" office:value="512184" calcext:value-type="float">
            <text:p>512184</text:p>
          </table:table-cell>
          <table:table-cell office:value-type="float" office:value="560064" calcext:value-type="float">
            <text:p>560064</text:p>
          </table:table-cell>
          <table:table-cell office:value-type="float" office:value="5122746" calcext:value-type="float">
            <text:p>5122746</text:p>
          </table:table-cell>
          <table:table-cell office:value-type="float" office:value="5600640" calcext:value-type="float">
            <text:p>5600640</text:p>
          </table:table-cell>
        </table:table-row>
        <table:table-row table:style-name="ro2">
          <table:table-cell office:value-type="float" office:value="36900" calcext:value-type="float">
            <text:p>36900</text:p>
          </table:table-cell>
          <table:table-cell office:value-type="float" office:value="513814" calcext:value-type="float">
            <text:p>513814</text:p>
          </table:table-cell>
          <table:table-cell office:value-type="float" office:value="561764" calcext:value-type="float">
            <text:p>561764</text:p>
          </table:table-cell>
          <table:table-cell office:value-type="float" office:value="5137924" calcext:value-type="float">
            <text:p>5137924</text:p>
          </table:table-cell>
          <table:table-cell office:value-type="float" office:value="5617640" calcext:value-type="float">
            <text:p>5617640</text:p>
          </table:table-cell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515390" calcext:value-type="float">
            <text:p>515390</text:p>
          </table:table-cell>
          <table:table-cell office:value-type="float" office:value="563464" calcext:value-type="float">
            <text:p>563464</text:p>
          </table:table-cell>
          <table:table-cell office:value-type="float" office:value="5153560" calcext:value-type="float">
            <text:p>5153560</text:p>
          </table:table-cell>
          <table:table-cell office:value-type="float" office:value="5634640" calcext:value-type="float">
            <text:p>5634640</text:p>
          </table:table-cell>
        </table:table-row>
        <table:table-row table:style-name="ro2">
          <table:table-cell office:value-type="float" office:value="37100" calcext:value-type="float">
            <text:p>37100</text:p>
          </table:table-cell>
          <table:table-cell office:value-type="float" office:value="516873" calcext:value-type="float">
            <text:p>516873</text:p>
          </table:table-cell>
          <table:table-cell office:value-type="float" office:value="565164" calcext:value-type="float">
            <text:p>565164</text:p>
          </table:table-cell>
          <table:table-cell office:value-type="float" office:value="5168910" calcext:value-type="float">
            <text:p>5168910</text:p>
          </table:table-cell>
          <table:table-cell office:value-type="float" office:value="5651640" calcext:value-type="float">
            <text:p>5651640</text:p>
          </table:table-cell>
        </table:table-row>
        <table:table-row table:style-name="ro2">
          <table:table-cell office:value-type="float" office:value="37200" calcext:value-type="float">
            <text:p>37200</text:p>
          </table:table-cell>
          <table:table-cell office:value-type="float" office:value="518410" calcext:value-type="float">
            <text:p>518410</text:p>
          </table:table-cell>
          <table:table-cell office:value-type="float" office:value="566864" calcext:value-type="float">
            <text:p>566864</text:p>
          </table:table-cell>
          <table:table-cell office:value-type="float" office:value="5184081" calcext:value-type="float">
            <text:p>5184081</text:p>
          </table:table-cell>
          <table:table-cell office:value-type="float" office:value="5668640" calcext:value-type="float">
            <text:p>5668640</text:p>
          </table:table-cell>
        </table:table-row>
        <table:table-row table:style-name="ro2">
          <table:table-cell office:value-type="float" office:value="37300" calcext:value-type="float">
            <text:p>37300</text:p>
          </table:table-cell>
          <table:table-cell office:value-type="float" office:value="520058" calcext:value-type="float">
            <text:p>520058</text:p>
          </table:table-cell>
          <table:table-cell office:value-type="float" office:value="568564" calcext:value-type="float">
            <text:p>568564</text:p>
          </table:table-cell>
          <table:table-cell office:value-type="float" office:value="5199806" calcext:value-type="float">
            <text:p>5199806</text:p>
          </table:table-cell>
          <table:table-cell office:value-type="float" office:value="5685640" calcext:value-type="float">
            <text:p>5685640</text:p>
          </table:table-cell>
        </table:table-row>
        <table:table-row table:style-name="ro2">
          <table:table-cell office:value-type="float" office:value="37400" calcext:value-type="float">
            <text:p>37400</text:p>
          </table:table-cell>
          <table:table-cell office:value-type="float" office:value="521516" calcext:value-type="float">
            <text:p>521516</text:p>
          </table:table-cell>
          <table:table-cell office:value-type="float" office:value="570264" calcext:value-type="float">
            <text:p>570264</text:p>
          </table:table-cell>
          <table:table-cell office:value-type="float" office:value="5215219" calcext:value-type="float">
            <text:p>5215219</text:p>
          </table:table-cell>
          <table:table-cell office:value-type="float" office:value="5702640" calcext:value-type="float">
            <text:p>5702640</text:p>
          </table:table-cell>
        </table:table-row>
        <table:table-row table:style-name="ro2">
          <table:table-cell office:value-type="float" office:value="37500" calcext:value-type="float">
            <text:p>37500</text:p>
          </table:table-cell>
          <table:table-cell office:value-type="float" office:value="523085" calcext:value-type="float">
            <text:p>523085</text:p>
          </table:table-cell>
          <table:table-cell office:value-type="float" office:value="571964" calcext:value-type="float">
            <text:p>571964</text:p>
          </table:table-cell>
          <table:table-cell office:value-type="float" office:value="5230628" calcext:value-type="float">
            <text:p>5230628</text:p>
          </table:table-cell>
          <table:table-cell office:value-type="float" office:value="5719640" calcext:value-type="float">
            <text:p>5719640</text:p>
          </table:table-cell>
        </table:table-row>
        <table:table-row table:style-name="ro2">
          <table:table-cell office:value-type="float" office:value="37600" calcext:value-type="float">
            <text:p>37600</text:p>
          </table:table-cell>
          <table:table-cell office:value-type="float" office:value="524657" calcext:value-type="float">
            <text:p>524657</text:p>
          </table:table-cell>
          <table:table-cell office:value-type="float" office:value="573664" calcext:value-type="float">
            <text:p>573664</text:p>
          </table:table-cell>
          <table:table-cell office:value-type="float" office:value="5246188" calcext:value-type="float">
            <text:p>5246188</text:p>
          </table:table-cell>
          <table:table-cell office:value-type="float" office:value="5736640" calcext:value-type="float">
            <text:p>5736640</text:p>
          </table:table-cell>
        </table:table-row>
        <table:table-row table:style-name="ro2">
          <table:table-cell office:value-type="float" office:value="37700" calcext:value-type="float">
            <text:p>37700</text:p>
          </table:table-cell>
          <table:table-cell office:value-type="float" office:value="526084" calcext:value-type="float">
            <text:p>526084</text:p>
          </table:table-cell>
          <table:table-cell office:value-type="float" office:value="575364" calcext:value-type="float">
            <text:p>575364</text:p>
          </table:table-cell>
          <table:table-cell office:value-type="float" office:value="5261549" calcext:value-type="float">
            <text:p>5261549</text:p>
          </table:table-cell>
          <table:table-cell office:value-type="float" office:value="5753640" calcext:value-type="float">
            <text:p>5753640</text:p>
          </table:table-cell>
        </table:table-row>
        <table:table-row table:style-name="ro2">
          <table:table-cell office:value-type="float" office:value="37800" calcext:value-type="float">
            <text:p>37800</text:p>
          </table:table-cell>
          <table:table-cell office:value-type="float" office:value="527764" calcext:value-type="float">
            <text:p>527764</text:p>
          </table:table-cell>
          <table:table-cell office:value-type="float" office:value="577064" calcext:value-type="float">
            <text:p>577064</text:p>
          </table:table-cell>
          <table:table-cell office:value-type="float" office:value="5277331" calcext:value-type="float">
            <text:p>5277331</text:p>
          </table:table-cell>
          <table:table-cell office:value-type="float" office:value="5770640" calcext:value-type="float">
            <text:p>5770640</text:p>
          </table:table-cell>
        </table:table-row>
        <table:table-row table:style-name="ro2">
          <table:table-cell office:value-type="float" office:value="37900" calcext:value-type="float">
            <text:p>37900</text:p>
          </table:table-cell>
          <table:table-cell office:value-type="float" office:value="529242" calcext:value-type="float">
            <text:p>529242</text:p>
          </table:table-cell>
          <table:table-cell office:value-type="float" office:value="578764" calcext:value-type="float">
            <text:p>578764</text:p>
          </table:table-cell>
          <table:table-cell office:value-type="float" office:value="5292652" calcext:value-type="float">
            <text:p>5292652</text:p>
          </table:table-cell>
          <table:table-cell office:value-type="float" office:value="5787640" calcext:value-type="float">
            <text:p>5787640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580464" calcext:value-type="float">
            <text:p>580464</text:p>
          </table:table-cell>
          <table:table-cell office:value-type="float" office:value="5308235" calcext:value-type="float">
            <text:p>5308235</text:p>
          </table:table-cell>
          <table:table-cell office:value-type="float" office:value="5804640" calcext:value-type="float">
            <text:p>5804640</text:p>
          </table:table-cell>
        </table:table-row>
        <table:table-row table:style-name="ro2">
          <table:table-cell office:value-type="float" office:value="38100" calcext:value-type="float">
            <text:p>38100</text:p>
          </table:table-cell>
          <table:table-cell office:value-type="float" office:value="532374" calcext:value-type="float">
            <text:p>532374</text:p>
          </table:table-cell>
          <table:table-cell office:value-type="float" office:value="582164" calcext:value-type="float">
            <text:p>582164</text:p>
          </table:table-cell>
          <table:table-cell office:value-type="float" office:value="5323585" calcext:value-type="float">
            <text:p>5323585</text:p>
          </table:table-cell>
          <table:table-cell office:value-type="float" office:value="5821640" calcext:value-type="float">
            <text:p>5821640</text:p>
          </table:table-cell>
        </table:table-row>
        <table:table-row table:style-name="ro2">
          <table:table-cell office:value-type="float" office:value="38200" calcext:value-type="float">
            <text:p>38200</text:p>
          </table:table-cell>
          <table:table-cell office:value-type="float" office:value="533831" calcext:value-type="float">
            <text:p>533831</text:p>
          </table:table-cell>
          <table:table-cell office:value-type="float" office:value="583864" calcext:value-type="float">
            <text:p>583864</text:p>
          </table:table-cell>
          <table:table-cell office:value-type="float" office:value="5339116" calcext:value-type="float">
            <text:p>5339116</text:p>
          </table:table-cell>
          <table:table-cell office:value-type="float" office:value="5838640" calcext:value-type="float">
            <text:p>5838640</text:p>
          </table:table-cell>
        </table:table-row>
        <table:table-row table:style-name="ro2">
          <table:table-cell office:value-type="float" office:value="38300" calcext:value-type="float">
            <text:p>38300</text:p>
          </table:table-cell>
          <table:table-cell office:value-type="float" office:value="535484" calcext:value-type="float">
            <text:p>535484</text:p>
          </table:table-cell>
          <table:table-cell office:value-type="float" office:value="585564" calcext:value-type="float">
            <text:p>585564</text:p>
          </table:table-cell>
          <table:table-cell office:value-type="float" office:value="5354561" calcext:value-type="float">
            <text:p>5354561</text:p>
          </table:table-cell>
          <table:table-cell office:value-type="float" office:value="5855640" calcext:value-type="float">
            <text:p>5855640</text:p>
          </table:table-cell>
        </table:table-row>
        <table:table-row table:style-name="ro2">
          <table:table-cell office:value-type="float" office:value="38400" calcext:value-type="float">
            <text:p>38400</text:p>
          </table:table-cell>
          <table:table-cell office:value-type="float" office:value="536999" calcext:value-type="float">
            <text:p>536999</text:p>
          </table:table-cell>
          <table:table-cell office:value-type="float" office:value="587264" calcext:value-type="float">
            <text:p>587264</text:p>
          </table:table-cell>
          <table:table-cell office:value-type="float" office:value="5369989" calcext:value-type="float">
            <text:p>5369989</text:p>
          </table:table-cell>
          <table:table-cell office:value-type="float" office:value="5872640" calcext:value-type="float">
            <text:p>5872640</text:p>
          </table:table-cell>
        </table:table-row>
        <table:table-row table:style-name="ro2">
          <table:table-cell office:value-type="float" office:value="38500" calcext:value-type="float">
            <text:p>38500</text:p>
          </table:table-cell>
          <table:table-cell office:value-type="float" office:value="538560" calcext:value-type="float">
            <text:p>538560</text:p>
          </table:table-cell>
          <table:table-cell office:value-type="float" office:value="588964" calcext:value-type="float">
            <text:p>588964</text:p>
          </table:table-cell>
          <table:table-cell office:value-type="float" office:value="5385696" calcext:value-type="float">
            <text:p>5385696</text:p>
          </table:table-cell>
          <table:table-cell office:value-type="float" office:value="5889640" calcext:value-type="float">
            <text:p>5889640</text:p>
          </table:table-cell>
        </table:table-row>
        <table:table-row table:style-name="ro2">
          <table:table-cell office:value-type="float" office:value="38600" calcext:value-type="float">
            <text:p>38600</text:p>
          </table:table-cell>
          <table:table-cell office:value-type="float" office:value="540176" calcext:value-type="float">
            <text:p>540176</text:p>
          </table:table-cell>
          <table:table-cell office:value-type="float" office:value="590664" calcext:value-type="float">
            <text:p>590664</text:p>
          </table:table-cell>
          <table:table-cell office:value-type="float" office:value="5401193" calcext:value-type="float">
            <text:p>5401193</text:p>
          </table:table-cell>
          <table:table-cell office:value-type="float" office:value="5906640" calcext:value-type="float">
            <text:p>5906640</text:p>
          </table:table-cell>
        </table:table-row>
        <table:table-row table:style-name="ro2">
          <table:table-cell office:value-type="float" office:value="38700" calcext:value-type="float">
            <text:p>38700</text:p>
          </table:table-cell>
          <table:table-cell office:value-type="float" office:value="541655" calcext:value-type="float">
            <text:p>541655</text:p>
          </table:table-cell>
          <table:table-cell office:value-type="float" office:value="592364" calcext:value-type="float">
            <text:p>592364</text:p>
          </table:table-cell>
          <table:table-cell office:value-type="float" office:value="5416439" calcext:value-type="float">
            <text:p>5416439</text:p>
          </table:table-cell>
          <table:table-cell office:value-type="float" office:value="5923640" calcext:value-type="float">
            <text:p>5923640</text:p>
          </table:table-cell>
        </table:table-row>
        <table:table-row table:style-name="ro2">
          <table:table-cell office:value-type="float" office:value="38800" calcext:value-type="float">
            <text:p>38800</text:p>
          </table:table-cell>
          <table:table-cell office:value-type="float" office:value="543206" calcext:value-type="float">
            <text:p>543206</text:p>
          </table:table-cell>
          <table:table-cell office:value-type="float" office:value="594064" calcext:value-type="float">
            <text:p>594064</text:p>
          </table:table-cell>
          <table:table-cell office:value-type="float" office:value="5432051" calcext:value-type="float">
            <text:p>5432051</text:p>
          </table:table-cell>
          <table:table-cell office:value-type="float" office:value="5940640" calcext:value-type="float">
            <text:p>5940640</text:p>
          </table:table-cell>
        </table:table-row>
        <table:table-row table:style-name="ro2">
          <table:table-cell office:value-type="float" office:value="38900" calcext:value-type="float">
            <text:p>38900</text:p>
          </table:table-cell>
          <table:table-cell office:value-type="float" office:value="544725" calcext:value-type="float">
            <text:p>544725</text:p>
          </table:table-cell>
          <table:table-cell office:value-type="float" office:value="595764" calcext:value-type="float">
            <text:p>595764</text:p>
          </table:table-cell>
          <table:table-cell office:value-type="float" office:value="5447649" calcext:value-type="float">
            <text:p>5447649</text:p>
          </table:table-cell>
          <table:table-cell office:value-type="float" office:value="5957640" calcext:value-type="float">
            <text:p>5957640</text:p>
          </table:table-cell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546308" calcext:value-type="float">
            <text:p>546308</text:p>
          </table:table-cell>
          <table:table-cell office:value-type="float" office:value="597464" calcext:value-type="float">
            <text:p>597464</text:p>
          </table:table-cell>
          <table:table-cell office:value-type="float" office:value="5462993" calcext:value-type="float">
            <text:p>5462993</text:p>
          </table:table-cell>
          <table:table-cell office:value-type="float" office:value="5974640" calcext:value-type="float">
            <text:p>5974640</text:p>
          </table:table-cell>
        </table:table-row>
        <table:table-row table:style-name="ro2">
          <table:table-cell office:value-type="float" office:value="39100" calcext:value-type="float">
            <text:p>39100</text:p>
          </table:table-cell>
          <table:table-cell office:value-type="float" office:value="547842" calcext:value-type="float">
            <text:p>547842</text:p>
          </table:table-cell>
          <table:table-cell office:value-type="float" office:value="599164" calcext:value-type="float">
            <text:p>599164</text:p>
          </table:table-cell>
          <table:table-cell office:value-type="float" office:value="5478338" calcext:value-type="float">
            <text:p>5478338</text:p>
          </table:table-cell>
          <table:table-cell office:value-type="float" office:value="5991640" calcext:value-type="float">
            <text:p>5991640</text:p>
          </table:table-cell>
        </table:table-row>
        <table:table-row table:style-name="ro2">
          <table:table-cell office:value-type="float" office:value="39200" calcext:value-type="float">
            <text:p>39200</text:p>
          </table:table-cell>
          <table:table-cell office:value-type="float" office:value="549402" calcext:value-type="float">
            <text:p>549402</text:p>
          </table:table-cell>
          <table:table-cell office:value-type="float" office:value="600864" calcext:value-type="float">
            <text:p>600864</text:p>
          </table:table-cell>
          <table:table-cell office:value-type="float" office:value="5493936" calcext:value-type="float">
            <text:p>5493936</text:p>
          </table:table-cell>
          <table:table-cell office:value-type="float" office:value="6008640" calcext:value-type="float">
            <text:p>6008640</text:p>
          </table:table-cell>
        </table:table-row>
        <table:table-row table:style-name="ro2">
          <table:table-cell office:value-type="float" office:value="39300" calcext:value-type="float">
            <text:p>39300</text:p>
          </table:table-cell>
          <table:table-cell office:value-type="float" office:value="550966" calcext:value-type="float">
            <text:p>550966</text:p>
          </table:table-cell>
          <table:table-cell office:value-type="float" office:value="602564" calcext:value-type="float">
            <text:p>602564</text:p>
          </table:table-cell>
          <table:table-cell office:value-type="float" office:value="5509431" calcext:value-type="float">
            <text:p>5509431</text:p>
          </table:table-cell>
          <table:table-cell office:value-type="float" office:value="6025640" calcext:value-type="float">
            <text:p>6025640</text:p>
          </table:table-cell>
        </table:table-row>
        <table:table-row table:style-name="ro2">
          <table:table-cell office:value-type="float" office:value="39400" calcext:value-type="float">
            <text:p>39400</text:p>
          </table:table-cell>
          <table:table-cell office:value-type="float" office:value="552493" calcext:value-type="float">
            <text:p>552493</text:p>
          </table:table-cell>
          <table:table-cell office:value-type="float" office:value="604264" calcext:value-type="float">
            <text:p>604264</text:p>
          </table:table-cell>
          <table:table-cell office:value-type="float" office:value="5525080" calcext:value-type="float">
            <text:p>5525080</text:p>
          </table:table-cell>
          <table:table-cell office:value-type="float" office:value="6042640" calcext:value-type="float">
            <text:p>6042640</text:p>
          </table:table-cell>
        </table:table-row>
        <table:table-row table:style-name="ro2">
          <table:table-cell office:value-type="float" office:value="39500" calcext:value-type="float">
            <text:p>39500</text:p>
          </table:table-cell>
          <table:table-cell office:value-type="float" office:value="554012" calcext:value-type="float">
            <text:p>554012</text:p>
          </table:table-cell>
          <table:table-cell office:value-type="float" office:value="605964" calcext:value-type="float">
            <text:p>605964</text:p>
          </table:table-cell>
          <table:table-cell office:value-type="float" office:value="5540449" calcext:value-type="float">
            <text:p>5540449</text:p>
          </table:table-cell>
          <table:table-cell office:value-type="float" office:value="6059640" calcext:value-type="float">
            <text:p>6059640</text:p>
          </table:table-cell>
        </table:table-row>
        <table:table-row table:style-name="ro2">
          <table:table-cell office:value-type="float" office:value="39600" calcext:value-type="float">
            <text:p>39600</text:p>
          </table:table-cell>
          <table:table-cell office:value-type="float" office:value="555581" calcext:value-type="float">
            <text:p>555581</text:p>
          </table:table-cell>
          <table:table-cell office:value-type="float" office:value="607664" calcext:value-type="float">
            <text:p>607664</text:p>
          </table:table-cell>
          <table:table-cell office:value-type="float" office:value="5555974" calcext:value-type="float">
            <text:p>5555974</text:p>
          </table:table-cell>
          <table:table-cell office:value-type="float" office:value="6076640" calcext:value-type="float">
            <text:p>6076640</text:p>
          </table:table-cell>
        </table:table-row>
        <table:table-row table:style-name="ro2">
          <table:table-cell office:value-type="float" office:value="39700" calcext:value-type="float">
            <text:p>39700</text:p>
          </table:table-cell>
          <table:table-cell office:value-type="float" office:value="557128" calcext:value-type="float">
            <text:p>557128</text:p>
          </table:table-cell>
          <table:table-cell office:value-type="float" office:value="609364" calcext:value-type="float">
            <text:p>609364</text:p>
          </table:table-cell>
          <table:table-cell office:value-type="float" office:value="5571359" calcext:value-type="float">
            <text:p>5571359</text:p>
          </table:table-cell>
          <table:table-cell office:value-type="float" office:value="6093640" calcext:value-type="float">
            <text:p>6093640</text:p>
          </table:table-cell>
        </table:table-row>
        <table:table-row table:style-name="ro2">
          <table:table-cell office:value-type="float" office:value="39800" calcext:value-type="float">
            <text:p>39800</text:p>
          </table:table-cell>
          <table:table-cell office:value-type="float" office:value="558653" calcext:value-type="float">
            <text:p>558653</text:p>
          </table:table-cell>
          <table:table-cell office:value-type="float" office:value="611064" calcext:value-type="float">
            <text:p>611064</text:p>
          </table:table-cell>
          <table:table-cell office:value-type="float" office:value="5587236" calcext:value-type="float">
            <text:p>5587236</text:p>
          </table:table-cell>
          <table:table-cell office:value-type="float" office:value="6110640" calcext:value-type="float">
            <text:p>6110640</text:p>
          </table:table-cell>
        </table:table-row>
        <table:table-row table:style-name="ro2">
          <table:table-cell office:value-type="float" office:value="39900" calcext:value-type="float">
            <text:p>39900</text:p>
          </table:table-cell>
          <table:table-cell office:value-type="float" office:value="560181" calcext:value-type="float">
            <text:p>560181</text:p>
          </table:table-cell>
          <table:table-cell office:value-type="float" office:value="612764" calcext:value-type="float">
            <text:p>612764</text:p>
          </table:table-cell>
          <table:table-cell office:value-type="float" office:value="5602458" calcext:value-type="float">
            <text:p>5602458</text:p>
          </table:table-cell>
          <table:table-cell office:value-type="float" office:value="6127640" calcext:value-type="float">
            <text:p>6127640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561798" calcext:value-type="float">
            <text:p>561798</text:p>
          </table:table-cell>
          <table:table-cell office:value-type="float" office:value="614464" calcext:value-type="float">
            <text:p>614464</text:p>
          </table:table-cell>
          <table:table-cell office:value-type="float" office:value="5617918" calcext:value-type="float">
            <text:p>5617918</text:p>
          </table:table-cell>
          <table:table-cell office:value-type="float" office:value="6144640" calcext:value-type="float">
            <text:p>6144640</text:p>
          </table:table-cell>
        </table:table-row>
        <table:table-row table:style-name="ro2">
          <table:table-cell office:value-type="float" office:value="40100" calcext:value-type="float">
            <text:p>40100</text:p>
          </table:table-cell>
          <table:table-cell office:value-type="float" office:value="563370" calcext:value-type="float">
            <text:p>563370</text:p>
          </table:table-cell>
          <table:table-cell office:value-type="float" office:value="616164" calcext:value-type="float">
            <text:p>616164</text:p>
          </table:table-cell>
          <table:table-cell office:value-type="float" office:value="5633563" calcext:value-type="float">
            <text:p>5633563</text:p>
          </table:table-cell>
          <table:table-cell office:value-type="float" office:value="6161640" calcext:value-type="float">
            <text:p>6161640</text:p>
          </table:table-cell>
        </table:table-row>
        <table:table-row table:style-name="ro2">
          <table:table-cell office:value-type="float" office:value="40200" calcext:value-type="float">
            <text:p>40200</text:p>
          </table:table-cell>
          <table:table-cell office:value-type="float" office:value="564907" calcext:value-type="float">
            <text:p>564907</text:p>
          </table:table-cell>
          <table:table-cell office:value-type="float" office:value="617864" calcext:value-type="float">
            <text:p>617864</text:p>
          </table:table-cell>
          <table:table-cell office:value-type="float" office:value="5648752" calcext:value-type="float">
            <text:p>5648752</text:p>
          </table:table-cell>
          <table:table-cell office:value-type="float" office:value="6178640" calcext:value-type="float">
            <text:p>6178640</text:p>
          </table:table-cell>
        </table:table-row>
        <table:table-row table:style-name="ro2">
          <table:table-cell office:value-type="float" office:value="40300" calcext:value-type="float">
            <text:p>40300</text:p>
          </table:table-cell>
          <table:table-cell office:value-type="float" office:value="566470" calcext:value-type="float">
            <text:p>566470</text:p>
          </table:table-cell>
          <table:table-cell office:value-type="float" office:value="619564" calcext:value-type="float">
            <text:p>619564</text:p>
          </table:table-cell>
          <table:table-cell office:value-type="float" office:value="5664656" calcext:value-type="float">
            <text:p>5664656</text:p>
          </table:table-cell>
          <table:table-cell office:value-type="float" office:value="6195640" calcext:value-type="float">
            <text:p>6195640</text:p>
          </table:table-cell>
        </table:table-row>
        <table:table-row table:style-name="ro2">
          <table:table-cell office:value-type="float" office:value="40400" calcext:value-type="float">
            <text:p>40400</text:p>
          </table:table-cell>
          <table:table-cell office:value-type="float" office:value="567942" calcext:value-type="float">
            <text:p>567942</text:p>
          </table:table-cell>
          <table:table-cell office:value-type="float" office:value="621264" calcext:value-type="float">
            <text:p>621264</text:p>
          </table:table-cell>
          <table:table-cell office:value-type="float" office:value="5680109" calcext:value-type="float">
            <text:p>5680109</text:p>
          </table:table-cell>
          <table:table-cell office:value-type="float" office:value="6212640" calcext:value-type="float">
            <text:p>6212640</text:p>
          </table:table-cell>
        </table:table-row>
        <table:table-row table:style-name="ro2">
          <table:table-cell office:value-type="float" office:value="40500" calcext:value-type="float">
            <text:p>40500</text:p>
          </table:table-cell>
          <table:table-cell office:value-type="float" office:value="569550" calcext:value-type="float">
            <text:p>569550</text:p>
          </table:table-cell>
          <table:table-cell office:value-type="float" office:value="622964" calcext:value-type="float">
            <text:p>622964</text:p>
          </table:table-cell>
          <table:table-cell office:value-type="float" office:value="5695540" calcext:value-type="float">
            <text:p>5695540</text:p>
          </table:table-cell>
          <table:table-cell office:value-type="float" office:value="6229640" calcext:value-type="float">
            <text:p>6229640</text:p>
          </table:table-cell>
        </table:table-row>
        <table:table-row table:style-name="ro2">
          <table:table-cell office:value-type="float" office:value="40600" calcext:value-type="float">
            <text:p>40600</text:p>
          </table:table-cell>
          <table:table-cell office:value-type="float" office:value="571104" calcext:value-type="float">
            <text:p>571104</text:p>
          </table:table-cell>
          <table:table-cell office:value-type="float" office:value="624664" calcext:value-type="float">
            <text:p>624664</text:p>
          </table:table-cell>
          <table:table-cell office:value-type="float" office:value="5710944" calcext:value-type="float">
            <text:p>5710944</text:p>
          </table:table-cell>
          <table:table-cell office:value-type="float" office:value="6246640" calcext:value-type="float">
            <text:p>6246640</text:p>
          </table:table-cell>
        </table:table-row>
        <table:table-row table:style-name="ro2">
          <table:table-cell office:value-type="float" office:value="40700" calcext:value-type="float">
            <text:p>40700</text:p>
          </table:table-cell>
          <table:table-cell office:value-type="float" office:value="572656" calcext:value-type="float">
            <text:p>572656</text:p>
          </table:table-cell>
          <table:table-cell office:value-type="float" office:value="626364" calcext:value-type="float">
            <text:p>626364</text:p>
          </table:table-cell>
          <table:table-cell office:value-type="float" office:value="5726330" calcext:value-type="float">
            <text:p>5726330</text:p>
          </table:table-cell>
          <table:table-cell office:value-type="float" office:value="6263640" calcext:value-type="float">
            <text:p>6263640</text:p>
          </table:table-cell>
        </table:table-row>
        <table:table-row table:style-name="ro2">
          <table:table-cell office:value-type="float" office:value="40800" calcext:value-type="float">
            <text:p>40800</text:p>
          </table:table-cell>
          <table:table-cell office:value-type="float" office:value="574240" calcext:value-type="float">
            <text:p>574240</text:p>
          </table:table-cell>
          <table:table-cell office:value-type="float" office:value="628064" calcext:value-type="float">
            <text:p>628064</text:p>
          </table:table-cell>
          <table:table-cell office:value-type="float" office:value="5742039" calcext:value-type="float">
            <text:p>5742039</text:p>
          </table:table-cell>
          <table:table-cell office:value-type="float" office:value="6280640" calcext:value-type="float">
            <text:p>6280640</text:p>
          </table:table-cell>
        </table:table-row>
        <table:table-row table:style-name="ro2">
          <table:table-cell office:value-type="float" office:value="40900" calcext:value-type="float">
            <text:p>40900</text:p>
          </table:table-cell>
          <table:table-cell office:value-type="float" office:value="575762" calcext:value-type="float">
            <text:p>575762</text:p>
          </table:table-cell>
          <table:table-cell office:value-type="float" office:value="629764" calcext:value-type="float">
            <text:p>629764</text:p>
          </table:table-cell>
          <table:table-cell office:value-type="float" office:value="5757496" calcext:value-type="float">
            <text:p>5757496</text:p>
          </table:table-cell>
          <table:table-cell office:value-type="float" office:value="6297640" calcext:value-type="float">
            <text:p>6297640</text:p>
          </table:table-cell>
        </table:table-row>
        <table:table-row table:style-name="ro2">
          <table:table-cell office:value-type="float" office:value="41000" calcext:value-type="float">
            <text:p>41000</text:p>
          </table:table-cell>
          <table:table-cell office:value-type="float" office:value="577222" calcext:value-type="float">
            <text:p>577222</text:p>
          </table:table-cell>
          <table:table-cell office:value-type="float" office:value="631464" calcext:value-type="float">
            <text:p>631464</text:p>
          </table:table-cell>
          <table:table-cell office:value-type="float" office:value="5773062" calcext:value-type="float">
            <text:p>5773062</text:p>
          </table:table-cell>
          <table:table-cell office:value-type="float" office:value="6314640" calcext:value-type="float">
            <text:p>6314640</text:p>
          </table:table-cell>
        </table:table-row>
        <table:table-row table:style-name="ro2">
          <table:table-cell office:value-type="float" office:value="41100" calcext:value-type="float">
            <text:p>41100</text:p>
          </table:table-cell>
          <table:table-cell office:value-type="float" office:value="578853" calcext:value-type="float">
            <text:p>578853</text:p>
          </table:table-cell>
          <table:table-cell office:value-type="float" office:value="633164" calcext:value-type="float">
            <text:p>633164</text:p>
          </table:table-cell>
          <table:table-cell office:value-type="float" office:value="5788617" calcext:value-type="float">
            <text:p>5788617</text:p>
          </table:table-cell>
          <table:table-cell office:value-type="float" office:value="6331640" calcext:value-type="float">
            <text:p>6331640</text:p>
          </table:table-cell>
        </table:table-row>
        <table:table-row table:style-name="ro2">
          <table:table-cell office:value-type="float" office:value="41200" calcext:value-type="float">
            <text:p>41200</text:p>
          </table:table-cell>
          <table:table-cell office:value-type="float" office:value="580350" calcext:value-type="float">
            <text:p>580350</text:p>
          </table:table-cell>
          <table:table-cell office:value-type="float" office:value="634864" calcext:value-type="float">
            <text:p>634864</text:p>
          </table:table-cell>
          <table:table-cell office:value-type="float" office:value="5804271" calcext:value-type="float">
            <text:p>5804271</text:p>
          </table:table-cell>
          <table:table-cell office:value-type="float" office:value="6348640" calcext:value-type="float">
            <text:p>6348640</text:p>
          </table:table-cell>
        </table:table-row>
        <table:table-row table:style-name="ro2">
          <table:table-cell office:value-type="float" office:value="41300" calcext:value-type="float">
            <text:p>41300</text:p>
          </table:table-cell>
          <table:table-cell office:value-type="float" office:value="581965" calcext:value-type="float">
            <text:p>581965</text:p>
          </table:table-cell>
          <table:table-cell office:value-type="float" office:value="636564" calcext:value-type="float">
            <text:p>636564</text:p>
          </table:table-cell>
          <table:table-cell office:value-type="float" office:value="5819888" calcext:value-type="float">
            <text:p>5819888</text:p>
          </table:table-cell>
          <table:table-cell office:value-type="float" office:value="6365640" calcext:value-type="float">
            <text:p>6365640</text:p>
          </table:table-cell>
        </table:table-row>
        <table:table-row table:style-name="ro2">
          <table:table-cell office:value-type="float" office:value="41400" calcext:value-type="float">
            <text:p>41400</text:p>
          </table:table-cell>
          <table:table-cell office:value-type="float" office:value="583610" calcext:value-type="float">
            <text:p>583610</text:p>
          </table:table-cell>
          <table:table-cell office:value-type="float" office:value="638264" calcext:value-type="float">
            <text:p>638264</text:p>
          </table:table-cell>
          <table:table-cell office:value-type="float" office:value="5835394" calcext:value-type="float">
            <text:p>5835394</text:p>
          </table:table-cell>
          <table:table-cell office:value-type="float" office:value="6382640" calcext:value-type="float">
            <text:p>6382640</text:p>
          </table:table-cell>
        </table:table-row>
        <table:table-row table:style-name="ro2">
          <table:table-cell office:value-type="float" office:value="41500" calcext:value-type="float">
            <text:p>41500</text:p>
          </table:table-cell>
          <table:table-cell office:value-type="float" office:value="585106" calcext:value-type="float">
            <text:p>585106</text:p>
          </table:table-cell>
          <table:table-cell office:value-type="float" office:value="639964" calcext:value-type="float">
            <text:p>639964</text:p>
          </table:table-cell>
          <table:table-cell office:value-type="float" office:value="5851056" calcext:value-type="float">
            <text:p>5851056</text:p>
          </table:table-cell>
          <table:table-cell office:value-type="float" office:value="6399640" calcext:value-type="float">
            <text:p>6399640</text:p>
          </table:table-cell>
        </table:table-row>
        <table:table-row table:style-name="ro2">
          <table:table-cell office:value-type="float" office:value="41600" calcext:value-type="float">
            <text:p>41600</text:p>
          </table:table-cell>
          <table:table-cell office:value-type="float" office:value="586689" calcext:value-type="float">
            <text:p>586689</text:p>
          </table:table-cell>
          <table:table-cell office:value-type="float" office:value="641664" calcext:value-type="float">
            <text:p>641664</text:p>
          </table:table-cell>
          <table:table-cell office:value-type="float" office:value="5866441" calcext:value-type="float">
            <text:p>5866441</text:p>
          </table:table-cell>
          <table:table-cell office:value-type="float" office:value="6416640" calcext:value-type="float">
            <text:p>6416640</text:p>
          </table:table-cell>
        </table:table-row>
        <table:table-row table:style-name="ro2">
          <table:table-cell office:value-type="float" office:value="41700" calcext:value-type="float">
            <text:p>41700</text:p>
          </table:table-cell>
          <table:table-cell office:value-type="float" office:value="588215" calcext:value-type="float">
            <text:p>588215</text:p>
          </table:table-cell>
          <table:table-cell office:value-type="float" office:value="643364" calcext:value-type="float">
            <text:p>643364</text:p>
          </table:table-cell>
          <table:table-cell office:value-type="float" office:value="5882216" calcext:value-type="float">
            <text:p>5882216</text:p>
          </table:table-cell>
          <table:table-cell office:value-type="float" office:value="6433640" calcext:value-type="float">
            <text:p>6433640</text:p>
          </table:table-cell>
        </table:table-row>
        <table:table-row table:style-name="ro2">
          <table:table-cell office:value-type="float" office:value="41800" calcext:value-type="float">
            <text:p>41800</text:p>
          </table:table-cell>
          <table:table-cell office:value-type="float" office:value="589785" calcext:value-type="float">
            <text:p>589785</text:p>
          </table:table-cell>
          <table:table-cell office:value-type="float" office:value="645064" calcext:value-type="float">
            <text:p>645064</text:p>
          </table:table-cell>
          <table:table-cell office:value-type="float" office:value="5897836" calcext:value-type="float">
            <text:p>5897836</text:p>
          </table:table-cell>
          <table:table-cell office:value-type="float" office:value="6450640" calcext:value-type="float">
            <text:p>6450640</text:p>
          </table:table-cell>
        </table:table-row>
        <table:table-row table:style-name="ro2">
          <table:table-cell office:value-type="float" office:value="41900" calcext:value-type="float">
            <text:p>41900</text:p>
          </table:table-cell>
          <table:table-cell office:value-type="float" office:value="591298" calcext:value-type="float">
            <text:p>591298</text:p>
          </table:table-cell>
          <table:table-cell office:value-type="float" office:value="646764" calcext:value-type="float">
            <text:p>646764</text:p>
          </table:table-cell>
          <table:table-cell office:value-type="float" office:value="5913588" calcext:value-type="float">
            <text:p>5913588</text:p>
          </table:table-cell>
          <table:table-cell office:value-type="float" office:value="6467640" calcext:value-type="float">
            <text:p>6467640</text:p>
          </table:table-cell>
        </table:table-row>
        <table:table-row table:style-name="ro2">
          <table:table-cell office:value-type="float" office:value="42000" calcext:value-type="float">
            <text:p>42000</text:p>
          </table:table-cell>
          <table:table-cell office:value-type="float" office:value="592890" calcext:value-type="float">
            <text:p>592890</text:p>
          </table:table-cell>
          <table:table-cell office:value-type="float" office:value="648464" calcext:value-type="float">
            <text:p>648464</text:p>
          </table:table-cell>
          <table:table-cell office:value-type="float" office:value="5928838" calcext:value-type="float">
            <text:p>5928838</text:p>
          </table:table-cell>
          <table:table-cell office:value-type="float" office:value="6484640" calcext:value-type="float">
            <text:p>6484640</text:p>
          </table:table-cell>
        </table:table-row>
        <table:table-row table:style-name="ro2">
          <table:table-cell office:value-type="float" office:value="42100" calcext:value-type="float">
            <text:p>42100</text:p>
          </table:table-cell>
          <table:table-cell office:value-type="float" office:value="594428" calcext:value-type="float">
            <text:p>594428</text:p>
          </table:table-cell>
          <table:table-cell office:value-type="float" office:value="650164" calcext:value-type="float">
            <text:p>650164</text:p>
          </table:table-cell>
          <table:table-cell office:value-type="float" office:value="5944586" calcext:value-type="float">
            <text:p>5944586</text:p>
          </table:table-cell>
          <table:table-cell office:value-type="float" office:value="6501640" calcext:value-type="float">
            <text:p>6501640</text:p>
          </table:table-cell>
        </table:table-row>
        <table:table-row table:style-name="ro2">
          <table:table-cell office:value-type="float" office:value="42200" calcext:value-type="float">
            <text:p>42200</text:p>
          </table:table-cell>
          <table:table-cell office:value-type="float" office:value="595966" calcext:value-type="float">
            <text:p>595966</text:p>
          </table:table-cell>
          <table:table-cell office:value-type="float" office:value="651864" calcext:value-type="float">
            <text:p>651864</text:p>
          </table:table-cell>
          <table:table-cell office:value-type="float" office:value="5960307" calcext:value-type="float">
            <text:p>5960307</text:p>
          </table:table-cell>
          <table:table-cell office:value-type="float" office:value="6518640" calcext:value-type="float">
            <text:p>6518640</text:p>
          </table:table-cell>
        </table:table-row>
        <table:table-row table:style-name="ro2">
          <table:table-cell office:value-type="float" office:value="42300" calcext:value-type="float">
            <text:p>42300</text:p>
          </table:table-cell>
          <table:table-cell office:value-type="float" office:value="597588" calcext:value-type="float">
            <text:p>597588</text:p>
          </table:table-cell>
          <table:table-cell office:value-type="float" office:value="653564" calcext:value-type="float">
            <text:p>653564</text:p>
          </table:table-cell>
          <table:table-cell office:value-type="float" office:value="5975977" calcext:value-type="float">
            <text:p>5975977</text:p>
          </table:table-cell>
          <table:table-cell office:value-type="float" office:value="6535640" calcext:value-type="float">
            <text:p>6535640</text:p>
          </table:table-cell>
        </table:table-row>
        <table:table-row table:style-name="ro2">
          <table:table-cell office:value-type="float" office:value="42400" calcext:value-type="float">
            <text:p>42400</text:p>
          </table:table-cell>
          <table:table-cell office:value-type="float" office:value="599037" calcext:value-type="float">
            <text:p>599037</text:p>
          </table:table-cell>
          <table:table-cell office:value-type="float" office:value="655264" calcext:value-type="float">
            <text:p>655264</text:p>
          </table:table-cell>
          <table:table-cell office:value-type="float" office:value="5991426" calcext:value-type="float">
            <text:p>5991426</text:p>
          </table:table-cell>
          <table:table-cell office:value-type="float" office:value="6552640" calcext:value-type="float">
            <text:p>6552640</text:p>
          </table:table-cell>
        </table:table-row>
        <table:table-row table:style-name="ro2">
          <table:table-cell office:value-type="float" office:value="42500" calcext:value-type="float">
            <text:p>42500</text:p>
          </table:table-cell>
          <table:table-cell office:value-type="float" office:value="600754" calcext:value-type="float">
            <text:p>600754</text:p>
          </table:table-cell>
          <table:table-cell office:value-type="float" office:value="656964" calcext:value-type="float">
            <text:p>656964</text:p>
          </table:table-cell>
          <table:table-cell office:value-type="float" office:value="6007112" calcext:value-type="float">
            <text:p>6007112</text:p>
          </table:table-cell>
          <table:table-cell office:value-type="float" office:value="6569640" calcext:value-type="float">
            <text:p>6569640</text:p>
          </table:table-cell>
        </table:table-row>
        <table:table-row table:style-name="ro2">
          <table:table-cell office:value-type="float" office:value="42600" calcext:value-type="float">
            <text:p>42600</text:p>
          </table:table-cell>
          <table:table-cell office:value-type="float" office:value="602260" calcext:value-type="float">
            <text:p>602260</text:p>
          </table:table-cell>
          <table:table-cell office:value-type="float" office:value="658664" calcext:value-type="float">
            <text:p>658664</text:p>
          </table:table-cell>
          <table:table-cell office:value-type="float" office:value="6022634" calcext:value-type="float">
            <text:p>6022634</text:p>
          </table:table-cell>
          <table:table-cell office:value-type="float" office:value="6586640" calcext:value-type="float">
            <text:p>6586640</text:p>
          </table:table-cell>
        </table:table-row>
        <table:table-row table:style-name="ro2">
          <table:table-cell office:value-type="float" office:value="42700" calcext:value-type="float">
            <text:p>42700</text:p>
          </table:table-cell>
          <table:table-cell office:value-type="float" office:value="603900" calcext:value-type="float">
            <text:p>603900</text:p>
          </table:table-cell>
          <table:table-cell office:value-type="float" office:value="660364" calcext:value-type="float">
            <text:p>660364</text:p>
          </table:table-cell>
          <table:table-cell office:value-type="float" office:value="6038268" calcext:value-type="float">
            <text:p>6038268</text:p>
          </table:table-cell>
          <table:table-cell office:value-type="float" office:value="6603640" calcext:value-type="float">
            <text:p>6603640</text:p>
          </table:table-cell>
        </table:table-row>
        <table:table-row table:style-name="ro2">
          <table:table-cell office:value-type="float" office:value="42800" calcext:value-type="float">
            <text:p>42800</text:p>
          </table:table-cell>
          <table:table-cell office:value-type="float" office:value="605411" calcext:value-type="float">
            <text:p>605411</text:p>
          </table:table-cell>
          <table:table-cell office:value-type="float" office:value="662064" calcext:value-type="float">
            <text:p>662064</text:p>
          </table:table-cell>
          <table:table-cell office:value-type="float" office:value="6053690" calcext:value-type="float">
            <text:p>6053690</text:p>
          </table:table-cell>
          <table:table-cell office:value-type="float" office:value="6620640" calcext:value-type="float">
            <text:p>6620640</text:p>
          </table:table-cell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606987" calcext:value-type="float">
            <text:p>606987</text:p>
          </table:table-cell>
          <table:table-cell office:value-type="float" office:value="663764" calcext:value-type="float">
            <text:p>663764</text:p>
          </table:table-cell>
          <table:table-cell office:value-type="float" office:value="6069197" calcext:value-type="float">
            <text:p>6069197</text:p>
          </table:table-cell>
          <table:table-cell office:value-type="float" office:value="6637640" calcext:value-type="float">
            <text:p>6637640</text:p>
          </table:table-cell>
        </table:table-row>
        <table:table-row table:style-name="ro2">
          <table:table-cell office:value-type="float" office:value="43000" calcext:value-type="float">
            <text:p>43000</text:p>
          </table:table-cell>
          <table:table-cell office:value-type="float" office:value="608474" calcext:value-type="float">
            <text:p>608474</text:p>
          </table:table-cell>
          <table:table-cell office:value-type="float" office:value="665464" calcext:value-type="float">
            <text:p>665464</text:p>
          </table:table-cell>
          <table:table-cell office:value-type="float" office:value="6084993" calcext:value-type="float">
            <text:p>6084993</text:p>
          </table:table-cell>
          <table:table-cell office:value-type="float" office:value="6654640" calcext:value-type="float">
            <text:p>6654640</text:p>
          </table:table-cell>
        </table:table-row>
        <table:table-row table:style-name="ro2">
          <table:table-cell office:value-type="float" office:value="43100" calcext:value-type="float">
            <text:p>43100</text:p>
          </table:table-cell>
          <table:table-cell office:value-type="float" office:value="610066" calcext:value-type="float">
            <text:p>610066</text:p>
          </table:table-cell>
          <table:table-cell office:value-type="float" office:value="667164" calcext:value-type="float">
            <text:p>667164</text:p>
          </table:table-cell>
          <table:table-cell office:value-type="float" office:value="6100667" calcext:value-type="float">
            <text:p>6100667</text:p>
          </table:table-cell>
          <table:table-cell office:value-type="float" office:value="6671640" calcext:value-type="float">
            <text:p>6671640</text:p>
          </table:table-cell>
        </table:table-row>
        <table:table-row table:style-name="ro2">
          <table:table-cell office:value-type="float" office:value="43200" calcext:value-type="float">
            <text:p>43200</text:p>
          </table:table-cell>
          <table:table-cell office:value-type="float" office:value="611645" calcext:value-type="float">
            <text:p>611645</text:p>
          </table:table-cell>
          <table:table-cell office:value-type="float" office:value="668864" calcext:value-type="float">
            <text:p>668864</text:p>
          </table:table-cell>
          <table:table-cell office:value-type="float" office:value="6116169" calcext:value-type="float">
            <text:p>6116169</text:p>
          </table:table-cell>
          <table:table-cell office:value-type="float" office:value="6688640" calcext:value-type="float">
            <text:p>6688640</text:p>
          </table:table-cell>
        </table:table-row>
        <table:table-row table:style-name="ro2">
          <table:table-cell office:value-type="float" office:value="43300" calcext:value-type="float">
            <text:p>43300</text:p>
          </table:table-cell>
          <table:table-cell office:value-type="float" office:value="613200" calcext:value-type="float">
            <text:p>613200</text:p>
          </table:table-cell>
          <table:table-cell office:value-type="float" office:value="670564" calcext:value-type="float">
            <text:p>670564</text:p>
          </table:table-cell>
          <table:table-cell office:value-type="float" office:value="6131985" calcext:value-type="float">
            <text:p>6131985</text:p>
          </table:table-cell>
          <table:table-cell office:value-type="float" office:value="6705640" calcext:value-type="float">
            <text:p>6705640</text:p>
          </table:table-cell>
        </table:table-row>
        <table:table-row table:style-name="ro2">
          <table:table-cell office:value-type="float" office:value="43400" calcext:value-type="float">
            <text:p>43400</text:p>
          </table:table-cell>
          <table:table-cell office:value-type="float" office:value="614758" calcext:value-type="float">
            <text:p>614758</text:p>
          </table:table-cell>
          <table:table-cell office:value-type="float" office:value="672264" calcext:value-type="float">
            <text:p>672264</text:p>
          </table:table-cell>
          <table:table-cell office:value-type="float" office:value="6147639" calcext:value-type="float">
            <text:p>6147639</text:p>
          </table:table-cell>
          <table:table-cell office:value-type="float" office:value="6722640" calcext:value-type="float">
            <text:p>6722640</text:p>
          </table:table-cell>
        </table:table-row>
        <table:table-row table:style-name="ro2">
          <table:table-cell office:value-type="float" office:value="43500" calcext:value-type="float">
            <text:p>43500</text:p>
          </table:table-cell>
          <table:table-cell office:value-type="float" office:value="616371" calcext:value-type="float">
            <text:p>616371</text:p>
          </table:table-cell>
          <table:table-cell office:value-type="float" office:value="673964" calcext:value-type="float">
            <text:p>673964</text:p>
          </table:table-cell>
          <table:table-cell office:value-type="float" office:value="6162996" calcext:value-type="float">
            <text:p>6162996</text:p>
          </table:table-cell>
          <table:table-cell office:value-type="float" office:value="6739640" calcext:value-type="float">
            <text:p>6739640</text:p>
          </table:table-cell>
        </table:table-row>
        <table:table-row table:style-name="ro2">
          <table:table-cell office:value-type="float" office:value="43600" calcext:value-type="float">
            <text:p>43600</text:p>
          </table:table-cell>
          <table:table-cell office:value-type="float" office:value="617922" calcext:value-type="float">
            <text:p>617922</text:p>
          </table:table-cell>
          <table:table-cell office:value-type="float" office:value="675664" calcext:value-type="float">
            <text:p>675664</text:p>
          </table:table-cell>
          <table:table-cell office:value-type="float" office:value="6178642" calcext:value-type="float">
            <text:p>6178642</text:p>
          </table:table-cell>
          <table:table-cell office:value-type="float" office:value="6756640" calcext:value-type="float">
            <text:p>6756640</text:p>
          </table:table-cell>
        </table:table-row>
        <table:table-row table:style-name="ro2">
          <table:table-cell office:value-type="float" office:value="43700" calcext:value-type="float">
            <text:p>43700</text:p>
          </table:table-cell>
          <table:table-cell office:value-type="float" office:value="619407" calcext:value-type="float">
            <text:p>619407</text:p>
          </table:table-cell>
          <table:table-cell office:value-type="float" office:value="677364" calcext:value-type="float">
            <text:p>677364</text:p>
          </table:table-cell>
          <table:table-cell office:value-type="float" office:value="6194198" calcext:value-type="float">
            <text:p>6194198</text:p>
          </table:table-cell>
          <table:table-cell office:value-type="float" office:value="6773640" calcext:value-type="float">
            <text:p>6773640</text:p>
          </table:table-cell>
        </table:table-row>
        <table:table-row table:style-name="ro2">
          <table:table-cell office:value-type="float" office:value="43800" calcext:value-type="float">
            <text:p>43800</text:p>
          </table:table-cell>
          <table:table-cell office:value-type="float" office:value="621013" calcext:value-type="float">
            <text:p>621013</text:p>
          </table:table-cell>
          <table:table-cell office:value-type="float" office:value="679064" calcext:value-type="float">
            <text:p>679064</text:p>
          </table:table-cell>
          <table:table-cell office:value-type="float" office:value="6210100" calcext:value-type="float">
            <text:p>6210100</text:p>
          </table:table-cell>
          <table:table-cell office:value-type="float" office:value="6790640" calcext:value-type="float">
            <text:p>6790640</text:p>
          </table:table-cell>
        </table:table-row>
        <table:table-row table:style-name="ro2">
          <table:table-cell office:value-type="float" office:value="43900" calcext:value-type="float">
            <text:p>43900</text:p>
          </table:table-cell>
          <table:table-cell office:value-type="float" office:value="622515" calcext:value-type="float">
            <text:p>622515</text:p>
          </table:table-cell>
          <table:table-cell office:value-type="float" office:value="680764" calcext:value-type="float">
            <text:p>680764</text:p>
          </table:table-cell>
          <table:table-cell office:value-type="float" office:value="6225569" calcext:value-type="float">
            <text:p>6225569</text:p>
          </table:table-cell>
          <table:table-cell office:value-type="float" office:value="6807640" calcext:value-type="float">
            <text:p>6807640</text:p>
          </table:table-cell>
        </table:table-row>
        <table:table-row table:style-name="ro2">
          <table:table-cell office:value-type="float" office:value="44000" calcext:value-type="float">
            <text:p>44000</text:p>
          </table:table-cell>
          <table:table-cell office:value-type="float" office:value="624157" calcext:value-type="float">
            <text:p>624157</text:p>
          </table:table-cell>
          <table:table-cell office:value-type="float" office:value="682464" calcext:value-type="float">
            <text:p>682464</text:p>
          </table:table-cell>
          <table:table-cell office:value-type="float" office:value="6241045" calcext:value-type="float">
            <text:p>6241045</text:p>
          </table:table-cell>
          <table:table-cell office:value-type="float" office:value="6824640" calcext:value-type="float">
            <text:p>6824640</text:p>
          </table:table-cell>
        </table:table-row>
        <table:table-row table:style-name="ro2">
          <table:table-cell office:value-type="float" office:value="44100" calcext:value-type="float">
            <text:p>44100</text:p>
          </table:table-cell>
          <table:table-cell office:value-type="float" office:value="625725" calcext:value-type="float">
            <text:p>625725</text:p>
          </table:table-cell>
          <table:table-cell office:value-type="float" office:value="684164" calcext:value-type="float">
            <text:p>684164</text:p>
          </table:table-cell>
          <table:table-cell office:value-type="float" office:value="6256755" calcext:value-type="float">
            <text:p>6256755</text:p>
          </table:table-cell>
          <table:table-cell office:value-type="float" office:value="6841640" calcext:value-type="float">
            <text:p>6841640</text:p>
          </table:table-cell>
        </table:table-row>
        <table:table-row table:style-name="ro2">
          <table:table-cell office:value-type="float" office:value="44200" calcext:value-type="float">
            <text:p>44200</text:p>
          </table:table-cell>
          <table:table-cell office:value-type="float" office:value="627235" calcext:value-type="float">
            <text:p>627235</text:p>
          </table:table-cell>
          <table:table-cell office:value-type="float" office:value="685864" calcext:value-type="float">
            <text:p>685864</text:p>
          </table:table-cell>
          <table:table-cell office:value-type="float" office:value="6272330" calcext:value-type="float">
            <text:p>6272330</text:p>
          </table:table-cell>
          <table:table-cell office:value-type="float" office:value="6858640" calcext:value-type="float">
            <text:p>6858640</text:p>
          </table:table-cell>
        </table:table-row>
        <table:table-row table:style-name="ro2">
          <table:table-cell office:value-type="float" office:value="44300" calcext:value-type="float">
            <text:p>44300</text:p>
          </table:table-cell>
          <table:table-cell office:value-type="float" office:value="628775" calcext:value-type="float">
            <text:p>628775</text:p>
          </table:table-cell>
          <table:table-cell office:value-type="float" office:value="687564" calcext:value-type="float">
            <text:p>687564</text:p>
          </table:table-cell>
          <table:table-cell office:value-type="float" office:value="6288029" calcext:value-type="float">
            <text:p>6288029</text:p>
          </table:table-cell>
          <table:table-cell office:value-type="float" office:value="6875640" calcext:value-type="float">
            <text:p>6875640</text:p>
          </table:table-cell>
        </table:table-row>
        <table:table-row table:style-name="ro2">
          <table:table-cell office:value-type="float" office:value="44400" calcext:value-type="float">
            <text:p>44400</text:p>
          </table:table-cell>
          <table:table-cell office:value-type="float" office:value="630258" calcext:value-type="float">
            <text:p>630258</text:p>
          </table:table-cell>
          <table:table-cell office:value-type="float" office:value="689264" calcext:value-type="float">
            <text:p>689264</text:p>
          </table:table-cell>
          <table:table-cell office:value-type="float" office:value="6303804" calcext:value-type="float">
            <text:p>6303804</text:p>
          </table:table-cell>
          <table:table-cell office:value-type="float" office:value="6892640" calcext:value-type="float">
            <text:p>6892640</text:p>
          </table:table-cell>
        </table:table-row>
        <table:table-row table:style-name="ro2">
          <table:table-cell office:value-type="float" office:value="44500" calcext:value-type="float">
            <text:p>44500</text:p>
          </table:table-cell>
          <table:table-cell office:value-type="float" office:value="631913" calcext:value-type="float">
            <text:p>631913</text:p>
          </table:table-cell>
          <table:table-cell office:value-type="float" office:value="690964" calcext:value-type="float">
            <text:p>690964</text:p>
          </table:table-cell>
          <table:table-cell office:value-type="float" office:value="6319186" calcext:value-type="float">
            <text:p>6319186</text:p>
          </table:table-cell>
          <table:table-cell office:value-type="float" office:value="6909640" calcext:value-type="float">
            <text:p>6909640</text:p>
          </table:table-cell>
        </table:table-row>
        <table:table-row table:style-name="ro2">
          <table:table-cell office:value-type="float" office:value="44600" calcext:value-type="float">
            <text:p>44600</text:p>
          </table:table-cell>
          <table:table-cell office:value-type="float" office:value="633513" calcext:value-type="float">
            <text:p>633513</text:p>
          </table:table-cell>
          <table:table-cell office:value-type="float" office:value="692664" calcext:value-type="float">
            <text:p>692664</text:p>
          </table:table-cell>
          <table:table-cell office:value-type="float" office:value="6334621" calcext:value-type="float">
            <text:p>6334621</text:p>
          </table:table-cell>
          <table:table-cell office:value-type="float" office:value="6926640" calcext:value-type="float">
            <text:p>6926640</text:p>
          </table:table-cell>
        </table:table-row>
        <table:table-row table:style-name="ro2">
          <table:table-cell office:value-type="float" office:value="44700" calcext:value-type="float">
            <text:p>44700</text:p>
          </table:table-cell>
          <table:table-cell office:value-type="float" office:value="635109" calcext:value-type="float">
            <text:p>635109</text:p>
          </table:table-cell>
          <table:table-cell office:value-type="float" office:value="694364" calcext:value-type="float">
            <text:p>694364</text:p>
          </table:table-cell>
          <table:table-cell office:value-type="float" office:value="6350602" calcext:value-type="float">
            <text:p>6350602</text:p>
          </table:table-cell>
          <table:table-cell office:value-type="float" office:value="6943640" calcext:value-type="float">
            <text:p>6943640</text:p>
          </table:table-cell>
        </table:table-row>
        <table:table-row table:style-name="ro2">
          <table:table-cell office:value-type="float" office:value="44800" calcext:value-type="float">
            <text:p>44800</text:p>
          </table:table-cell>
          <table:table-cell office:value-type="float" office:value="636598" calcext:value-type="float">
            <text:p>636598</text:p>
          </table:table-cell>
          <table:table-cell office:value-type="float" office:value="696064" calcext:value-type="float">
            <text:p>696064</text:p>
          </table:table-cell>
          <table:table-cell office:value-type="float" office:value="6366123" calcext:value-type="float">
            <text:p>6366123</text:p>
          </table:table-cell>
          <table:table-cell office:value-type="float" office:value="6960640" calcext:value-type="float">
            <text:p>6960640</text:p>
          </table:table-cell>
        </table:table-row>
        <table:table-row table:style-name="ro2">
          <table:table-cell office:value-type="float" office:value="44900" calcext:value-type="float">
            <text:p>44900</text:p>
          </table:table-cell>
          <table:table-cell office:value-type="float" office:value="638160" calcext:value-type="float">
            <text:p>638160</text:p>
          </table:table-cell>
          <table:table-cell office:value-type="float" office:value="697764" calcext:value-type="float">
            <text:p>697764</text:p>
          </table:table-cell>
          <table:table-cell office:value-type="float" office:value="6381848" calcext:value-type="float">
            <text:p>6381848</text:p>
          </table:table-cell>
          <table:table-cell office:value-type="float" office:value="6977640" calcext:value-type="float">
            <text:p>6977640</text:p>
          </table:table-cell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639672" calcext:value-type="float">
            <text:p>639672</text:p>
          </table:table-cell>
          <table:table-cell office:value-type="float" office:value="699464" calcext:value-type="float">
            <text:p>699464</text:p>
          </table:table-cell>
          <table:table-cell office:value-type="float" office:value="6397449" calcext:value-type="float">
            <text:p>6397449</text:p>
          </table:table-cell>
          <table:table-cell office:value-type="float" office:value="6994640" calcext:value-type="float">
            <text:p>6994640</text:p>
          </table:table-cell>
        </table:table-row>
        <table:table-row table:style-name="ro2">
          <table:table-cell office:value-type="float" office:value="45100" calcext:value-type="float">
            <text:p>45100</text:p>
          </table:table-cell>
          <table:table-cell office:value-type="float" office:value="641294" calcext:value-type="float">
            <text:p>641294</text:p>
          </table:table-cell>
          <table:table-cell office:value-type="float" office:value="701164" calcext:value-type="float">
            <text:p>701164</text:p>
          </table:table-cell>
          <table:table-cell office:value-type="float" office:value="6412908" calcext:value-type="float">
            <text:p>6412908</text:p>
          </table:table-cell>
          <table:table-cell office:value-type="float" office:value="7011640" calcext:value-type="float">
            <text:p>7011640</text:p>
          </table:table-cell>
        </table:table-row>
        <table:table-row table:style-name="ro2">
          <table:table-cell office:value-type="float" office:value="45200" calcext:value-type="float">
            <text:p>45200</text:p>
          </table:table-cell>
          <table:table-cell office:value-type="float" office:value="642862" calcext:value-type="float">
            <text:p>642862</text:p>
          </table:table-cell>
          <table:table-cell office:value-type="float" office:value="702864" calcext:value-type="float">
            <text:p>702864</text:p>
          </table:table-cell>
          <table:table-cell office:value-type="float" office:value="6428651" calcext:value-type="float">
            <text:p>6428651</text:p>
          </table:table-cell>
          <table:table-cell office:value-type="float" office:value="7028640" calcext:value-type="float">
            <text:p>7028640</text:p>
          </table:table-cell>
        </table:table-row>
        <table:table-row table:style-name="ro2">
          <table:table-cell office:value-type="float" office:value="45300" calcext:value-type="float">
            <text:p>45300</text:p>
          </table:table-cell>
          <table:table-cell office:value-type="float" office:value="644426" calcext:value-type="float">
            <text:p>644426</text:p>
          </table:table-cell>
          <table:table-cell office:value-type="float" office:value="704564" calcext:value-type="float">
            <text:p>704564</text:p>
          </table:table-cell>
          <table:table-cell office:value-type="float" office:value="6444388" calcext:value-type="float">
            <text:p>6444388</text:p>
          </table:table-cell>
          <table:table-cell office:value-type="float" office:value="7045640" calcext:value-type="float">
            <text:p>7045640</text:p>
          </table:table-cell>
        </table:table-row>
        <table:table-row table:style-name="ro2">
          <table:table-cell office:value-type="float" office:value="45400" calcext:value-type="float">
            <text:p>45400</text:p>
          </table:table-cell>
          <table:table-cell office:value-type="float" office:value="645989" calcext:value-type="float">
            <text:p>645989</text:p>
          </table:table-cell>
          <table:table-cell office:value-type="float" office:value="706264" calcext:value-type="float">
            <text:p>706264</text:p>
          </table:table-cell>
          <table:table-cell office:value-type="float" office:value="6459724" calcext:value-type="float">
            <text:p>6459724</text:p>
          </table:table-cell>
          <table:table-cell office:value-type="float" office:value="7062640" calcext:value-type="float">
            <text:p>7062640</text:p>
          </table:table-cell>
        </table:table-row>
        <table:table-row table:style-name="ro2">
          <table:table-cell office:value-type="float" office:value="45500" calcext:value-type="float">
            <text:p>45500</text:p>
          </table:table-cell>
          <table:table-cell office:value-type="float" office:value="647508" calcext:value-type="float">
            <text:p>647508</text:p>
          </table:table-cell>
          <table:table-cell office:value-type="float" office:value="707964" calcext:value-type="float">
            <text:p>707964</text:p>
          </table:table-cell>
          <table:table-cell office:value-type="float" office:value="6475755" calcext:value-type="float">
            <text:p>6475755</text:p>
          </table:table-cell>
          <table:table-cell office:value-type="float" office:value="7079640" calcext:value-type="float">
            <text:p>7079640</text:p>
          </table:table-cell>
        </table:table-row>
        <table:table-row table:style-name="ro2">
          <table:table-cell office:value-type="float" office:value="45600" calcext:value-type="float">
            <text:p>45600</text:p>
          </table:table-cell>
          <table:table-cell office:value-type="float" office:value="649084" calcext:value-type="float">
            <text:p>649084</text:p>
          </table:table-cell>
          <table:table-cell office:value-type="float" office:value="709664" calcext:value-type="float">
            <text:p>709664</text:p>
          </table:table-cell>
          <table:table-cell office:value-type="float" office:value="6491294" calcext:value-type="float">
            <text:p>6491294</text:p>
          </table:table-cell>
          <table:table-cell office:value-type="float" office:value="7096640" calcext:value-type="float">
            <text:p>7096640</text:p>
          </table:table-cell>
        </table:table-row>
        <table:table-row table:style-name="ro2">
          <table:table-cell office:value-type="float" office:value="45700" calcext:value-type="float">
            <text:p>45700</text:p>
          </table:table-cell>
          <table:table-cell office:value-type="float" office:value="650691" calcext:value-type="float">
            <text:p>650691</text:p>
          </table:table-cell>
          <table:table-cell office:value-type="float" office:value="711364" calcext:value-type="float">
            <text:p>711364</text:p>
          </table:table-cell>
          <table:table-cell office:value-type="float" office:value="6506902" calcext:value-type="float">
            <text:p>6506902</text:p>
          </table:table-cell>
          <table:table-cell office:value-type="float" office:value="7113640" calcext:value-type="float">
            <text:p>7113640</text:p>
          </table:table-cell>
        </table:table-row>
        <table:table-row table:style-name="ro2">
          <table:table-cell office:value-type="float" office:value="45800" calcext:value-type="float">
            <text:p>45800</text:p>
          </table:table-cell>
          <table:table-cell office:value-type="float" office:value="652262" calcext:value-type="float">
            <text:p>652262</text:p>
          </table:table-cell>
          <table:table-cell office:value-type="float" office:value="713064" calcext:value-type="float">
            <text:p>713064</text:p>
          </table:table-cell>
          <table:table-cell office:value-type="float" office:value="6522322" calcext:value-type="float">
            <text:p>6522322</text:p>
          </table:table-cell>
          <table:table-cell office:value-type="float" office:value="7130640" calcext:value-type="float">
            <text:p>7130640</text:p>
          </table:table-cell>
        </table:table-row>
        <table:table-row table:style-name="ro2">
          <table:table-cell office:value-type="float" office:value="45900" calcext:value-type="float">
            <text:p>45900</text:p>
          </table:table-cell>
          <table:table-cell office:value-type="float" office:value="653791" calcext:value-type="float">
            <text:p>653791</text:p>
          </table:table-cell>
          <table:table-cell office:value-type="float" office:value="714764" calcext:value-type="float">
            <text:p>714764</text:p>
          </table:table-cell>
          <table:table-cell office:value-type="float" office:value="6538035" calcext:value-type="float">
            <text:p>6538035</text:p>
          </table:table-cell>
          <table:table-cell office:value-type="float" office:value="7147640" calcext:value-type="float">
            <text:p>7147640</text:p>
          </table:table-cell>
        </table:table-row>
        <table:table-row table:style-name="ro2">
          <table:table-cell office:value-type="float" office:value="46000" calcext:value-type="float">
            <text:p>46000</text:p>
          </table:table-cell>
          <table:table-cell office:value-type="float" office:value="655298" calcext:value-type="float">
            <text:p>655298</text:p>
          </table:table-cell>
          <table:table-cell office:value-type="float" office:value="716464" calcext:value-type="float">
            <text:p>716464</text:p>
          </table:table-cell>
          <table:table-cell office:value-type="float" office:value="6553953" calcext:value-type="float">
            <text:p>6553953</text:p>
          </table:table-cell>
          <table:table-cell office:value-type="float" office:value="7164640" calcext:value-type="float">
            <text:p>7164640</text:p>
          </table:table-cell>
        </table:table-row>
        <table:table-row table:style-name="ro2">
          <table:table-cell office:value-type="float" office:value="46100" calcext:value-type="float">
            <text:p>46100</text:p>
          </table:table-cell>
          <table:table-cell office:value-type="float" office:value="656941" calcext:value-type="float">
            <text:p>656941</text:p>
          </table:table-cell>
          <table:table-cell office:value-type="float" office:value="718164" calcext:value-type="float">
            <text:p>718164</text:p>
          </table:table-cell>
          <table:table-cell office:value-type="float" office:value="6569463" calcext:value-type="float">
            <text:p>6569463</text:p>
          </table:table-cell>
          <table:table-cell office:value-type="float" office:value="7181640" calcext:value-type="float">
            <text:p>7181640</text:p>
          </table:table-cell>
        </table:table-row>
        <table:table-row table:style-name="ro2">
          <table:table-cell office:value-type="float" office:value="46200" calcext:value-type="float">
            <text:p>46200</text:p>
          </table:table-cell>
          <table:table-cell office:value-type="float" office:value="658524" calcext:value-type="float">
            <text:p>658524</text:p>
          </table:table-cell>
          <table:table-cell office:value-type="float" office:value="719864" calcext:value-type="float">
            <text:p>719864</text:p>
          </table:table-cell>
          <table:table-cell office:value-type="float" office:value="6585248" calcext:value-type="float">
            <text:p>6585248</text:p>
          </table:table-cell>
          <table:table-cell office:value-type="float" office:value="7198640" calcext:value-type="float">
            <text:p>7198640</text:p>
          </table:table-cell>
        </table:table-row>
        <table:table-row table:style-name="ro2">
          <table:table-cell office:value-type="float" office:value="46300" calcext:value-type="float">
            <text:p>46300</text:p>
          </table:table-cell>
          <table:table-cell office:value-type="float" office:value="660066" calcext:value-type="float">
            <text:p>660066</text:p>
          </table:table-cell>
          <table:table-cell office:value-type="float" office:value="721564" calcext:value-type="float">
            <text:p>721564</text:p>
          </table:table-cell>
          <table:table-cell office:value-type="float" office:value="6600692" calcext:value-type="float">
            <text:p>6600692</text:p>
          </table:table-cell>
          <table:table-cell office:value-type="float" office:value="7215640" calcext:value-type="float">
            <text:p>7215640</text:p>
          </table:table-cell>
        </table:table-row>
        <table:table-row table:style-name="ro2">
          <table:table-cell office:value-type="float" office:value="46400" calcext:value-type="float">
            <text:p>46400</text:p>
          </table:table-cell>
          <table:table-cell office:value-type="float" office:value="661675" calcext:value-type="float">
            <text:p>661675</text:p>
          </table:table-cell>
          <table:table-cell office:value-type="float" office:value="723264" calcext:value-type="float">
            <text:p>723264</text:p>
          </table:table-cell>
          <table:table-cell office:value-type="float" office:value="6616492" calcext:value-type="float">
            <text:p>6616492</text:p>
          </table:table-cell>
          <table:table-cell office:value-type="float" office:value="7232640" calcext:value-type="float">
            <text:p>7232640</text:p>
          </table:table-cell>
        </table:table-row>
        <table:table-row table:style-name="ro2">
          <table:table-cell office:value-type="float" office:value="46500" calcext:value-type="float">
            <text:p>46500</text:p>
          </table:table-cell>
          <table:table-cell office:value-type="float" office:value="663194" calcext:value-type="float">
            <text:p>663194</text:p>
          </table:table-cell>
          <table:table-cell office:value-type="float" office:value="724964" calcext:value-type="float">
            <text:p>724964</text:p>
          </table:table-cell>
          <table:table-cell office:value-type="float" office:value="6631979" calcext:value-type="float">
            <text:p>6631979</text:p>
          </table:table-cell>
          <table:table-cell office:value-type="float" office:value="7249640" calcext:value-type="float">
            <text:p>7249640</text:p>
          </table:table-cell>
        </table:table-row>
        <table:table-row table:style-name="ro2">
          <table:table-cell office:value-type="float" office:value="46600" calcext:value-type="float">
            <text:p>46600</text:p>
          </table:table-cell>
          <table:table-cell office:value-type="float" office:value="664734" calcext:value-type="float">
            <text:p>664734</text:p>
          </table:table-cell>
          <table:table-cell office:value-type="float" office:value="726664" calcext:value-type="float">
            <text:p>726664</text:p>
          </table:table-cell>
          <table:table-cell office:value-type="float" office:value="6647539" calcext:value-type="float">
            <text:p>6647539</text:p>
          </table:table-cell>
          <table:table-cell office:value-type="float" office:value="7266640" calcext:value-type="float">
            <text:p>7266640</text:p>
          </table:table-cell>
        </table:table-row>
        <table:table-row table:style-name="ro2">
          <table:table-cell office:value-type="float" office:value="46700" calcext:value-type="float">
            <text:p>46700</text:p>
          </table:table-cell>
          <table:table-cell office:value-type="float" office:value="666402" calcext:value-type="float">
            <text:p>666402</text:p>
          </table:table-cell>
          <table:table-cell office:value-type="float" office:value="728364" calcext:value-type="float">
            <text:p>728364</text:p>
          </table:table-cell>
          <table:table-cell office:value-type="float" office:value="6663272" calcext:value-type="float">
            <text:p>6663272</text:p>
          </table:table-cell>
          <table:table-cell office:value-type="float" office:value="7283640" calcext:value-type="float">
            <text:p>7283640</text:p>
          </table:table-cell>
        </table:table-row>
        <table:table-row table:style-name="ro2">
          <table:table-cell office:value-type="float" office:value="46800" calcext:value-type="float">
            <text:p>46800</text:p>
          </table:table-cell>
          <table:table-cell office:value-type="float" office:value="667851" calcext:value-type="float">
            <text:p>667851</text:p>
          </table:table-cell>
          <table:table-cell office:value-type="float" office:value="730064" calcext:value-type="float">
            <text:p>730064</text:p>
          </table:table-cell>
          <table:table-cell office:value-type="float" office:value="6679216" calcext:value-type="float">
            <text:p>6679216</text:p>
          </table:table-cell>
          <table:table-cell office:value-type="float" office:value="7300640" calcext:value-type="float">
            <text:p>7300640</text:p>
          </table:table-cell>
        </table:table-row>
        <table:table-row table:style-name="ro2">
          <table:table-cell office:value-type="float" office:value="46900" calcext:value-type="float">
            <text:p>46900</text:p>
          </table:table-cell>
          <table:table-cell office:value-type="float" office:value="669481" calcext:value-type="float">
            <text:p>669481</text:p>
          </table:table-cell>
          <table:table-cell office:value-type="float" office:value="731764" calcext:value-type="float">
            <text:p>731764</text:p>
          </table:table-cell>
          <table:table-cell office:value-type="float" office:value="6694853" calcext:value-type="float">
            <text:p>6694853</text:p>
          </table:table-cell>
          <table:table-cell office:value-type="float" office:value="7317640" calcext:value-type="float">
            <text:p>7317640</text:p>
          </table:table-cell>
        </table:table-row>
        <table:table-row table:style-name="ro2">
          <table:table-cell office:value-type="float" office:value="47000" calcext:value-type="float">
            <text:p>47000</text:p>
          </table:table-cell>
          <table:table-cell office:value-type="float" office:value="671052" calcext:value-type="float">
            <text:p>671052</text:p>
          </table:table-cell>
          <table:table-cell office:value-type="float" office:value="733464" calcext:value-type="float">
            <text:p>733464</text:p>
          </table:table-cell>
          <table:table-cell office:value-type="float" office:value="6710613" calcext:value-type="float">
            <text:p>6710613</text:p>
          </table:table-cell>
          <table:table-cell office:value-type="float" office:value="7334640" calcext:value-type="float">
            <text:p>7334640</text:p>
          </table:table-cell>
        </table:table-row>
        <table:table-row table:style-name="ro2">
          <table:table-cell office:value-type="float" office:value="47100" calcext:value-type="float">
            <text:p>47100</text:p>
          </table:table-cell>
          <table:table-cell office:value-type="float" office:value="672559" calcext:value-type="float">
            <text:p>672559</text:p>
          </table:table-cell>
          <table:table-cell office:value-type="float" office:value="735164" calcext:value-type="float">
            <text:p>735164</text:p>
          </table:table-cell>
          <table:table-cell office:value-type="float" office:value="6726111" calcext:value-type="float">
            <text:p>6726111</text:p>
          </table:table-cell>
          <table:table-cell office:value-type="float" office:value="7351640" calcext:value-type="float">
            <text:p>7351640</text:p>
          </table:table-cell>
        </table:table-row>
        <table:table-row table:style-name="ro2">
          <table:table-cell office:value-type="float" office:value="47200" calcext:value-type="float">
            <text:p>47200</text:p>
          </table:table-cell>
          <table:table-cell office:value-type="float" office:value="674178" calcext:value-type="float">
            <text:p>674178</text:p>
          </table:table-cell>
          <table:table-cell office:value-type="float" office:value="736864" calcext:value-type="float">
            <text:p>736864</text:p>
          </table:table-cell>
          <table:table-cell office:value-type="float" office:value="6741593" calcext:value-type="float">
            <text:p>6741593</text:p>
          </table:table-cell>
          <table:table-cell office:value-type="float" office:value="7368640" calcext:value-type="float">
            <text:p>7368640</text:p>
          </table:table-cell>
        </table:table-row>
        <table:table-row table:style-name="ro2">
          <table:table-cell office:value-type="float" office:value="47300" calcext:value-type="float">
            <text:p>47300</text:p>
          </table:table-cell>
          <table:table-cell office:value-type="float" office:value="675692" calcext:value-type="float">
            <text:p>675692</text:p>
          </table:table-cell>
          <table:table-cell office:value-type="float" office:value="738564" calcext:value-type="float">
            <text:p>738564</text:p>
          </table:table-cell>
          <table:table-cell office:value-type="float" office:value="6757373" calcext:value-type="float">
            <text:p>6757373</text:p>
          </table:table-cell>
          <table:table-cell office:value-type="float" office:value="7385640" calcext:value-type="float">
            <text:p>7385640</text:p>
          </table:table-cell>
        </table:table-row>
        <table:table-row table:style-name="ro2">
          <table:table-cell office:value-type="float" office:value="47400" calcext:value-type="float">
            <text:p>47400</text:p>
          </table:table-cell>
          <table:table-cell office:value-type="float" office:value="677238" calcext:value-type="float">
            <text:p>677238</text:p>
          </table:table-cell>
          <table:table-cell office:value-type="float" office:value="740264" calcext:value-type="float">
            <text:p>740264</text:p>
          </table:table-cell>
          <table:table-cell office:value-type="float" office:value="6773019" calcext:value-type="float">
            <text:p>6773019</text:p>
          </table:table-cell>
          <table:table-cell office:value-type="float" office:value="7402640" calcext:value-type="float">
            <text:p>7402640</text:p>
          </table:table-cell>
        </table:table-row>
        <table:table-row table:style-name="ro2">
          <table:table-cell office:value-type="float" office:value="47500" calcext:value-type="float">
            <text:p>47500</text:p>
          </table:table-cell>
          <table:table-cell office:value-type="float" office:value="678866" calcext:value-type="float">
            <text:p>678866</text:p>
          </table:table-cell>
          <table:table-cell office:value-type="float" office:value="741964" calcext:value-type="float">
            <text:p>741964</text:p>
          </table:table-cell>
          <table:table-cell office:value-type="float" office:value="6788832" calcext:value-type="float">
            <text:p>6788832</text:p>
          </table:table-cell>
          <table:table-cell office:value-type="float" office:value="7419640" calcext:value-type="float">
            <text:p>7419640</text:p>
          </table:table-cell>
        </table:table-row>
        <table:table-row table:style-name="ro2">
          <table:table-cell office:value-type="float" office:value="47600" calcext:value-type="float">
            <text:p>47600</text:p>
          </table:table-cell>
          <table:table-cell office:value-type="float" office:value="680375" calcext:value-type="float">
            <text:p>680375</text:p>
          </table:table-cell>
          <table:table-cell office:value-type="float" office:value="743664" calcext:value-type="float">
            <text:p>743664</text:p>
          </table:table-cell>
          <table:table-cell office:value-type="float" office:value="6804209" calcext:value-type="float">
            <text:p>6804209</text:p>
          </table:table-cell>
          <table:table-cell office:value-type="float" office:value="7436640" calcext:value-type="float">
            <text:p>7436640</text:p>
          </table:table-cell>
        </table:table-row>
        <table:table-row table:style-name="ro2">
          <table:table-cell office:value-type="float" office:value="47700" calcext:value-type="float">
            <text:p>47700</text:p>
          </table:table-cell>
          <table:table-cell office:value-type="float" office:value="682038" calcext:value-type="float">
            <text:p>682038</text:p>
          </table:table-cell>
          <table:table-cell office:value-type="float" office:value="745364" calcext:value-type="float">
            <text:p>745364</text:p>
          </table:table-cell>
          <table:table-cell office:value-type="float" office:value="6819877" calcext:value-type="float">
            <text:p>6819877</text:p>
          </table:table-cell>
          <table:table-cell office:value-type="float" office:value="7453640" calcext:value-type="float">
            <text:p>7453640</text:p>
          </table:table-cell>
        </table:table-row>
        <table:table-row table:style-name="ro2">
          <table:table-cell office:value-type="float" office:value="47800" calcext:value-type="float">
            <text:p>47800</text:p>
          </table:table-cell>
          <table:table-cell office:value-type="float" office:value="683549" calcext:value-type="float">
            <text:p>683549</text:p>
          </table:table-cell>
          <table:table-cell office:value-type="float" office:value="747064" calcext:value-type="float">
            <text:p>747064</text:p>
          </table:table-cell>
          <table:table-cell office:value-type="float" office:value="6835661" calcext:value-type="float">
            <text:p>6835661</text:p>
          </table:table-cell>
          <table:table-cell office:value-type="float" office:value="7470640" calcext:value-type="float">
            <text:p>7470640</text:p>
          </table:table-cell>
        </table:table-row>
        <table:table-row table:style-name="ro2">
          <table:table-cell office:value-type="float" office:value="47900" calcext:value-type="float">
            <text:p>47900</text:p>
          </table:table-cell>
          <table:table-cell office:value-type="float" office:value="685035" calcext:value-type="float">
            <text:p>685035</text:p>
          </table:table-cell>
          <table:table-cell office:value-type="float" office:value="748764" calcext:value-type="float">
            <text:p>748764</text:p>
          </table:table-cell>
          <table:table-cell office:value-type="float" office:value="6851129" calcext:value-type="float">
            <text:p>6851129</text:p>
          </table:table-cell>
          <table:table-cell office:value-type="float" office:value="7487640" calcext:value-type="float">
            <text:p>7487640</text:p>
          </table:table-cell>
        </table:table-row>
        <table:table-row table:style-name="ro2">
          <table:table-cell office:value-type="float" office:value="48000" calcext:value-type="float">
            <text:p>48000</text:p>
          </table:table-cell>
          <table:table-cell office:value-type="float" office:value="686676" calcext:value-type="float">
            <text:p>686676</text:p>
          </table:table-cell>
          <table:table-cell office:value-type="float" office:value="750464" calcext:value-type="float">
            <text:p>750464</text:p>
          </table:table-cell>
          <table:table-cell office:value-type="float" office:value="6866888" calcext:value-type="float">
            <text:p>6866888</text:p>
          </table:table-cell>
          <table:table-cell office:value-type="float" office:value="7504640" calcext:value-type="float">
            <text:p>7504640</text:p>
          </table:table-cell>
        </table:table-row>
        <table:table-row table:style-name="ro2">
          <table:table-cell office:value-type="float" office:value="48100" calcext:value-type="float">
            <text:p>48100</text:p>
          </table:table-cell>
          <table:table-cell office:value-type="float" office:value="688224" calcext:value-type="float">
            <text:p>688224</text:p>
          </table:table-cell>
          <table:table-cell office:value-type="float" office:value="752164" calcext:value-type="float">
            <text:p>752164</text:p>
          </table:table-cell>
          <table:table-cell office:value-type="float" office:value="6882643" calcext:value-type="float">
            <text:p>6882643</text:p>
          </table:table-cell>
          <table:table-cell office:value-type="float" office:value="7521640" calcext:value-type="float">
            <text:p>7521640</text:p>
          </table:table-cell>
        </table:table-row>
        <table:table-row table:style-name="ro2">
          <table:table-cell office:value-type="float" office:value="48200" calcext:value-type="float">
            <text:p>48200</text:p>
          </table:table-cell>
          <table:table-cell office:value-type="float" office:value="689900" calcext:value-type="float">
            <text:p>689900</text:p>
          </table:table-cell>
          <table:table-cell office:value-type="float" office:value="753864" calcext:value-type="float">
            <text:p>753864</text:p>
          </table:table-cell>
          <table:table-cell office:value-type="float" office:value="6898368" calcext:value-type="float">
            <text:p>6898368</text:p>
          </table:table-cell>
          <table:table-cell office:value-type="float" office:value="7538640" calcext:value-type="float">
            <text:p>7538640</text:p>
          </table:table-cell>
        </table:table-row>
        <table:table-row table:style-name="ro2">
          <table:table-cell office:value-type="float" office:value="48300" calcext:value-type="float">
            <text:p>48300</text:p>
          </table:table-cell>
          <table:table-cell office:value-type="float" office:value="691362" calcext:value-type="float">
            <text:p>691362</text:p>
          </table:table-cell>
          <table:table-cell office:value-type="float" office:value="755564" calcext:value-type="float">
            <text:p>755564</text:p>
          </table:table-cell>
          <table:table-cell office:value-type="float" office:value="6913858" calcext:value-type="float">
            <text:p>6913858</text:p>
          </table:table-cell>
          <table:table-cell office:value-type="float" office:value="7555640" calcext:value-type="float">
            <text:p>7555640</text:p>
          </table:table-cell>
        </table:table-row>
        <table:table-row table:style-name="ro2">
          <table:table-cell office:value-type="float" office:value="48400" calcext:value-type="float">
            <text:p>48400</text:p>
          </table:table-cell>
          <table:table-cell office:value-type="float" office:value="692932" calcext:value-type="float">
            <text:p>692932</text:p>
          </table:table-cell>
          <table:table-cell office:value-type="float" office:value="757264" calcext:value-type="float">
            <text:p>757264</text:p>
          </table:table-cell>
          <table:table-cell office:value-type="float" office:value="6929613" calcext:value-type="float">
            <text:p>6929613</text:p>
          </table:table-cell>
          <table:table-cell office:value-type="float" office:value="7572640" calcext:value-type="float">
            <text:p>7572640</text:p>
          </table:table-cell>
        </table:table-row>
        <table:table-row table:style-name="ro2">
          <table:table-cell office:value-type="float" office:value="48500" calcext:value-type="float">
            <text:p>48500</text:p>
          </table:table-cell>
          <table:table-cell office:value-type="float" office:value="694545" calcext:value-type="float">
            <text:p>694545</text:p>
          </table:table-cell>
          <table:table-cell office:value-type="float" office:value="758964" calcext:value-type="float">
            <text:p>758964</text:p>
          </table:table-cell>
          <table:table-cell office:value-type="float" office:value="6945642" calcext:value-type="float">
            <text:p>6945642</text:p>
          </table:table-cell>
          <table:table-cell office:value-type="float" office:value="7589640" calcext:value-type="float">
            <text:p>7589640</text:p>
          </table:table-cell>
        </table:table-row>
        <table:table-row table:style-name="ro2">
          <table:table-cell office:value-type="float" office:value="48600" calcext:value-type="float">
            <text:p>48600</text:p>
          </table:table-cell>
          <table:table-cell office:value-type="float" office:value="696139" calcext:value-type="float">
            <text:p>696139</text:p>
          </table:table-cell>
          <table:table-cell office:value-type="float" office:value="760664" calcext:value-type="float">
            <text:p>760664</text:p>
          </table:table-cell>
          <table:table-cell office:value-type="float" office:value="6960900" calcext:value-type="float">
            <text:p>6960900</text:p>
          </table:table-cell>
          <table:table-cell office:value-type="float" office:value="7606640" calcext:value-type="float">
            <text:p>7606640</text:p>
          </table:table-cell>
        </table:table-row>
        <table:table-row table:style-name="ro2">
          <table:table-cell office:value-type="float" office:value="48700" calcext:value-type="float">
            <text:p>48700</text:p>
          </table:table-cell>
          <table:table-cell office:value-type="float" office:value="697640" calcext:value-type="float">
            <text:p>697640</text:p>
          </table:table-cell>
          <table:table-cell office:value-type="float" office:value="762364" calcext:value-type="float">
            <text:p>762364</text:p>
          </table:table-cell>
          <table:table-cell office:value-type="float" office:value="6976689" calcext:value-type="float">
            <text:p>6976689</text:p>
          </table:table-cell>
          <table:table-cell office:value-type="float" office:value="7623640" calcext:value-type="float">
            <text:p>7623640</text:p>
          </table:table-cell>
        </table:table-row>
        <table:table-row table:style-name="ro2">
          <table:table-cell office:value-type="float" office:value="48800" calcext:value-type="float">
            <text:p>48800</text:p>
          </table:table-cell>
          <table:table-cell office:value-type="float" office:value="699233" calcext:value-type="float">
            <text:p>699233</text:p>
          </table:table-cell>
          <table:table-cell office:value-type="float" office:value="764064" calcext:value-type="float">
            <text:p>764064</text:p>
          </table:table-cell>
          <table:table-cell office:value-type="float" office:value="6992353" calcext:value-type="float">
            <text:p>6992353</text:p>
          </table:table-cell>
          <table:table-cell office:value-type="float" office:value="7640640" calcext:value-type="float">
            <text:p>7640640</text:p>
          </table:table-cell>
        </table:table-row>
        <table:table-row table:style-name="ro2">
          <table:table-cell office:value-type="float" office:value="48900" calcext:value-type="float">
            <text:p>48900</text:p>
          </table:table-cell>
          <table:table-cell office:value-type="float" office:value="700857" calcext:value-type="float">
            <text:p>700857</text:p>
          </table:table-cell>
          <table:table-cell office:value-type="float" office:value="765764" calcext:value-type="float">
            <text:p>765764</text:p>
          </table:table-cell>
          <table:table-cell office:value-type="float" office:value="7008294" calcext:value-type="float">
            <text:p>7008294</text:p>
          </table:table-cell>
          <table:table-cell office:value-type="float" office:value="7657640" calcext:value-type="float">
            <text:p>7657640</text:p>
          </table:table-cell>
        </table:table-row>
        <table:table-row table:style-name="ro2">
          <table:table-cell office:value-type="float" office:value="49000" calcext:value-type="float">
            <text:p>49000</text:p>
          </table:table-cell>
          <table:table-cell office:value-type="float" office:value="702474" calcext:value-type="float">
            <text:p>702474</text:p>
          </table:table-cell>
          <table:table-cell office:value-type="float" office:value="767464" calcext:value-type="float">
            <text:p>767464</text:p>
          </table:table-cell>
          <table:table-cell office:value-type="float" office:value="7023645" calcext:value-type="float">
            <text:p>7023645</text:p>
          </table:table-cell>
          <table:table-cell office:value-type="float" office:value="7674640" calcext:value-type="float">
            <text:p>7674640</text:p>
          </table:table-cell>
        </table:table-row>
        <table:table-row table:style-name="ro2">
          <table:table-cell office:value-type="float" office:value="49100" calcext:value-type="float">
            <text:p>49100</text:p>
          </table:table-cell>
          <table:table-cell office:value-type="float" office:value="703844" calcext:value-type="float">
            <text:p>703844</text:p>
          </table:table-cell>
          <table:table-cell office:value-type="float" office:value="769164" calcext:value-type="float">
            <text:p>769164</text:p>
          </table:table-cell>
          <table:table-cell office:value-type="float" office:value="7039325" calcext:value-type="float">
            <text:p>7039325</text:p>
          </table:table-cell>
          <table:table-cell office:value-type="float" office:value="7691640" calcext:value-type="float">
            <text:p>7691640</text:p>
          </table:table-cell>
        </table:table-row>
        <table:table-row table:style-name="ro2">
          <table:table-cell office:value-type="float" office:value="49200" calcext:value-type="float">
            <text:p>49200</text:p>
          </table:table-cell>
          <table:table-cell office:value-type="float" office:value="705477" calcext:value-type="float">
            <text:p>705477</text:p>
          </table:table-cell>
          <table:table-cell office:value-type="float" office:value="770864" calcext:value-type="float">
            <text:p>770864</text:p>
          </table:table-cell>
          <table:table-cell office:value-type="float" office:value="7054844" calcext:value-type="float">
            <text:p>7054844</text:p>
          </table:table-cell>
          <table:table-cell office:value-type="float" office:value="7708640" calcext:value-type="float">
            <text:p>7708640</text:p>
          </table:table-cell>
        </table:table-row>
        <table:table-row table:style-name="ro2">
          <table:table-cell office:value-type="float" office:value="49300" calcext:value-type="float">
            <text:p>49300</text:p>
          </table:table-cell>
          <table:table-cell office:value-type="float" office:value="707038" calcext:value-type="float">
            <text:p>707038</text:p>
          </table:table-cell>
          <table:table-cell office:value-type="float" office:value="772564" calcext:value-type="float">
            <text:p>772564</text:p>
          </table:table-cell>
          <table:table-cell office:value-type="float" office:value="7071084" calcext:value-type="float">
            <text:p>7071084</text:p>
          </table:table-cell>
          <table:table-cell office:value-type="float" office:value="7725640" calcext:value-type="float">
            <text:p>7725640</text:p>
          </table:table-cell>
        </table:table-row>
        <table:table-row table:style-name="ro2">
          <table:table-cell office:value-type="float" office:value="49400" calcext:value-type="float">
            <text:p>49400</text:p>
          </table:table-cell>
          <table:table-cell office:value-type="float" office:value="708666" calcext:value-type="float">
            <text:p>708666</text:p>
          </table:table-cell>
          <table:table-cell office:value-type="float" office:value="774264" calcext:value-type="float">
            <text:p>774264</text:p>
          </table:table-cell>
          <table:table-cell office:value-type="float" office:value="7086757" calcext:value-type="float">
            <text:p>7086757</text:p>
          </table:table-cell>
          <table:table-cell office:value-type="float" office:value="7742640" calcext:value-type="float">
            <text:p>7742640</text:p>
          </table:table-cell>
        </table:table-row>
        <table:table-row table:style-name="ro2">
          <table:table-cell office:value-type="float" office:value="49500" calcext:value-type="float">
            <text:p>49500</text:p>
          </table:table-cell>
          <table:table-cell office:value-type="float" office:value="710234" calcext:value-type="float">
            <text:p>710234</text:p>
          </table:table-cell>
          <table:table-cell office:value-type="float" office:value="775964" calcext:value-type="float">
            <text:p>775964</text:p>
          </table:table-cell>
          <table:table-cell office:value-type="float" office:value="7102493" calcext:value-type="float">
            <text:p>7102493</text:p>
          </table:table-cell>
          <table:table-cell office:value-type="float" office:value="7759640" calcext:value-type="float">
            <text:p>7759640</text:p>
          </table:table-cell>
        </table:table-row>
        <table:table-row table:style-name="ro2">
          <table:table-cell office:value-type="float" office:value="49600" calcext:value-type="float">
            <text:p>49600</text:p>
          </table:table-cell>
          <table:table-cell office:value-type="float" office:value="711891" calcext:value-type="float">
            <text:p>711891</text:p>
          </table:table-cell>
          <table:table-cell office:value-type="float" office:value="777664" calcext:value-type="float">
            <text:p>777664</text:p>
          </table:table-cell>
          <table:table-cell office:value-type="float" office:value="7118263" calcext:value-type="float">
            <text:p>7118263</text:p>
          </table:table-cell>
          <table:table-cell office:value-type="float" office:value="7776640" calcext:value-type="float">
            <text:p>7776640</text:p>
          </table:table-cell>
        </table:table-row>
        <table:table-row table:style-name="ro2">
          <table:table-cell office:value-type="float" office:value="49700" calcext:value-type="float">
            <text:p>49700</text:p>
          </table:table-cell>
          <table:table-cell office:value-type="float" office:value="713343" calcext:value-type="float">
            <text:p>713343</text:p>
          </table:table-cell>
          <table:table-cell office:value-type="float" office:value="779364" calcext:value-type="float">
            <text:p>779364</text:p>
          </table:table-cell>
          <table:table-cell office:value-type="float" office:value="7134206" calcext:value-type="float">
            <text:p>7134206</text:p>
          </table:table-cell>
          <table:table-cell office:value-type="float" office:value="7793640" calcext:value-type="float">
            <text:p>7793640</text:p>
          </table:table-cell>
        </table:table-row>
        <table:table-row table:style-name="ro2">
          <table:table-cell office:value-type="float" office:value="49800" calcext:value-type="float">
            <text:p>49800</text:p>
          </table:table-cell>
          <table:table-cell office:value-type="float" office:value="714964" calcext:value-type="float">
            <text:p>714964</text:p>
          </table:table-cell>
          <table:table-cell office:value-type="float" office:value="781064" calcext:value-type="float">
            <text:p>781064</text:p>
          </table:table-cell>
          <table:table-cell office:value-type="float" office:value="7150109" calcext:value-type="float">
            <text:p>7150109</text:p>
          </table:table-cell>
          <table:table-cell office:value-type="float" office:value="7810640" calcext:value-type="float">
            <text:p>7810640</text:p>
          </table:table-cell>
        </table:table-row>
        <table:table-row table:style-name="ro2">
          <table:table-cell office:value-type="float" office:value="49900" calcext:value-type="float">
            <text:p>49900</text:p>
          </table:table-cell>
          <table:table-cell office:value-type="float" office:value="716618" calcext:value-type="float">
            <text:p>716618</text:p>
          </table:table-cell>
          <table:table-cell office:value-type="float" office:value="782764" calcext:value-type="float">
            <text:p>782764</text:p>
          </table:table-cell>
          <table:table-cell office:value-type="float" office:value="7166011" calcext:value-type="float">
            <text:p>7166011</text:p>
          </table:table-cell>
          <table:table-cell office:value-type="float" office:value="7827640" calcext:value-type="float">
            <text:p>7827640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718142" calcext:value-type="float">
            <text:p>718142</text:p>
          </table:table-cell>
          <table:table-cell office:value-type="float" office:value="784464" calcext:value-type="float">
            <text:p>784464</text:p>
          </table:table-cell>
          <table:table-cell office:value-type="float" office:value="7181770" calcext:value-type="float">
            <text:p>7181770</text:p>
          </table:table-cell>
          <table:table-cell office:value-type="float" office:value="7844640" calcext:value-type="float">
            <text:p>7844640</text:p>
          </table:table-cell>
        </table:table-row>
        <table:table-row table:style-name="ro2">
          <table:table-cell office:value-type="float" office:value="50100" calcext:value-type="float">
            <text:p>50100</text:p>
          </table:table-cell>
          <table:table-cell office:value-type="float" office:value="719758" calcext:value-type="float">
            <text:p>719758</text:p>
          </table:table-cell>
          <table:table-cell office:value-type="float" office:value="786164" calcext:value-type="float">
            <text:p>786164</text:p>
          </table:table-cell>
          <table:table-cell office:value-type="float" office:value="7197677" calcext:value-type="float">
            <text:p>7197677</text:p>
          </table:table-cell>
          <table:table-cell office:value-type="float" office:value="7861640" calcext:value-type="float">
            <text:p>7861640</text:p>
          </table:table-cell>
        </table:table-row>
        <table:table-row table:style-name="ro2">
          <table:table-cell office:value-type="float" office:value="50200" calcext:value-type="float">
            <text:p>50200</text:p>
          </table:table-cell>
          <table:table-cell office:value-type="float" office:value="721337" calcext:value-type="float">
            <text:p>721337</text:p>
          </table:table-cell>
          <table:table-cell office:value-type="float" office:value="787864" calcext:value-type="float">
            <text:p>787864</text:p>
          </table:table-cell>
          <table:table-cell office:value-type="float" office:value="7213521" calcext:value-type="float">
            <text:p>7213521</text:p>
          </table:table-cell>
          <table:table-cell office:value-type="float" office:value="7878640" calcext:value-type="float">
            <text:p>7878640</text:p>
          </table:table-cell>
        </table:table-row>
        <table:table-row table:style-name="ro2">
          <table:table-cell office:value-type="float" office:value="50300" calcext:value-type="float">
            <text:p>50300</text:p>
          </table:table-cell>
          <table:table-cell office:value-type="float" office:value="722857" calcext:value-type="float">
            <text:p>722857</text:p>
          </table:table-cell>
          <table:table-cell office:value-type="float" office:value="789564" calcext:value-type="float">
            <text:p>789564</text:p>
          </table:table-cell>
          <table:table-cell office:value-type="float" office:value="7229322" calcext:value-type="float">
            <text:p>7229322</text:p>
          </table:table-cell>
          <table:table-cell office:value-type="float" office:value="7895640" calcext:value-type="float">
            <text:p>7895640</text:p>
          </table:table-cell>
        </table:table-row>
        <table:table-row table:style-name="ro2">
          <table:table-cell office:value-type="float" office:value="50400" calcext:value-type="float">
            <text:p>50400</text:p>
          </table:table-cell>
          <table:table-cell office:value-type="float" office:value="724489" calcext:value-type="float">
            <text:p>724489</text:p>
          </table:table-cell>
          <table:table-cell office:value-type="float" office:value="791264" calcext:value-type="float">
            <text:p>791264</text:p>
          </table:table-cell>
          <table:table-cell office:value-type="float" office:value="7245504" calcext:value-type="float">
            <text:p>7245504</text:p>
          </table:table-cell>
          <table:table-cell office:value-type="float" office:value="7912640" calcext:value-type="float">
            <text:p>7912640</text:p>
          </table:table-cell>
        </table:table-row>
        <table:table-row table:style-name="ro2">
          <table:table-cell office:value-type="float" office:value="50500" calcext:value-type="float">
            <text:p>50500</text:p>
          </table:table-cell>
          <table:table-cell office:value-type="float" office:value="726100" calcext:value-type="float">
            <text:p>726100</text:p>
          </table:table-cell>
          <table:table-cell office:value-type="float" office:value="792964" calcext:value-type="float">
            <text:p>792964</text:p>
          </table:table-cell>
          <table:table-cell office:value-type="float" office:value="7261172" calcext:value-type="float">
            <text:p>7261172</text:p>
          </table:table-cell>
          <table:table-cell office:value-type="float" office:value="7929640" calcext:value-type="float">
            <text:p>7929640</text:p>
          </table:table-cell>
        </table:table-row>
        <table:table-row table:style-name="ro2">
          <table:table-cell office:value-type="float" office:value="50600" calcext:value-type="float">
            <text:p>50600</text:p>
          </table:table-cell>
          <table:table-cell office:value-type="float" office:value="727700" calcext:value-type="float">
            <text:p>727700</text:p>
          </table:table-cell>
          <table:table-cell office:value-type="float" office:value="794664" calcext:value-type="float">
            <text:p>794664</text:p>
          </table:table-cell>
          <table:table-cell office:value-type="float" office:value="7277038" calcext:value-type="float">
            <text:p>7277038</text:p>
          </table:table-cell>
          <table:table-cell office:value-type="float" office:value="7946640" calcext:value-type="float">
            <text:p>7946640</text:p>
          </table:table-cell>
        </table:table-row>
        <table:table-row table:style-name="ro2">
          <table:table-cell office:value-type="float" office:value="50700" calcext:value-type="float">
            <text:p>50700</text:p>
          </table:table-cell>
          <table:table-cell office:value-type="float" office:value="729359" calcext:value-type="float">
            <text:p>729359</text:p>
          </table:table-cell>
          <table:table-cell office:value-type="float" office:value="796364" calcext:value-type="float">
            <text:p>796364</text:p>
          </table:table-cell>
          <table:table-cell office:value-type="float" office:value="7292606" calcext:value-type="float">
            <text:p>7292606</text:p>
          </table:table-cell>
          <table:table-cell office:value-type="float" office:value="7963640" calcext:value-type="float">
            <text:p>7963640</text:p>
          </table:table-cell>
        </table:table-row>
        <table:table-row table:style-name="ro2">
          <table:table-cell office:value-type="float" office:value="50800" calcext:value-type="float">
            <text:p>50800</text:p>
          </table:table-cell>
          <table:table-cell office:value-type="float" office:value="730906" calcext:value-type="float">
            <text:p>730906</text:p>
          </table:table-cell>
          <table:table-cell office:value-type="float" office:value="798064" calcext:value-type="float">
            <text:p>798064</text:p>
          </table:table-cell>
          <table:table-cell office:value-type="float" office:value="7308678" calcext:value-type="float">
            <text:p>7308678</text:p>
          </table:table-cell>
          <table:table-cell office:value-type="float" office:value="7980640" calcext:value-type="float">
            <text:p>7980640</text:p>
          </table:table-cell>
        </table:table-row>
        <table:table-row table:style-name="ro2">
          <table:table-cell office:value-type="float" office:value="50900" calcext:value-type="float">
            <text:p>50900</text:p>
          </table:table-cell>
          <table:table-cell office:value-type="float" office:value="732486" calcext:value-type="float">
            <text:p>732486</text:p>
          </table:table-cell>
          <table:table-cell office:value-type="float" office:value="799764" calcext:value-type="float">
            <text:p>799764</text:p>
          </table:table-cell>
          <table:table-cell office:value-type="float" office:value="7324507" calcext:value-type="float">
            <text:p>7324507</text:p>
          </table:table-cell>
          <table:table-cell office:value-type="float" office:value="7997640" calcext:value-type="float">
            <text:p>7997640</text:p>
          </table:table-cell>
        </table:table-row>
        <table:table-row table:style-name="ro2">
          <table:table-cell office:value-type="float" office:value="51000" calcext:value-type="float">
            <text:p>51000</text:p>
          </table:table-cell>
          <table:table-cell office:value-type="float" office:value="734039" calcext:value-type="float">
            <text:p>734039</text:p>
          </table:table-cell>
          <table:table-cell office:value-type="float" office:value="801464" calcext:value-type="float">
            <text:p>801464</text:p>
          </table:table-cell>
          <table:table-cell office:value-type="float" office:value="7340440" calcext:value-type="float">
            <text:p>7340440</text:p>
          </table:table-cell>
          <table:table-cell office:value-type="float" office:value="8014640" calcext:value-type="float">
            <text:p>8014640</text:p>
          </table:table-cell>
        </table:table-row>
        <table:table-row table:style-name="ro2">
          <table:table-cell office:value-type="float" office:value="51100" calcext:value-type="float">
            <text:p>51100</text:p>
          </table:table-cell>
          <table:table-cell office:value-type="float" office:value="735588" calcext:value-type="float">
            <text:p>735588</text:p>
          </table:table-cell>
          <table:table-cell office:value-type="float" office:value="803164" calcext:value-type="float">
            <text:p>803164</text:p>
          </table:table-cell>
          <table:table-cell office:value-type="float" office:value="7356208" calcext:value-type="float">
            <text:p>7356208</text:p>
          </table:table-cell>
          <table:table-cell office:value-type="float" office:value="8031640" calcext:value-type="float">
            <text:p>8031640</text:p>
          </table:table-cell>
        </table:table-row>
        <table:table-row table:style-name="ro2">
          <table:table-cell office:value-type="float" office:value="51200" calcext:value-type="float">
            <text:p>51200</text:p>
          </table:table-cell>
          <table:table-cell office:value-type="float" office:value="737254" calcext:value-type="float">
            <text:p>737254</text:p>
          </table:table-cell>
          <table:table-cell office:value-type="float" office:value="804864" calcext:value-type="float">
            <text:p>804864</text:p>
          </table:table-cell>
          <table:table-cell office:value-type="float" office:value="7372062" calcext:value-type="float">
            <text:p>7372062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2">
          <table:table-cell office:value-type="float" office:value="51300" calcext:value-type="float">
            <text:p>51300</text:p>
          </table:table-cell>
          <table:table-cell office:value-type="float" office:value="738769" calcext:value-type="float">
            <text:p>738769</text:p>
          </table:table-cell>
          <table:table-cell office:value-type="float" office:value="806564" calcext:value-type="float">
            <text:p>806564</text:p>
          </table:table-cell>
          <table:table-cell office:value-type="float" office:value="7387918" calcext:value-type="float">
            <text:p>7387918</text:p>
          </table:table-cell>
          <table:table-cell office:value-type="float" office:value="8065640" calcext:value-type="float">
            <text:p>8065640</text:p>
          </table:table-cell>
        </table:table-row>
        <table:table-row table:style-name="ro2">
          <table:table-cell office:value-type="float" office:value="51400" calcext:value-type="float">
            <text:p>51400</text:p>
          </table:table-cell>
          <table:table-cell office:value-type="float" office:value="740367" calcext:value-type="float">
            <text:p>740367</text:p>
          </table:table-cell>
          <table:table-cell office:value-type="float" office:value="808264" calcext:value-type="float">
            <text:p>808264</text:p>
          </table:table-cell>
          <table:table-cell office:value-type="float" office:value="7403953" calcext:value-type="float">
            <text:p>7403953</text:p>
          </table:table-cell>
          <table:table-cell office:value-type="float" office:value="8082640" calcext:value-type="float">
            <text:p>8082640</text:p>
          </table:table-cell>
        </table:table-row>
        <table:table-row table:style-name="ro2">
          <table:table-cell office:value-type="float" office:value="51500" calcext:value-type="float">
            <text:p>51500</text:p>
          </table:table-cell>
          <table:table-cell office:value-type="float" office:value="741919" calcext:value-type="float">
            <text:p>741919</text:p>
          </table:table-cell>
          <table:table-cell office:value-type="float" office:value="809964" calcext:value-type="float">
            <text:p>809964</text:p>
          </table:table-cell>
          <table:table-cell office:value-type="float" office:value="7419741" calcext:value-type="float">
            <text:p>7419741</text:p>
          </table:table-cell>
          <table:table-cell office:value-type="float" office:value="8099640" calcext:value-type="float">
            <text:p>8099640</text:p>
          </table:table-cell>
        </table:table-row>
        <table:table-row table:style-name="ro2">
          <table:table-cell office:value-type="float" office:value="51600" calcext:value-type="float">
            <text:p>51600</text:p>
          </table:table-cell>
          <table:table-cell office:value-type="float" office:value="743476" calcext:value-type="float">
            <text:p>743476</text:p>
          </table:table-cell>
          <table:table-cell office:value-type="float" office:value="811664" calcext:value-type="float">
            <text:p>811664</text:p>
          </table:table-cell>
          <table:table-cell office:value-type="float" office:value="7435744" calcext:value-type="float">
            <text:p>7435744</text:p>
          </table:table-cell>
          <table:table-cell office:value-type="float" office:value="8116640" calcext:value-type="float">
            <text:p>8116640</text:p>
          </table:table-cell>
        </table:table-row>
        <table:table-row table:style-name="ro2">
          <table:table-cell office:value-type="float" office:value="51700" calcext:value-type="float">
            <text:p>51700</text:p>
          </table:table-cell>
          <table:table-cell office:value-type="float" office:value="745094" calcext:value-type="float">
            <text:p>745094</text:p>
          </table:table-cell>
          <table:table-cell office:value-type="float" office:value="813364" calcext:value-type="float">
            <text:p>813364</text:p>
          </table:table-cell>
          <table:table-cell office:value-type="float" office:value="7451180" calcext:value-type="float">
            <text:p>7451180</text:p>
          </table:table-cell>
          <table:table-cell office:value-type="float" office:value="8133640" calcext:value-type="float">
            <text:p>8133640</text:p>
          </table:table-cell>
        </table:table-row>
        <table:table-row table:style-name="ro2">
          <table:table-cell office:value-type="float" office:value="51800" calcext:value-type="float">
            <text:p>51800</text:p>
          </table:table-cell>
          <table:table-cell office:value-type="float" office:value="746695" calcext:value-type="float">
            <text:p>746695</text:p>
          </table:table-cell>
          <table:table-cell office:value-type="float" office:value="815064" calcext:value-type="float">
            <text:p>815064</text:p>
          </table:table-cell>
          <table:table-cell office:value-type="float" office:value="7467021" calcext:value-type="float">
            <text:p>7467021</text:p>
          </table:table-cell>
          <table:table-cell office:value-type="float" office:value="8150640" calcext:value-type="float">
            <text:p>8150640</text:p>
          </table:table-cell>
        </table:table-row>
        <table:table-row table:style-name="ro2">
          <table:table-cell office:value-type="float" office:value="51900" calcext:value-type="float">
            <text:p>51900</text:p>
          </table:table-cell>
          <table:table-cell office:value-type="float" office:value="748262" calcext:value-type="float">
            <text:p>748262</text:p>
          </table:table-cell>
          <table:table-cell office:value-type="float" office:value="816764" calcext:value-type="float">
            <text:p>816764</text:p>
          </table:table-cell>
          <table:table-cell office:value-type="float" office:value="7483276" calcext:value-type="float">
            <text:p>7483276</text:p>
          </table:table-cell>
          <table:table-cell office:value-type="float" office:value="8167640" calcext:value-type="float">
            <text:p>8167640</text:p>
          </table:table-cell>
        </table:table-row>
        <table:table-row table:style-name="ro2">
          <table:table-cell office:value-type="float" office:value="52000" calcext:value-type="float">
            <text:p>52000</text:p>
          </table:table-cell>
          <table:table-cell office:value-type="float" office:value="749902" calcext:value-type="float">
            <text:p>749902</text:p>
          </table:table-cell>
          <table:table-cell office:value-type="float" office:value="818464" calcext:value-type="float">
            <text:p>818464</text:p>
          </table:table-cell>
          <table:table-cell office:value-type="float" office:value="7498915" calcext:value-type="float">
            <text:p>7498915</text:p>
          </table:table-cell>
          <table:table-cell office:value-type="float" office:value="8184640" calcext:value-type="float">
            <text:p>8184640</text:p>
          </table:table-cell>
        </table:table-row>
        <table:table-row table:style-name="ro2">
          <table:table-cell office:value-type="float" office:value="52100" calcext:value-type="float">
            <text:p>52100</text:p>
          </table:table-cell>
          <table:table-cell office:value-type="float" office:value="751493" calcext:value-type="float">
            <text:p>751493</text:p>
          </table:table-cell>
          <table:table-cell office:value-type="float" office:value="820164" calcext:value-type="float">
            <text:p>820164</text:p>
          </table:table-cell>
          <table:table-cell office:value-type="float" office:value="7514496" calcext:value-type="float">
            <text:p>7514496</text:p>
          </table:table-cell>
          <table:table-cell office:value-type="float" office:value="8201640" calcext:value-type="float">
            <text:p>8201640</text:p>
          </table:table-cell>
        </table:table-row>
        <table:table-row table:style-name="ro2">
          <table:table-cell office:value-type="float" office:value="52200" calcext:value-type="float">
            <text:p>52200</text:p>
          </table:table-cell>
          <table:table-cell office:value-type="float" office:value="753053" calcext:value-type="float">
            <text:p>753053</text:p>
          </table:table-cell>
          <table:table-cell office:value-type="float" office:value="821864" calcext:value-type="float">
            <text:p>821864</text:p>
          </table:table-cell>
          <table:table-cell office:value-type="float" office:value="7530497" calcext:value-type="float">
            <text:p>7530497</text:p>
          </table:table-cell>
          <table:table-cell office:value-type="float" office:value="8218640" calcext:value-type="float">
            <text:p>8218640</text:p>
          </table:table-cell>
        </table:table-row>
        <table:table-row table:style-name="ro2">
          <table:table-cell office:value-type="float" office:value="52300" calcext:value-type="float">
            <text:p>52300</text:p>
          </table:table-cell>
          <table:table-cell office:value-type="float" office:value="754710" calcext:value-type="float">
            <text:p>754710</text:p>
          </table:table-cell>
          <table:table-cell office:value-type="float" office:value="823564" calcext:value-type="float">
            <text:p>823564</text:p>
          </table:table-cell>
          <table:table-cell office:value-type="float" office:value="7546494" calcext:value-type="float">
            <text:p>7546494</text:p>
          </table:table-cell>
          <table:table-cell office:value-type="float" office:value="8235640" calcext:value-type="float">
            <text:p>8235640</text:p>
          </table:table-cell>
        </table:table-row>
        <table:table-row table:style-name="ro2">
          <table:table-cell office:value-type="float" office:value="52400" calcext:value-type="float">
            <text:p>52400</text:p>
          </table:table-cell>
          <table:table-cell office:value-type="float" office:value="756245" calcext:value-type="float">
            <text:p>756245</text:p>
          </table:table-cell>
          <table:table-cell office:value-type="float" office:value="825264" calcext:value-type="float">
            <text:p>825264</text:p>
          </table:table-cell>
          <table:table-cell office:value-type="float" office:value="7562448" calcext:value-type="float">
            <text:p>7562448</text:p>
          </table:table-cell>
          <table:table-cell office:value-type="float" office:value="8252640" calcext:value-type="float">
            <text:p>8252640</text:p>
          </table:table-cell>
        </table:table-row>
        <table:table-row table:style-name="ro2">
          <table:table-cell office:value-type="float" office:value="52500" calcext:value-type="float">
            <text:p>52500</text:p>
          </table:table-cell>
          <table:table-cell office:value-type="float" office:value="757824" calcext:value-type="float">
            <text:p>757824</text:p>
          </table:table-cell>
          <table:table-cell office:value-type="float" office:value="826964" calcext:value-type="float">
            <text:p>826964</text:p>
          </table:table-cell>
          <table:table-cell office:value-type="float" office:value="7578560" calcext:value-type="float">
            <text:p>7578560</text:p>
          </table:table-cell>
          <table:table-cell office:value-type="float" office:value="8269640" calcext:value-type="float">
            <text:p>8269640</text:p>
          </table:table-cell>
        </table:table-row>
        <table:table-row table:style-name="ro2">
          <table:table-cell office:value-type="float" office:value="52600" calcext:value-type="float">
            <text:p>52600</text:p>
          </table:table-cell>
          <table:table-cell office:value-type="float" office:value="759428" calcext:value-type="float">
            <text:p>759428</text:p>
          </table:table-cell>
          <table:table-cell office:value-type="float" office:value="828664" calcext:value-type="float">
            <text:p>828664</text:p>
          </table:table-cell>
          <table:table-cell office:value-type="float" office:value="7594488" calcext:value-type="float">
            <text:p>7594488</text:p>
          </table:table-cell>
          <table:table-cell office:value-type="float" office:value="8286640" calcext:value-type="float">
            <text:p>8286640</text:p>
          </table:table-cell>
        </table:table-row>
        <table:table-row table:style-name="ro2">
          <table:table-cell office:value-type="float" office:value="52700" calcext:value-type="float">
            <text:p>52700</text:p>
          </table:table-cell>
          <table:table-cell office:value-type="float" office:value="761021" calcext:value-type="float">
            <text:p>761021</text:p>
          </table:table-cell>
          <table:table-cell office:value-type="float" office:value="830364" calcext:value-type="float">
            <text:p>830364</text:p>
          </table:table-cell>
          <table:table-cell office:value-type="float" office:value="7610017" calcext:value-type="float">
            <text:p>7610017</text:p>
          </table:table-cell>
          <table:table-cell office:value-type="float" office:value="8303640" calcext:value-type="float">
            <text:p>8303640</text:p>
          </table:table-cell>
        </table:table-row>
        <table:table-row table:style-name="ro2">
          <table:table-cell office:value-type="float" office:value="52800" calcext:value-type="float">
            <text:p>52800</text:p>
          </table:table-cell>
          <table:table-cell office:value-type="float" office:value="762605" calcext:value-type="float">
            <text:p>762605</text:p>
          </table:table-cell>
          <table:table-cell office:value-type="float" office:value="832064" calcext:value-type="float">
            <text:p>832064</text:p>
          </table:table-cell>
          <table:table-cell office:value-type="float" office:value="7625978" calcext:value-type="float">
            <text:p>7625978</text:p>
          </table:table-cell>
          <table:table-cell office:value-type="float" office:value="8320640" calcext:value-type="float">
            <text:p>8320640</text:p>
          </table:table-cell>
        </table:table-row>
        <table:table-row table:style-name="ro2">
          <table:table-cell office:value-type="float" office:value="52900" calcext:value-type="float">
            <text:p>52900</text:p>
          </table:table-cell>
          <table:table-cell office:value-type="float" office:value="764143" calcext:value-type="float">
            <text:p>764143</text:p>
          </table:table-cell>
          <table:table-cell office:value-type="float" office:value="833764" calcext:value-type="float">
            <text:p>833764</text:p>
          </table:table-cell>
          <table:table-cell office:value-type="float" office:value="7641655" calcext:value-type="float">
            <text:p>7641655</text:p>
          </table:table-cell>
          <table:table-cell office:value-type="float" office:value="8337640" calcext:value-type="float">
            <text:p>8337640</text:p>
          </table:table-cell>
        </table:table-row>
        <table:table-row table:style-name="ro2">
          <table:table-cell office:value-type="float" office:value="53000" calcext:value-type="float">
            <text:p>53000</text:p>
          </table:table-cell>
          <table:table-cell office:value-type="float" office:value="765820" calcext:value-type="float">
            <text:p>765820</text:p>
          </table:table-cell>
          <table:table-cell office:value-type="float" office:value="835464" calcext:value-type="float">
            <text:p>835464</text:p>
          </table:table-cell>
          <table:table-cell office:value-type="float" office:value="7657550" calcext:value-type="float">
            <text:p>7657550</text:p>
          </table:table-cell>
          <table:table-cell office:value-type="float" office:value="8354640" calcext:value-type="float">
            <text:p>8354640</text:p>
          </table:table-cell>
        </table:table-row>
        <table:table-row table:style-name="ro2">
          <table:table-cell office:value-type="float" office:value="53100" calcext:value-type="float">
            <text:p>53100</text:p>
          </table:table-cell>
          <table:table-cell office:value-type="float" office:value="767359" calcext:value-type="float">
            <text:p>767359</text:p>
          </table:table-cell>
          <table:table-cell office:value-type="float" office:value="837164" calcext:value-type="float">
            <text:p>837164</text:p>
          </table:table-cell>
          <table:table-cell office:value-type="float" office:value="7673617" calcext:value-type="float">
            <text:p>7673617</text:p>
          </table:table-cell>
          <table:table-cell office:value-type="float" office:value="8371640" calcext:value-type="float">
            <text:p>8371640</text:p>
          </table:table-cell>
        </table:table-row>
        <table:table-row table:style-name="ro2">
          <table:table-cell office:value-type="float" office:value="53200" calcext:value-type="float">
            <text:p>53200</text:p>
          </table:table-cell>
          <table:table-cell office:value-type="float" office:value="768961" calcext:value-type="float">
            <text:p>768961</text:p>
          </table:table-cell>
          <table:table-cell office:value-type="float" office:value="838864" calcext:value-type="float">
            <text:p>838864</text:p>
          </table:table-cell>
          <table:table-cell office:value-type="float" office:value="7689422" calcext:value-type="float">
            <text:p>7689422</text:p>
          </table:table-cell>
          <table:table-cell office:value-type="float" office:value="8388640" calcext:value-type="float">
            <text:p>8388640</text:p>
          </table:table-cell>
        </table:table-row>
        <table:table-row table:style-name="ro2">
          <table:table-cell office:value-type="float" office:value="53300" calcext:value-type="float">
            <text:p>53300</text:p>
          </table:table-cell>
          <table:table-cell office:value-type="float" office:value="770525" calcext:value-type="float">
            <text:p>770525</text:p>
          </table:table-cell>
          <table:table-cell office:value-type="float" office:value="840564" calcext:value-type="float">
            <text:p>840564</text:p>
          </table:table-cell>
          <table:table-cell office:value-type="float" office:value="7705425" calcext:value-type="float">
            <text:p>7705425</text:p>
          </table:table-cell>
          <table:table-cell office:value-type="float" office:value="8405640" calcext:value-type="float">
            <text:p>8405640</text:p>
          </table:table-cell>
        </table:table-row>
        <table:table-row table:style-name="ro2">
          <table:table-cell office:value-type="float" office:value="53400" calcext:value-type="float">
            <text:p>53400</text:p>
          </table:table-cell>
          <table:table-cell office:value-type="float" office:value="772137" calcext:value-type="float">
            <text:p>772137</text:p>
          </table:table-cell>
          <table:table-cell office:value-type="float" office:value="842264" calcext:value-type="float">
            <text:p>842264</text:p>
          </table:table-cell>
          <table:table-cell office:value-type="float" office:value="7721175" calcext:value-type="float">
            <text:p>7721175</text:p>
          </table:table-cell>
          <table:table-cell office:value-type="float" office:value="8422640" calcext:value-type="float">
            <text:p>8422640</text:p>
          </table:table-cell>
        </table:table-row>
        <table:table-row table:style-name="ro2">
          <table:table-cell office:value-type="float" office:value="53500" calcext:value-type="float">
            <text:p>53500</text:p>
          </table:table-cell>
          <table:table-cell office:value-type="float" office:value="773674" calcext:value-type="float">
            <text:p>773674</text:p>
          </table:table-cell>
          <table:table-cell office:value-type="float" office:value="843964" calcext:value-type="float">
            <text:p>843964</text:p>
          </table:table-cell>
          <table:table-cell office:value-type="float" office:value="7736864" calcext:value-type="float">
            <text:p>7736864</text:p>
          </table:table-cell>
          <table:table-cell office:value-type="float" office:value="8439640" calcext:value-type="float">
            <text:p>8439640</text:p>
          </table:table-cell>
        </table:table-row>
        <table:table-row table:style-name="ro2">
          <table:table-cell office:value-type="float" office:value="53600" calcext:value-type="float">
            <text:p>53600</text:p>
          </table:table-cell>
          <table:table-cell office:value-type="float" office:value="775306" calcext:value-type="float">
            <text:p>775306</text:p>
          </table:table-cell>
          <table:table-cell office:value-type="float" office:value="845664" calcext:value-type="float">
            <text:p>845664</text:p>
          </table:table-cell>
          <table:table-cell office:value-type="float" office:value="7752806" calcext:value-type="float">
            <text:p>7752806</text:p>
          </table:table-cell>
          <table:table-cell office:value-type="float" office:value="8456640" calcext:value-type="float">
            <text:p>8456640</text:p>
          </table:table-cell>
        </table:table-row>
        <table:table-row table:style-name="ro2">
          <table:table-cell office:value-type="float" office:value="53700" calcext:value-type="float">
            <text:p>53700</text:p>
          </table:table-cell>
          <table:table-cell office:value-type="float" office:value="776889" calcext:value-type="float">
            <text:p>776889</text:p>
          </table:table-cell>
          <table:table-cell office:value-type="float" office:value="847364" calcext:value-type="float">
            <text:p>847364</text:p>
          </table:table-cell>
          <table:table-cell office:value-type="float" office:value="7768733" calcext:value-type="float">
            <text:p>7768733</text:p>
          </table:table-cell>
          <table:table-cell office:value-type="float" office:value="8473640" calcext:value-type="float">
            <text:p>8473640</text:p>
          </table:table-cell>
        </table:table-row>
        <table:table-row table:style-name="ro2">
          <table:table-cell office:value-type="float" office:value="53800" calcext:value-type="float">
            <text:p>53800</text:p>
          </table:table-cell>
          <table:table-cell office:value-type="float" office:value="778466" calcext:value-type="float">
            <text:p>778466</text:p>
          </table:table-cell>
          <table:table-cell office:value-type="float" office:value="849064" calcext:value-type="float">
            <text:p>849064</text:p>
          </table:table-cell>
          <table:table-cell office:value-type="float" office:value="7784677" calcext:value-type="float">
            <text:p>7784677</text:p>
          </table:table-cell>
          <table:table-cell office:value-type="float" office:value="8490640" calcext:value-type="float">
            <text:p>8490640</text:p>
          </table:table-cell>
        </table:table-row>
        <table:table-row table:style-name="ro2">
          <table:table-cell office:value-type="float" office:value="53900" calcext:value-type="float">
            <text:p>53900</text:p>
          </table:table-cell>
          <table:table-cell office:value-type="float" office:value="780104" calcext:value-type="float">
            <text:p>780104</text:p>
          </table:table-cell>
          <table:table-cell office:value-type="float" office:value="850764" calcext:value-type="float">
            <text:p>850764</text:p>
          </table:table-cell>
          <table:table-cell office:value-type="float" office:value="7800423" calcext:value-type="float">
            <text:p>7800423</text:p>
          </table:table-cell>
          <table:table-cell office:value-type="float" office:value="8507640" calcext:value-type="float">
            <text:p>8507640</text:p>
          </table:table-cell>
        </table:table-row>
        <table:table-row table:style-name="ro2">
          <table:table-cell office:value-type="float" office:value="54000" calcext:value-type="float">
            <text:p>54000</text:p>
          </table:table-cell>
          <table:table-cell office:value-type="float" office:value="781695" calcext:value-type="float">
            <text:p>781695</text:p>
          </table:table-cell>
          <table:table-cell office:value-type="float" office:value="852464" calcext:value-type="float">
            <text:p>852464</text:p>
          </table:table-cell>
          <table:table-cell office:value-type="float" office:value="7816466" calcext:value-type="float">
            <text:p>7816466</text:p>
          </table:table-cell>
          <table:table-cell office:value-type="float" office:value="8524640" calcext:value-type="float">
            <text:p>8524640</text:p>
          </table:table-cell>
        </table:table-row>
        <table:table-row table:style-name="ro2">
          <table:table-cell office:value-type="float" office:value="54100" calcext:value-type="float">
            <text:p>54100</text:p>
          </table:table-cell>
          <table:table-cell office:value-type="float" office:value="783259" calcext:value-type="float">
            <text:p>783259</text:p>
          </table:table-cell>
          <table:table-cell office:value-type="float" office:value="854164" calcext:value-type="float">
            <text:p>854164</text:p>
          </table:table-cell>
          <table:table-cell office:value-type="float" office:value="7832193" calcext:value-type="float">
            <text:p>7832193</text:p>
          </table:table-cell>
          <table:table-cell office:value-type="float" office:value="8541640" calcext:value-type="float">
            <text:p>8541640</text:p>
          </table:table-cell>
        </table:table-row>
        <table:table-row table:style-name="ro2">
          <table:table-cell office:value-type="float" office:value="54200" calcext:value-type="float">
            <text:p>54200</text:p>
          </table:table-cell>
          <table:table-cell office:value-type="float" office:value="784735" calcext:value-type="float">
            <text:p>784735</text:p>
          </table:table-cell>
          <table:table-cell office:value-type="float" office:value="855864" calcext:value-type="float">
            <text:p>855864</text:p>
          </table:table-cell>
          <table:table-cell office:value-type="float" office:value="7848193" calcext:value-type="float">
            <text:p>7848193</text:p>
          </table:table-cell>
          <table:table-cell office:value-type="float" office:value="8558640" calcext:value-type="float">
            <text:p>8558640</text:p>
          </table:table-cell>
        </table:table-row>
        <table:table-row table:style-name="ro2">
          <table:table-cell office:value-type="float" office:value="54300" calcext:value-type="float">
            <text:p>54300</text:p>
          </table:table-cell>
          <table:table-cell office:value-type="float" office:value="786413" calcext:value-type="float">
            <text:p>786413</text:p>
          </table:table-cell>
          <table:table-cell office:value-type="float" office:value="857564" calcext:value-type="float">
            <text:p>857564</text:p>
          </table:table-cell>
          <table:table-cell office:value-type="float" office:value="7864164" calcext:value-type="float">
            <text:p>7864164</text:p>
          </table:table-cell>
          <table:table-cell office:value-type="float" office:value="8575640" calcext:value-type="float">
            <text:p>8575640</text:p>
          </table:table-cell>
        </table:table-row>
        <table:table-row table:style-name="ro2">
          <table:table-cell office:value-type="float" office:value="54400" calcext:value-type="float">
            <text:p>54400</text:p>
          </table:table-cell>
          <table:table-cell office:value-type="float" office:value="788017" calcext:value-type="float">
            <text:p>788017</text:p>
          </table:table-cell>
          <table:table-cell office:value-type="float" office:value="859264" calcext:value-type="float">
            <text:p>859264</text:p>
          </table:table-cell>
          <table:table-cell office:value-type="float" office:value="7880099" calcext:value-type="float">
            <text:p>7880099</text:p>
          </table:table-cell>
          <table:table-cell office:value-type="float" office:value="8592640" calcext:value-type="float">
            <text:p>8592640</text:p>
          </table:table-cell>
        </table:table-row>
        <table:table-row table:style-name="ro2">
          <table:table-cell office:value-type="float" office:value="54500" calcext:value-type="float">
            <text:p>54500</text:p>
          </table:table-cell>
          <table:table-cell office:value-type="float" office:value="789541" calcext:value-type="float">
            <text:p>789541</text:p>
          </table:table-cell>
          <table:table-cell office:value-type="float" office:value="860964" calcext:value-type="float">
            <text:p>860964</text:p>
          </table:table-cell>
          <table:table-cell office:value-type="float" office:value="7895970" calcext:value-type="float">
            <text:p>7895970</text:p>
          </table:table-cell>
          <table:table-cell office:value-type="float" office:value="8609640" calcext:value-type="float">
            <text:p>8609640</text:p>
          </table:table-cell>
        </table:table-row>
        <table:table-row table:style-name="ro2">
          <table:table-cell office:value-type="float" office:value="54600" calcext:value-type="float">
            <text:p>54600</text:p>
          </table:table-cell>
          <table:table-cell office:value-type="float" office:value="791115" calcext:value-type="float">
            <text:p>791115</text:p>
          </table:table-cell>
          <table:table-cell office:value-type="float" office:value="862664" calcext:value-type="float">
            <text:p>862664</text:p>
          </table:table-cell>
          <table:table-cell office:value-type="float" office:value="7911817" calcext:value-type="float">
            <text:p>7911817</text:p>
          </table:table-cell>
          <table:table-cell office:value-type="float" office:value="8626640" calcext:value-type="float">
            <text:p>8626640</text:p>
          </table:table-cell>
        </table:table-row>
        <table:table-row table:style-name="ro2">
          <table:table-cell office:value-type="float" office:value="54700" calcext:value-type="float">
            <text:p>54700</text:p>
          </table:table-cell>
          <table:table-cell office:value-type="float" office:value="792739" calcext:value-type="float">
            <text:p>792739</text:p>
          </table:table-cell>
          <table:table-cell office:value-type="float" office:value="864364" calcext:value-type="float">
            <text:p>864364</text:p>
          </table:table-cell>
          <table:table-cell office:value-type="float" office:value="7927671" calcext:value-type="float">
            <text:p>7927671</text:p>
          </table:table-cell>
          <table:table-cell office:value-type="float" office:value="8643640" calcext:value-type="float">
            <text:p>8643640</text:p>
          </table:table-cell>
        </table:table-row>
        <table:table-row table:style-name="ro2">
          <table:table-cell office:value-type="float" office:value="54800" calcext:value-type="float">
            <text:p>54800</text:p>
          </table:table-cell>
          <table:table-cell office:value-type="float" office:value="794357" calcext:value-type="float">
            <text:p>794357</text:p>
          </table:table-cell>
          <table:table-cell office:value-type="float" office:value="866064" calcext:value-type="float">
            <text:p>866064</text:p>
          </table:table-cell>
          <table:table-cell office:value-type="float" office:value="7943613" calcext:value-type="float">
            <text:p>7943613</text:p>
          </table:table-cell>
          <table:table-cell office:value-type="float" office:value="8660640" calcext:value-type="float">
            <text:p>8660640</text:p>
          </table:table-cell>
        </table:table-row>
        <table:table-row table:style-name="ro2">
          <table:table-cell office:value-type="float" office:value="54900" calcext:value-type="float">
            <text:p>54900</text:p>
          </table:table-cell>
          <table:table-cell office:value-type="float" office:value="795960" calcext:value-type="float">
            <text:p>795960</text:p>
          </table:table-cell>
          <table:table-cell office:value-type="float" office:value="867764" calcext:value-type="float">
            <text:p>867764</text:p>
          </table:table-cell>
          <table:table-cell office:value-type="float" office:value="7959475" calcext:value-type="float">
            <text:p>7959475</text:p>
          </table:table-cell>
          <table:table-cell office:value-type="float" office:value="8677640" calcext:value-type="float">
            <text:p>8677640</text:p>
          </table:table-cell>
        </table:table-row>
        <table:table-row table:style-name="ro2">
          <table:table-cell office:value-type="float" office:value="55000" calcext:value-type="float">
            <text:p>55000</text:p>
          </table:table-cell>
          <table:table-cell office:value-type="float" office:value="797555" calcext:value-type="float">
            <text:p>797555</text:p>
          </table:table-cell>
          <table:table-cell office:value-type="float" office:value="869464" calcext:value-type="float">
            <text:p>869464</text:p>
          </table:table-cell>
          <table:table-cell office:value-type="float" office:value="7975594" calcext:value-type="float">
            <text:p>7975594</text:p>
          </table:table-cell>
          <table:table-cell office:value-type="float" office:value="8694640" calcext:value-type="float">
            <text:p>8694640</text:p>
          </table:table-cell>
        </table:table-row>
        <table:table-row table:style-name="ro2">
          <table:table-cell office:value-type="float" office:value="55100" calcext:value-type="float">
            <text:p>55100</text:p>
          </table:table-cell>
          <table:table-cell office:value-type="float" office:value="799131" calcext:value-type="float">
            <text:p>799131</text:p>
          </table:table-cell>
          <table:table-cell office:value-type="float" office:value="871164" calcext:value-type="float">
            <text:p>871164</text:p>
          </table:table-cell>
          <table:table-cell office:value-type="float" office:value="7991137" calcext:value-type="float">
            <text:p>7991137</text:p>
          </table:table-cell>
          <table:table-cell office:value-type="float" office:value="8711640" calcext:value-type="float">
            <text:p>8711640</text:p>
          </table:table-cell>
        </table:table-row>
        <table:table-row table:style-name="ro2">
          <table:table-cell office:value-type="float" office:value="55200" calcext:value-type="float">
            <text:p>55200</text:p>
          </table:table-cell>
          <table:table-cell office:value-type="float" office:value="800778" calcext:value-type="float">
            <text:p>800778</text:p>
          </table:table-cell>
          <table:table-cell office:value-type="float" office:value="872864" calcext:value-type="float">
            <text:p>872864</text:p>
          </table:table-cell>
          <table:table-cell office:value-type="float" office:value="8007090" calcext:value-type="float">
            <text:p>8007090</text:p>
          </table:table-cell>
          <table:table-cell office:value-type="float" office:value="8728640" calcext:value-type="float">
            <text:p>8728640</text:p>
          </table:table-cell>
        </table:table-row>
        <table:table-row table:style-name="ro2">
          <table:table-cell office:value-type="float" office:value="55300" calcext:value-type="float">
            <text:p>55300</text:p>
          </table:table-cell>
          <table:table-cell office:value-type="float" office:value="802324" calcext:value-type="float">
            <text:p>802324</text:p>
          </table:table-cell>
          <table:table-cell office:value-type="float" office:value="874564" calcext:value-type="float">
            <text:p>874564</text:p>
          </table:table-cell>
          <table:table-cell office:value-type="float" office:value="8023012" calcext:value-type="float">
            <text:p>8023012</text:p>
          </table:table-cell>
          <table:table-cell office:value-type="float" office:value="8745640" calcext:value-type="float">
            <text:p>8745640</text:p>
          </table:table-cell>
        </table:table-row>
        <table:table-row table:style-name="ro2">
          <table:table-cell office:value-type="float" office:value="55400" calcext:value-type="float">
            <text:p>55400</text:p>
          </table:table-cell>
          <table:table-cell office:value-type="float" office:value="803856" calcext:value-type="float">
            <text:p>803856</text:p>
          </table:table-cell>
          <table:table-cell office:value-type="float" office:value="876264" calcext:value-type="float">
            <text:p>876264</text:p>
          </table:table-cell>
          <table:table-cell office:value-type="float" office:value="8038870" calcext:value-type="float">
            <text:p>8038870</text:p>
          </table:table-cell>
          <table:table-cell office:value-type="float" office:value="8762640" calcext:value-type="float">
            <text:p>8762640</text:p>
          </table:table-cell>
        </table:table-row>
        <table:table-row table:style-name="ro2">
          <table:table-cell office:value-type="float" office:value="55500" calcext:value-type="float">
            <text:p>55500</text:p>
          </table:table-cell>
          <table:table-cell office:value-type="float" office:value="805535" calcext:value-type="float">
            <text:p>805535</text:p>
          </table:table-cell>
          <table:table-cell office:value-type="float" office:value="877964" calcext:value-type="float">
            <text:p>877964</text:p>
          </table:table-cell>
          <table:table-cell office:value-type="float" office:value="8054827" calcext:value-type="float">
            <text:p>8054827</text:p>
          </table:table-cell>
          <table:table-cell office:value-type="float" office:value="8779640" calcext:value-type="float">
            <text:p>8779640</text:p>
          </table:table-cell>
        </table:table-row>
        <table:table-row table:style-name="ro2">
          <table:table-cell office:value-type="float" office:value="55600" calcext:value-type="float">
            <text:p>55600</text:p>
          </table:table-cell>
          <table:table-cell office:value-type="float" office:value="807067" calcext:value-type="float">
            <text:p>807067</text:p>
          </table:table-cell>
          <table:table-cell office:value-type="float" office:value="879664" calcext:value-type="float">
            <text:p>879664</text:p>
          </table:table-cell>
          <table:table-cell office:value-type="float" office:value="8070469" calcext:value-type="float">
            <text:p>8070469</text:p>
          </table:table-cell>
          <table:table-cell office:value-type="float" office:value="8796640" calcext:value-type="float">
            <text:p>8796640</text:p>
          </table:table-cell>
        </table:table-row>
        <table:table-row table:style-name="ro2">
          <table:table-cell office:value-type="float" office:value="55700" calcext:value-type="float">
            <text:p>55700</text:p>
          </table:table-cell>
          <table:table-cell office:value-type="float" office:value="808605" calcext:value-type="float">
            <text:p>808605</text:p>
          </table:table-cell>
          <table:table-cell office:value-type="float" office:value="881364" calcext:value-type="float">
            <text:p>881364</text:p>
          </table:table-cell>
          <table:table-cell office:value-type="float" office:value="8086566" calcext:value-type="float">
            <text:p>8086566</text:p>
          </table:table-cell>
          <table:table-cell office:value-type="float" office:value="8813640" calcext:value-type="float">
            <text:p>8813640</text:p>
          </table:table-cell>
        </table:table-row>
        <table:table-row table:style-name="ro2">
          <table:table-cell office:value-type="float" office:value="55800" calcext:value-type="float">
            <text:p>55800</text:p>
          </table:table-cell>
          <table:table-cell office:value-type="float" office:value="810277" calcext:value-type="float">
            <text:p>810277</text:p>
          </table:table-cell>
          <table:table-cell office:value-type="float" office:value="883064" calcext:value-type="float">
            <text:p>883064</text:p>
          </table:table-cell>
          <table:table-cell office:value-type="float" office:value="8102400" calcext:value-type="float">
            <text:p>8102400</text:p>
          </table:table-cell>
          <table:table-cell office:value-type="float" office:value="8830640" calcext:value-type="float">
            <text:p>8830640</text:p>
          </table:table-cell>
        </table:table-row>
        <table:table-row table:style-name="ro2">
          <table:table-cell office:value-type="float" office:value="55900" calcext:value-type="float">
            <text:p>55900</text:p>
          </table:table-cell>
          <table:table-cell office:value-type="float" office:value="811860" calcext:value-type="float">
            <text:p>811860</text:p>
          </table:table-cell>
          <table:table-cell office:value-type="float" office:value="884764" calcext:value-type="float">
            <text:p>884764</text:p>
          </table:table-cell>
          <table:table-cell office:value-type="float" office:value="8117964" calcext:value-type="float">
            <text:p>8117964</text:p>
          </table:table-cell>
          <table:table-cell office:value-type="float" office:value="8847640" calcext:value-type="float">
            <text:p>8847640</text:p>
          </table:table-cell>
        </table:table-row>
        <table:table-row table:style-name="ro2">
          <table:table-cell office:value-type="float" office:value="56000" calcext:value-type="float">
            <text:p>56000</text:p>
          </table:table-cell>
          <table:table-cell office:value-type="float" office:value="813493" calcext:value-type="float">
            <text:p>813493</text:p>
          </table:table-cell>
          <table:table-cell office:value-type="float" office:value="886464" calcext:value-type="float">
            <text:p>886464</text:p>
          </table:table-cell>
          <table:table-cell office:value-type="float" office:value="8134187" calcext:value-type="float">
            <text:p>8134187</text:p>
          </table:table-cell>
          <table:table-cell office:value-type="float" office:value="8864640" calcext:value-type="float">
            <text:p>8864640</text:p>
          </table:table-cell>
        </table:table-row>
        <table:table-row table:style-name="ro2">
          <table:table-cell office:value-type="float" office:value="56100" calcext:value-type="float">
            <text:p>56100</text:p>
          </table:table-cell>
          <table:table-cell office:value-type="float" office:value="815094" calcext:value-type="float">
            <text:p>815094</text:p>
          </table:table-cell>
          <table:table-cell office:value-type="float" office:value="888164" calcext:value-type="float">
            <text:p>888164</text:p>
          </table:table-cell>
          <table:table-cell office:value-type="float" office:value="8150117" calcext:value-type="float">
            <text:p>8150117</text:p>
          </table:table-cell>
          <table:table-cell office:value-type="float" office:value="8881640" calcext:value-type="float">
            <text:p>8881640</text:p>
          </table:table-cell>
        </table:table-row>
        <table:table-row table:style-name="ro2">
          <table:table-cell office:value-type="float" office:value="56200" calcext:value-type="float">
            <text:p>56200</text:p>
          </table:table-cell>
          <table:table-cell office:value-type="float" office:value="816574" calcext:value-type="float">
            <text:p>816574</text:p>
          </table:table-cell>
          <table:table-cell office:value-type="float" office:value="889864" calcext:value-type="float">
            <text:p>889864</text:p>
          </table:table-cell>
          <table:table-cell office:value-type="float" office:value="8165822" calcext:value-type="float">
            <text:p>8165822</text:p>
          </table:table-cell>
          <table:table-cell office:value-type="float" office:value="8898640" calcext:value-type="float">
            <text:p>8898640</text:p>
          </table:table-cell>
        </table:table-row>
        <table:table-row table:style-name="ro2">
          <table:table-cell office:value-type="float" office:value="56300" calcext:value-type="float">
            <text:p>56300</text:p>
          </table:table-cell>
          <table:table-cell office:value-type="float" office:value="818195" calcext:value-type="float">
            <text:p>818195</text:p>
          </table:table-cell>
          <table:table-cell office:value-type="float" office:value="891564" calcext:value-type="float">
            <text:p>891564</text:p>
          </table:table-cell>
          <table:table-cell office:value-type="float" office:value="8181940" calcext:value-type="float">
            <text:p>8181940</text:p>
          </table:table-cell>
          <table:table-cell office:value-type="float" office:value="8915640" calcext:value-type="float">
            <text:p>8915640</text:p>
          </table:table-cell>
        </table:table-row>
        <table:table-row table:style-name="ro2">
          <table:table-cell office:value-type="float" office:value="56400" calcext:value-type="float">
            <text:p>56400</text:p>
          </table:table-cell>
          <table:table-cell office:value-type="float" office:value="819716" calcext:value-type="float">
            <text:p>819716</text:p>
          </table:table-cell>
          <table:table-cell office:value-type="float" office:value="893264" calcext:value-type="float">
            <text:p>893264</text:p>
          </table:table-cell>
          <table:table-cell office:value-type="float" office:value="8197742" calcext:value-type="float">
            <text:p>8197742</text:p>
          </table:table-cell>
          <table:table-cell office:value-type="float" office:value="8932640" calcext:value-type="float">
            <text:p>8932640</text:p>
          </table:table-cell>
        </table:table-row>
        <table:table-row table:style-name="ro2">
          <table:table-cell office:value-type="float" office:value="56500" calcext:value-type="float">
            <text:p>56500</text:p>
          </table:table-cell>
          <table:table-cell office:value-type="float" office:value="821330" calcext:value-type="float">
            <text:p>821330</text:p>
          </table:table-cell>
          <table:table-cell office:value-type="float" office:value="894964" calcext:value-type="float">
            <text:p>894964</text:p>
          </table:table-cell>
          <table:table-cell office:value-type="float" office:value="8213771" calcext:value-type="float">
            <text:p>8213771</text:p>
          </table:table-cell>
          <table:table-cell office:value-type="float" office:value="8949640" calcext:value-type="float">
            <text:p>8949640</text:p>
          </table:table-cell>
        </table:table-row>
        <table:table-row table:style-name="ro2">
          <table:table-cell office:value-type="float" office:value="56600" calcext:value-type="float">
            <text:p>56600</text:p>
          </table:table-cell>
          <table:table-cell office:value-type="float" office:value="822987" calcext:value-type="float">
            <text:p>822987</text:p>
          </table:table-cell>
          <table:table-cell office:value-type="float" office:value="896664" calcext:value-type="float">
            <text:p>896664</text:p>
          </table:table-cell>
          <table:table-cell office:value-type="float" office:value="8229301" calcext:value-type="float">
            <text:p>8229301</text:p>
          </table:table-cell>
          <table:table-cell office:value-type="float" office:value="8966640" calcext:value-type="float">
            <text:p>8966640</text:p>
          </table:table-cell>
        </table:table-row>
        <table:table-row table:style-name="ro2">
          <table:table-cell office:value-type="float" office:value="56700" calcext:value-type="float">
            <text:p>56700</text:p>
          </table:table-cell>
          <table:table-cell office:value-type="float" office:value="824436" calcext:value-type="float">
            <text:p>824436</text:p>
          </table:table-cell>
          <table:table-cell office:value-type="float" office:value="898364" calcext:value-type="float">
            <text:p>898364</text:p>
          </table:table-cell>
          <table:table-cell office:value-type="float" office:value="8245477" calcext:value-type="float">
            <text:p>8245477</text:p>
          </table:table-cell>
          <table:table-cell office:value-type="float" office:value="8983640" calcext:value-type="float">
            <text:p>8983640</text:p>
          </table:table-cell>
        </table:table-row>
        <table:table-row table:style-name="ro2">
          <table:table-cell office:value-type="float" office:value="56800" calcext:value-type="float">
            <text:p>56800</text:p>
          </table:table-cell>
          <table:table-cell office:value-type="float" office:value="826160" calcext:value-type="float">
            <text:p>826160</text:p>
          </table:table-cell>
          <table:table-cell office:value-type="float" office:value="900064" calcext:value-type="float">
            <text:p>900064</text:p>
          </table:table-cell>
          <table:table-cell office:value-type="float" office:value="8261415" calcext:value-type="float">
            <text:p>8261415</text:p>
          </table:table-cell>
          <table:table-cell office:value-type="float" office:value="9000640" calcext:value-type="float">
            <text:p>9000640</text:p>
          </table:table-cell>
        </table:table-row>
        <table:table-row table:style-name="ro2">
          <table:table-cell office:value-type="float" office:value="56900" calcext:value-type="float">
            <text:p>56900</text:p>
          </table:table-cell>
          <table:table-cell office:value-type="float" office:value="827852" calcext:value-type="float">
            <text:p>827852</text:p>
          </table:table-cell>
          <table:table-cell office:value-type="float" office:value="901764" calcext:value-type="float">
            <text:p>901764</text:p>
          </table:table-cell>
          <table:table-cell office:value-type="float" office:value="8277147" calcext:value-type="float">
            <text:p>8277147</text:p>
          </table:table-cell>
          <table:table-cell office:value-type="float" office:value="9017640" calcext:value-type="float">
            <text:p>9017640</text:p>
          </table:table-cell>
        </table:table-row>
        <table:table-row table:style-name="ro2">
          <table:table-cell office:value-type="float" office:value="57000" calcext:value-type="float">
            <text:p>57000</text:p>
          </table:table-cell>
          <table:table-cell office:value-type="float" office:value="829423" calcext:value-type="float">
            <text:p>829423</text:p>
          </table:table-cell>
          <table:table-cell office:value-type="float" office:value="903464" calcext:value-type="float">
            <text:p>903464</text:p>
          </table:table-cell>
          <table:table-cell office:value-type="float" office:value="8293042" calcext:value-type="float">
            <text:p>8293042</text:p>
          </table:table-cell>
          <table:table-cell office:value-type="float" office:value="9034640" calcext:value-type="float">
            <text:p>9034640</text:p>
          </table:table-cell>
        </table:table-row>
        <table:table-row table:style-name="ro2">
          <table:table-cell office:value-type="float" office:value="57100" calcext:value-type="float">
            <text:p>57100</text:p>
          </table:table-cell>
          <table:table-cell office:value-type="float" office:value="830859" calcext:value-type="float">
            <text:p>830859</text:p>
          </table:table-cell>
          <table:table-cell office:value-type="float" office:value="905164" calcext:value-type="float">
            <text:p>905164</text:p>
          </table:table-cell>
          <table:table-cell office:value-type="float" office:value="8309018" calcext:value-type="float">
            <text:p>8309018</text:p>
          </table:table-cell>
          <table:table-cell office:value-type="float" office:value="9051640" calcext:value-type="float">
            <text:p>9051640</text:p>
          </table:table-cell>
        </table:table-row>
        <table:table-row table:style-name="ro2">
          <table:table-cell office:value-type="float" office:value="57200" calcext:value-type="float">
            <text:p>57200</text:p>
          </table:table-cell>
          <table:table-cell office:value-type="float" office:value="832504" calcext:value-type="float">
            <text:p>832504</text:p>
          </table:table-cell>
          <table:table-cell office:value-type="float" office:value="906864" calcext:value-type="float">
            <text:p>906864</text:p>
          </table:table-cell>
          <table:table-cell office:value-type="float" office:value="8324900" calcext:value-type="float">
            <text:p>8324900</text:p>
          </table:table-cell>
          <table:table-cell office:value-type="float" office:value="9068640" calcext:value-type="float">
            <text:p>9068640</text:p>
          </table:table-cell>
        </table:table-row>
        <table:table-row table:style-name="ro2">
          <table:table-cell office:value-type="float" office:value="57300" calcext:value-type="float">
            <text:p>57300</text:p>
          </table:table-cell>
          <table:table-cell office:value-type="float" office:value="834090" calcext:value-type="float">
            <text:p>834090</text:p>
          </table:table-cell>
          <table:table-cell office:value-type="float" office:value="908564" calcext:value-type="float">
            <text:p>908564</text:p>
          </table:table-cell>
          <table:table-cell office:value-type="float" office:value="8341052" calcext:value-type="float">
            <text:p>8341052</text:p>
          </table:table-cell>
          <table:table-cell office:value-type="float" office:value="9085640" calcext:value-type="float">
            <text:p>9085640</text:p>
          </table:table-cell>
        </table:table-row>
        <table:table-row table:style-name="ro2">
          <table:table-cell office:value-type="float" office:value="57400" calcext:value-type="float">
            <text:p>57400</text:p>
          </table:table-cell>
          <table:table-cell office:value-type="float" office:value="835699" calcext:value-type="float">
            <text:p>835699</text:p>
          </table:table-cell>
          <table:table-cell office:value-type="float" office:value="910264" calcext:value-type="float">
            <text:p>910264</text:p>
          </table:table-cell>
          <table:table-cell office:value-type="float" office:value="8356901" calcext:value-type="float">
            <text:p>8356901</text:p>
          </table:table-cell>
          <table:table-cell office:value-type="float" office:value="9102640" calcext:value-type="float">
            <text:p>9102640</text:p>
          </table:table-cell>
        </table:table-row>
        <table:table-row table:style-name="ro2">
          <table:table-cell office:value-type="float" office:value="57500" calcext:value-type="float">
            <text:p>57500</text:p>
          </table:table-cell>
          <table:table-cell office:value-type="float" office:value="837274" calcext:value-type="float">
            <text:p>837274</text:p>
          </table:table-cell>
          <table:table-cell office:value-type="float" office:value="911964" calcext:value-type="float">
            <text:p>911964</text:p>
          </table:table-cell>
          <table:table-cell office:value-type="float" office:value="8372789" calcext:value-type="float">
            <text:p>8372789</text:p>
          </table:table-cell>
          <table:table-cell office:value-type="float" office:value="9119640" calcext:value-type="float">
            <text:p>9119640</text:p>
          </table:table-cell>
        </table:table-row>
        <table:table-row table:style-name="ro2">
          <table:table-cell office:value-type="float" office:value="57600" calcext:value-type="float">
            <text:p>57600</text:p>
          </table:table-cell>
          <table:table-cell office:value-type="float" office:value="838929" calcext:value-type="float">
            <text:p>838929</text:p>
          </table:table-cell>
          <table:table-cell office:value-type="float" office:value="913664" calcext:value-type="float">
            <text:p>913664</text:p>
          </table:table-cell>
          <table:table-cell office:value-type="float" office:value="8388828" calcext:value-type="float">
            <text:p>8388828</text:p>
          </table:table-cell>
          <table:table-cell office:value-type="float" office:value="9136640" calcext:value-type="float">
            <text:p>9136640</text:p>
          </table:table-cell>
        </table:table-row>
        <table:table-row table:style-name="ro2">
          <table:table-cell office:value-type="float" office:value="57700" calcext:value-type="float">
            <text:p>57700</text:p>
          </table:table-cell>
          <table:table-cell office:value-type="float" office:value="840489" calcext:value-type="float">
            <text:p>840489</text:p>
          </table:table-cell>
          <table:table-cell office:value-type="float" office:value="915364" calcext:value-type="float">
            <text:p>915364</text:p>
          </table:table-cell>
          <table:table-cell office:value-type="float" office:value="8404635" calcext:value-type="float">
            <text:p>8404635</text:p>
          </table:table-cell>
          <table:table-cell office:value-type="float" office:value="9153640" calcext:value-type="float">
            <text:p>9153640</text:p>
          </table:table-cell>
        </table:table-row>
        <table:table-row table:style-name="ro2">
          <table:table-cell office:value-type="float" office:value="57800" calcext:value-type="float">
            <text:p>57800</text:p>
          </table:table-cell>
          <table:table-cell office:value-type="float" office:value="842047" calcext:value-type="float">
            <text:p>842047</text:p>
          </table:table-cell>
          <table:table-cell office:value-type="float" office:value="917064" calcext:value-type="float">
            <text:p>917064</text:p>
          </table:table-cell>
          <table:table-cell office:value-type="float" office:value="8420542" calcext:value-type="float">
            <text:p>8420542</text:p>
          </table:table-cell>
          <table:table-cell office:value-type="float" office:value="9170640" calcext:value-type="float">
            <text:p>9170640</text:p>
          </table:table-cell>
        </table:table-row>
        <table:table-row table:style-name="ro2">
          <table:table-cell office:value-type="float" office:value="57900" calcext:value-type="float">
            <text:p>57900</text:p>
          </table:table-cell>
          <table:table-cell office:value-type="float" office:value="843764" calcext:value-type="float">
            <text:p>843764</text:p>
          </table:table-cell>
          <table:table-cell office:value-type="float" office:value="918764" calcext:value-type="float">
            <text:p>918764</text:p>
          </table:table-cell>
          <table:table-cell office:value-type="float" office:value="8436537" calcext:value-type="float">
            <text:p>8436537</text:p>
          </table:table-cell>
          <table:table-cell office:value-type="float" office:value="9187640" calcext:value-type="float">
            <text:p>9187640</text:p>
          </table:table-cell>
        </table:table-row>
        <table:table-row table:style-name="ro2">
          <table:table-cell office:value-type="float" office:value="58000" calcext:value-type="float">
            <text:p>58000</text:p>
          </table:table-cell>
          <table:table-cell office:value-type="float" office:value="845218" calcext:value-type="float">
            <text:p>845218</text:p>
          </table:table-cell>
          <table:table-cell office:value-type="float" office:value="920464" calcext:value-type="float">
            <text:p>920464</text:p>
          </table:table-cell>
          <table:table-cell office:value-type="float" office:value="8452449" calcext:value-type="float">
            <text:p>8452449</text:p>
          </table:table-cell>
          <table:table-cell office:value-type="float" office:value="9204640" calcext:value-type="float">
            <text:p>9204640</text:p>
          </table:table-cell>
        </table:table-row>
        <table:table-row table:style-name="ro2">
          <table:table-cell office:value-type="float" office:value="58100" calcext:value-type="float">
            <text:p>58100</text:p>
          </table:table-cell>
          <table:table-cell office:value-type="float" office:value="846951" calcext:value-type="float">
            <text:p>846951</text:p>
          </table:table-cell>
          <table:table-cell office:value-type="float" office:value="922164" calcext:value-type="float">
            <text:p>922164</text:p>
          </table:table-cell>
          <table:table-cell office:value-type="float" office:value="8469089" calcext:value-type="float">
            <text:p>8469089</text:p>
          </table:table-cell>
          <table:table-cell office:value-type="float" office:value="9221640" calcext:value-type="float">
            <text:p>9221640</text:p>
          </table:table-cell>
        </table:table-row>
        <table:table-row table:style-name="ro2">
          <table:table-cell office:value-type="float" office:value="58200" calcext:value-type="float">
            <text:p>58200</text:p>
          </table:table-cell>
          <table:table-cell office:value-type="float" office:value="848459" calcext:value-type="float">
            <text:p>848459</text:p>
          </table:table-cell>
          <table:table-cell office:value-type="float" office:value="923864" calcext:value-type="float">
            <text:p>923864</text:p>
          </table:table-cell>
          <table:table-cell office:value-type="float" office:value="8484520" calcext:value-type="float">
            <text:p>8484520</text:p>
          </table:table-cell>
          <table:table-cell office:value-type="float" office:value="9238640" calcext:value-type="float">
            <text:p>9238640</text:p>
          </table:table-cell>
        </table:table-row>
        <table:table-row table:style-name="ro2">
          <table:table-cell office:value-type="float" office:value="58300" calcext:value-type="float">
            <text:p>58300</text:p>
          </table:table-cell>
          <table:table-cell office:value-type="float" office:value="849959" calcext:value-type="float">
            <text:p>849959</text:p>
          </table:table-cell>
          <table:table-cell office:value-type="float" office:value="925564" calcext:value-type="float">
            <text:p>925564</text:p>
          </table:table-cell>
          <table:table-cell office:value-type="float" office:value="8500411" calcext:value-type="float">
            <text:p>8500411</text:p>
          </table:table-cell>
          <table:table-cell office:value-type="float" office:value="9255640" calcext:value-type="float">
            <text:p>9255640</text:p>
          </table:table-cell>
        </table:table-row>
        <table:table-row table:style-name="ro2">
          <table:table-cell office:value-type="float" office:value="58400" calcext:value-type="float">
            <text:p>58400</text:p>
          </table:table-cell>
          <table:table-cell office:value-type="float" office:value="851647" calcext:value-type="float">
            <text:p>851647</text:p>
          </table:table-cell>
          <table:table-cell office:value-type="float" office:value="927264" calcext:value-type="float">
            <text:p>927264</text:p>
          </table:table-cell>
          <table:table-cell office:value-type="float" office:value="8516670" calcext:value-type="float">
            <text:p>8516670</text:p>
          </table:table-cell>
          <table:table-cell office:value-type="float" office:value="9272640" calcext:value-type="float">
            <text:p>9272640</text:p>
          </table:table-cell>
        </table:table-row>
        <table:table-row table:style-name="ro2">
          <table:table-cell office:value-type="float" office:value="58500" calcext:value-type="float">
            <text:p>58500</text:p>
          </table:table-cell>
          <table:table-cell office:value-type="float" office:value="853236" calcext:value-type="float">
            <text:p>853236</text:p>
          </table:table-cell>
          <table:table-cell office:value-type="float" office:value="928964" calcext:value-type="float">
            <text:p>928964</text:p>
          </table:table-cell>
          <table:table-cell office:value-type="float" office:value="8532296" calcext:value-type="float">
            <text:p>8532296</text:p>
          </table:table-cell>
          <table:table-cell office:value-type="float" office:value="9289640" calcext:value-type="float">
            <text:p>9289640</text:p>
          </table:table-cell>
        </table:table-row>
        <table:table-row table:style-name="ro2">
          <table:table-cell office:value-type="float" office:value="58600" calcext:value-type="float">
            <text:p>58600</text:p>
          </table:table-cell>
          <table:table-cell office:value-type="float" office:value="854785" calcext:value-type="float">
            <text:p>854785</text:p>
          </table:table-cell>
          <table:table-cell office:value-type="float" office:value="930664" calcext:value-type="float">
            <text:p>930664</text:p>
          </table:table-cell>
          <table:table-cell office:value-type="float" office:value="8548356" calcext:value-type="float">
            <text:p>8548356</text:p>
          </table:table-cell>
          <table:table-cell office:value-type="float" office:value="9306640" calcext:value-type="float">
            <text:p>9306640</text:p>
          </table:table-cell>
        </table:table-row>
        <table:table-row table:style-name="ro2">
          <table:table-cell office:value-type="float" office:value="58700" calcext:value-type="float">
            <text:p>58700</text:p>
          </table:table-cell>
          <table:table-cell office:value-type="float" office:value="856450" calcext:value-type="float">
            <text:p>856450</text:p>
          </table:table-cell>
          <table:table-cell office:value-type="float" office:value="932364" calcext:value-type="float">
            <text:p>932364</text:p>
          </table:table-cell>
          <table:table-cell office:value-type="float" office:value="8564201" calcext:value-type="float">
            <text:p>8564201</text:p>
          </table:table-cell>
          <table:table-cell office:value-type="float" office:value="9323640" calcext:value-type="float">
            <text:p>9323640</text:p>
          </table:table-cell>
        </table:table-row>
        <table:table-row table:style-name="ro2">
          <table:table-cell office:value-type="float" office:value="58800" calcext:value-type="float">
            <text:p>58800</text:p>
          </table:table-cell>
          <table:table-cell office:value-type="float" office:value="858110" calcext:value-type="float">
            <text:p>858110</text:p>
          </table:table-cell>
          <table:table-cell office:value-type="float" office:value="934064" calcext:value-type="float">
            <text:p>934064</text:p>
          </table:table-cell>
          <table:table-cell office:value-type="float" office:value="8580300" calcext:value-type="float">
            <text:p>8580300</text:p>
          </table:table-cell>
          <table:table-cell office:value-type="float" office:value="9340640" calcext:value-type="float">
            <text:p>9340640</text:p>
          </table:table-cell>
        </table:table-row>
        <table:table-row table:style-name="ro2">
          <table:table-cell office:value-type="float" office:value="58900" calcext:value-type="float">
            <text:p>58900</text:p>
          </table:table-cell>
          <table:table-cell office:value-type="float" office:value="859687" calcext:value-type="float">
            <text:p>859687</text:p>
          </table:table-cell>
          <table:table-cell office:value-type="float" office:value="935764" calcext:value-type="float">
            <text:p>935764</text:p>
          </table:table-cell>
          <table:table-cell office:value-type="float" office:value="8596206" calcext:value-type="float">
            <text:p>8596206</text:p>
          </table:table-cell>
          <table:table-cell office:value-type="float" office:value="9357640" calcext:value-type="float">
            <text:p>9357640</text:p>
          </table:table-cell>
        </table:table-row>
        <table:table-row table:style-name="ro2">
          <table:table-cell office:value-type="float" office:value="59000" calcext:value-type="float">
            <text:p>59000</text:p>
          </table:table-cell>
          <table:table-cell office:value-type="float" office:value="861194" calcext:value-type="float">
            <text:p>861194</text:p>
          </table:table-cell>
          <table:table-cell office:value-type="float" office:value="937464" calcext:value-type="float">
            <text:p>937464</text:p>
          </table:table-cell>
          <table:table-cell office:value-type="float" office:value="8611923" calcext:value-type="float">
            <text:p>8611923</text:p>
          </table:table-cell>
          <table:table-cell office:value-type="float" office:value="9374640" calcext:value-type="float">
            <text:p>9374640</text:p>
          </table:table-cell>
        </table:table-row>
        <table:table-row table:style-name="ro2">
          <table:table-cell office:value-type="float" office:value="59100" calcext:value-type="float">
            <text:p>59100</text:p>
          </table:table-cell>
          <table:table-cell office:value-type="float" office:value="862765" calcext:value-type="float">
            <text:p>862765</text:p>
          </table:table-cell>
          <table:table-cell office:value-type="float" office:value="939164" calcext:value-type="float">
            <text:p>939164</text:p>
          </table:table-cell>
          <table:table-cell office:value-type="float" office:value="8628375" calcext:value-type="float">
            <text:p>8628375</text:p>
          </table:table-cell>
          <table:table-cell office:value-type="float" office:value="9391640" calcext:value-type="float">
            <text:p>9391640</text:p>
          </table:table-cell>
        </table:table-row>
        <table:table-row table:style-name="ro2">
          <table:table-cell office:value-type="float" office:value="59200" calcext:value-type="float">
            <text:p>59200</text:p>
          </table:table-cell>
          <table:table-cell office:value-type="float" office:value="864431" calcext:value-type="float">
            <text:p>864431</text:p>
          </table:table-cell>
          <table:table-cell office:value-type="float" office:value="940864" calcext:value-type="float">
            <text:p>940864</text:p>
          </table:table-cell>
          <table:table-cell office:value-type="float" office:value="8644312" calcext:value-type="float">
            <text:p>8644312</text:p>
          </table:table-cell>
          <table:table-cell office:value-type="float" office:value="9408640" calcext:value-type="float">
            <text:p>9408640</text:p>
          </table:table-cell>
        </table:table-row>
        <table:table-row table:style-name="ro2">
          <table:table-cell office:value-type="float" office:value="59300" calcext:value-type="float">
            <text:p>59300</text:p>
          </table:table-cell>
          <table:table-cell office:value-type="float" office:value="865924" calcext:value-type="float">
            <text:p>865924</text:p>
          </table:table-cell>
          <table:table-cell office:value-type="float" office:value="942564" calcext:value-type="float">
            <text:p>942564</text:p>
          </table:table-cell>
          <table:table-cell office:value-type="float" office:value="8659885" calcext:value-type="float">
            <text:p>8659885</text:p>
          </table:table-cell>
          <table:table-cell office:value-type="float" office:value="9425640" calcext:value-type="float">
            <text:p>9425640</text:p>
          </table:table-cell>
        </table:table-row>
        <table:table-row table:style-name="ro2">
          <table:table-cell office:value-type="float" office:value="59400" calcext:value-type="float">
            <text:p>59400</text:p>
          </table:table-cell>
          <table:table-cell office:value-type="float" office:value="867631" calcext:value-type="float">
            <text:p>867631</text:p>
          </table:table-cell>
          <table:table-cell office:value-type="float" office:value="944264" calcext:value-type="float">
            <text:p>944264</text:p>
          </table:table-cell>
          <table:table-cell office:value-type="float" office:value="8676321" calcext:value-type="float">
            <text:p>8676321</text:p>
          </table:table-cell>
          <table:table-cell office:value-type="float" office:value="9442640" calcext:value-type="float">
            <text:p>9442640</text:p>
          </table:table-cell>
        </table:table-row>
        <table:table-row table:style-name="ro2">
          <table:table-cell office:value-type="float" office:value="59500" calcext:value-type="float">
            <text:p>59500</text:p>
          </table:table-cell>
          <table:table-cell office:value-type="float" office:value="869128" calcext:value-type="float">
            <text:p>869128</text:p>
          </table:table-cell>
          <table:table-cell office:value-type="float" office:value="945964" calcext:value-type="float">
            <text:p>945964</text:p>
          </table:table-cell>
          <table:table-cell office:value-type="float" office:value="8692077" calcext:value-type="float">
            <text:p>8692077</text:p>
          </table:table-cell>
          <table:table-cell office:value-type="float" office:value="9459640" calcext:value-type="float">
            <text:p>9459640</text:p>
          </table:table-cell>
        </table:table-row>
        <table:table-row table:style-name="ro2">
          <table:table-cell office:value-type="float" office:value="59600" calcext:value-type="float">
            <text:p>59600</text:p>
          </table:table-cell>
          <table:table-cell office:value-type="float" office:value="870844" calcext:value-type="float">
            <text:p>870844</text:p>
          </table:table-cell>
          <table:table-cell office:value-type="float" office:value="947664" calcext:value-type="float">
            <text:p>947664</text:p>
          </table:table-cell>
          <table:table-cell office:value-type="float" office:value="8708200" calcext:value-type="float">
            <text:p>8708200</text:p>
          </table:table-cell>
          <table:table-cell office:value-type="float" office:value="9476640" calcext:value-type="float">
            <text:p>9476640</text:p>
          </table:table-cell>
        </table:table-row>
        <table:table-row table:style-name="ro2">
          <table:table-cell office:value-type="float" office:value="59700" calcext:value-type="float">
            <text:p>59700</text:p>
          </table:table-cell>
          <table:table-cell office:value-type="float" office:value="872381" calcext:value-type="float">
            <text:p>872381</text:p>
          </table:table-cell>
          <table:table-cell office:value-type="float" office:value="949364" calcext:value-type="float">
            <text:p>949364</text:p>
          </table:table-cell>
          <table:table-cell office:value-type="float" office:value="8724132" calcext:value-type="float">
            <text:p>8724132</text:p>
          </table:table-cell>
          <table:table-cell office:value-type="float" office:value="9493640" calcext:value-type="float">
            <text:p>9493640</text:p>
          </table:table-cell>
        </table:table-row>
        <table:table-row table:style-name="ro2">
          <table:table-cell office:value-type="float" office:value="59800" calcext:value-type="float">
            <text:p>59800</text:p>
          </table:table-cell>
          <table:table-cell office:value-type="float" office:value="873918" calcext:value-type="float">
            <text:p>873918</text:p>
          </table:table-cell>
          <table:table-cell office:value-type="float" office:value="951064" calcext:value-type="float">
            <text:p>951064</text:p>
          </table:table-cell>
          <table:table-cell office:value-type="float" office:value="8740120" calcext:value-type="float">
            <text:p>8740120</text:p>
          </table:table-cell>
          <table:table-cell office:value-type="float" office:value="9510640" calcext:value-type="float">
            <text:p>9510640</text:p>
          </table:table-cell>
        </table:table-row>
        <table:table-row table:style-name="ro2">
          <table:table-cell office:value-type="float" office:value="59900" calcext:value-type="float">
            <text:p>59900</text:p>
          </table:table-cell>
          <table:table-cell office:value-type="float" office:value="875670" calcext:value-type="float">
            <text:p>875670</text:p>
          </table:table-cell>
          <table:table-cell office:value-type="float" office:value="952764" calcext:value-type="float">
            <text:p>952764</text:p>
          </table:table-cell>
          <table:table-cell office:value-type="float" office:value="8756071" calcext:value-type="float">
            <text:p>8756071</text:p>
          </table:table-cell>
          <table:table-cell office:value-type="float" office:value="9527640" calcext:value-type="float">
            <text:p>9527640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877255" calcext:value-type="float">
            <text:p>877255</text:p>
          </table:table-cell>
          <table:table-cell office:value-type="float" office:value="954464" calcext:value-type="float">
            <text:p>954464</text:p>
          </table:table-cell>
          <table:table-cell office:value-type="float" office:value="8771956" calcext:value-type="float">
            <text:p>8771956</text:p>
          </table:table-cell>
          <table:table-cell office:value-type="float" office:value="9544640" calcext:value-type="float">
            <text:p>9544640</text:p>
          </table:table-cell>
        </table:table-row>
        <table:table-row table:style-name="ro2">
          <table:table-cell office:value-type="float" office:value="60100" calcext:value-type="float">
            <text:p>60100</text:p>
          </table:table-cell>
          <table:table-cell office:value-type="float" office:value="878833" calcext:value-type="float">
            <text:p>878833</text:p>
          </table:table-cell>
          <table:table-cell office:value-type="float" office:value="956164" calcext:value-type="float">
            <text:p>956164</text:p>
          </table:table-cell>
          <table:table-cell office:value-type="float" office:value="8787573" calcext:value-type="float">
            <text:p>8787573</text:p>
          </table:table-cell>
          <table:table-cell office:value-type="float" office:value="9561640" calcext:value-type="float">
            <text:p>9561640</text:p>
          </table:table-cell>
        </table:table-row>
        <table:table-row table:style-name="ro2">
          <table:table-cell office:value-type="float" office:value="60200" calcext:value-type="float">
            <text:p>60200</text:p>
          </table:table-cell>
          <table:table-cell office:value-type="float" office:value="880419" calcext:value-type="float">
            <text:p>880419</text:p>
          </table:table-cell>
          <table:table-cell office:value-type="float" office:value="957864" calcext:value-type="float">
            <text:p>957864</text:p>
          </table:table-cell>
          <table:table-cell office:value-type="float" office:value="8804007" calcext:value-type="float">
            <text:p>8804007</text:p>
          </table:table-cell>
          <table:table-cell office:value-type="float" office:value="9578640" calcext:value-type="float">
            <text:p>9578640</text:p>
          </table:table-cell>
        </table:table-row>
        <table:table-row table:style-name="ro2">
          <table:table-cell office:value-type="float" office:value="60300" calcext:value-type="float">
            <text:p>60300</text:p>
          </table:table-cell>
          <table:table-cell office:value-type="float" office:value="882011" calcext:value-type="float">
            <text:p>882011</text:p>
          </table:table-cell>
          <table:table-cell office:value-type="float" office:value="959564" calcext:value-type="float">
            <text:p>959564</text:p>
          </table:table-cell>
          <table:table-cell office:value-type="float" office:value="8819920" calcext:value-type="float">
            <text:p>8819920</text:p>
          </table:table-cell>
          <table:table-cell office:value-type="float" office:value="9595640" calcext:value-type="float">
            <text:p>9595640</text:p>
          </table:table-cell>
        </table:table-row>
        <table:table-row table:style-name="ro2">
          <table:table-cell office:value-type="float" office:value="60400" calcext:value-type="float">
            <text:p>60400</text:p>
          </table:table-cell>
          <table:table-cell office:value-type="float" office:value="883612" calcext:value-type="float">
            <text:p>883612</text:p>
          </table:table-cell>
          <table:table-cell office:value-type="float" office:value="961264" calcext:value-type="float">
            <text:p>961264</text:p>
          </table:table-cell>
          <table:table-cell office:value-type="float" office:value="8835916" calcext:value-type="float">
            <text:p>8835916</text:p>
          </table:table-cell>
          <table:table-cell office:value-type="float" office:value="9612640" calcext:value-type="float">
            <text:p>9612640</text:p>
          </table:table-cell>
        </table:table-row>
        <table:table-row table:style-name="ro2">
          <table:table-cell office:value-type="float" office:value="60500" calcext:value-type="float">
            <text:p>60500</text:p>
          </table:table-cell>
          <table:table-cell office:value-type="float" office:value="885206" calcext:value-type="float">
            <text:p>885206</text:p>
          </table:table-cell>
          <table:table-cell office:value-type="float" office:value="962964" calcext:value-type="float">
            <text:p>962964</text:p>
          </table:table-cell>
          <table:table-cell office:value-type="float" office:value="8851714" calcext:value-type="float">
            <text:p>8851714</text:p>
          </table:table-cell>
          <table:table-cell office:value-type="float" office:value="9629640" calcext:value-type="float">
            <text:p>9629640</text:p>
          </table:table-cell>
        </table:table-row>
        <table:table-row table:style-name="ro2">
          <table:table-cell office:value-type="float" office:value="60600" calcext:value-type="float">
            <text:p>60600</text:p>
          </table:table-cell>
          <table:table-cell office:value-type="float" office:value="886869" calcext:value-type="float">
            <text:p>886869</text:p>
          </table:table-cell>
          <table:table-cell office:value-type="float" office:value="964664" calcext:value-type="float">
            <text:p>964664</text:p>
          </table:table-cell>
          <table:table-cell office:value-type="float" office:value="8867853" calcext:value-type="float">
            <text:p>8867853</text:p>
          </table:table-cell>
          <table:table-cell office:value-type="float" office:value="9646640" calcext:value-type="float">
            <text:p>9646640</text:p>
          </table:table-cell>
        </table:table-row>
        <table:table-row table:style-name="ro2">
          <table:table-cell office:value-type="float" office:value="60700" calcext:value-type="float">
            <text:p>60700</text:p>
          </table:table-cell>
          <table:table-cell office:value-type="float" office:value="888330" calcext:value-type="float">
            <text:p>888330</text:p>
          </table:table-cell>
          <table:table-cell office:value-type="float" office:value="966364" calcext:value-type="float">
            <text:p>966364</text:p>
          </table:table-cell>
          <table:table-cell office:value-type="float" office:value="8883942" calcext:value-type="float">
            <text:p>8883942</text:p>
          </table:table-cell>
          <table:table-cell office:value-type="float" office:value="9663640" calcext:value-type="float">
            <text:p>9663640</text:p>
          </table:table-cell>
        </table:table-row>
        <table:table-row table:style-name="ro2">
          <table:table-cell office:value-type="float" office:value="60800" calcext:value-type="float">
            <text:p>60800</text:p>
          </table:table-cell>
          <table:table-cell office:value-type="float" office:value="889915" calcext:value-type="float">
            <text:p>889915</text:p>
          </table:table-cell>
          <table:table-cell office:value-type="float" office:value="968064" calcext:value-type="float">
            <text:p>968064</text:p>
          </table:table-cell>
          <table:table-cell office:value-type="float" office:value="8899682" calcext:value-type="float">
            <text:p>8899682</text:p>
          </table:table-cell>
          <table:table-cell office:value-type="float" office:value="9680640" calcext:value-type="float">
            <text:p>9680640</text:p>
          </table:table-cell>
        </table:table-row>
        <table:table-row table:style-name="ro2">
          <table:table-cell office:value-type="float" office:value="60900" calcext:value-type="float">
            <text:p>60900</text:p>
          </table:table-cell>
          <table:table-cell office:value-type="float" office:value="891583" calcext:value-type="float">
            <text:p>891583</text:p>
          </table:table-cell>
          <table:table-cell office:value-type="float" office:value="969764" calcext:value-type="float">
            <text:p>969764</text:p>
          </table:table-cell>
          <table:table-cell office:value-type="float" office:value="8915642" calcext:value-type="float">
            <text:p>8915642</text:p>
          </table:table-cell>
          <table:table-cell office:value-type="float" office:value="9697640" calcext:value-type="float">
            <text:p>9697640</text:p>
          </table:table-cell>
        </table:table-row>
        <table:table-row table:style-name="ro2">
          <table:table-cell office:value-type="float" office:value="61000" calcext:value-type="float">
            <text:p>61000</text:p>
          </table:table-cell>
          <table:table-cell office:value-type="float" office:value="893139" calcext:value-type="float">
            <text:p>893139</text:p>
          </table:table-cell>
          <table:table-cell office:value-type="float" office:value="971464" calcext:value-type="float">
            <text:p>971464</text:p>
          </table:table-cell>
          <table:table-cell office:value-type="float" office:value="8931540" calcext:value-type="float">
            <text:p>8931540</text:p>
          </table:table-cell>
          <table:table-cell office:value-type="float" office:value="9714640" calcext:value-type="float">
            <text:p>9714640</text:p>
          </table:table-cell>
        </table:table-row>
        <table:table-row table:style-name="ro2">
          <table:table-cell office:value-type="float" office:value="61100" calcext:value-type="float">
            <text:p>61100</text:p>
          </table:table-cell>
          <table:table-cell office:value-type="float" office:value="894716" calcext:value-type="float">
            <text:p>894716</text:p>
          </table:table-cell>
          <table:table-cell office:value-type="float" office:value="973164" calcext:value-type="float">
            <text:p>973164</text:p>
          </table:table-cell>
          <table:table-cell office:value-type="float" office:value="8947888" calcext:value-type="float">
            <text:p>8947888</text:p>
          </table:table-cell>
          <table:table-cell office:value-type="float" office:value="9731640" calcext:value-type="float">
            <text:p>9731640</text:p>
          </table:table-cell>
        </table:table-row>
        <table:table-row table:style-name="ro2">
          <table:table-cell office:value-type="float" office:value="61200" calcext:value-type="float">
            <text:p>61200</text:p>
          </table:table-cell>
          <table:table-cell office:value-type="float" office:value="896409" calcext:value-type="float">
            <text:p>896409</text:p>
          </table:table-cell>
          <table:table-cell office:value-type="float" office:value="974864" calcext:value-type="float">
            <text:p>974864</text:p>
          </table:table-cell>
          <table:table-cell office:value-type="float" office:value="8963474" calcext:value-type="float">
            <text:p>8963474</text:p>
          </table:table-cell>
          <table:table-cell office:value-type="float" office:value="9748640" calcext:value-type="float">
            <text:p>9748640</text:p>
          </table:table-cell>
        </table:table-row>
        <table:table-row table:style-name="ro2">
          <table:table-cell office:value-type="float" office:value="61300" calcext:value-type="float">
            <text:p>61300</text:p>
          </table:table-cell>
          <table:table-cell office:value-type="float" office:value="897926" calcext:value-type="float">
            <text:p>897926</text:p>
          </table:table-cell>
          <table:table-cell office:value-type="float" office:value="976564" calcext:value-type="float">
            <text:p>976564</text:p>
          </table:table-cell>
          <table:table-cell office:value-type="float" office:value="8979424" calcext:value-type="float">
            <text:p>8979424</text:p>
          </table:table-cell>
          <table:table-cell office:value-type="float" office:value="9765640" calcext:value-type="float">
            <text:p>9765640</text:p>
          </table:table-cell>
        </table:table-row>
        <table:table-row table:style-name="ro2">
          <table:table-cell office:value-type="float" office:value="61400" calcext:value-type="float">
            <text:p>61400</text:p>
          </table:table-cell>
          <table:table-cell office:value-type="float" office:value="899544" calcext:value-type="float">
            <text:p>899544</text:p>
          </table:table-cell>
          <table:table-cell office:value-type="float" office:value="978264" calcext:value-type="float">
            <text:p>978264</text:p>
          </table:table-cell>
          <table:table-cell office:value-type="float" office:value="8995670" calcext:value-type="float">
            <text:p>8995670</text:p>
          </table:table-cell>
          <table:table-cell office:value-type="float" office:value="9782640" calcext:value-type="float">
            <text:p>9782640</text:p>
          </table:table-cell>
        </table:table-row>
        <table:table-row table:style-name="ro2">
          <table:table-cell office:value-type="float" office:value="61500" calcext:value-type="float">
            <text:p>61500</text:p>
          </table:table-cell>
          <table:table-cell office:value-type="float" office:value="901136" calcext:value-type="float">
            <text:p>901136</text:p>
          </table:table-cell>
          <table:table-cell office:value-type="float" office:value="979964" calcext:value-type="float">
            <text:p>979964</text:p>
          </table:table-cell>
          <table:table-cell office:value-type="float" office:value="9011531" calcext:value-type="float">
            <text:p>9011531</text:p>
          </table:table-cell>
          <table:table-cell office:value-type="float" office:value="9799640" calcext:value-type="float">
            <text:p>9799640</text:p>
          </table:table-cell>
        </table:table-row>
        <table:table-row table:style-name="ro2">
          <table:table-cell office:value-type="float" office:value="61600" calcext:value-type="float">
            <text:p>61600</text:p>
          </table:table-cell>
          <table:table-cell office:value-type="float" office:value="902760" calcext:value-type="float">
            <text:p>902760</text:p>
          </table:table-cell>
          <table:table-cell office:value-type="float" office:value="981664" calcext:value-type="float">
            <text:p>981664</text:p>
          </table:table-cell>
          <table:table-cell office:value-type="float" office:value="9027366" calcext:value-type="float">
            <text:p>9027366</text:p>
          </table:table-cell>
          <table:table-cell office:value-type="float" office:value="9816640" calcext:value-type="float">
            <text:p>9816640</text:p>
          </table:table-cell>
        </table:table-row>
        <table:table-row table:style-name="ro2">
          <table:table-cell office:value-type="float" office:value="61700" calcext:value-type="float">
            <text:p>61700</text:p>
          </table:table-cell>
          <table:table-cell office:value-type="float" office:value="904297" calcext:value-type="float">
            <text:p>904297</text:p>
          </table:table-cell>
          <table:table-cell office:value-type="float" office:value="983364" calcext:value-type="float">
            <text:p>983364</text:p>
          </table:table-cell>
          <table:table-cell office:value-type="float" office:value="9043508" calcext:value-type="float">
            <text:p>9043508</text:p>
          </table:table-cell>
          <table:table-cell office:value-type="float" office:value="9833640" calcext:value-type="float">
            <text:p>9833640</text:p>
          </table:table-cell>
        </table:table-row>
        <table:table-row table:style-name="ro2">
          <table:table-cell office:value-type="float" office:value="61800" calcext:value-type="float">
            <text:p>61800</text:p>
          </table:table-cell>
          <table:table-cell office:value-type="float" office:value="906024" calcext:value-type="float">
            <text:p>906024</text:p>
          </table:table-cell>
          <table:table-cell office:value-type="float" office:value="985064" calcext:value-type="float">
            <text:p>985064</text:p>
          </table:table-cell>
          <table:table-cell office:value-type="float" office:value="9059467" calcext:value-type="float">
            <text:p>9059467</text:p>
          </table:table-cell>
          <table:table-cell office:value-type="float" office:value="9850640" calcext:value-type="float">
            <text:p>9850640</text:p>
          </table:table-cell>
        </table:table-row>
        <table:table-row table:style-name="ro2">
          <table:table-cell office:value-type="float" office:value="61900" calcext:value-type="float">
            <text:p>61900</text:p>
          </table:table-cell>
          <table:table-cell office:value-type="float" office:value="907539" calcext:value-type="float">
            <text:p>907539</text:p>
          </table:table-cell>
          <table:table-cell office:value-type="float" office:value="986764" calcext:value-type="float">
            <text:p>986764</text:p>
          </table:table-cell>
          <table:table-cell office:value-type="float" office:value="9075543" calcext:value-type="float">
            <text:p>9075543</text:p>
          </table:table-cell>
          <table:table-cell office:value-type="float" office:value="9867640" calcext:value-type="float">
            <text:p>9867640</text:p>
          </table:table-cell>
        </table:table-row>
        <table:table-row table:style-name="ro2">
          <table:table-cell office:value-type="float" office:value="62000" calcext:value-type="float">
            <text:p>62000</text:p>
          </table:table-cell>
          <table:table-cell office:value-type="float" office:value="909082" calcext:value-type="float">
            <text:p>909082</text:p>
          </table:table-cell>
          <table:table-cell office:value-type="float" office:value="988464" calcext:value-type="float">
            <text:p>988464</text:p>
          </table:table-cell>
          <table:table-cell office:value-type="float" office:value="9091406" calcext:value-type="float">
            <text:p>9091406</text:p>
          </table:table-cell>
          <table:table-cell office:value-type="float" office:value="9884640" calcext:value-type="float">
            <text:p>9884640</text:p>
          </table:table-cell>
        </table:table-row>
        <table:table-row table:style-name="ro2">
          <table:table-cell office:value-type="float" office:value="62100" calcext:value-type="float">
            <text:p>62100</text:p>
          </table:table-cell>
          <table:table-cell office:value-type="float" office:value="910750" calcext:value-type="float">
            <text:p>910750</text:p>
          </table:table-cell>
          <table:table-cell office:value-type="float" office:value="990164" calcext:value-type="float">
            <text:p>990164</text:p>
          </table:table-cell>
          <table:table-cell office:value-type="float" office:value="9107498" calcext:value-type="float">
            <text:p>9107498</text:p>
          </table:table-cell>
          <table:table-cell office:value-type="float" office:value="9901640" calcext:value-type="float">
            <text:p>9901640</text:p>
          </table:table-cell>
        </table:table-row>
        <table:table-row table:style-name="ro2">
          <table:table-cell office:value-type="float" office:value="62200" calcext:value-type="float">
            <text:p>62200</text:p>
          </table:table-cell>
          <table:table-cell office:value-type="float" office:value="912324" calcext:value-type="float">
            <text:p>912324</text:p>
          </table:table-cell>
          <table:table-cell office:value-type="float" office:value="991864" calcext:value-type="float">
            <text:p>991864</text:p>
          </table:table-cell>
          <table:table-cell office:value-type="float" office:value="9123448" calcext:value-type="float">
            <text:p>9123448</text:p>
          </table:table-cell>
          <table:table-cell office:value-type="float" office:value="9918640" calcext:value-type="float">
            <text:p>9918640</text:p>
          </table:table-cell>
        </table:table-row>
        <table:table-row table:style-name="ro2">
          <table:table-cell office:value-type="float" office:value="62300" calcext:value-type="float">
            <text:p>62300</text:p>
          </table:table-cell>
          <table:table-cell office:value-type="float" office:value="913924" calcext:value-type="float">
            <text:p>913924</text:p>
          </table:table-cell>
          <table:table-cell office:value-type="float" office:value="993564" calcext:value-type="float">
            <text:p>993564</text:p>
          </table:table-cell>
          <table:table-cell office:value-type="float" office:value="9139442" calcext:value-type="float">
            <text:p>9139442</text:p>
          </table:table-cell>
          <table:table-cell office:value-type="float" office:value="9935640" calcext:value-type="float">
            <text:p>9935640</text:p>
          </table:table-cell>
        </table:table-row>
        <table:table-row table:style-name="ro2">
          <table:table-cell office:value-type="float" office:value="62400" calcext:value-type="float">
            <text:p>62400</text:p>
          </table:table-cell>
          <table:table-cell office:value-type="float" office:value="915495" calcext:value-type="float">
            <text:p>915495</text:p>
          </table:table-cell>
          <table:table-cell office:value-type="float" office:value="995264" calcext:value-type="float">
            <text:p>995264</text:p>
          </table:table-cell>
          <table:table-cell office:value-type="float" office:value="9155400" calcext:value-type="float">
            <text:p>9155400</text:p>
          </table:table-cell>
          <table:table-cell office:value-type="float" office:value="9952640" calcext:value-type="float">
            <text:p>9952640</text:p>
          </table:table-cell>
        </table:table-row>
        <table:table-row table:style-name="ro2">
          <table:table-cell office:value-type="float" office:value="62500" calcext:value-type="float">
            <text:p>62500</text:p>
          </table:table-cell>
          <table:table-cell office:value-type="float" office:value="917124" calcext:value-type="float">
            <text:p>917124</text:p>
          </table:table-cell>
          <table:table-cell office:value-type="float" office:value="996964" calcext:value-type="float">
            <text:p>996964</text:p>
          </table:table-cell>
          <table:table-cell office:value-type="float" office:value="9171407" calcext:value-type="float">
            <text:p>9171407</text:p>
          </table:table-cell>
          <table:table-cell office:value-type="float" office:value="9969640" calcext:value-type="float">
            <text:p>9969640</text:p>
          </table:table-cell>
        </table:table-row>
        <table:table-row table:style-name="ro2">
          <table:table-cell office:value-type="float" office:value="62600" calcext:value-type="float">
            <text:p>62600</text:p>
          </table:table-cell>
          <table:table-cell office:value-type="float" office:value="918843" calcext:value-type="float">
            <text:p>918843</text:p>
          </table:table-cell>
          <table:table-cell office:value-type="float" office:value="998664" calcext:value-type="float">
            <text:p>998664</text:p>
          </table:table-cell>
          <table:table-cell office:value-type="float" office:value="9187241" calcext:value-type="float">
            <text:p>9187241</text:p>
          </table:table-cell>
          <table:table-cell office:value-type="float" office:value="9986640" calcext:value-type="float">
            <text:p>9986640</text:p>
          </table:table-cell>
        </table:table-row>
        <table:table-row table:style-name="ro2">
          <table:table-cell office:value-type="float" office:value="62700" calcext:value-type="float">
            <text:p>62700</text:p>
          </table:table-cell>
          <table:table-cell office:value-type="float" office:value="920301" calcext:value-type="float">
            <text:p>920301</text:p>
          </table:table-cell>
          <table:table-cell office:value-type="float" office:value="1000364" calcext:value-type="float">
            <text:p>1000364</text:p>
          </table:table-cell>
          <table:table-cell office:value-type="float" office:value="9203400" calcext:value-type="float">
            <text:p>9203400</text:p>
          </table:table-cell>
          <table:table-cell office:value-type="float" office:value="10003640" calcext:value-type="float">
            <text:p>10003640</text:p>
          </table:table-cell>
        </table:table-row>
        <table:table-row table:style-name="ro2">
          <table:table-cell office:value-type="float" office:value="62800" calcext:value-type="float">
            <text:p>62800</text:p>
          </table:table-cell>
          <table:table-cell office:value-type="float" office:value="921950" calcext:value-type="float">
            <text:p>921950</text:p>
          </table:table-cell>
          <table:table-cell office:value-type="float" office:value="1002064" calcext:value-type="float">
            <text:p>1002064</text:p>
          </table:table-cell>
          <table:table-cell office:value-type="float" office:value="9219523" calcext:value-type="float">
            <text:p>9219523</text:p>
          </table:table-cell>
          <table:table-cell office:value-type="float" office:value="10020640" calcext:value-type="float">
            <text:p>100206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04:32:31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5S</meta:editing-duration>
    <meta:editing-cycles>3</meta:editing-cycles>
    <meta:generator>LibreOffice/5.3.0.3$Windows_x86 LibreOffice_project/7074905676c47b82bbcfbea1aeefc84afe1c50e1</meta:generator>
    <dc:date>2017-03-31T03:46:37.206000000</dc:date>
    <meta:document-statistic meta:table-count="3" meta:cell-count="62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87cm" xlink:href=".." xlink:type="simple" chart:class="chart:line" chart:style-name="ch1">
        <chart:title svg:x="5.955cm" svg:y="0.316cm" chart:style-name="ch2">
          <text:p>QuickSort+insertion</text:p>
        </chart:title>
        <chart:legend chart:legend-position="end" svg:x="12.902cm" svg:y="3.603cm" style:legend-expansion="high" chart:style-name="ch3"/>
        <chart:plot-area chart:style-name="ch4" table:cell-range-address="Sheet1.A1:Sheet1.E629" chart:data-source-has-labels="both" svg:x="0.32cm" svg:y="1.25cm" svg:width="12.262cm" svg:height="7.656cm">
          <chartooo:coordinate-region svg:x="1.867cm" svg:y="1.25cm" svg:width="10.715cm" svg:height="6.335cm"/>
          <chart:axis chart:dimension="x" chart:name="primary-x" chart:style-name="ch5" chartooo:axis-type="auto">
            <chartooo:date-scale/>
            <chart:categories table:cell-range-address="Sheet1.A1:Sheet1.A6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29" loext:label-string="qi_compare" chart:class="chart:line">
            <chart:data-point chart:repeated="629"/>
          </chart:series>
          <chart:series chart:style-name="ch8" chart:values-cell-range-address="Sheet1.C1:Sheet1.C629" loext:label-string="qi_swap" chart:class="chart:line">
            <chart:data-point chart:repeated="629"/>
          </chart:series>
          <chart:series chart:style-name="ch9" chart:values-cell-range-address="Sheet1.D1:Sheet1.D629" loext:label-string="q_compare" chart:class="chart:line">
            <chart:data-point chart:repeated="629"/>
          </chart:series>
          <chart:series chart:style-name="ch10" chart:values-cell-range-address="Sheet1.E1:Sheet1.E629" loext:label-string="q_swap" chart:class="chart:line">
            <chart:data-point chart:repeated="6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i_compare</text:p>
              </table:table-cell>
              <table:table-cell office:value-type="string">
                <text:p>qi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629</svg:desc>
                </draw:g>
              </table:table-cell>
              <table:table-cell office:value-type="float" office:value="0">
                <text:p>0</text:p>
                <draw:g>
                  <svg:desc>Sheet1.B1:Sheet1.B629</svg:desc>
                </draw:g>
              </table:table-cell>
              <table:table-cell office:value-type="float" office:value="0">
                <text:p>0</text:p>
                <draw:g>
                  <svg:desc>Sheet1.C1:Sheet1.C629</svg:desc>
                </draw:g>
              </table:table-cell>
              <table:table-cell office:value-type="float" office:value="0">
                <text:p>0</text:p>
                <draw:g>
                  <svg:desc>Sheet1.D1:Sheet1.D629</svg:desc>
                </draw:g>
              </table:table-cell>
              <table:table-cell office:value-type="float" office:value="0">
                <text:p>0</text:p>
                <draw:g>
                  <svg:desc>Sheet1.E1:Sheet1.E62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499">
                <text:p>4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1283">
                <text:p>128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  <table:table-cell office:value-type="float" office:value="123">
                <text:p>123</text:p>
              </table:table-cell>
              <table:table-cell office:value-type="float" office:value="2161">
                <text:p>216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3">
                <text:p>323</text:p>
              </table:table-cell>
              <table:table-cell office:value-type="float" office:value="190">
                <text:p>190</text:p>
              </table:table-cell>
              <table:table-cell office:value-type="float" office:value="3071">
                <text:p>3071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1">
                <text:p>421</text:p>
              </table:table-cell>
              <table:table-cell office:value-type="float" office:value="238">
                <text:p>238</text:p>
              </table:table-cell>
              <table:table-cell office:value-type="float" office:value="4061">
                <text:p>4061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0">
                <text:p>530</text:p>
              </table:table-cell>
              <table:table-cell office:value-type="float" office:value="307">
                <text:p>307</text:p>
              </table:table-cell>
              <table:table-cell office:value-type="float" office:value="5100">
                <text:p>510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20">
                <text:p>620</text:p>
              </table:table-cell>
              <table:table-cell office:value-type="float" office:value="342">
                <text:p>342</text:p>
              </table:table-cell>
              <table:table-cell office:value-type="float" office:value="6102">
                <text:p>6102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08">
                <text:p>708</text:p>
              </table:table-cell>
              <table:table-cell office:value-type="float" office:value="391">
                <text:p>391</text:p>
              </table:table-cell>
              <table:table-cell office:value-type="float" office:value="7201">
                <text:p>7201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02">
                <text:p>802</text:p>
              </table:table-cell>
              <table:table-cell office:value-type="float" office:value="443">
                <text:p>443</text:p>
              </table:table-cell>
              <table:table-cell office:value-type="float" office:value="8423">
                <text:p>842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4">
                <text:p>934</text:p>
              </table:table-cell>
              <table:table-cell office:value-type="float" office:value="522">
                <text:p>522</text:p>
              </table:table-cell>
              <table:table-cell office:value-type="float" office:value="9621">
                <text:p>9621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74">
                <text:p>1074</text:p>
              </table:table-cell>
              <table:table-cell office:value-type="float" office:value="567">
                <text:p>567</text:p>
              </table:table-cell>
              <table:table-cell office:value-type="float" office:value="10829">
                <text:p>10829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619">
                <text:p>619</text:p>
              </table:table-cell>
              <table:table-cell office:value-type="float" office:value="11775">
                <text:p>11775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60">
                <text:p>1260</text:p>
              </table:table-cell>
              <table:table-cell office:value-type="float" office:value="694">
                <text:p>694</text:p>
              </table:table-cell>
              <table:table-cell office:value-type="float" office:value="12953">
                <text:p>12953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62">
                <text:p>1462</text:p>
              </table:table-cell>
              <table:table-cell office:value-type="float" office:value="805">
                <text:p>805</text:p>
              </table:table-cell>
              <table:table-cell office:value-type="float" office:value="13994">
                <text:p>13994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491">
                <text:p>1491</text:p>
              </table:table-cell>
              <table:table-cell office:value-type="float" office:value="781">
                <text:p>781</text:p>
              </table:table-cell>
              <table:table-cell office:value-type="float" office:value="15301">
                <text:p>15301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61">
                <text:p>1661</text:p>
              </table:table-cell>
              <table:table-cell office:value-type="float" office:value="915">
                <text:p>915</text:p>
              </table:table-cell>
              <table:table-cell office:value-type="float" office:value="16690">
                <text:p>16690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46">
                <text:p>1746</text:p>
              </table:table-cell>
              <table:table-cell office:value-type="float" office:value="943">
                <text:p>943</text:p>
              </table:table-cell>
              <table:table-cell office:value-type="float" office:value="17792">
                <text:p>17792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94">
                <text:p>1894</text:p>
              </table:table-cell>
              <table:table-cell office:value-type="float" office:value="1057">
                <text:p>1057</text:p>
              </table:table-cell>
              <table:table-cell office:value-type="float" office:value="19083">
                <text:p>19083</text:p>
              </table:table-cell>
              <table:table-cell office:value-type="float" office:value="10443">
                <text:p>104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87">
                <text:p>1987</text:p>
              </table:table-cell>
              <table:table-cell office:value-type="float" office:value="1029">
                <text:p>1029</text:p>
              </table:table-cell>
              <table:table-cell office:value-type="float" office:value="20642">
                <text:p>20642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62">
                <text:p>2162</text:p>
              </table:table-cell>
              <table:table-cell office:value-type="float" office:value="1175">
                <text:p>1175</text:p>
              </table:table-cell>
              <table:table-cell office:value-type="float" office:value="21388">
                <text:p>21388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311">
                <text:p>2311</text:p>
              </table:table-cell>
              <table:table-cell office:value-type="float" office:value="1285">
                <text:p>1285</text:p>
              </table:table-cell>
              <table:table-cell office:value-type="float" office:value="23056">
                <text:p>23056</text:p>
              </table:table-cell>
              <table:table-cell office:value-type="float" office:value="12346">
                <text:p>1234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421">
                <text:p>2421</text:p>
              </table:table-cell>
              <table:table-cell office:value-type="float" office:value="1308">
                <text:p>1308</text:p>
              </table:table-cell>
              <table:table-cell office:value-type="float" office:value="24374">
                <text:p>24374</text:p>
              </table:table-cell>
              <table:table-cell office:value-type="float" office:value="13051">
                <text:p>1305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522">
                <text:p>2522</text:p>
              </table:table-cell>
              <table:table-cell office:value-type="float" office:value="1368">
                <text:p>1368</text:p>
              </table:table-cell>
              <table:table-cell office:value-type="float" office:value="25160">
                <text:p>25160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647">
                <text:p>2647</text:p>
              </table:table-cell>
              <table:table-cell office:value-type="float" office:value="1394">
                <text:p>1394</text:p>
              </table:table-cell>
              <table:table-cell office:value-type="float" office:value="27245">
                <text:p>27245</text:p>
              </table:table-cell>
              <table:table-cell office:value-type="float" office:value="14629">
                <text:p>1462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866">
                <text:p>2866</text:p>
              </table:table-cell>
              <table:table-cell office:value-type="float" office:value="1600">
                <text:p>1600</text:p>
              </table:table-cell>
              <table:table-cell office:value-type="float" office:value="28448">
                <text:p>28448</text:p>
              </table:table-cell>
              <table:table-cell office:value-type="float" office:value="15379">
                <text:p>1537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936">
                <text:p>2936</text:p>
              </table:table-cell>
              <table:table-cell office:value-type="float" office:value="1562">
                <text:p>1562</text:p>
              </table:table-cell>
              <table:table-cell office:value-type="float" office:value="29544">
                <text:p>29544</text:p>
              </table:table-cell>
              <table:table-cell office:value-type="float" office:value="15859">
                <text:p>1585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074">
                <text:p>3074</text:p>
              </table:table-cell>
              <table:table-cell office:value-type="float" office:value="1643">
                <text:p>1643</text:p>
              </table:table-cell>
              <table:table-cell office:value-type="float" office:value="30915">
                <text:p>30915</text:p>
              </table:table-cell>
              <table:table-cell office:value-type="float" office:value="16564">
                <text:p>1656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226">
                <text:p>3226</text:p>
              </table:table-cell>
              <table:table-cell office:value-type="float" office:value="1757">
                <text:p>1757</text:p>
              </table:table-cell>
              <table:table-cell office:value-type="float" office:value="32236">
                <text:p>32236</text:p>
              </table:table-cell>
              <table:table-cell office:value-type="float" office:value="17544">
                <text:p>1754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436">
                <text:p>3436</text:p>
              </table:table-cell>
              <table:table-cell office:value-type="float" office:value="1824">
                <text:p>1824</text:p>
              </table:table-cell>
              <table:table-cell office:value-type="float" office:value="33856">
                <text:p>33856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570">
                <text:p>3570</text:p>
              </table:table-cell>
              <table:table-cell office:value-type="float" office:value="1978">
                <text:p>1978</text:p>
              </table:table-cell>
              <table:table-cell office:value-type="float" office:value="35327">
                <text:p>35327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641">
                <text:p>3641</text:p>
              </table:table-cell>
              <table:table-cell office:value-type="float" office:value="1940">
                <text:p>1940</text:p>
              </table:table-cell>
              <table:table-cell office:value-type="float" office:value="36517">
                <text:p>36517</text:p>
              </table:table-cell>
              <table:table-cell office:value-type="float" office:value="19581">
                <text:p>195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720">
                <text:p>3720</text:p>
              </table:table-cell>
              <table:table-cell office:value-type="float" office:value="1958">
                <text:p>1958</text:p>
              </table:table-cell>
              <table:table-cell office:value-type="float" office:value="37843">
                <text:p>37843</text:p>
              </table:table-cell>
              <table:table-cell office:value-type="float" office:value="20094">
                <text:p>2009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861">
                <text:p>3861</text:p>
              </table:table-cell>
              <table:table-cell office:value-type="float" office:value="2126">
                <text:p>2126</text:p>
              </table:table-cell>
              <table:table-cell office:value-type="float" office:value="39035">
                <text:p>39035</text:p>
              </table:table-cell>
              <table:table-cell office:value-type="float" office:value="21061">
                <text:p>2106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063">
                <text:p>4063</text:p>
              </table:table-cell>
              <table:table-cell office:value-type="float" office:value="2093">
                <text:p>2093</text:p>
              </table:table-cell>
              <table:table-cell office:value-type="float" office:value="40918">
                <text:p>40918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213">
                <text:p>4213</text:p>
              </table:table-cell>
              <table:table-cell office:value-type="float" office:value="2307">
                <text:p>2307</text:p>
              </table:table-cell>
              <table:table-cell office:value-type="float" office:value="42003">
                <text:p>42003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4377">
                <text:p>4377</text:p>
              </table:table-cell>
              <table:table-cell office:value-type="float" office:value="2362">
                <text:p>2362</text:p>
              </table:table-cell>
              <table:table-cell office:value-type="float" office:value="42959">
                <text:p>42959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549">
                <text:p>4549</text:p>
              </table:table-cell>
              <table:table-cell office:value-type="float" office:value="2417">
                <text:p>2417</text:p>
              </table:table-cell>
              <table:table-cell office:value-type="float" office:value="44924">
                <text:p>44924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659">
                <text:p>4659</text:p>
              </table:table-cell>
              <table:table-cell office:value-type="float" office:value="2425">
                <text:p>2425</text:p>
              </table:table-cell>
              <table:table-cell office:value-type="float" office:value="46081">
                <text:p>46081</text:p>
              </table:table-cell>
              <table:table-cell office:value-type="float" office:value="24652">
                <text:p>2465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783">
                <text:p>4783</text:p>
              </table:table-cell>
              <table:table-cell office:value-type="float" office:value="2561">
                <text:p>2561</text:p>
              </table:table-cell>
              <table:table-cell office:value-type="float" office:value="47478">
                <text:p>47478</text:p>
              </table:table-cell>
              <table:table-cell office:value-type="float" office:value="25532">
                <text:p>2553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861">
                <text:p>4861</text:p>
              </table:table-cell>
              <table:table-cell office:value-type="float" office:value="2525">
                <text:p>2525</text:p>
              </table:table-cell>
              <table:table-cell office:value-type="float" office:value="49307">
                <text:p>49307</text:p>
              </table:table-cell>
              <table:table-cell office:value-type="float" office:value="26651">
                <text:p>2665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874">
                <text:p>4874</text:p>
              </table:table-cell>
              <table:table-cell office:value-type="float" office:value="2551">
                <text:p>2551</text:p>
              </table:table-cell>
              <table:table-cell office:value-type="float" office:value="50246">
                <text:p>50246</text:p>
              </table:table-cell>
              <table:table-cell office:value-type="float" office:value="26858">
                <text:p>268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5063">
                <text:p>5063</text:p>
              </table:table-cell>
              <table:table-cell office:value-type="float" office:value="2656">
                <text:p>2656</text:p>
              </table:table-cell>
              <table:table-cell office:value-type="float" office:value="51254">
                <text:p>51254</text:p>
              </table:table-cell>
              <table:table-cell office:value-type="float" office:value="27437">
                <text:p>27437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258">
                <text:p>5258</text:p>
              </table:table-cell>
              <table:table-cell office:value-type="float" office:value="2810">
                <text:p>2810</text:p>
              </table:table-cell>
              <table:table-cell office:value-type="float" office:value="53320">
                <text:p>53320</text:p>
              </table:table-cell>
              <table:table-cell office:value-type="float" office:value="28257">
                <text:p>2825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498">
                <text:p>5498</text:p>
              </table:table-cell>
              <table:table-cell office:value-type="float" office:value="2892">
                <text:p>2892</text:p>
              </table:table-cell>
              <table:table-cell office:value-type="float" office:value="54561">
                <text:p>54561</text:p>
              </table:table-cell>
              <table:table-cell office:value-type="float" office:value="29493">
                <text:p>2949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544">
                <text:p>5544</text:p>
              </table:table-cell>
              <table:table-cell office:value-type="float" office:value="2932">
                <text:p>2932</text:p>
              </table:table-cell>
              <table:table-cell office:value-type="float" office:value="55692">
                <text:p>55692</text:p>
              </table:table-cell>
              <table:table-cell office:value-type="float" office:value="29902">
                <text:p>2990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597">
                <text:p>5597</text:p>
              </table:table-cell>
              <table:table-cell office:value-type="float" office:value="3066">
                <text:p>3066</text:p>
              </table:table-cell>
              <table:table-cell office:value-type="float" office:value="57886">
                <text:p>57886</text:p>
              </table:table-cell>
              <table:table-cell office:value-type="float" office:value="30914">
                <text:p>3091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839">
                <text:p>5839</text:p>
              </table:table-cell>
              <table:table-cell office:value-type="float" office:value="3140">
                <text:p>3140</text:p>
              </table:table-cell>
              <table:table-cell office:value-type="float" office:value="59045">
                <text:p>59045</text:p>
              </table:table-cell>
              <table:table-cell office:value-type="float" office:value="31791">
                <text:p>3179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6200">
                <text:p>6200</text:p>
              </table:table-cell>
              <table:table-cell office:value-type="float" office:value="3369">
                <text:p>3369</text:p>
              </table:table-cell>
              <table:table-cell office:value-type="float" office:value="60146">
                <text:p>60146</text:p>
              </table:table-cell>
              <table:table-cell office:value-type="float" office:value="31934">
                <text:p>3193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6210">
                <text:p>6210</text:p>
              </table:table-cell>
              <table:table-cell office:value-type="float" office:value="3338">
                <text:p>3338</text:p>
              </table:table-cell>
              <table:table-cell office:value-type="float" office:value="61938">
                <text:p>61938</text:p>
              </table:table-cell>
              <table:table-cell office:value-type="float" office:value="33262">
                <text:p>332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552">
                <text:p>6552</text:p>
              </table:table-cell>
              <table:table-cell office:value-type="float" office:value="3364">
                <text:p>3364</text:p>
              </table:table-cell>
              <table:table-cell office:value-type="float" office:value="64109">
                <text:p>64109</text:p>
              </table:table-cell>
              <table:table-cell office:value-type="float" office:value="34354">
                <text:p>3435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6575">
                <text:p>6575</text:p>
              </table:table-cell>
              <table:table-cell office:value-type="float" office:value="3427">
                <text:p>3427</text:p>
              </table:table-cell>
              <table:table-cell office:value-type="float" office:value="64595">
                <text:p>64595</text:p>
              </table:table-cell>
              <table:table-cell office:value-type="float" office:value="34679">
                <text:p>3467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6570">
                <text:p>6570</text:p>
              </table:table-cell>
              <table:table-cell office:value-type="float" office:value="3489">
                <text:p>3489</text:p>
              </table:table-cell>
              <table:table-cell office:value-type="float" office:value="66878">
                <text:p>66878</text:p>
              </table:table-cell>
              <table:table-cell office:value-type="float" office:value="35580">
                <text:p>3558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6748">
                <text:p>6748</text:p>
              </table:table-cell>
              <table:table-cell office:value-type="float" office:value="3683">
                <text:p>3683</text:p>
              </table:table-cell>
              <table:table-cell office:value-type="float" office:value="68115">
                <text:p>68115</text:p>
              </table:table-cell>
              <table:table-cell office:value-type="float" office:value="36601">
                <text:p>3660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6902">
                <text:p>6902</text:p>
              </table:table-cell>
              <table:table-cell office:value-type="float" office:value="3656">
                <text:p>3656</text:p>
              </table:table-cell>
              <table:table-cell office:value-type="float" office:value="69571">
                <text:p>69571</text:p>
              </table:table-cell>
              <table:table-cell office:value-type="float" office:value="36771">
                <text:p>3677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908">
                <text:p>6908</text:p>
              </table:table-cell>
              <table:table-cell office:value-type="float" office:value="3710">
                <text:p>3710</text:p>
              </table:table-cell>
              <table:table-cell office:value-type="float" office:value="70794">
                <text:p>70794</text:p>
              </table:table-cell>
              <table:table-cell office:value-type="float" office:value="37652">
                <text:p>3765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7311">
                <text:p>7311</text:p>
              </table:table-cell>
              <table:table-cell office:value-type="float" office:value="3903">
                <text:p>3903</text:p>
              </table:table-cell>
              <table:table-cell office:value-type="float" office:value="72259">
                <text:p>72259</text:p>
              </table:table-cell>
              <table:table-cell office:value-type="float" office:value="38618">
                <text:p>3861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7290">
                <text:p>7290</text:p>
              </table:table-cell>
              <table:table-cell office:value-type="float" office:value="3977">
                <text:p>3977</text:p>
              </table:table-cell>
              <table:table-cell office:value-type="float" office:value="73827">
                <text:p>73827</text:p>
              </table:table-cell>
              <table:table-cell office:value-type="float" office:value="39124">
                <text:p>3912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7466">
                <text:p>7466</text:p>
              </table:table-cell>
              <table:table-cell office:value-type="float" office:value="3932">
                <text:p>3932</text:p>
              </table:table-cell>
              <table:table-cell office:value-type="float" office:value="76006">
                <text:p>76006</text:p>
              </table:table-cell>
              <table:table-cell office:value-type="float" office:value="40550">
                <text:p>4055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7669">
                <text:p>7669</text:p>
              </table:table-cell>
              <table:table-cell office:value-type="float" office:value="3976">
                <text:p>3976</text:p>
              </table:table-cell>
              <table:table-cell office:value-type="float" office:value="76040">
                <text:p>76040</text:p>
              </table:table-cell>
              <table:table-cell office:value-type="float" office:value="40756">
                <text:p>407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685">
                <text:p>7685</text:p>
              </table:table-cell>
              <table:table-cell office:value-type="float" office:value="4074">
                <text:p>4074</text:p>
              </table:table-cell>
              <table:table-cell office:value-type="float" office:value="77705">
                <text:p>77705</text:p>
              </table:table-cell>
              <table:table-cell office:value-type="float" office:value="42364">
                <text:p>4236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8169">
                <text:p>8169</text:p>
              </table:table-cell>
              <table:table-cell office:value-type="float" office:value="4433">
                <text:p>4433</text:p>
              </table:table-cell>
              <table:table-cell office:value-type="float" office:value="80263">
                <text:p>80263</text:p>
              </table:table-cell>
              <table:table-cell office:value-type="float" office:value="42515">
                <text:p>4251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8175">
                <text:p>8175</text:p>
              </table:table-cell>
              <table:table-cell office:value-type="float" office:value="4288">
                <text:p>4288</text:p>
              </table:table-cell>
              <table:table-cell office:value-type="float" office:value="80598">
                <text:p>80598</text:p>
              </table:table-cell>
              <table:table-cell office:value-type="float" office:value="43150">
                <text:p>4315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8260">
                <text:p>8260</text:p>
              </table:table-cell>
              <table:table-cell office:value-type="float" office:value="4313">
                <text:p>4313</text:p>
              </table:table-cell>
              <table:table-cell office:value-type="float" office:value="83524">
                <text:p>83524</text:p>
              </table:table-cell>
              <table:table-cell office:value-type="float" office:value="44579">
                <text:p>4457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376">
                <text:p>8376</text:p>
              </table:table-cell>
              <table:table-cell office:value-type="float" office:value="4382">
                <text:p>4382</text:p>
              </table:table-cell>
              <table:table-cell office:value-type="float" office:value="85136">
                <text:p>85136</text:p>
              </table:table-cell>
              <table:table-cell office:value-type="float" office:value="45451">
                <text:p>4545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8224">
                <text:p>8224</text:p>
              </table:table-cell>
              <table:table-cell office:value-type="float" office:value="4330">
                <text:p>4330</text:p>
              </table:table-cell>
              <table:table-cell office:value-type="float" office:value="86062">
                <text:p>86062</text:p>
              </table:table-cell>
              <table:table-cell office:value-type="float" office:value="45897">
                <text:p>4589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8672">
                <text:p>8672</text:p>
              </table:table-cell>
              <table:table-cell office:value-type="float" office:value="4665">
                <text:p>4665</text:p>
              </table:table-cell>
              <table:table-cell office:value-type="float" office:value="87538">
                <text:p>87538</text:p>
              </table:table-cell>
              <table:table-cell office:value-type="float" office:value="46118">
                <text:p>4611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8751">
                <text:p>8751</text:p>
              </table:table-cell>
              <table:table-cell office:value-type="float" office:value="4626">
                <text:p>4626</text:p>
              </table:table-cell>
              <table:table-cell office:value-type="float" office:value="88970">
                <text:p>88970</text:p>
              </table:table-cell>
              <table:table-cell office:value-type="float" office:value="47415">
                <text:p>4741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8970">
                <text:p>8970</text:p>
              </table:table-cell>
              <table:table-cell office:value-type="float" office:value="4715">
                <text:p>4715</text:p>
              </table:table-cell>
              <table:table-cell office:value-type="float" office:value="90004">
                <text:p>90004</text:p>
              </table:table-cell>
              <table:table-cell office:value-type="float" office:value="48137">
                <text:p>4813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9320">
                <text:p>9320</text:p>
              </table:table-cell>
              <table:table-cell office:value-type="float" office:value="5068">
                <text:p>5068</text:p>
              </table:table-cell>
              <table:table-cell office:value-type="float" office:value="92136">
                <text:p>92136</text:p>
              </table:table-cell>
              <table:table-cell office:value-type="float" office:value="48631">
                <text:p>4863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230">
                <text:p>9230</text:p>
              </table:table-cell>
              <table:table-cell office:value-type="float" office:value="4971">
                <text:p>4971</text:p>
              </table:table-cell>
              <table:table-cell office:value-type="float" office:value="94907">
                <text:p>94907</text:p>
              </table:table-cell>
              <table:table-cell office:value-type="float" office:value="50046">
                <text:p>5004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9870">
                <text:p>9870</text:p>
              </table:table-cell>
              <table:table-cell office:value-type="float" office:value="5195">
                <text:p>5195</text:p>
              </table:table-cell>
              <table:table-cell office:value-type="float" office:value="95130">
                <text:p>95130</text:p>
              </table:table-cell>
              <table:table-cell office:value-type="float" office:value="50813">
                <text:p>5081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9726">
                <text:p>9726</text:p>
              </table:table-cell>
              <table:table-cell office:value-type="float" office:value="5156">
                <text:p>5156</text:p>
              </table:table-cell>
              <table:table-cell office:value-type="float" office:value="96020">
                <text:p>96020</text:p>
              </table:table-cell>
              <table:table-cell office:value-type="float" office:value="51266">
                <text:p>5126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9817">
                <text:p>9817</text:p>
              </table:table-cell>
              <table:table-cell office:value-type="float" office:value="5261">
                <text:p>5261</text:p>
              </table:table-cell>
              <table:table-cell office:value-type="float" office:value="98361">
                <text:p>98361</text:p>
              </table:table-cell>
              <table:table-cell office:value-type="float" office:value="51829">
                <text:p>5182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067">
                <text:p>10067</text:p>
              </table:table-cell>
              <table:table-cell office:value-type="float" office:value="5259">
                <text:p>5259</text:p>
              </table:table-cell>
              <table:table-cell office:value-type="float" office:value="99587">
                <text:p>99587</text:p>
              </table:table-cell>
              <table:table-cell office:value-type="float" office:value="52928">
                <text:p>5292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075">
                <text:p>10075</text:p>
              </table:table-cell>
              <table:table-cell office:value-type="float" office:value="5563">
                <text:p>5563</text:p>
              </table:table-cell>
              <table:table-cell office:value-type="float" office:value="101103">
                <text:p>101103</text:p>
              </table:table-cell>
              <table:table-cell office:value-type="float" office:value="53402">
                <text:p>5340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274">
                <text:p>10274</text:p>
              </table:table-cell>
              <table:table-cell office:value-type="float" office:value="5557">
                <text:p>5557</text:p>
              </table:table-cell>
              <table:table-cell office:value-type="float" office:value="102388">
                <text:p>102388</text:p>
              </table:table-cell>
              <table:table-cell office:value-type="float" office:value="54586">
                <text:p>5458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0323">
                <text:p>10323</text:p>
              </table:table-cell>
              <table:table-cell office:value-type="float" office:value="5340">
                <text:p>5340</text:p>
              </table:table-cell>
              <table:table-cell office:value-type="float" office:value="104945">
                <text:p>104945</text:p>
              </table:table-cell>
              <table:table-cell office:value-type="float" office:value="55534">
                <text:p>5553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0600">
                <text:p>10600</text:p>
              </table:table-cell>
              <table:table-cell office:value-type="float" office:value="5620">
                <text:p>5620</text:p>
              </table:table-cell>
              <table:table-cell office:value-type="float" office:value="106656">
                <text:p>106656</text:p>
              </table:table-cell>
              <table:table-cell office:value-type="float" office:value="56403">
                <text:p>5640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810">
                <text:p>10810</text:p>
              </table:table-cell>
              <table:table-cell office:value-type="float" office:value="5524">
                <text:p>5524</text:p>
              </table:table-cell>
              <table:table-cell office:value-type="float" office:value="107697">
                <text:p>107697</text:p>
              </table:table-cell>
              <table:table-cell office:value-type="float" office:value="57758">
                <text:p>577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911">
                <text:p>10911</text:p>
              </table:table-cell>
              <table:table-cell office:value-type="float" office:value="5971">
                <text:p>5971</text:p>
              </table:table-cell>
              <table:table-cell office:value-type="float" office:value="109127">
                <text:p>109127</text:p>
              </table:table-cell>
              <table:table-cell office:value-type="float" office:value="57413">
                <text:p>57413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1032">
                <text:p>11032</text:p>
              </table:table-cell>
              <table:table-cell office:value-type="float" office:value="6029">
                <text:p>6029</text:p>
              </table:table-cell>
              <table:table-cell office:value-type="float" office:value="109610">
                <text:p>109610</text:p>
              </table:table-cell>
              <table:table-cell office:value-type="float" office:value="58448">
                <text:p>5844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1124">
                <text:p>11124</text:p>
              </table:table-cell>
              <table:table-cell office:value-type="float" office:value="5903">
                <text:p>5903</text:p>
              </table:table-cell>
              <table:table-cell office:value-type="float" office:value="111448">
                <text:p>111448</text:p>
              </table:table-cell>
              <table:table-cell office:value-type="float" office:value="58824">
                <text:p>5882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1406">
                <text:p>11406</text:p>
              </table:table-cell>
              <table:table-cell office:value-type="float" office:value="6031">
                <text:p>6031</text:p>
              </table:table-cell>
              <table:table-cell office:value-type="float" office:value="112706">
                <text:p>112706</text:p>
              </table:table-cell>
              <table:table-cell office:value-type="float" office:value="60085">
                <text:p>6008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1734">
                <text:p>11734</text:p>
              </table:table-cell>
              <table:table-cell office:value-type="float" office:value="6272">
                <text:p>6272</text:p>
              </table:table-cell>
              <table:table-cell office:value-type="float" office:value="115026">
                <text:p>115026</text:p>
              </table:table-cell>
              <table:table-cell office:value-type="float" office:value="61318">
                <text:p>6131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1845">
                <text:p>11845</text:p>
              </table:table-cell>
              <table:table-cell office:value-type="float" office:value="6290">
                <text:p>6290</text:p>
              </table:table-cell>
              <table:table-cell office:value-type="float" office:value="116856">
                <text:p>116856</text:p>
              </table:table-cell>
              <table:table-cell office:value-type="float" office:value="62363">
                <text:p>6236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1891">
                <text:p>11891</text:p>
              </table:table-cell>
              <table:table-cell office:value-type="float" office:value="6316">
                <text:p>6316</text:p>
              </table:table-cell>
              <table:table-cell office:value-type="float" office:value="118842">
                <text:p>118842</text:p>
              </table:table-cell>
              <table:table-cell office:value-type="float" office:value="63446">
                <text:p>6344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1793">
                <text:p>11793</text:p>
              </table:table-cell>
              <table:table-cell office:value-type="float" office:value="6225">
                <text:p>6225</text:p>
              </table:table-cell>
              <table:table-cell office:value-type="float" office:value="119826">
                <text:p>119826</text:p>
              </table:table-cell>
              <table:table-cell office:value-type="float" office:value="63899">
                <text:p>6389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2654">
                <text:p>12654</text:p>
              </table:table-cell>
              <table:table-cell office:value-type="float" office:value="6498">
                <text:p>6498</text:p>
              </table:table-cell>
              <table:table-cell office:value-type="float" office:value="121595">
                <text:p>121595</text:p>
              </table:table-cell>
              <table:table-cell office:value-type="float" office:value="63927">
                <text:p>63927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2278">
                <text:p>12278</text:p>
              </table:table-cell>
              <table:table-cell office:value-type="float" office:value="6460">
                <text:p>6460</text:p>
              </table:table-cell>
              <table:table-cell office:value-type="float" office:value="123191">
                <text:p>123191</text:p>
              </table:table-cell>
              <table:table-cell office:value-type="float" office:value="65186">
                <text:p>6518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379">
                <text:p>12379</text:p>
              </table:table-cell>
              <table:table-cell office:value-type="float" office:value="6294">
                <text:p>6294</text:p>
              </table:table-cell>
              <table:table-cell office:value-type="float" office:value="125595">
                <text:p>125595</text:p>
              </table:table-cell>
              <table:table-cell office:value-type="float" office:value="66884">
                <text:p>6688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2758">
                <text:p>12758</text:p>
              </table:table-cell>
              <table:table-cell office:value-type="float" office:value="6681">
                <text:p>6681</text:p>
              </table:table-cell>
              <table:table-cell office:value-type="float" office:value="125183">
                <text:p>125183</text:p>
              </table:table-cell>
              <table:table-cell office:value-type="float" office:value="66552">
                <text:p>6655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3495">
                <text:p>13495</text:p>
              </table:table-cell>
              <table:table-cell office:value-type="float" office:value="7266">
                <text:p>7266</text:p>
              </table:table-cell>
              <table:table-cell office:value-type="float" office:value="128222">
                <text:p>128222</text:p>
              </table:table-cell>
              <table:table-cell office:value-type="float" office:value="68850">
                <text:p>6885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2816">
                <text:p>12816</text:p>
              </table:table-cell>
              <table:table-cell office:value-type="float" office:value="6783">
                <text:p>6783</text:p>
              </table:table-cell>
              <table:table-cell office:value-type="float" office:value="129640">
                <text:p>129640</text:p>
              </table:table-cell>
              <table:table-cell office:value-type="float" office:value="68955">
                <text:p>6895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3269">
                <text:p>13269</text:p>
              </table:table-cell>
              <table:table-cell office:value-type="float" office:value="7225">
                <text:p>7225</text:p>
              </table:table-cell>
              <table:table-cell office:value-type="float" office:value="130904">
                <text:p>130904</text:p>
              </table:table-cell>
              <table:table-cell office:value-type="float" office:value="69564">
                <text:p>6956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3234">
                <text:p>13234</text:p>
              </table:table-cell>
              <table:table-cell office:value-type="float" office:value="7103">
                <text:p>7103</text:p>
              </table:table-cell>
              <table:table-cell office:value-type="float" office:value="132612">
                <text:p>132612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3523">
                <text:p>13523</text:p>
              </table:table-cell>
              <table:table-cell office:value-type="float" office:value="7326">
                <text:p>7326</text:p>
              </table:table-cell>
              <table:table-cell office:value-type="float" office:value="133850">
                <text:p>133850</text:p>
              </table:table-cell>
              <table:table-cell office:value-type="float" office:value="71204">
                <text:p>71204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3703">
                <text:p>13703</text:p>
              </table:table-cell>
              <table:table-cell office:value-type="float" office:value="7044">
                <text:p>7044</text:p>
              </table:table-cell>
              <table:table-cell office:value-type="float" office:value="136238">
                <text:p>136238</text:p>
              </table:table-cell>
              <table:table-cell office:value-type="float" office:value="71902">
                <text:p>7190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3817">
                <text:p>13817</text:p>
              </table:table-cell>
              <table:table-cell office:value-type="float" office:value="7615">
                <text:p>7615</text:p>
              </table:table-cell>
              <table:table-cell office:value-type="float" office:value="137662">
                <text:p>137662</text:p>
              </table:table-cell>
              <table:table-cell office:value-type="float" office:value="72781">
                <text:p>7278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3576">
                <text:p>13576</text:p>
              </table:table-cell>
              <table:table-cell office:value-type="float" office:value="7145">
                <text:p>7145</text:p>
              </table:table-cell>
              <table:table-cell office:value-type="float" office:value="138618">
                <text:p>138618</text:p>
              </table:table-cell>
              <table:table-cell office:value-type="float" office:value="73426">
                <text:p>7342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63">
                <text:p>14063</text:p>
              </table:table-cell>
              <table:table-cell office:value-type="float" office:value="7331">
                <text:p>7331</text:p>
              </table:table-cell>
              <table:table-cell office:value-type="float" office:value="141116">
                <text:p>141116</text:p>
              </table:table-cell>
              <table:table-cell office:value-type="float" office:value="75552">
                <text:p>75552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4223">
                <text:p>14223</text:p>
              </table:table-cell>
              <table:table-cell office:value-type="float" office:value="7689">
                <text:p>7689</text:p>
              </table:table-cell>
              <table:table-cell office:value-type="float" office:value="143266">
                <text:p>143266</text:p>
              </table:table-cell>
              <table:table-cell office:value-type="float" office:value="76019">
                <text:p>76019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4441">
                <text:p>14441</text:p>
              </table:table-cell>
              <table:table-cell office:value-type="float" office:value="7556">
                <text:p>7556</text:p>
              </table:table-cell>
              <table:table-cell office:value-type="float" office:value="143287">
                <text:p>143287</text:p>
              </table:table-cell>
              <table:table-cell office:value-type="float" office:value="75390">
                <text:p>7539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4236">
                <text:p>14236</text:p>
              </table:table-cell>
              <table:table-cell office:value-type="float" office:value="7695">
                <text:p>7695</text:p>
              </table:table-cell>
              <table:table-cell office:value-type="float" office:value="144711">
                <text:p>144711</text:p>
              </table:table-cell>
              <table:table-cell office:value-type="float" office:value="77259">
                <text:p>77259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4770">
                <text:p>14770</text:p>
              </table:table-cell>
              <table:table-cell office:value-type="float" office:value="8074">
                <text:p>8074</text:p>
              </table:table-cell>
              <table:table-cell office:value-type="float" office:value="146985">
                <text:p>146985</text:p>
              </table:table-cell>
              <table:table-cell office:value-type="float" office:value="77702">
                <text:p>7770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4716">
                <text:p>14716</text:p>
              </table:table-cell>
              <table:table-cell office:value-type="float" office:value="7996">
                <text:p>7996</text:p>
              </table:table-cell>
              <table:table-cell office:value-type="float" office:value="149722">
                <text:p>149722</text:p>
              </table:table-cell>
              <table:table-cell office:value-type="float" office:value="80066">
                <text:p>80066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4951">
                <text:p>14951</text:p>
              </table:table-cell>
              <table:table-cell office:value-type="float" office:value="7946">
                <text:p>7946</text:p>
              </table:table-cell>
              <table:table-cell office:value-type="float" office:value="150880">
                <text:p>150880</text:p>
              </table:table-cell>
              <table:table-cell office:value-type="float" office:value="80143">
                <text:p>80143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4824">
                <text:p>14824</text:p>
              </table:table-cell>
              <table:table-cell office:value-type="float" office:value="7718">
                <text:p>7718</text:p>
              </table:table-cell>
              <table:table-cell office:value-type="float" office:value="152113">
                <text:p>152113</text:p>
              </table:table-cell>
              <table:table-cell office:value-type="float" office:value="82085">
                <text:p>8208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5470">
                <text:p>15470</text:p>
              </table:table-cell>
              <table:table-cell office:value-type="float" office:value="8407">
                <text:p>8407</text:p>
              </table:table-cell>
              <table:table-cell office:value-type="float" office:value="154648">
                <text:p>154648</text:p>
              </table:table-cell>
              <table:table-cell office:value-type="float" office:value="81737">
                <text:p>81737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5656">
                <text:p>15656</text:p>
              </table:table-cell>
              <table:table-cell office:value-type="float" office:value="8004">
                <text:p>8004</text:p>
              </table:table-cell>
              <table:table-cell office:value-type="float" office:value="155785">
                <text:p>155785</text:p>
              </table:table-cell>
              <table:table-cell office:value-type="float" office:value="82320">
                <text:p>8232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727">
                <text:p>15727</text:p>
              </table:table-cell>
              <table:table-cell office:value-type="float" office:value="8632">
                <text:p>8632</text:p>
              </table:table-cell>
              <table:table-cell office:value-type="float" office:value="156730">
                <text:p>156730</text:p>
              </table:table-cell>
              <table:table-cell office:value-type="float" office:value="82651">
                <text:p>82651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6219">
                <text:p>16219</text:p>
              </table:table-cell>
              <table:table-cell office:value-type="float" office:value="8605">
                <text:p>8605</text:p>
              </table:table-cell>
              <table:table-cell office:value-type="float" office:value="158178">
                <text:p>158178</text:p>
              </table:table-cell>
              <table:table-cell office:value-type="float" office:value="83306">
                <text:p>8330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5830">
                <text:p>15830</text:p>
              </table:table-cell>
              <table:table-cell office:value-type="float" office:value="8361">
                <text:p>8361</text:p>
              </table:table-cell>
              <table:table-cell office:value-type="float" office:value="160159">
                <text:p>160159</text:p>
              </table:table-cell>
              <table:table-cell office:value-type="float" office:value="84710">
                <text:p>8471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6200">
                <text:p>16200</text:p>
              </table:table-cell>
              <table:table-cell office:value-type="float" office:value="8788">
                <text:p>8788</text:p>
              </table:table-cell>
              <table:table-cell office:value-type="float" office:value="162434">
                <text:p>162434</text:p>
              </table:table-cell>
              <table:table-cell office:value-type="float" office:value="85387">
                <text:p>85387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6127">
                <text:p>16127</text:p>
              </table:table-cell>
              <table:table-cell office:value-type="float" office:value="8582">
                <text:p>8582</text:p>
              </table:table-cell>
              <table:table-cell office:value-type="float" office:value="163051">
                <text:p>163051</text:p>
              </table:table-cell>
              <table:table-cell office:value-type="float" office:value="86797">
                <text:p>86797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6488">
                <text:p>16488</text:p>
              </table:table-cell>
              <table:table-cell office:value-type="float" office:value="8489">
                <text:p>8489</text:p>
              </table:table-cell>
              <table:table-cell office:value-type="float" office:value="166182">
                <text:p>166182</text:p>
              </table:table-cell>
              <table:table-cell office:value-type="float" office:value="88679">
                <text:p>8867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6690">
                <text:p>16690</text:p>
              </table:table-cell>
              <table:table-cell office:value-type="float" office:value="8770">
                <text:p>8770</text:p>
              </table:table-cell>
              <table:table-cell office:value-type="float" office:value="167729">
                <text:p>167729</text:p>
              </table:table-cell>
              <table:table-cell office:value-type="float" office:value="89831">
                <text:p>89831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6841">
                <text:p>16841</text:p>
              </table:table-cell>
              <table:table-cell office:value-type="float" office:value="8822">
                <text:p>8822</text:p>
              </table:table-cell>
              <table:table-cell office:value-type="float" office:value="167564">
                <text:p>167564</text:p>
              </table:table-cell>
              <table:table-cell office:value-type="float" office:value="89183">
                <text:p>89183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7252">
                <text:p>17252</text:p>
              </table:table-cell>
              <table:table-cell office:value-type="float" office:value="9096">
                <text:p>9096</text:p>
              </table:table-cell>
              <table:table-cell office:value-type="float" office:value="170651">
                <text:p>170651</text:p>
              </table:table-cell>
              <table:table-cell office:value-type="float" office:value="90846">
                <text:p>90846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7391">
                <text:p>17391</text:p>
              </table:table-cell>
              <table:table-cell office:value-type="float" office:value="8965">
                <text:p>8965</text:p>
              </table:table-cell>
              <table:table-cell office:value-type="float" office:value="170789">
                <text:p>170789</text:p>
              </table:table-cell>
              <table:table-cell office:value-type="float" office:value="90304">
                <text:p>9030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515">
                <text:p>17515</text:p>
              </table:table-cell>
              <table:table-cell office:value-type="float" office:value="8823">
                <text:p>8823</text:p>
              </table:table-cell>
              <table:table-cell office:value-type="float" office:value="174621">
                <text:p>174621</text:p>
              </table:table-cell>
              <table:table-cell office:value-type="float" office:value="92152">
                <text:p>92152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7130">
                <text:p>17130</text:p>
              </table:table-cell>
              <table:table-cell office:value-type="float" office:value="9056">
                <text:p>9056</text:p>
              </table:table-cell>
              <table:table-cell office:value-type="float" office:value="174798">
                <text:p>174798</text:p>
              </table:table-cell>
              <table:table-cell office:value-type="float" office:value="92311">
                <text:p>92311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7418">
                <text:p>17418</text:p>
              </table:table-cell>
              <table:table-cell office:value-type="float" office:value="9240">
                <text:p>9240</text:p>
              </table:table-cell>
              <table:table-cell office:value-type="float" office:value="175371">
                <text:p>175371</text:p>
              </table:table-cell>
              <table:table-cell office:value-type="float" office:value="92281">
                <text:p>92281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7854">
                <text:p>17854</text:p>
              </table:table-cell>
              <table:table-cell office:value-type="float" office:value="9307">
                <text:p>9307</text:p>
              </table:table-cell>
              <table:table-cell office:value-type="float" office:value="177686">
                <text:p>177686</text:p>
              </table:table-cell>
              <table:table-cell office:value-type="float" office:value="93397">
                <text:p>93397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7787">
                <text:p>17787</text:p>
              </table:table-cell>
              <table:table-cell office:value-type="float" office:value="9446">
                <text:p>9446</text:p>
              </table:table-cell>
              <table:table-cell office:value-type="float" office:value="180921">
                <text:p>180921</text:p>
              </table:table-cell>
              <table:table-cell office:value-type="float" office:value="96382">
                <text:p>96382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8056">
                <text:p>18056</text:p>
              </table:table-cell>
              <table:table-cell office:value-type="float" office:value="9483">
                <text:p>9483</text:p>
              </table:table-cell>
              <table:table-cell office:value-type="float" office:value="181959">
                <text:p>181959</text:p>
              </table:table-cell>
              <table:table-cell office:value-type="float" office:value="95851">
                <text:p>95851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8846">
                <text:p>18846</text:p>
              </table:table-cell>
              <table:table-cell office:value-type="float" office:value="10284">
                <text:p>10284</text:p>
              </table:table-cell>
              <table:table-cell office:value-type="float" office:value="182361">
                <text:p>182361</text:p>
              </table:table-cell>
              <table:table-cell office:value-type="float" office:value="97305">
                <text:p>9730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8186">
                <text:p>18186</text:p>
              </table:table-cell>
              <table:table-cell office:value-type="float" office:value="9566">
                <text:p>9566</text:p>
              </table:table-cell>
              <table:table-cell office:value-type="float" office:value="184535">
                <text:p>184535</text:p>
              </table:table-cell>
              <table:table-cell office:value-type="float" office:value="97560">
                <text:p>9756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8866">
                <text:p>18866</text:p>
              </table:table-cell>
              <table:table-cell office:value-type="float" office:value="10186">
                <text:p>10186</text:p>
              </table:table-cell>
              <table:table-cell office:value-type="float" office:value="185917">
                <text:p>185917</text:p>
              </table:table-cell>
              <table:table-cell office:value-type="float" office:value="97271">
                <text:p>97271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8518">
                <text:p>18518</text:p>
              </table:table-cell>
              <table:table-cell office:value-type="float" office:value="9456">
                <text:p>9456</text:p>
              </table:table-cell>
              <table:table-cell office:value-type="float" office:value="188204">
                <text:p>188204</text:p>
              </table:table-cell>
              <table:table-cell office:value-type="float" office:value="98966">
                <text:p>9896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9142">
                <text:p>19142</text:p>
              </table:table-cell>
              <table:table-cell office:value-type="float" office:value="10589">
                <text:p>10589</text:p>
              </table:table-cell>
              <table:table-cell office:value-type="float" office:value="190170">
                <text:p>190170</text:p>
              </table:table-cell>
              <table:table-cell office:value-type="float" office:value="101000">
                <text:p>10100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9169">
                <text:p>19169</text:p>
              </table:table-cell>
              <table:table-cell office:value-type="float" office:value="10130">
                <text:p>10130</text:p>
              </table:table-cell>
              <table:table-cell office:value-type="float" office:value="192144">
                <text:p>192144</text:p>
              </table:table-cell>
              <table:table-cell office:value-type="float" office:value="101613">
                <text:p>101613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9346">
                <text:p>19346</text:p>
              </table:table-cell>
              <table:table-cell office:value-type="float" office:value="10597">
                <text:p>10597</text:p>
              </table:table-cell>
              <table:table-cell office:value-type="float" office:value="193947">
                <text:p>193947</text:p>
              </table:table-cell>
              <table:table-cell office:value-type="float" office:value="101566">
                <text:p>101566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9468">
                <text:p>19468</text:p>
              </table:table-cell>
              <table:table-cell office:value-type="float" office:value="10423">
                <text:p>10423</text:p>
              </table:table-cell>
              <table:table-cell office:value-type="float" office:value="194013">
                <text:p>194013</text:p>
              </table:table-cell>
              <table:table-cell office:value-type="float" office:value="102592">
                <text:p>10259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9545">
                <text:p>19545</text:p>
              </table:table-cell>
              <table:table-cell office:value-type="float" office:value="10323">
                <text:p>10323</text:p>
              </table:table-cell>
              <table:table-cell office:value-type="float" office:value="196349">
                <text:p>196349</text:p>
              </table:table-cell>
              <table:table-cell office:value-type="float" office:value="103743">
                <text:p>10374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9417">
                <text:p>19417</text:p>
              </table:table-cell>
              <table:table-cell office:value-type="float" office:value="10325">
                <text:p>10325</text:p>
              </table:table-cell>
              <table:table-cell office:value-type="float" office:value="198099">
                <text:p>198099</text:p>
              </table:table-cell>
              <table:table-cell office:value-type="float" office:value="104942">
                <text:p>104942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9950">
                <text:p>19950</text:p>
              </table:table-cell>
              <table:table-cell office:value-type="float" office:value="10502">
                <text:p>10502</text:p>
              </table:table-cell>
              <table:table-cell office:value-type="float" office:value="200591">
                <text:p>200591</text:p>
              </table:table-cell>
              <table:table-cell office:value-type="float" office:value="107193">
                <text:p>107193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20208">
                <text:p>20208</text:p>
              </table:table-cell>
              <table:table-cell office:value-type="float" office:value="10516">
                <text:p>10516</text:p>
              </table:table-cell>
              <table:table-cell office:value-type="float" office:value="203202">
                <text:p>203202</text:p>
              </table:table-cell>
              <table:table-cell office:value-type="float" office:value="108426">
                <text:p>108426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20385">
                <text:p>20385</text:p>
              </table:table-cell>
              <table:table-cell office:value-type="float" office:value="10584">
                <text:p>10584</text:p>
              </table:table-cell>
              <table:table-cell office:value-type="float" office:value="202588">
                <text:p>202588</text:p>
              </table:table-cell>
              <table:table-cell office:value-type="float" office:value="106557">
                <text:p>106557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20884">
                <text:p>20884</text:p>
              </table:table-cell>
              <table:table-cell office:value-type="float" office:value="10885">
                <text:p>10885</text:p>
              </table:table-cell>
              <table:table-cell office:value-type="float" office:value="205734">
                <text:p>205734</text:p>
              </table:table-cell>
              <table:table-cell office:value-type="float" office:value="109364">
                <text:p>10936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1119">
                <text:p>21119</text:p>
              </table:table-cell>
              <table:table-cell office:value-type="float" office:value="11196">
                <text:p>11196</text:p>
              </table:table-cell>
              <table:table-cell office:value-type="float" office:value="207825">
                <text:p>207825</text:p>
              </table:table-cell>
              <table:table-cell office:value-type="float" office:value="108978">
                <text:p>108978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20976">
                <text:p>20976</text:p>
              </table:table-cell>
              <table:table-cell office:value-type="float" office:value="11293">
                <text:p>11293</text:p>
              </table:table-cell>
              <table:table-cell office:value-type="float" office:value="208597">
                <text:p>208597</text:p>
              </table:table-cell>
              <table:table-cell office:value-type="float" office:value="111183">
                <text:p>111183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21222">
                <text:p>21222</text:p>
              </table:table-cell>
              <table:table-cell office:value-type="float" office:value="11072">
                <text:p>11072</text:p>
              </table:table-cell>
              <table:table-cell office:value-type="float" office:value="209484">
                <text:p>209484</text:p>
              </table:table-cell>
              <table:table-cell office:value-type="float" office:value="110034">
                <text:p>110034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21332">
                <text:p>21332</text:p>
              </table:table-cell>
              <table:table-cell office:value-type="float" office:value="11343">
                <text:p>11343</text:p>
              </table:table-cell>
              <table:table-cell office:value-type="float" office:value="212607">
                <text:p>212607</text:p>
              </table:table-cell>
              <table:table-cell office:value-type="float" office:value="112570">
                <text:p>11257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21477">
                <text:p>21477</text:p>
              </table:table-cell>
              <table:table-cell office:value-type="float" office:value="11364">
                <text:p>11364</text:p>
              </table:table-cell>
              <table:table-cell office:value-type="float" office:value="214760">
                <text:p>214760</text:p>
              </table:table-cell>
              <table:table-cell office:value-type="float" office:value="114606">
                <text:p>11460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1460">
                <text:p>21460</text:p>
              </table:table-cell>
              <table:table-cell office:value-type="float" office:value="11833">
                <text:p>11833</text:p>
              </table:table-cell>
              <table:table-cell office:value-type="float" office:value="214992">
                <text:p>214992</text:p>
              </table:table-cell>
              <table:table-cell office:value-type="float" office:value="113787">
                <text:p>113787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21644">
                <text:p>21644</text:p>
              </table:table-cell>
              <table:table-cell office:value-type="float" office:value="11718">
                <text:p>11718</text:p>
              </table:table-cell>
              <table:table-cell office:value-type="float" office:value="215914">
                <text:p>215914</text:p>
              </table:table-cell>
              <table:table-cell office:value-type="float" office:value="114176">
                <text:p>11417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22567">
                <text:p>22567</text:p>
              </table:table-cell>
              <table:table-cell office:value-type="float" office:value="11657">
                <text:p>11657</text:p>
              </table:table-cell>
              <table:table-cell office:value-type="float" office:value="217707">
                <text:p>217707</text:p>
              </table:table-cell>
              <table:table-cell office:value-type="float" office:value="114212">
                <text:p>114212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21661">
                <text:p>21661</text:p>
              </table:table-cell>
              <table:table-cell office:value-type="float" office:value="11718">
                <text:p>11718</text:p>
              </table:table-cell>
              <table:table-cell office:value-type="float" office:value="219746">
                <text:p>219746</text:p>
              </table:table-cell>
              <table:table-cell office:value-type="float" office:value="116802">
                <text:p>116802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21971">
                <text:p>21971</text:p>
              </table:table-cell>
              <table:table-cell office:value-type="float" office:value="11518">
                <text:p>11518</text:p>
              </table:table-cell>
              <table:table-cell office:value-type="float" office:value="222128">
                <text:p>222128</text:p>
              </table:table-cell>
              <table:table-cell office:value-type="float" office:value="117104">
                <text:p>11710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052">
                <text:p>22052</text:p>
              </table:table-cell>
              <table:table-cell office:value-type="float" office:value="11290">
                <text:p>11290</text:p>
              </table:table-cell>
              <table:table-cell office:value-type="float" office:value="222985">
                <text:p>222985</text:p>
              </table:table-cell>
              <table:table-cell office:value-type="float" office:value="117680">
                <text:p>117680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22825">
                <text:p>22825</text:p>
              </table:table-cell>
              <table:table-cell office:value-type="float" office:value="12176">
                <text:p>12176</text:p>
              </table:table-cell>
              <table:table-cell office:value-type="float" office:value="224857">
                <text:p>224857</text:p>
              </table:table-cell>
              <table:table-cell office:value-type="float" office:value="118538">
                <text:p>11853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22756">
                <text:p>22756</text:p>
              </table:table-cell>
              <table:table-cell office:value-type="float" office:value="12002">
                <text:p>12002</text:p>
              </table:table-cell>
              <table:table-cell office:value-type="float" office:value="229364">
                <text:p>229364</text:p>
              </table:table-cell>
              <table:table-cell office:value-type="float" office:value="122354">
                <text:p>122354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22631">
                <text:p>22631</text:p>
              </table:table-cell>
              <table:table-cell office:value-type="float" office:value="11709">
                <text:p>11709</text:p>
              </table:table-cell>
              <table:table-cell office:value-type="float" office:value="229088">
                <text:p>229088</text:p>
              </table:table-cell>
              <table:table-cell office:value-type="float" office:value="122136">
                <text:p>122136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23084">
                <text:p>23084</text:p>
              </table:table-cell>
              <table:table-cell office:value-type="float" office:value="12322">
                <text:p>12322</text:p>
              </table:table-cell>
              <table:table-cell office:value-type="float" office:value="230067">
                <text:p>230067</text:p>
              </table:table-cell>
              <table:table-cell office:value-type="float" office:value="121266">
                <text:p>121266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3259">
                <text:p>23259</text:p>
              </table:table-cell>
              <table:table-cell office:value-type="float" office:value="12284">
                <text:p>12284</text:p>
              </table:table-cell>
              <table:table-cell office:value-type="float" office:value="230975">
                <text:p>230975</text:p>
              </table:table-cell>
              <table:table-cell office:value-type="float" office:value="121560">
                <text:p>12156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23423">
                <text:p>23423</text:p>
              </table:table-cell>
              <table:table-cell office:value-type="float" office:value="12097">
                <text:p>12097</text:p>
              </table:table-cell>
              <table:table-cell office:value-type="float" office:value="233435">
                <text:p>233435</text:p>
              </table:table-cell>
              <table:table-cell office:value-type="float" office:value="123616">
                <text:p>123616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22834">
                <text:p>22834</text:p>
              </table:table-cell>
              <table:table-cell office:value-type="float" office:value="12137">
                <text:p>12137</text:p>
              </table:table-cell>
              <table:table-cell office:value-type="float" office:value="234537">
                <text:p>234537</text:p>
              </table:table-cell>
              <table:table-cell office:value-type="float" office:value="124593">
                <text:p>124593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23777">
                <text:p>23777</text:p>
              </table:table-cell>
              <table:table-cell office:value-type="float" office:value="12590">
                <text:p>12590</text:p>
              </table:table-cell>
              <table:table-cell office:value-type="float" office:value="239134">
                <text:p>239134</text:p>
              </table:table-cell>
              <table:table-cell office:value-type="float" office:value="126299">
                <text:p>126299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24438">
                <text:p>24438</text:p>
              </table:table-cell>
              <table:table-cell office:value-type="float" office:value="13115">
                <text:p>13115</text:p>
              </table:table-cell>
              <table:table-cell office:value-type="float" office:value="238277">
                <text:p>238277</text:p>
              </table:table-cell>
              <table:table-cell office:value-type="float" office:value="126294">
                <text:p>12629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4173">
                <text:p>24173</text:p>
              </table:table-cell>
              <table:table-cell office:value-type="float" office:value="13120">
                <text:p>13120</text:p>
              </table:table-cell>
              <table:table-cell office:value-type="float" office:value="240019">
                <text:p>240019</text:p>
              </table:table-cell>
              <table:table-cell office:value-type="float" office:value="126350">
                <text:p>126350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24683">
                <text:p>24683</text:p>
              </table:table-cell>
              <table:table-cell office:value-type="float" office:value="12799">
                <text:p>12799</text:p>
              </table:table-cell>
              <table:table-cell office:value-type="float" office:value="241622">
                <text:p>241622</text:p>
              </table:table-cell>
              <table:table-cell office:value-type="float" office:value="128335">
                <text:p>128335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23918">
                <text:p>23918</text:p>
              </table:table-cell>
              <table:table-cell office:value-type="float" office:value="12716">
                <text:p>12716</text:p>
              </table:table-cell>
              <table:table-cell office:value-type="float" office:value="243993">
                <text:p>243993</text:p>
              </table:table-cell>
              <table:table-cell office:value-type="float" office:value="127929">
                <text:p>127929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24442">
                <text:p>24442</text:p>
              </table:table-cell>
              <table:table-cell office:value-type="float" office:value="12778">
                <text:p>12778</text:p>
              </table:table-cell>
              <table:table-cell office:value-type="float" office:value="244583">
                <text:p>244583</text:p>
              </table:table-cell>
              <table:table-cell office:value-type="float" office:value="129317">
                <text:p>12931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24646">
                <text:p>24646</text:p>
              </table:table-cell>
              <table:table-cell office:value-type="float" office:value="12972">
                <text:p>12972</text:p>
              </table:table-cell>
              <table:table-cell office:value-type="float" office:value="247469">
                <text:p>247469</text:p>
              </table:table-cell>
              <table:table-cell office:value-type="float" office:value="129557">
                <text:p>129557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4346">
                <text:p>24346</text:p>
              </table:table-cell>
              <table:table-cell office:value-type="float" office:value="12529">
                <text:p>12529</text:p>
              </table:table-cell>
              <table:table-cell office:value-type="float" office:value="249308">
                <text:p>249308</text:p>
              </table:table-cell>
              <table:table-cell office:value-type="float" office:value="132252">
                <text:p>13225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25082">
                <text:p>25082</text:p>
              </table:table-cell>
              <table:table-cell office:value-type="float" office:value="12915">
                <text:p>12915</text:p>
              </table:table-cell>
              <table:table-cell office:value-type="float" office:value="250086">
                <text:p>250086</text:p>
              </table:table-cell>
              <table:table-cell office:value-type="float" office:value="133236">
                <text:p>133236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25563">
                <text:p>25563</text:p>
              </table:table-cell>
              <table:table-cell office:value-type="float" office:value="13318">
                <text:p>13318</text:p>
              </table:table-cell>
              <table:table-cell office:value-type="float" office:value="250714">
                <text:p>250714</text:p>
              </table:table-cell>
              <table:table-cell office:value-type="float" office:value="132365">
                <text:p>13236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25123">
                <text:p>25123</text:p>
              </table:table-cell>
              <table:table-cell office:value-type="float" office:value="13438">
                <text:p>13438</text:p>
              </table:table-cell>
              <table:table-cell office:value-type="float" office:value="253381">
                <text:p>253381</text:p>
              </table:table-cell>
              <table:table-cell office:value-type="float" office:value="135726">
                <text:p>13572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25323">
                <text:p>25323</text:p>
              </table:table-cell>
              <table:table-cell office:value-type="float" office:value="13322">
                <text:p>13322</text:p>
              </table:table-cell>
              <table:table-cell office:value-type="float" office:value="256041">
                <text:p>256041</text:p>
              </table:table-cell>
              <table:table-cell office:value-type="float" office:value="134806">
                <text:p>13480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5394">
                <text:p>25394</text:p>
              </table:table-cell>
              <table:table-cell office:value-type="float" office:value="13400">
                <text:p>13400</text:p>
              </table:table-cell>
              <table:table-cell office:value-type="float" office:value="255594">
                <text:p>255594</text:p>
              </table:table-cell>
              <table:table-cell office:value-type="float" office:value="136247">
                <text:p>136247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25825">
                <text:p>25825</text:p>
              </table:table-cell>
              <table:table-cell office:value-type="float" office:value="13519">
                <text:p>13519</text:p>
              </table:table-cell>
              <table:table-cell office:value-type="float" office:value="259044">
                <text:p>259044</text:p>
              </table:table-cell>
              <table:table-cell office:value-type="float" office:value="136027">
                <text:p>136027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25896">
                <text:p>25896</text:p>
              </table:table-cell>
              <table:table-cell office:value-type="float" office:value="13960">
                <text:p>13960</text:p>
              </table:table-cell>
              <table:table-cell office:value-type="float" office:value="262005">
                <text:p>262005</text:p>
              </table:table-cell>
              <table:table-cell office:value-type="float" office:value="138717">
                <text:p>138717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26035">
                <text:p>26035</text:p>
              </table:table-cell>
              <table:table-cell office:value-type="float" office:value="13639">
                <text:p>13639</text:p>
              </table:table-cell>
              <table:table-cell office:value-type="float" office:value="263597">
                <text:p>263597</text:p>
              </table:table-cell>
              <table:table-cell office:value-type="float" office:value="138401">
                <text:p>138401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26572">
                <text:p>26572</text:p>
              </table:table-cell>
              <table:table-cell office:value-type="float" office:value="13950">
                <text:p>13950</text:p>
              </table:table-cell>
              <table:table-cell office:value-type="float" office:value="264232">
                <text:p>264232</text:p>
              </table:table-cell>
              <table:table-cell office:value-type="float" office:value="139123">
                <text:p>13912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6039">
                <text:p>26039</text:p>
              </table:table-cell>
              <table:table-cell office:value-type="float" office:value="14148">
                <text:p>14148</text:p>
              </table:table-cell>
              <table:table-cell office:value-type="float" office:value="263329">
                <text:p>263329</text:p>
              </table:table-cell>
              <table:table-cell office:value-type="float" office:value="140053">
                <text:p>140053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7501">
                <text:p>27501</text:p>
              </table:table-cell>
              <table:table-cell office:value-type="float" office:value="14612">
                <text:p>14612</text:p>
              </table:table-cell>
              <table:table-cell office:value-type="float" office:value="266222">
                <text:p>266222</text:p>
              </table:table-cell>
              <table:table-cell office:value-type="float" office:value="140420">
                <text:p>14042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26773">
                <text:p>26773</text:p>
              </table:table-cell>
              <table:table-cell office:value-type="float" office:value="13871">
                <text:p>13871</text:p>
              </table:table-cell>
              <table:table-cell office:value-type="float" office:value="271791">
                <text:p>271791</text:p>
              </table:table-cell>
              <table:table-cell office:value-type="float" office:value="142796">
                <text:p>142796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26756">
                <text:p>26756</text:p>
              </table:table-cell>
              <table:table-cell office:value-type="float" office:value="14480">
                <text:p>14480</text:p>
              </table:table-cell>
              <table:table-cell office:value-type="float" office:value="272053">
                <text:p>272053</text:p>
              </table:table-cell>
              <table:table-cell office:value-type="float" office:value="143300">
                <text:p>143300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27768">
                <text:p>27768</text:p>
              </table:table-cell>
              <table:table-cell office:value-type="float" office:value="14574">
                <text:p>14574</text:p>
              </table:table-cell>
              <table:table-cell office:value-type="float" office:value="272270">
                <text:p>272270</text:p>
              </table:table-cell>
              <table:table-cell office:value-type="float" office:value="143293">
                <text:p>14329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7548">
                <text:p>27548</text:p>
              </table:table-cell>
              <table:table-cell office:value-type="float" office:value="14580">
                <text:p>14580</text:p>
              </table:table-cell>
              <table:table-cell office:value-type="float" office:value="274766">
                <text:p>274766</text:p>
              </table:table-cell>
              <table:table-cell office:value-type="float" office:value="143703">
                <text:p>143703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27085">
                <text:p>27085</text:p>
              </table:table-cell>
              <table:table-cell office:value-type="float" office:value="14134">
                <text:p>14134</text:p>
              </table:table-cell>
              <table:table-cell office:value-type="float" office:value="275318">
                <text:p>275318</text:p>
              </table:table-cell>
              <table:table-cell office:value-type="float" office:value="146063">
                <text:p>146063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28037">
                <text:p>28037</text:p>
              </table:table-cell>
              <table:table-cell office:value-type="float" office:value="14880">
                <text:p>14880</text:p>
              </table:table-cell>
              <table:table-cell office:value-type="float" office:value="277685">
                <text:p>277685</text:p>
              </table:table-cell>
              <table:table-cell office:value-type="float" office:value="147651">
                <text:p>147651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28237">
                <text:p>28237</text:p>
              </table:table-cell>
              <table:table-cell office:value-type="float" office:value="14878">
                <text:p>14878</text:p>
              </table:table-cell>
              <table:table-cell office:value-type="float" office:value="280453">
                <text:p>280453</text:p>
              </table:table-cell>
              <table:table-cell office:value-type="float" office:value="147041">
                <text:p>147041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27419">
                <text:p>27419</text:p>
              </table:table-cell>
              <table:table-cell office:value-type="float" office:value="14495">
                <text:p>14495</text:p>
              </table:table-cell>
              <table:table-cell office:value-type="float" office:value="278844">
                <text:p>278844</text:p>
              </table:table-cell>
              <table:table-cell office:value-type="float" office:value="148749">
                <text:p>148749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7736">
                <text:p>27736</text:p>
              </table:table-cell>
              <table:table-cell office:value-type="float" office:value="14450">
                <text:p>14450</text:p>
              </table:table-cell>
              <table:table-cell office:value-type="float" office:value="283983">
                <text:p>283983</text:p>
              </table:table-cell>
              <table:table-cell office:value-type="float" office:value="149167">
                <text:p>149167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8744">
                <text:p>28744</text:p>
              </table:table-cell>
              <table:table-cell office:value-type="float" office:value="14918">
                <text:p>14918</text:p>
              </table:table-cell>
              <table:table-cell office:value-type="float" office:value="285365">
                <text:p>285365</text:p>
              </table:table-cell>
              <table:table-cell office:value-type="float" office:value="151112">
                <text:p>15111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29155">
                <text:p>29155</text:p>
              </table:table-cell>
              <table:table-cell office:value-type="float" office:value="15233">
                <text:p>15233</text:p>
              </table:table-cell>
              <table:table-cell office:value-type="float" office:value="286741">
                <text:p>286741</text:p>
              </table:table-cell>
              <table:table-cell office:value-type="float" office:value="150566">
                <text:p>150566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8330">
                <text:p>28330</text:p>
              </table:table-cell>
              <table:table-cell office:value-type="float" office:value="14910">
                <text:p>14910</text:p>
              </table:table-cell>
              <table:table-cell office:value-type="float" office:value="288616">
                <text:p>288616</text:p>
              </table:table-cell>
              <table:table-cell office:value-type="float" office:value="153097">
                <text:p>153097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29540">
                <text:p>29540</text:p>
              </table:table-cell>
              <table:table-cell office:value-type="float" office:value="15540">
                <text:p>15540</text:p>
              </table:table-cell>
              <table:table-cell office:value-type="float" office:value="290017">
                <text:p>290017</text:p>
              </table:table-cell>
              <table:table-cell office:value-type="float" office:value="153512">
                <text:p>15351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9006">
                <text:p>29006</text:p>
              </table:table-cell>
              <table:table-cell office:value-type="float" office:value="15306">
                <text:p>15306</text:p>
              </table:table-cell>
              <table:table-cell office:value-type="float" office:value="290128">
                <text:p>290128</text:p>
              </table:table-cell>
              <table:table-cell office:value-type="float" office:value="153054">
                <text:p>153054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28969">
                <text:p>28969</text:p>
              </table:table-cell>
              <table:table-cell office:value-type="float" office:value="14845">
                <text:p>14845</text:p>
              </table:table-cell>
              <table:table-cell office:value-type="float" office:value="293569">
                <text:p>293569</text:p>
              </table:table-cell>
              <table:table-cell office:value-type="float" office:value="154907">
                <text:p>154907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30016">
                <text:p>30016</text:p>
              </table:table-cell>
              <table:table-cell office:value-type="float" office:value="15759">
                <text:p>15759</text:p>
              </table:table-cell>
              <table:table-cell office:value-type="float" office:value="295067">
                <text:p>295067</text:p>
              </table:table-cell>
              <table:table-cell office:value-type="float" office:value="154453">
                <text:p>154453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29661">
                <text:p>29661</text:p>
              </table:table-cell>
              <table:table-cell office:value-type="float" office:value="15199">
                <text:p>15199</text:p>
              </table:table-cell>
              <table:table-cell office:value-type="float" office:value="297630">
                <text:p>297630</text:p>
              </table:table-cell>
              <table:table-cell office:value-type="float" office:value="155040">
                <text:p>15504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29501">
                <text:p>29501</text:p>
              </table:table-cell>
              <table:table-cell office:value-type="float" office:value="15583">
                <text:p>15583</text:p>
              </table:table-cell>
              <table:table-cell office:value-type="float" office:value="299054">
                <text:p>299054</text:p>
              </table:table-cell>
              <table:table-cell office:value-type="float" office:value="159599">
                <text:p>15959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0442">
                <text:p>30442</text:p>
              </table:table-cell>
              <table:table-cell office:value-type="float" office:value="15952">
                <text:p>15952</text:p>
              </table:table-cell>
              <table:table-cell office:value-type="float" office:value="300954">
                <text:p>300954</text:p>
              </table:table-cell>
              <table:table-cell office:value-type="float" office:value="159503">
                <text:p>159503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0219">
                <text:p>30219</text:p>
              </table:table-cell>
              <table:table-cell office:value-type="float" office:value="15368">
                <text:p>15368</text:p>
              </table:table-cell>
              <table:table-cell office:value-type="float" office:value="302388">
                <text:p>302388</text:p>
              </table:table-cell>
              <table:table-cell office:value-type="float" office:value="158912">
                <text:p>158912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30373">
                <text:p>30373</text:p>
              </table:table-cell>
              <table:table-cell office:value-type="float" office:value="15820">
                <text:p>15820</text:p>
              </table:table-cell>
              <table:table-cell office:value-type="float" office:value="303413">
                <text:p>303413</text:p>
              </table:table-cell>
              <table:table-cell office:value-type="float" office:value="160256">
                <text:p>160256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0423">
                <text:p>30423</text:p>
              </table:table-cell>
              <table:table-cell office:value-type="float" office:value="15904">
                <text:p>15904</text:p>
              </table:table-cell>
              <table:table-cell office:value-type="float" office:value="305969">
                <text:p>305969</text:p>
              </table:table-cell>
              <table:table-cell office:value-type="float" office:value="160991">
                <text:p>160991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0864">
                <text:p>30864</text:p>
              </table:table-cell>
              <table:table-cell office:value-type="float" office:value="15749">
                <text:p>15749</text:p>
              </table:table-cell>
              <table:table-cell office:value-type="float" office:value="307346">
                <text:p>307346</text:p>
              </table:table-cell>
              <table:table-cell office:value-type="float" office:value="162008">
                <text:p>16200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0235">
                <text:p>30235</text:p>
              </table:table-cell>
              <table:table-cell office:value-type="float" office:value="15702">
                <text:p>15702</text:p>
              </table:table-cell>
              <table:table-cell office:value-type="float" office:value="308958">
                <text:p>308958</text:p>
              </table:table-cell>
              <table:table-cell office:value-type="float" office:value="162877">
                <text:p>162877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30945">
                <text:p>30945</text:p>
              </table:table-cell>
              <table:table-cell office:value-type="float" office:value="16116">
                <text:p>16116</text:p>
              </table:table-cell>
              <table:table-cell office:value-type="float" office:value="311783">
                <text:p>311783</text:p>
              </table:table-cell>
              <table:table-cell office:value-type="float" office:value="164799">
                <text:p>164799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1695">
                <text:p>31695</text:p>
              </table:table-cell>
              <table:table-cell office:value-type="float" office:value="16978">
                <text:p>16978</text:p>
              </table:table-cell>
              <table:table-cell office:value-type="float" office:value="313354">
                <text:p>313354</text:p>
              </table:table-cell>
              <table:table-cell office:value-type="float" office:value="166139">
                <text:p>166139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1980">
                <text:p>31980</text:p>
              </table:table-cell>
              <table:table-cell office:value-type="float" office:value="16590">
                <text:p>16590</text:p>
              </table:table-cell>
              <table:table-cell office:value-type="float" office:value="313667">
                <text:p>313667</text:p>
              </table:table-cell>
              <table:table-cell office:value-type="float" office:value="164916">
                <text:p>164916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31352">
                <text:p>31352</text:p>
              </table:table-cell>
              <table:table-cell office:value-type="float" office:value="16573">
                <text:p>16573</text:p>
              </table:table-cell>
              <table:table-cell office:value-type="float" office:value="318033">
                <text:p>318033</text:p>
              </table:table-cell>
              <table:table-cell office:value-type="float" office:value="167446">
                <text:p>167446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2231">
                <text:p>32231</text:p>
              </table:table-cell>
              <table:table-cell office:value-type="float" office:value="17646">
                <text:p>17646</text:p>
              </table:table-cell>
              <table:table-cell office:value-type="float" office:value="318237">
                <text:p>318237</text:p>
              </table:table-cell>
              <table:table-cell office:value-type="float" office:value="169023">
                <text:p>169023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31662">
                <text:p>31662</text:p>
              </table:table-cell>
              <table:table-cell office:value-type="float" office:value="16657">
                <text:p>16657</text:p>
              </table:table-cell>
              <table:table-cell office:value-type="float" office:value="319926">
                <text:p>319926</text:p>
              </table:table-cell>
              <table:table-cell office:value-type="float" office:value="171542">
                <text:p>171542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32566">
                <text:p>32566</text:p>
              </table:table-cell>
              <table:table-cell office:value-type="float" office:value="17009">
                <text:p>17009</text:p>
              </table:table-cell>
              <table:table-cell office:value-type="float" office:value="324033">
                <text:p>324033</text:p>
              </table:table-cell>
              <table:table-cell office:value-type="float" office:value="170003">
                <text:p>17000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32576">
                <text:p>32576</text:p>
              </table:table-cell>
              <table:table-cell office:value-type="float" office:value="16943">
                <text:p>16943</text:p>
              </table:table-cell>
              <table:table-cell office:value-type="float" office:value="321754">
                <text:p>321754</text:p>
              </table:table-cell>
              <table:table-cell office:value-type="float" office:value="170951">
                <text:p>170951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32603">
                <text:p>32603</text:p>
              </table:table-cell>
              <table:table-cell office:value-type="float" office:value="17097">
                <text:p>17097</text:p>
              </table:table-cell>
              <table:table-cell office:value-type="float" office:value="324535">
                <text:p>324535</text:p>
              </table:table-cell>
              <table:table-cell office:value-type="float" office:value="170526">
                <text:p>17052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1991">
                <text:p>31991</text:p>
              </table:table-cell>
              <table:table-cell office:value-type="float" office:value="16754">
                <text:p>16754</text:p>
              </table:table-cell>
              <table:table-cell office:value-type="float" office:value="328482">
                <text:p>328482</text:p>
              </table:table-cell>
              <table:table-cell office:value-type="float" office:value="172674">
                <text:p>172674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33539">
                <text:p>33539</text:p>
              </table:table-cell>
              <table:table-cell office:value-type="float" office:value="17799">
                <text:p>17799</text:p>
              </table:table-cell>
              <table:table-cell office:value-type="float" office:value="331484">
                <text:p>331484</text:p>
              </table:table-cell>
              <table:table-cell office:value-type="float" office:value="174440">
                <text:p>174440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3535">
                <text:p>33535</text:p>
              </table:table-cell>
              <table:table-cell office:value-type="float" office:value="17224">
                <text:p>17224</text:p>
              </table:table-cell>
              <table:table-cell office:value-type="float" office:value="330817">
                <text:p>330817</text:p>
              </table:table-cell>
              <table:table-cell office:value-type="float" office:value="175083">
                <text:p>175083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32846">
                <text:p>32846</text:p>
              </table:table-cell>
              <table:table-cell office:value-type="float" office:value="17017">
                <text:p>17017</text:p>
              </table:table-cell>
              <table:table-cell office:value-type="float" office:value="331777">
                <text:p>331777</text:p>
              </table:table-cell>
              <table:table-cell office:value-type="float" office:value="175672">
                <text:p>175672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33187">
                <text:p>33187</text:p>
              </table:table-cell>
              <table:table-cell office:value-type="float" office:value="17809">
                <text:p>17809</text:p>
              </table:table-cell>
              <table:table-cell office:value-type="float" office:value="335849">
                <text:p>335849</text:p>
              </table:table-cell>
              <table:table-cell office:value-type="float" office:value="177577">
                <text:p>177577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3763">
                <text:p>33763</text:p>
              </table:table-cell>
              <table:table-cell office:value-type="float" office:value="17746">
                <text:p>17746</text:p>
              </table:table-cell>
              <table:table-cell office:value-type="float" office:value="333126">
                <text:p>333126</text:p>
              </table:table-cell>
              <table:table-cell office:value-type="float" office:value="177167">
                <text:p>177167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33541">
                <text:p>33541</text:p>
              </table:table-cell>
              <table:table-cell office:value-type="float" office:value="17840">
                <text:p>17840</text:p>
              </table:table-cell>
              <table:table-cell office:value-type="float" office:value="338451">
                <text:p>338451</text:p>
              </table:table-cell>
              <table:table-cell office:value-type="float" office:value="176452">
                <text:p>176452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33204">
                <text:p>33204</text:p>
              </table:table-cell>
              <table:table-cell office:value-type="float" office:value="17698">
                <text:p>17698</text:p>
              </table:table-cell>
              <table:table-cell office:value-type="float" office:value="340285">
                <text:p>340285</text:p>
              </table:table-cell>
              <table:table-cell office:value-type="float" office:value="178015">
                <text:p>17801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33861">
                <text:p>33861</text:p>
              </table:table-cell>
              <table:table-cell office:value-type="float" office:value="18005">
                <text:p>18005</text:p>
              </table:table-cell>
              <table:table-cell office:value-type="float" office:value="340509">
                <text:p>340509</text:p>
              </table:table-cell>
              <table:table-cell office:value-type="float" office:value="178002">
                <text:p>178002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34212">
                <text:p>34212</text:p>
              </table:table-cell>
              <table:table-cell office:value-type="float" office:value="17691">
                <text:p>17691</text:p>
              </table:table-cell>
              <table:table-cell office:value-type="float" office:value="343352">
                <text:p>343352</text:p>
              </table:table-cell>
              <table:table-cell office:value-type="float" office:value="182686">
                <text:p>18268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4897">
                <text:p>34897</text:p>
              </table:table-cell>
              <table:table-cell office:value-type="float" office:value="18360">
                <text:p>18360</text:p>
              </table:table-cell>
              <table:table-cell office:value-type="float" office:value="342777">
                <text:p>342777</text:p>
              </table:table-cell>
              <table:table-cell office:value-type="float" office:value="182424">
                <text:p>182424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34592">
                <text:p>34592</text:p>
              </table:table-cell>
              <table:table-cell office:value-type="float" office:value="18088">
                <text:p>18088</text:p>
              </table:table-cell>
              <table:table-cell office:value-type="float" office:value="345808">
                <text:p>345808</text:p>
              </table:table-cell>
              <table:table-cell office:value-type="float" office:value="180803">
                <text:p>180803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34762">
                <text:p>34762</text:p>
              </table:table-cell>
              <table:table-cell office:value-type="float" office:value="18301">
                <text:p>18301</text:p>
              </table:table-cell>
              <table:table-cell office:value-type="float" office:value="349303">
                <text:p>349303</text:p>
              </table:table-cell>
              <table:table-cell office:value-type="float" office:value="185428">
                <text:p>18542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35131">
                <text:p>35131</text:p>
              </table:table-cell>
              <table:table-cell office:value-type="float" office:value="18750">
                <text:p>18750</text:p>
              </table:table-cell>
              <table:table-cell office:value-type="float" office:value="347723">
                <text:p>347723</text:p>
              </table:table-cell>
              <table:table-cell office:value-type="float" office:value="182833">
                <text:p>182833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34344">
                <text:p>34344</text:p>
              </table:table-cell>
              <table:table-cell office:value-type="float" office:value="18781">
                <text:p>18781</text:p>
              </table:table-cell>
              <table:table-cell office:value-type="float" office:value="351002">
                <text:p>351002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5105">
                <text:p>35105</text:p>
              </table:table-cell>
              <table:table-cell office:value-type="float" office:value="18522">
                <text:p>18522</text:p>
              </table:table-cell>
              <table:table-cell office:value-type="float" office:value="353142">
                <text:p>353142</text:p>
              </table:table-cell>
              <table:table-cell office:value-type="float" office:value="187004">
                <text:p>187004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35548">
                <text:p>35548</text:p>
              </table:table-cell>
              <table:table-cell office:value-type="float" office:value="18711">
                <text:p>18711</text:p>
              </table:table-cell>
              <table:table-cell office:value-type="float" office:value="356117">
                <text:p>356117</text:p>
              </table:table-cell>
              <table:table-cell office:value-type="float" office:value="187357">
                <text:p>187357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5591">
                <text:p>35591</text:p>
              </table:table-cell>
              <table:table-cell office:value-type="float" office:value="18548">
                <text:p>18548</text:p>
              </table:table-cell>
              <table:table-cell office:value-type="float" office:value="355416">
                <text:p>355416</text:p>
              </table:table-cell>
              <table:table-cell office:value-type="float" office:value="185781">
                <text:p>185781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5691">
                <text:p>35691</text:p>
              </table:table-cell>
              <table:table-cell office:value-type="float" office:value="18652">
                <text:p>18652</text:p>
              </table:table-cell>
              <table:table-cell office:value-type="float" office:value="358269">
                <text:p>358269</text:p>
              </table:table-cell>
              <table:table-cell office:value-type="float" office:value="188327">
                <text:p>188327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36297">
                <text:p>36297</text:p>
              </table:table-cell>
              <table:table-cell office:value-type="float" office:value="19432">
                <text:p>19432</text:p>
              </table:table-cell>
              <table:table-cell office:value-type="float" office:value="359628">
                <text:p>359628</text:p>
              </table:table-cell>
              <table:table-cell office:value-type="float" office:value="189355">
                <text:p>18935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6305">
                <text:p>36305</text:p>
              </table:table-cell>
              <table:table-cell office:value-type="float" office:value="19025">
                <text:p>19025</text:p>
              </table:table-cell>
              <table:table-cell office:value-type="float" office:value="363226">
                <text:p>363226</text:p>
              </table:table-cell>
              <table:table-cell office:value-type="float" office:value="191509">
                <text:p>191509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6630">
                <text:p>36630</text:p>
              </table:table-cell>
              <table:table-cell office:value-type="float" office:value="20083">
                <text:p>20083</text:p>
              </table:table-cell>
              <table:table-cell office:value-type="float" office:value="362202">
                <text:p>362202</text:p>
              </table:table-cell>
              <table:table-cell office:value-type="float" office:value="190929">
                <text:p>190929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5983">
                <text:p>35983</text:p>
              </table:table-cell>
              <table:table-cell office:value-type="float" office:value="19199">
                <text:p>19199</text:p>
              </table:table-cell>
              <table:table-cell office:value-type="float" office:value="368145">
                <text:p>368145</text:p>
              </table:table-cell>
              <table:table-cell office:value-type="float" office:value="196626">
                <text:p>196626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8194">
                <text:p>38194</text:p>
              </table:table-cell>
              <table:table-cell office:value-type="float" office:value="19735">
                <text:p>19735</text:p>
              </table:table-cell>
              <table:table-cell office:value-type="float" office:value="365842">
                <text:p>365842</text:p>
              </table:table-cell>
              <table:table-cell office:value-type="float" office:value="193081">
                <text:p>193081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7046">
                <text:p>37046</text:p>
              </table:table-cell>
              <table:table-cell office:value-type="float" office:value="19779">
                <text:p>19779</text:p>
              </table:table-cell>
              <table:table-cell office:value-type="float" office:value="369654">
                <text:p>369654</text:p>
              </table:table-cell>
              <table:table-cell office:value-type="float" office:value="194137">
                <text:p>19413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7520">
                <text:p>37520</text:p>
              </table:table-cell>
              <table:table-cell office:value-type="float" office:value="19758">
                <text:p>19758</text:p>
              </table:table-cell>
              <table:table-cell office:value-type="float" office:value="370245">
                <text:p>370245</text:p>
              </table:table-cell>
              <table:table-cell office:value-type="float" office:value="194533">
                <text:p>194533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6131">
                <text:p>36131</text:p>
              </table:table-cell>
              <table:table-cell office:value-type="float" office:value="19116">
                <text:p>19116</text:p>
              </table:table-cell>
              <table:table-cell office:value-type="float" office:value="370096">
                <text:p>370096</text:p>
              </table:table-cell>
              <table:table-cell office:value-type="float" office:value="196012">
                <text:p>196012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7811">
                <text:p>37811</text:p>
              </table:table-cell>
              <table:table-cell office:value-type="float" office:value="19376">
                <text:p>19376</text:p>
              </table:table-cell>
              <table:table-cell office:value-type="float" office:value="376194">
                <text:p>376194</text:p>
              </table:table-cell>
              <table:table-cell office:value-type="float" office:value="199376">
                <text:p>19937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7304">
                <text:p>37304</text:p>
              </table:table-cell>
              <table:table-cell office:value-type="float" office:value="20016">
                <text:p>20016</text:p>
              </table:table-cell>
              <table:table-cell office:value-type="float" office:value="379069">
                <text:p>379069</text:p>
              </table:table-cell>
              <table:table-cell office:value-type="float" office:value="199628">
                <text:p>199628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7779">
                <text:p>37779</text:p>
              </table:table-cell>
              <table:table-cell office:value-type="float" office:value="19548">
                <text:p>19548</text:p>
              </table:table-cell>
              <table:table-cell office:value-type="float" office:value="375549">
                <text:p>375549</text:p>
              </table:table-cell>
              <table:table-cell office:value-type="float" office:value="199095">
                <text:p>19909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7233">
                <text:p>37233</text:p>
              </table:table-cell>
              <table:table-cell office:value-type="float" office:value="19220">
                <text:p>19220</text:p>
              </table:table-cell>
              <table:table-cell office:value-type="float" office:value="383764">
                <text:p>383764</text:p>
              </table:table-cell>
              <table:table-cell office:value-type="float" office:value="201432">
                <text:p>201432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8028">
                <text:p>38028</text:p>
              </table:table-cell>
              <table:table-cell office:value-type="float" office:value="20096">
                <text:p>20096</text:p>
              </table:table-cell>
              <table:table-cell office:value-type="float" office:value="381504">
                <text:p>381504</text:p>
              </table:table-cell>
              <table:table-cell office:value-type="float" office:value="199032">
                <text:p>199032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8844">
                <text:p>38844</text:p>
              </table:table-cell>
              <table:table-cell office:value-type="float" office:value="20549">
                <text:p>20549</text:p>
              </table:table-cell>
              <table:table-cell office:value-type="float" office:value="384382">
                <text:p>384382</text:p>
              </table:table-cell>
              <table:table-cell office:value-type="float" office:value="201874">
                <text:p>201874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8178">
                <text:p>38178</text:p>
              </table:table-cell>
              <table:table-cell office:value-type="float" office:value="20460">
                <text:p>20460</text:p>
              </table:table-cell>
              <table:table-cell office:value-type="float" office:value="385964">
                <text:p>385964</text:p>
              </table:table-cell>
              <table:table-cell office:value-type="float" office:value="204774">
                <text:p>20477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8104">
                <text:p>38104</text:p>
              </table:table-cell>
              <table:table-cell office:value-type="float" office:value="20697">
                <text:p>20697</text:p>
              </table:table-cell>
              <table:table-cell office:value-type="float" office:value="386691">
                <text:p>386691</text:p>
              </table:table-cell>
              <table:table-cell office:value-type="float" office:value="205661">
                <text:p>205661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9836">
                <text:p>39836</text:p>
              </table:table-cell>
              <table:table-cell office:value-type="float" office:value="20830">
                <text:p>20830</text:p>
              </table:table-cell>
              <table:table-cell office:value-type="float" office:value="389813">
                <text:p>389813</text:p>
              </table:table-cell>
              <table:table-cell office:value-type="float" office:value="206294">
                <text:p>20629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9503">
                <text:p>39503</text:p>
              </table:table-cell>
              <table:table-cell office:value-type="float" office:value="20523">
                <text:p>20523</text:p>
              </table:table-cell>
              <table:table-cell office:value-type="float" office:value="389913">
                <text:p>389913</text:p>
              </table:table-cell>
              <table:table-cell office:value-type="float" office:value="206002">
                <text:p>206002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40019">
                <text:p>40019</text:p>
              </table:table-cell>
              <table:table-cell office:value-type="float" office:value="20769">
                <text:p>20769</text:p>
              </table:table-cell>
              <table:table-cell office:value-type="float" office:value="389810">
                <text:p>389810</text:p>
              </table:table-cell>
              <table:table-cell office:value-type="float" office:value="204747">
                <text:p>204747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8612">
                <text:p>38612</text:p>
              </table:table-cell>
              <table:table-cell office:value-type="float" office:value="20829">
                <text:p>20829</text:p>
              </table:table-cell>
              <table:table-cell office:value-type="float" office:value="396432">
                <text:p>396432</text:p>
              </table:table-cell>
              <table:table-cell office:value-type="float" office:value="209559">
                <text:p>209559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9564">
                <text:p>39564</text:p>
              </table:table-cell>
              <table:table-cell office:value-type="float" office:value="20821">
                <text:p>20821</text:p>
              </table:table-cell>
              <table:table-cell office:value-type="float" office:value="399427">
                <text:p>399427</text:p>
              </table:table-cell>
              <table:table-cell office:value-type="float" office:value="209482">
                <text:p>20948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0422">
                <text:p>40422</text:p>
              </table:table-cell>
              <table:table-cell office:value-type="float" office:value="21541">
                <text:p>21541</text:p>
              </table:table-cell>
              <table:table-cell office:value-type="float" office:value="399081">
                <text:p>399081</text:p>
              </table:table-cell>
              <table:table-cell office:value-type="float" office:value="210563">
                <text:p>210563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40350">
                <text:p>40350</text:p>
              </table:table-cell>
              <table:table-cell office:value-type="float" office:value="20653">
                <text:p>20653</text:p>
              </table:table-cell>
              <table:table-cell office:value-type="float" office:value="400233">
                <text:p>400233</text:p>
              </table:table-cell>
              <table:table-cell office:value-type="float" office:value="208356">
                <text:p>208356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40263">
                <text:p>40263</text:p>
              </table:table-cell>
              <table:table-cell office:value-type="float" office:value="20924">
                <text:p>20924</text:p>
              </table:table-cell>
              <table:table-cell office:value-type="float" office:value="400925">
                <text:p>400925</text:p>
              </table:table-cell>
              <table:table-cell office:value-type="float" office:value="210697">
                <text:p>210697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40196">
                <text:p>40196</text:p>
              </table:table-cell>
              <table:table-cell office:value-type="float" office:value="21221">
                <text:p>21221</text:p>
              </table:table-cell>
              <table:table-cell office:value-type="float" office:value="402132">
                <text:p>402132</text:p>
              </table:table-cell>
              <table:table-cell office:value-type="float" office:value="214464">
                <text:p>214464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40129">
                <text:p>40129</text:p>
              </table:table-cell>
              <table:table-cell office:value-type="float" office:value="20564">
                <text:p>20564</text:p>
              </table:table-cell>
              <table:table-cell office:value-type="float" office:value="402657">
                <text:p>402657</text:p>
              </table:table-cell>
              <table:table-cell office:value-type="float" office:value="212949">
                <text:p>21294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9946">
                <text:p>39946</text:p>
              </table:table-cell>
              <table:table-cell office:value-type="float" office:value="20899">
                <text:p>20899</text:p>
              </table:table-cell>
              <table:table-cell office:value-type="float" office:value="407399">
                <text:p>407399</text:p>
              </table:table-cell>
              <table:table-cell office:value-type="float" office:value="213553">
                <text:p>21355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41128">
                <text:p>41128</text:p>
              </table:table-cell>
              <table:table-cell office:value-type="float" office:value="21468">
                <text:p>21468</text:p>
              </table:table-cell>
              <table:table-cell office:value-type="float" office:value="407352">
                <text:p>407352</text:p>
              </table:table-cell>
              <table:table-cell office:value-type="float" office:value="214921">
                <text:p>214921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41475">
                <text:p>41475</text:p>
              </table:table-cell>
              <table:table-cell office:value-type="float" office:value="22003">
                <text:p>22003</text:p>
              </table:table-cell>
              <table:table-cell office:value-type="float" office:value="407447">
                <text:p>407447</text:p>
              </table:table-cell>
              <table:table-cell office:value-type="float" office:value="214971">
                <text:p>214971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41642">
                <text:p>41642</text:p>
              </table:table-cell>
              <table:table-cell office:value-type="float" office:value="21537">
                <text:p>21537</text:p>
              </table:table-cell>
              <table:table-cell office:value-type="float" office:value="413480">
                <text:p>413480</text:p>
              </table:table-cell>
              <table:table-cell office:value-type="float" office:value="216159">
                <text:p>216159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41188">
                <text:p>41188</text:p>
              </table:table-cell>
              <table:table-cell office:value-type="float" office:value="21486">
                <text:p>21486</text:p>
              </table:table-cell>
              <table:table-cell office:value-type="float" office:value="414305">
                <text:p>414305</text:p>
              </table:table-cell>
              <table:table-cell office:value-type="float" office:value="217078">
                <text:p>21707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1129">
                <text:p>41129</text:p>
              </table:table-cell>
              <table:table-cell office:value-type="float" office:value="21420">
                <text:p>21420</text:p>
              </table:table-cell>
              <table:table-cell office:value-type="float" office:value="413962">
                <text:p>413962</text:p>
              </table:table-cell>
              <table:table-cell office:value-type="float" office:value="216680">
                <text:p>21668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41510">
                <text:p>41510</text:p>
              </table:table-cell>
              <table:table-cell office:value-type="float" office:value="21656">
                <text:p>21656</text:p>
              </table:table-cell>
              <table:table-cell office:value-type="float" office:value="419680">
                <text:p>419680</text:p>
              </table:table-cell>
              <table:table-cell office:value-type="float" office:value="221886">
                <text:p>221886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41300">
                <text:p>41300</text:p>
              </table:table-cell>
              <table:table-cell office:value-type="float" office:value="22044">
                <text:p>22044</text:p>
              </table:table-cell>
              <table:table-cell office:value-type="float" office:value="419953">
                <text:p>419953</text:p>
              </table:table-cell>
              <table:table-cell office:value-type="float" office:value="220057">
                <text:p>220057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41016">
                <text:p>41016</text:p>
              </table:table-cell>
              <table:table-cell office:value-type="float" office:value="20625">
                <text:p>20625</text:p>
              </table:table-cell>
              <table:table-cell office:value-type="float" office:value="422878">
                <text:p>422878</text:p>
              </table:table-cell>
              <table:table-cell office:value-type="float" office:value="222715">
                <text:p>222715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41752">
                <text:p>41752</text:p>
              </table:table-cell>
              <table:table-cell office:value-type="float" office:value="22004">
                <text:p>22004</text:p>
              </table:table-cell>
              <table:table-cell office:value-type="float" office:value="419785">
                <text:p>419785</text:p>
              </table:table-cell>
              <table:table-cell office:value-type="float" office:value="223324">
                <text:p>22332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2443">
                <text:p>42443</text:p>
              </table:table-cell>
              <table:table-cell office:value-type="float" office:value="22629">
                <text:p>22629</text:p>
              </table:table-cell>
              <table:table-cell office:value-type="float" office:value="425955">
                <text:p>425955</text:p>
              </table:table-cell>
              <table:table-cell office:value-type="float" office:value="224092">
                <text:p>22409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42475">
                <text:p>42475</text:p>
              </table:table-cell>
              <table:table-cell office:value-type="float" office:value="22281">
                <text:p>22281</text:p>
              </table:table-cell>
              <table:table-cell office:value-type="float" office:value="423978">
                <text:p>423978</text:p>
              </table:table-cell>
              <table:table-cell office:value-type="float" office:value="221515">
                <text:p>221515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42455">
                <text:p>42455</text:p>
              </table:table-cell>
              <table:table-cell office:value-type="float" office:value="22663">
                <text:p>22663</text:p>
              </table:table-cell>
              <table:table-cell office:value-type="float" office:value="426501">
                <text:p>426501</text:p>
              </table:table-cell>
              <table:table-cell office:value-type="float" office:value="226759">
                <text:p>226759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42677">
                <text:p>42677</text:p>
              </table:table-cell>
              <table:table-cell office:value-type="float" office:value="22645">
                <text:p>22645</text:p>
              </table:table-cell>
              <table:table-cell office:value-type="float" office:value="430602">
                <text:p>430602</text:p>
              </table:table-cell>
              <table:table-cell office:value-type="float" office:value="227599">
                <text:p>227599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43123">
                <text:p>43123</text:p>
              </table:table-cell>
              <table:table-cell office:value-type="float" office:value="23563">
                <text:p>23563</text:p>
              </table:table-cell>
              <table:table-cell office:value-type="float" office:value="434807">
                <text:p>434807</text:p>
              </table:table-cell>
              <table:table-cell office:value-type="float" office:value="228823">
                <text:p>22882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3437">
                <text:p>43437</text:p>
              </table:table-cell>
              <table:table-cell office:value-type="float" office:value="23429">
                <text:p>23429</text:p>
              </table:table-cell>
              <table:table-cell office:value-type="float" office:value="435268">
                <text:p>435268</text:p>
              </table:table-cell>
              <table:table-cell office:value-type="float" office:value="229004">
                <text:p>229004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43711">
                <text:p>43711</text:p>
              </table:table-cell>
              <table:table-cell office:value-type="float" office:value="22325">
                <text:p>22325</text:p>
              </table:table-cell>
              <table:table-cell office:value-type="float" office:value="431124">
                <text:p>431124</text:p>
              </table:table-cell>
              <table:table-cell office:value-type="float" office:value="228422">
                <text:p>228422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43574">
                <text:p>43574</text:p>
              </table:table-cell>
              <table:table-cell office:value-type="float" office:value="23412">
                <text:p>23412</text:p>
              </table:table-cell>
              <table:table-cell office:value-type="float" office:value="435924">
                <text:p>435924</text:p>
              </table:table-cell>
              <table:table-cell office:value-type="float" office:value="230411">
                <text:p>230411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44598">
                <text:p>44598</text:p>
              </table:table-cell>
              <table:table-cell office:value-type="float" office:value="22786">
                <text:p>22786</text:p>
              </table:table-cell>
              <table:table-cell office:value-type="float" office:value="437232">
                <text:p>437232</text:p>
              </table:table-cell>
              <table:table-cell office:value-type="float" office:value="230525">
                <text:p>230525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43349">
                <text:p>43349</text:p>
              </table:table-cell>
              <table:table-cell office:value-type="float" office:value="23311">
                <text:p>23311</text:p>
              </table:table-cell>
              <table:table-cell office:value-type="float" office:value="440229">
                <text:p>440229</text:p>
              </table:table-cell>
              <table:table-cell office:value-type="float" office:value="231767">
                <text:p>231767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4720">
                <text:p>44720</text:p>
              </table:table-cell>
              <table:table-cell office:value-type="float" office:value="23038">
                <text:p>23038</text:p>
              </table:table-cell>
              <table:table-cell office:value-type="float" office:value="440846">
                <text:p>440846</text:p>
              </table:table-cell>
              <table:table-cell office:value-type="float" office:value="232371">
                <text:p>232371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44967">
                <text:p>44967</text:p>
              </table:table-cell>
              <table:table-cell office:value-type="float" office:value="24012">
                <text:p>24012</text:p>
              </table:table-cell>
              <table:table-cell office:value-type="float" office:value="443554">
                <text:p>443554</text:p>
              </table:table-cell>
              <table:table-cell office:value-type="float" office:value="233704">
                <text:p>233704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43571">
                <text:p>43571</text:p>
              </table:table-cell>
              <table:table-cell office:value-type="float" office:value="22257">
                <text:p>22257</text:p>
              </table:table-cell>
              <table:table-cell office:value-type="float" office:value="444972">
                <text:p>444972</text:p>
              </table:table-cell>
              <table:table-cell office:value-type="float" office:value="234418">
                <text:p>234418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44149">
                <text:p>44149</text:p>
              </table:table-cell>
              <table:table-cell office:value-type="float" office:value="23730">
                <text:p>23730</text:p>
              </table:table-cell>
              <table:table-cell office:value-type="float" office:value="445292">
                <text:p>445292</text:p>
              </table:table-cell>
              <table:table-cell office:value-type="float" office:value="234015">
                <text:p>234015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44663">
                <text:p>44663</text:p>
              </table:table-cell>
              <table:table-cell office:value-type="float" office:value="23071">
                <text:p>23071</text:p>
              </table:table-cell>
              <table:table-cell office:value-type="float" office:value="445349">
                <text:p>445349</text:p>
              </table:table-cell>
              <table:table-cell office:value-type="float" office:value="236847">
                <text:p>23684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5366">
                <text:p>45366</text:p>
              </table:table-cell>
              <table:table-cell office:value-type="float" office:value="23938">
                <text:p>23938</text:p>
              </table:table-cell>
              <table:table-cell office:value-type="float" office:value="448552">
                <text:p>448552</text:p>
              </table:table-cell>
              <table:table-cell office:value-type="float" office:value="235787">
                <text:p>235787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44534">
                <text:p>44534</text:p>
              </table:table-cell>
              <table:table-cell office:value-type="float" office:value="23167">
                <text:p>23167</text:p>
              </table:table-cell>
              <table:table-cell office:value-type="float" office:value="453974">
                <text:p>453974</text:p>
              </table:table-cell>
              <table:table-cell office:value-type="float" office:value="238721">
                <text:p>238721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46314">
                <text:p>46314</text:p>
              </table:table-cell>
              <table:table-cell office:value-type="float" office:value="24785">
                <text:p>24785</text:p>
              </table:table-cell>
              <table:table-cell office:value-type="float" office:value="457148">
                <text:p>457148</text:p>
              </table:table-cell>
              <table:table-cell office:value-type="float" office:value="242595">
                <text:p>24259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44383">
                <text:p>44383</text:p>
              </table:table-cell>
              <table:table-cell office:value-type="float" office:value="23103">
                <text:p>23103</text:p>
              </table:table-cell>
              <table:table-cell office:value-type="float" office:value="456692">
                <text:p>456692</text:p>
              </table:table-cell>
              <table:table-cell office:value-type="float" office:value="239420">
                <text:p>23942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45893">
                <text:p>45893</text:p>
              </table:table-cell>
              <table:table-cell office:value-type="float" office:value="23556">
                <text:p>23556</text:p>
              </table:table-cell>
              <table:table-cell office:value-type="float" office:value="460137">
                <text:p>460137</text:p>
              </table:table-cell>
              <table:table-cell office:value-type="float" office:value="242183">
                <text:p>24218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5166">
                <text:p>45166</text:p>
              </table:table-cell>
              <table:table-cell office:value-type="float" office:value="23702">
                <text:p>23702</text:p>
              </table:table-cell>
              <table:table-cell office:value-type="float" office:value="459387">
                <text:p>459387</text:p>
              </table:table-cell>
              <table:table-cell office:value-type="float" office:value="243324">
                <text:p>243324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46103">
                <text:p>46103</text:p>
              </table:table-cell>
              <table:table-cell office:value-type="float" office:value="24595">
                <text:p>24595</text:p>
              </table:table-cell>
              <table:table-cell office:value-type="float" office:value="463024">
                <text:p>463024</text:p>
              </table:table-cell>
              <table:table-cell office:value-type="float" office:value="243445">
                <text:p>24344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46479">
                <text:p>46479</text:p>
              </table:table-cell>
              <table:table-cell office:value-type="float" office:value="25186">
                <text:p>25186</text:p>
              </table:table-cell>
              <table:table-cell office:value-type="float" office:value="460484">
                <text:p>460484</text:p>
              </table:table-cell>
              <table:table-cell office:value-type="float" office:value="240586">
                <text:p>240586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46679">
                <text:p>46679</text:p>
              </table:table-cell>
              <table:table-cell office:value-type="float" office:value="25678">
                <text:p>25678</text:p>
              </table:table-cell>
              <table:table-cell office:value-type="float" office:value="469216">
                <text:p>469216</text:p>
              </table:table-cell>
              <table:table-cell office:value-type="float" office:value="248337">
                <text:p>248337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45945">
                <text:p>45945</text:p>
              </table:table-cell>
              <table:table-cell office:value-type="float" office:value="23869">
                <text:p>23869</text:p>
              </table:table-cell>
              <table:table-cell office:value-type="float" office:value="465781">
                <text:p>465781</text:p>
              </table:table-cell>
              <table:table-cell office:value-type="float" office:value="243522">
                <text:p>24352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7482">
                <text:p>47482</text:p>
              </table:table-cell>
              <table:table-cell office:value-type="float" office:value="25443">
                <text:p>25443</text:p>
              </table:table-cell>
              <table:table-cell office:value-type="float" office:value="471526">
                <text:p>471526</text:p>
              </table:table-cell>
              <table:table-cell office:value-type="float" office:value="248412">
                <text:p>24841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47140">
                <text:p>47140</text:p>
              </table:table-cell>
              <table:table-cell office:value-type="float" office:value="24223">
                <text:p>24223</text:p>
              </table:table-cell>
              <table:table-cell office:value-type="float" office:value="470899">
                <text:p>470899</text:p>
              </table:table-cell>
              <table:table-cell office:value-type="float" office:value="248078">
                <text:p>248078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46912">
                <text:p>46912</text:p>
              </table:table-cell>
              <table:table-cell office:value-type="float" office:value="24330">
                <text:p>24330</text:p>
              </table:table-cell>
              <table:table-cell office:value-type="float" office:value="471976">
                <text:p>471976</text:p>
              </table:table-cell>
              <table:table-cell office:value-type="float" office:value="249598">
                <text:p>249598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47008">
                <text:p>47008</text:p>
              </table:table-cell>
              <table:table-cell office:value-type="float" office:value="24301">
                <text:p>24301</text:p>
              </table:table-cell>
              <table:table-cell office:value-type="float" office:value="476363">
                <text:p>476363</text:p>
              </table:table-cell>
              <table:table-cell office:value-type="float" office:value="252722">
                <text:p>252722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47511">
                <text:p>47511</text:p>
              </table:table-cell>
              <table:table-cell office:value-type="float" office:value="24837">
                <text:p>24837</text:p>
              </table:table-cell>
              <table:table-cell office:value-type="float" office:value="476061">
                <text:p>476061</text:p>
              </table:table-cell>
              <table:table-cell office:value-type="float" office:value="252761">
                <text:p>25276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7115">
                <text:p>47115</text:p>
              </table:table-cell>
              <table:table-cell office:value-type="float" office:value="24800">
                <text:p>24800</text:p>
              </table:table-cell>
              <table:table-cell office:value-type="float" office:value="479223">
                <text:p>479223</text:p>
              </table:table-cell>
              <table:table-cell office:value-type="float" office:value="250256">
                <text:p>250256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49802">
                <text:p>49802</text:p>
              </table:table-cell>
              <table:table-cell office:value-type="float" office:value="26306">
                <text:p>26306</text:p>
              </table:table-cell>
              <table:table-cell office:value-type="float" office:value="481386">
                <text:p>481386</text:p>
              </table:table-cell>
              <table:table-cell office:value-type="float" office:value="255799">
                <text:p>255799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48337">
                <text:p>48337</text:p>
              </table:table-cell>
              <table:table-cell office:value-type="float" office:value="25968">
                <text:p>25968</text:p>
              </table:table-cell>
              <table:table-cell office:value-type="float" office:value="483163">
                <text:p>483163</text:p>
              </table:table-cell>
              <table:table-cell office:value-type="float" office:value="252560">
                <text:p>25256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48500">
                <text:p>48500</text:p>
              </table:table-cell>
              <table:table-cell office:value-type="float" office:value="25391">
                <text:p>25391</text:p>
              </table:table-cell>
              <table:table-cell office:value-type="float" office:value="485862">
                <text:p>485862</text:p>
              </table:table-cell>
              <table:table-cell office:value-type="float" office:value="257961">
                <text:p>257961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48831">
                <text:p>48831</text:p>
              </table:table-cell>
              <table:table-cell office:value-type="float" office:value="25838">
                <text:p>25838</text:p>
              </table:table-cell>
              <table:table-cell office:value-type="float" office:value="489119">
                <text:p>489119</text:p>
              </table:table-cell>
              <table:table-cell office:value-type="float" office:value="258940">
                <text:p>25894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7953">
                <text:p>47953</text:p>
              </table:table-cell>
              <table:table-cell office:value-type="float" office:value="25450">
                <text:p>25450</text:p>
              </table:table-cell>
              <table:table-cell office:value-type="float" office:value="490700">
                <text:p>490700</text:p>
              </table:table-cell>
              <table:table-cell office:value-type="float" office:value="261316">
                <text:p>26131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49197">
                <text:p>49197</text:p>
              </table:table-cell>
              <table:table-cell office:value-type="float" office:value="26601">
                <text:p>26601</text:p>
              </table:table-cell>
              <table:table-cell office:value-type="float" office:value="489572">
                <text:p>489572</text:p>
              </table:table-cell>
              <table:table-cell office:value-type="float" office:value="260388">
                <text:p>260388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49105">
                <text:p>49105</text:p>
              </table:table-cell>
              <table:table-cell office:value-type="float" office:value="26083">
                <text:p>26083</text:p>
              </table:table-cell>
              <table:table-cell office:value-type="float" office:value="494108">
                <text:p>494108</text:p>
              </table:table-cell>
              <table:table-cell office:value-type="float" office:value="256919">
                <text:p>256919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49531">
                <text:p>49531</text:p>
              </table:table-cell>
              <table:table-cell office:value-type="float" office:value="26053">
                <text:p>26053</text:p>
              </table:table-cell>
              <table:table-cell office:value-type="float" office:value="491424">
                <text:p>491424</text:p>
              </table:table-cell>
              <table:table-cell office:value-type="float" office:value="259589">
                <text:p>259589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48665">
                <text:p>48665</text:p>
              </table:table-cell>
              <table:table-cell office:value-type="float" office:value="26227">
                <text:p>26227</text:p>
              </table:table-cell>
              <table:table-cell office:value-type="float" office:value="496060">
                <text:p>496060</text:p>
              </table:table-cell>
              <table:table-cell office:value-type="float" office:value="262584">
                <text:p>262584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9903">
                <text:p>49903</text:p>
              </table:table-cell>
              <table:table-cell office:value-type="float" office:value="26609">
                <text:p>26609</text:p>
              </table:table-cell>
              <table:table-cell office:value-type="float" office:value="497650">
                <text:p>497650</text:p>
              </table:table-cell>
              <table:table-cell office:value-type="float" office:value="265458">
                <text:p>26545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49744">
                <text:p>49744</text:p>
              </table:table-cell>
              <table:table-cell office:value-type="float" office:value="25797">
                <text:p>25797</text:p>
              </table:table-cell>
              <table:table-cell office:value-type="float" office:value="499787">
                <text:p>499787</text:p>
              </table:table-cell>
              <table:table-cell office:value-type="float" office:value="265642">
                <text:p>26564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50578">
                <text:p>50578</text:p>
              </table:table-cell>
              <table:table-cell office:value-type="float" office:value="25774">
                <text:p>25774</text:p>
              </table:table-cell>
              <table:table-cell office:value-type="float" office:value="502761">
                <text:p>502761</text:p>
              </table:table-cell>
              <table:table-cell office:value-type="float" office:value="264706">
                <text:p>264706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50228">
                <text:p>50228</text:p>
              </table:table-cell>
              <table:table-cell office:value-type="float" office:value="26488">
                <text:p>26488</text:p>
              </table:table-cell>
              <table:table-cell office:value-type="float" office:value="502768">
                <text:p>502768</text:p>
              </table:table-cell>
              <table:table-cell office:value-type="float" office:value="263772">
                <text:p>263772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50149">
                <text:p>50149</text:p>
              </table:table-cell>
              <table:table-cell office:value-type="float" office:value="25555">
                <text:p>25555</text:p>
              </table:table-cell>
              <table:table-cell office:value-type="float" office:value="504062">
                <text:p>504062</text:p>
              </table:table-cell>
              <table:table-cell office:value-type="float" office:value="266139">
                <text:p>26613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9811">
                <text:p>49811</text:p>
              </table:table-cell>
              <table:table-cell office:value-type="float" office:value="26923">
                <text:p>26923</text:p>
              </table:table-cell>
              <table:table-cell office:value-type="float" office:value="504912">
                <text:p>504912</text:p>
              </table:table-cell>
              <table:table-cell office:value-type="float" office:value="266626">
                <text:p>266626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50734">
                <text:p>50734</text:p>
              </table:table-cell>
              <table:table-cell office:value-type="float" office:value="26903">
                <text:p>26903</text:p>
              </table:table-cell>
              <table:table-cell office:value-type="float" office:value="505304">
                <text:p>505304</text:p>
              </table:table-cell>
              <table:table-cell office:value-type="float" office:value="266700">
                <text:p>266700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51079">
                <text:p>51079</text:p>
              </table:table-cell>
              <table:table-cell office:value-type="float" office:value="26357">
                <text:p>26357</text:p>
              </table:table-cell>
              <table:table-cell office:value-type="float" office:value="511614">
                <text:p>511614</text:p>
              </table:table-cell>
              <table:table-cell office:value-type="float" office:value="269206">
                <text:p>269206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51603">
                <text:p>51603</text:p>
              </table:table-cell>
              <table:table-cell office:value-type="float" office:value="27976">
                <text:p>27976</text:p>
              </table:table-cell>
              <table:table-cell office:value-type="float" office:value="515165">
                <text:p>515165</text:p>
              </table:table-cell>
              <table:table-cell office:value-type="float" office:value="269458">
                <text:p>269458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52398">
                <text:p>52398</text:p>
              </table:table-cell>
              <table:table-cell office:value-type="float" office:value="28086">
                <text:p>28086</text:p>
              </table:table-cell>
              <table:table-cell office:value-type="float" office:value="516421">
                <text:p>516421</text:p>
              </table:table-cell>
              <table:table-cell office:value-type="float" office:value="270043">
                <text:p>270043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51955">
                <text:p>51955</text:p>
              </table:table-cell>
              <table:table-cell office:value-type="float" office:value="27652">
                <text:p>27652</text:p>
              </table:table-cell>
              <table:table-cell office:value-type="float" office:value="515393">
                <text:p>515393</text:p>
              </table:table-cell>
              <table:table-cell office:value-type="float" office:value="272882">
                <text:p>272882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51460">
                <text:p>51460</text:p>
              </table:table-cell>
              <table:table-cell office:value-type="float" office:value="27727">
                <text:p>27727</text:p>
              </table:table-cell>
              <table:table-cell office:value-type="float" office:value="515977">
                <text:p>515977</text:p>
              </table:table-cell>
              <table:table-cell office:value-type="float" office:value="273479">
                <text:p>273479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52095">
                <text:p>52095</text:p>
              </table:table-cell>
              <table:table-cell office:value-type="float" office:value="27115">
                <text:p>27115</text:p>
              </table:table-cell>
              <table:table-cell office:value-type="float" office:value="517953">
                <text:p>517953</text:p>
              </table:table-cell>
              <table:table-cell office:value-type="float" office:value="272338">
                <text:p>272338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51241">
                <text:p>51241</text:p>
              </table:table-cell>
              <table:table-cell office:value-type="float" office:value="26675">
                <text:p>26675</text:p>
              </table:table-cell>
              <table:table-cell office:value-type="float" office:value="518406">
                <text:p>518406</text:p>
              </table:table-cell>
              <table:table-cell office:value-type="float" office:value="267943">
                <text:p>267943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51150">
                <text:p>51150</text:p>
              </table:table-cell>
              <table:table-cell office:value-type="float" office:value="27119">
                <text:p>27119</text:p>
              </table:table-cell>
              <table:table-cell office:value-type="float" office:value="521302">
                <text:p>521302</text:p>
              </table:table-cell>
              <table:table-cell office:value-type="float" office:value="274036">
                <text:p>27403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2617">
                <text:p>52617</text:p>
              </table:table-cell>
              <table:table-cell office:value-type="float" office:value="28242">
                <text:p>28242</text:p>
              </table:table-cell>
              <table:table-cell office:value-type="float" office:value="524869">
                <text:p>524869</text:p>
              </table:table-cell>
              <table:table-cell office:value-type="float" office:value="276055">
                <text:p>27605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52087">
                <text:p>52087</text:p>
              </table:table-cell>
              <table:table-cell office:value-type="float" office:value="27778">
                <text:p>27778</text:p>
              </table:table-cell>
              <table:table-cell office:value-type="float" office:value="527410">
                <text:p>527410</text:p>
              </table:table-cell>
              <table:table-cell office:value-type="float" office:value="274931">
                <text:p>274931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51566">
                <text:p>51566</text:p>
              </table:table-cell>
              <table:table-cell office:value-type="float" office:value="27255">
                <text:p>27255</text:p>
              </table:table-cell>
              <table:table-cell office:value-type="float" office:value="528534">
                <text:p>528534</text:p>
              </table:table-cell>
              <table:table-cell office:value-type="float" office:value="276096">
                <text:p>276096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53505">
                <text:p>53505</text:p>
              </table:table-cell>
              <table:table-cell office:value-type="float" office:value="28379">
                <text:p>28379</text:p>
              </table:table-cell>
              <table:table-cell office:value-type="float" office:value="532862">
                <text:p>532862</text:p>
              </table:table-cell>
              <table:table-cell office:value-type="float" office:value="280556">
                <text:p>280556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54272">
                <text:p>54272</text:p>
              </table:table-cell>
              <table:table-cell office:value-type="float" office:value="27454">
                <text:p>27454</text:p>
              </table:table-cell>
              <table:table-cell office:value-type="float" office:value="531991">
                <text:p>531991</text:p>
              </table:table-cell>
              <table:table-cell office:value-type="float" office:value="282353">
                <text:p>282353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2968">
                <text:p>52968</text:p>
              </table:table-cell>
              <table:table-cell office:value-type="float" office:value="27462">
                <text:p>27462</text:p>
              </table:table-cell>
              <table:table-cell office:value-type="float" office:value="531344">
                <text:p>531344</text:p>
              </table:table-cell>
              <table:table-cell office:value-type="float" office:value="278558">
                <text:p>27855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52345">
                <text:p>52345</text:p>
              </table:table-cell>
              <table:table-cell office:value-type="float" office:value="27969">
                <text:p>27969</text:p>
              </table:table-cell>
              <table:table-cell office:value-type="float" office:value="539080">
                <text:p>539080</text:p>
              </table:table-cell>
              <table:table-cell office:value-type="float" office:value="286023">
                <text:p>286023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53463">
                <text:p>53463</text:p>
              </table:table-cell>
              <table:table-cell office:value-type="float" office:value="28812">
                <text:p>28812</text:p>
              </table:table-cell>
              <table:table-cell office:value-type="float" office:value="537962">
                <text:p>537962</text:p>
              </table:table-cell>
              <table:table-cell office:value-type="float" office:value="282455">
                <text:p>282455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53832">
                <text:p>53832</text:p>
              </table:table-cell>
              <table:table-cell office:value-type="float" office:value="28137">
                <text:p>28137</text:p>
              </table:table-cell>
              <table:table-cell office:value-type="float" office:value="540239">
                <text:p>540239</text:p>
              </table:table-cell>
              <table:table-cell office:value-type="float" office:value="284454">
                <text:p>284454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54255">
                <text:p>54255</text:p>
              </table:table-cell>
              <table:table-cell office:value-type="float" office:value="29596">
                <text:p>29596</text:p>
              </table:table-cell>
              <table:table-cell office:value-type="float" office:value="538941">
                <text:p>538941</text:p>
              </table:table-cell>
              <table:table-cell office:value-type="float" office:value="283834">
                <text:p>28383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3600">
                <text:p>53600</text:p>
              </table:table-cell>
              <table:table-cell office:value-type="float" office:value="27757">
                <text:p>27757</text:p>
              </table:table-cell>
              <table:table-cell office:value-type="float" office:value="542493">
                <text:p>542493</text:p>
              </table:table-cell>
              <table:table-cell office:value-type="float" office:value="285786">
                <text:p>285786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54864">
                <text:p>54864</text:p>
              </table:table-cell>
              <table:table-cell office:value-type="float" office:value="28211">
                <text:p>28211</text:p>
              </table:table-cell>
              <table:table-cell office:value-type="float" office:value="546737">
                <text:p>546737</text:p>
              </table:table-cell>
              <table:table-cell office:value-type="float" office:value="287232">
                <text:p>287232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53382">
                <text:p>53382</text:p>
              </table:table-cell>
              <table:table-cell office:value-type="float" office:value="27855">
                <text:p>27855</text:p>
              </table:table-cell>
              <table:table-cell office:value-type="float" office:value="546167">
                <text:p>546167</text:p>
              </table:table-cell>
              <table:table-cell office:value-type="float" office:value="286993">
                <text:p>286993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54646">
                <text:p>54646</text:p>
              </table:table-cell>
              <table:table-cell office:value-type="float" office:value="28100">
                <text:p>28100</text:p>
              </table:table-cell>
              <table:table-cell office:value-type="float" office:value="545463">
                <text:p>545463</text:p>
              </table:table-cell>
              <table:table-cell office:value-type="float" office:value="284457">
                <text:p>284457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54220">
                <text:p>54220</text:p>
              </table:table-cell>
              <table:table-cell office:value-type="float" office:value="29753">
                <text:p>29753</text:p>
              </table:table-cell>
              <table:table-cell office:value-type="float" office:value="550816">
                <text:p>550816</text:p>
              </table:table-cell>
              <table:table-cell office:value-type="float" office:value="290551">
                <text:p>290551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55145">
                <text:p>55145</text:p>
              </table:table-cell>
              <table:table-cell office:value-type="float" office:value="28398">
                <text:p>28398</text:p>
              </table:table-cell>
              <table:table-cell office:value-type="float" office:value="552598">
                <text:p>552598</text:p>
              </table:table-cell>
              <table:table-cell office:value-type="float" office:value="288839">
                <text:p>288839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56868">
                <text:p>56868</text:p>
              </table:table-cell>
              <table:table-cell office:value-type="float" office:value="30211">
                <text:p>30211</text:p>
              </table:table-cell>
              <table:table-cell office:value-type="float" office:value="553108">
                <text:p>553108</text:p>
              </table:table-cell>
              <table:table-cell office:value-type="float" office:value="289777">
                <text:p>289777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55337">
                <text:p>55337</text:p>
              </table:table-cell>
              <table:table-cell office:value-type="float" office:value="28266">
                <text:p>28266</text:p>
              </table:table-cell>
              <table:table-cell office:value-type="float" office:value="554166">
                <text:p>554166</text:p>
              </table:table-cell>
              <table:table-cell office:value-type="float" office:value="291296">
                <text:p>291296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54642">
                <text:p>54642</text:p>
              </table:table-cell>
              <table:table-cell office:value-type="float" office:value="28485">
                <text:p>28485</text:p>
              </table:table-cell>
              <table:table-cell office:value-type="float" office:value="560302">
                <text:p>560302</text:p>
              </table:table-cell>
              <table:table-cell office:value-type="float" office:value="298023">
                <text:p>298023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57186">
                <text:p>57186</text:p>
              </table:table-cell>
              <table:table-cell office:value-type="float" office:value="29852">
                <text:p>29852</text:p>
              </table:table-cell>
              <table:table-cell office:value-type="float" office:value="561793">
                <text:p>561793</text:p>
              </table:table-cell>
              <table:table-cell office:value-type="float" office:value="295128">
                <text:p>295128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5688">
                <text:p>55688</text:p>
              </table:table-cell>
              <table:table-cell office:value-type="float" office:value="29679">
                <text:p>29679</text:p>
              </table:table-cell>
              <table:table-cell office:value-type="float" office:value="559811">
                <text:p>559811</text:p>
              </table:table-cell>
              <table:table-cell office:value-type="float" office:value="294033">
                <text:p>294033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56567">
                <text:p>56567</text:p>
              </table:table-cell>
              <table:table-cell office:value-type="float" office:value="29263">
                <text:p>29263</text:p>
              </table:table-cell>
              <table:table-cell office:value-type="float" office:value="564491">
                <text:p>564491</text:p>
              </table:table-cell>
              <table:table-cell office:value-type="float" office:value="295660">
                <text:p>295660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56420">
                <text:p>56420</text:p>
              </table:table-cell>
              <table:table-cell office:value-type="float" office:value="29394">
                <text:p>29394</text:p>
              </table:table-cell>
              <table:table-cell office:value-type="float" office:value="568014">
                <text:p>568014</text:p>
              </table:table-cell>
              <table:table-cell office:value-type="float" office:value="299133">
                <text:p>299133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56794">
                <text:p>56794</text:p>
              </table:table-cell>
              <table:table-cell office:value-type="float" office:value="28985">
                <text:p>28985</text:p>
              </table:table-cell>
              <table:table-cell office:value-type="float" office:value="571847">
                <text:p>571847</text:p>
              </table:table-cell>
              <table:table-cell office:value-type="float" office:value="302435">
                <text:p>30243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56160">
                <text:p>56160</text:p>
              </table:table-cell>
              <table:table-cell office:value-type="float" office:value="29488">
                <text:p>29488</text:p>
              </table:table-cell>
              <table:table-cell office:value-type="float" office:value="566077">
                <text:p>566077</text:p>
              </table:table-cell>
              <table:table-cell office:value-type="float" office:value="290942">
                <text:p>290942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6634">
                <text:p>56634</text:p>
              </table:table-cell>
              <table:table-cell office:value-type="float" office:value="29540">
                <text:p>29540</text:p>
              </table:table-cell>
              <table:table-cell office:value-type="float" office:value="572487">
                <text:p>572487</text:p>
              </table:table-cell>
              <table:table-cell office:value-type="float" office:value="302099">
                <text:p>302099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56999">
                <text:p>56999</text:p>
              </table:table-cell>
              <table:table-cell office:value-type="float" office:value="30436">
                <text:p>30436</text:p>
              </table:table-cell>
              <table:table-cell office:value-type="float" office:value="568523">
                <text:p>568523</text:p>
              </table:table-cell>
              <table:table-cell office:value-type="float" office:value="301358">
                <text:p>301358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57605">
                <text:p>57605</text:p>
              </table:table-cell>
              <table:table-cell office:value-type="float" office:value="30106">
                <text:p>30106</text:p>
              </table:table-cell>
              <table:table-cell office:value-type="float" office:value="578605">
                <text:p>578605</text:p>
              </table:table-cell>
              <table:table-cell office:value-type="float" office:value="304324">
                <text:p>304324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58191">
                <text:p>58191</text:p>
              </table:table-cell>
              <table:table-cell office:value-type="float" office:value="29523">
                <text:p>29523</text:p>
              </table:table-cell>
              <table:table-cell office:value-type="float" office:value="577862">
                <text:p>577862</text:p>
              </table:table-cell>
              <table:table-cell office:value-type="float" office:value="304846">
                <text:p>304846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56767">
                <text:p>56767</text:p>
              </table:table-cell>
              <table:table-cell office:value-type="float" office:value="30320">
                <text:p>30320</text:p>
              </table:table-cell>
              <table:table-cell office:value-type="float" office:value="579534">
                <text:p>579534</text:p>
              </table:table-cell>
              <table:table-cell office:value-type="float" office:value="307943">
                <text:p>30794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8313">
                <text:p>58313</text:p>
              </table:table-cell>
              <table:table-cell office:value-type="float" office:value="30522">
                <text:p>30522</text:p>
              </table:table-cell>
              <table:table-cell office:value-type="float" office:value="580335">
                <text:p>580335</text:p>
              </table:table-cell>
              <table:table-cell office:value-type="float" office:value="309394">
                <text:p>309394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58653">
                <text:p>58653</text:p>
              </table:table-cell>
              <table:table-cell office:value-type="float" office:value="31422">
                <text:p>31422</text:p>
              </table:table-cell>
              <table:table-cell office:value-type="float" office:value="582812">
                <text:p>582812</text:p>
              </table:table-cell>
              <table:table-cell office:value-type="float" office:value="306908">
                <text:p>306908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57600">
                <text:p>57600</text:p>
              </table:table-cell>
              <table:table-cell office:value-type="float" office:value="31072">
                <text:p>31072</text:p>
              </table:table-cell>
              <table:table-cell office:value-type="float" office:value="584641">
                <text:p>584641</text:p>
              </table:table-cell>
              <table:table-cell office:value-type="float" office:value="309375">
                <text:p>30937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58217">
                <text:p>58217</text:p>
              </table:table-cell>
              <table:table-cell office:value-type="float" office:value="30825">
                <text:p>30825</text:p>
              </table:table-cell>
              <table:table-cell office:value-type="float" office:value="583769">
                <text:p>583769</text:p>
              </table:table-cell>
              <table:table-cell office:value-type="float" office:value="308073">
                <text:p>308073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59048">
                <text:p>59048</text:p>
              </table:table-cell>
              <table:table-cell office:value-type="float" office:value="31452">
                <text:p>31452</text:p>
              </table:table-cell>
              <table:table-cell office:value-type="float" office:value="589462">
                <text:p>589462</text:p>
              </table:table-cell>
              <table:table-cell office:value-type="float" office:value="307822">
                <text:p>307822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59199">
                <text:p>59199</text:p>
              </table:table-cell>
              <table:table-cell office:value-type="float" office:value="31190">
                <text:p>31190</text:p>
              </table:table-cell>
              <table:table-cell office:value-type="float" office:value="589628">
                <text:p>589628</text:p>
              </table:table-cell>
              <table:table-cell office:value-type="float" office:value="313875">
                <text:p>313875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59974">
                <text:p>59974</text:p>
              </table:table-cell>
              <table:table-cell office:value-type="float" office:value="31658">
                <text:p>31658</text:p>
              </table:table-cell>
              <table:table-cell office:value-type="float" office:value="593223">
                <text:p>593223</text:p>
              </table:table-cell>
              <table:table-cell office:value-type="float" office:value="310596">
                <text:p>310596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59760">
                <text:p>59760</text:p>
              </table:table-cell>
              <table:table-cell office:value-type="float" office:value="32039">
                <text:p>32039</text:p>
              </table:table-cell>
              <table:table-cell office:value-type="float" office:value="590485">
                <text:p>590485</text:p>
              </table:table-cell>
              <table:table-cell office:value-type="float" office:value="309074">
                <text:p>309074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58676">
                <text:p>58676</text:p>
              </table:table-cell>
              <table:table-cell office:value-type="float" office:value="31125">
                <text:p>31125</text:p>
              </table:table-cell>
              <table:table-cell office:value-type="float" office:value="595482">
                <text:p>595482</text:p>
              </table:table-cell>
              <table:table-cell office:value-type="float" office:value="315518">
                <text:p>315518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59918">
                <text:p>59918</text:p>
              </table:table-cell>
              <table:table-cell office:value-type="float" office:value="32401">
                <text:p>32401</text:p>
              </table:table-cell>
              <table:table-cell office:value-type="float" office:value="590414">
                <text:p>590414</text:p>
              </table:table-cell>
              <table:table-cell office:value-type="float" office:value="310489">
                <text:p>31048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59695">
                <text:p>59695</text:p>
              </table:table-cell>
              <table:table-cell office:value-type="float" office:value="30893">
                <text:p>30893</text:p>
              </table:table-cell>
              <table:table-cell office:value-type="float" office:value="595962">
                <text:p>595962</text:p>
              </table:table-cell>
              <table:table-cell office:value-type="float" office:value="311619">
                <text:p>311619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60382">
                <text:p>60382</text:p>
              </table:table-cell>
              <table:table-cell office:value-type="float" office:value="32691">
                <text:p>32691</text:p>
              </table:table-cell>
              <table:table-cell office:value-type="float" office:value="598688">
                <text:p>598688</text:p>
              </table:table-cell>
              <table:table-cell office:value-type="float" office:value="316460">
                <text:p>316460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59559">
                <text:p>59559</text:p>
              </table:table-cell>
              <table:table-cell office:value-type="float" office:value="31216">
                <text:p>31216</text:p>
              </table:table-cell>
              <table:table-cell office:value-type="float" office:value="605383">
                <text:p>605383</text:p>
              </table:table-cell>
              <table:table-cell office:value-type="float" office:value="322143">
                <text:p>322143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59002">
                <text:p>59002</text:p>
              </table:table-cell>
              <table:table-cell office:value-type="float" office:value="30562">
                <text:p>30562</text:p>
              </table:table-cell>
              <table:table-cell office:value-type="float" office:value="603915">
                <text:p>603915</text:p>
              </table:table-cell>
              <table:table-cell office:value-type="float" office:value="317865">
                <text:p>317865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60494">
                <text:p>60494</text:p>
              </table:table-cell>
              <table:table-cell office:value-type="float" office:value="32612">
                <text:p>32612</text:p>
              </table:table-cell>
              <table:table-cell office:value-type="float" office:value="604793">
                <text:p>604793</text:p>
              </table:table-cell>
              <table:table-cell office:value-type="float" office:value="322361">
                <text:p>322361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60941">
                <text:p>60941</text:p>
              </table:table-cell>
              <table:table-cell office:value-type="float" office:value="32498">
                <text:p>32498</text:p>
              </table:table-cell>
              <table:table-cell office:value-type="float" office:value="607811">
                <text:p>607811</text:p>
              </table:table-cell>
              <table:table-cell office:value-type="float" office:value="315856">
                <text:p>315856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61820">
                <text:p>61820</text:p>
              </table:table-cell>
              <table:table-cell office:value-type="float" office:value="32286">
                <text:p>32286</text:p>
              </table:table-cell>
              <table:table-cell office:value-type="float" office:value="611408">
                <text:p>611408</text:p>
              </table:table-cell>
              <table:table-cell office:value-type="float" office:value="323283">
                <text:p>323283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60143">
                <text:p>60143</text:p>
              </table:table-cell>
              <table:table-cell office:value-type="float" office:value="31456">
                <text:p>31456</text:p>
              </table:table-cell>
              <table:table-cell office:value-type="float" office:value="613720">
                <text:p>613720</text:p>
              </table:table-cell>
              <table:table-cell office:value-type="float" office:value="320592">
                <text:p>320592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61586">
                <text:p>61586</text:p>
              </table:table-cell>
              <table:table-cell office:value-type="float" office:value="31850">
                <text:p>31850</text:p>
              </table:table-cell>
              <table:table-cell office:value-type="float" office:value="613963">
                <text:p>613963</text:p>
              </table:table-cell>
              <table:table-cell office:value-type="float" office:value="321454">
                <text:p>321454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61552">
                <text:p>61552</text:p>
              </table:table-cell>
              <table:table-cell office:value-type="float" office:value="32714">
                <text:p>32714</text:p>
              </table:table-cell>
              <table:table-cell office:value-type="float" office:value="616242">
                <text:p>616242</text:p>
              </table:table-cell>
              <table:table-cell office:value-type="float" office:value="324890">
                <text:p>32489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1224">
                <text:p>61224</text:p>
              </table:table-cell>
              <table:table-cell office:value-type="float" office:value="31915">
                <text:p>31915</text:p>
              </table:table-cell>
              <table:table-cell office:value-type="float" office:value="614596">
                <text:p>614596</text:p>
              </table:table-cell>
              <table:table-cell office:value-type="float" office:value="325438">
                <text:p>325438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62862">
                <text:p>62862</text:p>
              </table:table-cell>
              <table:table-cell office:value-type="float" office:value="32432">
                <text:p>32432</text:p>
              </table:table-cell>
              <table:table-cell office:value-type="float" office:value="624304">
                <text:p>624304</text:p>
              </table:table-cell>
              <table:table-cell office:value-type="float" office:value="331991">
                <text:p>331991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63251">
                <text:p>63251</text:p>
              </table:table-cell>
              <table:table-cell office:value-type="float" office:value="32882">
                <text:p>32882</text:p>
              </table:table-cell>
              <table:table-cell office:value-type="float" office:value="621937">
                <text:p>621937</text:p>
              </table:table-cell>
              <table:table-cell office:value-type="float" office:value="324713">
                <text:p>324713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62247">
                <text:p>62247</text:p>
              </table:table-cell>
              <table:table-cell office:value-type="float" office:value="32575">
                <text:p>32575</text:p>
              </table:table-cell>
              <table:table-cell office:value-type="float" office:value="624810">
                <text:p>624810</text:p>
              </table:table-cell>
              <table:table-cell office:value-type="float" office:value="326267">
                <text:p>326267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62100">
                <text:p>62100</text:p>
              </table:table-cell>
              <table:table-cell office:value-type="float" office:value="32653">
                <text:p>32653</text:p>
              </table:table-cell>
              <table:table-cell office:value-type="float" office:value="621182">
                <text:p>621182</text:p>
              </table:table-cell>
              <table:table-cell office:value-type="float" office:value="324718">
                <text:p>324718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61988">
                <text:p>61988</text:p>
              </table:table-cell>
              <table:table-cell office:value-type="float" office:value="32215">
                <text:p>32215</text:p>
              </table:table-cell>
              <table:table-cell office:value-type="float" office:value="628714">
                <text:p>628714</text:p>
              </table:table-cell>
              <table:table-cell office:value-type="float" office:value="332451">
                <text:p>332451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64466">
                <text:p>64466</text:p>
              </table:table-cell>
              <table:table-cell office:value-type="float" office:value="33984">
                <text:p>33984</text:p>
              </table:table-cell>
              <table:table-cell office:value-type="float" office:value="630839">
                <text:p>630839</text:p>
              </table:table-cell>
              <table:table-cell office:value-type="float" office:value="332620">
                <text:p>332620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62674">
                <text:p>62674</text:p>
              </table:table-cell>
              <table:table-cell office:value-type="float" office:value="33384">
                <text:p>33384</text:p>
              </table:table-cell>
              <table:table-cell office:value-type="float" office:value="630997">
                <text:p>630997</text:p>
              </table:table-cell>
              <table:table-cell office:value-type="float" office:value="329607">
                <text:p>329607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62991">
                <text:p>62991</text:p>
              </table:table-cell>
              <table:table-cell office:value-type="float" office:value="32261">
                <text:p>32261</text:p>
              </table:table-cell>
              <table:table-cell office:value-type="float" office:value="631566">
                <text:p>631566</text:p>
              </table:table-cell>
              <table:table-cell office:value-type="float" office:value="333050">
                <text:p>333050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63190">
                <text:p>63190</text:p>
              </table:table-cell>
              <table:table-cell office:value-type="float" office:value="33549">
                <text:p>33549</text:p>
              </table:table-cell>
              <table:table-cell office:value-type="float" office:value="637445">
                <text:p>637445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64555">
                <text:p>64555</text:p>
              </table:table-cell>
              <table:table-cell office:value-type="float" office:value="34958">
                <text:p>34958</text:p>
              </table:table-cell>
              <table:table-cell office:value-type="float" office:value="635675">
                <text:p>635675</text:p>
              </table:table-cell>
              <table:table-cell office:value-type="float" office:value="332940">
                <text:p>33294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63562">
                <text:p>63562</text:p>
              </table:table-cell>
              <table:table-cell office:value-type="float" office:value="33244">
                <text:p>33244</text:p>
              </table:table-cell>
              <table:table-cell office:value-type="float" office:value="637565">
                <text:p>637565</text:p>
              </table:table-cell>
              <table:table-cell office:value-type="float" office:value="339790">
                <text:p>339790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65552">
                <text:p>65552</text:p>
              </table:table-cell>
              <table:table-cell office:value-type="float" office:value="33909">
                <text:p>33909</text:p>
              </table:table-cell>
              <table:table-cell office:value-type="float" office:value="638271">
                <text:p>638271</text:p>
              </table:table-cell>
              <table:table-cell office:value-type="float" office:value="335970">
                <text:p>33597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63957">
                <text:p>63957</text:p>
              </table:table-cell>
              <table:table-cell office:value-type="float" office:value="33640">
                <text:p>33640</text:p>
              </table:table-cell>
              <table:table-cell office:value-type="float" office:value="641604">
                <text:p>641604</text:p>
              </table:table-cell>
              <table:table-cell office:value-type="float" office:value="338040">
                <text:p>33804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62888">
                <text:p>62888</text:p>
              </table:table-cell>
              <table:table-cell office:value-type="float" office:value="32755">
                <text:p>32755</text:p>
              </table:table-cell>
              <table:table-cell office:value-type="float" office:value="643282">
                <text:p>643282</text:p>
              </table:table-cell>
              <table:table-cell office:value-type="float" office:value="337092">
                <text:p>33709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65738">
                <text:p>65738</text:p>
              </table:table-cell>
              <table:table-cell office:value-type="float" office:value="34240">
                <text:p>34240</text:p>
              </table:table-cell>
              <table:table-cell office:value-type="float" office:value="648072">
                <text:p>648072</text:p>
              </table:table-cell>
              <table:table-cell office:value-type="float" office:value="344640">
                <text:p>34464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65588">
                <text:p>65588</text:p>
              </table:table-cell>
              <table:table-cell office:value-type="float" office:value="33755">
                <text:p>33755</text:p>
              </table:table-cell>
              <table:table-cell office:value-type="float" office:value="647366">
                <text:p>647366</text:p>
              </table:table-cell>
              <table:table-cell office:value-type="float" office:value="339520">
                <text:p>33952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64712">
                <text:p>64712</text:p>
              </table:table-cell>
              <table:table-cell office:value-type="float" office:value="33830">
                <text:p>33830</text:p>
              </table:table-cell>
              <table:table-cell office:value-type="float" office:value="648196">
                <text:p>648196</text:p>
              </table:table-cell>
              <table:table-cell office:value-type="float" office:value="342883">
                <text:p>342883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66101">
                <text:p>66101</text:p>
              </table:table-cell>
              <table:table-cell office:value-type="float" office:value="34326">
                <text:p>34326</text:p>
              </table:table-cell>
              <table:table-cell office:value-type="float" office:value="649630">
                <text:p>649630</text:p>
              </table:table-cell>
              <table:table-cell office:value-type="float" office:value="343517">
                <text:p>343517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64675">
                <text:p>64675</text:p>
              </table:table-cell>
              <table:table-cell office:value-type="float" office:value="33559">
                <text:p>33559</text:p>
              </table:table-cell>
              <table:table-cell office:value-type="float" office:value="656122">
                <text:p>656122</text:p>
              </table:table-cell>
              <table:table-cell office:value-type="float" office:value="344002">
                <text:p>34400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6205">
                <text:p>66205</text:p>
              </table:table-cell>
              <table:table-cell office:value-type="float" office:value="36208">
                <text:p>36208</text:p>
              </table:table-cell>
              <table:table-cell office:value-type="float" office:value="655433">
                <text:p>655433</text:p>
              </table:table-cell>
              <table:table-cell office:value-type="float" office:value="347004">
                <text:p>347004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64413">
                <text:p>64413</text:p>
              </table:table-cell>
              <table:table-cell office:value-type="float" office:value="34835">
                <text:p>34835</text:p>
              </table:table-cell>
              <table:table-cell office:value-type="float" office:value="655018">
                <text:p>655018</text:p>
              </table:table-cell>
              <table:table-cell office:value-type="float" office:value="348753">
                <text:p>348753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66733">
                <text:p>66733</text:p>
              </table:table-cell>
              <table:table-cell office:value-type="float" office:value="35759">
                <text:p>35759</text:p>
              </table:table-cell>
              <table:table-cell office:value-type="float" office:value="664452">
                <text:p>664452</text:p>
              </table:table-cell>
              <table:table-cell office:value-type="float" office:value="350938">
                <text:p>350938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66024">
                <text:p>66024</text:p>
              </table:table-cell>
              <table:table-cell office:value-type="float" office:value="33635">
                <text:p>33635</text:p>
              </table:table-cell>
              <table:table-cell office:value-type="float" office:value="660203">
                <text:p>660203</text:p>
              </table:table-cell>
              <table:table-cell office:value-type="float" office:value="350381">
                <text:p>350381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66789">
                <text:p>66789</text:p>
              </table:table-cell>
              <table:table-cell office:value-type="float" office:value="35472">
                <text:p>35472</text:p>
              </table:table-cell>
              <table:table-cell office:value-type="float" office:value="663419">
                <text:p>663419</text:p>
              </table:table-cell>
              <table:table-cell office:value-type="float" office:value="348149">
                <text:p>348149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65401">
                <text:p>65401</text:p>
              </table:table-cell>
              <table:table-cell office:value-type="float" office:value="34979">
                <text:p>34979</text:p>
              </table:table-cell>
              <table:table-cell office:value-type="float" office:value="661860">
                <text:p>661860</text:p>
              </table:table-cell>
              <table:table-cell office:value-type="float" office:value="348835">
                <text:p>34883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66226">
                <text:p>66226</text:p>
              </table:table-cell>
              <table:table-cell office:value-type="float" office:value="35087">
                <text:p>35087</text:p>
              </table:table-cell>
              <table:table-cell office:value-type="float" office:value="663914">
                <text:p>663914</text:p>
              </table:table-cell>
              <table:table-cell office:value-type="float" office:value="350403">
                <text:p>350403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67635">
                <text:p>67635</text:p>
              </table:table-cell>
              <table:table-cell office:value-type="float" office:value="36065">
                <text:p>36065</text:p>
              </table:table-cell>
              <table:table-cell office:value-type="float" office:value="669590">
                <text:p>669590</text:p>
              </table:table-cell>
              <table:table-cell office:value-type="float" office:value="352833">
                <text:p>352833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66351">
                <text:p>66351</text:p>
              </table:table-cell>
              <table:table-cell office:value-type="float" office:value="35250">
                <text:p>35250</text:p>
              </table:table-cell>
              <table:table-cell office:value-type="float" office:value="672240">
                <text:p>672240</text:p>
              </table:table-cell>
              <table:table-cell office:value-type="float" office:value="356401">
                <text:p>356401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66524">
                <text:p>66524</text:p>
              </table:table-cell>
              <table:table-cell office:value-type="float" office:value="33889">
                <text:p>33889</text:p>
              </table:table-cell>
              <table:table-cell office:value-type="float" office:value="671692">
                <text:p>671692</text:p>
              </table:table-cell>
              <table:table-cell office:value-type="float" office:value="351323">
                <text:p>35132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6880">
                <text:p>66880</text:p>
              </table:table-cell>
              <table:table-cell office:value-type="float" office:value="35624">
                <text:p>35624</text:p>
              </table:table-cell>
              <table:table-cell office:value-type="float" office:value="671577">
                <text:p>671577</text:p>
              </table:table-cell>
              <table:table-cell office:value-type="float" office:value="353175">
                <text:p>353175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68063">
                <text:p>68063</text:p>
              </table:table-cell>
              <table:table-cell office:value-type="float" office:value="35471">
                <text:p>35471</text:p>
              </table:table-cell>
              <table:table-cell office:value-type="float" office:value="674184">
                <text:p>674184</text:p>
              </table:table-cell>
              <table:table-cell office:value-type="float" office:value="357400">
                <text:p>357400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69676">
                <text:p>69676</text:p>
              </table:table-cell>
              <table:table-cell office:value-type="float" office:value="37436">
                <text:p>37436</text:p>
              </table:table-cell>
              <table:table-cell office:value-type="float" office:value="676156">
                <text:p>676156</text:p>
              </table:table-cell>
              <table:table-cell office:value-type="float" office:value="355494">
                <text:p>355494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67869">
                <text:p>67869</text:p>
              </table:table-cell>
              <table:table-cell office:value-type="float" office:value="34952">
                <text:p>34952</text:p>
              </table:table-cell>
              <table:table-cell office:value-type="float" office:value="675910">
                <text:p>675910</text:p>
              </table:table-cell>
              <table:table-cell office:value-type="float" office:value="357485">
                <text:p>357485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68678">
                <text:p>68678</text:p>
              </table:table-cell>
              <table:table-cell office:value-type="float" office:value="36535">
                <text:p>36535</text:p>
              </table:table-cell>
              <table:table-cell office:value-type="float" office:value="674822">
                <text:p>674822</text:p>
              </table:table-cell>
              <table:table-cell office:value-type="float" office:value="356009">
                <text:p>356009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68624">
                <text:p>68624</text:p>
              </table:table-cell>
              <table:table-cell office:value-type="float" office:value="36207">
                <text:p>36207</text:p>
              </table:table-cell>
              <table:table-cell office:value-type="float" office:value="684421">
                <text:p>684421</text:p>
              </table:table-cell>
              <table:table-cell office:value-type="float" office:value="363396">
                <text:p>363396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69454">
                <text:p>69454</text:p>
              </table:table-cell>
              <table:table-cell office:value-type="float" office:value="36005">
                <text:p>36005</text:p>
              </table:table-cell>
              <table:table-cell office:value-type="float" office:value="682623">
                <text:p>682623</text:p>
              </table:table-cell>
              <table:table-cell office:value-type="float" office:value="358388">
                <text:p>358388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67898">
                <text:p>67898</text:p>
              </table:table-cell>
              <table:table-cell office:value-type="float" office:value="36165">
                <text:p>36165</text:p>
              </table:table-cell>
              <table:table-cell office:value-type="float" office:value="689637">
                <text:p>689637</text:p>
              </table:table-cell>
              <table:table-cell office:value-type="float" office:value="360637">
                <text:p>360637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67736">
                <text:p>67736</text:p>
              </table:table-cell>
              <table:table-cell office:value-type="float" office:value="34960">
                <text:p>34960</text:p>
              </table:table-cell>
              <table:table-cell office:value-type="float" office:value="690613">
                <text:p>690613</text:p>
              </table:table-cell>
              <table:table-cell office:value-type="float" office:value="364262">
                <text:p>364262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68856">
                <text:p>68856</text:p>
              </table:table-cell>
              <table:table-cell office:value-type="float" office:value="35974">
                <text:p>35974</text:p>
              </table:table-cell>
              <table:table-cell office:value-type="float" office:value="697162">
                <text:p>697162</text:p>
              </table:table-cell>
              <table:table-cell office:value-type="float" office:value="366854">
                <text:p>36685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68904">
                <text:p>68904</text:p>
              </table:table-cell>
              <table:table-cell office:value-type="float" office:value="35558">
                <text:p>35558</text:p>
              </table:table-cell>
              <table:table-cell office:value-type="float" office:value="688881">
                <text:p>688881</text:p>
              </table:table-cell>
              <table:table-cell office:value-type="float" office:value="360042">
                <text:p>360042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70246">
                <text:p>70246</text:p>
              </table:table-cell>
              <table:table-cell office:value-type="float" office:value="36165">
                <text:p>36165</text:p>
              </table:table-cell>
              <table:table-cell office:value-type="float" office:value="697419">
                <text:p>697419</text:p>
              </table:table-cell>
              <table:table-cell office:value-type="float" office:value="370147">
                <text:p>370147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72029">
                <text:p>72029</text:p>
              </table:table-cell>
              <table:table-cell office:value-type="float" office:value="37499">
                <text:p>37499</text:p>
              </table:table-cell>
              <table:table-cell office:value-type="float" office:value="697271">
                <text:p>697271</text:p>
              </table:table-cell>
              <table:table-cell office:value-type="float" office:value="370866">
                <text:p>370866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71812">
                <text:p>71812</text:p>
              </table:table-cell>
              <table:table-cell office:value-type="float" office:value="38297">
                <text:p>38297</text:p>
              </table:table-cell>
              <table:table-cell office:value-type="float" office:value="696238">
                <text:p>696238</text:p>
              </table:table-cell>
              <table:table-cell office:value-type="float" office:value="368526">
                <text:p>368526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70227">
                <text:p>70227</text:p>
              </table:table-cell>
              <table:table-cell office:value-type="float" office:value="35890">
                <text:p>35890</text:p>
              </table:table-cell>
              <table:table-cell office:value-type="float" office:value="700889">
                <text:p>700889</text:p>
              </table:table-cell>
              <table:table-cell office:value-type="float" office:value="367903">
                <text:p>367903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70277">
                <text:p>70277</text:p>
              </table:table-cell>
              <table:table-cell office:value-type="float" office:value="37007">
                <text:p>37007</text:p>
              </table:table-cell>
              <table:table-cell office:value-type="float" office:value="703105">
                <text:p>703105</text:p>
              </table:table-cell>
              <table:table-cell office:value-type="float" office:value="367984">
                <text:p>36798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70691">
                <text:p>70691</text:p>
              </table:table-cell>
              <table:table-cell office:value-type="float" office:value="37464">
                <text:p>37464</text:p>
              </table:table-cell>
              <table:table-cell office:value-type="float" office:value="702775">
                <text:p>702775</text:p>
              </table:table-cell>
              <table:table-cell office:value-type="float" office:value="367218">
                <text:p>367218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69870">
                <text:p>69870</text:p>
              </table:table-cell>
              <table:table-cell office:value-type="float" office:value="36835">
                <text:p>36835</text:p>
              </table:table-cell>
              <table:table-cell office:value-type="float" office:value="703971">
                <text:p>703971</text:p>
              </table:table-cell>
              <table:table-cell office:value-type="float" office:value="370011">
                <text:p>370011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70392">
                <text:p>70392</text:p>
              </table:table-cell>
              <table:table-cell office:value-type="float" office:value="36813">
                <text:p>36813</text:p>
              </table:table-cell>
              <table:table-cell office:value-type="float" office:value="701727">
                <text:p>701727</text:p>
              </table:table-cell>
              <table:table-cell office:value-type="float" office:value="367281">
                <text:p>367281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71771">
                <text:p>71771</text:p>
              </table:table-cell>
              <table:table-cell office:value-type="float" office:value="37556">
                <text:p>37556</text:p>
              </table:table-cell>
              <table:table-cell office:value-type="float" office:value="706726">
                <text:p>706726</text:p>
              </table:table-cell>
              <table:table-cell office:value-type="float" office:value="373921">
                <text:p>37392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1146">
                <text:p>71146</text:p>
              </table:table-cell>
              <table:table-cell office:value-type="float" office:value="37259">
                <text:p>37259</text:p>
              </table:table-cell>
              <table:table-cell office:value-type="float" office:value="714536">
                <text:p>714536</text:p>
              </table:table-cell>
              <table:table-cell office:value-type="float" office:value="378115">
                <text:p>378115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72102">
                <text:p>72102</text:p>
              </table:table-cell>
              <table:table-cell office:value-type="float" office:value="37723">
                <text:p>37723</text:p>
              </table:table-cell>
              <table:table-cell office:value-type="float" office:value="717033">
                <text:p>717033</text:p>
              </table:table-cell>
              <table:table-cell office:value-type="float" office:value="375084">
                <text:p>375084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71319">
                <text:p>71319</text:p>
              </table:table-cell>
              <table:table-cell office:value-type="float" office:value="37217">
                <text:p>37217</text:p>
              </table:table-cell>
              <table:table-cell office:value-type="float" office:value="716500">
                <text:p>716500</text:p>
              </table:table-cell>
              <table:table-cell office:value-type="float" office:value="376238">
                <text:p>376238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72197">
                <text:p>72197</text:p>
              </table:table-cell>
              <table:table-cell office:value-type="float" office:value="37330">
                <text:p>37330</text:p>
              </table:table-cell>
              <table:table-cell office:value-type="float" office:value="712468">
                <text:p>712468</text:p>
              </table:table-cell>
              <table:table-cell office:value-type="float" office:value="374372">
                <text:p>374372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71529">
                <text:p>71529</text:p>
              </table:table-cell>
              <table:table-cell office:value-type="float" office:value="38452">
                <text:p>38452</text:p>
              </table:table-cell>
              <table:table-cell office:value-type="float" office:value="720857">
                <text:p>720857</text:p>
              </table:table-cell>
              <table:table-cell office:value-type="float" office:value="382339">
                <text:p>38233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71815">
                <text:p>71815</text:p>
              </table:table-cell>
              <table:table-cell office:value-type="float" office:value="38330">
                <text:p>38330</text:p>
              </table:table-cell>
              <table:table-cell office:value-type="float" office:value="714461">
                <text:p>714461</text:p>
              </table:table-cell>
              <table:table-cell office:value-type="float" office:value="374021">
                <text:p>374021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71499">
                <text:p>71499</text:p>
              </table:table-cell>
              <table:table-cell office:value-type="float" office:value="36442">
                <text:p>36442</text:p>
              </table:table-cell>
              <table:table-cell office:value-type="float" office:value="724611">
                <text:p>724611</text:p>
              </table:table-cell>
              <table:table-cell office:value-type="float" office:value="380874">
                <text:p>380874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71871">
                <text:p>71871</text:p>
              </table:table-cell>
              <table:table-cell office:value-type="float" office:value="38200">
                <text:p>38200</text:p>
              </table:table-cell>
              <table:table-cell office:value-type="float" office:value="720443">
                <text:p>720443</text:p>
              </table:table-cell>
              <table:table-cell office:value-type="float" office:value="376862">
                <text:p>376862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71495">
                <text:p>71495</text:p>
              </table:table-cell>
              <table:table-cell office:value-type="float" office:value="38222">
                <text:p>38222</text:p>
              </table:table-cell>
              <table:table-cell office:value-type="float" office:value="728186">
                <text:p>728186</text:p>
              </table:table-cell>
              <table:table-cell office:value-type="float" office:value="383814">
                <text:p>383814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71459">
                <text:p>71459</text:p>
              </table:table-cell>
              <table:table-cell office:value-type="float" office:value="37813">
                <text:p>37813</text:p>
              </table:table-cell>
              <table:table-cell office:value-type="float" office:value="728840">
                <text:p>728840</text:p>
              </table:table-cell>
              <table:table-cell office:value-type="float" office:value="382581">
                <text:p>38258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72421">
                <text:p>72421</text:p>
              </table:table-cell>
              <table:table-cell office:value-type="float" office:value="38573">
                <text:p>38573</text:p>
              </table:table-cell>
              <table:table-cell office:value-type="float" office:value="729735">
                <text:p>729735</text:p>
              </table:table-cell>
              <table:table-cell office:value-type="float" office:value="381345">
                <text:p>38134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72894">
                <text:p>72894</text:p>
              </table:table-cell>
              <table:table-cell office:value-type="float" office:value="39278">
                <text:p>39278</text:p>
              </table:table-cell>
              <table:table-cell office:value-type="float" office:value="733743">
                <text:p>733743</text:p>
              </table:table-cell>
              <table:table-cell office:value-type="float" office:value="385734">
                <text:p>385734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73234">
                <text:p>73234</text:p>
              </table:table-cell>
              <table:table-cell office:value-type="float" office:value="38911">
                <text:p>38911</text:p>
              </table:table-cell>
              <table:table-cell office:value-type="float" office:value="732410">
                <text:p>732410</text:p>
              </table:table-cell>
              <table:table-cell office:value-type="float" office:value="383094">
                <text:p>383094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73390">
                <text:p>73390</text:p>
              </table:table-cell>
              <table:table-cell office:value-type="float" office:value="39213">
                <text:p>39213</text:p>
              </table:table-cell>
              <table:table-cell office:value-type="float" office:value="732452">
                <text:p>732452</text:p>
              </table:table-cell>
              <table:table-cell office:value-type="float" office:value="384554">
                <text:p>384554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74166">
                <text:p>74166</text:p>
              </table:table-cell>
              <table:table-cell office:value-type="float" office:value="39138">
                <text:p>39138</text:p>
              </table:table-cell>
              <table:table-cell office:value-type="float" office:value="739503">
                <text:p>739503</text:p>
              </table:table-cell>
              <table:table-cell office:value-type="float" office:value="386453">
                <text:p>386453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74490">
                <text:p>74490</text:p>
              </table:table-cell>
              <table:table-cell office:value-type="float" office:value="39044">
                <text:p>39044</text:p>
              </table:table-cell>
              <table:table-cell office:value-type="float" office:value="744530">
                <text:p>744530</text:p>
              </table:table-cell>
              <table:table-cell office:value-type="float" office:value="393634">
                <text:p>39363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74487">
                <text:p>74487</text:p>
              </table:table-cell>
              <table:table-cell office:value-type="float" office:value="39354">
                <text:p>39354</text:p>
              </table:table-cell>
              <table:table-cell office:value-type="float" office:value="742616">
                <text:p>742616</text:p>
              </table:table-cell>
              <table:table-cell office:value-type="float" office:value="390931">
                <text:p>390931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74010">
                <text:p>74010</text:p>
              </table:table-cell>
              <table:table-cell office:value-type="float" office:value="40336">
                <text:p>40336</text:p>
              </table:table-cell>
              <table:table-cell office:value-type="float" office:value="744638">
                <text:p>744638</text:p>
              </table:table-cell>
              <table:table-cell office:value-type="float" office:value="390964">
                <text:p>39096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5262">
                <text:p>75262</text:p>
              </table:table-cell>
              <table:table-cell office:value-type="float" office:value="39918">
                <text:p>39918</text:p>
              </table:table-cell>
              <table:table-cell office:value-type="float" office:value="748714">
                <text:p>748714</text:p>
              </table:table-cell>
              <table:table-cell office:value-type="float" office:value="393112">
                <text:p>393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74448">
                <text:p>74448</text:p>
              </table:table-cell>
              <table:table-cell office:value-type="float" office:value="38795">
                <text:p>38795</text:p>
              </table:table-cell>
              <table:table-cell office:value-type="float" office:value="752473">
                <text:p>752473</text:p>
              </table:table-cell>
              <table:table-cell office:value-type="float" office:value="395523">
                <text:p>39552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4287">
                <text:p>74287</text:p>
              </table:table-cell>
              <table:table-cell office:value-type="float" office:value="39679">
                <text:p>39679</text:p>
              </table:table-cell>
              <table:table-cell office:value-type="float" office:value="746401">
                <text:p>746401</text:p>
              </table:table-cell>
              <table:table-cell office:value-type="float" office:value="393113">
                <text:p>39311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4555">
                <text:p>74555</text:p>
              </table:table-cell>
              <table:table-cell office:value-type="float" office:value="39015">
                <text:p>39015</text:p>
              </table:table-cell>
              <table:table-cell office:value-type="float" office:value="749855">
                <text:p>749855</text:p>
              </table:table-cell>
              <table:table-cell office:value-type="float" office:value="393170">
                <text:p>39317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4594">
                <text:p>74594</text:p>
              </table:table-cell>
              <table:table-cell office:value-type="float" office:value="39466">
                <text:p>39466</text:p>
              </table:table-cell>
              <table:table-cell office:value-type="float" office:value="751961">
                <text:p>751961</text:p>
              </table:table-cell>
              <table:table-cell office:value-type="float" office:value="400354">
                <text:p>40035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6720">
                <text:p>76720</text:p>
              </table:table-cell>
              <table:table-cell office:value-type="float" office:value="41613">
                <text:p>41613</text:p>
              </table:table-cell>
              <table:table-cell office:value-type="float" office:value="754463">
                <text:p>754463</text:p>
              </table:table-cell>
              <table:table-cell office:value-type="float" office:value="394197">
                <text:p>39419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77224">
                <text:p>77224</text:p>
              </table:table-cell>
              <table:table-cell office:value-type="float" office:value="40292">
                <text:p>40292</text:p>
              </table:table-cell>
              <table:table-cell office:value-type="float" office:value="752634">
                <text:p>752634</text:p>
              </table:table-cell>
              <table:table-cell office:value-type="float" office:value="396284">
                <text:p>39628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76903">
                <text:p>76903</text:p>
              </table:table-cell>
              <table:table-cell office:value-type="float" office:value="39601">
                <text:p>39601</text:p>
              </table:table-cell>
              <table:table-cell office:value-type="float" office:value="764445">
                <text:p>764445</text:p>
              </table:table-cell>
              <table:table-cell office:value-type="float" office:value="404054">
                <text:p>404054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74873">
                <text:p>74873</text:p>
              </table:table-cell>
              <table:table-cell office:value-type="float" office:value="38119">
                <text:p>38119</text:p>
              </table:table-cell>
              <table:table-cell office:value-type="float" office:value="762060">
                <text:p>762060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75358">
                <text:p>75358</text:p>
              </table:table-cell>
              <table:table-cell office:value-type="float" office:value="39326">
                <text:p>39326</text:p>
              </table:table-cell>
              <table:table-cell office:value-type="float" office:value="766129">
                <text:p>766129</text:p>
              </table:table-cell>
              <table:table-cell office:value-type="float" office:value="402959">
                <text:p>402959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76843">
                <text:p>76843</text:p>
              </table:table-cell>
              <table:table-cell office:value-type="float" office:value="40314">
                <text:p>40314</text:p>
              </table:table-cell>
              <table:table-cell office:value-type="float" office:value="763685">
                <text:p>763685</text:p>
              </table:table-cell>
              <table:table-cell office:value-type="float" office:value="402094">
                <text:p>402094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76853">
                <text:p>76853</text:p>
              </table:table-cell>
              <table:table-cell office:value-type="float" office:value="39992">
                <text:p>39992</text:p>
              </table:table-cell>
              <table:table-cell office:value-type="float" office:value="764920">
                <text:p>764920</text:p>
              </table:table-cell>
              <table:table-cell office:value-type="float" office:value="400012">
                <text:p>40001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76869">
                <text:p>76869</text:p>
              </table:table-cell>
              <table:table-cell office:value-type="float" office:value="40334">
                <text:p>40334</text:p>
              </table:table-cell>
              <table:table-cell office:value-type="float" office:value="767503">
                <text:p>767503</text:p>
              </table:table-cell>
              <table:table-cell office:value-type="float" office:value="401061">
                <text:p>401061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77691">
                <text:p>77691</text:p>
              </table:table-cell>
              <table:table-cell office:value-type="float" office:value="41272">
                <text:p>41272</text:p>
              </table:table-cell>
              <table:table-cell office:value-type="float" office:value="765829">
                <text:p>765829</text:p>
              </table:table-cell>
              <table:table-cell office:value-type="float" office:value="401398">
                <text:p>401398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77418">
                <text:p>77418</text:p>
              </table:table-cell>
              <table:table-cell office:value-type="float" office:value="40585">
                <text:p>40585</text:p>
              </table:table-cell>
              <table:table-cell office:value-type="float" office:value="768182">
                <text:p>768182</text:p>
              </table:table-cell>
              <table:table-cell office:value-type="float" office:value="402882">
                <text:p>402882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8593">
                <text:p>78593</text:p>
              </table:table-cell>
              <table:table-cell office:value-type="float" office:value="41720">
                <text:p>41720</text:p>
              </table:table-cell>
              <table:table-cell office:value-type="float" office:value="768233">
                <text:p>768233</text:p>
              </table:table-cell>
              <table:table-cell office:value-type="float" office:value="402704">
                <text:p>402704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79720">
                <text:p>79720</text:p>
              </table:table-cell>
              <table:table-cell office:value-type="float" office:value="42201">
                <text:p>42201</text:p>
              </table:table-cell>
              <table:table-cell office:value-type="float" office:value="778099">
                <text:p>778099</text:p>
              </table:table-cell>
              <table:table-cell office:value-type="float" office:value="408230">
                <text:p>40823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77388">
                <text:p>77388</text:p>
              </table:table-cell>
              <table:table-cell office:value-type="float" office:value="40611">
                <text:p>40611</text:p>
              </table:table-cell>
              <table:table-cell office:value-type="float" office:value="777550">
                <text:p>777550</text:p>
              </table:table-cell>
              <table:table-cell office:value-type="float" office:value="417030">
                <text:p>41703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76773">
                <text:p>76773</text:p>
              </table:table-cell>
              <table:table-cell office:value-type="float" office:value="40533">
                <text:p>40533</text:p>
              </table:table-cell>
              <table:table-cell office:value-type="float" office:value="785832">
                <text:p>785832</text:p>
              </table:table-cell>
              <table:table-cell office:value-type="float" office:value="410316">
                <text:p>410316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77242">
                <text:p>77242</text:p>
              </table:table-cell>
              <table:table-cell office:value-type="float" office:value="41046">
                <text:p>41046</text:p>
              </table:table-cell>
              <table:table-cell office:value-type="float" office:value="781745">
                <text:p>781745</text:p>
              </table:table-cell>
              <table:table-cell office:value-type="float" office:value="410303">
                <text:p>410303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77313">
                <text:p>77313</text:p>
              </table:table-cell>
              <table:table-cell office:value-type="float" office:value="40497">
                <text:p>40497</text:p>
              </table:table-cell>
              <table:table-cell office:value-type="float" office:value="787630">
                <text:p>787630</text:p>
              </table:table-cell>
              <table:table-cell office:value-type="float" office:value="411525">
                <text:p>411525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79520">
                <text:p>79520</text:p>
              </table:table-cell>
              <table:table-cell office:value-type="float" office:value="41458">
                <text:p>41458</text:p>
              </table:table-cell>
              <table:table-cell office:value-type="float" office:value="784699">
                <text:p>784699</text:p>
              </table:table-cell>
              <table:table-cell office:value-type="float" office:value="412169">
                <text:p>41216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78803">
                <text:p>78803</text:p>
              </table:table-cell>
              <table:table-cell office:value-type="float" office:value="40155">
                <text:p>40155</text:p>
              </table:table-cell>
              <table:table-cell office:value-type="float" office:value="786683">
                <text:p>786683</text:p>
              </table:table-cell>
              <table:table-cell office:value-type="float" office:value="415632">
                <text:p>415632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80070">
                <text:p>80070</text:p>
              </table:table-cell>
              <table:table-cell office:value-type="float" office:value="41303">
                <text:p>41303</text:p>
              </table:table-cell>
              <table:table-cell office:value-type="float" office:value="789283">
                <text:p>789283</text:p>
              </table:table-cell>
              <table:table-cell office:value-type="float" office:value="413787">
                <text:p>413787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78902">
                <text:p>78902</text:p>
              </table:table-cell>
              <table:table-cell office:value-type="float" office:value="42271">
                <text:p>42271</text:p>
              </table:table-cell>
              <table:table-cell office:value-type="float" office:value="792329">
                <text:p>792329</text:p>
              </table:table-cell>
              <table:table-cell office:value-type="float" office:value="418656">
                <text:p>418656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78780">
                <text:p>78780</text:p>
              </table:table-cell>
              <table:table-cell office:value-type="float" office:value="40874">
                <text:p>40874</text:p>
              </table:table-cell>
              <table:table-cell office:value-type="float" office:value="787878">
                <text:p>787878</text:p>
              </table:table-cell>
              <table:table-cell office:value-type="float" office:value="415981">
                <text:p>415981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79024">
                <text:p>79024</text:p>
              </table:table-cell>
              <table:table-cell office:value-type="float" office:value="40926">
                <text:p>40926</text:p>
              </table:table-cell>
              <table:table-cell office:value-type="float" office:value="791570">
                <text:p>791570</text:p>
              </table:table-cell>
              <table:table-cell office:value-type="float" office:value="414624">
                <text:p>414624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79135">
                <text:p>79135</text:p>
              </table:table-cell>
              <table:table-cell office:value-type="float" office:value="41417">
                <text:p>41417</text:p>
              </table:table-cell>
              <table:table-cell office:value-type="float" office:value="792254">
                <text:p>792254</text:p>
              </table:table-cell>
              <table:table-cell office:value-type="float" office:value="414836">
                <text:p>414836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79482">
                <text:p>79482</text:p>
              </table:table-cell>
              <table:table-cell office:value-type="float" office:value="42787">
                <text:p>42787</text:p>
              </table:table-cell>
              <table:table-cell office:value-type="float" office:value="804348">
                <text:p>804348</text:p>
              </table:table-cell>
              <table:table-cell office:value-type="float" office:value="420833">
                <text:p>420833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79400">
                <text:p>79400</text:p>
              </table:table-cell>
              <table:table-cell office:value-type="float" office:value="41928">
                <text:p>41928</text:p>
              </table:table-cell>
              <table:table-cell office:value-type="float" office:value="804684">
                <text:p>804684</text:p>
              </table:table-cell>
              <table:table-cell office:value-type="float" office:value="421674">
                <text:p>421674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80270">
                <text:p>80270</text:p>
              </table:table-cell>
              <table:table-cell office:value-type="float" office:value="41694">
                <text:p>41694</text:p>
              </table:table-cell>
              <table:table-cell office:value-type="float" office:value="799436">
                <text:p>799436</text:p>
              </table:table-cell>
              <table:table-cell office:value-type="float" office:value="420797">
                <text:p>420797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78926">
                <text:p>78926</text:p>
              </table:table-cell>
              <table:table-cell office:value-type="float" office:value="42906">
                <text:p>42906</text:p>
              </table:table-cell>
              <table:table-cell office:value-type="float" office:value="809951">
                <text:p>809951</text:p>
              </table:table-cell>
              <table:table-cell office:value-type="float" office:value="424272">
                <text:p>42427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79337">
                <text:p>79337</text:p>
              </table:table-cell>
              <table:table-cell office:value-type="float" office:value="41118">
                <text:p>41118</text:p>
              </table:table-cell>
              <table:table-cell office:value-type="float" office:value="805165">
                <text:p>805165</text:p>
              </table:table-cell>
              <table:table-cell office:value-type="float" office:value="424532">
                <text:p>424532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80310">
                <text:p>80310</text:p>
              </table:table-cell>
              <table:table-cell office:value-type="float" office:value="42135">
                <text:p>42135</text:p>
              </table:table-cell>
              <table:table-cell office:value-type="float" office:value="810923">
                <text:p>810923</text:p>
              </table:table-cell>
              <table:table-cell office:value-type="float" office:value="425156">
                <text:p>425156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79160">
                <text:p>79160</text:p>
              </table:table-cell>
              <table:table-cell office:value-type="float" office:value="40871">
                <text:p>40871</text:p>
              </table:table-cell>
              <table:table-cell office:value-type="float" office:value="813857">
                <text:p>813857</text:p>
              </table:table-cell>
              <table:table-cell office:value-type="float" office:value="426564">
                <text:p>426564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81300">
                <text:p>81300</text:p>
              </table:table-cell>
              <table:table-cell office:value-type="float" office:value="42295">
                <text:p>42295</text:p>
              </table:table-cell>
              <table:table-cell office:value-type="float" office:value="814473">
                <text:p>814473</text:p>
              </table:table-cell>
              <table:table-cell office:value-type="float" office:value="424945">
                <text:p>424945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80490">
                <text:p>80490</text:p>
              </table:table-cell>
              <table:table-cell office:value-type="float" office:value="42465">
                <text:p>42465</text:p>
              </table:table-cell>
              <table:table-cell office:value-type="float" office:value="810574">
                <text:p>810574</text:p>
              </table:table-cell>
              <table:table-cell office:value-type="float" office:value="422875">
                <text:p>42287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81040">
                <text:p>81040</text:p>
              </table:table-cell>
              <table:table-cell office:value-type="float" office:value="42716">
                <text:p>42716</text:p>
              </table:table-cell>
              <table:table-cell office:value-type="float" office:value="819518">
                <text:p>819518</text:p>
              </table:table-cell>
              <table:table-cell office:value-type="float" office:value="432731">
                <text:p>432731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81353">
                <text:p>81353</text:p>
              </table:table-cell>
              <table:table-cell office:value-type="float" office:value="42451">
                <text:p>42451</text:p>
              </table:table-cell>
              <table:table-cell office:value-type="float" office:value="813668">
                <text:p>813668</text:p>
              </table:table-cell>
              <table:table-cell office:value-type="float" office:value="425914">
                <text:p>425914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83276">
                <text:p>83276</text:p>
              </table:table-cell>
              <table:table-cell office:value-type="float" office:value="42843">
                <text:p>42843</text:p>
              </table:table-cell>
              <table:table-cell office:value-type="float" office:value="823004">
                <text:p>823004</text:p>
              </table:table-cell>
              <table:table-cell office:value-type="float" office:value="431327">
                <text:p>431327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83283">
                <text:p>83283</text:p>
              </table:table-cell>
              <table:table-cell office:value-type="float" office:value="44180">
                <text:p>44180</text:p>
              </table:table-cell>
              <table:table-cell office:value-type="float" office:value="828035">
                <text:p>828035</text:p>
              </table:table-cell>
              <table:table-cell office:value-type="float" office:value="436209">
                <text:p>436209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82711">
                <text:p>82711</text:p>
              </table:table-cell>
              <table:table-cell office:value-type="float" office:value="43498">
                <text:p>43498</text:p>
              </table:table-cell>
              <table:table-cell office:value-type="float" office:value="825352">
                <text:p>825352</text:p>
              </table:table-cell>
              <table:table-cell office:value-type="float" office:value="431102">
                <text:p>43110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82803">
                <text:p>82803</text:p>
              </table:table-cell>
              <table:table-cell office:value-type="float" office:value="43145">
                <text:p>43145</text:p>
              </table:table-cell>
              <table:table-cell office:value-type="float" office:value="820007">
                <text:p>820007</text:p>
              </table:table-cell>
              <table:table-cell office:value-type="float" office:value="430522">
                <text:p>430522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83249">
                <text:p>83249</text:p>
              </table:table-cell>
              <table:table-cell office:value-type="float" office:value="43859">
                <text:p>43859</text:p>
              </table:table-cell>
              <table:table-cell office:value-type="float" office:value="825210">
                <text:p>825210</text:p>
              </table:table-cell>
              <table:table-cell office:value-type="float" office:value="435645">
                <text:p>435645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83490">
                <text:p>83490</text:p>
              </table:table-cell>
              <table:table-cell office:value-type="float" office:value="45286">
                <text:p>45286</text:p>
              </table:table-cell>
              <table:table-cell office:value-type="float" office:value="831691">
                <text:p>831691</text:p>
              </table:table-cell>
              <table:table-cell office:value-type="float" office:value="434286">
                <text:p>434286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83000">
                <text:p>83000</text:p>
              </table:table-cell>
              <table:table-cell office:value-type="float" office:value="45246">
                <text:p>45246</text:p>
              </table:table-cell>
              <table:table-cell office:value-type="float" office:value="834302">
                <text:p>834302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84869">
                <text:p>84869</text:p>
              </table:table-cell>
              <table:table-cell office:value-type="float" office:value="44923">
                <text:p>44923</text:p>
              </table:table-cell>
              <table:table-cell office:value-type="float" office:value="831010">
                <text:p>831010</text:p>
              </table:table-cell>
              <table:table-cell office:value-type="float" office:value="438147">
                <text:p>438147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83660">
                <text:p>83660</text:p>
              </table:table-cell>
              <table:table-cell office:value-type="float" office:value="43464">
                <text:p>43464</text:p>
              </table:table-cell>
              <table:table-cell office:value-type="float" office:value="836473">
                <text:p>836473</text:p>
              </table:table-cell>
              <table:table-cell office:value-type="float" office:value="440948">
                <text:p>440948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85226">
                <text:p>85226</text:p>
              </table:table-cell>
              <table:table-cell office:value-type="float" office:value="44611">
                <text:p>44611</text:p>
              </table:table-cell>
              <table:table-cell office:value-type="float" office:value="837941">
                <text:p>837941</text:p>
              </table:table-cell>
              <table:table-cell office:value-type="float" office:value="443522">
                <text:p>443522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83117">
                <text:p>83117</text:p>
              </table:table-cell>
              <table:table-cell office:value-type="float" office:value="44941">
                <text:p>44941</text:p>
              </table:table-cell>
              <table:table-cell office:value-type="float" office:value="832307">
                <text:p>832307</text:p>
              </table:table-cell>
              <table:table-cell office:value-type="float" office:value="442280">
                <text:p>44228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83193">
                <text:p>83193</text:p>
              </table:table-cell>
              <table:table-cell office:value-type="float" office:value="43869">
                <text:p>43869</text:p>
              </table:table-cell>
              <table:table-cell office:value-type="float" office:value="841541">
                <text:p>841541</text:p>
              </table:table-cell>
              <table:table-cell office:value-type="float" office:value="440759">
                <text:p>440759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84185">
                <text:p>84185</text:p>
              </table:table-cell>
              <table:table-cell office:value-type="float" office:value="43473">
                <text:p>43473</text:p>
              </table:table-cell>
              <table:table-cell office:value-type="float" office:value="847458">
                <text:p>847458</text:p>
              </table:table-cell>
              <table:table-cell office:value-type="float" office:value="439114">
                <text:p>43911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85000">
                <text:p>85000</text:p>
              </table:table-cell>
              <table:table-cell office:value-type="float" office:value="44814">
                <text:p>44814</text:p>
              </table:table-cell>
              <table:table-cell office:value-type="float" office:value="844506">
                <text:p>844506</text:p>
              </table:table-cell>
              <table:table-cell office:value-type="float" office:value="447677">
                <text:p>447677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83845">
                <text:p>83845</text:p>
              </table:table-cell>
              <table:table-cell office:value-type="float" office:value="43483">
                <text:p>43483</text:p>
              </table:table-cell>
              <table:table-cell office:value-type="float" office:value="851568">
                <text:p>851568</text:p>
              </table:table-cell>
              <table:table-cell office:value-type="float" office:value="444715">
                <text:p>444715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84079">
                <text:p>84079</text:p>
              </table:table-cell>
              <table:table-cell office:value-type="float" office:value="44256">
                <text:p>44256</text:p>
              </table:table-cell>
              <table:table-cell office:value-type="float" office:value="850632">
                <text:p>850632</text:p>
              </table:table-cell>
              <table:table-cell office:value-type="float" office:value="444940">
                <text:p>44494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85009">
                <text:p>85009</text:p>
              </table:table-cell>
              <table:table-cell office:value-type="float" office:value="43566">
                <text:p>43566</text:p>
              </table:table-cell>
              <table:table-cell office:value-type="float" office:value="856270">
                <text:p>856270</text:p>
              </table:table-cell>
              <table:table-cell office:value-type="float" office:value="449624">
                <text:p>449624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85293">
                <text:p>85293</text:p>
              </table:table-cell>
              <table:table-cell office:value-type="float" office:value="43668">
                <text:p>43668</text:p>
              </table:table-cell>
              <table:table-cell office:value-type="float" office:value="851094">
                <text:p>851094</text:p>
              </table:table-cell>
              <table:table-cell office:value-type="float" office:value="449691">
                <text:p>449691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85203">
                <text:p>85203</text:p>
              </table:table-cell>
              <table:table-cell office:value-type="float" office:value="45626">
                <text:p>45626</text:p>
              </table:table-cell>
              <table:table-cell office:value-type="float" office:value="857494">
                <text:p>857494</text:p>
              </table:table-cell>
              <table:table-cell office:value-type="float" office:value="449646">
                <text:p>449646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87268">
                <text:p>87268</text:p>
              </table:table-cell>
              <table:table-cell office:value-type="float" office:value="46144">
                <text:p>46144</text:p>
              </table:table-cell>
              <table:table-cell office:value-type="float" office:value="853896">
                <text:p>853896</text:p>
              </table:table-cell>
              <table:table-cell office:value-type="float" office:value="448240">
                <text:p>44824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84611">
                <text:p>84611</text:p>
              </table:table-cell>
              <table:table-cell office:value-type="float" office:value="44622">
                <text:p>44622</text:p>
              </table:table-cell>
              <table:table-cell office:value-type="float" office:value="855598">
                <text:p>855598</text:p>
              </table:table-cell>
              <table:table-cell office:value-type="float" office:value="449368">
                <text:p>449368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85612">
                <text:p>85612</text:p>
              </table:table-cell>
              <table:table-cell office:value-type="float" office:value="44447">
                <text:p>44447</text:p>
              </table:table-cell>
              <table:table-cell office:value-type="float" office:value="858617">
                <text:p>858617</text:p>
              </table:table-cell>
              <table:table-cell office:value-type="float" office:value="451026">
                <text:p>451026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85109">
                <text:p>85109</text:p>
              </table:table-cell>
              <table:table-cell office:value-type="float" office:value="43278">
                <text:p>43278</text:p>
              </table:table-cell>
              <table:table-cell office:value-type="float" office:value="858750">
                <text:p>858750</text:p>
              </table:table-cell>
              <table:table-cell office:value-type="float" office:value="451197">
                <text:p>45119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4325">
                <text:p>84325</text:p>
              </table:table-cell>
              <table:table-cell office:value-type="float" office:value="44605">
                <text:p>44605</text:p>
              </table:table-cell>
              <table:table-cell office:value-type="float" office:value="866171">
                <text:p>866171</text:p>
              </table:table-cell>
              <table:table-cell office:value-type="float" office:value="456667">
                <text:p>456667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87568">
                <text:p>87568</text:p>
              </table:table-cell>
              <table:table-cell office:value-type="float" office:value="45476">
                <text:p>45476</text:p>
              </table:table-cell>
              <table:table-cell office:value-type="float" office:value="868065">
                <text:p>868065</text:p>
              </table:table-cell>
              <table:table-cell office:value-type="float" office:value="458287">
                <text:p>458287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86636">
                <text:p>86636</text:p>
              </table:table-cell>
              <table:table-cell office:value-type="float" office:value="45359">
                <text:p>45359</text:p>
              </table:table-cell>
              <table:table-cell office:value-type="float" office:value="870720">
                <text:p>870720</text:p>
              </table:table-cell>
              <table:table-cell office:value-type="float" office:value="450658">
                <text:p>450658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86350">
                <text:p>86350</text:p>
              </table:table-cell>
              <table:table-cell office:value-type="float" office:value="45763">
                <text:p>45763</text:p>
              </table:table-cell>
              <table:table-cell office:value-type="float" office:value="867829">
                <text:p>867829</text:p>
              </table:table-cell>
              <table:table-cell office:value-type="float" office:value="455374">
                <text:p>455374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85576">
                <text:p>85576</text:p>
              </table:table-cell>
              <table:table-cell office:value-type="float" office:value="45892">
                <text:p>45892</text:p>
              </table:table-cell>
              <table:table-cell office:value-type="float" office:value="872442">
                <text:p>872442</text:p>
              </table:table-cell>
              <table:table-cell office:value-type="float" office:value="457672">
                <text:p>457672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86466">
                <text:p>86466</text:p>
              </table:table-cell>
              <table:table-cell office:value-type="float" office:value="45318">
                <text:p>45318</text:p>
              </table:table-cell>
              <table:table-cell office:value-type="float" office:value="881079">
                <text:p>881079</text:p>
              </table:table-cell>
              <table:table-cell office:value-type="float" office:value="461807">
                <text:p>461807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87458">
                <text:p>87458</text:p>
              </table:table-cell>
              <table:table-cell office:value-type="float" office:value="48463">
                <text:p>48463</text:p>
              </table:table-cell>
              <table:table-cell office:value-type="float" office:value="876733">
                <text:p>876733</text:p>
              </table:table-cell>
              <table:table-cell office:value-type="float" office:value="458111">
                <text:p>458111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86721">
                <text:p>86721</text:p>
              </table:table-cell>
              <table:table-cell office:value-type="float" office:value="46178">
                <text:p>46178</text:p>
              </table:table-cell>
              <table:table-cell office:value-type="float" office:value="877198">
                <text:p>877198</text:p>
              </table:table-cell>
              <table:table-cell office:value-type="float" office:value="459584">
                <text:p>459584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87108">
                <text:p>87108</text:p>
              </table:table-cell>
              <table:table-cell office:value-type="float" office:value="45745">
                <text:p>45745</text:p>
              </table:table-cell>
              <table:table-cell office:value-type="float" office:value="880190">
                <text:p>880190</text:p>
              </table:table-cell>
              <table:table-cell office:value-type="float" office:value="461151">
                <text:p>461151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87641">
                <text:p>87641</text:p>
              </table:table-cell>
              <table:table-cell office:value-type="float" office:value="44974">
                <text:p>44974</text:p>
              </table:table-cell>
              <table:table-cell office:value-type="float" office:value="882150">
                <text:p>882150</text:p>
              </table:table-cell>
              <table:table-cell office:value-type="float" office:value="461479">
                <text:p>461479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86489">
                <text:p>86489</text:p>
              </table:table-cell>
              <table:table-cell office:value-type="float" office:value="45409">
                <text:p>45409</text:p>
              </table:table-cell>
              <table:table-cell office:value-type="float" office:value="880715">
                <text:p>880715</text:p>
              </table:table-cell>
              <table:table-cell office:value-type="float" office:value="460816">
                <text:p>460816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88735">
                <text:p>88735</text:p>
              </table:table-cell>
              <table:table-cell office:value-type="float" office:value="46608">
                <text:p>46608</text:p>
              </table:table-cell>
              <table:table-cell office:value-type="float" office:value="891577">
                <text:p>891577</text:p>
              </table:table-cell>
              <table:table-cell office:value-type="float" office:value="470882">
                <text:p>470882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89990">
                <text:p>89990</text:p>
              </table:table-cell>
              <table:table-cell office:value-type="float" office:value="47109">
                <text:p>47109</text:p>
              </table:table-cell>
              <table:table-cell office:value-type="float" office:value="882933">
                <text:p>882933</text:p>
              </table:table-cell>
              <table:table-cell office:value-type="float" office:value="459805">
                <text:p>459805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88340">
                <text:p>88340</text:p>
              </table:table-cell>
              <table:table-cell office:value-type="float" office:value="47474">
                <text:p>47474</text:p>
              </table:table-cell>
              <table:table-cell office:value-type="float" office:value="891313">
                <text:p>891313</text:p>
              </table:table-cell>
              <table:table-cell office:value-type="float" office:value="472560">
                <text:p>47256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90032">
                <text:p>90032</text:p>
              </table:table-cell>
              <table:table-cell office:value-type="float" office:value="46083">
                <text:p>46083</text:p>
              </table:table-cell>
              <table:table-cell office:value-type="float" office:value="895283">
                <text:p>895283</text:p>
              </table:table-cell>
              <table:table-cell office:value-type="float" office:value="469205">
                <text:p>469205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90199">
                <text:p>90199</text:p>
              </table:table-cell>
              <table:table-cell office:value-type="float" office:value="46328">
                <text:p>46328</text:p>
              </table:table-cell>
              <table:table-cell office:value-type="float" office:value="891958">
                <text:p>891958</text:p>
              </table:table-cell>
              <table:table-cell office:value-type="float" office:value="468322">
                <text:p>468322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89424">
                <text:p>89424</text:p>
              </table:table-cell>
              <table:table-cell office:value-type="float" office:value="47871">
                <text:p>47871</text:p>
              </table:table-cell>
              <table:table-cell office:value-type="float" office:value="899913">
                <text:p>899913</text:p>
              </table:table-cell>
              <table:table-cell office:value-type="float" office:value="473021">
                <text:p>473021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89838">
                <text:p>89838</text:p>
              </table:table-cell>
              <table:table-cell office:value-type="float" office:value="47086">
                <text:p>47086</text:p>
              </table:table-cell>
              <table:table-cell office:value-type="float" office:value="898097">
                <text:p>898097</text:p>
              </table:table-cell>
              <table:table-cell office:value-type="float" office:value="469491">
                <text:p>469491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90060">
                <text:p>90060</text:p>
              </table:table-cell>
              <table:table-cell office:value-type="float" office:value="48009">
                <text:p>48009</text:p>
              </table:table-cell>
              <table:table-cell office:value-type="float" office:value="893612">
                <text:p>893612</text:p>
              </table:table-cell>
              <table:table-cell office:value-type="float" office:value="468967">
                <text:p>468967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88785">
                <text:p>88785</text:p>
              </table:table-cell>
              <table:table-cell office:value-type="float" office:value="46726">
                <text:p>46726</text:p>
              </table:table-cell>
              <table:table-cell office:value-type="float" office:value="894393">
                <text:p>894393</text:p>
              </table:table-cell>
              <table:table-cell office:value-type="float" office:value="474215">
                <text:p>474215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90172">
                <text:p>90172</text:p>
              </table:table-cell>
              <table:table-cell office:value-type="float" office:value="47947">
                <text:p>47947</text:p>
              </table:table-cell>
              <table:table-cell office:value-type="float" office:value="902235">
                <text:p>902235</text:p>
              </table:table-cell>
              <table:table-cell office:value-type="float" office:value="477463">
                <text:p>477463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91987">
                <text:p>91987</text:p>
              </table:table-cell>
              <table:table-cell office:value-type="float" office:value="49509">
                <text:p>49509</text:p>
              </table:table-cell>
              <table:table-cell office:value-type="float" office:value="906565">
                <text:p>906565</text:p>
              </table:table-cell>
              <table:table-cell office:value-type="float" office:value="472819">
                <text:p>472819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90082">
                <text:p>90082</text:p>
              </table:table-cell>
              <table:table-cell office:value-type="float" office:value="47795">
                <text:p>47795</text:p>
              </table:table-cell>
              <table:table-cell office:value-type="float" office:value="905217">
                <text:p>905217</text:p>
              </table:table-cell>
              <table:table-cell office:value-type="float" office:value="475025">
                <text:p>475025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93836">
                <text:p>93836</text:p>
              </table:table-cell>
              <table:table-cell office:value-type="float" office:value="49810">
                <text:p>49810</text:p>
              </table:table-cell>
              <table:table-cell office:value-type="float" office:value="911780">
                <text:p>911780</text:p>
              </table:table-cell>
              <table:table-cell office:value-type="float" office:value="478782">
                <text:p>478782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89973">
                <text:p>89973</text:p>
              </table:table-cell>
              <table:table-cell office:value-type="float" office:value="47314">
                <text:p>47314</text:p>
              </table:table-cell>
              <table:table-cell office:value-type="float" office:value="904723">
                <text:p>904723</text:p>
              </table:table-cell>
              <table:table-cell office:value-type="float" office:value="475928">
                <text:p>475928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91252">
                <text:p>91252</text:p>
              </table:table-cell>
              <table:table-cell office:value-type="float" office:value="47832">
                <text:p>47832</text:p>
              </table:table-cell>
              <table:table-cell office:value-type="float" office:value="917577">
                <text:p>917577</text:p>
              </table:table-cell>
              <table:table-cell office:value-type="float" office:value="482079">
                <text:p>482079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90937">
                <text:p>90937</text:p>
              </table:table-cell>
              <table:table-cell office:value-type="float" office:value="47819">
                <text:p>47819</text:p>
              </table:table-cell>
              <table:table-cell office:value-type="float" office:value="914444">
                <text:p>914444</text:p>
              </table:table-cell>
              <table:table-cell office:value-type="float" office:value="476544">
                <text:p>476544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92653">
                <text:p>92653</text:p>
              </table:table-cell>
              <table:table-cell office:value-type="float" office:value="49718">
                <text:p>49718</text:p>
              </table:table-cell>
              <table:table-cell office:value-type="float" office:value="920955">
                <text:p>920955</text:p>
              </table:table-cell>
              <table:table-cell office:value-type="float" office:value="482189">
                <text:p>482189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91349">
                <text:p>91349</text:p>
              </table:table-cell>
              <table:table-cell office:value-type="float" office:value="47200">
                <text:p>47200</text:p>
              </table:table-cell>
              <table:table-cell office:value-type="float" office:value="924885">
                <text:p>924885</text:p>
              </table:table-cell>
              <table:table-cell office:value-type="float" office:value="488684">
                <text:p>488684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93151">
                <text:p>93151</text:p>
              </table:table-cell>
              <table:table-cell office:value-type="float" office:value="49537">
                <text:p>49537</text:p>
              </table:table-cell>
              <table:table-cell office:value-type="float" office:value="920827">
                <text:p>920827</text:p>
              </table:table-cell>
              <table:table-cell office:value-type="float" office:value="483432">
                <text:p>483432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91574">
                <text:p>91574</text:p>
              </table:table-cell>
              <table:table-cell office:value-type="float" office:value="49121">
                <text:p>49121</text:p>
              </table:table-cell>
              <table:table-cell office:value-type="float" office:value="927413">
                <text:p>927413</text:p>
              </table:table-cell>
              <table:table-cell office:value-type="float" office:value="482976">
                <text:p>482976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93890">
                <text:p>93890</text:p>
              </table:table-cell>
              <table:table-cell office:value-type="float" office:value="48265">
                <text:p>48265</text:p>
              </table:table-cell>
              <table:table-cell office:value-type="float" office:value="924039">
                <text:p>924039</text:p>
              </table:table-cell>
              <table:table-cell office:value-type="float" office:value="486233">
                <text:p>486233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92581">
                <text:p>92581</text:p>
              </table:table-cell>
              <table:table-cell office:value-type="float" office:value="49267">
                <text:p>49267</text:p>
              </table:table-cell>
              <table:table-cell office:value-type="float" office:value="923767">
                <text:p>923767</text:p>
              </table:table-cell>
              <table:table-cell office:value-type="float" office:value="485186">
                <text:p>485186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90917">
                <text:p>90917</text:p>
              </table:table-cell>
              <table:table-cell office:value-type="float" office:value="48448">
                <text:p>48448</text:p>
              </table:table-cell>
              <table:table-cell office:value-type="float" office:value="928051">
                <text:p>928051</text:p>
              </table:table-cell>
              <table:table-cell office:value-type="float" office:value="487258">
                <text:p>487258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93601">
                <text:p>93601</text:p>
              </table:table-cell>
              <table:table-cell office:value-type="float" office:value="48119">
                <text:p>48119</text:p>
              </table:table-cell>
              <table:table-cell office:value-type="float" office:value="924956">
                <text:p>924956</text:p>
              </table:table-cell>
              <table:table-cell office:value-type="float" office:value="482748">
                <text:p>482748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95246">
                <text:p>95246</text:p>
              </table:table-cell>
              <table:table-cell office:value-type="float" office:value="48740">
                <text:p>48740</text:p>
              </table:table-cell>
              <table:table-cell office:value-type="float" office:value="933936">
                <text:p>933936</text:p>
              </table:table-cell>
              <table:table-cell office:value-type="float" office:value="493742">
                <text:p>493742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95061">
                <text:p>95061</text:p>
              </table:table-cell>
              <table:table-cell office:value-type="float" office:value="48185">
                <text:p>48185</text:p>
              </table:table-cell>
              <table:table-cell office:value-type="float" office:value="934541">
                <text:p>934541</text:p>
              </table:table-cell>
              <table:table-cell office:value-type="float" office:value="491807">
                <text:p>491807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92373">
                <text:p>92373</text:p>
              </table:table-cell>
              <table:table-cell office:value-type="float" office:value="49588">
                <text:p>49588</text:p>
              </table:table-cell>
              <table:table-cell office:value-type="float" office:value="938657">
                <text:p>938657</text:p>
              </table:table-cell>
              <table:table-cell office:value-type="float" office:value="495103">
                <text:p>495103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92744">
                <text:p>92744</text:p>
              </table:table-cell>
              <table:table-cell office:value-type="float" office:value="49730">
                <text:p>49730</text:p>
              </table:table-cell>
              <table:table-cell office:value-type="float" office:value="931355">
                <text:p>931355</text:p>
              </table:table-cell>
              <table:table-cell office:value-type="float" office:value="488905">
                <text:p>488905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93764">
                <text:p>93764</text:p>
              </table:table-cell>
              <table:table-cell office:value-type="float" office:value="49844">
                <text:p>49844</text:p>
              </table:table-cell>
              <table:table-cell office:value-type="float" office:value="941157">
                <text:p>941157</text:p>
              </table:table-cell>
              <table:table-cell office:value-type="float" office:value="492264">
                <text:p>49226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4468">
                <text:p>94468</text:p>
              </table:table-cell>
              <table:table-cell office:value-type="float" office:value="50564">
                <text:p>50564</text:p>
              </table:table-cell>
              <table:table-cell office:value-type="float" office:value="945918">
                <text:p>945918</text:p>
              </table:table-cell>
              <table:table-cell office:value-type="float" office:value="496444">
                <text:p>496444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97092">
                <text:p>97092</text:p>
              </table:table-cell>
              <table:table-cell office:value-type="float" office:value="50325">
                <text:p>50325</text:p>
              </table:table-cell>
              <table:table-cell office:value-type="float" office:value="951768">
                <text:p>951768</text:p>
              </table:table-cell>
              <table:table-cell office:value-type="float" office:value="502865">
                <text:p>502865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95142">
                <text:p>95142</text:p>
              </table:table-cell>
              <table:table-cell office:value-type="float" office:value="51433">
                <text:p>51433</text:p>
              </table:table-cell>
              <table:table-cell office:value-type="float" office:value="950385">
                <text:p>950385</text:p>
              </table:table-cell>
              <table:table-cell office:value-type="float" office:value="501171">
                <text:p>501171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92583">
                <text:p>92583</text:p>
              </table:table-cell>
              <table:table-cell office:value-type="float" office:value="48803">
                <text:p>48803</text:p>
              </table:table-cell>
              <table:table-cell office:value-type="float" office:value="946166">
                <text:p>946166</text:p>
              </table:table-cell>
              <table:table-cell office:value-type="float" office:value="496820">
                <text:p>49682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93793">
                <text:p>93793</text:p>
              </table:table-cell>
              <table:table-cell office:value-type="float" office:value="49922">
                <text:p>49922</text:p>
              </table:table-cell>
              <table:table-cell office:value-type="float" office:value="952397">
                <text:p>952397</text:p>
              </table:table-cell>
              <table:table-cell office:value-type="float" office:value="502268">
                <text:p>502268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94216">
                <text:p>94216</text:p>
              </table:table-cell>
              <table:table-cell office:value-type="float" office:value="49873">
                <text:p>49873</text:p>
              </table:table-cell>
              <table:table-cell office:value-type="float" office:value="949892">
                <text:p>949892</text:p>
              </table:table-cell>
              <table:table-cell office:value-type="float" office:value="499622">
                <text:p>499622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95896">
                <text:p>95896</text:p>
              </table:table-cell>
              <table:table-cell office:value-type="float" office:value="50758">
                <text:p>50758</text:p>
              </table:table-cell>
              <table:table-cell office:value-type="float" office:value="952464">
                <text:p>952464</text:p>
              </table:table-cell>
              <table:table-cell office:value-type="float" office:value="497911">
                <text:p>497911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95953">
                <text:p>95953</text:p>
              </table:table-cell>
              <table:table-cell office:value-type="float" office:value="49736">
                <text:p>49736</text:p>
              </table:table-cell>
              <table:table-cell office:value-type="float" office:value="950442">
                <text:p>950442</text:p>
              </table:table-cell>
              <table:table-cell office:value-type="float" office:value="498265">
                <text:p>498265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95221">
                <text:p>95221</text:p>
              </table:table-cell>
              <table:table-cell office:value-type="float" office:value="49435">
                <text:p>49435</text:p>
              </table:table-cell>
              <table:table-cell office:value-type="float" office:value="956408">
                <text:p>956408</text:p>
              </table:table-cell>
              <table:table-cell office:value-type="float" office:value="499712">
                <text:p>499712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95868">
                <text:p>95868</text:p>
              </table:table-cell>
              <table:table-cell office:value-type="float" office:value="50920">
                <text:p>50920</text:p>
              </table:table-cell>
              <table:table-cell office:value-type="float" office:value="958605">
                <text:p>958605</text:p>
              </table:table-cell>
              <table:table-cell office:value-type="float" office:value="500377">
                <text:p>50037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97170">
                <text:p>97170</text:p>
              </table:table-cell>
              <table:table-cell office:value-type="float" office:value="51574">
                <text:p>51574</text:p>
              </table:table-cell>
              <table:table-cell office:value-type="float" office:value="959331">
                <text:p>959331</text:p>
              </table:table-cell>
              <table:table-cell office:value-type="float" office:value="501614">
                <text:p>501614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97776">
                <text:p>97776</text:p>
              </table:table-cell>
              <table:table-cell office:value-type="float" office:value="50884">
                <text:p>50884</text:p>
              </table:table-cell>
              <table:table-cell office:value-type="float" office:value="971847">
                <text:p>971847</text:p>
              </table:table-cell>
              <table:table-cell office:value-type="float" office:value="509898">
                <text:p>509898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96404">
                <text:p>96404</text:p>
              </table:table-cell>
              <table:table-cell office:value-type="float" office:value="49686">
                <text:p>49686</text:p>
              </table:table-cell>
              <table:table-cell office:value-type="float" office:value="963514">
                <text:p>963514</text:p>
              </table:table-cell>
              <table:table-cell office:value-type="float" office:value="506577">
                <text:p>506577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95291">
                <text:p>95291</text:p>
              </table:table-cell>
              <table:table-cell office:value-type="float" office:value="48418">
                <text:p>48418</text:p>
              </table:table-cell>
              <table:table-cell office:value-type="float" office:value="967270">
                <text:p>967270</text:p>
              </table:table-cell>
              <table:table-cell office:value-type="float" office:value="506977">
                <text:p>506977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96553">
                <text:p>96553</text:p>
              </table:table-cell>
              <table:table-cell office:value-type="float" office:value="50567">
                <text:p>50567</text:p>
              </table:table-cell>
              <table:table-cell office:value-type="float" office:value="972863">
                <text:p>972863</text:p>
              </table:table-cell>
              <table:table-cell office:value-type="float" office:value="512670">
                <text:p>51267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97499">
                <text:p>97499</text:p>
              </table:table-cell>
              <table:table-cell office:value-type="float" office:value="52080">
                <text:p>52080</text:p>
              </table:table-cell>
              <table:table-cell office:value-type="float" office:value="969965">
                <text:p>969965</text:p>
              </table:table-cell>
              <table:table-cell office:value-type="float" office:value="504960">
                <text:p>50496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98265">
                <text:p>98265</text:p>
              </table:table-cell>
              <table:table-cell office:value-type="float" office:value="51603">
                <text:p>51603</text:p>
              </table:table-cell>
              <table:table-cell office:value-type="float" office:value="973288">
                <text:p>973288</text:p>
              </table:table-cell>
              <table:table-cell office:value-type="float" office:value="509477">
                <text:p>509477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00323">
                <text:p>100323</text:p>
              </table:table-cell>
              <table:table-cell office:value-type="float" office:value="52349">
                <text:p>52349</text:p>
              </table:table-cell>
              <table:table-cell office:value-type="float" office:value="977160">
                <text:p>977160</text:p>
              </table:table-cell>
              <table:table-cell office:value-type="float" office:value="513169">
                <text:p>513169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97372">
                <text:p>97372</text:p>
              </table:table-cell>
              <table:table-cell office:value-type="float" office:value="51163">
                <text:p>51163</text:p>
              </table:table-cell>
              <table:table-cell office:value-type="float" office:value="980489">
                <text:p>980489</text:p>
              </table:table-cell>
              <table:table-cell office:value-type="float" office:value="509165">
                <text:p>509165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97071">
                <text:p>97071</text:p>
              </table:table-cell>
              <table:table-cell office:value-type="float" office:value="50821">
                <text:p>50821</text:p>
              </table:table-cell>
              <table:table-cell office:value-type="float" office:value="979537">
                <text:p>979537</text:p>
              </table:table-cell>
              <table:table-cell office:value-type="float" office:value="507323">
                <text:p>507323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97399">
                <text:p>97399</text:p>
              </table:table-cell>
              <table:table-cell office:value-type="float" office:value="49927">
                <text:p>49927</text:p>
              </table:table-cell>
              <table:table-cell office:value-type="float" office:value="988950">
                <text:p>988950</text:p>
              </table:table-cell>
              <table:table-cell office:value-type="float" office:value="518338">
                <text:p>518338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98777">
                <text:p>98777</text:p>
              </table:table-cell>
              <table:table-cell office:value-type="float" office:value="53182">
                <text:p>53182</text:p>
              </table:table-cell>
              <table:table-cell office:value-type="float" office:value="990287">
                <text:p>990287</text:p>
              </table:table-cell>
              <table:table-cell office:value-type="float" office:value="517031">
                <text:p>517031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97588">
                <text:p>97588</text:p>
              </table:table-cell>
              <table:table-cell office:value-type="float" office:value="51157">
                <text:p>51157</text:p>
              </table:table-cell>
              <table:table-cell office:value-type="float" office:value="978160">
                <text:p>978160</text:p>
              </table:table-cell>
              <table:table-cell office:value-type="float" office:value="515000">
                <text:p>51500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97771">
                <text:p>97771</text:p>
              </table:table-cell>
              <table:table-cell office:value-type="float" office:value="51424">
                <text:p>51424</text:p>
              </table:table-cell>
              <table:table-cell office:value-type="float" office:value="987566">
                <text:p>987566</text:p>
              </table:table-cell>
              <table:table-cell office:value-type="float" office:value="515647">
                <text:p>515647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96176">
                <text:p>96176</text:p>
              </table:table-cell>
              <table:table-cell office:value-type="float" office:value="51122">
                <text:p>51122</text:p>
              </table:table-cell>
              <table:table-cell office:value-type="float" office:value="992100">
                <text:p>992100</text:p>
              </table:table-cell>
              <table:table-cell office:value-type="float" office:value="517811">
                <text:p>517811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98987">
                <text:p>98987</text:p>
              </table:table-cell>
              <table:table-cell office:value-type="float" office:value="51740">
                <text:p>51740</text:p>
              </table:table-cell>
              <table:table-cell office:value-type="float" office:value="999248">
                <text:p>999248</text:p>
              </table:table-cell>
              <table:table-cell office:value-type="float" office:value="522164">
                <text:p>522164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98440">
                <text:p>98440</text:p>
              </table:table-cell>
              <table:table-cell office:value-type="float" office:value="50639">
                <text:p>50639</text:p>
              </table:table-cell>
              <table:table-cell office:value-type="float" office:value="984605">
                <text:p>984605</text:p>
              </table:table-cell>
              <table:table-cell office:value-type="float" office:value="514451">
                <text:p>514451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99013">
                <text:p>99013</text:p>
              </table:table-cell>
              <table:table-cell office:value-type="float" office:value="53087">
                <text:p>53087</text:p>
              </table:table-cell>
              <table:table-cell office:value-type="float" office:value="1001258">
                <text:p>1001258</text:p>
              </table:table-cell>
              <table:table-cell office:value-type="float" office:value="522279">
                <text:p>522279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97969">
                <text:p>97969</text:p>
              </table:table-cell>
              <table:table-cell office:value-type="float" office:value="51422">
                <text:p>51422</text:p>
              </table:table-cell>
              <table:table-cell office:value-type="float" office:value="994474">
                <text:p>994474</text:p>
              </table:table-cell>
              <table:table-cell office:value-type="float" office:value="522068">
                <text:p>522068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99596">
                <text:p>99596</text:p>
              </table:table-cell>
              <table:table-cell office:value-type="float" office:value="50415">
                <text:p>50415</text:p>
              </table:table-cell>
              <table:table-cell office:value-type="float" office:value="993681">
                <text:p>993681</text:p>
              </table:table-cell>
              <table:table-cell office:value-type="float" office:value="515147">
                <text:p>51514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99707">
                <text:p>99707</text:p>
              </table:table-cell>
              <table:table-cell office:value-type="float" office:value="52232">
                <text:p>52232</text:p>
              </table:table-cell>
              <table:table-cell office:value-type="float" office:value="999822">
                <text:p>999822</text:p>
              </table:table-cell>
              <table:table-cell office:value-type="float" office:value="520514">
                <text:p>520514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100346">
                <text:p>100346</text:p>
              </table:table-cell>
              <table:table-cell office:value-type="float" office:value="52217">
                <text:p>52217</text:p>
              </table:table-cell>
              <table:table-cell office:value-type="float" office:value="1000621">
                <text:p>1000621</text:p>
              </table:table-cell>
              <table:table-cell office:value-type="float" office:value="524045">
                <text:p>524045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100097">
                <text:p>100097</text:p>
              </table:table-cell>
              <table:table-cell office:value-type="float" office:value="52868">
                <text:p>52868</text:p>
              </table:table-cell>
              <table:table-cell office:value-type="float" office:value="1001278">
                <text:p>1001278</text:p>
              </table:table-cell>
              <table:table-cell office:value-type="float" office:value="523965">
                <text:p>523965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100545">
                <text:p>100545</text:p>
              </table:table-cell>
              <table:table-cell office:value-type="float" office:value="51804">
                <text:p>51804</text:p>
              </table:table-cell>
              <table:table-cell office:value-type="float" office:value="1010104">
                <text:p>1010104</text:p>
              </table:table-cell>
              <table:table-cell office:value-type="float" office:value="533447">
                <text:p>533447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100173">
                <text:p>100173</text:p>
              </table:table-cell>
              <table:table-cell office:value-type="float" office:value="52516">
                <text:p>52516</text:p>
              </table:table-cell>
              <table:table-cell office:value-type="float" office:value="1004258">
                <text:p>1004258</text:p>
              </table:table-cell>
              <table:table-cell office:value-type="float" office:value="521022">
                <text:p>521022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98859">
                <text:p>98859</text:p>
              </table:table-cell>
              <table:table-cell office:value-type="float" office:value="53470">
                <text:p>53470</text:p>
              </table:table-cell>
              <table:table-cell office:value-type="float" office:value="1008034">
                <text:p>1008034</text:p>
              </table:table-cell>
              <table:table-cell office:value-type="float" office:value="524216">
                <text:p>524216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100405">
                <text:p>100405</text:p>
              </table:table-cell>
              <table:table-cell office:value-type="float" office:value="52971">
                <text:p>52971</text:p>
              </table:table-cell>
              <table:table-cell office:value-type="float" office:value="1009974">
                <text:p>1009974</text:p>
              </table:table-cell>
              <table:table-cell office:value-type="float" office:value="528772">
                <text:p>528772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99679">
                <text:p>99679</text:p>
              </table:table-cell>
              <table:table-cell office:value-type="float" office:value="50993">
                <text:p>50993</text:p>
              </table:table-cell>
              <table:table-cell office:value-type="float" office:value="1022387">
                <text:p>1022387</text:p>
              </table:table-cell>
              <table:table-cell office:value-type="float" office:value="541108">
                <text:p>541108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101671">
                <text:p>101671</text:p>
              </table:table-cell>
              <table:table-cell office:value-type="float" office:value="54050">
                <text:p>54050</text:p>
              </table:table-cell>
              <table:table-cell office:value-type="float" office:value="1018858">
                <text:p>1018858</text:p>
              </table:table-cell>
              <table:table-cell office:value-type="float" office:value="532627">
                <text:p>532627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101825">
                <text:p>101825</text:p>
              </table:table-cell>
              <table:table-cell office:value-type="float" office:value="53142">
                <text:p>53142</text:p>
              </table:table-cell>
              <table:table-cell office:value-type="float" office:value="1024290">
                <text:p>1024290</text:p>
              </table:table-cell>
              <table:table-cell office:value-type="float" office:value="535568">
                <text:p>53556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02143">
                <text:p>102143</text:p>
              </table:table-cell>
              <table:table-cell office:value-type="float" office:value="52702">
                <text:p>52702</text:p>
              </table:table-cell>
              <table:table-cell office:value-type="float" office:value="1014267">
                <text:p>1014267</text:p>
              </table:table-cell>
              <table:table-cell office:value-type="float" office:value="530552">
                <text:p>530552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99898">
                <text:p>99898</text:p>
              </table:table-cell>
              <table:table-cell office:value-type="float" office:value="51103">
                <text:p>51103</text:p>
              </table:table-cell>
              <table:table-cell office:value-type="float" office:value="1020580">
                <text:p>1020580</text:p>
              </table:table-cell>
              <table:table-cell office:value-type="float" office:value="532124">
                <text:p>532124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103313">
                <text:p>103313</text:p>
              </table:table-cell>
              <table:table-cell office:value-type="float" office:value="53789">
                <text:p>53789</text:p>
              </table:table-cell>
              <table:table-cell office:value-type="float" office:value="1024044">
                <text:p>1024044</text:p>
              </table:table-cell>
              <table:table-cell office:value-type="float" office:value="538826">
                <text:p>538826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101353">
                <text:p>101353</text:p>
              </table:table-cell>
              <table:table-cell office:value-type="float" office:value="53221">
                <text:p>53221</text:p>
              </table:table-cell>
              <table:table-cell office:value-type="float" office:value="1025755">
                <text:p>1025755</text:p>
              </table:table-cell>
              <table:table-cell office:value-type="float" office:value="540166">
                <text:p>540166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100916">
                <text:p>100916</text:p>
              </table:table-cell>
              <table:table-cell office:value-type="float" office:value="53000">
                <text:p>53000</text:p>
              </table:table-cell>
              <table:table-cell office:value-type="float" office:value="1028120">
                <text:p>1028120</text:p>
              </table:table-cell>
              <table:table-cell office:value-type="float" office:value="537685">
                <text:p>537685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104093">
                <text:p>104093</text:p>
              </table:table-cell>
              <table:table-cell office:value-type="float" office:value="54546">
                <text:p>54546</text:p>
              </table:table-cell>
              <table:table-cell office:value-type="float" office:value="1029041">
                <text:p>1029041</text:p>
              </table:table-cell>
              <table:table-cell office:value-type="float" office:value="538719">
                <text:p>538719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104649">
                <text:p>104649</text:p>
              </table:table-cell>
              <table:table-cell office:value-type="float" office:value="53044">
                <text:p>53044</text:p>
              </table:table-cell>
              <table:table-cell office:value-type="float" office:value="1030888">
                <text:p>1030888</text:p>
              </table:table-cell>
              <table:table-cell office:value-type="float" office:value="541551">
                <text:p>541551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104507">
                <text:p>104507</text:p>
              </table:table-cell>
              <table:table-cell office:value-type="float" office:value="54320">
                <text:p>54320</text:p>
              </table:table-cell>
              <table:table-cell office:value-type="float" office:value="1030824">
                <text:p>1030824</text:p>
              </table:table-cell>
              <table:table-cell office:value-type="float" office:value="542665">
                <text:p>542665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100881">
                <text:p>100881</text:p>
              </table:table-cell>
              <table:table-cell office:value-type="float" office:value="53591">
                <text:p>53591</text:p>
              </table:table-cell>
              <table:table-cell office:value-type="float" office:value="1033960">
                <text:p>1033960</text:p>
              </table:table-cell>
              <table:table-cell office:value-type="float" office:value="541866">
                <text:p>541866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104289">
                <text:p>104289</text:p>
              </table:table-cell>
              <table:table-cell office:value-type="float" office:value="54945">
                <text:p>54945</text:p>
              </table:table-cell>
              <table:table-cell office:value-type="float" office:value="1031690">
                <text:p>1031690</text:p>
              </table:table-cell>
              <table:table-cell office:value-type="float" office:value="546101">
                <text:p>546101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03007">
                <text:p>103007</text:p>
              </table:table-cell>
              <table:table-cell office:value-type="float" office:value="53512">
                <text:p>53512</text:p>
              </table:table-cell>
              <table:table-cell office:value-type="float" office:value="1043383">
                <text:p>1043383</text:p>
              </table:table-cell>
              <table:table-cell office:value-type="float" office:value="550323">
                <text:p>550323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106003">
                <text:p>106003</text:p>
              </table:table-cell>
              <table:table-cell office:value-type="float" office:value="55317">
                <text:p>55317</text:p>
              </table:table-cell>
              <table:table-cell office:value-type="float" office:value="1045029">
                <text:p>1045029</text:p>
              </table:table-cell>
              <table:table-cell office:value-type="float" office:value="551490">
                <text:p>55149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106072">
                <text:p>106072</text:p>
              </table:table-cell>
              <table:table-cell office:value-type="float" office:value="54490">
                <text:p>54490</text:p>
              </table:table-cell>
              <table:table-cell office:value-type="float" office:value="1045142">
                <text:p>1045142</text:p>
              </table:table-cell>
              <table:table-cell office:value-type="float" office:value="551629">
                <text:p>551629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106527">
                <text:p>106527</text:p>
              </table:table-cell>
              <table:table-cell office:value-type="float" office:value="56778">
                <text:p>56778</text:p>
              </table:table-cell>
              <table:table-cell office:value-type="float" office:value="1042684">
                <text:p>1042684</text:p>
              </table:table-cell>
              <table:table-cell office:value-type="float" office:value="547732">
                <text:p>547732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104862">
                <text:p>104862</text:p>
              </table:table-cell>
              <table:table-cell office:value-type="float" office:value="55862">
                <text:p>55862</text:p>
              </table:table-cell>
              <table:table-cell office:value-type="float" office:value="1046127">
                <text:p>1046127</text:p>
              </table:table-cell>
              <table:table-cell office:value-type="float" office:value="546120">
                <text:p>54612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104085">
                <text:p>104085</text:p>
              </table:table-cell>
              <table:table-cell office:value-type="float" office:value="54287">
                <text:p>54287</text:p>
              </table:table-cell>
              <table:table-cell office:value-type="float" office:value="1047161">
                <text:p>1047161</text:p>
              </table:table-cell>
              <table:table-cell office:value-type="float" office:value="555860">
                <text:p>55586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108376">
                <text:p>108376</text:p>
              </table:table-cell>
              <table:table-cell office:value-type="float" office:value="57706">
                <text:p>57706</text:p>
              </table:table-cell>
              <table:table-cell office:value-type="float" office:value="1049165">
                <text:p>1049165</text:p>
              </table:table-cell>
              <table:table-cell office:value-type="float" office:value="550222">
                <text:p>550222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105657">
                <text:p>105657</text:p>
              </table:table-cell>
              <table:table-cell office:value-type="float" office:value="55706">
                <text:p>55706</text:p>
              </table:table-cell>
              <table:table-cell office:value-type="float" office:value="1052193">
                <text:p>1052193</text:p>
              </table:table-cell>
              <table:table-cell office:value-type="float" office:value="548491">
                <text:p>548491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107040">
                <text:p>107040</text:p>
              </table:table-cell>
              <table:table-cell office:value-type="float" office:value="55276">
                <text:p>55276</text:p>
              </table:table-cell>
              <table:table-cell office:value-type="float" office:value="1062467">
                <text:p>1062467</text:p>
              </table:table-cell>
              <table:table-cell office:value-type="float" office:value="557303">
                <text:p>557303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106003">
                <text:p>106003</text:p>
              </table:table-cell>
              <table:table-cell office:value-type="float" office:value="53948">
                <text:p>53948</text:p>
              </table:table-cell>
              <table:table-cell office:value-type="float" office:value="1052430">
                <text:p>1052430</text:p>
              </table:table-cell>
              <table:table-cell office:value-type="float" office:value="553091">
                <text:p>55309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05058">
                <text:p>105058</text:p>
              </table:table-cell>
              <table:table-cell office:value-type="float" office:value="55472">
                <text:p>55472</text:p>
              </table:table-cell>
              <table:table-cell office:value-type="float" office:value="1054551">
                <text:p>1054551</text:p>
              </table:table-cell>
              <table:table-cell office:value-type="float" office:value="556442">
                <text:p>556442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107822">
                <text:p>107822</text:p>
              </table:table-cell>
              <table:table-cell office:value-type="float" office:value="57420">
                <text:p>57420</text:p>
              </table:table-cell>
              <table:table-cell office:value-type="float" office:value="1062760">
                <text:p>1062760</text:p>
              </table:table-cell>
              <table:table-cell office:value-type="float" office:value="558626">
                <text:p>55862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105430">
                <text:p>105430</text:p>
              </table:table-cell>
              <table:table-cell office:value-type="float" office:value="55519">
                <text:p>55519</text:p>
              </table:table-cell>
              <table:table-cell office:value-type="float" office:value="1063610">
                <text:p>1063610</text:p>
              </table:table-cell>
              <table:table-cell office:value-type="float" office:value="558209">
                <text:p>558209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106805">
                <text:p>106805</text:p>
              </table:table-cell>
              <table:table-cell office:value-type="float" office:value="56397">
                <text:p>56397</text:p>
              </table:table-cell>
              <table:table-cell office:value-type="float" office:value="1062967">
                <text:p>1062967</text:p>
              </table:table-cell>
              <table:table-cell office:value-type="float" office:value="556435">
                <text:p>556435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106046">
                <text:p>106046</text:p>
              </table:table-cell>
              <table:table-cell office:value-type="float" office:value="56730">
                <text:p>56730</text:p>
              </table:table-cell>
              <table:table-cell office:value-type="float" office:value="1073833">
                <text:p>1073833</text:p>
              </table:table-cell>
              <table:table-cell office:value-type="float" office:value="563652">
                <text:p>563652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109186">
                <text:p>109186</text:p>
              </table:table-cell>
              <table:table-cell office:value-type="float" office:value="56840">
                <text:p>56840</text:p>
              </table:table-cell>
              <table:table-cell office:value-type="float" office:value="1074085">
                <text:p>1074085</text:p>
              </table:table-cell>
              <table:table-cell office:value-type="float" office:value="561740">
                <text:p>56174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108107">
                <text:p>108107</text:p>
              </table:table-cell>
              <table:table-cell office:value-type="float" office:value="57026">
                <text:p>57026</text:p>
              </table:table-cell>
              <table:table-cell office:value-type="float" office:value="1065282">
                <text:p>1065282</text:p>
              </table:table-cell>
              <table:table-cell office:value-type="float" office:value="561696">
                <text:p>561696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107226">
                <text:p>107226</text:p>
              </table:table-cell>
              <table:table-cell office:value-type="float" office:value="57088">
                <text:p>57088</text:p>
              </table:table-cell>
              <table:table-cell office:value-type="float" office:value="1073560">
                <text:p>1073560</text:p>
              </table:table-cell>
              <table:table-cell office:value-type="float" office:value="563840">
                <text:p>56384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108489">
                <text:p>108489</text:p>
              </table:table-cell>
              <table:table-cell office:value-type="float" office:value="57223">
                <text:p>57223</text:p>
              </table:table-cell>
              <table:table-cell office:value-type="float" office:value="1079150">
                <text:p>1079150</text:p>
              </table:table-cell>
              <table:table-cell office:value-type="float" office:value="570904">
                <text:p>570904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106452">
                <text:p>106452</text:p>
              </table:table-cell>
              <table:table-cell office:value-type="float" office:value="55131">
                <text:p>55131</text:p>
              </table:table-cell>
              <table:table-cell office:value-type="float" office:value="1084224">
                <text:p>1084224</text:p>
              </table:table-cell>
              <table:table-cell office:value-type="float" office:value="564683">
                <text:p>56468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106716">
                <text:p>106716</text:p>
              </table:table-cell>
              <table:table-cell office:value-type="float" office:value="57136">
                <text:p>57136</text:p>
              </table:table-cell>
              <table:table-cell office:value-type="float" office:value="1074002">
                <text:p>1074002</text:p>
              </table:table-cell>
              <table:table-cell office:value-type="float" office:value="561382">
                <text:p>561382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106600">
                <text:p>106600</text:p>
              </table:table-cell>
              <table:table-cell office:value-type="float" office:value="56803">
                <text:p>56803</text:p>
              </table:table-cell>
              <table:table-cell office:value-type="float" office:value="1077140">
                <text:p>1077140</text:p>
              </table:table-cell>
              <table:table-cell office:value-type="float" office:value="562878">
                <text:p>562878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108709">
                <text:p>108709</text:p>
              </table:table-cell>
              <table:table-cell office:value-type="float" office:value="55211">
                <text:p>55211</text:p>
              </table:table-cell>
              <table:table-cell office:value-type="float" office:value="1080323">
                <text:p>1080323</text:p>
              </table:table-cell>
              <table:table-cell office:value-type="float" office:value="566939">
                <text:p>566939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108719">
                <text:p>108719</text:p>
              </table:table-cell>
              <table:table-cell office:value-type="float" office:value="56355">
                <text:p>56355</text:p>
              </table:table-cell>
              <table:table-cell office:value-type="float" office:value="1080433">
                <text:p>1080433</text:p>
              </table:table-cell>
              <table:table-cell office:value-type="float" office:value="569106">
                <text:p>569106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108851">
                <text:p>108851</text:p>
              </table:table-cell>
              <table:table-cell office:value-type="float" office:value="57074">
                <text:p>57074</text:p>
              </table:table-cell>
              <table:table-cell office:value-type="float" office:value="1084227">
                <text:p>1084227</text:p>
              </table:table-cell>
              <table:table-cell office:value-type="float" office:value="569873">
                <text:p>569873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109618">
                <text:p>109618</text:p>
              </table:table-cell>
              <table:table-cell office:value-type="float" office:value="56767">
                <text:p>56767</text:p>
              </table:table-cell>
              <table:table-cell office:value-type="float" office:value="1090083">
                <text:p>1090083</text:p>
              </table:table-cell>
              <table:table-cell office:value-type="float" office:value="572347">
                <text:p>572347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109064">
                <text:p>109064</text:p>
              </table:table-cell>
              <table:table-cell office:value-type="float" office:value="56881">
                <text:p>56881</text:p>
              </table:table-cell>
              <table:table-cell office:value-type="float" office:value="1082616">
                <text:p>1082616</text:p>
              </table:table-cell>
              <table:table-cell office:value-type="float" office:value="569294">
                <text:p>569294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112274">
                <text:p>112274</text:p>
              </table:table-cell>
              <table:table-cell office:value-type="float" office:value="57910">
                <text:p>57910</text:p>
              </table:table-cell>
              <table:table-cell office:value-type="float" office:value="1092694">
                <text:p>1092694</text:p>
              </table:table-cell>
              <table:table-cell office:value-type="float" office:value="580414">
                <text:p>580414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108767">
                <text:p>108767</text:p>
              </table:table-cell>
              <table:table-cell office:value-type="float" office:value="56488">
                <text:p>56488</text:p>
              </table:table-cell>
              <table:table-cell office:value-type="float" office:value="1098529">
                <text:p>1098529</text:p>
              </table:table-cell>
              <table:table-cell office:value-type="float" office:value="576576">
                <text:p>576576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109028">
                <text:p>109028</text:p>
              </table:table-cell>
              <table:table-cell office:value-type="float" office:value="57472">
                <text:p>57472</text:p>
              </table:table-cell>
              <table:table-cell office:value-type="float" office:value="1097122">
                <text:p>1097122</text:p>
              </table:table-cell>
              <table:table-cell office:value-type="float" office:value="576879">
                <text:p>576879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09775">
                <text:p>109775</text:p>
              </table:table-cell>
              <table:table-cell office:value-type="float" office:value="57785">
                <text:p>57785</text:p>
              </table:table-cell>
              <table:table-cell office:value-type="float" office:value="1088904">
                <text:p>1088904</text:p>
              </table:table-cell>
              <table:table-cell office:value-type="float" office:value="572171">
                <text:p>572171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110868">
                <text:p>110868</text:p>
              </table:table-cell>
              <table:table-cell office:value-type="float" office:value="57213">
                <text:p>57213</text:p>
              </table:table-cell>
              <table:table-cell office:value-type="float" office:value="1105925">
                <text:p>1105925</text:p>
              </table:table-cell>
              <table:table-cell office:value-type="float" office:value="582611">
                <text:p>582611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111292">
                <text:p>111292</text:p>
              </table:table-cell>
              <table:table-cell office:value-type="float" office:value="59112">
                <text:p>59112</text:p>
              </table:table-cell>
              <table:table-cell office:value-type="float" office:value="1102649">
                <text:p>1102649</text:p>
              </table:table-cell>
              <table:table-cell office:value-type="float" office:value="575255">
                <text:p>575255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108753">
                <text:p>108753</text:p>
              </table:table-cell>
              <table:table-cell office:value-type="float" office:value="55932">
                <text:p>55932</text:p>
              </table:table-cell>
              <table:table-cell office:value-type="float" office:value="1099140">
                <text:p>1099140</text:p>
              </table:table-cell>
              <table:table-cell office:value-type="float" office:value="578443">
                <text:p>578443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110818">
                <text:p>110818</text:p>
              </table:table-cell>
              <table:table-cell office:value-type="float" office:value="58847">
                <text:p>58847</text:p>
              </table:table-cell>
              <table:table-cell office:value-type="float" office:value="1102347">
                <text:p>1102347</text:p>
              </table:table-cell>
              <table:table-cell office:value-type="float" office:value="581311">
                <text:p>581311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111344">
                <text:p>111344</text:p>
              </table:table-cell>
              <table:table-cell office:value-type="float" office:value="58389">
                <text:p>58389</text:p>
              </table:table-cell>
              <table:table-cell office:value-type="float" office:value="1117293">
                <text:p>1117293</text:p>
              </table:table-cell>
              <table:table-cell office:value-type="float" office:value="583882">
                <text:p>583882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110961">
                <text:p>110961</text:p>
              </table:table-cell>
              <table:table-cell office:value-type="float" office:value="58345">
                <text:p>58345</text:p>
              </table:table-cell>
              <table:table-cell office:value-type="float" office:value="1117759">
                <text:p>1117759</text:p>
              </table:table-cell>
              <table:table-cell office:value-type="float" office:value="580307">
                <text:p>580307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110010">
                <text:p>110010</text:p>
              </table:table-cell>
              <table:table-cell office:value-type="float" office:value="57316">
                <text:p>57316</text:p>
              </table:table-cell>
              <table:table-cell office:value-type="float" office:value="1111513">
                <text:p>1111513</text:p>
              </table:table-cell>
              <table:table-cell office:value-type="float" office:value="584334">
                <text:p>584334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111774">
                <text:p>111774</text:p>
              </table:table-cell>
              <table:table-cell office:value-type="float" office:value="58836">
                <text:p>58836</text:p>
              </table:table-cell>
              <table:table-cell office:value-type="float" office:value="1113909">
                <text:p>1113909</text:p>
              </table:table-cell>
              <table:table-cell office:value-type="float" office:value="585533">
                <text:p>585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81cm" xlink:href=".." xlink:type="simple" chart:class="chart:line" chart:style-name="ch1">
        <chart:title svg:x="6.298cm" svg:y="0.314cm" chart:style-name="ch2">
          <text:p>Merge+Insertion</text:p>
        </chart:title>
        <chart:legend chart:legend-position="end" svg:x="12.768cm" svg:y="3.55cm" style:legend-expansion="high" chart:style-name="ch3"/>
        <chart:plot-area chart:style-name="ch4" table:cell-range-address="Sheet1.A636:Sheet1.E1264" chart:data-source-has-labels="both" svg:x="0.319cm" svg:y="1.246cm" svg:width="12.13cm" svg:height="7.556cm">
          <chartooo:coordinate-region svg:x="2.052cm" svg:y="1.246cm" svg:width="10.397cm" svg:height="6.235cm"/>
          <chart:axis chart:dimension="x" chart:name="primary-x" chart:style-name="ch5" chartooo:axis-type="auto">
            <chartooo:date-scale/>
            <chart:categories table:cell-range-address="Sheet1.A636:Sheet1.A12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36:Sheet1.B1264" loext:label-string="mi_compare" chart:class="chart:line">
            <chart:data-point chart:repeated="629"/>
          </chart:series>
          <chart:series chart:style-name="ch8" chart:values-cell-range-address="Sheet1.C636:Sheet1.C1264" loext:label-string="mi_swap" chart:class="chart:line">
            <chart:data-point chart:repeated="629"/>
          </chart:series>
          <chart:series chart:style-name="ch9" chart:values-cell-range-address="Sheet1.D636:Sheet1.D1264" loext:label-string="m_compare" chart:class="chart:line">
            <chart:data-point chart:repeated="629"/>
          </chart:series>
          <chart:series chart:style-name="ch10" chart:values-cell-range-address="Sheet1.E636:Sheet1.E1264" loext:label-string="m_swap" chart:class="chart:line">
            <chart:data-point chart:repeated="6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_compare</text:p>
              </table:table-cell>
              <table:table-cell office:value-type="string">
                <text:p>mi_swap</text:p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636:Sheet1.A1264</svg:desc>
                </draw:g>
              </table:table-cell>
              <table:table-cell office:value-type="float" office:value="0">
                <text:p>0</text:p>
                <draw:g>
                  <svg:desc>Sheet1.B636:Sheet1.B1264</svg:desc>
                </draw:g>
              </table:table-cell>
              <table:table-cell office:value-type="float" office:value="0">
                <text:p>0</text:p>
                <draw:g>
                  <svg:desc>Sheet1.C636:Sheet1.C1264</svg:desc>
                </draw:g>
              </table:table-cell>
              <table:table-cell office:value-type="float" office:value="0">
                <text:p>0</text:p>
                <draw:g>
                  <svg:desc>Sheet1.D636:Sheet1.D1264</svg:desc>
                </draw:g>
              </table:table-cell>
              <table:table-cell office:value-type="float" office:value="0">
                <text:p>0</text:p>
                <draw:g>
                  <svg:desc>Sheet1.E636:Sheet1.E126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2">
                <text:p>542</text:p>
              </table:table-cell>
              <table:table-cell office:value-type="float" office:value="672">
                <text:p>672</text:p>
              </table:table-cell>
              <table:table-cell office:value-type="float" office:value="5410">
                <text:p>541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4">
                <text:p>1284</text:p>
              </table:table-cell>
              <table:table-cell office:value-type="float" office:value="1544">
                <text:p>1544</text:p>
              </table:table-cell>
              <table:table-cell office:value-type="float" office:value="12821">
                <text:p>12821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96">
                <text:p>2096</text:p>
              </table:table-cell>
              <table:table-cell office:value-type="float" office:value="2488">
                <text:p>2488</text:p>
              </table:table-cell>
              <table:table-cell office:value-type="float" office:value="20992">
                <text:p>20992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61">
                <text:p>2961</text:p>
              </table:table-cell>
              <table:table-cell office:value-type="float" office:value="3488">
                <text:p>3488</text:p>
              </table:table-cell>
              <table:table-cell office:value-type="float" office:value="29623">
                <text:p>29623</text:p>
              </table:table-cell>
              <table:table-cell office:value-type="float" office:value="34880">
                <text:p>348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50">
                <text:p>3850</text:p>
              </table:table-cell>
              <table:table-cell office:value-type="float" office:value="4488">
                <text:p>4488</text:p>
              </table:table-cell>
              <table:table-cell office:value-type="float" office:value="38535">
                <text:p>3853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85">
                <text:p>4785</text:p>
              </table:table-cell>
              <table:table-cell office:value-type="float" office:value="5576">
                <text:p>5576</text:p>
              </table:table-cell>
              <table:table-cell office:value-type="float" office:value="47932">
                <text:p>47932</text:p>
              </table:table-cell>
              <table:table-cell office:value-type="float" office:value="55760">
                <text:p>5576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747">
                <text:p>5747</text:p>
              </table:table-cell>
              <table:table-cell office:value-type="float" office:value="6676">
                <text:p>6676</text:p>
              </table:table-cell>
              <table:table-cell office:value-type="float" office:value="57483">
                <text:p>57483</text:p>
              </table:table-cell>
              <table:table-cell office:value-type="float" office:value="66760">
                <text:p>6676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26">
                <text:p>6726</text:p>
              </table:table-cell>
              <table:table-cell office:value-type="float" office:value="7776">
                <text:p>7776</text:p>
              </table:table-cell>
              <table:table-cell office:value-type="float" office:value="67224">
                <text:p>67224</text:p>
              </table:table-cell>
              <table:table-cell office:value-type="float" office:value="77760">
                <text:p>7776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716">
                <text:p>7716</text:p>
              </table:table-cell>
              <table:table-cell office:value-type="float" office:value="8876">
                <text:p>8876</text:p>
              </table:table-cell>
              <table:table-cell office:value-type="float" office:value="77093">
                <text:p>77093</text:p>
              </table:table-cell>
              <table:table-cell office:value-type="float" office:value="88760">
                <text:p>8876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10">
                <text:p>8710</text:p>
              </table:table-cell>
              <table:table-cell office:value-type="float" office:value="9976">
                <text:p>9976</text:p>
              </table:table-cell>
              <table:table-cell office:value-type="float" office:value="87031">
                <text:p>87031</text:p>
              </table:table-cell>
              <table:table-cell office:value-type="float" office:value="99760">
                <text:p>9976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46">
                <text:p>9746</text:p>
              </table:table-cell>
              <table:table-cell office:value-type="float" office:value="11152">
                <text:p>11152</text:p>
              </table:table-cell>
              <table:table-cell office:value-type="float" office:value="97385">
                <text:p>97385</text:p>
              </table:table-cell>
              <table:table-cell office:value-type="float" office:value="111520">
                <text:p>1115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787">
                <text:p>10787</text:p>
              </table:table-cell>
              <table:table-cell office:value-type="float" office:value="12352">
                <text:p>12352</text:p>
              </table:table-cell>
              <table:table-cell office:value-type="float" office:value="107848">
                <text:p>107848</text:p>
              </table:table-cell>
              <table:table-cell office:value-type="float" office:value="123520">
                <text:p>12352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846">
                <text:p>11846</text:p>
              </table:table-cell>
              <table:table-cell office:value-type="float" office:value="13552">
                <text:p>13552</text:p>
              </table:table-cell>
              <table:table-cell office:value-type="float" office:value="118345">
                <text:p>118345</text:p>
              </table:table-cell>
              <table:table-cell office:value-type="float" office:value="135520">
                <text:p>13552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895">
                <text:p>12895</text:p>
              </table:table-cell>
              <table:table-cell office:value-type="float" office:value="14752">
                <text:p>14752</text:p>
              </table:table-cell>
              <table:table-cell office:value-type="float" office:value="128939">
                <text:p>128939</text:p>
              </table:table-cell>
              <table:table-cell office:value-type="float" office:value="147520">
                <text:p>1475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69">
                <text:p>13969</text:p>
              </table:table-cell>
              <table:table-cell office:value-type="float" office:value="15952">
                <text:p>15952</text:p>
              </table:table-cell>
              <table:table-cell office:value-type="float" office:value="139639">
                <text:p>139639</text:p>
              </table:table-cell>
              <table:table-cell office:value-type="float" office:value="159520">
                <text:p>15952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5025">
                <text:p>15025</text:p>
              </table:table-cell>
              <table:table-cell office:value-type="float" office:value="17152">
                <text:p>17152</text:p>
              </table:table-cell>
              <table:table-cell office:value-type="float" office:value="150394">
                <text:p>150394</text:p>
              </table:table-cell>
              <table:table-cell office:value-type="float" office:value="171520">
                <text:p>17152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6134">
                <text:p>16134</text:p>
              </table:table-cell>
              <table:table-cell office:value-type="float" office:value="18352">
                <text:p>18352</text:p>
              </table:table-cell>
              <table:table-cell office:value-type="float" office:value="161224">
                <text:p>161224</text:p>
              </table:table-cell>
              <table:table-cell office:value-type="float" office:value="183520">
                <text:p>18352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216">
                <text:p>17216</text:p>
              </table:table-cell>
              <table:table-cell office:value-type="float" office:value="19552">
                <text:p>19552</text:p>
              </table:table-cell>
              <table:table-cell office:value-type="float" office:value="172172">
                <text:p>1721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311">
                <text:p>18311</text:p>
              </table:table-cell>
              <table:table-cell office:value-type="float" office:value="20752">
                <text:p>20752</text:p>
              </table:table-cell>
              <table:table-cell office:value-type="float" office:value="183150">
                <text:p>183150</text:p>
              </table:table-cell>
              <table:table-cell office:value-type="float" office:value="207520">
                <text:p>2075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416">
                <text:p>19416</text:p>
              </table:table-cell>
              <table:table-cell office:value-type="float" office:value="21952">
                <text:p>21952</text:p>
              </table:table-cell>
              <table:table-cell office:value-type="float" office:value="194105">
                <text:p>194105</text:p>
              </table:table-cell>
              <table:table-cell office:value-type="float" office:value="219520">
                <text:p>21952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0530">
                <text:p>20530</text:p>
              </table:table-cell>
              <table:table-cell office:value-type="float" office:value="23204">
                <text:p>23204</text:p>
              </table:table-cell>
              <table:table-cell office:value-type="float" office:value="205336">
                <text:p>205336</text:p>
              </table:table-cell>
              <table:table-cell office:value-type="float" office:value="232040">
                <text:p>23204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646">
                <text:p>21646</text:p>
              </table:table-cell>
              <table:table-cell office:value-type="float" office:value="24504">
                <text:p>24504</text:p>
              </table:table-cell>
              <table:table-cell office:value-type="float" office:value="216773">
                <text:p>216773</text:p>
              </table:table-cell>
              <table:table-cell office:value-type="float" office:value="245040">
                <text:p>24504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2817">
                <text:p>22817</text:p>
              </table:table-cell>
              <table:table-cell office:value-type="float" office:value="25804">
                <text:p>25804</text:p>
              </table:table-cell>
              <table:table-cell office:value-type="float" office:value="228148">
                <text:p>228148</text:p>
              </table:table-cell>
              <table:table-cell office:value-type="float" office:value="258040">
                <text:p>2580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3957">
                <text:p>23957</text:p>
              </table:table-cell>
              <table:table-cell office:value-type="float" office:value="27104">
                <text:p>27104</text:p>
              </table:table-cell>
              <table:table-cell office:value-type="float" office:value="239645">
                <text:p>239645</text:p>
              </table:table-cell>
              <table:table-cell office:value-type="float" office:value="271040">
                <text:p>27104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127">
                <text:p>25127</text:p>
              </table:table-cell>
              <table:table-cell office:value-type="float" office:value="28404">
                <text:p>28404</text:p>
              </table:table-cell>
              <table:table-cell office:value-type="float" office:value="251148">
                <text:p>251148</text:p>
              </table:table-cell>
              <table:table-cell office:value-type="float" office:value="284040">
                <text:p>28404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267">
                <text:p>26267</text:p>
              </table:table-cell>
              <table:table-cell office:value-type="float" office:value="29704">
                <text:p>29704</text:p>
              </table:table-cell>
              <table:table-cell office:value-type="float" office:value="262650">
                <text:p>262650</text:p>
              </table:table-cell>
              <table:table-cell office:value-type="float" office:value="297040">
                <text:p>29704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447">
                <text:p>27447</text:p>
              </table:table-cell>
              <table:table-cell office:value-type="float" office:value="31004">
                <text:p>31004</text:p>
              </table:table-cell>
              <table:table-cell office:value-type="float" office:value="274284">
                <text:p>274284</text:p>
              </table:table-cell>
              <table:table-cell office:value-type="float" office:value="310040">
                <text:p>31004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596">
                <text:p>28596</text:p>
              </table:table-cell>
              <table:table-cell office:value-type="float" office:value="32304">
                <text:p>32304</text:p>
              </table:table-cell>
              <table:table-cell office:value-type="float" office:value="285919">
                <text:p>285919</text:p>
              </table:table-cell>
              <table:table-cell office:value-type="float" office:value="323040">
                <text:p>32304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750">
                <text:p>29750</text:p>
              </table:table-cell>
              <table:table-cell office:value-type="float" office:value="33604">
                <text:p>33604</text:p>
              </table:table-cell>
              <table:table-cell office:value-type="float" office:value="297547">
                <text:p>297547</text:p>
              </table:table-cell>
              <table:table-cell office:value-type="float" office:value="336040">
                <text:p>33604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918">
                <text:p>30918</text:p>
              </table:table-cell>
              <table:table-cell office:value-type="float" office:value="34904">
                <text:p>34904</text:p>
              </table:table-cell>
              <table:table-cell office:value-type="float" office:value="309200">
                <text:p>309200</text:p>
              </table:table-cell>
              <table:table-cell office:value-type="float" office:value="349040">
                <text:p>3490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2082">
                <text:p>32082</text:p>
              </table:table-cell>
              <table:table-cell office:value-type="float" office:value="36204">
                <text:p>36204</text:p>
              </table:table-cell>
              <table:table-cell office:value-type="float" office:value="320926">
                <text:p>320926</text:p>
              </table:table-cell>
              <table:table-cell office:value-type="float" office:value="362040">
                <text:p>36204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3278">
                <text:p>33278</text:p>
              </table:table-cell>
              <table:table-cell office:value-type="float" office:value="37504">
                <text:p>37504</text:p>
              </table:table-cell>
              <table:table-cell office:value-type="float" office:value="332739">
                <text:p>332739</text:p>
              </table:table-cell>
              <table:table-cell office:value-type="float" office:value="375040">
                <text:p>37504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4456">
                <text:p>34456</text:p>
              </table:table-cell>
              <table:table-cell office:value-type="float" office:value="38804">
                <text:p>38804</text:p>
              </table:table-cell>
              <table:table-cell office:value-type="float" office:value="344668">
                <text:p>344668</text:p>
              </table:table-cell>
              <table:table-cell office:value-type="float" office:value="388040">
                <text:p>38804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5657">
                <text:p>35657</text:p>
              </table:table-cell>
              <table:table-cell office:value-type="float" office:value="40104">
                <text:p>40104</text:p>
              </table:table-cell>
              <table:table-cell office:value-type="float" office:value="356535">
                <text:p>356535</text:p>
              </table:table-cell>
              <table:table-cell office:value-type="float" office:value="401040">
                <text:p>40104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6846">
                <text:p>36846</text:p>
              </table:table-cell>
              <table:table-cell office:value-type="float" office:value="41404">
                <text:p>41404</text:p>
              </table:table-cell>
              <table:table-cell office:value-type="float" office:value="368410">
                <text:p>368410</text:p>
              </table:table-cell>
              <table:table-cell office:value-type="float" office:value="414040">
                <text:p>41404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8045">
                <text:p>38045</text:p>
              </table:table-cell>
              <table:table-cell office:value-type="float" office:value="42704">
                <text:p>42704</text:p>
              </table:table-cell>
              <table:table-cell office:value-type="float" office:value="380308">
                <text:p>380308</text:p>
              </table:table-cell>
              <table:table-cell office:value-type="float" office:value="427040">
                <text:p>427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9232">
                <text:p>39232</text:p>
              </table:table-cell>
              <table:table-cell office:value-type="float" office:value="44004">
                <text:p>44004</text:p>
              </table:table-cell>
              <table:table-cell office:value-type="float" office:value="392342">
                <text:p>392342</text:p>
              </table:table-cell>
              <table:table-cell office:value-type="float" office:value="440040">
                <text:p>44004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0412">
                <text:p>40412</text:p>
              </table:table-cell>
              <table:table-cell office:value-type="float" office:value="45304">
                <text:p>45304</text:p>
              </table:table-cell>
              <table:table-cell office:value-type="float" office:value="404280">
                <text:p>404280</text:p>
              </table:table-cell>
              <table:table-cell office:value-type="float" office:value="453040">
                <text:p>45304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1625">
                <text:p>41625</text:p>
              </table:table-cell>
              <table:table-cell office:value-type="float" office:value="46604">
                <text:p>46604</text:p>
              </table:table-cell>
              <table:table-cell office:value-type="float" office:value="416178">
                <text:p>416178</text:p>
              </table:table-cell>
              <table:table-cell office:value-type="float" office:value="466040">
                <text:p>46604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2806">
                <text:p>42806</text:p>
              </table:table-cell>
              <table:table-cell office:value-type="float" office:value="47904">
                <text:p>47904</text:p>
              </table:table-cell>
              <table:table-cell office:value-type="float" office:value="428244">
                <text:p>428244</text:p>
              </table:table-cell>
              <table:table-cell office:value-type="float" office:value="479040">
                <text:p>47904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4023">
                <text:p>44023</text:p>
              </table:table-cell>
              <table:table-cell office:value-type="float" office:value="49208">
                <text:p>49208</text:p>
              </table:table-cell>
              <table:table-cell office:value-type="float" office:value="440280">
                <text:p>440280</text:p>
              </table:table-cell>
              <table:table-cell office:value-type="float" office:value="492080">
                <text:p>49208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5275">
                <text:p>45275</text:p>
              </table:table-cell>
              <table:table-cell office:value-type="float" office:value="50608">
                <text:p>50608</text:p>
              </table:table-cell>
              <table:table-cell office:value-type="float" office:value="452727">
                <text:p>452727</text:p>
              </table:table-cell>
              <table:table-cell office:value-type="float" office:value="506080">
                <text:p>50608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6497">
                <text:p>46497</text:p>
              </table:table-cell>
              <table:table-cell office:value-type="float" office:value="52008">
                <text:p>52008</text:p>
              </table:table-cell>
              <table:table-cell office:value-type="float" office:value="465098">
                <text:p>465098</text:p>
              </table:table-cell>
              <table:table-cell office:value-type="float" office:value="520080">
                <text:p>52008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7746">
                <text:p>47746</text:p>
              </table:table-cell>
              <table:table-cell office:value-type="float" office:value="53408">
                <text:p>53408</text:p>
              </table:table-cell>
              <table:table-cell office:value-type="float" office:value="477447">
                <text:p>477447</text:p>
              </table:table-cell>
              <table:table-cell office:value-type="float" office:value="534080">
                <text:p>53408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8985">
                <text:p>48985</text:p>
              </table:table-cell>
              <table:table-cell office:value-type="float" office:value="54808">
                <text:p>54808</text:p>
              </table:table-cell>
              <table:table-cell office:value-type="float" office:value="489901">
                <text:p>489901</text:p>
              </table:table-cell>
              <table:table-cell office:value-type="float" office:value="548080">
                <text:p>54808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0234">
                <text:p>50234</text:p>
              </table:table-cell>
              <table:table-cell office:value-type="float" office:value="56208">
                <text:p>56208</text:p>
              </table:table-cell>
              <table:table-cell office:value-type="float" office:value="502348">
                <text:p>502348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1477">
                <text:p>51477</text:p>
              </table:table-cell>
              <table:table-cell office:value-type="float" office:value="57608">
                <text:p>57608</text:p>
              </table:table-cell>
              <table:table-cell office:value-type="float" office:value="514827">
                <text:p>514827</text:p>
              </table:table-cell>
              <table:table-cell office:value-type="float" office:value="576080">
                <text:p>57608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2712">
                <text:p>52712</text:p>
              </table:table-cell>
              <table:table-cell office:value-type="float" office:value="59008">
                <text:p>59008</text:p>
              </table:table-cell>
              <table:table-cell office:value-type="float" office:value="527247">
                <text:p>527247</text:p>
              </table:table-cell>
              <table:table-cell office:value-type="float" office:value="590080">
                <text:p>59008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4003">
                <text:p>54003</text:p>
              </table:table-cell>
              <table:table-cell office:value-type="float" office:value="60408">
                <text:p>60408</text:p>
              </table:table-cell>
              <table:table-cell office:value-type="float" office:value="539800">
                <text:p>539800</text:p>
              </table:table-cell>
              <table:table-cell office:value-type="float" office:value="604080">
                <text:p>6040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5238">
                <text:p>55238</text:p>
              </table:table-cell>
              <table:table-cell office:value-type="float" office:value="61808">
                <text:p>61808</text:p>
              </table:table-cell>
              <table:table-cell office:value-type="float" office:value="552309">
                <text:p>552309</text:p>
              </table:table-cell>
              <table:table-cell office:value-type="float" office:value="618080">
                <text:p>61808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6477">
                <text:p>56477</text:p>
              </table:table-cell>
              <table:table-cell office:value-type="float" office:value="63208">
                <text:p>63208</text:p>
              </table:table-cell>
              <table:table-cell office:value-type="float" office:value="564776">
                <text:p>564776</text:p>
              </table:table-cell>
              <table:table-cell office:value-type="float" office:value="632080">
                <text:p>63208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7743">
                <text:p>57743</text:p>
              </table:table-cell>
              <table:table-cell office:value-type="float" office:value="64608">
                <text:p>64608</text:p>
              </table:table-cell>
              <table:table-cell office:value-type="float" office:value="577426">
                <text:p>577426</text:p>
              </table:table-cell>
              <table:table-cell office:value-type="float" office:value="646080">
                <text:p>64608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8994">
                <text:p>58994</text:p>
              </table:table-cell>
              <table:table-cell office:value-type="float" office:value="66008">
                <text:p>66008</text:p>
              </table:table-cell>
              <table:table-cell office:value-type="float" office:value="589843">
                <text:p>589843</text:p>
              </table:table-cell>
              <table:table-cell office:value-type="float" office:value="660080">
                <text:p>66008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60252">
                <text:p>60252</text:p>
              </table:table-cell>
              <table:table-cell office:value-type="float" office:value="67408">
                <text:p>67408</text:p>
              </table:table-cell>
              <table:table-cell office:value-type="float" office:value="602560">
                <text:p>602560</text:p>
              </table:table-cell>
              <table:table-cell office:value-type="float" office:value="674080">
                <text:p>67408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1531">
                <text:p>61531</text:p>
              </table:table-cell>
              <table:table-cell office:value-type="float" office:value="68808">
                <text:p>68808</text:p>
              </table:table-cell>
              <table:table-cell office:value-type="float" office:value="615120">
                <text:p>615120</text:p>
              </table:table-cell>
              <table:table-cell office:value-type="float" office:value="688080">
                <text:p>68808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62797">
                <text:p>62797</text:p>
              </table:table-cell>
              <table:table-cell office:value-type="float" office:value="70208">
                <text:p>70208</text:p>
              </table:table-cell>
              <table:table-cell office:value-type="float" office:value="627770">
                <text:p>627770</text:p>
              </table:table-cell>
              <table:table-cell office:value-type="float" office:value="702080">
                <text:p>70208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64027">
                <text:p>64027</text:p>
              </table:table-cell>
              <table:table-cell office:value-type="float" office:value="71608">
                <text:p>71608</text:p>
              </table:table-cell>
              <table:table-cell office:value-type="float" office:value="640469">
                <text:p>640469</text:p>
              </table:table-cell>
              <table:table-cell office:value-type="float" office:value="716080">
                <text:p>71608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65308">
                <text:p>65308</text:p>
              </table:table-cell>
              <table:table-cell office:value-type="float" office:value="73008">
                <text:p>73008</text:p>
              </table:table-cell>
              <table:table-cell office:value-type="float" office:value="653063">
                <text:p>653063</text:p>
              </table:table-cell>
              <table:table-cell office:value-type="float" office:value="730080">
                <text:p>73008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66605">
                <text:p>66605</text:p>
              </table:table-cell>
              <table:table-cell office:value-type="float" office:value="74408">
                <text:p>74408</text:p>
              </table:table-cell>
              <table:table-cell office:value-type="float" office:value="665659">
                <text:p>665659</text:p>
              </table:table-cell>
              <table:table-cell office:value-type="float" office:value="744080">
                <text:p>74408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7845">
                <text:p>67845</text:p>
              </table:table-cell>
              <table:table-cell office:value-type="float" office:value="75808">
                <text:p>75808</text:p>
              </table:table-cell>
              <table:table-cell office:value-type="float" office:value="678408">
                <text:p>678408</text:p>
              </table:table-cell>
              <table:table-cell office:value-type="float" office:value="758080">
                <text:p>75808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9087">
                <text:p>69087</text:p>
              </table:table-cell>
              <table:table-cell office:value-type="float" office:value="77208">
                <text:p>77208</text:p>
              </table:table-cell>
              <table:table-cell office:value-type="float" office:value="691049">
                <text:p>691049</text:p>
              </table:table-cell>
              <table:table-cell office:value-type="float" office:value="772080">
                <text:p>77208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70383">
                <text:p>70383</text:p>
              </table:table-cell>
              <table:table-cell office:value-type="float" office:value="78608">
                <text:p>78608</text:p>
              </table:table-cell>
              <table:table-cell office:value-type="float" office:value="703805">
                <text:p>703805</text:p>
              </table:table-cell>
              <table:table-cell office:value-type="float" office:value="786080">
                <text:p>78608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71681">
                <text:p>71681</text:p>
              </table:table-cell>
              <table:table-cell office:value-type="float" office:value="80008">
                <text:p>80008</text:p>
              </table:table-cell>
              <table:table-cell office:value-type="float" office:value="716698">
                <text:p>716698</text:p>
              </table:table-cell>
              <table:table-cell office:value-type="float" office:value="800080">
                <text:p>80008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2978">
                <text:p>72978</text:p>
              </table:table-cell>
              <table:table-cell office:value-type="float" office:value="81408">
                <text:p>81408</text:p>
              </table:table-cell>
              <table:table-cell office:value-type="float" office:value="729542">
                <text:p>729542</text:p>
              </table:table-cell>
              <table:table-cell office:value-type="float" office:value="814080">
                <text:p>81408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4228">
                <text:p>74228</text:p>
              </table:table-cell>
              <table:table-cell office:value-type="float" office:value="82808">
                <text:p>82808</text:p>
              </table:table-cell>
              <table:table-cell office:value-type="float" office:value="742350">
                <text:p>742350</text:p>
              </table:table-cell>
              <table:table-cell office:value-type="float" office:value="828080">
                <text:p>82808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75526">
                <text:p>75526</text:p>
              </table:table-cell>
              <table:table-cell office:value-type="float" office:value="84208">
                <text:p>84208</text:p>
              </table:table-cell>
              <table:table-cell office:value-type="float" office:value="755299">
                <text:p>755299</text:p>
              </table:table-cell>
              <table:table-cell office:value-type="float" office:value="842080">
                <text:p>84208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76826">
                <text:p>76826</text:p>
              </table:table-cell>
              <table:table-cell office:value-type="float" office:value="85608">
                <text:p>85608</text:p>
              </table:table-cell>
              <table:table-cell office:value-type="float" office:value="768130">
                <text:p>768130</text:p>
              </table:table-cell>
              <table:table-cell office:value-type="float" office:value="856080">
                <text:p>85608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8087">
                <text:p>78087</text:p>
              </table:table-cell>
              <table:table-cell office:value-type="float" office:value="87008">
                <text:p>87008</text:p>
              </table:table-cell>
              <table:table-cell office:value-type="float" office:value="781049">
                <text:p>781049</text:p>
              </table:table-cell>
              <table:table-cell office:value-type="float" office:value="870080">
                <text:p>87008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79395">
                <text:p>79395</text:p>
              </table:table-cell>
              <table:table-cell office:value-type="float" office:value="88408">
                <text:p>88408</text:p>
              </table:table-cell>
              <table:table-cell office:value-type="float" office:value="793813">
                <text:p>793813</text:p>
              </table:table-cell>
              <table:table-cell office:value-type="float" office:value="884080">
                <text:p>88408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0637">
                <text:p>80637</text:p>
              </table:table-cell>
              <table:table-cell office:value-type="float" office:value="89808">
                <text:p>89808</text:p>
              </table:table-cell>
              <table:table-cell office:value-type="float" office:value="806785">
                <text:p>806785</text:p>
              </table:table-cell>
              <table:table-cell office:value-type="float" office:value="898080">
                <text:p>89808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82005">
                <text:p>82005</text:p>
              </table:table-cell>
              <table:table-cell office:value-type="float" office:value="91208">
                <text:p>91208</text:p>
              </table:table-cell>
              <table:table-cell office:value-type="float" office:value="819802">
                <text:p>819802</text:p>
              </table:table-cell>
              <table:table-cell office:value-type="float" office:value="912080">
                <text:p>91208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83273">
                <text:p>83273</text:p>
              </table:table-cell>
              <table:table-cell office:value-type="float" office:value="92608">
                <text:p>92608</text:p>
              </table:table-cell>
              <table:table-cell office:value-type="float" office:value="832626">
                <text:p>832626</text:p>
              </table:table-cell>
              <table:table-cell office:value-type="float" office:value="926080">
                <text:p>92608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84544">
                <text:p>84544</text:p>
              </table:table-cell>
              <table:table-cell office:value-type="float" office:value="94008">
                <text:p>94008</text:p>
              </table:table-cell>
              <table:table-cell office:value-type="float" office:value="845584">
                <text:p>845584</text:p>
              </table:table-cell>
              <table:table-cell office:value-type="float" office:value="940080">
                <text:p>94008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85859">
                <text:p>85859</text:p>
              </table:table-cell>
              <table:table-cell office:value-type="float" office:value="95408">
                <text:p>95408</text:p>
              </table:table-cell>
              <table:table-cell office:value-type="float" office:value="858536">
                <text:p>858536</text:p>
              </table:table-cell>
              <table:table-cell office:value-type="float" office:value="954080">
                <text:p>95408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7159">
                <text:p>87159</text:p>
              </table:table-cell>
              <table:table-cell office:value-type="float" office:value="96808">
                <text:p>96808</text:p>
              </table:table-cell>
              <table:table-cell office:value-type="float" office:value="871490">
                <text:p>871490</text:p>
              </table:table-cell>
              <table:table-cell office:value-type="float" office:value="968080">
                <text:p>96808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88468">
                <text:p>88468</text:p>
              </table:table-cell>
              <table:table-cell office:value-type="float" office:value="98208">
                <text:p>98208</text:p>
              </table:table-cell>
              <table:table-cell office:value-type="float" office:value="884461">
                <text:p>884461</text:p>
              </table:table-cell>
              <table:table-cell office:value-type="float" office:value="982080">
                <text:p>98208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89732">
                <text:p>89732</text:p>
              </table:table-cell>
              <table:table-cell office:value-type="float" office:value="99608">
                <text:p>99608</text:p>
              </table:table-cell>
              <table:table-cell office:value-type="float" office:value="897368">
                <text:p>897368</text:p>
              </table:table-cell>
              <table:table-cell office:value-type="float" office:value="996080">
                <text:p>99608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91005">
                <text:p>91005</text:p>
              </table:table-cell>
              <table:table-cell office:value-type="float" office:value="101008">
                <text:p>101008</text:p>
              </table:table-cell>
              <table:table-cell office:value-type="float" office:value="910426">
                <text:p>910426</text:p>
              </table:table-cell>
              <table:table-cell office:value-type="float" office:value="1010080">
                <text:p>101008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92331">
                <text:p>92331</text:p>
              </table:table-cell>
              <table:table-cell office:value-type="float" office:value="102408">
                <text:p>102408</text:p>
              </table:table-cell>
              <table:table-cell office:value-type="float" office:value="923317">
                <text:p>923317</text:p>
              </table:table-cell>
              <table:table-cell office:value-type="float" office:value="1024080">
                <text:p>102408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3657">
                <text:p>93657</text:p>
              </table:table-cell>
              <table:table-cell office:value-type="float" office:value="103808">
                <text:p>103808</text:p>
              </table:table-cell>
              <table:table-cell office:value-type="float" office:value="936463">
                <text:p>936463</text:p>
              </table:table-cell>
              <table:table-cell office:value-type="float" office:value="1038080">
                <text:p>103808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94945">
                <text:p>94945</text:p>
              </table:table-cell>
              <table:table-cell office:value-type="float" office:value="105208">
                <text:p>105208</text:p>
              </table:table-cell>
              <table:table-cell office:value-type="float" office:value="949414">
                <text:p>949414</text:p>
              </table:table-cell>
              <table:table-cell office:value-type="float" office:value="1052080">
                <text:p>105208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96243">
                <text:p>96243</text:p>
              </table:table-cell>
              <table:table-cell office:value-type="float" office:value="106616">
                <text:p>106616</text:p>
              </table:table-cell>
              <table:table-cell office:value-type="float" office:value="962510">
                <text:p>962510</text:p>
              </table:table-cell>
              <table:table-cell office:value-type="float" office:value="1066160">
                <text:p>106616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97592">
                <text:p>97592</text:p>
              </table:table-cell>
              <table:table-cell office:value-type="float" office:value="108116">
                <text:p>108116</text:p>
              </table:table-cell>
              <table:table-cell office:value-type="float" office:value="975877">
                <text:p>975877</text:p>
              </table:table-cell>
              <table:table-cell office:value-type="float" office:value="1081160">
                <text:p>108116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98918">
                <text:p>98918</text:p>
              </table:table-cell>
              <table:table-cell office:value-type="float" office:value="109616">
                <text:p>109616</text:p>
              </table:table-cell>
              <table:table-cell office:value-type="float" office:value="989161">
                <text:p>989161</text:p>
              </table:table-cell>
              <table:table-cell office:value-type="float" office:value="1096160">
                <text:p>109616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0273">
                <text:p>100273</text:p>
              </table:table-cell>
              <table:table-cell office:value-type="float" office:value="111116">
                <text:p>111116</text:p>
              </table:table-cell>
              <table:table-cell office:value-type="float" office:value="1002674">
                <text:p>1002674</text:p>
              </table:table-cell>
              <table:table-cell office:value-type="float" office:value="1111160">
                <text:p>111116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1581">
                <text:p>101581</text:p>
              </table:table-cell>
              <table:table-cell office:value-type="float" office:value="112616">
                <text:p>112616</text:p>
              </table:table-cell>
              <table:table-cell office:value-type="float" office:value="1016089">
                <text:p>1016089</text:p>
              </table:table-cell>
              <table:table-cell office:value-type="float" office:value="1126160">
                <text:p>112616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2910">
                <text:p>102910</text:p>
              </table:table-cell>
              <table:table-cell office:value-type="float" office:value="114116">
                <text:p>114116</text:p>
              </table:table-cell>
              <table:table-cell office:value-type="float" office:value="1029515">
                <text:p>1029515</text:p>
              </table:table-cell>
              <table:table-cell office:value-type="float" office:value="1141160">
                <text:p>114116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293">
                <text:p>104293</text:p>
              </table:table-cell>
              <table:table-cell office:value-type="float" office:value="115616">
                <text:p>115616</text:p>
              </table:table-cell>
              <table:table-cell office:value-type="float" office:value="1042887">
                <text:p>1042887</text:p>
              </table:table-cell>
              <table:table-cell office:value-type="float" office:value="1156160">
                <text:p>115616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5633">
                <text:p>105633</text:p>
              </table:table-cell>
              <table:table-cell office:value-type="float" office:value="117116">
                <text:p>117116</text:p>
              </table:table-cell>
              <table:table-cell office:value-type="float" office:value="1056325">
                <text:p>1056325</text:p>
              </table:table-cell>
              <table:table-cell office:value-type="float" office:value="1171160">
                <text:p>117116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6958">
                <text:p>106958</text:p>
              </table:table-cell>
              <table:table-cell office:value-type="float" office:value="118616">
                <text:p>118616</text:p>
              </table:table-cell>
              <table:table-cell office:value-type="float" office:value="1069624">
                <text:p>1069624</text:p>
              </table:table-cell>
              <table:table-cell office:value-type="float" office:value="1186160">
                <text:p>118616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8315">
                <text:p>108315</text:p>
              </table:table-cell>
              <table:table-cell office:value-type="float" office:value="120116">
                <text:p>120116</text:p>
              </table:table-cell>
              <table:table-cell office:value-type="float" office:value="1083217">
                <text:p>1083217</text:p>
              </table:table-cell>
              <table:table-cell office:value-type="float" office:value="1201160">
                <text:p>120116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9620">
                <text:p>109620</text:p>
              </table:table-cell>
              <table:table-cell office:value-type="float" office:value="121616">
                <text:p>121616</text:p>
              </table:table-cell>
              <table:table-cell office:value-type="float" office:value="1096602">
                <text:p>1096602</text:p>
              </table:table-cell>
              <table:table-cell office:value-type="float" office:value="1216160">
                <text:p>121616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10992">
                <text:p>110992</text:p>
              </table:table-cell>
              <table:table-cell office:value-type="float" office:value="123116">
                <text:p>123116</text:p>
              </table:table-cell>
              <table:table-cell office:value-type="float" office:value="1110089">
                <text:p>1110089</text:p>
              </table:table-cell>
              <table:table-cell office:value-type="float" office:value="1231160">
                <text:p>123116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12356">
                <text:p>112356</text:p>
              </table:table-cell>
              <table:table-cell office:value-type="float" office:value="124616">
                <text:p>124616</text:p>
              </table:table-cell>
              <table:table-cell office:value-type="float" office:value="1123662">
                <text:p>1123662</text:p>
              </table:table-cell>
              <table:table-cell office:value-type="float" office:value="1246160">
                <text:p>124616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13668">
                <text:p>113668</text:p>
              </table:table-cell>
              <table:table-cell office:value-type="float" office:value="126116">
                <text:p>126116</text:p>
              </table:table-cell>
              <table:table-cell office:value-type="float" office:value="1137055">
                <text:p>1137055</text:p>
              </table:table-cell>
              <table:table-cell office:value-type="float" office:value="1261160">
                <text:p>126116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15052">
                <text:p>115052</text:p>
              </table:table-cell>
              <table:table-cell office:value-type="float" office:value="127616">
                <text:p>127616</text:p>
              </table:table-cell>
              <table:table-cell office:value-type="float" office:value="1150525">
                <text:p>1150525</text:p>
              </table:table-cell>
              <table:table-cell office:value-type="float" office:value="1276160">
                <text:p>127616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16429">
                <text:p>116429</text:p>
              </table:table-cell>
              <table:table-cell office:value-type="float" office:value="129116">
                <text:p>129116</text:p>
              </table:table-cell>
              <table:table-cell office:value-type="float" office:value="1164084">
                <text:p>1164084</text:p>
              </table:table-cell>
              <table:table-cell office:value-type="float" office:value="1291160">
                <text:p>129116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17741">
                <text:p>117741</text:p>
              </table:table-cell>
              <table:table-cell office:value-type="float" office:value="130616">
                <text:p>130616</text:p>
              </table:table-cell>
              <table:table-cell office:value-type="float" office:value="1177472">
                <text:p>1177472</text:p>
              </table:table-cell>
              <table:table-cell office:value-type="float" office:value="1306160">
                <text:p>130616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19079">
                <text:p>119079</text:p>
              </table:table-cell>
              <table:table-cell office:value-type="float" office:value="132116">
                <text:p>132116</text:p>
              </table:table-cell>
              <table:table-cell office:value-type="float" office:value="1190979">
                <text:p>1190979</text:p>
              </table:table-cell>
              <table:table-cell office:value-type="float" office:value="1321160">
                <text:p>132116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464">
                <text:p>120464</text:p>
              </table:table-cell>
              <table:table-cell office:value-type="float" office:value="133616">
                <text:p>133616</text:p>
              </table:table-cell>
              <table:table-cell office:value-type="float" office:value="1204615">
                <text:p>1204615</text:p>
              </table:table-cell>
              <table:table-cell office:value-type="float" office:value="1336160">
                <text:p>133616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21820">
                <text:p>121820</text:p>
              </table:table-cell>
              <table:table-cell office:value-type="float" office:value="135116">
                <text:p>135116</text:p>
              </table:table-cell>
              <table:table-cell office:value-type="float" office:value="1217930">
                <text:p>1217930</text:p>
              </table:table-cell>
              <table:table-cell office:value-type="float" office:value="1351160">
                <text:p>135116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23140">
                <text:p>123140</text:p>
              </table:table-cell>
              <table:table-cell office:value-type="float" office:value="136616">
                <text:p>136616</text:p>
              </table:table-cell>
              <table:table-cell office:value-type="float" office:value="1231623">
                <text:p>1231623</text:p>
              </table:table-cell>
              <table:table-cell office:value-type="float" office:value="1366160">
                <text:p>136616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24533">
                <text:p>124533</text:p>
              </table:table-cell>
              <table:table-cell office:value-type="float" office:value="138116">
                <text:p>138116</text:p>
              </table:table-cell>
              <table:table-cell office:value-type="float" office:value="1244994">
                <text:p>1244994</text:p>
              </table:table-cell>
              <table:table-cell office:value-type="float" office:value="1381160">
                <text:p>138116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25893">
                <text:p>125893</text:p>
              </table:table-cell>
              <table:table-cell office:value-type="float" office:value="139616">
                <text:p>139616</text:p>
              </table:table-cell>
              <table:table-cell office:value-type="float" office:value="1258585">
                <text:p>1258585</text:p>
              </table:table-cell>
              <table:table-cell office:value-type="float" office:value="1396160">
                <text:p>139616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27231">
                <text:p>127231</text:p>
              </table:table-cell>
              <table:table-cell office:value-type="float" office:value="141116">
                <text:p>141116</text:p>
              </table:table-cell>
              <table:table-cell office:value-type="float" office:value="1272308">
                <text:p>1272308</text:p>
              </table:table-cell>
              <table:table-cell office:value-type="float" office:value="1411160">
                <text:p>1411160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28571">
                <text:p>128571</text:p>
              </table:table-cell>
              <table:table-cell office:value-type="float" office:value="142616">
                <text:p>142616</text:p>
              </table:table-cell>
              <table:table-cell office:value-type="float" office:value="1285863">
                <text:p>1285863</text:p>
              </table:table-cell>
              <table:table-cell office:value-type="float" office:value="1426160">
                <text:p>142616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29927">
                <text:p>129927</text:p>
              </table:table-cell>
              <table:table-cell office:value-type="float" office:value="144116">
                <text:p>144116</text:p>
              </table:table-cell>
              <table:table-cell office:value-type="float" office:value="1299335">
                <text:p>1299335</text:p>
              </table:table-cell>
              <table:table-cell office:value-type="float" office:value="1441160">
                <text:p>144116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31285">
                <text:p>131285</text:p>
              </table:table-cell>
              <table:table-cell office:value-type="float" office:value="145616">
                <text:p>145616</text:p>
              </table:table-cell>
              <table:table-cell office:value-type="float" office:value="1313050">
                <text:p>1313050</text:p>
              </table:table-cell>
              <table:table-cell office:value-type="float" office:value="1456160">
                <text:p>1456160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32668">
                <text:p>132668</text:p>
              </table:table-cell>
              <table:table-cell office:value-type="float" office:value="147116">
                <text:p>147116</text:p>
              </table:table-cell>
              <table:table-cell office:value-type="float" office:value="1326868">
                <text:p>1326868</text:p>
              </table:table-cell>
              <table:table-cell office:value-type="float" office:value="1471160">
                <text:p>147116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4025">
                <text:p>134025</text:p>
              </table:table-cell>
              <table:table-cell office:value-type="float" office:value="148616">
                <text:p>148616</text:p>
              </table:table-cell>
              <table:table-cell office:value-type="float" office:value="1340272">
                <text:p>1340272</text:p>
              </table:table-cell>
              <table:table-cell office:value-type="float" office:value="1486160">
                <text:p>1486160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35402">
                <text:p>135402</text:p>
              </table:table-cell>
              <table:table-cell office:value-type="float" office:value="150116">
                <text:p>150116</text:p>
              </table:table-cell>
              <table:table-cell office:value-type="float" office:value="1353955">
                <text:p>1353955</text:p>
              </table:table-cell>
              <table:table-cell office:value-type="float" office:value="1501160">
                <text:p>150116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36770">
                <text:p>136770</text:p>
              </table:table-cell>
              <table:table-cell office:value-type="float" office:value="151616">
                <text:p>151616</text:p>
              </table:table-cell>
              <table:table-cell office:value-type="float" office:value="1367520">
                <text:p>1367520</text:p>
              </table:table-cell>
              <table:table-cell office:value-type="float" office:value="1516160">
                <text:p>151616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38115">
                <text:p>138115</text:p>
              </table:table-cell>
              <table:table-cell office:value-type="float" office:value="153116">
                <text:p>153116</text:p>
              </table:table-cell>
              <table:table-cell office:value-type="float" office:value="1381107">
                <text:p>1381107</text:p>
              </table:table-cell>
              <table:table-cell office:value-type="float" office:value="1531160">
                <text:p>1531160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39496">
                <text:p>139496</text:p>
              </table:table-cell>
              <table:table-cell office:value-type="float" office:value="154616">
                <text:p>154616</text:p>
              </table:table-cell>
              <table:table-cell office:value-type="float" office:value="1394826">
                <text:p>1394826</text:p>
              </table:table-cell>
              <table:table-cell office:value-type="float" office:value="1546160">
                <text:p>154616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40859">
                <text:p>140859</text:p>
              </table:table-cell>
              <table:table-cell office:value-type="float" office:value="156116">
                <text:p>156116</text:p>
              </table:table-cell>
              <table:table-cell office:value-type="float" office:value="1408475">
                <text:p>1408475</text:p>
              </table:table-cell>
              <table:table-cell office:value-type="float" office:value="1561160">
                <text:p>156116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42208">
                <text:p>142208</text:p>
              </table:table-cell>
              <table:table-cell office:value-type="float" office:value="157616">
                <text:p>157616</text:p>
              </table:table-cell>
              <table:table-cell office:value-type="float" office:value="1422114">
                <text:p>1422114</text:p>
              </table:table-cell>
              <table:table-cell office:value-type="float" office:value="1576160">
                <text:p>157616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43575">
                <text:p>143575</text:p>
              </table:table-cell>
              <table:table-cell office:value-type="float" office:value="159116">
                <text:p>159116</text:p>
              </table:table-cell>
              <table:table-cell office:value-type="float" office:value="1435830">
                <text:p>1435830</text:p>
              </table:table-cell>
              <table:table-cell office:value-type="float" office:value="1591160">
                <text:p>159116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44966">
                <text:p>144966</text:p>
              </table:table-cell>
              <table:table-cell office:value-type="float" office:value="160616">
                <text:p>160616</text:p>
              </table:table-cell>
              <table:table-cell office:value-type="float" office:value="1449421">
                <text:p>1449421</text:p>
              </table:table-cell>
              <table:table-cell office:value-type="float" office:value="1606160">
                <text:p>1606160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46297">
                <text:p>146297</text:p>
              </table:table-cell>
              <table:table-cell office:value-type="float" office:value="162116">
                <text:p>162116</text:p>
              </table:table-cell>
              <table:table-cell office:value-type="float" office:value="1463134">
                <text:p>1463134</text:p>
              </table:table-cell>
              <table:table-cell office:value-type="float" office:value="1621160">
                <text:p>162116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47682">
                <text:p>147682</text:p>
              </table:table-cell>
              <table:table-cell office:value-type="float" office:value="163616">
                <text:p>163616</text:p>
              </table:table-cell>
              <table:table-cell office:value-type="float" office:value="1476753">
                <text:p>1476753</text:p>
              </table:table-cell>
              <table:table-cell office:value-type="float" office:value="1636160">
                <text:p>163616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49026">
                <text:p>149026</text:p>
              </table:table-cell>
              <table:table-cell office:value-type="float" office:value="165116">
                <text:p>165116</text:p>
              </table:table-cell>
              <table:table-cell office:value-type="float" office:value="1490440">
                <text:p>1490440</text:p>
              </table:table-cell>
              <table:table-cell office:value-type="float" office:value="1651160">
                <text:p>1651160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50409">
                <text:p>150409</text:p>
              </table:table-cell>
              <table:table-cell office:value-type="float" office:value="166616">
                <text:p>166616</text:p>
              </table:table-cell>
              <table:table-cell office:value-type="float" office:value="1503967">
                <text:p>1503967</text:p>
              </table:table-cell>
              <table:table-cell office:value-type="float" office:value="1666160">
                <text:p>1666160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51766">
                <text:p>151766</text:p>
              </table:table-cell>
              <table:table-cell office:value-type="float" office:value="168116">
                <text:p>168116</text:p>
              </table:table-cell>
              <table:table-cell office:value-type="float" office:value="1517828">
                <text:p>1517828</text:p>
              </table:table-cell>
              <table:table-cell office:value-type="float" office:value="1681160">
                <text:p>168116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53159">
                <text:p>153159</text:p>
              </table:table-cell>
              <table:table-cell office:value-type="float" office:value="169616">
                <text:p>169616</text:p>
              </table:table-cell>
              <table:table-cell office:value-type="float" office:value="1531740">
                <text:p>1531740</text:p>
              </table:table-cell>
              <table:table-cell office:value-type="float" office:value="1696160">
                <text:p>169616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54589">
                <text:p>154589</text:p>
              </table:table-cell>
              <table:table-cell office:value-type="float" office:value="171116">
                <text:p>171116</text:p>
              </table:table-cell>
              <table:table-cell office:value-type="float" office:value="1545468">
                <text:p>1545468</text:p>
              </table:table-cell>
              <table:table-cell office:value-type="float" office:value="1711160">
                <text:p>1711160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56003">
                <text:p>156003</text:p>
              </table:table-cell>
              <table:table-cell office:value-type="float" office:value="172616">
                <text:p>172616</text:p>
              </table:table-cell>
              <table:table-cell office:value-type="float" office:value="1559306">
                <text:p>1559306</text:p>
              </table:table-cell>
              <table:table-cell office:value-type="float" office:value="1726160">
                <text:p>1726160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57308">
                <text:p>157308</text:p>
              </table:table-cell>
              <table:table-cell office:value-type="float" office:value="174116">
                <text:p>174116</text:p>
              </table:table-cell>
              <table:table-cell office:value-type="float" office:value="1573141">
                <text:p>1573141</text:p>
              </table:table-cell>
              <table:table-cell office:value-type="float" office:value="1741160">
                <text:p>174116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58713">
                <text:p>158713</text:p>
              </table:table-cell>
              <table:table-cell office:value-type="float" office:value="175616">
                <text:p>175616</text:p>
              </table:table-cell>
              <table:table-cell office:value-type="float" office:value="1586955">
                <text:p>1586955</text:p>
              </table:table-cell>
              <table:table-cell office:value-type="float" office:value="1756160">
                <text:p>175616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60064">
                <text:p>160064</text:p>
              </table:table-cell>
              <table:table-cell office:value-type="float" office:value="177116">
                <text:p>177116</text:p>
              </table:table-cell>
              <table:table-cell office:value-type="float" office:value="1600887">
                <text:p>1600887</text:p>
              </table:table-cell>
              <table:table-cell office:value-type="float" office:value="1771160">
                <text:p>177116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61496">
                <text:p>161496</text:p>
              </table:table-cell>
              <table:table-cell office:value-type="float" office:value="178616">
                <text:p>178616</text:p>
              </table:table-cell>
              <table:table-cell office:value-type="float" office:value="1614655">
                <text:p>1614655</text:p>
              </table:table-cell>
              <table:table-cell office:value-type="float" office:value="1786160">
                <text:p>178616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62825">
                <text:p>162825</text:p>
              </table:table-cell>
              <table:table-cell office:value-type="float" office:value="180116">
                <text:p>180116</text:p>
              </table:table-cell>
              <table:table-cell office:value-type="float" office:value="1628604">
                <text:p>1628604</text:p>
              </table:table-cell>
              <table:table-cell office:value-type="float" office:value="1801160">
                <text:p>180116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64277">
                <text:p>164277</text:p>
              </table:table-cell>
              <table:table-cell office:value-type="float" office:value="181616">
                <text:p>181616</text:p>
              </table:table-cell>
              <table:table-cell office:value-type="float" office:value="1642424">
                <text:p>1642424</text:p>
              </table:table-cell>
              <table:table-cell office:value-type="float" office:value="1816160">
                <text:p>181616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65635">
                <text:p>165635</text:p>
              </table:table-cell>
              <table:table-cell office:value-type="float" office:value="183116">
                <text:p>183116</text:p>
              </table:table-cell>
              <table:table-cell office:value-type="float" office:value="1656322">
                <text:p>1656322</text:p>
              </table:table-cell>
              <table:table-cell office:value-type="float" office:value="1831160">
                <text:p>1831160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67041">
                <text:p>167041</text:p>
              </table:table-cell>
              <table:table-cell office:value-type="float" office:value="184616">
                <text:p>184616</text:p>
              </table:table-cell>
              <table:table-cell office:value-type="float" office:value="1670293">
                <text:p>1670293</text:p>
              </table:table-cell>
              <table:table-cell office:value-type="float" office:value="1846160">
                <text:p>184616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68433">
                <text:p>168433</text:p>
              </table:table-cell>
              <table:table-cell office:value-type="float" office:value="186116">
                <text:p>186116</text:p>
              </table:table-cell>
              <table:table-cell office:value-type="float" office:value="1684149">
                <text:p>1684149</text:p>
              </table:table-cell>
              <table:table-cell office:value-type="float" office:value="1861160">
                <text:p>1861160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69819">
                <text:p>169819</text:p>
              </table:table-cell>
              <table:table-cell office:value-type="float" office:value="187616">
                <text:p>187616</text:p>
              </table:table-cell>
              <table:table-cell office:value-type="float" office:value="1698007">
                <text:p>1698007</text:p>
              </table:table-cell>
              <table:table-cell office:value-type="float" office:value="1876160">
                <text:p>1876160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71213">
                <text:p>171213</text:p>
              </table:table-cell>
              <table:table-cell office:value-type="float" office:value="189116">
                <text:p>189116</text:p>
              </table:table-cell>
              <table:table-cell office:value-type="float" office:value="1711822">
                <text:p>1711822</text:p>
              </table:table-cell>
              <table:table-cell office:value-type="float" office:value="1891160">
                <text:p>1891160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72629">
                <text:p>172629</text:p>
              </table:table-cell>
              <table:table-cell office:value-type="float" office:value="190616">
                <text:p>190616</text:p>
              </table:table-cell>
              <table:table-cell office:value-type="float" office:value="1725817">
                <text:p>1725817</text:p>
              </table:table-cell>
              <table:table-cell office:value-type="float" office:value="1906160">
                <text:p>1906160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73999">
                <text:p>173999</text:p>
              </table:table-cell>
              <table:table-cell office:value-type="float" office:value="192116">
                <text:p>192116</text:p>
              </table:table-cell>
              <table:table-cell office:value-type="float" office:value="1739662">
                <text:p>1739662</text:p>
              </table:table-cell>
              <table:table-cell office:value-type="float" office:value="1921160">
                <text:p>192116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75374">
                <text:p>175374</text:p>
              </table:table-cell>
              <table:table-cell office:value-type="float" office:value="193616">
                <text:p>193616</text:p>
              </table:table-cell>
              <table:table-cell office:value-type="float" office:value="1753613">
                <text:p>1753613</text:p>
              </table:table-cell>
              <table:table-cell office:value-type="float" office:value="1936160">
                <text:p>1936160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76760">
                <text:p>176760</text:p>
              </table:table-cell>
              <table:table-cell office:value-type="float" office:value="195116">
                <text:p>195116</text:p>
              </table:table-cell>
              <table:table-cell office:value-type="float" office:value="1767456">
                <text:p>1767456</text:p>
              </table:table-cell>
              <table:table-cell office:value-type="float" office:value="1951160">
                <text:p>195116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78093">
                <text:p>178093</text:p>
              </table:table-cell>
              <table:table-cell office:value-type="float" office:value="196616">
                <text:p>196616</text:p>
              </table:table-cell>
              <table:table-cell office:value-type="float" office:value="1781427">
                <text:p>1781427</text:p>
              </table:table-cell>
              <table:table-cell office:value-type="float" office:value="1966160">
                <text:p>1966160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79513">
                <text:p>179513</text:p>
              </table:table-cell>
              <table:table-cell office:value-type="float" office:value="198116">
                <text:p>198116</text:p>
              </table:table-cell>
              <table:table-cell office:value-type="float" office:value="1795288">
                <text:p>1795288</text:p>
              </table:table-cell>
              <table:table-cell office:value-type="float" office:value="1981160">
                <text:p>198116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80916">
                <text:p>180916</text:p>
              </table:table-cell>
              <table:table-cell office:value-type="float" office:value="199616">
                <text:p>199616</text:p>
              </table:table-cell>
              <table:table-cell office:value-type="float" office:value="1809244">
                <text:p>1809244</text:p>
              </table:table-cell>
              <table:table-cell office:value-type="float" office:value="1996160">
                <text:p>199616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82325">
                <text:p>182325</text:p>
              </table:table-cell>
              <table:table-cell office:value-type="float" office:value="201116">
                <text:p>201116</text:p>
              </table:table-cell>
              <table:table-cell office:value-type="float" office:value="1823154">
                <text:p>1823154</text:p>
              </table:table-cell>
              <table:table-cell office:value-type="float" office:value="2011160">
                <text:p>201116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83666">
                <text:p>183666</text:p>
              </table:table-cell>
              <table:table-cell office:value-type="float" office:value="202616">
                <text:p>202616</text:p>
              </table:table-cell>
              <table:table-cell office:value-type="float" office:value="1837164">
                <text:p>1837164</text:p>
              </table:table-cell>
              <table:table-cell office:value-type="float" office:value="2026160">
                <text:p>202616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85097">
                <text:p>185097</text:p>
              </table:table-cell>
              <table:table-cell office:value-type="float" office:value="204116">
                <text:p>204116</text:p>
              </table:table-cell>
              <table:table-cell office:value-type="float" office:value="1851168">
                <text:p>1851168</text:p>
              </table:table-cell>
              <table:table-cell office:value-type="float" office:value="2041160">
                <text:p>204116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86491">
                <text:p>186491</text:p>
              </table:table-cell>
              <table:table-cell office:value-type="float" office:value="205616">
                <text:p>205616</text:p>
              </table:table-cell>
              <table:table-cell office:value-type="float" office:value="1865036">
                <text:p>1865036</text:p>
              </table:table-cell>
              <table:table-cell office:value-type="float" office:value="2056160">
                <text:p>205616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87908">
                <text:p>187908</text:p>
              </table:table-cell>
              <table:table-cell office:value-type="float" office:value="207116">
                <text:p>207116</text:p>
              </table:table-cell>
              <table:table-cell office:value-type="float" office:value="1878911">
                <text:p>1878911</text:p>
              </table:table-cell>
              <table:table-cell office:value-type="float" office:value="2071160">
                <text:p>207116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9289">
                <text:p>189289</text:p>
              </table:table-cell>
              <table:table-cell office:value-type="float" office:value="208616">
                <text:p>208616</text:p>
              </table:table-cell>
              <table:table-cell office:value-type="float" office:value="1893032">
                <text:p>1893032</text:p>
              </table:table-cell>
              <table:table-cell office:value-type="float" office:value="2086160">
                <text:p>2086160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90711">
                <text:p>190711</text:p>
              </table:table-cell>
              <table:table-cell office:value-type="float" office:value="210116">
                <text:p>210116</text:p>
              </table:table-cell>
              <table:table-cell office:value-type="float" office:value="1906965">
                <text:p>1906965</text:p>
              </table:table-cell>
              <table:table-cell office:value-type="float" office:value="2101160">
                <text:p>210116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92077">
                <text:p>192077</text:p>
              </table:table-cell>
              <table:table-cell office:value-type="float" office:value="211616">
                <text:p>211616</text:p>
              </table:table-cell>
              <table:table-cell office:value-type="float" office:value="1920995">
                <text:p>1920995</text:p>
              </table:table-cell>
              <table:table-cell office:value-type="float" office:value="2116160">
                <text:p>2116160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93512">
                <text:p>193512</text:p>
              </table:table-cell>
              <table:table-cell office:value-type="float" office:value="213116">
                <text:p>213116</text:p>
              </table:table-cell>
              <table:table-cell office:value-type="float" office:value="1934916">
                <text:p>1934916</text:p>
              </table:table-cell>
              <table:table-cell office:value-type="float" office:value="2131160">
                <text:p>213116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94859">
                <text:p>194859</text:p>
              </table:table-cell>
              <table:table-cell office:value-type="float" office:value="214616">
                <text:p>214616</text:p>
              </table:table-cell>
              <table:table-cell office:value-type="float" office:value="1948876">
                <text:p>1948876</text:p>
              </table:table-cell>
              <table:table-cell office:value-type="float" office:value="2146160">
                <text:p>2146160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96301">
                <text:p>196301</text:p>
              </table:table-cell>
              <table:table-cell office:value-type="float" office:value="216116">
                <text:p>216116</text:p>
              </table:table-cell>
              <table:table-cell office:value-type="float" office:value="1962990">
                <text:p>1962990</text:p>
              </table:table-cell>
              <table:table-cell office:value-type="float" office:value="2161160">
                <text:p>216116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97649">
                <text:p>197649</text:p>
              </table:table-cell>
              <table:table-cell office:value-type="float" office:value="217616">
                <text:p>217616</text:p>
              </table:table-cell>
              <table:table-cell office:value-type="float" office:value="1976875">
                <text:p>1976875</text:p>
              </table:table-cell>
              <table:table-cell office:value-type="float" office:value="2176160">
                <text:p>217616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99060">
                <text:p>199060</text:p>
              </table:table-cell>
              <table:table-cell office:value-type="float" office:value="219116">
                <text:p>219116</text:p>
              </table:table-cell>
              <table:table-cell office:value-type="float" office:value="1990874">
                <text:p>1990874</text:p>
              </table:table-cell>
              <table:table-cell office:value-type="float" office:value="2191160">
                <text:p>219116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200467">
                <text:p>200467</text:p>
              </table:table-cell>
              <table:table-cell office:value-type="float" office:value="220616">
                <text:p>220616</text:p>
              </table:table-cell>
              <table:table-cell office:value-type="float" office:value="2004908">
                <text:p>2004908</text:p>
              </table:table-cell>
              <table:table-cell office:value-type="float" office:value="2206160">
                <text:p>220616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201912">
                <text:p>201912</text:p>
              </table:table-cell>
              <table:table-cell office:value-type="float" office:value="222116">
                <text:p>222116</text:p>
              </table:table-cell>
              <table:table-cell office:value-type="float" office:value="2019002">
                <text:p>2019002</text:p>
              </table:table-cell>
              <table:table-cell office:value-type="float" office:value="2221160">
                <text:p>222116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03253">
                <text:p>203253</text:p>
              </table:table-cell>
              <table:table-cell office:value-type="float" office:value="223616">
                <text:p>223616</text:p>
              </table:table-cell>
              <table:table-cell office:value-type="float" office:value="2032834">
                <text:p>2032834</text:p>
              </table:table-cell>
              <table:table-cell office:value-type="float" office:value="2236160">
                <text:p>2236160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204669">
                <text:p>204669</text:p>
              </table:table-cell>
              <table:table-cell office:value-type="float" office:value="225116">
                <text:p>225116</text:p>
              </table:table-cell>
              <table:table-cell office:value-type="float" office:value="2046949">
                <text:p>2046949</text:p>
              </table:table-cell>
              <table:table-cell office:value-type="float" office:value="2251160">
                <text:p>225116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206091">
                <text:p>206091</text:p>
              </table:table-cell>
              <table:table-cell office:value-type="float" office:value="226616">
                <text:p>226616</text:p>
              </table:table-cell>
              <table:table-cell office:value-type="float" office:value="2060875">
                <text:p>2060875</text:p>
              </table:table-cell>
              <table:table-cell office:value-type="float" office:value="2266160">
                <text:p>2266160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207470">
                <text:p>207470</text:p>
              </table:table-cell>
              <table:table-cell office:value-type="float" office:value="228116">
                <text:p>228116</text:p>
              </table:table-cell>
              <table:table-cell office:value-type="float" office:value="2074877">
                <text:p>2074877</text:p>
              </table:table-cell>
              <table:table-cell office:value-type="float" office:value="2281160">
                <text:p>228116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208863">
                <text:p>208863</text:p>
              </table:table-cell>
              <table:table-cell office:value-type="float" office:value="229632">
                <text:p>229632</text:p>
              </table:table-cell>
              <table:table-cell office:value-type="float" office:value="2089027">
                <text:p>2089027</text:p>
              </table:table-cell>
              <table:table-cell office:value-type="float" office:value="2296320">
                <text:p>229632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10312">
                <text:p>210312</text:p>
              </table:table-cell>
              <table:table-cell office:value-type="float" office:value="231232">
                <text:p>231232</text:p>
              </table:table-cell>
              <table:table-cell office:value-type="float" office:value="2103245">
                <text:p>2103245</text:p>
              </table:table-cell>
              <table:table-cell office:value-type="float" office:value="2312320">
                <text:p>231232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211764">
                <text:p>211764</text:p>
              </table:table-cell>
              <table:table-cell office:value-type="float" office:value="232832">
                <text:p>232832</text:p>
              </table:table-cell>
              <table:table-cell office:value-type="float" office:value="2117687">
                <text:p>2117687</text:p>
              </table:table-cell>
              <table:table-cell office:value-type="float" office:value="2328320">
                <text:p>232832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213241">
                <text:p>213241</text:p>
              </table:table-cell>
              <table:table-cell office:value-type="float" office:value="234432">
                <text:p>234432</text:p>
              </table:table-cell>
              <table:table-cell office:value-type="float" office:value="2132170">
                <text:p>2132170</text:p>
              </table:table-cell>
              <table:table-cell office:value-type="float" office:value="2344320">
                <text:p>234432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214650">
                <text:p>214650</text:p>
              </table:table-cell>
              <table:table-cell office:value-type="float" office:value="236032">
                <text:p>236032</text:p>
              </table:table-cell>
              <table:table-cell office:value-type="float" office:value="2146479">
                <text:p>2146479</text:p>
              </table:table-cell>
              <table:table-cell office:value-type="float" office:value="2360320">
                <text:p>236032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216053">
                <text:p>216053</text:p>
              </table:table-cell>
              <table:table-cell office:value-type="float" office:value="237632">
                <text:p>237632</text:p>
              </table:table-cell>
              <table:table-cell office:value-type="float" office:value="2161019">
                <text:p>2161019</text:p>
              </table:table-cell>
              <table:table-cell office:value-type="float" office:value="2376320">
                <text:p>237632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17551">
                <text:p>217551</text:p>
              </table:table-cell>
              <table:table-cell office:value-type="float" office:value="239232">
                <text:p>239232</text:p>
              </table:table-cell>
              <table:table-cell office:value-type="float" office:value="2175250">
                <text:p>2175250</text:p>
              </table:table-cell>
              <table:table-cell office:value-type="float" office:value="2392320">
                <text:p>239232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218949">
                <text:p>218949</text:p>
              </table:table-cell>
              <table:table-cell office:value-type="float" office:value="240832">
                <text:p>240832</text:p>
              </table:table-cell>
              <table:table-cell office:value-type="float" office:value="2189781">
                <text:p>2189781</text:p>
              </table:table-cell>
              <table:table-cell office:value-type="float" office:value="2408320">
                <text:p>240832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220415">
                <text:p>220415</text:p>
              </table:table-cell>
              <table:table-cell office:value-type="float" office:value="242432">
                <text:p>242432</text:p>
              </table:table-cell>
              <table:table-cell office:value-type="float" office:value="2204169">
                <text:p>2204169</text:p>
              </table:table-cell>
              <table:table-cell office:value-type="float" office:value="2424320">
                <text:p>242432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221876">
                <text:p>221876</text:p>
              </table:table-cell>
              <table:table-cell office:value-type="float" office:value="244032">
                <text:p>244032</text:p>
              </table:table-cell>
              <table:table-cell office:value-type="float" office:value="2218586">
                <text:p>2218586</text:p>
              </table:table-cell>
              <table:table-cell office:value-type="float" office:value="2440320">
                <text:p>244032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223312">
                <text:p>223312</text:p>
              </table:table-cell>
              <table:table-cell office:value-type="float" office:value="245632">
                <text:p>245632</text:p>
              </table:table-cell>
              <table:table-cell office:value-type="float" office:value="2232956">
                <text:p>2232956</text:p>
              </table:table-cell>
              <table:table-cell office:value-type="float" office:value="2456320">
                <text:p>245632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24721">
                <text:p>224721</text:p>
              </table:table-cell>
              <table:table-cell office:value-type="float" office:value="247232">
                <text:p>247232</text:p>
              </table:table-cell>
              <table:table-cell office:value-type="float" office:value="2247440">
                <text:p>2247440</text:p>
              </table:table-cell>
              <table:table-cell office:value-type="float" office:value="2472320">
                <text:p>247232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26155">
                <text:p>226155</text:p>
              </table:table-cell>
              <table:table-cell office:value-type="float" office:value="248832">
                <text:p>248832</text:p>
              </table:table-cell>
              <table:table-cell office:value-type="float" office:value="2261670">
                <text:p>2261670</text:p>
              </table:table-cell>
              <table:table-cell office:value-type="float" office:value="2488320">
                <text:p>248832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227587">
                <text:p>227587</text:p>
              </table:table-cell>
              <table:table-cell office:value-type="float" office:value="250432">
                <text:p>250432</text:p>
              </table:table-cell>
              <table:table-cell office:value-type="float" office:value="2276205">
                <text:p>2276205</text:p>
              </table:table-cell>
              <table:table-cell office:value-type="float" office:value="2504320">
                <text:p>250432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229081">
                <text:p>229081</text:p>
              </table:table-cell>
              <table:table-cell office:value-type="float" office:value="252032">
                <text:p>252032</text:p>
              </table:table-cell>
              <table:table-cell office:value-type="float" office:value="2290600">
                <text:p>2290600</text:p>
              </table:table-cell>
              <table:table-cell office:value-type="float" office:value="2520320">
                <text:p>2520320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230491">
                <text:p>230491</text:p>
              </table:table-cell>
              <table:table-cell office:value-type="float" office:value="253632">
                <text:p>253632</text:p>
              </table:table-cell>
              <table:table-cell office:value-type="float" office:value="2305120">
                <text:p>2305120</text:p>
              </table:table-cell>
              <table:table-cell office:value-type="float" office:value="2536320">
                <text:p>253632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31959">
                <text:p>231959</text:p>
              </table:table-cell>
              <table:table-cell office:value-type="float" office:value="255232">
                <text:p>255232</text:p>
              </table:table-cell>
              <table:table-cell office:value-type="float" office:value="2319509">
                <text:p>2319509</text:p>
              </table:table-cell>
              <table:table-cell office:value-type="float" office:value="2552320">
                <text:p>2552320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233337">
                <text:p>233337</text:p>
              </table:table-cell>
              <table:table-cell office:value-type="float" office:value="256832">
                <text:p>256832</text:p>
              </table:table-cell>
              <table:table-cell office:value-type="float" office:value="2334026">
                <text:p>2334026</text:p>
              </table:table-cell>
              <table:table-cell office:value-type="float" office:value="2568320">
                <text:p>256832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234810">
                <text:p>234810</text:p>
              </table:table-cell>
              <table:table-cell office:value-type="float" office:value="258432">
                <text:p>258432</text:p>
              </table:table-cell>
              <table:table-cell office:value-type="float" office:value="2348415">
                <text:p>2348415</text:p>
              </table:table-cell>
              <table:table-cell office:value-type="float" office:value="2584320">
                <text:p>258432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236280">
                <text:p>236280</text:p>
              </table:table-cell>
              <table:table-cell office:value-type="float" office:value="260032">
                <text:p>260032</text:p>
              </table:table-cell>
              <table:table-cell office:value-type="float" office:value="2362660">
                <text:p>2362660</text:p>
              </table:table-cell>
              <table:table-cell office:value-type="float" office:value="2600320">
                <text:p>260032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237727">
                <text:p>237727</text:p>
              </table:table-cell>
              <table:table-cell office:value-type="float" office:value="261632">
                <text:p>261632</text:p>
              </table:table-cell>
              <table:table-cell office:value-type="float" office:value="2377278">
                <text:p>2377278</text:p>
              </table:table-cell>
              <table:table-cell office:value-type="float" office:value="2616320">
                <text:p>2616320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39222">
                <text:p>239222</text:p>
              </table:table-cell>
              <table:table-cell office:value-type="float" office:value="263232">
                <text:p>263232</text:p>
              </table:table-cell>
              <table:table-cell office:value-type="float" office:value="2391822">
                <text:p>2391822</text:p>
              </table:table-cell>
              <table:table-cell office:value-type="float" office:value="2632320">
                <text:p>263232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40630">
                <text:p>240630</text:p>
              </table:table-cell>
              <table:table-cell office:value-type="float" office:value="264832">
                <text:p>264832</text:p>
              </table:table-cell>
              <table:table-cell office:value-type="float" office:value="2406207">
                <text:p>2406207</text:p>
              </table:table-cell>
              <table:table-cell office:value-type="float" office:value="2648320">
                <text:p>2648320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242023">
                <text:p>242023</text:p>
              </table:table-cell>
              <table:table-cell office:value-type="float" office:value="266432">
                <text:p>266432</text:p>
              </table:table-cell>
              <table:table-cell office:value-type="float" office:value="2420690">
                <text:p>2420690</text:p>
              </table:table-cell>
              <table:table-cell office:value-type="float" office:value="2664320">
                <text:p>266432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43500">
                <text:p>243500</text:p>
              </table:table-cell>
              <table:table-cell office:value-type="float" office:value="268032">
                <text:p>268032</text:p>
              </table:table-cell>
              <table:table-cell office:value-type="float" office:value="2435174">
                <text:p>2435174</text:p>
              </table:table-cell>
              <table:table-cell office:value-type="float" office:value="2680320">
                <text:p>2680320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244985">
                <text:p>244985</text:p>
              </table:table-cell>
              <table:table-cell office:value-type="float" office:value="269632">
                <text:p>269632</text:p>
              </table:table-cell>
              <table:table-cell office:value-type="float" office:value="2449540">
                <text:p>2449540</text:p>
              </table:table-cell>
              <table:table-cell office:value-type="float" office:value="2696320">
                <text:p>269632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46462">
                <text:p>246462</text:p>
              </table:table-cell>
              <table:table-cell office:value-type="float" office:value="271232">
                <text:p>271232</text:p>
              </table:table-cell>
              <table:table-cell office:value-type="float" office:value="2464105">
                <text:p>2464105</text:p>
              </table:table-cell>
              <table:table-cell office:value-type="float" office:value="2712320">
                <text:p>271232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247884">
                <text:p>247884</text:p>
              </table:table-cell>
              <table:table-cell office:value-type="float" office:value="272832">
                <text:p>272832</text:p>
              </table:table-cell>
              <table:table-cell office:value-type="float" office:value="2478677">
                <text:p>2478677</text:p>
              </table:table-cell>
              <table:table-cell office:value-type="float" office:value="2728320">
                <text:p>272832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249290">
                <text:p>249290</text:p>
              </table:table-cell>
              <table:table-cell office:value-type="float" office:value="274432">
                <text:p>274432</text:p>
              </table:table-cell>
              <table:table-cell office:value-type="float" office:value="2493002">
                <text:p>2493002</text:p>
              </table:table-cell>
              <table:table-cell office:value-type="float" office:value="2744320">
                <text:p>274432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250730">
                <text:p>250730</text:p>
              </table:table-cell>
              <table:table-cell office:value-type="float" office:value="276032">
                <text:p>276032</text:p>
              </table:table-cell>
              <table:table-cell office:value-type="float" office:value="2507625">
                <text:p>2507625</text:p>
              </table:table-cell>
              <table:table-cell office:value-type="float" office:value="2760320">
                <text:p>276032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252219">
                <text:p>252219</text:p>
              </table:table-cell>
              <table:table-cell office:value-type="float" office:value="277632">
                <text:p>277632</text:p>
              </table:table-cell>
              <table:table-cell office:value-type="float" office:value="2522034">
                <text:p>2522034</text:p>
              </table:table-cell>
              <table:table-cell office:value-type="float" office:value="2776320">
                <text:p>277632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53700">
                <text:p>253700</text:p>
              </table:table-cell>
              <table:table-cell office:value-type="float" office:value="279232">
                <text:p>279232</text:p>
              </table:table-cell>
              <table:table-cell office:value-type="float" office:value="2536603">
                <text:p>2536603</text:p>
              </table:table-cell>
              <table:table-cell office:value-type="float" office:value="2792320">
                <text:p>279232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255104">
                <text:p>255104</text:p>
              </table:table-cell>
              <table:table-cell office:value-type="float" office:value="280832">
                <text:p>280832</text:p>
              </table:table-cell>
              <table:table-cell office:value-type="float" office:value="2550840">
                <text:p>2550840</text:p>
              </table:table-cell>
              <table:table-cell office:value-type="float" office:value="2808320">
                <text:p>280832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256523">
                <text:p>256523</text:p>
              </table:table-cell>
              <table:table-cell office:value-type="float" office:value="282432">
                <text:p>282432</text:p>
              </table:table-cell>
              <table:table-cell office:value-type="float" office:value="2565331">
                <text:p>2565331</text:p>
              </table:table-cell>
              <table:table-cell office:value-type="float" office:value="2824320">
                <text:p>282432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258010">
                <text:p>258010</text:p>
              </table:table-cell>
              <table:table-cell office:value-type="float" office:value="284032">
                <text:p>284032</text:p>
              </table:table-cell>
              <table:table-cell office:value-type="float" office:value="2579978">
                <text:p>2579978</text:p>
              </table:table-cell>
              <table:table-cell office:value-type="float" office:value="2840320">
                <text:p>284032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259457">
                <text:p>259457</text:p>
              </table:table-cell>
              <table:table-cell office:value-type="float" office:value="285632">
                <text:p>285632</text:p>
              </table:table-cell>
              <table:table-cell office:value-type="float" office:value="2594533">
                <text:p>2594533</text:p>
              </table:table-cell>
              <table:table-cell office:value-type="float" office:value="2856320">
                <text:p>285632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60888">
                <text:p>260888</text:p>
              </table:table-cell>
              <table:table-cell office:value-type="float" office:value="287232">
                <text:p>287232</text:p>
              </table:table-cell>
              <table:table-cell office:value-type="float" office:value="2608866">
                <text:p>2608866</text:p>
              </table:table-cell>
              <table:table-cell office:value-type="float" office:value="2872320">
                <text:p>287232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62321">
                <text:p>262321</text:p>
              </table:table-cell>
              <table:table-cell office:value-type="float" office:value="288832">
                <text:p>288832</text:p>
              </table:table-cell>
              <table:table-cell office:value-type="float" office:value="2623378">
                <text:p>2623378</text:p>
              </table:table-cell>
              <table:table-cell office:value-type="float" office:value="2888320">
                <text:p>2888320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63802">
                <text:p>263802</text:p>
              </table:table-cell>
              <table:table-cell office:value-type="float" office:value="290432">
                <text:p>290432</text:p>
              </table:table-cell>
              <table:table-cell office:value-type="float" office:value="2638026">
                <text:p>2638026</text:p>
              </table:table-cell>
              <table:table-cell office:value-type="float" office:value="2904320">
                <text:p>290432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65212">
                <text:p>265212</text:p>
              </table:table-cell>
              <table:table-cell office:value-type="float" office:value="292032">
                <text:p>292032</text:p>
              </table:table-cell>
              <table:table-cell office:value-type="float" office:value="2652459">
                <text:p>2652459</text:p>
              </table:table-cell>
              <table:table-cell office:value-type="float" office:value="2920320">
                <text:p>2920320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66697">
                <text:p>266697</text:p>
              </table:table-cell>
              <table:table-cell office:value-type="float" office:value="293632">
                <text:p>293632</text:p>
              </table:table-cell>
              <table:table-cell office:value-type="float" office:value="2666980">
                <text:p>2666980</text:p>
              </table:table-cell>
              <table:table-cell office:value-type="float" office:value="2936320">
                <text:p>293632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68141">
                <text:p>268141</text:p>
              </table:table-cell>
              <table:table-cell office:value-type="float" office:value="295232">
                <text:p>295232</text:p>
              </table:table-cell>
              <table:table-cell office:value-type="float" office:value="2681468">
                <text:p>2681468</text:p>
              </table:table-cell>
              <table:table-cell office:value-type="float" office:value="2952320">
                <text:p>295232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69615">
                <text:p>269615</text:p>
              </table:table-cell>
              <table:table-cell office:value-type="float" office:value="296832">
                <text:p>296832</text:p>
              </table:table-cell>
              <table:table-cell office:value-type="float" office:value="2696220">
                <text:p>2696220</text:p>
              </table:table-cell>
              <table:table-cell office:value-type="float" office:value="2968320">
                <text:p>296832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71042">
                <text:p>271042</text:p>
              </table:table-cell>
              <table:table-cell office:value-type="float" office:value="298432">
                <text:p>298432</text:p>
              </table:table-cell>
              <table:table-cell office:value-type="float" office:value="2710697">
                <text:p>2710697</text:p>
              </table:table-cell>
              <table:table-cell office:value-type="float" office:value="2984320">
                <text:p>298432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72471">
                <text:p>272471</text:p>
              </table:table-cell>
              <table:table-cell office:value-type="float" office:value="300032">
                <text:p>300032</text:p>
              </table:table-cell>
              <table:table-cell office:value-type="float" office:value="2725249">
                <text:p>2725249</text:p>
              </table:table-cell>
              <table:table-cell office:value-type="float" office:value="3000320">
                <text:p>3000320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74028">
                <text:p>274028</text:p>
              </table:table-cell>
              <table:table-cell office:value-type="float" office:value="301632">
                <text:p>301632</text:p>
              </table:table-cell>
              <table:table-cell office:value-type="float" office:value="2739705">
                <text:p>2739705</text:p>
              </table:table-cell>
              <table:table-cell office:value-type="float" office:value="3016320">
                <text:p>301632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75433">
                <text:p>275433</text:p>
              </table:table-cell>
              <table:table-cell office:value-type="float" office:value="303232">
                <text:p>303232</text:p>
              </table:table-cell>
              <table:table-cell office:value-type="float" office:value="2754732">
                <text:p>2754732</text:p>
              </table:table-cell>
              <table:table-cell office:value-type="float" office:value="3032320">
                <text:p>3032320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76869">
                <text:p>276869</text:p>
              </table:table-cell>
              <table:table-cell office:value-type="float" office:value="304832">
                <text:p>304832</text:p>
              </table:table-cell>
              <table:table-cell office:value-type="float" office:value="2768977">
                <text:p>2768977</text:p>
              </table:table-cell>
              <table:table-cell office:value-type="float" office:value="3048320">
                <text:p>3048320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78379">
                <text:p>278379</text:p>
              </table:table-cell>
              <table:table-cell office:value-type="float" office:value="306432">
                <text:p>306432</text:p>
              </table:table-cell>
              <table:table-cell office:value-type="float" office:value="2783711">
                <text:p>2783711</text:p>
              </table:table-cell>
              <table:table-cell office:value-type="float" office:value="3064320">
                <text:p>306432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79793">
                <text:p>279793</text:p>
              </table:table-cell>
              <table:table-cell office:value-type="float" office:value="308032">
                <text:p>308032</text:p>
              </table:table-cell>
              <table:table-cell office:value-type="float" office:value="2798421">
                <text:p>2798421</text:p>
              </table:table-cell>
              <table:table-cell office:value-type="float" office:value="3080320">
                <text:p>308032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81269">
                <text:p>281269</text:p>
              </table:table-cell>
              <table:table-cell office:value-type="float" office:value="309632">
                <text:p>309632</text:p>
              </table:table-cell>
              <table:table-cell office:value-type="float" office:value="2812725">
                <text:p>2812725</text:p>
              </table:table-cell>
              <table:table-cell office:value-type="float" office:value="3096320">
                <text:p>3096320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82788">
                <text:p>282788</text:p>
              </table:table-cell>
              <table:table-cell office:value-type="float" office:value="311232">
                <text:p>311232</text:p>
              </table:table-cell>
              <table:table-cell office:value-type="float" office:value="2827461">
                <text:p>2827461</text:p>
              </table:table-cell>
              <table:table-cell office:value-type="float" office:value="3112320">
                <text:p>311232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84229">
                <text:p>284229</text:p>
              </table:table-cell>
              <table:table-cell office:value-type="float" office:value="312832">
                <text:p>312832</text:p>
              </table:table-cell>
              <table:table-cell office:value-type="float" office:value="2842121">
                <text:p>2842121</text:p>
              </table:table-cell>
              <table:table-cell office:value-type="float" office:value="3128320">
                <text:p>312832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85688">
                <text:p>285688</text:p>
              </table:table-cell>
              <table:table-cell office:value-type="float" office:value="314432">
                <text:p>314432</text:p>
              </table:table-cell>
              <table:table-cell office:value-type="float" office:value="2856820">
                <text:p>2856820</text:p>
              </table:table-cell>
              <table:table-cell office:value-type="float" office:value="3144320">
                <text:p>3144320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87095">
                <text:p>287095</text:p>
              </table:table-cell>
              <table:table-cell office:value-type="float" office:value="316032">
                <text:p>316032</text:p>
              </table:table-cell>
              <table:table-cell office:value-type="float" office:value="2871462">
                <text:p>2871462</text:p>
              </table:table-cell>
              <table:table-cell office:value-type="float" office:value="3160320">
                <text:p>316032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88642">
                <text:p>288642</text:p>
              </table:table-cell>
              <table:table-cell office:value-type="float" office:value="317632">
                <text:p>317632</text:p>
              </table:table-cell>
              <table:table-cell office:value-type="float" office:value="2885877">
                <text:p>2885877</text:p>
              </table:table-cell>
              <table:table-cell office:value-type="float" office:value="3176320">
                <text:p>317632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90057">
                <text:p>290057</text:p>
              </table:table-cell>
              <table:table-cell office:value-type="float" office:value="319232">
                <text:p>319232</text:p>
              </table:table-cell>
              <table:table-cell office:value-type="float" office:value="2900562">
                <text:p>2900562</text:p>
              </table:table-cell>
              <table:table-cell office:value-type="float" office:value="3192320">
                <text:p>3192320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91498">
                <text:p>291498</text:p>
              </table:table-cell>
              <table:table-cell office:value-type="float" office:value="320832">
                <text:p>320832</text:p>
              </table:table-cell>
              <table:table-cell office:value-type="float" office:value="2915180">
                <text:p>2915180</text:p>
              </table:table-cell>
              <table:table-cell office:value-type="float" office:value="3208320">
                <text:p>320832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93041">
                <text:p>293041</text:p>
              </table:table-cell>
              <table:table-cell office:value-type="float" office:value="322432">
                <text:p>322432</text:p>
              </table:table-cell>
              <table:table-cell office:value-type="float" office:value="2929729">
                <text:p>2929729</text:p>
              </table:table-cell>
              <table:table-cell office:value-type="float" office:value="3224320">
                <text:p>322432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94453">
                <text:p>294453</text:p>
              </table:table-cell>
              <table:table-cell office:value-type="float" office:value="324032">
                <text:p>324032</text:p>
              </table:table-cell>
              <table:table-cell office:value-type="float" office:value="2944646">
                <text:p>2944646</text:p>
              </table:table-cell>
              <table:table-cell office:value-type="float" office:value="3240320">
                <text:p>324032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95860">
                <text:p>295860</text:p>
              </table:table-cell>
              <table:table-cell office:value-type="float" office:value="325632">
                <text:p>325632</text:p>
              </table:table-cell>
              <table:table-cell office:value-type="float" office:value="2959018">
                <text:p>2959018</text:p>
              </table:table-cell>
              <table:table-cell office:value-type="float" office:value="3256320">
                <text:p>325632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97332">
                <text:p>297332</text:p>
              </table:table-cell>
              <table:table-cell office:value-type="float" office:value="327232">
                <text:p>327232</text:p>
              </table:table-cell>
              <table:table-cell office:value-type="float" office:value="2973614">
                <text:p>2973614</text:p>
              </table:table-cell>
              <table:table-cell office:value-type="float" office:value="3272320">
                <text:p>327232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98871">
                <text:p>298871</text:p>
              </table:table-cell>
              <table:table-cell office:value-type="float" office:value="328832">
                <text:p>328832</text:p>
              </table:table-cell>
              <table:table-cell office:value-type="float" office:value="2988414">
                <text:p>2988414</text:p>
              </table:table-cell>
              <table:table-cell office:value-type="float" office:value="3288320">
                <text:p>328832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00276">
                <text:p>300276</text:p>
              </table:table-cell>
              <table:table-cell office:value-type="float" office:value="330432">
                <text:p>330432</text:p>
              </table:table-cell>
              <table:table-cell office:value-type="float" office:value="3002798">
                <text:p>3002798</text:p>
              </table:table-cell>
              <table:table-cell office:value-type="float" office:value="3304320">
                <text:p>3304320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01771">
                <text:p>301771</text:p>
              </table:table-cell>
              <table:table-cell office:value-type="float" office:value="332032">
                <text:p>332032</text:p>
              </table:table-cell>
              <table:table-cell office:value-type="float" office:value="3017664">
                <text:p>3017664</text:p>
              </table:table-cell>
              <table:table-cell office:value-type="float" office:value="3320320">
                <text:p>332032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303206">
                <text:p>303206</text:p>
              </table:table-cell>
              <table:table-cell office:value-type="float" office:value="333632">
                <text:p>333632</text:p>
              </table:table-cell>
              <table:table-cell office:value-type="float" office:value="3032335">
                <text:p>3032335</text:p>
              </table:table-cell>
              <table:table-cell office:value-type="float" office:value="3336320">
                <text:p>333632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04721">
                <text:p>304721</text:p>
              </table:table-cell>
              <table:table-cell office:value-type="float" office:value="335232">
                <text:p>335232</text:p>
              </table:table-cell>
              <table:table-cell office:value-type="float" office:value="3046828">
                <text:p>3046828</text:p>
              </table:table-cell>
              <table:table-cell office:value-type="float" office:value="3352320">
                <text:p>3352320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06114">
                <text:p>306114</text:p>
              </table:table-cell>
              <table:table-cell office:value-type="float" office:value="336832">
                <text:p>336832</text:p>
              </table:table-cell>
              <table:table-cell office:value-type="float" office:value="3061742">
                <text:p>3061742</text:p>
              </table:table-cell>
              <table:table-cell office:value-type="float" office:value="3368320">
                <text:p>336832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07629">
                <text:p>307629</text:p>
              </table:table-cell>
              <table:table-cell office:value-type="float" office:value="338432">
                <text:p>338432</text:p>
              </table:table-cell>
              <table:table-cell office:value-type="float" office:value="3076286">
                <text:p>3076286</text:p>
              </table:table-cell>
              <table:table-cell office:value-type="float" office:value="3384320">
                <text:p>3384320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09059">
                <text:p>309059</text:p>
              </table:table-cell>
              <table:table-cell office:value-type="float" office:value="340032">
                <text:p>340032</text:p>
              </table:table-cell>
              <table:table-cell office:value-type="float" office:value="3090938">
                <text:p>3090938</text:p>
              </table:table-cell>
              <table:table-cell office:value-type="float" office:value="3400320">
                <text:p>340032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10554">
                <text:p>310554</text:p>
              </table:table-cell>
              <table:table-cell office:value-type="float" office:value="341632">
                <text:p>341632</text:p>
              </table:table-cell>
              <table:table-cell office:value-type="float" office:value="3105632">
                <text:p>3105632</text:p>
              </table:table-cell>
              <table:table-cell office:value-type="float" office:value="3416320">
                <text:p>3416320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12017">
                <text:p>312017</text:p>
              </table:table-cell>
              <table:table-cell office:value-type="float" office:value="343232">
                <text:p>343232</text:p>
              </table:table-cell>
              <table:table-cell office:value-type="float" office:value="3120335">
                <text:p>3120335</text:p>
              </table:table-cell>
              <table:table-cell office:value-type="float" office:value="3432320">
                <text:p>3432320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13486">
                <text:p>313486</text:p>
              </table:table-cell>
              <table:table-cell office:value-type="float" office:value="344832">
                <text:p>344832</text:p>
              </table:table-cell>
              <table:table-cell office:value-type="float" office:value="3134691">
                <text:p>3134691</text:p>
              </table:table-cell>
              <table:table-cell office:value-type="float" office:value="3448320">
                <text:p>3448320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14931">
                <text:p>314931</text:p>
              </table:table-cell>
              <table:table-cell office:value-type="float" office:value="346432">
                <text:p>346432</text:p>
              </table:table-cell>
              <table:table-cell office:value-type="float" office:value="3149429">
                <text:p>3149429</text:p>
              </table:table-cell>
              <table:table-cell office:value-type="float" office:value="3464320">
                <text:p>3464320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16412">
                <text:p>316412</text:p>
              </table:table-cell>
              <table:table-cell office:value-type="float" office:value="348032">
                <text:p>348032</text:p>
              </table:table-cell>
              <table:table-cell office:value-type="float" office:value="3164050">
                <text:p>3164050</text:p>
              </table:table-cell>
              <table:table-cell office:value-type="float" office:value="3480320">
                <text:p>3480320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17879">
                <text:p>317879</text:p>
              </table:table-cell>
              <table:table-cell office:value-type="float" office:value="349632">
                <text:p>349632</text:p>
              </table:table-cell>
              <table:table-cell office:value-type="float" office:value="3178742">
                <text:p>3178742</text:p>
              </table:table-cell>
              <table:table-cell office:value-type="float" office:value="3496320">
                <text:p>349632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19374">
                <text:p>319374</text:p>
              </table:table-cell>
              <table:table-cell office:value-type="float" office:value="351232">
                <text:p>351232</text:p>
              </table:table-cell>
              <table:table-cell office:value-type="float" office:value="3193473">
                <text:p>3193473</text:p>
              </table:table-cell>
              <table:table-cell office:value-type="float" office:value="3512320">
                <text:p>351232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20833">
                <text:p>320833</text:p>
              </table:table-cell>
              <table:table-cell office:value-type="float" office:value="352832">
                <text:p>352832</text:p>
              </table:table-cell>
              <table:table-cell office:value-type="float" office:value="3208256">
                <text:p>3208256</text:p>
              </table:table-cell>
              <table:table-cell office:value-type="float" office:value="3528320">
                <text:p>3528320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22306">
                <text:p>322306</text:p>
              </table:table-cell>
              <table:table-cell office:value-type="float" office:value="354432">
                <text:p>354432</text:p>
              </table:table-cell>
              <table:table-cell office:value-type="float" office:value="3222907">
                <text:p>3222907</text:p>
              </table:table-cell>
              <table:table-cell office:value-type="float" office:value="3544320">
                <text:p>3544320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23731">
                <text:p>323731</text:p>
              </table:table-cell>
              <table:table-cell office:value-type="float" office:value="356032">
                <text:p>356032</text:p>
              </table:table-cell>
              <table:table-cell office:value-type="float" office:value="3237429">
                <text:p>3237429</text:p>
              </table:table-cell>
              <table:table-cell office:value-type="float" office:value="3560320">
                <text:p>356032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25263">
                <text:p>325263</text:p>
              </table:table-cell>
              <table:table-cell office:value-type="float" office:value="357632">
                <text:p>357632</text:p>
              </table:table-cell>
              <table:table-cell office:value-type="float" office:value="3252236">
                <text:p>3252236</text:p>
              </table:table-cell>
              <table:table-cell office:value-type="float" office:value="3576320">
                <text:p>357632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26659">
                <text:p>326659</text:p>
              </table:table-cell>
              <table:table-cell office:value-type="float" office:value="359232">
                <text:p>359232</text:p>
              </table:table-cell>
              <table:table-cell office:value-type="float" office:value="3266710">
                <text:p>3266710</text:p>
              </table:table-cell>
              <table:table-cell office:value-type="float" office:value="3592320">
                <text:p>359232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28154">
                <text:p>328154</text:p>
              </table:table-cell>
              <table:table-cell office:value-type="float" office:value="360832">
                <text:p>360832</text:p>
              </table:table-cell>
              <table:table-cell office:value-type="float" office:value="3281459">
                <text:p>3281459</text:p>
              </table:table-cell>
              <table:table-cell office:value-type="float" office:value="3608320">
                <text:p>3608320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29679">
                <text:p>329679</text:p>
              </table:table-cell>
              <table:table-cell office:value-type="float" office:value="362432">
                <text:p>362432</text:p>
              </table:table-cell>
              <table:table-cell office:value-type="float" office:value="3296539">
                <text:p>3296539</text:p>
              </table:table-cell>
              <table:table-cell office:value-type="float" office:value="3624320">
                <text:p>362432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31131">
                <text:p>331131</text:p>
              </table:table-cell>
              <table:table-cell office:value-type="float" office:value="364032">
                <text:p>364032</text:p>
              </table:table-cell>
              <table:table-cell office:value-type="float" office:value="3311181">
                <text:p>3311181</text:p>
              </table:table-cell>
              <table:table-cell office:value-type="float" office:value="3640320">
                <text:p>3640320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32565">
                <text:p>332565</text:p>
              </table:table-cell>
              <table:table-cell office:value-type="float" office:value="365632">
                <text:p>365632</text:p>
              </table:table-cell>
              <table:table-cell office:value-type="float" office:value="3326029">
                <text:p>3326029</text:p>
              </table:table-cell>
              <table:table-cell office:value-type="float" office:value="3656320">
                <text:p>365632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34088">
                <text:p>334088</text:p>
              </table:table-cell>
              <table:table-cell office:value-type="float" office:value="367232">
                <text:p>367232</text:p>
              </table:table-cell>
              <table:table-cell office:value-type="float" office:value="3340953">
                <text:p>3340953</text:p>
              </table:table-cell>
              <table:table-cell office:value-type="float" office:value="3672320">
                <text:p>3672320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35602">
                <text:p>335602</text:p>
              </table:table-cell>
              <table:table-cell office:value-type="float" office:value="368832">
                <text:p>368832</text:p>
              </table:table-cell>
              <table:table-cell office:value-type="float" office:value="3355688">
                <text:p>3355688</text:p>
              </table:table-cell>
              <table:table-cell office:value-type="float" office:value="3688320">
                <text:p>3688320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37028">
                <text:p>337028</text:p>
              </table:table-cell>
              <table:table-cell office:value-type="float" office:value="370432">
                <text:p>370432</text:p>
              </table:table-cell>
              <table:table-cell office:value-type="float" office:value="3370632">
                <text:p>3370632</text:p>
              </table:table-cell>
              <table:table-cell office:value-type="float" office:value="3704320">
                <text:p>3704320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38532">
                <text:p>338532</text:p>
              </table:table-cell>
              <table:table-cell office:value-type="float" office:value="372032">
                <text:p>372032</text:p>
              </table:table-cell>
              <table:table-cell office:value-type="float" office:value="3385461">
                <text:p>3385461</text:p>
              </table:table-cell>
              <table:table-cell office:value-type="float" office:value="3720320">
                <text:p>372032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40035">
                <text:p>340035</text:p>
              </table:table-cell>
              <table:table-cell office:value-type="float" office:value="373632">
                <text:p>373632</text:p>
              </table:table-cell>
              <table:table-cell office:value-type="float" office:value="3400322">
                <text:p>3400322</text:p>
              </table:table-cell>
              <table:table-cell office:value-type="float" office:value="3736320">
                <text:p>3736320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41528">
                <text:p>341528</text:p>
              </table:table-cell>
              <table:table-cell office:value-type="float" office:value="375232">
                <text:p>375232</text:p>
              </table:table-cell>
              <table:table-cell office:value-type="float" office:value="3415206">
                <text:p>3415206</text:p>
              </table:table-cell>
              <table:table-cell office:value-type="float" office:value="3752320">
                <text:p>3752320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42996">
                <text:p>342996</text:p>
              </table:table-cell>
              <table:table-cell office:value-type="float" office:value="376832">
                <text:p>376832</text:p>
              </table:table-cell>
              <table:table-cell office:value-type="float" office:value="3430110">
                <text:p>3430110</text:p>
              </table:table-cell>
              <table:table-cell office:value-type="float" office:value="3768320">
                <text:p>3768320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44478">
                <text:p>344478</text:p>
              </table:table-cell>
              <table:table-cell office:value-type="float" office:value="378432">
                <text:p>378432</text:p>
              </table:table-cell>
              <table:table-cell office:value-type="float" office:value="3444935">
                <text:p>3444935</text:p>
              </table:table-cell>
              <table:table-cell office:value-type="float" office:value="3784320">
                <text:p>3784320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45929">
                <text:p>345929</text:p>
              </table:table-cell>
              <table:table-cell office:value-type="float" office:value="380032">
                <text:p>380032</text:p>
              </table:table-cell>
              <table:table-cell office:value-type="float" office:value="3459492">
                <text:p>3459492</text:p>
              </table:table-cell>
              <table:table-cell office:value-type="float" office:value="3800320">
                <text:p>3800320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47413">
                <text:p>347413</text:p>
              </table:table-cell>
              <table:table-cell office:value-type="float" office:value="381632">
                <text:p>381632</text:p>
              </table:table-cell>
              <table:table-cell office:value-type="float" office:value="3474536">
                <text:p>3474536</text:p>
              </table:table-cell>
              <table:table-cell office:value-type="float" office:value="3816320">
                <text:p>381632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48934">
                <text:p>348934</text:p>
              </table:table-cell>
              <table:table-cell office:value-type="float" office:value="383232">
                <text:p>383232</text:p>
              </table:table-cell>
              <table:table-cell office:value-type="float" office:value="3489309">
                <text:p>3489309</text:p>
              </table:table-cell>
              <table:table-cell office:value-type="float" office:value="3832320">
                <text:p>383232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50432">
                <text:p>350432</text:p>
              </table:table-cell>
              <table:table-cell office:value-type="float" office:value="384832">
                <text:p>384832</text:p>
              </table:table-cell>
              <table:table-cell office:value-type="float" office:value="3504353">
                <text:p>3504353</text:p>
              </table:table-cell>
              <table:table-cell office:value-type="float" office:value="3848320">
                <text:p>384832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51941">
                <text:p>351941</text:p>
              </table:table-cell>
              <table:table-cell office:value-type="float" office:value="386432">
                <text:p>386432</text:p>
              </table:table-cell>
              <table:table-cell office:value-type="float" office:value="3519227">
                <text:p>3519227</text:p>
              </table:table-cell>
              <table:table-cell office:value-type="float" office:value="3864320">
                <text:p>3864320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53452">
                <text:p>353452</text:p>
              </table:table-cell>
              <table:table-cell office:value-type="float" office:value="388032">
                <text:p>388032</text:p>
              </table:table-cell>
              <table:table-cell office:value-type="float" office:value="3533993">
                <text:p>3533993</text:p>
              </table:table-cell>
              <table:table-cell office:value-type="float" office:value="3880320">
                <text:p>388032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54984">
                <text:p>354984</text:p>
              </table:table-cell>
              <table:table-cell office:value-type="float" office:value="389632">
                <text:p>389632</text:p>
              </table:table-cell>
              <table:table-cell office:value-type="float" office:value="3548929">
                <text:p>3548929</text:p>
              </table:table-cell>
              <table:table-cell office:value-type="float" office:value="3896320">
                <text:p>389632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56415">
                <text:p>356415</text:p>
              </table:table-cell>
              <table:table-cell office:value-type="float" office:value="391232">
                <text:p>391232</text:p>
              </table:table-cell>
              <table:table-cell office:value-type="float" office:value="3563872">
                <text:p>3563872</text:p>
              </table:table-cell>
              <table:table-cell office:value-type="float" office:value="3912320">
                <text:p>3912320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57878">
                <text:p>357878</text:p>
              </table:table-cell>
              <table:table-cell office:value-type="float" office:value="392832">
                <text:p>392832</text:p>
              </table:table-cell>
              <table:table-cell office:value-type="float" office:value="3578740">
                <text:p>3578740</text:p>
              </table:table-cell>
              <table:table-cell office:value-type="float" office:value="3928320">
                <text:p>3928320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59396">
                <text:p>359396</text:p>
              </table:table-cell>
              <table:table-cell office:value-type="float" office:value="394432">
                <text:p>394432</text:p>
              </table:table-cell>
              <table:table-cell office:value-type="float" office:value="3593575">
                <text:p>3593575</text:p>
              </table:table-cell>
              <table:table-cell office:value-type="float" office:value="3944320">
                <text:p>3944320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60852">
                <text:p>360852</text:p>
              </table:table-cell>
              <table:table-cell office:value-type="float" office:value="396032">
                <text:p>396032</text:p>
              </table:table-cell>
              <table:table-cell office:value-type="float" office:value="3608406">
                <text:p>3608406</text:p>
              </table:table-cell>
              <table:table-cell office:value-type="float" office:value="3960320">
                <text:p>3960320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62388">
                <text:p>362388</text:p>
              </table:table-cell>
              <table:table-cell office:value-type="float" office:value="397632">
                <text:p>397632</text:p>
              </table:table-cell>
              <table:table-cell office:value-type="float" office:value="3623494">
                <text:p>3623494</text:p>
              </table:table-cell>
              <table:table-cell office:value-type="float" office:value="3976320">
                <text:p>397632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63784">
                <text:p>363784</text:p>
              </table:table-cell>
              <table:table-cell office:value-type="float" office:value="399232">
                <text:p>399232</text:p>
              </table:table-cell>
              <table:table-cell office:value-type="float" office:value="3638072">
                <text:p>3638072</text:p>
              </table:table-cell>
              <table:table-cell office:value-type="float" office:value="3992320">
                <text:p>3992320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65342">
                <text:p>365342</text:p>
              </table:table-cell>
              <table:table-cell office:value-type="float" office:value="400832">
                <text:p>400832</text:p>
              </table:table-cell>
              <table:table-cell office:value-type="float" office:value="3653230">
                <text:p>3653230</text:p>
              </table:table-cell>
              <table:table-cell office:value-type="float" office:value="4008320">
                <text:p>400832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66784">
                <text:p>366784</text:p>
              </table:table-cell>
              <table:table-cell office:value-type="float" office:value="402432">
                <text:p>402432</text:p>
              </table:table-cell>
              <table:table-cell office:value-type="float" office:value="3667886">
                <text:p>3667886</text:p>
              </table:table-cell>
              <table:table-cell office:value-type="float" office:value="4024320">
                <text:p>4024320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68300">
                <text:p>368300</text:p>
              </table:table-cell>
              <table:table-cell office:value-type="float" office:value="404032">
                <text:p>404032</text:p>
              </table:table-cell>
              <table:table-cell office:value-type="float" office:value="3682819">
                <text:p>3682819</text:p>
              </table:table-cell>
              <table:table-cell office:value-type="float" office:value="4040320">
                <text:p>4040320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369770">
                <text:p>369770</text:p>
              </table:table-cell>
              <table:table-cell office:value-type="float" office:value="405632">
                <text:p>405632</text:p>
              </table:table-cell>
              <table:table-cell office:value-type="float" office:value="3697878">
                <text:p>3697878</text:p>
              </table:table-cell>
              <table:table-cell office:value-type="float" office:value="4056320">
                <text:p>405632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71286">
                <text:p>371286</text:p>
              </table:table-cell>
              <table:table-cell office:value-type="float" office:value="407232">
                <text:p>407232</text:p>
              </table:table-cell>
              <table:table-cell office:value-type="float" office:value="3712530">
                <text:p>3712530</text:p>
              </table:table-cell>
              <table:table-cell office:value-type="float" office:value="4072320">
                <text:p>4072320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72771">
                <text:p>372771</text:p>
              </table:table-cell>
              <table:table-cell office:value-type="float" office:value="408832">
                <text:p>408832</text:p>
              </table:table-cell>
              <table:table-cell office:value-type="float" office:value="3727452">
                <text:p>3727452</text:p>
              </table:table-cell>
              <table:table-cell office:value-type="float" office:value="4088320">
                <text:p>4088320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374250">
                <text:p>374250</text:p>
              </table:table-cell>
              <table:table-cell office:value-type="float" office:value="410432">
                <text:p>410432</text:p>
              </table:table-cell>
              <table:table-cell office:value-type="float" office:value="3742592">
                <text:p>3742592</text:p>
              </table:table-cell>
              <table:table-cell office:value-type="float" office:value="4104320">
                <text:p>4104320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75743">
                <text:p>375743</text:p>
              </table:table-cell>
              <table:table-cell office:value-type="float" office:value="412032">
                <text:p>412032</text:p>
              </table:table-cell>
              <table:table-cell office:value-type="float" office:value="3757419">
                <text:p>3757419</text:p>
              </table:table-cell>
              <table:table-cell office:value-type="float" office:value="4120320">
                <text:p>412032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77181">
                <text:p>377181</text:p>
              </table:table-cell>
              <table:table-cell office:value-type="float" office:value="413632">
                <text:p>413632</text:p>
              </table:table-cell>
              <table:table-cell office:value-type="float" office:value="3772185">
                <text:p>3772185</text:p>
              </table:table-cell>
              <table:table-cell office:value-type="float" office:value="4136320">
                <text:p>413632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78654">
                <text:p>378654</text:p>
              </table:table-cell>
              <table:table-cell office:value-type="float" office:value="415232">
                <text:p>415232</text:p>
              </table:table-cell>
              <table:table-cell office:value-type="float" office:value="3787060">
                <text:p>3787060</text:p>
              </table:table-cell>
              <table:table-cell office:value-type="float" office:value="4152320">
                <text:p>415232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80195">
                <text:p>380195</text:p>
              </table:table-cell>
              <table:table-cell office:value-type="float" office:value="416832">
                <text:p>416832</text:p>
              </table:table-cell>
              <table:table-cell office:value-type="float" office:value="3802037">
                <text:p>3802037</text:p>
              </table:table-cell>
              <table:table-cell office:value-type="float" office:value="4168320">
                <text:p>4168320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81681">
                <text:p>381681</text:p>
              </table:table-cell>
              <table:table-cell office:value-type="float" office:value="418432">
                <text:p>418432</text:p>
              </table:table-cell>
              <table:table-cell office:value-type="float" office:value="3817038">
                <text:p>3817038</text:p>
              </table:table-cell>
              <table:table-cell office:value-type="float" office:value="4184320">
                <text:p>418432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83194">
                <text:p>383194</text:p>
              </table:table-cell>
              <table:table-cell office:value-type="float" office:value="420032">
                <text:p>420032</text:p>
              </table:table-cell>
              <table:table-cell office:value-type="float" office:value="3831716">
                <text:p>3831716</text:p>
              </table:table-cell>
              <table:table-cell office:value-type="float" office:value="4200320">
                <text:p>420032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84667">
                <text:p>384667</text:p>
              </table:table-cell>
              <table:table-cell office:value-type="float" office:value="421632">
                <text:p>421632</text:p>
              </table:table-cell>
              <table:table-cell office:value-type="float" office:value="3846733">
                <text:p>3846733</text:p>
              </table:table-cell>
              <table:table-cell office:value-type="float" office:value="4216320">
                <text:p>4216320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86150">
                <text:p>386150</text:p>
              </table:table-cell>
              <table:table-cell office:value-type="float" office:value="423232">
                <text:p>423232</text:p>
              </table:table-cell>
              <table:table-cell office:value-type="float" office:value="3861632">
                <text:p>3861632</text:p>
              </table:table-cell>
              <table:table-cell office:value-type="float" office:value="4232320">
                <text:p>423232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87624">
                <text:p>387624</text:p>
              </table:table-cell>
              <table:table-cell office:value-type="float" office:value="424832">
                <text:p>424832</text:p>
              </table:table-cell>
              <table:table-cell office:value-type="float" office:value="3876487">
                <text:p>3876487</text:p>
              </table:table-cell>
              <table:table-cell office:value-type="float" office:value="4248320">
                <text:p>4248320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389128">
                <text:p>389128</text:p>
              </table:table-cell>
              <table:table-cell office:value-type="float" office:value="426432">
                <text:p>426432</text:p>
              </table:table-cell>
              <table:table-cell office:value-type="float" office:value="3891324">
                <text:p>3891324</text:p>
              </table:table-cell>
              <table:table-cell office:value-type="float" office:value="4264320">
                <text:p>426432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90652">
                <text:p>390652</text:p>
              </table:table-cell>
              <table:table-cell office:value-type="float" office:value="428032">
                <text:p>428032</text:p>
              </table:table-cell>
              <table:table-cell office:value-type="float" office:value="3906331">
                <text:p>3906331</text:p>
              </table:table-cell>
              <table:table-cell office:value-type="float" office:value="4280320">
                <text:p>428032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92156">
                <text:p>392156</text:p>
              </table:table-cell>
              <table:table-cell office:value-type="float" office:value="429632">
                <text:p>429632</text:p>
              </table:table-cell>
              <table:table-cell office:value-type="float" office:value="3921193">
                <text:p>3921193</text:p>
              </table:table-cell>
              <table:table-cell office:value-type="float" office:value="4296320">
                <text:p>429632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93645">
                <text:p>393645</text:p>
              </table:table-cell>
              <table:table-cell office:value-type="float" office:value="431232">
                <text:p>431232</text:p>
              </table:table-cell>
              <table:table-cell office:value-type="float" office:value="3936286">
                <text:p>3936286</text:p>
              </table:table-cell>
              <table:table-cell office:value-type="float" office:value="4312320">
                <text:p>4312320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395175">
                <text:p>395175</text:p>
              </table:table-cell>
              <table:table-cell office:value-type="float" office:value="432832">
                <text:p>432832</text:p>
              </table:table-cell>
              <table:table-cell office:value-type="float" office:value="3951168">
                <text:p>3951168</text:p>
              </table:table-cell>
              <table:table-cell office:value-type="float" office:value="4328320">
                <text:p>4328320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96634">
                <text:p>396634</text:p>
              </table:table-cell>
              <table:table-cell office:value-type="float" office:value="434432">
                <text:p>434432</text:p>
              </table:table-cell>
              <table:table-cell office:value-type="float" office:value="3966327">
                <text:p>3966327</text:p>
              </table:table-cell>
              <table:table-cell office:value-type="float" office:value="4344320">
                <text:p>434432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98124">
                <text:p>398124</text:p>
              </table:table-cell>
              <table:table-cell office:value-type="float" office:value="436032">
                <text:p>436032</text:p>
              </table:table-cell>
              <table:table-cell office:value-type="float" office:value="3981286">
                <text:p>3981286</text:p>
              </table:table-cell>
              <table:table-cell office:value-type="float" office:value="4360320">
                <text:p>4360320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99650">
                <text:p>399650</text:p>
              </table:table-cell>
              <table:table-cell office:value-type="float" office:value="437632">
                <text:p>437632</text:p>
              </table:table-cell>
              <table:table-cell office:value-type="float" office:value="3996366">
                <text:p>3996366</text:p>
              </table:table-cell>
              <table:table-cell office:value-type="float" office:value="4376320">
                <text:p>437632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01141">
                <text:p>401141</text:p>
              </table:table-cell>
              <table:table-cell office:value-type="float" office:value="439232">
                <text:p>439232</text:p>
              </table:table-cell>
              <table:table-cell office:value-type="float" office:value="4011230">
                <text:p>4011230</text:p>
              </table:table-cell>
              <table:table-cell office:value-type="float" office:value="4392320">
                <text:p>439232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402606">
                <text:p>402606</text:p>
              </table:table-cell>
              <table:table-cell office:value-type="float" office:value="440832">
                <text:p>440832</text:p>
              </table:table-cell>
              <table:table-cell office:value-type="float" office:value="4026150">
                <text:p>4026150</text:p>
              </table:table-cell>
              <table:table-cell office:value-type="float" office:value="4408320">
                <text:p>4408320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404095">
                <text:p>404095</text:p>
              </table:table-cell>
              <table:table-cell office:value-type="float" office:value="442432">
                <text:p>442432</text:p>
              </table:table-cell>
              <table:table-cell office:value-type="float" office:value="4041103">
                <text:p>4041103</text:p>
              </table:table-cell>
              <table:table-cell office:value-type="float" office:value="4424320">
                <text:p>442432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405578">
                <text:p>405578</text:p>
              </table:table-cell>
              <table:table-cell office:value-type="float" office:value="444032">
                <text:p>444032</text:p>
              </table:table-cell>
              <table:table-cell office:value-type="float" office:value="4056084">
                <text:p>4056084</text:p>
              </table:table-cell>
              <table:table-cell office:value-type="float" office:value="4440320">
                <text:p>444032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407113">
                <text:p>407113</text:p>
              </table:table-cell>
              <table:table-cell office:value-type="float" office:value="445632">
                <text:p>445632</text:p>
              </table:table-cell>
              <table:table-cell office:value-type="float" office:value="4070938">
                <text:p>4070938</text:p>
              </table:table-cell>
              <table:table-cell office:value-type="float" office:value="4456320">
                <text:p>445632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08633">
                <text:p>408633</text:p>
              </table:table-cell>
              <table:table-cell office:value-type="float" office:value="447232">
                <text:p>447232</text:p>
              </table:table-cell>
              <table:table-cell office:value-type="float" office:value="4085913">
                <text:p>4085913</text:p>
              </table:table-cell>
              <table:table-cell office:value-type="float" office:value="4472320">
                <text:p>4472320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410107">
                <text:p>410107</text:p>
              </table:table-cell>
              <table:table-cell office:value-type="float" office:value="448832">
                <text:p>448832</text:p>
              </table:table-cell>
              <table:table-cell office:value-type="float" office:value="4101048">
                <text:p>4101048</text:p>
              </table:table-cell>
              <table:table-cell office:value-type="float" office:value="4488320">
                <text:p>448832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411622">
                <text:p>411622</text:p>
              </table:table-cell>
              <table:table-cell office:value-type="float" office:value="450432">
                <text:p>450432</text:p>
              </table:table-cell>
              <table:table-cell office:value-type="float" office:value="4115864">
                <text:p>4115864</text:p>
              </table:table-cell>
              <table:table-cell office:value-type="float" office:value="4504320">
                <text:p>4504320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413087">
                <text:p>413087</text:p>
              </table:table-cell>
              <table:table-cell office:value-type="float" office:value="452032">
                <text:p>452032</text:p>
              </table:table-cell>
              <table:table-cell office:value-type="float" office:value="4130774">
                <text:p>4130774</text:p>
              </table:table-cell>
              <table:table-cell office:value-type="float" office:value="4520320">
                <text:p>4520320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414621">
                <text:p>414621</text:p>
              </table:table-cell>
              <table:table-cell office:value-type="float" office:value="453632">
                <text:p>453632</text:p>
              </table:table-cell>
              <table:table-cell office:value-type="float" office:value="4145711">
                <text:p>4145711</text:p>
              </table:table-cell>
              <table:table-cell office:value-type="float" office:value="4536320">
                <text:p>4536320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16133">
                <text:p>416133</text:p>
              </table:table-cell>
              <table:table-cell office:value-type="float" office:value="455232">
                <text:p>455232</text:p>
              </table:table-cell>
              <table:table-cell office:value-type="float" office:value="4160601">
                <text:p>4160601</text:p>
              </table:table-cell>
              <table:table-cell office:value-type="float" office:value="4552320">
                <text:p>4552320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417538">
                <text:p>417538</text:p>
              </table:table-cell>
              <table:table-cell office:value-type="float" office:value="456832">
                <text:p>456832</text:p>
              </table:table-cell>
              <table:table-cell office:value-type="float" office:value="4175794">
                <text:p>4175794</text:p>
              </table:table-cell>
              <table:table-cell office:value-type="float" office:value="4568320">
                <text:p>4568320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419083">
                <text:p>419083</text:p>
              </table:table-cell>
              <table:table-cell office:value-type="float" office:value="458432">
                <text:p>458432</text:p>
              </table:table-cell>
              <table:table-cell office:value-type="float" office:value="4190922">
                <text:p>4190922</text:p>
              </table:table-cell>
              <table:table-cell office:value-type="float" office:value="4584320">
                <text:p>4584320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420566">
                <text:p>420566</text:p>
              </table:table-cell>
              <table:table-cell office:value-type="float" office:value="460032">
                <text:p>460032</text:p>
              </table:table-cell>
              <table:table-cell office:value-type="float" office:value="4205779">
                <text:p>4205779</text:p>
              </table:table-cell>
              <table:table-cell office:value-type="float" office:value="4600320">
                <text:p>4600320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422062">
                <text:p>422062</text:p>
              </table:table-cell>
              <table:table-cell office:value-type="float" office:value="461632">
                <text:p>461632</text:p>
              </table:table-cell>
              <table:table-cell office:value-type="float" office:value="4220827">
                <text:p>4220827</text:p>
              </table:table-cell>
              <table:table-cell office:value-type="float" office:value="4616320">
                <text:p>461632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23540">
                <text:p>423540</text:p>
              </table:table-cell>
              <table:table-cell office:value-type="float" office:value="463232">
                <text:p>463232</text:p>
              </table:table-cell>
              <table:table-cell office:value-type="float" office:value="4235735">
                <text:p>4235735</text:p>
              </table:table-cell>
              <table:table-cell office:value-type="float" office:value="4632320">
                <text:p>4632320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425040">
                <text:p>425040</text:p>
              </table:table-cell>
              <table:table-cell office:value-type="float" office:value="464832">
                <text:p>464832</text:p>
              </table:table-cell>
              <table:table-cell office:value-type="float" office:value="4250805">
                <text:p>4250805</text:p>
              </table:table-cell>
              <table:table-cell office:value-type="float" office:value="4648320">
                <text:p>4648320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426566">
                <text:p>426566</text:p>
              </table:table-cell>
              <table:table-cell office:value-type="float" office:value="466432">
                <text:p>466432</text:p>
              </table:table-cell>
              <table:table-cell office:value-type="float" office:value="4265720">
                <text:p>4265720</text:p>
              </table:table-cell>
              <table:table-cell office:value-type="float" office:value="4664320">
                <text:p>466432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428070">
                <text:p>428070</text:p>
              </table:table-cell>
              <table:table-cell office:value-type="float" office:value="468032">
                <text:p>468032</text:p>
              </table:table-cell>
              <table:table-cell office:value-type="float" office:value="4280755">
                <text:p>4280755</text:p>
              </table:table-cell>
              <table:table-cell office:value-type="float" office:value="4680320">
                <text:p>4680320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429518">
                <text:p>429518</text:p>
              </table:table-cell>
              <table:table-cell office:value-type="float" office:value="469632">
                <text:p>469632</text:p>
              </table:table-cell>
              <table:table-cell office:value-type="float" office:value="4295796">
                <text:p>4295796</text:p>
              </table:table-cell>
              <table:table-cell office:value-type="float" office:value="4696320">
                <text:p>469632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31124">
                <text:p>431124</text:p>
              </table:table-cell>
              <table:table-cell office:value-type="float" office:value="471232">
                <text:p>471232</text:p>
              </table:table-cell>
              <table:table-cell office:value-type="float" office:value="4310802">
                <text:p>4310802</text:p>
              </table:table-cell>
              <table:table-cell office:value-type="float" office:value="4712320">
                <text:p>4712320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432577">
                <text:p>432577</text:p>
              </table:table-cell>
              <table:table-cell office:value-type="float" office:value="472832">
                <text:p>472832</text:p>
              </table:table-cell>
              <table:table-cell office:value-type="float" office:value="4325901">
                <text:p>4325901</text:p>
              </table:table-cell>
              <table:table-cell office:value-type="float" office:value="4728320">
                <text:p>4728320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434039">
                <text:p>434039</text:p>
              </table:table-cell>
              <table:table-cell office:value-type="float" office:value="474432">
                <text:p>474432</text:p>
              </table:table-cell>
              <table:table-cell office:value-type="float" office:value="4340725">
                <text:p>4340725</text:p>
              </table:table-cell>
              <table:table-cell office:value-type="float" office:value="4744320">
                <text:p>4744320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435556">
                <text:p>435556</text:p>
              </table:table-cell>
              <table:table-cell office:value-type="float" office:value="476032">
                <text:p>476032</text:p>
              </table:table-cell>
              <table:table-cell office:value-type="float" office:value="4355645">
                <text:p>4355645</text:p>
              </table:table-cell>
              <table:table-cell office:value-type="float" office:value="4760320">
                <text:p>476032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437040">
                <text:p>437040</text:p>
              </table:table-cell>
              <table:table-cell office:value-type="float" office:value="477632">
                <text:p>477632</text:p>
              </table:table-cell>
              <table:table-cell office:value-type="float" office:value="4370753">
                <text:p>4370753</text:p>
              </table:table-cell>
              <table:table-cell office:value-type="float" office:value="4776320">
                <text:p>477632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38562">
                <text:p>438562</text:p>
              </table:table-cell>
              <table:table-cell office:value-type="float" office:value="479232">
                <text:p>479232</text:p>
              </table:table-cell>
              <table:table-cell office:value-type="float" office:value="4385778">
                <text:p>4385778</text:p>
              </table:table-cell>
              <table:table-cell office:value-type="float" office:value="4792320">
                <text:p>4792320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440068">
                <text:p>440068</text:p>
              </table:table-cell>
              <table:table-cell office:value-type="float" office:value="480832">
                <text:p>480832</text:p>
              </table:table-cell>
              <table:table-cell office:value-type="float" office:value="4400645">
                <text:p>4400645</text:p>
              </table:table-cell>
              <table:table-cell office:value-type="float" office:value="4808320">
                <text:p>4808320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441600">
                <text:p>441600</text:p>
              </table:table-cell>
              <table:table-cell office:value-type="float" office:value="482432">
                <text:p>482432</text:p>
              </table:table-cell>
              <table:table-cell office:value-type="float" office:value="4415837">
                <text:p>4415837</text:p>
              </table:table-cell>
              <table:table-cell office:value-type="float" office:value="4824320">
                <text:p>4824320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443055">
                <text:p>443055</text:p>
              </table:table-cell>
              <table:table-cell office:value-type="float" office:value="484032">
                <text:p>484032</text:p>
              </table:table-cell>
              <table:table-cell office:value-type="float" office:value="4430532">
                <text:p>4430532</text:p>
              </table:table-cell>
              <table:table-cell office:value-type="float" office:value="4840320">
                <text:p>4840320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444591">
                <text:p>444591</text:p>
              </table:table-cell>
              <table:table-cell office:value-type="float" office:value="485632">
                <text:p>485632</text:p>
              </table:table-cell>
              <table:table-cell office:value-type="float" office:value="4445487">
                <text:p>4445487</text:p>
              </table:table-cell>
              <table:table-cell office:value-type="float" office:value="4856320">
                <text:p>485632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46076">
                <text:p>446076</text:p>
              </table:table-cell>
              <table:table-cell office:value-type="float" office:value="487232">
                <text:p>487232</text:p>
              </table:table-cell>
              <table:table-cell office:value-type="float" office:value="4460708">
                <text:p>4460708</text:p>
              </table:table-cell>
              <table:table-cell office:value-type="float" office:value="4872320">
                <text:p>4872320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447569">
                <text:p>447569</text:p>
              </table:table-cell>
              <table:table-cell office:value-type="float" office:value="488832">
                <text:p>488832</text:p>
              </table:table-cell>
              <table:table-cell office:value-type="float" office:value="4475807">
                <text:p>4475807</text:p>
              </table:table-cell>
              <table:table-cell office:value-type="float" office:value="4888320">
                <text:p>488832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449053">
                <text:p>449053</text:p>
              </table:table-cell>
              <table:table-cell office:value-type="float" office:value="490432">
                <text:p>490432</text:p>
              </table:table-cell>
              <table:table-cell office:value-type="float" office:value="4490624">
                <text:p>4490624</text:p>
              </table:table-cell>
              <table:table-cell office:value-type="float" office:value="4904320">
                <text:p>4904320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450559">
                <text:p>450559</text:p>
              </table:table-cell>
              <table:table-cell office:value-type="float" office:value="492064">
                <text:p>492064</text:p>
              </table:table-cell>
              <table:table-cell office:value-type="float" office:value="4505768">
                <text:p>4505768</text:p>
              </table:table-cell>
              <table:table-cell office:value-type="float" office:value="4920640">
                <text:p>492064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452172">
                <text:p>452172</text:p>
              </table:table-cell>
              <table:table-cell office:value-type="float" office:value="493764">
                <text:p>493764</text:p>
              </table:table-cell>
              <table:table-cell office:value-type="float" office:value="4521341">
                <text:p>4521341</text:p>
              </table:table-cell>
              <table:table-cell office:value-type="float" office:value="4937640">
                <text:p>493764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53632">
                <text:p>453632</text:p>
              </table:table-cell>
              <table:table-cell office:value-type="float" office:value="495464">
                <text:p>495464</text:p>
              </table:table-cell>
              <table:table-cell office:value-type="float" office:value="4536610">
                <text:p>4536610</text:p>
              </table:table-cell>
              <table:table-cell office:value-type="float" office:value="4954640">
                <text:p>4954640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455266">
                <text:p>455266</text:p>
              </table:table-cell>
              <table:table-cell office:value-type="float" office:value="497164">
                <text:p>497164</text:p>
              </table:table-cell>
              <table:table-cell office:value-type="float" office:value="4552110">
                <text:p>4552110</text:p>
              </table:table-cell>
              <table:table-cell office:value-type="float" office:value="4971640">
                <text:p>4971640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456751">
                <text:p>456751</text:p>
              </table:table-cell>
              <table:table-cell office:value-type="float" office:value="498864">
                <text:p>498864</text:p>
              </table:table-cell>
              <table:table-cell office:value-type="float" office:value="4567110">
                <text:p>4567110</text:p>
              </table:table-cell>
              <table:table-cell office:value-type="float" office:value="4988640">
                <text:p>4988640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458299">
                <text:p>458299</text:p>
              </table:table-cell>
              <table:table-cell office:value-type="float" office:value="500564">
                <text:p>500564</text:p>
              </table:table-cell>
              <table:table-cell office:value-type="float" office:value="4582865">
                <text:p>4582865</text:p>
              </table:table-cell>
              <table:table-cell office:value-type="float" office:value="5005640">
                <text:p>500564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459805">
                <text:p>459805</text:p>
              </table:table-cell>
              <table:table-cell office:value-type="float" office:value="502264">
                <text:p>502264</text:p>
              </table:table-cell>
              <table:table-cell office:value-type="float" office:value="4598218">
                <text:p>4598218</text:p>
              </table:table-cell>
              <table:table-cell office:value-type="float" office:value="5022640">
                <text:p>5022640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61388">
                <text:p>461388</text:p>
              </table:table-cell>
              <table:table-cell office:value-type="float" office:value="503964">
                <text:p>503964</text:p>
              </table:table-cell>
              <table:table-cell office:value-type="float" office:value="4613647">
                <text:p>4613647</text:p>
              </table:table-cell>
              <table:table-cell office:value-type="float" office:value="5039640">
                <text:p>5039640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462919">
                <text:p>462919</text:p>
              </table:table-cell>
              <table:table-cell office:value-type="float" office:value="505664">
                <text:p>505664</text:p>
              </table:table-cell>
              <table:table-cell office:value-type="float" office:value="4628861">
                <text:p>4628861</text:p>
              </table:table-cell>
              <table:table-cell office:value-type="float" office:value="5056640">
                <text:p>5056640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464465">
                <text:p>464465</text:p>
              </table:table-cell>
              <table:table-cell office:value-type="float" office:value="507364">
                <text:p>507364</text:p>
              </table:table-cell>
              <table:table-cell office:value-type="float" office:value="4644516">
                <text:p>4644516</text:p>
              </table:table-cell>
              <table:table-cell office:value-type="float" office:value="5073640">
                <text:p>5073640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465982">
                <text:p>465982</text:p>
              </table:table-cell>
              <table:table-cell office:value-type="float" office:value="509064">
                <text:p>509064</text:p>
              </table:table-cell>
              <table:table-cell office:value-type="float" office:value="4659750">
                <text:p>4659750</text:p>
              </table:table-cell>
              <table:table-cell office:value-type="float" office:value="5090640">
                <text:p>5090640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467464">
                <text:p>467464</text:p>
              </table:table-cell>
              <table:table-cell office:value-type="float" office:value="510764">
                <text:p>510764</text:p>
              </table:table-cell>
              <table:table-cell office:value-type="float" office:value="4675320">
                <text:p>4675320</text:p>
              </table:table-cell>
              <table:table-cell office:value-type="float" office:value="5107640">
                <text:p>510764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69143">
                <text:p>469143</text:p>
              </table:table-cell>
              <table:table-cell office:value-type="float" office:value="512464">
                <text:p>512464</text:p>
              </table:table-cell>
              <table:table-cell office:value-type="float" office:value="4690636">
                <text:p>4690636</text:p>
              </table:table-cell>
              <table:table-cell office:value-type="float" office:value="5124640">
                <text:p>5124640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470591">
                <text:p>470591</text:p>
              </table:table-cell>
              <table:table-cell office:value-type="float" office:value="514164">
                <text:p>514164</text:p>
              </table:table-cell>
              <table:table-cell office:value-type="float" office:value="4706131">
                <text:p>4706131</text:p>
              </table:table-cell>
              <table:table-cell office:value-type="float" office:value="5141640">
                <text:p>5141640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472138">
                <text:p>472138</text:p>
              </table:table-cell>
              <table:table-cell office:value-type="float" office:value="515864">
                <text:p>515864</text:p>
              </table:table-cell>
              <table:table-cell office:value-type="float" office:value="4721627">
                <text:p>4721627</text:p>
              </table:table-cell>
              <table:table-cell office:value-type="float" office:value="5158640">
                <text:p>5158640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473697">
                <text:p>473697</text:p>
              </table:table-cell>
              <table:table-cell office:value-type="float" office:value="517564">
                <text:p>517564</text:p>
              </table:table-cell>
              <table:table-cell office:value-type="float" office:value="4736910">
                <text:p>4736910</text:p>
              </table:table-cell>
              <table:table-cell office:value-type="float" office:value="5175640">
                <text:p>5175640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475262">
                <text:p>475262</text:p>
              </table:table-cell>
              <table:table-cell office:value-type="float" office:value="519264">
                <text:p>519264</text:p>
              </table:table-cell>
              <table:table-cell office:value-type="float" office:value="4752278">
                <text:p>4752278</text:p>
              </table:table-cell>
              <table:table-cell office:value-type="float" office:value="5192640">
                <text:p>5192640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476723">
                <text:p>476723</text:p>
              </table:table-cell>
              <table:table-cell office:value-type="float" office:value="520964">
                <text:p>520964</text:p>
              </table:table-cell>
              <table:table-cell office:value-type="float" office:value="4767658">
                <text:p>4767658</text:p>
              </table:table-cell>
              <table:table-cell office:value-type="float" office:value="5209640">
                <text:p>5209640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478271">
                <text:p>478271</text:p>
              </table:table-cell>
              <table:table-cell office:value-type="float" office:value="522664">
                <text:p>522664</text:p>
              </table:table-cell>
              <table:table-cell office:value-type="float" office:value="4783095">
                <text:p>4783095</text:p>
              </table:table-cell>
              <table:table-cell office:value-type="float" office:value="5226640">
                <text:p>522664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479837">
                <text:p>479837</text:p>
              </table:table-cell>
              <table:table-cell office:value-type="float" office:value="524364">
                <text:p>524364</text:p>
              </table:table-cell>
              <table:table-cell office:value-type="float" office:value="4798610">
                <text:p>4798610</text:p>
              </table:table-cell>
              <table:table-cell office:value-type="float" office:value="5243640">
                <text:p>5243640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481328">
                <text:p>481328</text:p>
              </table:table-cell>
              <table:table-cell office:value-type="float" office:value="526064">
                <text:p>526064</text:p>
              </table:table-cell>
              <table:table-cell office:value-type="float" office:value="4814100">
                <text:p>4814100</text:p>
              </table:table-cell>
              <table:table-cell office:value-type="float" office:value="5260640">
                <text:p>5260640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483047">
                <text:p>483047</text:p>
              </table:table-cell>
              <table:table-cell office:value-type="float" office:value="527764">
                <text:p>527764</text:p>
              </table:table-cell>
              <table:table-cell office:value-type="float" office:value="4829572">
                <text:p>4829572</text:p>
              </table:table-cell>
              <table:table-cell office:value-type="float" office:value="5277640">
                <text:p>527764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84525">
                <text:p>484525</text:p>
              </table:table-cell>
              <table:table-cell office:value-type="float" office:value="529464">
                <text:p>529464</text:p>
              </table:table-cell>
              <table:table-cell office:value-type="float" office:value="4844776">
                <text:p>4844776</text:p>
              </table:table-cell>
              <table:table-cell office:value-type="float" office:value="5294640">
                <text:p>5294640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486004">
                <text:p>486004</text:p>
              </table:table-cell>
              <table:table-cell office:value-type="float" office:value="531164">
                <text:p>531164</text:p>
              </table:table-cell>
              <table:table-cell office:value-type="float" office:value="4860186">
                <text:p>4860186</text:p>
              </table:table-cell>
              <table:table-cell office:value-type="float" office:value="5311640">
                <text:p>5311640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487574">
                <text:p>487574</text:p>
              </table:table-cell>
              <table:table-cell office:value-type="float" office:value="532864">
                <text:p>532864</text:p>
              </table:table-cell>
              <table:table-cell office:value-type="float" office:value="4875710">
                <text:p>4875710</text:p>
              </table:table-cell>
              <table:table-cell office:value-type="float" office:value="5328640">
                <text:p>5328640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489122">
                <text:p>489122</text:p>
              </table:table-cell>
              <table:table-cell office:value-type="float" office:value="534564">
                <text:p>534564</text:p>
              </table:table-cell>
              <table:table-cell office:value-type="float" office:value="4891076">
                <text:p>4891076</text:p>
              </table:table-cell>
              <table:table-cell office:value-type="float" office:value="5345640">
                <text:p>5345640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490649">
                <text:p>490649</text:p>
              </table:table-cell>
              <table:table-cell office:value-type="float" office:value="536264">
                <text:p>536264</text:p>
              </table:table-cell>
              <table:table-cell office:value-type="float" office:value="4906546">
                <text:p>4906546</text:p>
              </table:table-cell>
              <table:table-cell office:value-type="float" office:value="5362640">
                <text:p>5362640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492191">
                <text:p>492191</text:p>
              </table:table-cell>
              <table:table-cell office:value-type="float" office:value="537964">
                <text:p>537964</text:p>
              </table:table-cell>
              <table:table-cell office:value-type="float" office:value="4921781">
                <text:p>4921781</text:p>
              </table:table-cell>
              <table:table-cell office:value-type="float" office:value="5379640">
                <text:p>5379640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493741">
                <text:p>493741</text:p>
              </table:table-cell>
              <table:table-cell office:value-type="float" office:value="539664">
                <text:p>539664</text:p>
              </table:table-cell>
              <table:table-cell office:value-type="float" office:value="4937220">
                <text:p>4937220</text:p>
              </table:table-cell>
              <table:table-cell office:value-type="float" office:value="5396640">
                <text:p>5396640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495275">
                <text:p>495275</text:p>
              </table:table-cell>
              <table:table-cell office:value-type="float" office:value="541364">
                <text:p>541364</text:p>
              </table:table-cell>
              <table:table-cell office:value-type="float" office:value="4952820">
                <text:p>4952820</text:p>
              </table:table-cell>
              <table:table-cell office:value-type="float" office:value="5413640">
                <text:p>5413640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496819">
                <text:p>496819</text:p>
              </table:table-cell>
              <table:table-cell office:value-type="float" office:value="543064">
                <text:p>543064</text:p>
              </table:table-cell>
              <table:table-cell office:value-type="float" office:value="4968227">
                <text:p>4968227</text:p>
              </table:table-cell>
              <table:table-cell office:value-type="float" office:value="5430640">
                <text:p>5430640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498356">
                <text:p>498356</text:p>
              </table:table-cell>
              <table:table-cell office:value-type="float" office:value="544764">
                <text:p>544764</text:p>
              </table:table-cell>
              <table:table-cell office:value-type="float" office:value="4983646">
                <text:p>4983646</text:p>
              </table:table-cell>
              <table:table-cell office:value-type="float" office:value="5447640">
                <text:p>544764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499914">
                <text:p>499914</text:p>
              </table:table-cell>
              <table:table-cell office:value-type="float" office:value="546464">
                <text:p>546464</text:p>
              </table:table-cell>
              <table:table-cell office:value-type="float" office:value="4999075">
                <text:p>4999075</text:p>
              </table:table-cell>
              <table:table-cell office:value-type="float" office:value="5464640">
                <text:p>5464640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501428">
                <text:p>501428</text:p>
              </table:table-cell>
              <table:table-cell office:value-type="float" office:value="548164">
                <text:p>548164</text:p>
              </table:table-cell>
              <table:table-cell office:value-type="float" office:value="5014478">
                <text:p>5014478</text:p>
              </table:table-cell>
              <table:table-cell office:value-type="float" office:value="5481640">
                <text:p>5481640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502959">
                <text:p>502959</text:p>
              </table:table-cell>
              <table:table-cell office:value-type="float" office:value="549864">
                <text:p>549864</text:p>
              </table:table-cell>
              <table:table-cell office:value-type="float" office:value="5029886">
                <text:p>5029886</text:p>
              </table:table-cell>
              <table:table-cell office:value-type="float" office:value="5498640">
                <text:p>5498640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504547">
                <text:p>504547</text:p>
              </table:table-cell>
              <table:table-cell office:value-type="float" office:value="551564">
                <text:p>551564</text:p>
              </table:table-cell>
              <table:table-cell office:value-type="float" office:value="5045270">
                <text:p>5045270</text:p>
              </table:table-cell>
              <table:table-cell office:value-type="float" office:value="5515640">
                <text:p>5515640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506055">
                <text:p>506055</text:p>
              </table:table-cell>
              <table:table-cell office:value-type="float" office:value="553264">
                <text:p>553264</text:p>
              </table:table-cell>
              <table:table-cell office:value-type="float" office:value="5060579">
                <text:p>5060579</text:p>
              </table:table-cell>
              <table:table-cell office:value-type="float" office:value="5532640">
                <text:p>5532640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507651">
                <text:p>507651</text:p>
              </table:table-cell>
              <table:table-cell office:value-type="float" office:value="554964">
                <text:p>554964</text:p>
              </table:table-cell>
              <table:table-cell office:value-type="float" office:value="5076188">
                <text:p>5076188</text:p>
              </table:table-cell>
              <table:table-cell office:value-type="float" office:value="5549640">
                <text:p>5549640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509182">
                <text:p>509182</text:p>
              </table:table-cell>
              <table:table-cell office:value-type="float" office:value="556664">
                <text:p>556664</text:p>
              </table:table-cell>
              <table:table-cell office:value-type="float" office:value="5091778">
                <text:p>5091778</text:p>
              </table:table-cell>
              <table:table-cell office:value-type="float" office:value="5566640">
                <text:p>5566640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510672">
                <text:p>510672</text:p>
              </table:table-cell>
              <table:table-cell office:value-type="float" office:value="558364">
                <text:p>558364</text:p>
              </table:table-cell>
              <table:table-cell office:value-type="float" office:value="5106955">
                <text:p>5106955</text:p>
              </table:table-cell>
              <table:table-cell office:value-type="float" office:value="5583640">
                <text:p>5583640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512184">
                <text:p>512184</text:p>
              </table:table-cell>
              <table:table-cell office:value-type="float" office:value="560064">
                <text:p>560064</text:p>
              </table:table-cell>
              <table:table-cell office:value-type="float" office:value="5122746">
                <text:p>5122746</text:p>
              </table:table-cell>
              <table:table-cell office:value-type="float" office:value="5600640">
                <text:p>5600640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513814">
                <text:p>513814</text:p>
              </table:table-cell>
              <table:table-cell office:value-type="float" office:value="561764">
                <text:p>561764</text:p>
              </table:table-cell>
              <table:table-cell office:value-type="float" office:value="5137924">
                <text:p>5137924</text:p>
              </table:table-cell>
              <table:table-cell office:value-type="float" office:value="5617640">
                <text:p>561764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515390">
                <text:p>515390</text:p>
              </table:table-cell>
              <table:table-cell office:value-type="float" office:value="563464">
                <text:p>563464</text:p>
              </table:table-cell>
              <table:table-cell office:value-type="float" office:value="5153560">
                <text:p>5153560</text:p>
              </table:table-cell>
              <table:table-cell office:value-type="float" office:value="5634640">
                <text:p>5634640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516873">
                <text:p>516873</text:p>
              </table:table-cell>
              <table:table-cell office:value-type="float" office:value="565164">
                <text:p>565164</text:p>
              </table:table-cell>
              <table:table-cell office:value-type="float" office:value="5168910">
                <text:p>5168910</text:p>
              </table:table-cell>
              <table:table-cell office:value-type="float" office:value="5651640">
                <text:p>5651640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518410">
                <text:p>518410</text:p>
              </table:table-cell>
              <table:table-cell office:value-type="float" office:value="566864">
                <text:p>566864</text:p>
              </table:table-cell>
              <table:table-cell office:value-type="float" office:value="5184081">
                <text:p>5184081</text:p>
              </table:table-cell>
              <table:table-cell office:value-type="float" office:value="5668640">
                <text:p>5668640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520058">
                <text:p>520058</text:p>
              </table:table-cell>
              <table:table-cell office:value-type="float" office:value="568564">
                <text:p>568564</text:p>
              </table:table-cell>
              <table:table-cell office:value-type="float" office:value="5199806">
                <text:p>5199806</text:p>
              </table:table-cell>
              <table:table-cell office:value-type="float" office:value="5685640">
                <text:p>5685640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521516">
                <text:p>521516</text:p>
              </table:table-cell>
              <table:table-cell office:value-type="float" office:value="570264">
                <text:p>570264</text:p>
              </table:table-cell>
              <table:table-cell office:value-type="float" office:value="5215219">
                <text:p>5215219</text:p>
              </table:table-cell>
              <table:table-cell office:value-type="float" office:value="5702640">
                <text:p>5702640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523085">
                <text:p>523085</text:p>
              </table:table-cell>
              <table:table-cell office:value-type="float" office:value="571964">
                <text:p>571964</text:p>
              </table:table-cell>
              <table:table-cell office:value-type="float" office:value="5230628">
                <text:p>5230628</text:p>
              </table:table-cell>
              <table:table-cell office:value-type="float" office:value="5719640">
                <text:p>5719640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524657">
                <text:p>524657</text:p>
              </table:table-cell>
              <table:table-cell office:value-type="float" office:value="573664">
                <text:p>573664</text:p>
              </table:table-cell>
              <table:table-cell office:value-type="float" office:value="5246188">
                <text:p>5246188</text:p>
              </table:table-cell>
              <table:table-cell office:value-type="float" office:value="5736640">
                <text:p>5736640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526084">
                <text:p>526084</text:p>
              </table:table-cell>
              <table:table-cell office:value-type="float" office:value="575364">
                <text:p>575364</text:p>
              </table:table-cell>
              <table:table-cell office:value-type="float" office:value="5261549">
                <text:p>5261549</text:p>
              </table:table-cell>
              <table:table-cell office:value-type="float" office:value="5753640">
                <text:p>5753640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527764">
                <text:p>527764</text:p>
              </table:table-cell>
              <table:table-cell office:value-type="float" office:value="577064">
                <text:p>577064</text:p>
              </table:table-cell>
              <table:table-cell office:value-type="float" office:value="5277331">
                <text:p>5277331</text:p>
              </table:table-cell>
              <table:table-cell office:value-type="float" office:value="5770640">
                <text:p>5770640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529242">
                <text:p>529242</text:p>
              </table:table-cell>
              <table:table-cell office:value-type="float" office:value="578764">
                <text:p>578764</text:p>
              </table:table-cell>
              <table:table-cell office:value-type="float" office:value="5292652">
                <text:p>5292652</text:p>
              </table:table-cell>
              <table:table-cell office:value-type="float" office:value="5787640">
                <text:p>578764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530800">
                <text:p>530800</text:p>
              </table:table-cell>
              <table:table-cell office:value-type="float" office:value="580464">
                <text:p>580464</text:p>
              </table:table-cell>
              <table:table-cell office:value-type="float" office:value="5308235">
                <text:p>5308235</text:p>
              </table:table-cell>
              <table:table-cell office:value-type="float" office:value="5804640">
                <text:p>580464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532374">
                <text:p>532374</text:p>
              </table:table-cell>
              <table:table-cell office:value-type="float" office:value="582164">
                <text:p>582164</text:p>
              </table:table-cell>
              <table:table-cell office:value-type="float" office:value="5323585">
                <text:p>5323585</text:p>
              </table:table-cell>
              <table:table-cell office:value-type="float" office:value="5821640">
                <text:p>5821640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33831">
                <text:p>533831</text:p>
              </table:table-cell>
              <table:table-cell office:value-type="float" office:value="583864">
                <text:p>583864</text:p>
              </table:table-cell>
              <table:table-cell office:value-type="float" office:value="5339116">
                <text:p>5339116</text:p>
              </table:table-cell>
              <table:table-cell office:value-type="float" office:value="5838640">
                <text:p>583864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535484">
                <text:p>535484</text:p>
              </table:table-cell>
              <table:table-cell office:value-type="float" office:value="585564">
                <text:p>585564</text:p>
              </table:table-cell>
              <table:table-cell office:value-type="float" office:value="5354561">
                <text:p>5354561</text:p>
              </table:table-cell>
              <table:table-cell office:value-type="float" office:value="5855640">
                <text:p>585564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536999">
                <text:p>536999</text:p>
              </table:table-cell>
              <table:table-cell office:value-type="float" office:value="587264">
                <text:p>587264</text:p>
              </table:table-cell>
              <table:table-cell office:value-type="float" office:value="5369989">
                <text:p>5369989</text:p>
              </table:table-cell>
              <table:table-cell office:value-type="float" office:value="5872640">
                <text:p>5872640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538560">
                <text:p>538560</text:p>
              </table:table-cell>
              <table:table-cell office:value-type="float" office:value="588964">
                <text:p>588964</text:p>
              </table:table-cell>
              <table:table-cell office:value-type="float" office:value="5385696">
                <text:p>5385696</text:p>
              </table:table-cell>
              <table:table-cell office:value-type="float" office:value="5889640">
                <text:p>588964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540176">
                <text:p>540176</text:p>
              </table:table-cell>
              <table:table-cell office:value-type="float" office:value="590664">
                <text:p>590664</text:p>
              </table:table-cell>
              <table:table-cell office:value-type="float" office:value="5401193">
                <text:p>5401193</text:p>
              </table:table-cell>
              <table:table-cell office:value-type="float" office:value="5906640">
                <text:p>590664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541655">
                <text:p>541655</text:p>
              </table:table-cell>
              <table:table-cell office:value-type="float" office:value="592364">
                <text:p>592364</text:p>
              </table:table-cell>
              <table:table-cell office:value-type="float" office:value="5416439">
                <text:p>5416439</text:p>
              </table:table-cell>
              <table:table-cell office:value-type="float" office:value="5923640">
                <text:p>5923640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543206">
                <text:p>543206</text:p>
              </table:table-cell>
              <table:table-cell office:value-type="float" office:value="594064">
                <text:p>594064</text:p>
              </table:table-cell>
              <table:table-cell office:value-type="float" office:value="5432051">
                <text:p>5432051</text:p>
              </table:table-cell>
              <table:table-cell office:value-type="float" office:value="5940640">
                <text:p>5940640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544725">
                <text:p>544725</text:p>
              </table:table-cell>
              <table:table-cell office:value-type="float" office:value="595764">
                <text:p>595764</text:p>
              </table:table-cell>
              <table:table-cell office:value-type="float" office:value="5447649">
                <text:p>5447649</text:p>
              </table:table-cell>
              <table:table-cell office:value-type="float" office:value="5957640">
                <text:p>595764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546308">
                <text:p>546308</text:p>
              </table:table-cell>
              <table:table-cell office:value-type="float" office:value="597464">
                <text:p>597464</text:p>
              </table:table-cell>
              <table:table-cell office:value-type="float" office:value="5462993">
                <text:p>5462993</text:p>
              </table:table-cell>
              <table:table-cell office:value-type="float" office:value="5974640">
                <text:p>5974640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547842">
                <text:p>547842</text:p>
              </table:table-cell>
              <table:table-cell office:value-type="float" office:value="599164">
                <text:p>599164</text:p>
              </table:table-cell>
              <table:table-cell office:value-type="float" office:value="5478338">
                <text:p>5478338</text:p>
              </table:table-cell>
              <table:table-cell office:value-type="float" office:value="5991640">
                <text:p>599164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549402">
                <text:p>549402</text:p>
              </table:table-cell>
              <table:table-cell office:value-type="float" office:value="600864">
                <text:p>600864</text:p>
              </table:table-cell>
              <table:table-cell office:value-type="float" office:value="5493936">
                <text:p>5493936</text:p>
              </table:table-cell>
              <table:table-cell office:value-type="float" office:value="6008640">
                <text:p>6008640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550966">
                <text:p>550966</text:p>
              </table:table-cell>
              <table:table-cell office:value-type="float" office:value="602564">
                <text:p>602564</text:p>
              </table:table-cell>
              <table:table-cell office:value-type="float" office:value="5509431">
                <text:p>5509431</text:p>
              </table:table-cell>
              <table:table-cell office:value-type="float" office:value="6025640">
                <text:p>6025640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552493">
                <text:p>552493</text:p>
              </table:table-cell>
              <table:table-cell office:value-type="float" office:value="604264">
                <text:p>604264</text:p>
              </table:table-cell>
              <table:table-cell office:value-type="float" office:value="5525080">
                <text:p>5525080</text:p>
              </table:table-cell>
              <table:table-cell office:value-type="float" office:value="6042640">
                <text:p>6042640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554012">
                <text:p>554012</text:p>
              </table:table-cell>
              <table:table-cell office:value-type="float" office:value="605964">
                <text:p>605964</text:p>
              </table:table-cell>
              <table:table-cell office:value-type="float" office:value="5540449">
                <text:p>5540449</text:p>
              </table:table-cell>
              <table:table-cell office:value-type="float" office:value="6059640">
                <text:p>605964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55581">
                <text:p>555581</text:p>
              </table:table-cell>
              <table:table-cell office:value-type="float" office:value="607664">
                <text:p>607664</text:p>
              </table:table-cell>
              <table:table-cell office:value-type="float" office:value="5555974">
                <text:p>5555974</text:p>
              </table:table-cell>
              <table:table-cell office:value-type="float" office:value="6076640">
                <text:p>6076640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557128">
                <text:p>557128</text:p>
              </table:table-cell>
              <table:table-cell office:value-type="float" office:value="609364">
                <text:p>609364</text:p>
              </table:table-cell>
              <table:table-cell office:value-type="float" office:value="5571359">
                <text:p>5571359</text:p>
              </table:table-cell>
              <table:table-cell office:value-type="float" office:value="6093640">
                <text:p>609364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558653">
                <text:p>558653</text:p>
              </table:table-cell>
              <table:table-cell office:value-type="float" office:value="611064">
                <text:p>611064</text:p>
              </table:table-cell>
              <table:table-cell office:value-type="float" office:value="5587236">
                <text:p>5587236</text:p>
              </table:table-cell>
              <table:table-cell office:value-type="float" office:value="6110640">
                <text:p>6110640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560181">
                <text:p>560181</text:p>
              </table:table-cell>
              <table:table-cell office:value-type="float" office:value="612764">
                <text:p>612764</text:p>
              </table:table-cell>
              <table:table-cell office:value-type="float" office:value="5602458">
                <text:p>5602458</text:p>
              </table:table-cell>
              <table:table-cell office:value-type="float" office:value="6127640">
                <text:p>612764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61798">
                <text:p>561798</text:p>
              </table:table-cell>
              <table:table-cell office:value-type="float" office:value="614464">
                <text:p>614464</text:p>
              </table:table-cell>
              <table:table-cell office:value-type="float" office:value="5617918">
                <text:p>5617918</text:p>
              </table:table-cell>
              <table:table-cell office:value-type="float" office:value="6144640">
                <text:p>6144640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563370">
                <text:p>563370</text:p>
              </table:table-cell>
              <table:table-cell office:value-type="float" office:value="616164">
                <text:p>616164</text:p>
              </table:table-cell>
              <table:table-cell office:value-type="float" office:value="5633563">
                <text:p>5633563</text:p>
              </table:table-cell>
              <table:table-cell office:value-type="float" office:value="6161640">
                <text:p>6161640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564907">
                <text:p>564907</text:p>
              </table:table-cell>
              <table:table-cell office:value-type="float" office:value="617864">
                <text:p>617864</text:p>
              </table:table-cell>
              <table:table-cell office:value-type="float" office:value="5648752">
                <text:p>5648752</text:p>
              </table:table-cell>
              <table:table-cell office:value-type="float" office:value="6178640">
                <text:p>617864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566470">
                <text:p>566470</text:p>
              </table:table-cell>
              <table:table-cell office:value-type="float" office:value="619564">
                <text:p>619564</text:p>
              </table:table-cell>
              <table:table-cell office:value-type="float" office:value="5664656">
                <text:p>5664656</text:p>
              </table:table-cell>
              <table:table-cell office:value-type="float" office:value="6195640">
                <text:p>6195640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567942">
                <text:p>567942</text:p>
              </table:table-cell>
              <table:table-cell office:value-type="float" office:value="621264">
                <text:p>621264</text:p>
              </table:table-cell>
              <table:table-cell office:value-type="float" office:value="5680109">
                <text:p>5680109</text:p>
              </table:table-cell>
              <table:table-cell office:value-type="float" office:value="6212640">
                <text:p>621264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569550">
                <text:p>569550</text:p>
              </table:table-cell>
              <table:table-cell office:value-type="float" office:value="622964">
                <text:p>622964</text:p>
              </table:table-cell>
              <table:table-cell office:value-type="float" office:value="5695540">
                <text:p>5695540</text:p>
              </table:table-cell>
              <table:table-cell office:value-type="float" office:value="6229640">
                <text:p>6229640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571104">
                <text:p>571104</text:p>
              </table:table-cell>
              <table:table-cell office:value-type="float" office:value="624664">
                <text:p>624664</text:p>
              </table:table-cell>
              <table:table-cell office:value-type="float" office:value="5710944">
                <text:p>5710944</text:p>
              </table:table-cell>
              <table:table-cell office:value-type="float" office:value="6246640">
                <text:p>6246640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572656">
                <text:p>572656</text:p>
              </table:table-cell>
              <table:table-cell office:value-type="float" office:value="626364">
                <text:p>626364</text:p>
              </table:table-cell>
              <table:table-cell office:value-type="float" office:value="5726330">
                <text:p>5726330</text:p>
              </table:table-cell>
              <table:table-cell office:value-type="float" office:value="6263640">
                <text:p>6263640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574240">
                <text:p>574240</text:p>
              </table:table-cell>
              <table:table-cell office:value-type="float" office:value="628064">
                <text:p>628064</text:p>
              </table:table-cell>
              <table:table-cell office:value-type="float" office:value="5742039">
                <text:p>5742039</text:p>
              </table:table-cell>
              <table:table-cell office:value-type="float" office:value="6280640">
                <text:p>6280640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575762">
                <text:p>575762</text:p>
              </table:table-cell>
              <table:table-cell office:value-type="float" office:value="629764">
                <text:p>629764</text:p>
              </table:table-cell>
              <table:table-cell office:value-type="float" office:value="5757496">
                <text:p>5757496</text:p>
              </table:table-cell>
              <table:table-cell office:value-type="float" office:value="6297640">
                <text:p>629764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77222">
                <text:p>577222</text:p>
              </table:table-cell>
              <table:table-cell office:value-type="float" office:value="631464">
                <text:p>631464</text:p>
              </table:table-cell>
              <table:table-cell office:value-type="float" office:value="5773062">
                <text:p>5773062</text:p>
              </table:table-cell>
              <table:table-cell office:value-type="float" office:value="6314640">
                <text:p>6314640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578853">
                <text:p>578853</text:p>
              </table:table-cell>
              <table:table-cell office:value-type="float" office:value="633164">
                <text:p>633164</text:p>
              </table:table-cell>
              <table:table-cell office:value-type="float" office:value="5788617">
                <text:p>5788617</text:p>
              </table:table-cell>
              <table:table-cell office:value-type="float" office:value="6331640">
                <text:p>6331640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580350">
                <text:p>580350</text:p>
              </table:table-cell>
              <table:table-cell office:value-type="float" office:value="634864">
                <text:p>634864</text:p>
              </table:table-cell>
              <table:table-cell office:value-type="float" office:value="5804271">
                <text:p>5804271</text:p>
              </table:table-cell>
              <table:table-cell office:value-type="float" office:value="6348640">
                <text:p>634864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581965">
                <text:p>581965</text:p>
              </table:table-cell>
              <table:table-cell office:value-type="float" office:value="636564">
                <text:p>636564</text:p>
              </table:table-cell>
              <table:table-cell office:value-type="float" office:value="5819888">
                <text:p>5819888</text:p>
              </table:table-cell>
              <table:table-cell office:value-type="float" office:value="6365640">
                <text:p>6365640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583610">
                <text:p>583610</text:p>
              </table:table-cell>
              <table:table-cell office:value-type="float" office:value="638264">
                <text:p>638264</text:p>
              </table:table-cell>
              <table:table-cell office:value-type="float" office:value="5835394">
                <text:p>5835394</text:p>
              </table:table-cell>
              <table:table-cell office:value-type="float" office:value="6382640">
                <text:p>638264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585106">
                <text:p>585106</text:p>
              </table:table-cell>
              <table:table-cell office:value-type="float" office:value="639964">
                <text:p>639964</text:p>
              </table:table-cell>
              <table:table-cell office:value-type="float" office:value="5851056">
                <text:p>5851056</text:p>
              </table:table-cell>
              <table:table-cell office:value-type="float" office:value="6399640">
                <text:p>639964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586689">
                <text:p>586689</text:p>
              </table:table-cell>
              <table:table-cell office:value-type="float" office:value="641664">
                <text:p>641664</text:p>
              </table:table-cell>
              <table:table-cell office:value-type="float" office:value="5866441">
                <text:p>5866441</text:p>
              </table:table-cell>
              <table:table-cell office:value-type="float" office:value="6416640">
                <text:p>6416640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588215">
                <text:p>588215</text:p>
              </table:table-cell>
              <table:table-cell office:value-type="float" office:value="643364">
                <text:p>643364</text:p>
              </table:table-cell>
              <table:table-cell office:value-type="float" office:value="5882216">
                <text:p>5882216</text:p>
              </table:table-cell>
              <table:table-cell office:value-type="float" office:value="6433640">
                <text:p>6433640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589785">
                <text:p>589785</text:p>
              </table:table-cell>
              <table:table-cell office:value-type="float" office:value="645064">
                <text:p>645064</text:p>
              </table:table-cell>
              <table:table-cell office:value-type="float" office:value="5897836">
                <text:p>5897836</text:p>
              </table:table-cell>
              <table:table-cell office:value-type="float" office:value="6450640">
                <text:p>6450640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591298">
                <text:p>591298</text:p>
              </table:table-cell>
              <table:table-cell office:value-type="float" office:value="646764">
                <text:p>646764</text:p>
              </table:table-cell>
              <table:table-cell office:value-type="float" office:value="5913588">
                <text:p>5913588</text:p>
              </table:table-cell>
              <table:table-cell office:value-type="float" office:value="6467640">
                <text:p>646764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592890">
                <text:p>592890</text:p>
              </table:table-cell>
              <table:table-cell office:value-type="float" office:value="648464">
                <text:p>648464</text:p>
              </table:table-cell>
              <table:table-cell office:value-type="float" office:value="5928838">
                <text:p>5928838</text:p>
              </table:table-cell>
              <table:table-cell office:value-type="float" office:value="6484640">
                <text:p>648464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594428">
                <text:p>594428</text:p>
              </table:table-cell>
              <table:table-cell office:value-type="float" office:value="650164">
                <text:p>650164</text:p>
              </table:table-cell>
              <table:table-cell office:value-type="float" office:value="5944586">
                <text:p>5944586</text:p>
              </table:table-cell>
              <table:table-cell office:value-type="float" office:value="6501640">
                <text:p>650164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595966">
                <text:p>595966</text:p>
              </table:table-cell>
              <table:table-cell office:value-type="float" office:value="651864">
                <text:p>651864</text:p>
              </table:table-cell>
              <table:table-cell office:value-type="float" office:value="5960307">
                <text:p>5960307</text:p>
              </table:table-cell>
              <table:table-cell office:value-type="float" office:value="6518640">
                <text:p>651864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597588">
                <text:p>597588</text:p>
              </table:table-cell>
              <table:table-cell office:value-type="float" office:value="653564">
                <text:p>653564</text:p>
              </table:table-cell>
              <table:table-cell office:value-type="float" office:value="5975977">
                <text:p>5975977</text:p>
              </table:table-cell>
              <table:table-cell office:value-type="float" office:value="6535640">
                <text:p>653564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599037">
                <text:p>599037</text:p>
              </table:table-cell>
              <table:table-cell office:value-type="float" office:value="655264">
                <text:p>655264</text:p>
              </table:table-cell>
              <table:table-cell office:value-type="float" office:value="5991426">
                <text:p>5991426</text:p>
              </table:table-cell>
              <table:table-cell office:value-type="float" office:value="6552640">
                <text:p>655264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600754">
                <text:p>600754</text:p>
              </table:table-cell>
              <table:table-cell office:value-type="float" office:value="656964">
                <text:p>656964</text:p>
              </table:table-cell>
              <table:table-cell office:value-type="float" office:value="6007112">
                <text:p>6007112</text:p>
              </table:table-cell>
              <table:table-cell office:value-type="float" office:value="6569640">
                <text:p>656964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602260">
                <text:p>602260</text:p>
              </table:table-cell>
              <table:table-cell office:value-type="float" office:value="658664">
                <text:p>658664</text:p>
              </table:table-cell>
              <table:table-cell office:value-type="float" office:value="6022634">
                <text:p>6022634</text:p>
              </table:table-cell>
              <table:table-cell office:value-type="float" office:value="6586640">
                <text:p>658664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603900">
                <text:p>603900</text:p>
              </table:table-cell>
              <table:table-cell office:value-type="float" office:value="660364">
                <text:p>660364</text:p>
              </table:table-cell>
              <table:table-cell office:value-type="float" office:value="6038268">
                <text:p>6038268</text:p>
              </table:table-cell>
              <table:table-cell office:value-type="float" office:value="6603640">
                <text:p>6603640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605411">
                <text:p>605411</text:p>
              </table:table-cell>
              <table:table-cell office:value-type="float" office:value="662064">
                <text:p>662064</text:p>
              </table:table-cell>
              <table:table-cell office:value-type="float" office:value="6053690">
                <text:p>6053690</text:p>
              </table:table-cell>
              <table:table-cell office:value-type="float" office:value="6620640">
                <text:p>6620640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606987">
                <text:p>606987</text:p>
              </table:table-cell>
              <table:table-cell office:value-type="float" office:value="663764">
                <text:p>663764</text:p>
              </table:table-cell>
              <table:table-cell office:value-type="float" office:value="6069197">
                <text:p>6069197</text:p>
              </table:table-cell>
              <table:table-cell office:value-type="float" office:value="6637640">
                <text:p>663764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608474">
                <text:p>608474</text:p>
              </table:table-cell>
              <table:table-cell office:value-type="float" office:value="665464">
                <text:p>665464</text:p>
              </table:table-cell>
              <table:table-cell office:value-type="float" office:value="6084993">
                <text:p>6084993</text:p>
              </table:table-cell>
              <table:table-cell office:value-type="float" office:value="6654640">
                <text:p>665464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610066">
                <text:p>610066</text:p>
              </table:table-cell>
              <table:table-cell office:value-type="float" office:value="667164">
                <text:p>667164</text:p>
              </table:table-cell>
              <table:table-cell office:value-type="float" office:value="6100667">
                <text:p>6100667</text:p>
              </table:table-cell>
              <table:table-cell office:value-type="float" office:value="6671640">
                <text:p>6671640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611645">
                <text:p>611645</text:p>
              </table:table-cell>
              <table:table-cell office:value-type="float" office:value="668864">
                <text:p>668864</text:p>
              </table:table-cell>
              <table:table-cell office:value-type="float" office:value="6116169">
                <text:p>6116169</text:p>
              </table:table-cell>
              <table:table-cell office:value-type="float" office:value="6688640">
                <text:p>6688640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613200">
                <text:p>613200</text:p>
              </table:table-cell>
              <table:table-cell office:value-type="float" office:value="670564">
                <text:p>670564</text:p>
              </table:table-cell>
              <table:table-cell office:value-type="float" office:value="6131985">
                <text:p>6131985</text:p>
              </table:table-cell>
              <table:table-cell office:value-type="float" office:value="6705640">
                <text:p>6705640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614758">
                <text:p>614758</text:p>
              </table:table-cell>
              <table:table-cell office:value-type="float" office:value="672264">
                <text:p>672264</text:p>
              </table:table-cell>
              <table:table-cell office:value-type="float" office:value="6147639">
                <text:p>6147639</text:p>
              </table:table-cell>
              <table:table-cell office:value-type="float" office:value="6722640">
                <text:p>672264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616371">
                <text:p>616371</text:p>
              </table:table-cell>
              <table:table-cell office:value-type="float" office:value="673964">
                <text:p>673964</text:p>
              </table:table-cell>
              <table:table-cell office:value-type="float" office:value="6162996">
                <text:p>6162996</text:p>
              </table:table-cell>
              <table:table-cell office:value-type="float" office:value="6739640">
                <text:p>673964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17922">
                <text:p>617922</text:p>
              </table:table-cell>
              <table:table-cell office:value-type="float" office:value="675664">
                <text:p>675664</text:p>
              </table:table-cell>
              <table:table-cell office:value-type="float" office:value="6178642">
                <text:p>6178642</text:p>
              </table:table-cell>
              <table:table-cell office:value-type="float" office:value="6756640">
                <text:p>6756640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19407">
                <text:p>619407</text:p>
              </table:table-cell>
              <table:table-cell office:value-type="float" office:value="677364">
                <text:p>677364</text:p>
              </table:table-cell>
              <table:table-cell office:value-type="float" office:value="6194198">
                <text:p>6194198</text:p>
              </table:table-cell>
              <table:table-cell office:value-type="float" office:value="6773640">
                <text:p>6773640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21013">
                <text:p>621013</text:p>
              </table:table-cell>
              <table:table-cell office:value-type="float" office:value="679064">
                <text:p>679064</text:p>
              </table:table-cell>
              <table:table-cell office:value-type="float" office:value="6210100">
                <text:p>6210100</text:p>
              </table:table-cell>
              <table:table-cell office:value-type="float" office:value="6790640">
                <text:p>679064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22515">
                <text:p>622515</text:p>
              </table:table-cell>
              <table:table-cell office:value-type="float" office:value="680764">
                <text:p>680764</text:p>
              </table:table-cell>
              <table:table-cell office:value-type="float" office:value="6225569">
                <text:p>6225569</text:p>
              </table:table-cell>
              <table:table-cell office:value-type="float" office:value="6807640">
                <text:p>680764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24157">
                <text:p>624157</text:p>
              </table:table-cell>
              <table:table-cell office:value-type="float" office:value="682464">
                <text:p>682464</text:p>
              </table:table-cell>
              <table:table-cell office:value-type="float" office:value="6241045">
                <text:p>6241045</text:p>
              </table:table-cell>
              <table:table-cell office:value-type="float" office:value="6824640">
                <text:p>682464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25725">
                <text:p>625725</text:p>
              </table:table-cell>
              <table:table-cell office:value-type="float" office:value="684164">
                <text:p>684164</text:p>
              </table:table-cell>
              <table:table-cell office:value-type="float" office:value="6256755">
                <text:p>6256755</text:p>
              </table:table-cell>
              <table:table-cell office:value-type="float" office:value="6841640">
                <text:p>684164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27235">
                <text:p>627235</text:p>
              </table:table-cell>
              <table:table-cell office:value-type="float" office:value="685864">
                <text:p>685864</text:p>
              </table:table-cell>
              <table:table-cell office:value-type="float" office:value="6272330">
                <text:p>6272330</text:p>
              </table:table-cell>
              <table:table-cell office:value-type="float" office:value="6858640">
                <text:p>685864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28775">
                <text:p>628775</text:p>
              </table:table-cell>
              <table:table-cell office:value-type="float" office:value="687564">
                <text:p>687564</text:p>
              </table:table-cell>
              <table:table-cell office:value-type="float" office:value="6288029">
                <text:p>6288029</text:p>
              </table:table-cell>
              <table:table-cell office:value-type="float" office:value="6875640">
                <text:p>6875640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630258">
                <text:p>630258</text:p>
              </table:table-cell>
              <table:table-cell office:value-type="float" office:value="689264">
                <text:p>689264</text:p>
              </table:table-cell>
              <table:table-cell office:value-type="float" office:value="6303804">
                <text:p>6303804</text:p>
              </table:table-cell>
              <table:table-cell office:value-type="float" office:value="6892640">
                <text:p>6892640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631913">
                <text:p>631913</text:p>
              </table:table-cell>
              <table:table-cell office:value-type="float" office:value="690964">
                <text:p>690964</text:p>
              </table:table-cell>
              <table:table-cell office:value-type="float" office:value="6319186">
                <text:p>6319186</text:p>
              </table:table-cell>
              <table:table-cell office:value-type="float" office:value="6909640">
                <text:p>6909640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633513">
                <text:p>633513</text:p>
              </table:table-cell>
              <table:table-cell office:value-type="float" office:value="692664">
                <text:p>692664</text:p>
              </table:table-cell>
              <table:table-cell office:value-type="float" office:value="6334621">
                <text:p>6334621</text:p>
              </table:table-cell>
              <table:table-cell office:value-type="float" office:value="6926640">
                <text:p>6926640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635109">
                <text:p>635109</text:p>
              </table:table-cell>
              <table:table-cell office:value-type="float" office:value="694364">
                <text:p>694364</text:p>
              </table:table-cell>
              <table:table-cell office:value-type="float" office:value="6350602">
                <text:p>6350602</text:p>
              </table:table-cell>
              <table:table-cell office:value-type="float" office:value="6943640">
                <text:p>694364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636598">
                <text:p>636598</text:p>
              </table:table-cell>
              <table:table-cell office:value-type="float" office:value="696064">
                <text:p>696064</text:p>
              </table:table-cell>
              <table:table-cell office:value-type="float" office:value="6366123">
                <text:p>6366123</text:p>
              </table:table-cell>
              <table:table-cell office:value-type="float" office:value="6960640">
                <text:p>6960640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638160">
                <text:p>638160</text:p>
              </table:table-cell>
              <table:table-cell office:value-type="float" office:value="697764">
                <text:p>697764</text:p>
              </table:table-cell>
              <table:table-cell office:value-type="float" office:value="6381848">
                <text:p>6381848</text:p>
              </table:table-cell>
              <table:table-cell office:value-type="float" office:value="6977640">
                <text:p>697764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39672">
                <text:p>639672</text:p>
              </table:table-cell>
              <table:table-cell office:value-type="float" office:value="699464">
                <text:p>699464</text:p>
              </table:table-cell>
              <table:table-cell office:value-type="float" office:value="6397449">
                <text:p>6397449</text:p>
              </table:table-cell>
              <table:table-cell office:value-type="float" office:value="6994640">
                <text:p>699464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641294">
                <text:p>641294</text:p>
              </table:table-cell>
              <table:table-cell office:value-type="float" office:value="701164">
                <text:p>701164</text:p>
              </table:table-cell>
              <table:table-cell office:value-type="float" office:value="6412908">
                <text:p>6412908</text:p>
              </table:table-cell>
              <table:table-cell office:value-type="float" office:value="7011640">
                <text:p>701164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642862">
                <text:p>642862</text:p>
              </table:table-cell>
              <table:table-cell office:value-type="float" office:value="702864">
                <text:p>702864</text:p>
              </table:table-cell>
              <table:table-cell office:value-type="float" office:value="6428651">
                <text:p>6428651</text:p>
              </table:table-cell>
              <table:table-cell office:value-type="float" office:value="7028640">
                <text:p>7028640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644426">
                <text:p>644426</text:p>
              </table:table-cell>
              <table:table-cell office:value-type="float" office:value="704564">
                <text:p>704564</text:p>
              </table:table-cell>
              <table:table-cell office:value-type="float" office:value="6444388">
                <text:p>6444388</text:p>
              </table:table-cell>
              <table:table-cell office:value-type="float" office:value="7045640">
                <text:p>704564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645989">
                <text:p>645989</text:p>
              </table:table-cell>
              <table:table-cell office:value-type="float" office:value="706264">
                <text:p>706264</text:p>
              </table:table-cell>
              <table:table-cell office:value-type="float" office:value="6459724">
                <text:p>6459724</text:p>
              </table:table-cell>
              <table:table-cell office:value-type="float" office:value="7062640">
                <text:p>706264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647508">
                <text:p>647508</text:p>
              </table:table-cell>
              <table:table-cell office:value-type="float" office:value="707964">
                <text:p>707964</text:p>
              </table:table-cell>
              <table:table-cell office:value-type="float" office:value="6475755">
                <text:p>6475755</text:p>
              </table:table-cell>
              <table:table-cell office:value-type="float" office:value="7079640">
                <text:p>707964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649084">
                <text:p>649084</text:p>
              </table:table-cell>
              <table:table-cell office:value-type="float" office:value="709664">
                <text:p>709664</text:p>
              </table:table-cell>
              <table:table-cell office:value-type="float" office:value="6491294">
                <text:p>6491294</text:p>
              </table:table-cell>
              <table:table-cell office:value-type="float" office:value="7096640">
                <text:p>709664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650691">
                <text:p>650691</text:p>
              </table:table-cell>
              <table:table-cell office:value-type="float" office:value="711364">
                <text:p>711364</text:p>
              </table:table-cell>
              <table:table-cell office:value-type="float" office:value="6506902">
                <text:p>6506902</text:p>
              </table:table-cell>
              <table:table-cell office:value-type="float" office:value="7113640">
                <text:p>7113640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652262">
                <text:p>652262</text:p>
              </table:table-cell>
              <table:table-cell office:value-type="float" office:value="713064">
                <text:p>713064</text:p>
              </table:table-cell>
              <table:table-cell office:value-type="float" office:value="6522322">
                <text:p>6522322</text:p>
              </table:table-cell>
              <table:table-cell office:value-type="float" office:value="7130640">
                <text:p>7130640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653791">
                <text:p>653791</text:p>
              </table:table-cell>
              <table:table-cell office:value-type="float" office:value="714764">
                <text:p>714764</text:p>
              </table:table-cell>
              <table:table-cell office:value-type="float" office:value="6538035">
                <text:p>6538035</text:p>
              </table:table-cell>
              <table:table-cell office:value-type="float" office:value="7147640">
                <text:p>714764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655298">
                <text:p>655298</text:p>
              </table:table-cell>
              <table:table-cell office:value-type="float" office:value="716464">
                <text:p>716464</text:p>
              </table:table-cell>
              <table:table-cell office:value-type="float" office:value="6553953">
                <text:p>6553953</text:p>
              </table:table-cell>
              <table:table-cell office:value-type="float" office:value="7164640">
                <text:p>716464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656941">
                <text:p>656941</text:p>
              </table:table-cell>
              <table:table-cell office:value-type="float" office:value="718164">
                <text:p>718164</text:p>
              </table:table-cell>
              <table:table-cell office:value-type="float" office:value="6569463">
                <text:p>6569463</text:p>
              </table:table-cell>
              <table:table-cell office:value-type="float" office:value="7181640">
                <text:p>7181640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658524">
                <text:p>658524</text:p>
              </table:table-cell>
              <table:table-cell office:value-type="float" office:value="719864">
                <text:p>719864</text:p>
              </table:table-cell>
              <table:table-cell office:value-type="float" office:value="6585248">
                <text:p>6585248</text:p>
              </table:table-cell>
              <table:table-cell office:value-type="float" office:value="7198640">
                <text:p>7198640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660066">
                <text:p>660066</text:p>
              </table:table-cell>
              <table:table-cell office:value-type="float" office:value="721564">
                <text:p>721564</text:p>
              </table:table-cell>
              <table:table-cell office:value-type="float" office:value="6600692">
                <text:p>6600692</text:p>
              </table:table-cell>
              <table:table-cell office:value-type="float" office:value="7215640">
                <text:p>7215640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661675">
                <text:p>661675</text:p>
              </table:table-cell>
              <table:table-cell office:value-type="float" office:value="723264">
                <text:p>723264</text:p>
              </table:table-cell>
              <table:table-cell office:value-type="float" office:value="6616492">
                <text:p>6616492</text:p>
              </table:table-cell>
              <table:table-cell office:value-type="float" office:value="7232640">
                <text:p>7232640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663194">
                <text:p>663194</text:p>
              </table:table-cell>
              <table:table-cell office:value-type="float" office:value="724964">
                <text:p>724964</text:p>
              </table:table-cell>
              <table:table-cell office:value-type="float" office:value="6631979">
                <text:p>6631979</text:p>
              </table:table-cell>
              <table:table-cell office:value-type="float" office:value="7249640">
                <text:p>724964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664734">
                <text:p>664734</text:p>
              </table:table-cell>
              <table:table-cell office:value-type="float" office:value="726664">
                <text:p>726664</text:p>
              </table:table-cell>
              <table:table-cell office:value-type="float" office:value="6647539">
                <text:p>6647539</text:p>
              </table:table-cell>
              <table:table-cell office:value-type="float" office:value="7266640">
                <text:p>726664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666402">
                <text:p>666402</text:p>
              </table:table-cell>
              <table:table-cell office:value-type="float" office:value="728364">
                <text:p>728364</text:p>
              </table:table-cell>
              <table:table-cell office:value-type="float" office:value="6663272">
                <text:p>6663272</text:p>
              </table:table-cell>
              <table:table-cell office:value-type="float" office:value="7283640">
                <text:p>728364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667851">
                <text:p>667851</text:p>
              </table:table-cell>
              <table:table-cell office:value-type="float" office:value="730064">
                <text:p>730064</text:p>
              </table:table-cell>
              <table:table-cell office:value-type="float" office:value="6679216">
                <text:p>6679216</text:p>
              </table:table-cell>
              <table:table-cell office:value-type="float" office:value="7300640">
                <text:p>7300640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669481">
                <text:p>669481</text:p>
              </table:table-cell>
              <table:table-cell office:value-type="float" office:value="731764">
                <text:p>731764</text:p>
              </table:table-cell>
              <table:table-cell office:value-type="float" office:value="6694853">
                <text:p>6694853</text:p>
              </table:table-cell>
              <table:table-cell office:value-type="float" office:value="7317640">
                <text:p>731764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71052">
                <text:p>671052</text:p>
              </table:table-cell>
              <table:table-cell office:value-type="float" office:value="733464">
                <text:p>733464</text:p>
              </table:table-cell>
              <table:table-cell office:value-type="float" office:value="6710613">
                <text:p>6710613</text:p>
              </table:table-cell>
              <table:table-cell office:value-type="float" office:value="7334640">
                <text:p>7334640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672559">
                <text:p>672559</text:p>
              </table:table-cell>
              <table:table-cell office:value-type="float" office:value="735164">
                <text:p>735164</text:p>
              </table:table-cell>
              <table:table-cell office:value-type="float" office:value="6726111">
                <text:p>6726111</text:p>
              </table:table-cell>
              <table:table-cell office:value-type="float" office:value="7351640">
                <text:p>7351640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674178">
                <text:p>674178</text:p>
              </table:table-cell>
              <table:table-cell office:value-type="float" office:value="736864">
                <text:p>736864</text:p>
              </table:table-cell>
              <table:table-cell office:value-type="float" office:value="6741593">
                <text:p>6741593</text:p>
              </table:table-cell>
              <table:table-cell office:value-type="float" office:value="7368640">
                <text:p>736864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675692">
                <text:p>675692</text:p>
              </table:table-cell>
              <table:table-cell office:value-type="float" office:value="738564">
                <text:p>738564</text:p>
              </table:table-cell>
              <table:table-cell office:value-type="float" office:value="6757373">
                <text:p>6757373</text:p>
              </table:table-cell>
              <table:table-cell office:value-type="float" office:value="7385640">
                <text:p>7385640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677238">
                <text:p>677238</text:p>
              </table:table-cell>
              <table:table-cell office:value-type="float" office:value="740264">
                <text:p>740264</text:p>
              </table:table-cell>
              <table:table-cell office:value-type="float" office:value="6773019">
                <text:p>6773019</text:p>
              </table:table-cell>
              <table:table-cell office:value-type="float" office:value="7402640">
                <text:p>740264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678866">
                <text:p>678866</text:p>
              </table:table-cell>
              <table:table-cell office:value-type="float" office:value="741964">
                <text:p>741964</text:p>
              </table:table-cell>
              <table:table-cell office:value-type="float" office:value="6788832">
                <text:p>6788832</text:p>
              </table:table-cell>
              <table:table-cell office:value-type="float" office:value="7419640">
                <text:p>7419640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680375">
                <text:p>680375</text:p>
              </table:table-cell>
              <table:table-cell office:value-type="float" office:value="743664">
                <text:p>743664</text:p>
              </table:table-cell>
              <table:table-cell office:value-type="float" office:value="6804209">
                <text:p>6804209</text:p>
              </table:table-cell>
              <table:table-cell office:value-type="float" office:value="7436640">
                <text:p>743664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682038">
                <text:p>682038</text:p>
              </table:table-cell>
              <table:table-cell office:value-type="float" office:value="745364">
                <text:p>745364</text:p>
              </table:table-cell>
              <table:table-cell office:value-type="float" office:value="6819877">
                <text:p>6819877</text:p>
              </table:table-cell>
              <table:table-cell office:value-type="float" office:value="7453640">
                <text:p>7453640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683549">
                <text:p>683549</text:p>
              </table:table-cell>
              <table:table-cell office:value-type="float" office:value="747064">
                <text:p>747064</text:p>
              </table:table-cell>
              <table:table-cell office:value-type="float" office:value="6835661">
                <text:p>6835661</text:p>
              </table:table-cell>
              <table:table-cell office:value-type="float" office:value="7470640">
                <text:p>747064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685035">
                <text:p>685035</text:p>
              </table:table-cell>
              <table:table-cell office:value-type="float" office:value="748764">
                <text:p>748764</text:p>
              </table:table-cell>
              <table:table-cell office:value-type="float" office:value="6851129">
                <text:p>6851129</text:p>
              </table:table-cell>
              <table:table-cell office:value-type="float" office:value="7487640">
                <text:p>748764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686676">
                <text:p>686676</text:p>
              </table:table-cell>
              <table:table-cell office:value-type="float" office:value="750464">
                <text:p>750464</text:p>
              </table:table-cell>
              <table:table-cell office:value-type="float" office:value="6866888">
                <text:p>6866888</text:p>
              </table:table-cell>
              <table:table-cell office:value-type="float" office:value="7504640">
                <text:p>7504640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688224">
                <text:p>688224</text:p>
              </table:table-cell>
              <table:table-cell office:value-type="float" office:value="752164">
                <text:p>752164</text:p>
              </table:table-cell>
              <table:table-cell office:value-type="float" office:value="6882643">
                <text:p>6882643</text:p>
              </table:table-cell>
              <table:table-cell office:value-type="float" office:value="7521640">
                <text:p>7521640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689900">
                <text:p>689900</text:p>
              </table:table-cell>
              <table:table-cell office:value-type="float" office:value="753864">
                <text:p>753864</text:p>
              </table:table-cell>
              <table:table-cell office:value-type="float" office:value="6898368">
                <text:p>6898368</text:p>
              </table:table-cell>
              <table:table-cell office:value-type="float" office:value="7538640">
                <text:p>753864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691362">
                <text:p>691362</text:p>
              </table:table-cell>
              <table:table-cell office:value-type="float" office:value="755564">
                <text:p>755564</text:p>
              </table:table-cell>
              <table:table-cell office:value-type="float" office:value="6913858">
                <text:p>6913858</text:p>
              </table:table-cell>
              <table:table-cell office:value-type="float" office:value="7555640">
                <text:p>7555640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692932">
                <text:p>692932</text:p>
              </table:table-cell>
              <table:table-cell office:value-type="float" office:value="757264">
                <text:p>757264</text:p>
              </table:table-cell>
              <table:table-cell office:value-type="float" office:value="6929613">
                <text:p>6929613</text:p>
              </table:table-cell>
              <table:table-cell office:value-type="float" office:value="7572640">
                <text:p>757264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694545">
                <text:p>694545</text:p>
              </table:table-cell>
              <table:table-cell office:value-type="float" office:value="758964">
                <text:p>758964</text:p>
              </table:table-cell>
              <table:table-cell office:value-type="float" office:value="6945642">
                <text:p>6945642</text:p>
              </table:table-cell>
              <table:table-cell office:value-type="float" office:value="7589640">
                <text:p>7589640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696139">
                <text:p>696139</text:p>
              </table:table-cell>
              <table:table-cell office:value-type="float" office:value="760664">
                <text:p>760664</text:p>
              </table:table-cell>
              <table:table-cell office:value-type="float" office:value="6960900">
                <text:p>6960900</text:p>
              </table:table-cell>
              <table:table-cell office:value-type="float" office:value="7606640">
                <text:p>760664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697640">
                <text:p>697640</text:p>
              </table:table-cell>
              <table:table-cell office:value-type="float" office:value="762364">
                <text:p>762364</text:p>
              </table:table-cell>
              <table:table-cell office:value-type="float" office:value="6976689">
                <text:p>6976689</text:p>
              </table:table-cell>
              <table:table-cell office:value-type="float" office:value="7623640">
                <text:p>762364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699233">
                <text:p>699233</text:p>
              </table:table-cell>
              <table:table-cell office:value-type="float" office:value="764064">
                <text:p>764064</text:p>
              </table:table-cell>
              <table:table-cell office:value-type="float" office:value="6992353">
                <text:p>6992353</text:p>
              </table:table-cell>
              <table:table-cell office:value-type="float" office:value="7640640">
                <text:p>7640640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700857">
                <text:p>700857</text:p>
              </table:table-cell>
              <table:table-cell office:value-type="float" office:value="765764">
                <text:p>765764</text:p>
              </table:table-cell>
              <table:table-cell office:value-type="float" office:value="7008294">
                <text:p>7008294</text:p>
              </table:table-cell>
              <table:table-cell office:value-type="float" office:value="7657640">
                <text:p>765764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702474">
                <text:p>702474</text:p>
              </table:table-cell>
              <table:table-cell office:value-type="float" office:value="767464">
                <text:p>767464</text:p>
              </table:table-cell>
              <table:table-cell office:value-type="float" office:value="7023645">
                <text:p>7023645</text:p>
              </table:table-cell>
              <table:table-cell office:value-type="float" office:value="7674640">
                <text:p>7674640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703844">
                <text:p>703844</text:p>
              </table:table-cell>
              <table:table-cell office:value-type="float" office:value="769164">
                <text:p>769164</text:p>
              </table:table-cell>
              <table:table-cell office:value-type="float" office:value="7039325">
                <text:p>7039325</text:p>
              </table:table-cell>
              <table:table-cell office:value-type="float" office:value="7691640">
                <text:p>7691640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705477">
                <text:p>705477</text:p>
              </table:table-cell>
              <table:table-cell office:value-type="float" office:value="770864">
                <text:p>770864</text:p>
              </table:table-cell>
              <table:table-cell office:value-type="float" office:value="7054844">
                <text:p>7054844</text:p>
              </table:table-cell>
              <table:table-cell office:value-type="float" office:value="7708640">
                <text:p>770864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707038">
                <text:p>707038</text:p>
              </table:table-cell>
              <table:table-cell office:value-type="float" office:value="772564">
                <text:p>772564</text:p>
              </table:table-cell>
              <table:table-cell office:value-type="float" office:value="7071084">
                <text:p>7071084</text:p>
              </table:table-cell>
              <table:table-cell office:value-type="float" office:value="7725640">
                <text:p>772564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708666">
                <text:p>708666</text:p>
              </table:table-cell>
              <table:table-cell office:value-type="float" office:value="774264">
                <text:p>774264</text:p>
              </table:table-cell>
              <table:table-cell office:value-type="float" office:value="7086757">
                <text:p>7086757</text:p>
              </table:table-cell>
              <table:table-cell office:value-type="float" office:value="7742640">
                <text:p>7742640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710234">
                <text:p>710234</text:p>
              </table:table-cell>
              <table:table-cell office:value-type="float" office:value="775964">
                <text:p>775964</text:p>
              </table:table-cell>
              <table:table-cell office:value-type="float" office:value="7102493">
                <text:p>7102493</text:p>
              </table:table-cell>
              <table:table-cell office:value-type="float" office:value="7759640">
                <text:p>7759640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711891">
                <text:p>711891</text:p>
              </table:table-cell>
              <table:table-cell office:value-type="float" office:value="777664">
                <text:p>777664</text:p>
              </table:table-cell>
              <table:table-cell office:value-type="float" office:value="7118263">
                <text:p>7118263</text:p>
              </table:table-cell>
              <table:table-cell office:value-type="float" office:value="7776640">
                <text:p>777664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713343">
                <text:p>713343</text:p>
              </table:table-cell>
              <table:table-cell office:value-type="float" office:value="779364">
                <text:p>779364</text:p>
              </table:table-cell>
              <table:table-cell office:value-type="float" office:value="7134206">
                <text:p>7134206</text:p>
              </table:table-cell>
              <table:table-cell office:value-type="float" office:value="7793640">
                <text:p>7793640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714964">
                <text:p>714964</text:p>
              </table:table-cell>
              <table:table-cell office:value-type="float" office:value="781064">
                <text:p>781064</text:p>
              </table:table-cell>
              <table:table-cell office:value-type="float" office:value="7150109">
                <text:p>7150109</text:p>
              </table:table-cell>
              <table:table-cell office:value-type="float" office:value="7810640">
                <text:p>7810640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716618">
                <text:p>716618</text:p>
              </table:table-cell>
              <table:table-cell office:value-type="float" office:value="782764">
                <text:p>782764</text:p>
              </table:table-cell>
              <table:table-cell office:value-type="float" office:value="7166011">
                <text:p>7166011</text:p>
              </table:table-cell>
              <table:table-cell office:value-type="float" office:value="7827640">
                <text:p>782764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18142">
                <text:p>718142</text:p>
              </table:table-cell>
              <table:table-cell office:value-type="float" office:value="784464">
                <text:p>784464</text:p>
              </table:table-cell>
              <table:table-cell office:value-type="float" office:value="7181770">
                <text:p>7181770</text:p>
              </table:table-cell>
              <table:table-cell office:value-type="float" office:value="7844640">
                <text:p>7844640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719758">
                <text:p>719758</text:p>
              </table:table-cell>
              <table:table-cell office:value-type="float" office:value="786164">
                <text:p>786164</text:p>
              </table:table-cell>
              <table:table-cell office:value-type="float" office:value="7197677">
                <text:p>7197677</text:p>
              </table:table-cell>
              <table:table-cell office:value-type="float" office:value="7861640">
                <text:p>786164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721337">
                <text:p>721337</text:p>
              </table:table-cell>
              <table:table-cell office:value-type="float" office:value="787864">
                <text:p>787864</text:p>
              </table:table-cell>
              <table:table-cell office:value-type="float" office:value="7213521">
                <text:p>7213521</text:p>
              </table:table-cell>
              <table:table-cell office:value-type="float" office:value="7878640">
                <text:p>7878640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722857">
                <text:p>722857</text:p>
              </table:table-cell>
              <table:table-cell office:value-type="float" office:value="789564">
                <text:p>789564</text:p>
              </table:table-cell>
              <table:table-cell office:value-type="float" office:value="7229322">
                <text:p>7229322</text:p>
              </table:table-cell>
              <table:table-cell office:value-type="float" office:value="7895640">
                <text:p>7895640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724489">
                <text:p>724489</text:p>
              </table:table-cell>
              <table:table-cell office:value-type="float" office:value="791264">
                <text:p>791264</text:p>
              </table:table-cell>
              <table:table-cell office:value-type="float" office:value="7245504">
                <text:p>7245504</text:p>
              </table:table-cell>
              <table:table-cell office:value-type="float" office:value="7912640">
                <text:p>7912640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726100">
                <text:p>726100</text:p>
              </table:table-cell>
              <table:table-cell office:value-type="float" office:value="792964">
                <text:p>792964</text:p>
              </table:table-cell>
              <table:table-cell office:value-type="float" office:value="7261172">
                <text:p>7261172</text:p>
              </table:table-cell>
              <table:table-cell office:value-type="float" office:value="7929640">
                <text:p>7929640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727700">
                <text:p>727700</text:p>
              </table:table-cell>
              <table:table-cell office:value-type="float" office:value="794664">
                <text:p>794664</text:p>
              </table:table-cell>
              <table:table-cell office:value-type="float" office:value="7277038">
                <text:p>7277038</text:p>
              </table:table-cell>
              <table:table-cell office:value-type="float" office:value="7946640">
                <text:p>794664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729359">
                <text:p>729359</text:p>
              </table:table-cell>
              <table:table-cell office:value-type="float" office:value="796364">
                <text:p>796364</text:p>
              </table:table-cell>
              <table:table-cell office:value-type="float" office:value="7292606">
                <text:p>7292606</text:p>
              </table:table-cell>
              <table:table-cell office:value-type="float" office:value="7963640">
                <text:p>796364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730906">
                <text:p>730906</text:p>
              </table:table-cell>
              <table:table-cell office:value-type="float" office:value="798064">
                <text:p>798064</text:p>
              </table:table-cell>
              <table:table-cell office:value-type="float" office:value="7308678">
                <text:p>7308678</text:p>
              </table:table-cell>
              <table:table-cell office:value-type="float" office:value="7980640">
                <text:p>798064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732486">
                <text:p>732486</text:p>
              </table:table-cell>
              <table:table-cell office:value-type="float" office:value="799764">
                <text:p>799764</text:p>
              </table:table-cell>
              <table:table-cell office:value-type="float" office:value="7324507">
                <text:p>7324507</text:p>
              </table:table-cell>
              <table:table-cell office:value-type="float" office:value="7997640">
                <text:p>799764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734039">
                <text:p>734039</text:p>
              </table:table-cell>
              <table:table-cell office:value-type="float" office:value="801464">
                <text:p>801464</text:p>
              </table:table-cell>
              <table:table-cell office:value-type="float" office:value="7340440">
                <text:p>7340440</text:p>
              </table:table-cell>
              <table:table-cell office:value-type="float" office:value="8014640">
                <text:p>801464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735588">
                <text:p>735588</text:p>
              </table:table-cell>
              <table:table-cell office:value-type="float" office:value="803164">
                <text:p>803164</text:p>
              </table:table-cell>
              <table:table-cell office:value-type="float" office:value="7356208">
                <text:p>7356208</text:p>
              </table:table-cell>
              <table:table-cell office:value-type="float" office:value="8031640">
                <text:p>803164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737254">
                <text:p>737254</text:p>
              </table:table-cell>
              <table:table-cell office:value-type="float" office:value="804864">
                <text:p>804864</text:p>
              </table:table-cell>
              <table:table-cell office:value-type="float" office:value="7372062">
                <text:p>7372062</text:p>
              </table:table-cell>
              <table:table-cell office:value-type="float" office:value="8048640">
                <text:p>8048640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738769">
                <text:p>738769</text:p>
              </table:table-cell>
              <table:table-cell office:value-type="float" office:value="806564">
                <text:p>806564</text:p>
              </table:table-cell>
              <table:table-cell office:value-type="float" office:value="7387918">
                <text:p>7387918</text:p>
              </table:table-cell>
              <table:table-cell office:value-type="float" office:value="8065640">
                <text:p>806564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740367">
                <text:p>740367</text:p>
              </table:table-cell>
              <table:table-cell office:value-type="float" office:value="808264">
                <text:p>808264</text:p>
              </table:table-cell>
              <table:table-cell office:value-type="float" office:value="7403953">
                <text:p>7403953</text:p>
              </table:table-cell>
              <table:table-cell office:value-type="float" office:value="8082640">
                <text:p>8082640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741919">
                <text:p>741919</text:p>
              </table:table-cell>
              <table:table-cell office:value-type="float" office:value="809964">
                <text:p>809964</text:p>
              </table:table-cell>
              <table:table-cell office:value-type="float" office:value="7419741">
                <text:p>7419741</text:p>
              </table:table-cell>
              <table:table-cell office:value-type="float" office:value="8099640">
                <text:p>8099640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743476">
                <text:p>743476</text:p>
              </table:table-cell>
              <table:table-cell office:value-type="float" office:value="811664">
                <text:p>811664</text:p>
              </table:table-cell>
              <table:table-cell office:value-type="float" office:value="7435744">
                <text:p>7435744</text:p>
              </table:table-cell>
              <table:table-cell office:value-type="float" office:value="8116640">
                <text:p>8116640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745094">
                <text:p>745094</text:p>
              </table:table-cell>
              <table:table-cell office:value-type="float" office:value="813364">
                <text:p>813364</text:p>
              </table:table-cell>
              <table:table-cell office:value-type="float" office:value="7451180">
                <text:p>7451180</text:p>
              </table:table-cell>
              <table:table-cell office:value-type="float" office:value="8133640">
                <text:p>813364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746695">
                <text:p>746695</text:p>
              </table:table-cell>
              <table:table-cell office:value-type="float" office:value="815064">
                <text:p>815064</text:p>
              </table:table-cell>
              <table:table-cell office:value-type="float" office:value="7467021">
                <text:p>7467021</text:p>
              </table:table-cell>
              <table:table-cell office:value-type="float" office:value="8150640">
                <text:p>8150640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748262">
                <text:p>748262</text:p>
              </table:table-cell>
              <table:table-cell office:value-type="float" office:value="816764">
                <text:p>816764</text:p>
              </table:table-cell>
              <table:table-cell office:value-type="float" office:value="7483276">
                <text:p>7483276</text:p>
              </table:table-cell>
              <table:table-cell office:value-type="float" office:value="8167640">
                <text:p>816764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749902">
                <text:p>749902</text:p>
              </table:table-cell>
              <table:table-cell office:value-type="float" office:value="818464">
                <text:p>818464</text:p>
              </table:table-cell>
              <table:table-cell office:value-type="float" office:value="7498915">
                <text:p>7498915</text:p>
              </table:table-cell>
              <table:table-cell office:value-type="float" office:value="8184640">
                <text:p>818464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751493">
                <text:p>751493</text:p>
              </table:table-cell>
              <table:table-cell office:value-type="float" office:value="820164">
                <text:p>820164</text:p>
              </table:table-cell>
              <table:table-cell office:value-type="float" office:value="7514496">
                <text:p>7514496</text:p>
              </table:table-cell>
              <table:table-cell office:value-type="float" office:value="8201640">
                <text:p>8201640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753053">
                <text:p>753053</text:p>
              </table:table-cell>
              <table:table-cell office:value-type="float" office:value="821864">
                <text:p>821864</text:p>
              </table:table-cell>
              <table:table-cell office:value-type="float" office:value="7530497">
                <text:p>7530497</text:p>
              </table:table-cell>
              <table:table-cell office:value-type="float" office:value="8218640">
                <text:p>8218640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754710">
                <text:p>754710</text:p>
              </table:table-cell>
              <table:table-cell office:value-type="float" office:value="823564">
                <text:p>823564</text:p>
              </table:table-cell>
              <table:table-cell office:value-type="float" office:value="7546494">
                <text:p>7546494</text:p>
              </table:table-cell>
              <table:table-cell office:value-type="float" office:value="8235640">
                <text:p>823564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756245">
                <text:p>756245</text:p>
              </table:table-cell>
              <table:table-cell office:value-type="float" office:value="825264">
                <text:p>825264</text:p>
              </table:table-cell>
              <table:table-cell office:value-type="float" office:value="7562448">
                <text:p>7562448</text:p>
              </table:table-cell>
              <table:table-cell office:value-type="float" office:value="8252640">
                <text:p>825264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757824">
                <text:p>757824</text:p>
              </table:table-cell>
              <table:table-cell office:value-type="float" office:value="826964">
                <text:p>826964</text:p>
              </table:table-cell>
              <table:table-cell office:value-type="float" office:value="7578560">
                <text:p>7578560</text:p>
              </table:table-cell>
              <table:table-cell office:value-type="float" office:value="8269640">
                <text:p>8269640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759428">
                <text:p>759428</text:p>
              </table:table-cell>
              <table:table-cell office:value-type="float" office:value="828664">
                <text:p>828664</text:p>
              </table:table-cell>
              <table:table-cell office:value-type="float" office:value="7594488">
                <text:p>7594488</text:p>
              </table:table-cell>
              <table:table-cell office:value-type="float" office:value="8286640">
                <text:p>8286640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761021">
                <text:p>761021</text:p>
              </table:table-cell>
              <table:table-cell office:value-type="float" office:value="830364">
                <text:p>830364</text:p>
              </table:table-cell>
              <table:table-cell office:value-type="float" office:value="7610017">
                <text:p>7610017</text:p>
              </table:table-cell>
              <table:table-cell office:value-type="float" office:value="8303640">
                <text:p>8303640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762605">
                <text:p>762605</text:p>
              </table:table-cell>
              <table:table-cell office:value-type="float" office:value="832064">
                <text:p>832064</text:p>
              </table:table-cell>
              <table:table-cell office:value-type="float" office:value="7625978">
                <text:p>7625978</text:p>
              </table:table-cell>
              <table:table-cell office:value-type="float" office:value="8320640">
                <text:p>8320640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764143">
                <text:p>764143</text:p>
              </table:table-cell>
              <table:table-cell office:value-type="float" office:value="833764">
                <text:p>833764</text:p>
              </table:table-cell>
              <table:table-cell office:value-type="float" office:value="7641655">
                <text:p>7641655</text:p>
              </table:table-cell>
              <table:table-cell office:value-type="float" office:value="8337640">
                <text:p>833764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765820">
                <text:p>765820</text:p>
              </table:table-cell>
              <table:table-cell office:value-type="float" office:value="835464">
                <text:p>835464</text:p>
              </table:table-cell>
              <table:table-cell office:value-type="float" office:value="7657550">
                <text:p>7657550</text:p>
              </table:table-cell>
              <table:table-cell office:value-type="float" office:value="8354640">
                <text:p>8354640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767359">
                <text:p>767359</text:p>
              </table:table-cell>
              <table:table-cell office:value-type="float" office:value="837164">
                <text:p>837164</text:p>
              </table:table-cell>
              <table:table-cell office:value-type="float" office:value="7673617">
                <text:p>7673617</text:p>
              </table:table-cell>
              <table:table-cell office:value-type="float" office:value="8371640">
                <text:p>8371640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768961">
                <text:p>768961</text:p>
              </table:table-cell>
              <table:table-cell office:value-type="float" office:value="838864">
                <text:p>838864</text:p>
              </table:table-cell>
              <table:table-cell office:value-type="float" office:value="7689422">
                <text:p>7689422</text:p>
              </table:table-cell>
              <table:table-cell office:value-type="float" office:value="8388640">
                <text:p>8388640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770525">
                <text:p>770525</text:p>
              </table:table-cell>
              <table:table-cell office:value-type="float" office:value="840564">
                <text:p>840564</text:p>
              </table:table-cell>
              <table:table-cell office:value-type="float" office:value="7705425">
                <text:p>7705425</text:p>
              </table:table-cell>
              <table:table-cell office:value-type="float" office:value="8405640">
                <text:p>8405640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772137">
                <text:p>772137</text:p>
              </table:table-cell>
              <table:table-cell office:value-type="float" office:value="842264">
                <text:p>842264</text:p>
              </table:table-cell>
              <table:table-cell office:value-type="float" office:value="7721175">
                <text:p>7721175</text:p>
              </table:table-cell>
              <table:table-cell office:value-type="float" office:value="8422640">
                <text:p>8422640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773674">
                <text:p>773674</text:p>
              </table:table-cell>
              <table:table-cell office:value-type="float" office:value="843964">
                <text:p>843964</text:p>
              </table:table-cell>
              <table:table-cell office:value-type="float" office:value="7736864">
                <text:p>7736864</text:p>
              </table:table-cell>
              <table:table-cell office:value-type="float" office:value="8439640">
                <text:p>8439640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775306">
                <text:p>775306</text:p>
              </table:table-cell>
              <table:table-cell office:value-type="float" office:value="845664">
                <text:p>845664</text:p>
              </table:table-cell>
              <table:table-cell office:value-type="float" office:value="7752806">
                <text:p>7752806</text:p>
              </table:table-cell>
              <table:table-cell office:value-type="float" office:value="8456640">
                <text:p>845664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776889">
                <text:p>776889</text:p>
              </table:table-cell>
              <table:table-cell office:value-type="float" office:value="847364">
                <text:p>847364</text:p>
              </table:table-cell>
              <table:table-cell office:value-type="float" office:value="7768733">
                <text:p>7768733</text:p>
              </table:table-cell>
              <table:table-cell office:value-type="float" office:value="8473640">
                <text:p>8473640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778466">
                <text:p>778466</text:p>
              </table:table-cell>
              <table:table-cell office:value-type="float" office:value="849064">
                <text:p>849064</text:p>
              </table:table-cell>
              <table:table-cell office:value-type="float" office:value="7784677">
                <text:p>7784677</text:p>
              </table:table-cell>
              <table:table-cell office:value-type="float" office:value="8490640">
                <text:p>8490640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780104">
                <text:p>780104</text:p>
              </table:table-cell>
              <table:table-cell office:value-type="float" office:value="850764">
                <text:p>850764</text:p>
              </table:table-cell>
              <table:table-cell office:value-type="float" office:value="7800423">
                <text:p>7800423</text:p>
              </table:table-cell>
              <table:table-cell office:value-type="float" office:value="8507640">
                <text:p>850764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781695">
                <text:p>781695</text:p>
              </table:table-cell>
              <table:table-cell office:value-type="float" office:value="852464">
                <text:p>852464</text:p>
              </table:table-cell>
              <table:table-cell office:value-type="float" office:value="7816466">
                <text:p>7816466</text:p>
              </table:table-cell>
              <table:table-cell office:value-type="float" office:value="8524640">
                <text:p>8524640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783259">
                <text:p>783259</text:p>
              </table:table-cell>
              <table:table-cell office:value-type="float" office:value="854164">
                <text:p>854164</text:p>
              </table:table-cell>
              <table:table-cell office:value-type="float" office:value="7832193">
                <text:p>7832193</text:p>
              </table:table-cell>
              <table:table-cell office:value-type="float" office:value="8541640">
                <text:p>8541640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784735">
                <text:p>784735</text:p>
              </table:table-cell>
              <table:table-cell office:value-type="float" office:value="855864">
                <text:p>855864</text:p>
              </table:table-cell>
              <table:table-cell office:value-type="float" office:value="7848193">
                <text:p>7848193</text:p>
              </table:table-cell>
              <table:table-cell office:value-type="float" office:value="8558640">
                <text:p>8558640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786413">
                <text:p>786413</text:p>
              </table:table-cell>
              <table:table-cell office:value-type="float" office:value="857564">
                <text:p>857564</text:p>
              </table:table-cell>
              <table:table-cell office:value-type="float" office:value="7864164">
                <text:p>7864164</text:p>
              </table:table-cell>
              <table:table-cell office:value-type="float" office:value="8575640">
                <text:p>857564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788017">
                <text:p>788017</text:p>
              </table:table-cell>
              <table:table-cell office:value-type="float" office:value="859264">
                <text:p>859264</text:p>
              </table:table-cell>
              <table:table-cell office:value-type="float" office:value="7880099">
                <text:p>7880099</text:p>
              </table:table-cell>
              <table:table-cell office:value-type="float" office:value="8592640">
                <text:p>8592640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789541">
                <text:p>789541</text:p>
              </table:table-cell>
              <table:table-cell office:value-type="float" office:value="860964">
                <text:p>860964</text:p>
              </table:table-cell>
              <table:table-cell office:value-type="float" office:value="7895970">
                <text:p>7895970</text:p>
              </table:table-cell>
              <table:table-cell office:value-type="float" office:value="8609640">
                <text:p>8609640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791115">
                <text:p>791115</text:p>
              </table:table-cell>
              <table:table-cell office:value-type="float" office:value="862664">
                <text:p>862664</text:p>
              </table:table-cell>
              <table:table-cell office:value-type="float" office:value="7911817">
                <text:p>7911817</text:p>
              </table:table-cell>
              <table:table-cell office:value-type="float" office:value="8626640">
                <text:p>862664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792739">
                <text:p>792739</text:p>
              </table:table-cell>
              <table:table-cell office:value-type="float" office:value="864364">
                <text:p>864364</text:p>
              </table:table-cell>
              <table:table-cell office:value-type="float" office:value="7927671">
                <text:p>7927671</text:p>
              </table:table-cell>
              <table:table-cell office:value-type="float" office:value="8643640">
                <text:p>8643640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794357">
                <text:p>794357</text:p>
              </table:table-cell>
              <table:table-cell office:value-type="float" office:value="866064">
                <text:p>866064</text:p>
              </table:table-cell>
              <table:table-cell office:value-type="float" office:value="7943613">
                <text:p>7943613</text:p>
              </table:table-cell>
              <table:table-cell office:value-type="float" office:value="8660640">
                <text:p>8660640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795960">
                <text:p>795960</text:p>
              </table:table-cell>
              <table:table-cell office:value-type="float" office:value="867764">
                <text:p>867764</text:p>
              </table:table-cell>
              <table:table-cell office:value-type="float" office:value="7959475">
                <text:p>7959475</text:p>
              </table:table-cell>
              <table:table-cell office:value-type="float" office:value="8677640">
                <text:p>867764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97555">
                <text:p>797555</text:p>
              </table:table-cell>
              <table:table-cell office:value-type="float" office:value="869464">
                <text:p>869464</text:p>
              </table:table-cell>
              <table:table-cell office:value-type="float" office:value="7975594">
                <text:p>7975594</text:p>
              </table:table-cell>
              <table:table-cell office:value-type="float" office:value="8694640">
                <text:p>869464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799131">
                <text:p>799131</text:p>
              </table:table-cell>
              <table:table-cell office:value-type="float" office:value="871164">
                <text:p>871164</text:p>
              </table:table-cell>
              <table:table-cell office:value-type="float" office:value="7991137">
                <text:p>7991137</text:p>
              </table:table-cell>
              <table:table-cell office:value-type="float" office:value="8711640">
                <text:p>871164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800778">
                <text:p>800778</text:p>
              </table:table-cell>
              <table:table-cell office:value-type="float" office:value="872864">
                <text:p>872864</text:p>
              </table:table-cell>
              <table:table-cell office:value-type="float" office:value="8007090">
                <text:p>8007090</text:p>
              </table:table-cell>
              <table:table-cell office:value-type="float" office:value="8728640">
                <text:p>8728640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802324">
                <text:p>802324</text:p>
              </table:table-cell>
              <table:table-cell office:value-type="float" office:value="874564">
                <text:p>874564</text:p>
              </table:table-cell>
              <table:table-cell office:value-type="float" office:value="8023012">
                <text:p>8023012</text:p>
              </table:table-cell>
              <table:table-cell office:value-type="float" office:value="8745640">
                <text:p>8745640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803856">
                <text:p>803856</text:p>
              </table:table-cell>
              <table:table-cell office:value-type="float" office:value="876264">
                <text:p>876264</text:p>
              </table:table-cell>
              <table:table-cell office:value-type="float" office:value="8038870">
                <text:p>8038870</text:p>
              </table:table-cell>
              <table:table-cell office:value-type="float" office:value="8762640">
                <text:p>876264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805535">
                <text:p>805535</text:p>
              </table:table-cell>
              <table:table-cell office:value-type="float" office:value="877964">
                <text:p>877964</text:p>
              </table:table-cell>
              <table:table-cell office:value-type="float" office:value="8054827">
                <text:p>8054827</text:p>
              </table:table-cell>
              <table:table-cell office:value-type="float" office:value="8779640">
                <text:p>877964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807067">
                <text:p>807067</text:p>
              </table:table-cell>
              <table:table-cell office:value-type="float" office:value="879664">
                <text:p>879664</text:p>
              </table:table-cell>
              <table:table-cell office:value-type="float" office:value="8070469">
                <text:p>8070469</text:p>
              </table:table-cell>
              <table:table-cell office:value-type="float" office:value="8796640">
                <text:p>8796640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808605">
                <text:p>808605</text:p>
              </table:table-cell>
              <table:table-cell office:value-type="float" office:value="881364">
                <text:p>881364</text:p>
              </table:table-cell>
              <table:table-cell office:value-type="float" office:value="8086566">
                <text:p>8086566</text:p>
              </table:table-cell>
              <table:table-cell office:value-type="float" office:value="8813640">
                <text:p>881364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810277">
                <text:p>810277</text:p>
              </table:table-cell>
              <table:table-cell office:value-type="float" office:value="883064">
                <text:p>883064</text:p>
              </table:table-cell>
              <table:table-cell office:value-type="float" office:value="8102400">
                <text:p>8102400</text:p>
              </table:table-cell>
              <table:table-cell office:value-type="float" office:value="8830640">
                <text:p>8830640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811860">
                <text:p>811860</text:p>
              </table:table-cell>
              <table:table-cell office:value-type="float" office:value="884764">
                <text:p>884764</text:p>
              </table:table-cell>
              <table:table-cell office:value-type="float" office:value="8117964">
                <text:p>8117964</text:p>
              </table:table-cell>
              <table:table-cell office:value-type="float" office:value="8847640">
                <text:p>884764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813493">
                <text:p>813493</text:p>
              </table:table-cell>
              <table:table-cell office:value-type="float" office:value="886464">
                <text:p>886464</text:p>
              </table:table-cell>
              <table:table-cell office:value-type="float" office:value="8134187">
                <text:p>8134187</text:p>
              </table:table-cell>
              <table:table-cell office:value-type="float" office:value="8864640">
                <text:p>8864640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815094">
                <text:p>815094</text:p>
              </table:table-cell>
              <table:table-cell office:value-type="float" office:value="888164">
                <text:p>888164</text:p>
              </table:table-cell>
              <table:table-cell office:value-type="float" office:value="8150117">
                <text:p>8150117</text:p>
              </table:table-cell>
              <table:table-cell office:value-type="float" office:value="8881640">
                <text:p>8881640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816574">
                <text:p>816574</text:p>
              </table:table-cell>
              <table:table-cell office:value-type="float" office:value="889864">
                <text:p>889864</text:p>
              </table:table-cell>
              <table:table-cell office:value-type="float" office:value="8165822">
                <text:p>8165822</text:p>
              </table:table-cell>
              <table:table-cell office:value-type="float" office:value="8898640">
                <text:p>889864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818195">
                <text:p>818195</text:p>
              </table:table-cell>
              <table:table-cell office:value-type="float" office:value="891564">
                <text:p>891564</text:p>
              </table:table-cell>
              <table:table-cell office:value-type="float" office:value="8181940">
                <text:p>8181940</text:p>
              </table:table-cell>
              <table:table-cell office:value-type="float" office:value="8915640">
                <text:p>8915640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819716">
                <text:p>819716</text:p>
              </table:table-cell>
              <table:table-cell office:value-type="float" office:value="893264">
                <text:p>893264</text:p>
              </table:table-cell>
              <table:table-cell office:value-type="float" office:value="8197742">
                <text:p>8197742</text:p>
              </table:table-cell>
              <table:table-cell office:value-type="float" office:value="8932640">
                <text:p>893264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821330">
                <text:p>821330</text:p>
              </table:table-cell>
              <table:table-cell office:value-type="float" office:value="894964">
                <text:p>894964</text:p>
              </table:table-cell>
              <table:table-cell office:value-type="float" office:value="8213771">
                <text:p>8213771</text:p>
              </table:table-cell>
              <table:table-cell office:value-type="float" office:value="8949640">
                <text:p>894964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822987">
                <text:p>822987</text:p>
              </table:table-cell>
              <table:table-cell office:value-type="float" office:value="896664">
                <text:p>896664</text:p>
              </table:table-cell>
              <table:table-cell office:value-type="float" office:value="8229301">
                <text:p>8229301</text:p>
              </table:table-cell>
              <table:table-cell office:value-type="float" office:value="8966640">
                <text:p>8966640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824436">
                <text:p>824436</text:p>
              </table:table-cell>
              <table:table-cell office:value-type="float" office:value="898364">
                <text:p>898364</text:p>
              </table:table-cell>
              <table:table-cell office:value-type="float" office:value="8245477">
                <text:p>8245477</text:p>
              </table:table-cell>
              <table:table-cell office:value-type="float" office:value="8983640">
                <text:p>8983640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826160">
                <text:p>826160</text:p>
              </table:table-cell>
              <table:table-cell office:value-type="float" office:value="900064">
                <text:p>900064</text:p>
              </table:table-cell>
              <table:table-cell office:value-type="float" office:value="8261415">
                <text:p>8261415</text:p>
              </table:table-cell>
              <table:table-cell office:value-type="float" office:value="9000640">
                <text:p>9000640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827852">
                <text:p>827852</text:p>
              </table:table-cell>
              <table:table-cell office:value-type="float" office:value="901764">
                <text:p>901764</text:p>
              </table:table-cell>
              <table:table-cell office:value-type="float" office:value="8277147">
                <text:p>8277147</text:p>
              </table:table-cell>
              <table:table-cell office:value-type="float" office:value="9017640">
                <text:p>901764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829423">
                <text:p>829423</text:p>
              </table:table-cell>
              <table:table-cell office:value-type="float" office:value="903464">
                <text:p>903464</text:p>
              </table:table-cell>
              <table:table-cell office:value-type="float" office:value="8293042">
                <text:p>8293042</text:p>
              </table:table-cell>
              <table:table-cell office:value-type="float" office:value="9034640">
                <text:p>903464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830859">
                <text:p>830859</text:p>
              </table:table-cell>
              <table:table-cell office:value-type="float" office:value="905164">
                <text:p>905164</text:p>
              </table:table-cell>
              <table:table-cell office:value-type="float" office:value="8309018">
                <text:p>8309018</text:p>
              </table:table-cell>
              <table:table-cell office:value-type="float" office:value="9051640">
                <text:p>9051640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832504">
                <text:p>832504</text:p>
              </table:table-cell>
              <table:table-cell office:value-type="float" office:value="906864">
                <text:p>906864</text:p>
              </table:table-cell>
              <table:table-cell office:value-type="float" office:value="8324900">
                <text:p>8324900</text:p>
              </table:table-cell>
              <table:table-cell office:value-type="float" office:value="9068640">
                <text:p>9068640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834090">
                <text:p>834090</text:p>
              </table:table-cell>
              <table:table-cell office:value-type="float" office:value="908564">
                <text:p>908564</text:p>
              </table:table-cell>
              <table:table-cell office:value-type="float" office:value="8341052">
                <text:p>8341052</text:p>
              </table:table-cell>
              <table:table-cell office:value-type="float" office:value="9085640">
                <text:p>9085640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835699">
                <text:p>835699</text:p>
              </table:table-cell>
              <table:table-cell office:value-type="float" office:value="910264">
                <text:p>910264</text:p>
              </table:table-cell>
              <table:table-cell office:value-type="float" office:value="8356901">
                <text:p>8356901</text:p>
              </table:table-cell>
              <table:table-cell office:value-type="float" office:value="9102640">
                <text:p>9102640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837274">
                <text:p>837274</text:p>
              </table:table-cell>
              <table:table-cell office:value-type="float" office:value="911964">
                <text:p>911964</text:p>
              </table:table-cell>
              <table:table-cell office:value-type="float" office:value="8372789">
                <text:p>8372789</text:p>
              </table:table-cell>
              <table:table-cell office:value-type="float" office:value="9119640">
                <text:p>9119640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838929">
                <text:p>838929</text:p>
              </table:table-cell>
              <table:table-cell office:value-type="float" office:value="913664">
                <text:p>913664</text:p>
              </table:table-cell>
              <table:table-cell office:value-type="float" office:value="8388828">
                <text:p>8388828</text:p>
              </table:table-cell>
              <table:table-cell office:value-type="float" office:value="9136640">
                <text:p>9136640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840489">
                <text:p>840489</text:p>
              </table:table-cell>
              <table:table-cell office:value-type="float" office:value="915364">
                <text:p>915364</text:p>
              </table:table-cell>
              <table:table-cell office:value-type="float" office:value="8404635">
                <text:p>8404635</text:p>
              </table:table-cell>
              <table:table-cell office:value-type="float" office:value="9153640">
                <text:p>9153640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842047">
                <text:p>842047</text:p>
              </table:table-cell>
              <table:table-cell office:value-type="float" office:value="917064">
                <text:p>917064</text:p>
              </table:table-cell>
              <table:table-cell office:value-type="float" office:value="8420542">
                <text:p>8420542</text:p>
              </table:table-cell>
              <table:table-cell office:value-type="float" office:value="9170640">
                <text:p>9170640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843764">
                <text:p>843764</text:p>
              </table:table-cell>
              <table:table-cell office:value-type="float" office:value="918764">
                <text:p>918764</text:p>
              </table:table-cell>
              <table:table-cell office:value-type="float" office:value="8436537">
                <text:p>8436537</text:p>
              </table:table-cell>
              <table:table-cell office:value-type="float" office:value="9187640">
                <text:p>918764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845218">
                <text:p>845218</text:p>
              </table:table-cell>
              <table:table-cell office:value-type="float" office:value="920464">
                <text:p>920464</text:p>
              </table:table-cell>
              <table:table-cell office:value-type="float" office:value="8452449">
                <text:p>8452449</text:p>
              </table:table-cell>
              <table:table-cell office:value-type="float" office:value="9204640">
                <text:p>9204640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846951">
                <text:p>846951</text:p>
              </table:table-cell>
              <table:table-cell office:value-type="float" office:value="922164">
                <text:p>922164</text:p>
              </table:table-cell>
              <table:table-cell office:value-type="float" office:value="8469089">
                <text:p>8469089</text:p>
              </table:table-cell>
              <table:table-cell office:value-type="float" office:value="9221640">
                <text:p>922164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848459">
                <text:p>848459</text:p>
              </table:table-cell>
              <table:table-cell office:value-type="float" office:value="923864">
                <text:p>923864</text:p>
              </table:table-cell>
              <table:table-cell office:value-type="float" office:value="8484520">
                <text:p>8484520</text:p>
              </table:table-cell>
              <table:table-cell office:value-type="float" office:value="9238640">
                <text:p>9238640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849959">
                <text:p>849959</text:p>
              </table:table-cell>
              <table:table-cell office:value-type="float" office:value="925564">
                <text:p>925564</text:p>
              </table:table-cell>
              <table:table-cell office:value-type="float" office:value="8500411">
                <text:p>8500411</text:p>
              </table:table-cell>
              <table:table-cell office:value-type="float" office:value="9255640">
                <text:p>9255640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851647">
                <text:p>851647</text:p>
              </table:table-cell>
              <table:table-cell office:value-type="float" office:value="927264">
                <text:p>927264</text:p>
              </table:table-cell>
              <table:table-cell office:value-type="float" office:value="8516670">
                <text:p>8516670</text:p>
              </table:table-cell>
              <table:table-cell office:value-type="float" office:value="9272640">
                <text:p>9272640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853236">
                <text:p>853236</text:p>
              </table:table-cell>
              <table:table-cell office:value-type="float" office:value="928964">
                <text:p>928964</text:p>
              </table:table-cell>
              <table:table-cell office:value-type="float" office:value="8532296">
                <text:p>8532296</text:p>
              </table:table-cell>
              <table:table-cell office:value-type="float" office:value="9289640">
                <text:p>9289640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854785">
                <text:p>854785</text:p>
              </table:table-cell>
              <table:table-cell office:value-type="float" office:value="930664">
                <text:p>930664</text:p>
              </table:table-cell>
              <table:table-cell office:value-type="float" office:value="8548356">
                <text:p>8548356</text:p>
              </table:table-cell>
              <table:table-cell office:value-type="float" office:value="9306640">
                <text:p>9306640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856450">
                <text:p>856450</text:p>
              </table:table-cell>
              <table:table-cell office:value-type="float" office:value="932364">
                <text:p>932364</text:p>
              </table:table-cell>
              <table:table-cell office:value-type="float" office:value="8564201">
                <text:p>8564201</text:p>
              </table:table-cell>
              <table:table-cell office:value-type="float" office:value="9323640">
                <text:p>9323640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858110">
                <text:p>858110</text:p>
              </table:table-cell>
              <table:table-cell office:value-type="float" office:value="934064">
                <text:p>934064</text:p>
              </table:table-cell>
              <table:table-cell office:value-type="float" office:value="8580300">
                <text:p>8580300</text:p>
              </table:table-cell>
              <table:table-cell office:value-type="float" office:value="9340640">
                <text:p>9340640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859687">
                <text:p>859687</text:p>
              </table:table-cell>
              <table:table-cell office:value-type="float" office:value="935764">
                <text:p>935764</text:p>
              </table:table-cell>
              <table:table-cell office:value-type="float" office:value="8596206">
                <text:p>8596206</text:p>
              </table:table-cell>
              <table:table-cell office:value-type="float" office:value="9357640">
                <text:p>935764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861194">
                <text:p>861194</text:p>
              </table:table-cell>
              <table:table-cell office:value-type="float" office:value="937464">
                <text:p>937464</text:p>
              </table:table-cell>
              <table:table-cell office:value-type="float" office:value="8611923">
                <text:p>8611923</text:p>
              </table:table-cell>
              <table:table-cell office:value-type="float" office:value="9374640">
                <text:p>9374640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862765">
                <text:p>862765</text:p>
              </table:table-cell>
              <table:table-cell office:value-type="float" office:value="939164">
                <text:p>939164</text:p>
              </table:table-cell>
              <table:table-cell office:value-type="float" office:value="8628375">
                <text:p>8628375</text:p>
              </table:table-cell>
              <table:table-cell office:value-type="float" office:value="9391640">
                <text:p>939164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864431">
                <text:p>864431</text:p>
              </table:table-cell>
              <table:table-cell office:value-type="float" office:value="940864">
                <text:p>940864</text:p>
              </table:table-cell>
              <table:table-cell office:value-type="float" office:value="8644312">
                <text:p>8644312</text:p>
              </table:table-cell>
              <table:table-cell office:value-type="float" office:value="9408640">
                <text:p>9408640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865924">
                <text:p>865924</text:p>
              </table:table-cell>
              <table:table-cell office:value-type="float" office:value="942564">
                <text:p>942564</text:p>
              </table:table-cell>
              <table:table-cell office:value-type="float" office:value="8659885">
                <text:p>8659885</text:p>
              </table:table-cell>
              <table:table-cell office:value-type="float" office:value="9425640">
                <text:p>9425640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867631">
                <text:p>867631</text:p>
              </table:table-cell>
              <table:table-cell office:value-type="float" office:value="944264">
                <text:p>944264</text:p>
              </table:table-cell>
              <table:table-cell office:value-type="float" office:value="8676321">
                <text:p>8676321</text:p>
              </table:table-cell>
              <table:table-cell office:value-type="float" office:value="9442640">
                <text:p>944264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869128">
                <text:p>869128</text:p>
              </table:table-cell>
              <table:table-cell office:value-type="float" office:value="945964">
                <text:p>945964</text:p>
              </table:table-cell>
              <table:table-cell office:value-type="float" office:value="8692077">
                <text:p>8692077</text:p>
              </table:table-cell>
              <table:table-cell office:value-type="float" office:value="9459640">
                <text:p>945964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870844">
                <text:p>870844</text:p>
              </table:table-cell>
              <table:table-cell office:value-type="float" office:value="947664">
                <text:p>947664</text:p>
              </table:table-cell>
              <table:table-cell office:value-type="float" office:value="8708200">
                <text:p>8708200</text:p>
              </table:table-cell>
              <table:table-cell office:value-type="float" office:value="9476640">
                <text:p>9476640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872381">
                <text:p>872381</text:p>
              </table:table-cell>
              <table:table-cell office:value-type="float" office:value="949364">
                <text:p>949364</text:p>
              </table:table-cell>
              <table:table-cell office:value-type="float" office:value="8724132">
                <text:p>8724132</text:p>
              </table:table-cell>
              <table:table-cell office:value-type="float" office:value="9493640">
                <text:p>9493640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873918">
                <text:p>873918</text:p>
              </table:table-cell>
              <table:table-cell office:value-type="float" office:value="951064">
                <text:p>951064</text:p>
              </table:table-cell>
              <table:table-cell office:value-type="float" office:value="8740120">
                <text:p>8740120</text:p>
              </table:table-cell>
              <table:table-cell office:value-type="float" office:value="9510640">
                <text:p>9510640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875670">
                <text:p>875670</text:p>
              </table:table-cell>
              <table:table-cell office:value-type="float" office:value="952764">
                <text:p>952764</text:p>
              </table:table-cell>
              <table:table-cell office:value-type="float" office:value="8756071">
                <text:p>8756071</text:p>
              </table:table-cell>
              <table:table-cell office:value-type="float" office:value="9527640">
                <text:p>952764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77255">
                <text:p>877255</text:p>
              </table:table-cell>
              <table:table-cell office:value-type="float" office:value="954464">
                <text:p>954464</text:p>
              </table:table-cell>
              <table:table-cell office:value-type="float" office:value="8771956">
                <text:p>8771956</text:p>
              </table:table-cell>
              <table:table-cell office:value-type="float" office:value="9544640">
                <text:p>9544640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878833">
                <text:p>878833</text:p>
              </table:table-cell>
              <table:table-cell office:value-type="float" office:value="956164">
                <text:p>956164</text:p>
              </table:table-cell>
              <table:table-cell office:value-type="float" office:value="8787573">
                <text:p>8787573</text:p>
              </table:table-cell>
              <table:table-cell office:value-type="float" office:value="9561640">
                <text:p>9561640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880419">
                <text:p>880419</text:p>
              </table:table-cell>
              <table:table-cell office:value-type="float" office:value="957864">
                <text:p>957864</text:p>
              </table:table-cell>
              <table:table-cell office:value-type="float" office:value="8804007">
                <text:p>8804007</text:p>
              </table:table-cell>
              <table:table-cell office:value-type="float" office:value="9578640">
                <text:p>957864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882011">
                <text:p>882011</text:p>
              </table:table-cell>
              <table:table-cell office:value-type="float" office:value="959564">
                <text:p>959564</text:p>
              </table:table-cell>
              <table:table-cell office:value-type="float" office:value="8819920">
                <text:p>8819920</text:p>
              </table:table-cell>
              <table:table-cell office:value-type="float" office:value="9595640">
                <text:p>9595640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883612">
                <text:p>883612</text:p>
              </table:table-cell>
              <table:table-cell office:value-type="float" office:value="961264">
                <text:p>961264</text:p>
              </table:table-cell>
              <table:table-cell office:value-type="float" office:value="8835916">
                <text:p>8835916</text:p>
              </table:table-cell>
              <table:table-cell office:value-type="float" office:value="9612640">
                <text:p>9612640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885206">
                <text:p>885206</text:p>
              </table:table-cell>
              <table:table-cell office:value-type="float" office:value="962964">
                <text:p>962964</text:p>
              </table:table-cell>
              <table:table-cell office:value-type="float" office:value="8851714">
                <text:p>8851714</text:p>
              </table:table-cell>
              <table:table-cell office:value-type="float" office:value="9629640">
                <text:p>962964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886869">
                <text:p>886869</text:p>
              </table:table-cell>
              <table:table-cell office:value-type="float" office:value="964664">
                <text:p>964664</text:p>
              </table:table-cell>
              <table:table-cell office:value-type="float" office:value="8867853">
                <text:p>8867853</text:p>
              </table:table-cell>
              <table:table-cell office:value-type="float" office:value="9646640">
                <text:p>9646640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888330">
                <text:p>888330</text:p>
              </table:table-cell>
              <table:table-cell office:value-type="float" office:value="966364">
                <text:p>966364</text:p>
              </table:table-cell>
              <table:table-cell office:value-type="float" office:value="8883942">
                <text:p>8883942</text:p>
              </table:table-cell>
              <table:table-cell office:value-type="float" office:value="9663640">
                <text:p>966364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889915">
                <text:p>889915</text:p>
              </table:table-cell>
              <table:table-cell office:value-type="float" office:value="968064">
                <text:p>968064</text:p>
              </table:table-cell>
              <table:table-cell office:value-type="float" office:value="8899682">
                <text:p>8899682</text:p>
              </table:table-cell>
              <table:table-cell office:value-type="float" office:value="9680640">
                <text:p>9680640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891583">
                <text:p>891583</text:p>
              </table:table-cell>
              <table:table-cell office:value-type="float" office:value="969764">
                <text:p>969764</text:p>
              </table:table-cell>
              <table:table-cell office:value-type="float" office:value="8915642">
                <text:p>8915642</text:p>
              </table:table-cell>
              <table:table-cell office:value-type="float" office:value="9697640">
                <text:p>969764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893139">
                <text:p>893139</text:p>
              </table:table-cell>
              <table:table-cell office:value-type="float" office:value="971464">
                <text:p>971464</text:p>
              </table:table-cell>
              <table:table-cell office:value-type="float" office:value="8931540">
                <text:p>8931540</text:p>
              </table:table-cell>
              <table:table-cell office:value-type="float" office:value="9714640">
                <text:p>9714640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894716">
                <text:p>894716</text:p>
              </table:table-cell>
              <table:table-cell office:value-type="float" office:value="973164">
                <text:p>973164</text:p>
              </table:table-cell>
              <table:table-cell office:value-type="float" office:value="8947888">
                <text:p>8947888</text:p>
              </table:table-cell>
              <table:table-cell office:value-type="float" office:value="9731640">
                <text:p>9731640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896409">
                <text:p>896409</text:p>
              </table:table-cell>
              <table:table-cell office:value-type="float" office:value="974864">
                <text:p>974864</text:p>
              </table:table-cell>
              <table:table-cell office:value-type="float" office:value="8963474">
                <text:p>8963474</text:p>
              </table:table-cell>
              <table:table-cell office:value-type="float" office:value="9748640">
                <text:p>974864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897926">
                <text:p>897926</text:p>
              </table:table-cell>
              <table:table-cell office:value-type="float" office:value="976564">
                <text:p>976564</text:p>
              </table:table-cell>
              <table:table-cell office:value-type="float" office:value="8979424">
                <text:p>8979424</text:p>
              </table:table-cell>
              <table:table-cell office:value-type="float" office:value="9765640">
                <text:p>9765640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899544">
                <text:p>899544</text:p>
              </table:table-cell>
              <table:table-cell office:value-type="float" office:value="978264">
                <text:p>978264</text:p>
              </table:table-cell>
              <table:table-cell office:value-type="float" office:value="8995670">
                <text:p>8995670</text:p>
              </table:table-cell>
              <table:table-cell office:value-type="float" office:value="9782640">
                <text:p>9782640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901136">
                <text:p>901136</text:p>
              </table:table-cell>
              <table:table-cell office:value-type="float" office:value="979964">
                <text:p>979964</text:p>
              </table:table-cell>
              <table:table-cell office:value-type="float" office:value="9011531">
                <text:p>9011531</text:p>
              </table:table-cell>
              <table:table-cell office:value-type="float" office:value="9799640">
                <text:p>9799640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902760">
                <text:p>902760</text:p>
              </table:table-cell>
              <table:table-cell office:value-type="float" office:value="981664">
                <text:p>981664</text:p>
              </table:table-cell>
              <table:table-cell office:value-type="float" office:value="9027366">
                <text:p>9027366</text:p>
              </table:table-cell>
              <table:table-cell office:value-type="float" office:value="9816640">
                <text:p>981664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904297">
                <text:p>904297</text:p>
              </table:table-cell>
              <table:table-cell office:value-type="float" office:value="983364">
                <text:p>983364</text:p>
              </table:table-cell>
              <table:table-cell office:value-type="float" office:value="9043508">
                <text:p>9043508</text:p>
              </table:table-cell>
              <table:table-cell office:value-type="float" office:value="9833640">
                <text:p>9833640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906024">
                <text:p>906024</text:p>
              </table:table-cell>
              <table:table-cell office:value-type="float" office:value="985064">
                <text:p>985064</text:p>
              </table:table-cell>
              <table:table-cell office:value-type="float" office:value="9059467">
                <text:p>9059467</text:p>
              </table:table-cell>
              <table:table-cell office:value-type="float" office:value="9850640">
                <text:p>985064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907539">
                <text:p>907539</text:p>
              </table:table-cell>
              <table:table-cell office:value-type="float" office:value="986764">
                <text:p>986764</text:p>
              </table:table-cell>
              <table:table-cell office:value-type="float" office:value="9075543">
                <text:p>9075543</text:p>
              </table:table-cell>
              <table:table-cell office:value-type="float" office:value="9867640">
                <text:p>986764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909082">
                <text:p>909082</text:p>
              </table:table-cell>
              <table:table-cell office:value-type="float" office:value="988464">
                <text:p>988464</text:p>
              </table:table-cell>
              <table:table-cell office:value-type="float" office:value="9091406">
                <text:p>9091406</text:p>
              </table:table-cell>
              <table:table-cell office:value-type="float" office:value="9884640">
                <text:p>9884640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910750">
                <text:p>910750</text:p>
              </table:table-cell>
              <table:table-cell office:value-type="float" office:value="990164">
                <text:p>990164</text:p>
              </table:table-cell>
              <table:table-cell office:value-type="float" office:value="9107498">
                <text:p>9107498</text:p>
              </table:table-cell>
              <table:table-cell office:value-type="float" office:value="9901640">
                <text:p>9901640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912324">
                <text:p>912324</text:p>
              </table:table-cell>
              <table:table-cell office:value-type="float" office:value="991864">
                <text:p>991864</text:p>
              </table:table-cell>
              <table:table-cell office:value-type="float" office:value="9123448">
                <text:p>9123448</text:p>
              </table:table-cell>
              <table:table-cell office:value-type="float" office:value="9918640">
                <text:p>9918640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913924">
                <text:p>913924</text:p>
              </table:table-cell>
              <table:table-cell office:value-type="float" office:value="993564">
                <text:p>993564</text:p>
              </table:table-cell>
              <table:table-cell office:value-type="float" office:value="9139442">
                <text:p>9139442</text:p>
              </table:table-cell>
              <table:table-cell office:value-type="float" office:value="9935640">
                <text:p>9935640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915495">
                <text:p>915495</text:p>
              </table:table-cell>
              <table:table-cell office:value-type="float" office:value="995264">
                <text:p>995264</text:p>
              </table:table-cell>
              <table:table-cell office:value-type="float" office:value="9155400">
                <text:p>9155400</text:p>
              </table:table-cell>
              <table:table-cell office:value-type="float" office:value="9952640">
                <text:p>9952640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917124">
                <text:p>917124</text:p>
              </table:table-cell>
              <table:table-cell office:value-type="float" office:value="996964">
                <text:p>996964</text:p>
              </table:table-cell>
              <table:table-cell office:value-type="float" office:value="9171407">
                <text:p>9171407</text:p>
              </table:table-cell>
              <table:table-cell office:value-type="float" office:value="9969640">
                <text:p>9969640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918843">
                <text:p>918843</text:p>
              </table:table-cell>
              <table:table-cell office:value-type="float" office:value="998664">
                <text:p>998664</text:p>
              </table:table-cell>
              <table:table-cell office:value-type="float" office:value="9187241">
                <text:p>9187241</text:p>
              </table:table-cell>
              <table:table-cell office:value-type="float" office:value="9986640">
                <text:p>9986640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920301">
                <text:p>920301</text:p>
              </table:table-cell>
              <table:table-cell office:value-type="float" office:value="1000364">
                <text:p>1000364</text:p>
              </table:table-cell>
              <table:table-cell office:value-type="float" office:value="9203400">
                <text:p>9203400</text:p>
              </table:table-cell>
              <table:table-cell office:value-type="float" office:value="10003640">
                <text:p>10003640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921950">
                <text:p>921950</text:p>
              </table:table-cell>
              <table:table-cell office:value-type="float" office:value="1002064">
                <text:p>1002064</text:p>
              </table:table-cell>
              <table:table-cell office:value-type="float" office:value="9219523">
                <text:p>9219523</text:p>
              </table:table-cell>
              <table:table-cell office:value-type="float" office:value="10020640">
                <text:p>10020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